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15cm"/>
    </style:style>
    <style:style style:name="co3" style:family="table-column">
      <style:table-column-properties fo:break-before="auto" style:column-width="4.494cm"/>
    </style:style>
    <style:style style:name="co4" style:family="table-column">
      <style:table-column-properties fo:break-before="auto" style:column-width="3.4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>
            <text:p>Gajovski</text:p>
          </table:table-cell>
          <table:table-cell office:value-type="string">
            <text:p>Maxime</text:p>
          </table:table-cell>
          <table:table-cell office:value-type="string">
            <text:p>Male</text:p>
          </table:table-cell>
          <table:table-cell table:style-name="ce1" office:value-type="string">
            <text:p>28/04/1976</text:p>
          </table:table-cell>
          <table:table-cell table:formula="of:=&quot;hyperplanningm1dapm@gmail.com&quot;" office:value-type="string" office:string-value="hyperplanningm1dapm@gmail.com">
            <text:p>hyperplanningm1dapm@gmail.com</text:p>
          </table:table-cell>
          <table:table-cell office:value-type="string">
            <text:p>6NKD5zzjMQVu</text:p>
          </table:table-cell>
          <table:table-cell/>
        </table:table-row>
        <table:table-row table:style-name="ro2">
          <table:table-cell office:value-type="string">
            <text:p>Jeremy</text:p>
          </table:table-cell>
          <table:table-cell office:value-type="string">
            <text:p>Mallofre</text:p>
          </table:table-cell>
          <table:table-cell office:value-type="string">
            <text:p>Male</text:p>
          </table:table-cell>
          <table:table-cell table:style-name="ce1" office:value-type="string">
            <text:p>14/04/2006</text:p>
          </table:table-cell>
          <table:table-cell table:formula="of:=[.A2]&amp;&quot;.&quot;&amp;[.B2]&amp;&quot;@gmail.com&quot;" office:value-type="string" office:string-value="Jeremy.Mallofre@gmail.com">
            <text:p>Jeremy.Mallofre@gmail.com</text:p>
          </table:table-cell>
          <table:table-cell office:value-type="string">
            <text:p>KunyZ6RAcaM8</text:p>
          </table:table-cell>
          <table:table-cell/>
        </table:table-row>
        <table:table-row table:style-name="ro1">
          <table:table-cell office:value-type="string">
            <text:p>Jacob</text:p>
          </table:table-cell>
          <table:table-cell office:value-type="string">
            <text:p>Morgan</text:p>
          </table:table-cell>
          <table:table-cell office:value-type="string">
            <text:p>Male</text:p>
          </table:table-cell>
          <table:table-cell table:style-name="ce1" office:value-type="string">
            <text:p>22/12/1978</text:p>
          </table:table-cell>
          <table:table-cell table:formula="of:=[.A3]&amp;&quot;.&quot;&amp;[.B3]&amp;&quot;@gmail.com&quot;" office:value-type="string" office:string-value="Jacob.Morgan@gmail.com">
            <text:p>Jacob.Morgan@gmail.com</text:p>
          </table:table-cell>
          <table:table-cell office:value-type="string">
            <text:p>GvMu7wMEj53J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table:style-name="ce1" office:value-type="string">
            <text:p>29/07/1981</text:p>
          </table:table-cell>
          <table:table-cell table:formula="of:=[.A4]&amp;&quot;.&quot;&amp;[.B4]&amp;&quot;@gmail.com&quot;" office:value-type="string" office:string-value="Blake.Grant@gmail.com">
            <text:p>Blake.Grant@gmail.com</text:p>
          </table:table-cell>
          <table:table-cell office:value-type="string">
            <text:p>Amte8u9FF3YL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string">
            <text:p>Clark</text:p>
          </table:table-cell>
          <table:table-cell office:value-type="string">
            <text:p>Male</text:p>
          </table:table-cell>
          <table:table-cell table:style-name="ce1" office:value-type="string">
            <text:p>24/10/1997</text:p>
          </table:table-cell>
          <table:table-cell table:formula="of:=[.A5]&amp;&quot;.&quot;&amp;[.B5]&amp;&quot;@gmail.com&quot;" office:value-type="string" office:string-value="John.Clark@gmail.com">
            <text:p>John.Clark@gmail.com</text:p>
          </table:table-cell>
          <table:table-cell office:value-type="string">
            <text:p>YVm5f6qcLNYK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Dickens</text:p>
          </table:table-cell>
          <table:table-cell office:value-type="string">
            <text:p>Male</text:p>
          </table:table-cell>
          <table:table-cell table:style-name="ce1" office:value-type="string">
            <text:p>20/11/1996</text:p>
          </table:table-cell>
          <table:table-cell table:formula="of:=[.A6]&amp;&quot;.&quot;&amp;[.B6]&amp;&quot;@gmail.com&quot;" office:value-type="string" office:string-value="Isaac.Dickens@gmail.com">
            <text:p>Isaac.Dickens@gmail.com</text:p>
          </table:table-cell>
          <table:table-cell office:value-type="string">
            <text:p>M785eC5ARzPr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May</text:p>
          </table:table-cell>
          <table:table-cell office:value-type="string">
            <text:p>Male</text:p>
          </table:table-cell>
          <table:table-cell table:style-name="ce1" office:value-type="string">
            <text:p>15/06/1980</text:p>
          </table:table-cell>
          <table:table-cell table:formula="of:=[.A7]&amp;&quot;.&quot;&amp;[.B7]&amp;&quot;@gmail.com&quot;" office:value-type="string" office:string-value="Richard.May@gmail.com">
            <text:p>Richard.May@gmail.com</text:p>
          </table:table-cell>
          <table:table-cell office:value-type="string">
            <text:p>GUmerRGJwU4M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Buckland</text:p>
          </table:table-cell>
          <table:table-cell office:value-type="string">
            <text:p>Male</text:p>
          </table:table-cell>
          <table:table-cell table:style-name="ce1" office:value-type="string">
            <text:p>10/07/1977</text:p>
          </table:table-cell>
          <table:table-cell table:formula="of:=[.A8]&amp;&quot;.&quot;&amp;[.B8]&amp;&quot;@gmail.com&quot;" office:value-type="string" office:string-value="James.Buckland@gmail.com">
            <text:p>James.Buckland@gmail.com</text:p>
          </table:table-cell>
          <table:table-cell office:value-type="string">
            <text:p>42yeJRYrNkGv</text:p>
          </table:table-cell>
          <table:table-cell/>
        </table:table-row>
        <table:table-row table:style-name="ro1">
          <table:table-cell office:value-type="string">
            <text:p>Christian</text:p>
          </table:table-cell>
          <table:table-cell office:value-type="string">
            <text:p>Fraser</text:p>
          </table:table-cell>
          <table:table-cell office:value-type="string">
            <text:p>Male</text:p>
          </table:table-cell>
          <table:table-cell table:style-name="ce1" office:value-type="string">
            <text:p>22/11/1996</text:p>
          </table:table-cell>
          <table:table-cell table:formula="of:=[.A9]&amp;&quot;.&quot;&amp;[.B9]&amp;&quot;@gmail.com&quot;" office:value-type="string" office:string-value="Christian.Fraser@gmail.com">
            <text:p>Christian.Fraser@gmail.com</text:p>
          </table:table-cell>
          <table:table-cell office:value-type="string">
            <text:p>rTVvQ43ZJaca</text:p>
          </table:table-cell>
          <table:table-cell/>
        </table:table-row>
        <table:table-row table:style-name="ro1">
          <table:table-cell office:value-type="string">
            <text:p>Keith</text:p>
          </table:table-cell>
          <table:table-cell office:value-type="string">
            <text:p>Marshall</text:p>
          </table:table-cell>
          <table:table-cell office:value-type="string">
            <text:p>Male</text:p>
          </table:table-cell>
          <table:table-cell table:style-name="ce1" office:value-type="string">
            <text:p>26/09/2009</text:p>
          </table:table-cell>
          <table:table-cell table:formula="of:=[.A10]&amp;&quot;.&quot;&amp;[.B10]&amp;&quot;@gmail.com&quot;" office:value-type="string" office:string-value="Keith.Marshall@gmail.com">
            <text:p>Keith.Marshall@gmail.com</text:p>
          </table:table-cell>
          <table:table-cell office:value-type="string">
            <text:p>nPNE2uWgXJHs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Baker</text:p>
          </table:table-cell>
          <table:table-cell office:value-type="string">
            <text:p>Male</text:p>
          </table:table-cell>
          <table:table-cell table:style-name="ce1" office:value-type="string">
            <text:p>11/09/1977</text:p>
          </table:table-cell>
          <table:table-cell table:formula="of:=[.A11]&amp;&quot;.&quot;&amp;[.B11]&amp;&quot;@gmail.com&quot;" office:value-type="string" office:string-value="Peter.Baker@gmail.com">
            <text:p>Peter.Baker@gmail.com</text:p>
          </table:table-cell>
          <table:table-cell office:value-type="string">
            <text:p>wuenGvWJEyTZ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Hamilton</text:p>
          </table:table-cell>
          <table:table-cell office:value-type="string">
            <text:p>Male</text:p>
          </table:table-cell>
          <table:table-cell table:style-name="ce1" office:value-type="string">
            <text:p>23/06/1994</text:p>
          </table:table-cell>
          <table:table-cell table:formula="of:=[.A12]&amp;&quot;.&quot;&amp;[.B12]&amp;&quot;@gmail.com&quot;" office:value-type="string" office:string-value="Adam.Hamilton@gmail.com">
            <text:p>Adam.Hamilton@gmail.com</text:p>
          </table:table-cell>
          <table:table-cell office:value-type="string">
            <text:p>PmLy8cXctu24</text:p>
          </table:table-cell>
          <table:table-cell/>
        </table:table-row>
        <table:table-row table:style-name="ro1">
          <table:table-cell office:value-type="string">
            <text:p>Nathan</text:p>
          </table:table-cell>
          <table:table-cell office:value-type="string">
            <text:p>Morrison</text:p>
          </table:table-cell>
          <table:table-cell office:value-type="string">
            <text:p>Male</text:p>
          </table:table-cell>
          <table:table-cell table:style-name="ce1" office:value-type="string">
            <text:p>16/07/1976</text:p>
          </table:table-cell>
          <table:table-cell table:formula="of:=[.A13]&amp;&quot;.&quot;&amp;[.B13]&amp;&quot;@gmail.com&quot;" office:value-type="string" office:string-value="Nathan.Morrison@gmail.com">
            <text:p>Nathan.Morrison@gmail.com</text:p>
          </table:table-cell>
          <table:table-cell office:value-type="string">
            <text:p>9gsrWbABdCJz</text:p>
          </table:table-cell>
          <table:table-cell/>
        </table:table-row>
        <table:table-row table:style-name="ro1">
          <table:table-cell office:value-type="string">
            <text:p>Austin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table:style-name="ce1" office:value-type="string">
            <text:p>29/06/2016</text:p>
          </table:table-cell>
          <table:table-cell table:formula="of:=[.A14]&amp;&quot;.&quot;&amp;[.B14]&amp;&quot;@gmail.com&quot;" office:value-type="string" office:string-value="Austin.Welch@gmail.com">
            <text:p>Austin.Welch@gmail.com</text:p>
          </table:table-cell>
          <table:table-cell office:value-type="string">
            <text:p>54j6RC6zh2cT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Metcalfe</text:p>
          </table:table-cell>
          <table:table-cell office:value-type="string">
            <text:p>Male</text:p>
          </table:table-cell>
          <table:table-cell table:style-name="ce1" office:value-type="string">
            <text:p>10/02/1976</text:p>
          </table:table-cell>
          <table:table-cell table:formula="of:=[.A15]&amp;&quot;.&quot;&amp;[.B15]&amp;&quot;@gmail.com&quot;" office:value-type="string" office:string-value="Jack.Metcalfe@gmail.com">
            <text:p>Jack.Metcalfe@gmail.com</text:p>
          </table:table-cell>
          <table:table-cell office:value-type="string">
            <text:p>UbQcgeT2YYE7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Davies</text:p>
          </table:table-cell>
          <table:table-cell office:value-type="string">
            <text:p>Male</text:p>
          </table:table-cell>
          <table:table-cell table:style-name="ce1" office:value-type="string">
            <text:p>13/06/2006</text:p>
          </table:table-cell>
          <table:table-cell table:formula="of:=[.A16]&amp;&quot;.&quot;&amp;[.B16]&amp;&quot;@gmail.com&quot;" office:value-type="string" office:string-value="Jack.Davies@gmail.com">
            <text:p>Jack.Davies@gmail.com</text:p>
          </table:table-cell>
          <table:table-cell office:value-type="string">
            <text:p>k85L3t92WWdC</text:p>
          </table:table-cell>
          <table: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Paterson</text:p>
          </table:table-cell>
          <table:table-cell office:value-type="string">
            <text:p>Male</text:p>
          </table:table-cell>
          <table:table-cell table:style-name="ce1" office:value-type="string">
            <text:p>25/12/2015</text:p>
          </table:table-cell>
          <table:table-cell table:formula="of:=[.A17]&amp;&quot;.&quot;&amp;[.B17]&amp;&quot;@gmail.com&quot;" office:value-type="string" office:string-value="Adrian.Paterson@gmail.com">
            <text:p>Adrian.Paterson@gmail.com</text:p>
          </table:table-cell>
          <table:table-cell office:value-type="string">
            <text:p>8Zk6QrF5XHtY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Short</text:p>
          </table:table-cell>
          <table:table-cell office:value-type="string">
            <text:p>Male</text:p>
          </table:table-cell>
          <table:table-cell table:style-name="ce1" office:value-type="string">
            <text:p>06/05/2000</text:p>
          </table:table-cell>
          <table:table-cell table:formula="of:=[.A18]&amp;&quot;.&quot;&amp;[.B18]&amp;&quot;@gmail.com&quot;" office:value-type="string" office:string-value="Jack.Short@gmail.com">
            <text:p>Jack.Short@gmail.com</text:p>
          </table:table-cell>
          <table:table-cell office:value-type="string">
            <text:p>Zf4LCksPwtyt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Fisher</text:p>
          </table:table-cell>
          <table:table-cell office:value-type="string">
            <text:p>Male</text:p>
          </table:table-cell>
          <table:table-cell table:style-name="ce1" office:value-type="string">
            <text:p>03/03/2011</text:p>
          </table:table-cell>
          <table:table-cell table:formula="of:=[.A19]&amp;&quot;.&quot;&amp;[.B19]&amp;&quot;@gmail.com&quot;" office:value-type="string" office:string-value="Simon.Fisher@gmail.com">
            <text:p>Simon.Fisher@gmail.com</text:p>
          </table:table-cell>
          <table:table-cell office:value-type="string">
            <text:p>6MGdMkRnUAVD</text:p>
          </table:table-cell>
          <table:table-cell/>
        </table:table-row>
        <table:table-row table:style-name="ro1">
          <table:table-cell office:value-type="string">
            <text:p>Austin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table:style-name="ce1" office:value-type="string">
            <text:p>30/10/1996</text:p>
          </table:table-cell>
          <table:table-cell table:formula="of:=[.A20]&amp;&quot;.&quot;&amp;[.B20]&amp;&quot;@gmail.com&quot;" office:value-type="string" office:string-value="Austin.Russell@gmail.com">
            <text:p>Austin.Russell@gmail.com</text:p>
          </table:table-cell>
          <table:table-cell office:value-type="string">
            <text:p>bb25QDqXn3Yr</text:p>
          </table:table-cell>
          <table:table-cell/>
        </table:table-row>
        <table:table-row table:style-name="ro1">
          <table:table-cell office:value-type="string">
            <text:p>Justin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table:style-name="ce1" office:value-type="string">
            <text:p>17/08/1990</text:p>
          </table:table-cell>
          <table:table-cell table:formula="of:=[.A21]&amp;&quot;.&quot;&amp;[.B21]&amp;&quot;@gmail.com&quot;" office:value-type="string" office:string-value="Justin.Springer@gmail.com">
            <text:p>Justin.Springer@gmail.com</text:p>
          </table:table-cell>
          <table:table-cell office:value-type="string">
            <text:p>fAdp68RBx7k9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Mackay</text:p>
          </table:table-cell>
          <table:table-cell office:value-type="string">
            <text:p>Male</text:p>
          </table:table-cell>
          <table:table-cell table:style-name="ce1" office:value-type="string">
            <text:p>04/08/2009</text:p>
          </table:table-cell>
          <table:table-cell table:formula="of:=[.A22]&amp;&quot;.&quot;&amp;[.B22]&amp;&quot;@gmail.com&quot;" office:value-type="string" office:string-value="Warren.Mackay@gmail.com">
            <text:p>Warren.Mackay@gmail.com</text:p>
          </table:table-cell>
          <table:table-cell office:value-type="string">
            <text:p>Pv9d2vbQG8Zs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table:style-name="ce1" office:value-type="string">
            <text:p>18/11/1971</text:p>
          </table:table-cell>
          <table:table-cell table:formula="of:=[.A23]&amp;&quot;.&quot;&amp;[.B23]&amp;&quot;@gmail.com&quot;" office:value-type="string" office:string-value="Stewart.Harris@gmail.com">
            <text:p>Stewart.Harris@gmail.com</text:p>
          </table:table-cell>
          <table:table-cell office:value-type="string">
            <text:p>mkRTmSABXYdE</text:p>
          </table:table-cell>
          <table:table-cell/>
        </table:table-row>
        <table:table-row table:style-name="ro1">
          <table:table-cell office:value-type="string">
            <text:p>Justin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table:style-name="ce1" office:value-type="string">
            <text:p>21/12/1994</text:p>
          </table:table-cell>
          <table:table-cell table:formula="of:=[.A24]&amp;&quot;.&quot;&amp;[.B24]&amp;&quot;@gmail.com&quot;" office:value-type="string" office:string-value="Justin.Johnston@gmail.com">
            <text:p>Justin.Johnston@gmail.com</text:p>
          </table:table-cell>
          <table:table-cell office:value-type="string">
            <text:p>RLQt99SHmLd4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table:style-name="ce1" office:value-type="string">
            <text:p>02/01/2015</text:p>
          </table:table-cell>
          <table:table-cell table:formula="of:=[.A25]&amp;&quot;.&quot;&amp;[.B25]&amp;&quot;@gmail.com&quot;" office:value-type="string" office:string-value="Joshua.Tucker@gmail.com">
            <text:p>Joshua.Tucker@gmail.com</text:p>
          </table:table-cell>
          <table:table-cell office:value-type="string">
            <text:p>ymTuzXbzC5hY</text:p>
          </table:table-cell>
          <table:table-cell/>
        </table:table-row>
        <table:table-row table:style-name="ro1">
          <table:table-cell office:value-type="string">
            <text:p>Lucas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table:style-name="ce1" office:value-type="string">
            <text:p>04/03/2010</text:p>
          </table:table-cell>
          <table:table-cell table:formula="of:=[.A26]&amp;&quot;.&quot;&amp;[.B26]&amp;&quot;@gmail.com&quot;" office:value-type="string" office:string-value="Lucas.Springer@gmail.com">
            <text:p>Lucas.Springer@gmail.com</text:p>
          </table:table-cell>
          <table:table-cell office:value-type="string">
            <text:p>sfjgJmw9Cpf9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Peake</text:p>
          </table:table-cell>
          <table:table-cell office:value-type="string">
            <text:p>Male</text:p>
          </table:table-cell>
          <table:table-cell table:style-name="ce1" office:value-type="string">
            <text:p>30/05/1986</text:p>
          </table:table-cell>
          <table:table-cell table:formula="of:=[.A27]&amp;&quot;.&quot;&amp;[.B27]&amp;&quot;@gmail.com&quot;" office:value-type="string" office:string-value="Eric.Peake@gmail.com">
            <text:p>Eric.Peake@gmail.com</text:p>
          </table:table-cell>
          <table:table-cell office:value-type="string">
            <text:p>4HzjAjRrV95U</text:p>
          </table:table-cell>
          <table:table-cell/>
        </table:table-row>
        <table:table-row table:style-name="ro1">
          <table:table-cell office:value-type="string">
            <text:p>Brandon</text:p>
          </table:table-cell>
          <table:table-cell office:value-type="string">
            <text:p>Campbell</text:p>
          </table:table-cell>
          <table:table-cell office:value-type="string">
            <text:p>Male</text:p>
          </table:table-cell>
          <table:table-cell table:style-name="ce1" office:value-type="string">
            <text:p>22/01/1992</text:p>
          </table:table-cell>
          <table:table-cell table:formula="of:=[.A28]&amp;&quot;.&quot;&amp;[.B28]&amp;&quot;@gmail.com&quot;" office:value-type="string" office:string-value="Brandon.Campbell@gmail.com">
            <text:p>Brandon.Campbell@gmail.com</text:p>
          </table:table-cell>
          <table:table-cell office:value-type="string">
            <text:p>GHATBsbVctaa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Lambert</text:p>
          </table:table-cell>
          <table:table-cell office:value-type="string">
            <text:p>Male</text:p>
          </table:table-cell>
          <table:table-cell table:style-name="ce1" office:value-type="string">
            <text:p>03/03/2012</text:p>
          </table:table-cell>
          <table:table-cell table:formula="of:=[.A29]&amp;&quot;.&quot;&amp;[.B29]&amp;&quot;@gmail.com&quot;" office:value-type="string" office:string-value="James.Lambert@gmail.com">
            <text:p>James.Lambert@gmail.com</text:p>
          </table:table-cell>
          <table:table-cell office:value-type="string">
            <text:p>Sc8hjpYcgtMf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Rutherford</text:p>
          </table:table-cell>
          <table:table-cell office:value-type="string">
            <text:p>Male</text:p>
          </table:table-cell>
          <table:table-cell table:style-name="ce1" office:value-type="string">
            <text:p>27/09/1998</text:p>
          </table:table-cell>
          <table:table-cell table:formula="of:=[.A30]&amp;&quot;.&quot;&amp;[.B30]&amp;&quot;@gmail.com&quot;" office:value-type="string" office:string-value="Charles.Rutherford@gmail.com">
            <text:p>Charles.Rutherford@gmail.com</text:p>
          </table:table-cell>
          <table:table-cell office:value-type="string">
            <text:p>4dkabwermUXZ</text:p>
          </table:table-cell>
          <table:table-cell/>
        </table:table-row>
        <table:table-row table:style-name="ro1">
          <table:table-cell office:value-type="string">
            <text:p>Joe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table:style-name="ce1" office:value-type="string">
            <text:p>01/12/1976</text:p>
          </table:table-cell>
          <table:table-cell table:formula="of:=[.A31]&amp;&quot;.&quot;&amp;[.B31]&amp;&quot;@gmail.com&quot;" office:value-type="string" office:string-value="Joe.James@gmail.com">
            <text:p>Joe.James@gmail.com</text:p>
          </table:table-cell>
          <table:table-cell office:value-type="string">
            <text:p>wVzjM7GDxsNM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Glover</text:p>
          </table:table-cell>
          <table:table-cell office:value-type="string">
            <text:p>Male</text:p>
          </table:table-cell>
          <table:table-cell table:style-name="ce1" office:value-type="string">
            <text:p>09/07/1987</text:p>
          </table:table-cell>
          <table:table-cell table:formula="of:=[.A32]&amp;&quot;.&quot;&amp;[.B32]&amp;&quot;@gmail.com&quot;" office:value-type="string" office:string-value="Eric.Glover@gmail.com">
            <text:p>Eric.Glover@gmail.com</text:p>
          </table:table-cell>
          <table:table-cell office:value-type="string">
            <text:p>LysdrdDBaf7n</text:p>
          </table:table-cell>
          <table:table-cell/>
        </table:table-row>
        <table:table-row table:style-name="ro1">
          <table:table-cell office:value-type="string">
            <text:p>Neil</text:p>
          </table:table-cell>
          <table:table-cell office:value-type="string">
            <text:p>Metcalfe</text:p>
          </table:table-cell>
          <table:table-cell office:value-type="string">
            <text:p>Male</text:p>
          </table:table-cell>
          <table:table-cell table:style-name="ce1" office:value-type="string">
            <text:p>12/03/1979</text:p>
          </table:table-cell>
          <table:table-cell table:formula="of:=[.A33]&amp;&quot;.&quot;&amp;[.B33]&amp;&quot;@gmail.com&quot;" office:value-type="string" office:string-value="Neil.Metcalfe@gmail.com">
            <text:p>Neil.Metcalfe@gmail.com</text:p>
          </table:table-cell>
          <table:table-cell office:value-type="string">
            <text:p>n6B3nPaWUmZa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Piper</text:p>
          </table:table-cell>
          <table:table-cell office:value-type="string">
            <text:p>Male</text:p>
          </table:table-cell>
          <table:table-cell table:style-name="ce1" office:value-type="string">
            <text:p>06/11/2013</text:p>
          </table:table-cell>
          <table:table-cell table:formula="of:=[.A34]&amp;&quot;.&quot;&amp;[.B34]&amp;&quot;@gmail.com&quot;" office:value-type="string" office:string-value="Tim.Piper@gmail.com">
            <text:p>Tim.Piper@gmail.com</text:p>
          </table:table-cell>
          <table:table-cell office:value-type="string">
            <text:p>DfayvDszVJdm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Campbell</text:p>
          </table:table-cell>
          <table:table-cell office:value-type="string">
            <text:p>Male</text:p>
          </table:table-cell>
          <table:table-cell table:style-name="ce1" office:value-type="string">
            <text:p>01/06/1983</text:p>
          </table:table-cell>
          <table:table-cell table:formula="of:=[.A35]&amp;&quot;.&quot;&amp;[.B35]&amp;&quot;@gmail.com&quot;" office:value-type="string" office:string-value="Sean.Campbell@gmail.com">
            <text:p>Sean.Campbell@gmail.com</text:p>
          </table:table-cell>
          <table:table-cell office:value-type="string">
            <text:p>J5PAQvVYKnvc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Wilkins</text:p>
          </table:table-cell>
          <table:table-cell office:value-type="string">
            <text:p>Male</text:p>
          </table:table-cell>
          <table:table-cell table:style-name="ce1" office:value-type="string">
            <text:p>10/06/2000</text:p>
          </table:table-cell>
          <table:table-cell table:formula="of:=[.A36]&amp;&quot;.&quot;&amp;[.B36]&amp;&quot;@gmail.com&quot;" office:value-type="string" office:string-value="Dan.Wilkins@gmail.com">
            <text:p>Dan.Wilkins@gmail.com</text:p>
          </table:table-cell>
          <table:table-cell office:value-type="string">
            <text:p>G2kQGMXdbLpv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Davies</text:p>
          </table:table-cell>
          <table:table-cell office:value-type="string">
            <text:p>Male</text:p>
          </table:table-cell>
          <table:table-cell table:style-name="ce1" office:value-type="string">
            <text:p>17/12/2014</text:p>
          </table:table-cell>
          <table:table-cell table:formula="of:=[.A37]&amp;&quot;.&quot;&amp;[.B37]&amp;&quot;@gmail.com&quot;" office:value-type="string" office:string-value="Victor.Davies@gmail.com">
            <text:p>Victor.Davies@gmail.com</text:p>
          </table:table-cell>
          <table:table-cell office:value-type="string">
            <text:p>sFgLknuaZxQz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Bailey</text:p>
          </table:table-cell>
          <table:table-cell office:value-type="string">
            <text:p>Male</text:p>
          </table:table-cell>
          <table:table-cell table:style-name="ce1" office:value-type="string">
            <text:p>14/01/2015</text:p>
          </table:table-cell>
          <table:table-cell table:formula="of:=[.A38]&amp;&quot;.&quot;&amp;[.B38]&amp;&quot;@gmail.com&quot;" office:value-type="string" office:string-value="Blake.Bailey@gmail.com">
            <text:p>Blake.Bailey@gmail.com</text:p>
          </table:table-cell>
          <table:table-cell office:value-type="string">
            <text:p>AYfxWvadHWve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Peake</text:p>
          </table:table-cell>
          <table:table-cell office:value-type="string">
            <text:p>Male</text:p>
          </table:table-cell>
          <table:table-cell table:style-name="ce1" office:value-type="string">
            <text:p>04/11/2012</text:p>
          </table:table-cell>
          <table:table-cell table:formula="of:=[.A39]&amp;&quot;.&quot;&amp;[.B39]&amp;&quot;@gmail.com&quot;" office:value-type="string" office:string-value="Jonathan.Peake@gmail.com">
            <text:p>Jonathan.Peake@gmail.com</text:p>
          </table:table-cell>
          <table:table-cell office:value-type="string">
            <text:p>rntjCTQKCGzj</text:p>
          </table:table-cell>
          <table:table-cell/>
        </table:table-row>
        <table:table-row table:style-name="ro1">
          <table:table-cell office:value-type="string">
            <text:p>Gordon</text:p>
          </table:table-cell>
          <table:table-cell office:value-type="string">
            <text:p>McGrath</text:p>
          </table:table-cell>
          <table:table-cell office:value-type="string">
            <text:p>Male</text:p>
          </table:table-cell>
          <table:table-cell table:style-name="ce1" office:value-type="string">
            <text:p>06/03/1974</text:p>
          </table:table-cell>
          <table:table-cell table:formula="of:=[.A40]&amp;&quot;.&quot;&amp;[.B40]&amp;&quot;@gmail.com&quot;" office:value-type="string" office:string-value="Gordon.McGrath@gmail.com">
            <text:p>Gordon.McGrath@gmail.com</text:p>
          </table:table-cell>
          <table:table-cell office:value-type="string">
            <text:p>EqjqgGJJ2sw6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North</text:p>
          </table:table-cell>
          <table:table-cell office:value-type="string">
            <text:p>Male</text:p>
          </table:table-cell>
          <table:table-cell table:style-name="ce1" office:value-type="string">
            <text:p>20/06/1997</text:p>
          </table:table-cell>
          <table:table-cell table:formula="of:=[.A41]&amp;&quot;.&quot;&amp;[.B41]&amp;&quot;@gmail.com&quot;" office:value-type="string" office:string-value="Peter.North@gmail.com">
            <text:p>Peter.North@gmail.com</text:p>
          </table:table-cell>
          <table:table-cell office:value-type="string">
            <text:p>RkD8KLYQF3Ac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table:style-name="ce1" office:value-type="string">
            <text:p>10/04/1981</text:p>
          </table:table-cell>
          <table:table-cell table:formula="of:=[.A42]&amp;&quot;.&quot;&amp;[.B42]&amp;&quot;@gmail.com&quot;" office:value-type="string" office:string-value="Harry.Poole@gmail.com">
            <text:p>Harry.Poole@gmail.com</text:p>
          </table:table-cell>
          <table:table-cell office:value-type="string">
            <text:p>TSTjm4ZgCpb2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May</text:p>
          </table:table-cell>
          <table:table-cell office:value-type="string">
            <text:p>Male</text:p>
          </table:table-cell>
          <table:table-cell table:style-name="ce1" office:value-type="string">
            <text:p>23/04/1989</text:p>
          </table:table-cell>
          <table:table-cell table:formula="of:=[.A43]&amp;&quot;.&quot;&amp;[.B43]&amp;&quot;@gmail.com&quot;" office:value-type="string" office:string-value="Joshua.May@gmail.com">
            <text:p>Joshua.May@gmail.com</text:p>
          </table:table-cell>
          <table:table-cell office:value-type="string">
            <text:p>6HTTb9Vz7tgz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Dowd</text:p>
          </table:table-cell>
          <table:table-cell office:value-type="string">
            <text:p>Male</text:p>
          </table:table-cell>
          <table:table-cell table:style-name="ce1" office:value-type="string">
            <text:p>28/01/1981</text:p>
          </table:table-cell>
          <table:table-cell table:formula="of:=[.A44]&amp;&quot;.&quot;&amp;[.B44]&amp;&quot;@gmail.com&quot;" office:value-type="string" office:string-value="Owen.Dowd@gmail.com">
            <text:p>Owen.Dowd@gmail.com</text:p>
          </table:table-cell>
          <table:table-cell office:value-type="string">
            <text:p>yA6bjDXw75At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Campbell</text:p>
          </table:table-cell>
          <table:table-cell office:value-type="string">
            <text:p>Male</text:p>
          </table:table-cell>
          <table:table-cell table:style-name="ce1" office:value-type="string">
            <text:p>03/09/1981</text:p>
          </table:table-cell>
          <table:table-cell table:formula="of:=[.A45]&amp;&quot;.&quot;&amp;[.B45]&amp;&quot;@gmail.com&quot;" office:value-type="string" office:string-value="Tim.Campbell@gmail.com">
            <text:p>Tim.Campbell@gmail.com</text:p>
          </table:table-cell>
          <table:table-cell office:value-type="string">
            <text:p>MFf6mgVBucSu</text:p>
          </table:table-cell>
          <table:table-cell/>
        </table:table-row>
        <table:table-row table:style-name="ro1">
          <table:table-cell office:value-type="string">
            <text:p>Gordon</text:p>
          </table:table-cell>
          <table:table-cell office:value-type="string">
            <text:p>Peake</text:p>
          </table:table-cell>
          <table:table-cell office:value-type="string">
            <text:p>Male</text:p>
          </table:table-cell>
          <table:table-cell table:style-name="ce1" office:value-type="string">
            <text:p>21/12/2012</text:p>
          </table:table-cell>
          <table:table-cell table:formula="of:=[.A46]&amp;&quot;.&quot;&amp;[.B46]&amp;&quot;@gmail.com&quot;" office:value-type="string" office:string-value="Gordon.Peake@gmail.com">
            <text:p>Gordon.Peake@gmail.com</text:p>
          </table:table-cell>
          <table:table-cell office:value-type="string">
            <text:p>TN4mdYyLrCPp</text:p>
          </table:table-cell>
          <table:table-cell/>
        </table:table-row>
        <table:table-row table:style-name="ro1">
          <table:table-cell office:value-type="string">
            <text:p>Matt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table:style-name="ce1" office:value-type="string">
            <text:p>09/04/1987</text:p>
          </table:table-cell>
          <table:table-cell table:formula="of:=[.A47]&amp;&quot;.&quot;&amp;[.B47]&amp;&quot;@gmail.com&quot;" office:value-type="string" office:string-value="Matt.Grant@gmail.com">
            <text:p>Matt.Grant@gmail.com</text:p>
          </table:table-cell>
          <table:table-cell office:value-type="string">
            <text:p>SXYRuqT8fhbq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table:style-name="ce1" office:value-type="string">
            <text:p>17/10/1980</text:p>
          </table:table-cell>
          <table:table-cell table:formula="of:=[.A48]&amp;&quot;.&quot;&amp;[.B48]&amp;&quot;@gmail.com&quot;" office:value-type="string" office:string-value="Michael.Grant@gmail.com">
            <text:p>Michael.Grant@gmail.com</text:p>
          </table:table-cell>
          <table:table-cell office:value-type="string">
            <text:p>5dBDYT4QBe5L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Glover</text:p>
          </table:table-cell>
          <table:table-cell office:value-type="string">
            <text:p>Male</text:p>
          </table:table-cell>
          <table:table-cell table:style-name="ce1" office:value-type="string">
            <text:p>16/08/1977</text:p>
          </table:table-cell>
          <table:table-cell table:formula="of:=[.A49]&amp;&quot;.&quot;&amp;[.B49]&amp;&quot;@gmail.com&quot;" office:value-type="string" office:string-value="Charles.Glover@gmail.com">
            <text:p>Charles.Glover@gmail.com</text:p>
          </table:table-cell>
          <table:table-cell office:value-type="string">
            <text:p>Ahw2uXMDA5sD</text:p>
          </table:table-cell>
          <table:table-cell/>
        </table:table-row>
        <table:table-row table:style-name="ro1">
          <table:table-cell office:value-type="string">
            <text:p>Cameron</text:p>
          </table:table-cell>
          <table:table-cell office:value-type="string">
            <text:p>Knox</text:p>
          </table:table-cell>
          <table:table-cell office:value-type="string">
            <text:p>Male</text:p>
          </table:table-cell>
          <table:table-cell table:style-name="ce1" office:value-type="string">
            <text:p>05/04/1988</text:p>
          </table:table-cell>
          <table:table-cell table:formula="of:=[.A50]&amp;&quot;.&quot;&amp;[.B50]&amp;&quot;@gmail.com&quot;" office:value-type="string" office:string-value="Cameron.Knox@gmail.com">
            <text:p>Cameron.Knox@gmail.com</text:p>
          </table:table-cell>
          <table:table-cell office:value-type="string">
            <text:p>agrkgr6JdpxN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table:style-name="ce1" office:value-type="string">
            <text:p>30/10/1995</text:p>
          </table:table-cell>
          <table:table-cell table:formula="of:=[.A51]&amp;&quot;.&quot;&amp;[.B51]&amp;&quot;@gmail.com&quot;" office:value-type="string" office:string-value="Luke.Coleman@gmail.com">
            <text:p>Luke.Coleman@gmail.com</text:p>
          </table:table-cell>
          <table:table-cell office:value-type="string">
            <text:p>HkwsFvKVqVpY</text:p>
          </table:table-cell>
          <table:table-cell/>
        </table:table-row>
        <table:table-row table:style-name="ro1">
          <table:table-cell office:value-type="string">
            <text:p>Cameron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table:style-name="ce1" office:value-type="string">
            <text:p>12/07/1993</text:p>
          </table:table-cell>
          <table:table-cell table:formula="of:=[.A52]&amp;&quot;.&quot;&amp;[.B52]&amp;&quot;@gmail.com&quot;" office:value-type="string" office:string-value="Cameron.Young@gmail.com">
            <text:p>Cameron.Young@gmail.com</text:p>
          </table:table-cell>
          <table:table-cell office:value-type="string">
            <text:p>dWf9NDVZ5LX2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string">
            <text:p>Metcalfe</text:p>
          </table:table-cell>
          <table:table-cell office:value-type="string">
            <text:p>Male</text:p>
          </table:table-cell>
          <table:table-cell table:style-name="ce1" office:value-type="string">
            <text:p>01/01/2000</text:p>
          </table:table-cell>
          <table:table-cell table:formula="of:=[.A53]&amp;&quot;.&quot;&amp;[.B53]&amp;&quot;@gmail.com&quot;" office:value-type="string" office:string-value="John.Metcalfe@gmail.com">
            <text:p>John.Metcalfe@gmail.com</text:p>
          </table:table-cell>
          <table:table-cell office:value-type="string">
            <text:p>Bjjcq5S779Qc</text:p>
          </table:table-cell>
          <table:table-cell/>
        </table:table-row>
        <table:table-row table:style-name="ro1">
          <table:table-cell office:value-type="string">
            <text:p>Ryan</text:p>
          </table:table-cell>
          <table:table-cell office:value-type="string">
            <text:p>Lawrence</text:p>
          </table:table-cell>
          <table:table-cell office:value-type="string">
            <text:p>Male</text:p>
          </table:table-cell>
          <table:table-cell table:style-name="ce1" office:value-type="string">
            <text:p>30/09/2008</text:p>
          </table:table-cell>
          <table:table-cell table:formula="of:=[.A54]&amp;&quot;.&quot;&amp;[.B54]&amp;&quot;@gmail.com&quot;" office:value-type="string" office:string-value="Ryan.Lawrence@gmail.com">
            <text:p>Ryan.Lawrence@gmail.com</text:p>
          </table:table-cell>
          <table:table-cell office:value-type="string">
            <text:p>n6VKcjTnuSwh</text:p>
          </table:table-cell>
          <table:table-cell/>
        </table:table-row>
        <table:table-row table:style-name="ro1">
          <table:table-cell office:value-type="string">
            <text:p>Sam</text:p>
          </table:table-cell>
          <table:table-cell office:value-type="string">
            <text:p>McGrath</text:p>
          </table:table-cell>
          <table:table-cell office:value-type="string">
            <text:p>Male</text:p>
          </table:table-cell>
          <table:table-cell table:style-name="ce1" office:value-type="string">
            <text:p>27/11/1983</text:p>
          </table:table-cell>
          <table:table-cell table:formula="of:=[.A55]&amp;&quot;.&quot;&amp;[.B55]&amp;&quot;@gmail.com&quot;" office:value-type="string" office:string-value="Sam.McGrath@gmail.com">
            <text:p>Sam.McGrath@gmail.com</text:p>
          </table:table-cell>
          <table:table-cell office:value-type="string">
            <text:p>jHfPB7ccaXjM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Powell</text:p>
          </table:table-cell>
          <table:table-cell office:value-type="string">
            <text:p>Male</text:p>
          </table:table-cell>
          <table:table-cell table:style-name="ce1" office:value-type="string">
            <text:p>27/06/1982</text:p>
          </table:table-cell>
          <table:table-cell table:formula="of:=[.A56]&amp;&quot;.&quot;&amp;[.B56]&amp;&quot;@gmail.com&quot;" office:value-type="string" office:string-value="Jack.Powell@gmail.com">
            <text:p>Jack.Powell@gmail.com</text:p>
          </table:table-cell>
          <table:table-cell office:value-type="string">
            <text:p>38mFKW5Pgj8m</text:p>
          </table:table-cell>
          <table:table-cell/>
        </table:table-row>
        <table:table-row table:style-name="ro1">
          <table:table-cell office:value-type="string">
            <text:p>Nathan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table:style-name="ce1" office:value-type="string">
            <text:p>15/04/1991</text:p>
          </table:table-cell>
          <table:table-cell table:formula="of:=[.A57]&amp;&quot;.&quot;&amp;[.B57]&amp;&quot;@gmail.com&quot;" office:value-type="string" office:string-value="Nathan.Underwood@gmail.com">
            <text:p>Nathan.Underwood@gmail.com</text:p>
          </table:table-cell>
          <table:table-cell office:value-type="string">
            <text:p>2SqnqEQB5ffQ</text:p>
          </table:table-cell>
          <table:table-cell/>
        </table:table-row>
        <table:table-row table:style-name="ro1">
          <table:table-cell office:value-type="string">
            <text:p>Ryan</text:p>
          </table:table-cell>
          <table:table-cell office:value-type="string">
            <text:p>Rampling</text:p>
          </table:table-cell>
          <table:table-cell office:value-type="string">
            <text:p>Male</text:p>
          </table:table-cell>
          <table:table-cell table:style-name="ce1" office:value-type="string">
            <text:p>19/07/2015</text:p>
          </table:table-cell>
          <table:table-cell table:formula="of:=[.A58]&amp;&quot;.&quot;&amp;[.B58]&amp;&quot;@gmail.com&quot;" office:value-type="string" office:string-value="Ryan.Rampling@gmail.com">
            <text:p>Ryan.Rampling@gmail.com</text:p>
          </table:table-cell>
          <table:table-cell office:value-type="string">
            <text:p>hSHQWsA2r5fJ</text:p>
          </table:table-cell>
          <table:table-cell/>
        </table:table-row>
        <table:table-row table:style-name="ro1">
          <table:table-cell office:value-type="string">
            <text:p>Nathan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table:style-name="ce1" office:value-type="string">
            <text:p>10/07/1989</text:p>
          </table:table-cell>
          <table:table-cell table:formula="of:=[.A59]&amp;&quot;.&quot;&amp;[.B59]&amp;&quot;@gmail.com&quot;" office:value-type="string" office:string-value="Nathan.MacDonald@gmail.com">
            <text:p>Nathan.MacDonald@gmail.com</text:p>
          </table:table-cell>
          <table:table-cell office:value-type="string">
            <text:p>wKkqhsSJ2Mxt</text:p>
          </table:table-cell>
          <table:table-cell/>
        </table:table-row>
        <table:table-row table:style-name="ro1">
          <table:table-cell office:value-type="string">
            <text:p>Frank</text:p>
          </table:table-cell>
          <table:table-cell office:value-type="string">
            <text:p>Peters</text:p>
          </table:table-cell>
          <table:table-cell office:value-type="string">
            <text:p>Male</text:p>
          </table:table-cell>
          <table:table-cell table:style-name="ce1" office:value-type="string">
            <text:p>10/09/2009</text:p>
          </table:table-cell>
          <table:table-cell table:formula="of:=[.A60]&amp;&quot;.&quot;&amp;[.B60]&amp;&quot;@gmail.com&quot;" office:value-type="string" office:string-value="Frank.Peters@gmail.com">
            <text:p>Frank.Peters@gmail.com</text:p>
          </table:table-cell>
          <table:table-cell office:value-type="string">
            <text:p>tkphGzQrP3W9</text:p>
          </table:table-cell>
          <table:table-cell/>
        </table:table-row>
        <table:table-row table:style-name="ro1">
          <table:table-cell office:value-type="string">
            <text:p>Trevor</text:p>
          </table:table-cell>
          <table:table-cell office:value-type="string">
            <text:p>Berry</text:p>
          </table:table-cell>
          <table:table-cell office:value-type="string">
            <text:p>Male</text:p>
          </table:table-cell>
          <table:table-cell table:style-name="ce1" office:value-type="string">
            <text:p>24/07/1994</text:p>
          </table:table-cell>
          <table:table-cell table:formula="of:=[.A61]&amp;&quot;.&quot;&amp;[.B61]&amp;&quot;@gmail.com&quot;" office:value-type="string" office:string-value="Trevor.Berry@gmail.com">
            <text:p>Trevor.Berry@gmail.com</text:p>
          </table:table-cell>
          <table:table-cell office:value-type="string">
            <text:p>pgHEyTjUeTG3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 office:value-type="string">
            <text:p>Greene</text:p>
          </table:table-cell>
          <table:table-cell office:value-type="string">
            <text:p>Male</text:p>
          </table:table-cell>
          <table:table-cell table:style-name="ce1" office:value-type="string">
            <text:p>17/05/2016</text:p>
          </table:table-cell>
          <table:table-cell table:formula="of:=[.A62]&amp;&quot;.&quot;&amp;[.B62]&amp;&quot;@gmail.com&quot;" office:value-type="string" office:string-value="Luke.Greene@gmail.com">
            <text:p>Luke.Greene@gmail.com</text:p>
          </table:table-cell>
          <table:table-cell office:value-type="string">
            <text:p>kknxfWm6uZ2A</text:p>
          </table:table-cell>
          <table:table-cell/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Cameron</text:p>
          </table:table-cell>
          <table:table-cell office:value-type="string">
            <text:p>Male</text:p>
          </table:table-cell>
          <table:table-cell table:style-name="ce1" office:value-type="string">
            <text:p>30/07/2000</text:p>
          </table:table-cell>
          <table:table-cell table:formula="of:=[.A63]&amp;&quot;.&quot;&amp;[.B63]&amp;&quot;@gmail.com&quot;" office:value-type="string" office:string-value="Christopher.Cameron@gmail.com">
            <text:p>Christopher.Cameron@gmail.com</text:p>
          </table:table-cell>
          <table:table-cell office:value-type="string">
            <text:p>ChWnnLxzSf8E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Hunter</text:p>
          </table:table-cell>
          <table:table-cell office:value-type="string">
            <text:p>Male</text:p>
          </table:table-cell>
          <table:table-cell table:style-name="ce1" office:value-type="string">
            <text:p>05/07/1975</text:p>
          </table:table-cell>
          <table:table-cell table:formula="of:=[.A64]&amp;&quot;.&quot;&amp;[.B64]&amp;&quot;@gmail.com&quot;" office:value-type="string" office:string-value="Alexander.Hunter@gmail.com">
            <text:p>Alexander.Hunter@gmail.com</text:p>
          </table:table-cell>
          <table:table-cell office:value-type="string">
            <text:p>yTZkcRST8H57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Dowd</text:p>
          </table:table-cell>
          <table:table-cell office:value-type="string">
            <text:p>Male</text:p>
          </table:table-cell>
          <table:table-cell table:style-name="ce1" office:value-type="string">
            <text:p>27/12/1982</text:p>
          </table:table-cell>
          <table:table-cell table:formula="of:=[.A65]&amp;&quot;.&quot;&amp;[.B65]&amp;&quot;@gmail.com&quot;" office:value-type="string" office:string-value="Dan.Dowd@gmail.com">
            <text:p>Dan.Dowd@gmail.com</text:p>
          </table:table-cell>
          <table:table-cell office:value-type="string">
            <text:p>MYwNcKTbhJyj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table:style-name="ce1" office:value-type="string">
            <text:p>02/11/1985</text:p>
          </table:table-cell>
          <table:table-cell table:formula="of:=[.A66]&amp;&quot;.&quot;&amp;[.B66]&amp;&quot;@gmail.com&quot;" office:value-type="string" office:string-value="Boris.Payne@gmail.com">
            <text:p>Boris.Payne@gmail.com</text:p>
          </table:table-cell>
          <table:table-cell office:value-type="string">
            <text:p>Pk2fFRrWXxwj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string">
            <text:p>Fraser</text:p>
          </table:table-cell>
          <table:table-cell office:value-type="string">
            <text:p>Male</text:p>
          </table:table-cell>
          <table:table-cell table:style-name="ce1" office:value-type="string">
            <text:p>09/03/2011</text:p>
          </table:table-cell>
          <table:table-cell table:formula="of:=[.A67]&amp;&quot;.&quot;&amp;[.B67]&amp;&quot;@gmail.com&quot;" office:value-type="string" office:string-value="John.Fraser@gmail.com">
            <text:p>John.Fraser@gmail.com</text:p>
          </table:table-cell>
          <table:table-cell office:value-type="string">
            <text:p>s57ZVbvF4L3n</text:p>
          </table:table-cell>
          <table:table-cell/>
        </table:table-row>
        <table:table-row table:style-name="ro1">
          <table:table-cell office:value-type="string">
            <text:p>Frank</text:p>
          </table:table-cell>
          <table:table-cell office:value-type="string">
            <text:p>Abraham</text:p>
          </table:table-cell>
          <table:table-cell office:value-type="string">
            <text:p>Male</text:p>
          </table:table-cell>
          <table:table-cell table:style-name="ce1" office:value-type="string">
            <text:p>21/09/2013</text:p>
          </table:table-cell>
          <table:table-cell table:formula="of:=[.A68]&amp;&quot;.&quot;&amp;[.B68]&amp;&quot;@gmail.com&quot;" office:value-type="string" office:string-value="Frank.Abraham@gmail.com">
            <text:p>Frank.Abraham@gmail.com</text:p>
          </table:table-cell>
          <table:table-cell office:value-type="string">
            <text:p>ZKWUeAEnc3fy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Jackson</text:p>
          </table:table-cell>
          <table:table-cell office:value-type="string">
            <text:p>Male</text:p>
          </table:table-cell>
          <table:table-cell table:style-name="ce1" office:value-type="string">
            <text:p>25/08/1992</text:p>
          </table:table-cell>
          <table:table-cell table:formula="of:=[.A69]&amp;&quot;.&quot;&amp;[.B69]&amp;&quot;@gmail.com&quot;" office:value-type="string" office:string-value="Stewart.Jackson@gmail.com">
            <text:p>Stewart.Jackson@gmail.com</text:p>
          </table:table-cell>
          <table:table-cell office:value-type="string">
            <text:p>LjxHj2xeEVUD</text:p>
          </table:table-cell>
          <table:table-cell/>
        </table:table-row>
        <table:table-row table:style-name="ro1">
          <table:table-cell office:value-type="string">
            <text:p>Cameron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table:style-name="ce1" office:value-type="string">
            <text:p>26/03/1992</text:p>
          </table:table-cell>
          <table:table-cell table:formula="of:=[.A70]&amp;&quot;.&quot;&amp;[.B70]&amp;&quot;@gmail.com&quot;" office:value-type="string" office:string-value="Cameron.Kerr@gmail.com">
            <text:p>Cameron.Kerr@gmail.com</text:p>
          </table:table-cell>
          <table:table-cell office:value-type="string">
            <text:p>gxBXcthFySqU</text:p>
          </table:table-cell>
          <table:table-cell/>
        </table:table-row>
        <table:table-row table:style-name="ro1">
          <table:table-cell office:value-type="string">
            <text:p>Christian</text:p>
          </table:table-cell>
          <table:table-cell office:value-type="string">
            <text:p>Slater</text:p>
          </table:table-cell>
          <table:table-cell office:value-type="string">
            <text:p>Male</text:p>
          </table:table-cell>
          <table:table-cell table:style-name="ce1" office:value-type="string">
            <text:p>13/07/1978</text:p>
          </table:table-cell>
          <table:table-cell table:formula="of:=[.A71]&amp;&quot;.&quot;&amp;[.B71]&amp;&quot;@gmail.com&quot;" office:value-type="string" office:string-value="Christian.Slater@gmail.com">
            <text:p>Christian.Slater@gmail.com</text:p>
          </table:table-cell>
          <table:table-cell office:value-type="string">
            <text:p>vSCVVEcdRLKq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Baker</text:p>
          </table:table-cell>
          <table:table-cell office:value-type="string">
            <text:p>Male</text:p>
          </table:table-cell>
          <table:table-cell table:style-name="ce1" office:value-type="string">
            <text:p>29/07/1987</text:p>
          </table:table-cell>
          <table:table-cell table:formula="of:=[.A72]&amp;&quot;.&quot;&amp;[.B72]&amp;&quot;@gmail.com&quot;" office:value-type="string" office:string-value="Dan.Baker@gmail.com">
            <text:p>Dan.Baker@gmail.com</text:p>
          </table:table-cell>
          <table:table-cell office:value-type="string">
            <text:p>vWUAcegdPca4</text:p>
          </table:table-cell>
          <table:table-cell/>
        </table:table-row>
        <table:table-row table:style-name="ro1">
          <table:table-cell office:value-type="string">
            <text:p>Benjamin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table:style-name="ce1" office:value-type="string">
            <text:p>06/03/2016</text:p>
          </table:table-cell>
          <table:table-cell table:formula="of:=[.A73]&amp;&quot;.&quot;&amp;[.B73]&amp;&quot;@gmail.com&quot;" office:value-type="string" office:string-value="Benjamin.Brown@gmail.com">
            <text:p>Benjamin.Brown@gmail.com</text:p>
          </table:table-cell>
          <table:table-cell office:value-type="string">
            <text:p>BF88R9Vhvcvb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Murray</text:p>
          </table:table-cell>
          <table:table-cell office:value-type="string">
            <text:p>Male</text:p>
          </table:table-cell>
          <table:table-cell table:style-name="ce1" office:value-type="string">
            <text:p>29/07/1985</text:p>
          </table:table-cell>
          <table:table-cell table:formula="of:=[.A74]&amp;&quot;.&quot;&amp;[.B74]&amp;&quot;@gmail.com&quot;" office:value-type="string" office:string-value="Alexander.Murray@gmail.com">
            <text:p>Alexander.Murray@gmail.com</text:p>
          </table:table-cell>
          <table:table-cell office:value-type="string">
            <text:p>jLHCwvWdBBT2</text:p>
          </table:table-cell>
          <table:table-cell/>
        </table:table-row>
        <table:table-row table:style-name="ro1">
          <table:table-cell office:value-type="string">
            <text:p>Anthony</text:p>
          </table:table-cell>
          <table:table-cell office:value-type="string">
            <text:p>Lambert</text:p>
          </table:table-cell>
          <table:table-cell office:value-type="string">
            <text:p>Male</text:p>
          </table:table-cell>
          <table:table-cell table:style-name="ce1" office:value-type="string">
            <text:p>20/12/1993</text:p>
          </table:table-cell>
          <table:table-cell table:formula="of:=[.A75]&amp;&quot;.&quot;&amp;[.B75]&amp;&quot;@gmail.com&quot;" office:value-type="string" office:string-value="Anthony.Lambert@gmail.com">
            <text:p>Anthony.Lambert@gmail.com</text:p>
          </table:table-cell>
          <table:table-cell office:value-type="string">
            <text:p>kFMYWJ9qzfRT</text:p>
          </table:table-cell>
          <table:table-cell/>
        </table:table-row>
        <table:table-row table:style-name="ro1">
          <table:table-cell office:value-type="string">
            <text:p>Joe</text:p>
          </table:table-cell>
          <table:table-cell office:value-type="string">
            <text:p>Roberts</text:p>
          </table:table-cell>
          <table:table-cell office:value-type="string">
            <text:p>Male</text:p>
          </table:table-cell>
          <table:table-cell table:style-name="ce1" office:value-type="string">
            <text:p>16/03/1995</text:p>
          </table:table-cell>
          <table:table-cell table:formula="of:=[.A76]&amp;&quot;.&quot;&amp;[.B76]&amp;&quot;@gmail.com&quot;" office:value-type="string" office:string-value="Joe.Roberts@gmail.com">
            <text:p>Joe.Roberts@gmail.com</text:p>
          </table:table-cell>
          <table:table-cell office:value-type="string">
            <text:p>TjnHqEBSm2Hr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North</text:p>
          </table:table-cell>
          <table:table-cell office:value-type="string">
            <text:p>Male</text:p>
          </table:table-cell>
          <table:table-cell table:style-name="ce1" office:value-type="string">
            <text:p>15/03/2013</text:p>
          </table:table-cell>
          <table:table-cell table:formula="of:=[.A77]&amp;&quot;.&quot;&amp;[.B77]&amp;&quot;@gmail.com&quot;" office:value-type="string" office:string-value="Dan.North@gmail.com">
            <text:p>Dan.North@gmail.com</text:p>
          </table:table-cell>
          <table:table-cell office:value-type="string">
            <text:p>cvkcQHXbQB2T</text:p>
          </table:table-cell>
          <table:table-cell/>
        </table:table-row>
        <table:table-row table:style-name="ro1">
          <table:table-cell office:value-type="string">
            <text:p>Alan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table:style-name="ce1" office:value-type="string">
            <text:p>08/02/2006</text:p>
          </table:table-cell>
          <table:table-cell table:formula="of:=[.A78]&amp;&quot;.&quot;&amp;[.B78]&amp;&quot;@gmail.com&quot;" office:value-type="string" office:string-value="Alan.Gray@gmail.com">
            <text:p>Alan.Gray@gmail.com</text:p>
          </table:table-cell>
          <table:table-cell office:value-type="string">
            <text:p>GMtfptUxyV8H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Short</text:p>
          </table:table-cell>
          <table:table-cell office:value-type="string">
            <text:p>Male</text:p>
          </table:table-cell>
          <table:table-cell table:style-name="ce1" office:value-type="string">
            <text:p>27/01/1973</text:p>
          </table:table-cell>
          <table:table-cell table:formula="of:=[.A79]&amp;&quot;.&quot;&amp;[.B79]&amp;&quot;@gmail.com&quot;" office:value-type="string" office:string-value="James.Short@gmail.com">
            <text:p>James.Short@gmail.com</text:p>
          </table:table-cell>
          <table:table-cell office:value-type="string">
            <text:p>qFXxYm3wsUUW</text:p>
          </table:table-cell>
          <table:table-cell/>
        </table:table-row>
        <table:table-row table:style-name="ro1">
          <table:table-cell office:value-type="string">
            <text:p>Trevor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table:style-name="ce1" office:value-type="string">
            <text:p>09/04/1995</text:p>
          </table:table-cell>
          <table:table-cell table:formula="of:=[.A80]&amp;&quot;.&quot;&amp;[.B80]&amp;&quot;@gmail.com&quot;" office:value-type="string" office:string-value="Trevor.Poole@gmail.com">
            <text:p>Trevor.Poole@gmail.com</text:p>
          </table:table-cell>
          <table:table-cell office:value-type="string">
            <text:p>dAULfTR8dJkW</text:p>
          </table:table-cell>
          <table:table-cell/>
        </table:table-row>
        <table:table-row table:style-name="ro1">
          <table:table-cell office:value-type="string">
            <text:p>Nathan</text:p>
          </table:table-cell>
          <table:table-cell office:value-type="string">
            <text:p>Reid</text:p>
          </table:table-cell>
          <table:table-cell office:value-type="string">
            <text:p>Male</text:p>
          </table:table-cell>
          <table:table-cell table:style-name="ce1" office:value-type="string">
            <text:p>20/10/1997</text:p>
          </table:table-cell>
          <table:table-cell table:formula="of:=[.A81]&amp;&quot;.&quot;&amp;[.B81]&amp;&quot;@gmail.com&quot;" office:value-type="string" office:string-value="Nathan.Reid@gmail.com">
            <text:p>Nathan.Reid@gmail.com</text:p>
          </table:table-cell>
          <table:table-cell office:value-type="string">
            <text:p>XSxRNVX8dSg4</text:p>
          </table:table-cell>
          <table:table-cell/>
        </table:table-row>
        <table:table-row table:style-name="ro1">
          <table:table-cell office:value-type="string">
            <text:p>Sam</text:p>
          </table:table-cell>
          <table:table-cell office:value-type="string">
            <text:p>Bower</text:p>
          </table:table-cell>
          <table:table-cell office:value-type="string">
            <text:p>Male</text:p>
          </table:table-cell>
          <table:table-cell table:style-name="ce1" office:value-type="string">
            <text:p>16/01/1992</text:p>
          </table:table-cell>
          <table:table-cell table:formula="of:=[.A82]&amp;&quot;.&quot;&amp;[.B82]&amp;&quot;@gmail.com&quot;" office:value-type="string" office:string-value="Sam.Bower@gmail.com">
            <text:p>Sam.Bower@gmail.com</text:p>
          </table:table-cell>
          <table:table-cell office:value-type="string">
            <text:p>3Sm8YTm3cdXh</text:p>
          </table:table-cell>
          <table:table-cell/>
        </table:table-row>
        <table:table-row table:style-name="ro1">
          <table:table-cell office:value-type="string">
            <text:p>Oliver</text:p>
          </table:table-cell>
          <table:table-cell office:value-type="string">
            <text:p>Hamilton</text:p>
          </table:table-cell>
          <table:table-cell office:value-type="string">
            <text:p>Male</text:p>
          </table:table-cell>
          <table:table-cell table:style-name="ce1" office:value-type="string">
            <text:p>17/07/1998</text:p>
          </table:table-cell>
          <table:table-cell table:formula="of:=[.A83]&amp;&quot;.&quot;&amp;[.B83]&amp;&quot;@gmail.com&quot;" office:value-type="string" office:string-value="Oliver.Hamilton@gmail.com">
            <text:p>Oliver.Hamilton@gmail.com</text:p>
          </table:table-cell>
          <table:table-cell office:value-type="string">
            <text:p>TKgN3W3RKPsP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table:style-name="ce1" office:value-type="string">
            <text:p>16/12/2013</text:p>
          </table:table-cell>
          <table:table-cell table:formula="of:=[.A84]&amp;&quot;.&quot;&amp;[.B84]&amp;&quot;@gmail.com&quot;" office:value-type="string" office:string-value="Eric.Clarkson@gmail.com">
            <text:p>Eric.Clarkson@gmail.com</text:p>
          </table:table-cell>
          <table:table-cell office:value-type="string">
            <text:p>NDsjDXTP8uy3</text:p>
          </table:table-cell>
          <table:table-cell/>
        </table:table-row>
        <table:table-row table:style-name="ro1">
          <table:table-cell office:value-type="string">
            <text:p>Alan</text:p>
          </table:table-cell>
          <table:table-cell office:value-type="string">
            <text:p>Bower</text:p>
          </table:table-cell>
          <table:table-cell office:value-type="string">
            <text:p>Male</text:p>
          </table:table-cell>
          <table:table-cell table:style-name="ce1" office:value-type="string">
            <text:p>31/08/1999</text:p>
          </table:table-cell>
          <table:table-cell table:formula="of:=[.A85]&amp;&quot;.&quot;&amp;[.B85]&amp;&quot;@gmail.com&quot;" office:value-type="string" office:string-value="Alan.Bower@gmail.com">
            <text:p>Alan.Bower@gmail.com</text:p>
          </table:table-cell>
          <table:table-cell office:value-type="string">
            <text:p>fDpXJasnvdQ3</text:p>
          </table:table-cell>
          <table:table-cell/>
        </table:table-row>
        <table:table-row table:style-name="ro1">
          <table:table-cell office:value-type="string">
            <text:p>Brandon</text:p>
          </table:table-cell>
          <table:table-cell office:value-type="string">
            <text:p>Morrison</text:p>
          </table:table-cell>
          <table:table-cell office:value-type="string">
            <text:p>Male</text:p>
          </table:table-cell>
          <table:table-cell table:style-name="ce1" office:value-type="string">
            <text:p>25/05/1991</text:p>
          </table:table-cell>
          <table:table-cell table:formula="of:=[.A86]&amp;&quot;.&quot;&amp;[.B86]&amp;&quot;@gmail.com&quot;" office:value-type="string" office:string-value="Brandon.Morrison@gmail.com">
            <text:p>Brandon.Morrison@gmail.com</text:p>
          </table:table-cell>
          <table:table-cell office:value-type="string">
            <text:p>Xbn8bPwfx8HQ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table:style-name="ce1" office:value-type="string">
            <text:p>09/06/1972</text:p>
          </table:table-cell>
          <table:table-cell table:formula="of:=[.A87]&amp;&quot;.&quot;&amp;[.B87]&amp;&quot;@gmail.com&quot;" office:value-type="string" office:string-value="Simon.Kerr@gmail.com">
            <text:p>Simon.Kerr@gmail.com</text:p>
          </table:table-cell>
          <table:table-cell office:value-type="string">
            <text:p>W8k6Kcc2xB8s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Parsons</text:p>
          </table:table-cell>
          <table:table-cell office:value-type="string">
            <text:p>Male</text:p>
          </table:table-cell>
          <table:table-cell table:style-name="ce1" office:value-type="string">
            <text:p>07/10/1971</text:p>
          </table:table-cell>
          <table:table-cell table:formula="of:=[.A88]&amp;&quot;.&quot;&amp;[.B88]&amp;&quot;@gmail.com&quot;" office:value-type="string" office:string-value="Harry.Parsons@gmail.com">
            <text:p>Harry.Parsons@gmail.com</text:p>
          </table:table-cell>
          <table:table-cell office:value-type="string">
            <text:p>Dm7x79Ks6UQk</text:p>
          </table:table-cell>
          <table: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Newman</text:p>
          </table:table-cell>
          <table:table-cell office:value-type="string">
            <text:p>Male</text:p>
          </table:table-cell>
          <table:table-cell table:style-name="ce1" office:value-type="string">
            <text:p>04/03/1978</text:p>
          </table:table-cell>
          <table:table-cell table:formula="of:=[.A89]&amp;&quot;.&quot;&amp;[.B89]&amp;&quot;@gmail.com&quot;" office:value-type="string" office:string-value="Paul.Newman@gmail.com">
            <text:p>Paul.Newman@gmail.com</text:p>
          </table:table-cell>
          <table:table-cell office:value-type="string">
            <text:p>cG99WTdYhPrD</text:p>
          </table:table-cell>
          <table: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Wilkins</text:p>
          </table:table-cell>
          <table:table-cell office:value-type="string">
            <text:p>Male</text:p>
          </table:table-cell>
          <table:table-cell table:style-name="ce1" office:value-type="string">
            <text:p>11/03/1973</text:p>
          </table:table-cell>
          <table:table-cell table:formula="of:=[.A90]&amp;&quot;.&quot;&amp;[.B90]&amp;&quot;@gmail.com&quot;" office:value-type="string" office:string-value="Adrian.Wilkins@gmail.com">
            <text:p>Adrian.Wilkins@gmail.com</text:p>
          </table:table-cell>
          <table:table-cell office:value-type="string">
            <text:p>NrqM49SujDUa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table:style-name="ce1" office:value-type="string">
            <text:p>11/01/1984</text:p>
          </table:table-cell>
          <table:table-cell table:formula="of:=[.A91]&amp;&quot;.&quot;&amp;[.B91]&amp;&quot;@gmail.com&quot;" office:value-type="string" office:string-value="Victor.Harris@gmail.com">
            <text:p>Victor.Harris@gmail.com</text:p>
          </table:table-cell>
          <table:table-cell office:value-type="string">
            <text:p>gHEk4ftvbTux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McGrath</text:p>
          </table:table-cell>
          <table:table-cell office:value-type="string">
            <text:p>Male</text:p>
          </table:table-cell>
          <table:table-cell table:style-name="ce1" office:value-type="string">
            <text:p>13/01/1983</text:p>
          </table:table-cell>
          <table:table-cell table:formula="of:=[.A92]&amp;&quot;.&quot;&amp;[.B92]&amp;&quot;@gmail.com&quot;" office:value-type="string" office:string-value="Michael.McGrath@gmail.com">
            <text:p>Michael.McGrath@gmail.com</text:p>
          </table:table-cell>
          <table:table-cell office:value-type="string">
            <text:p>E4FENVdSc4Xu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Graham</text:p>
          </table:table-cell>
          <table:table-cell office:value-type="string">
            <text:p>Male</text:p>
          </table:table-cell>
          <table:table-cell table:style-name="ce1" office:value-type="string">
            <text:p>01/07/2015</text:p>
          </table:table-cell>
          <table:table-cell table:formula="of:=[.A93]&amp;&quot;.&quot;&amp;[.B93]&amp;&quot;@gmail.com&quot;" office:value-type="string" office:string-value="Liam.Graham@gmail.com">
            <text:p>Liam.Graham@gmail.com</text:p>
          </table:table-cell>
          <table:table-cell office:value-type="string">
            <text:p>2LcJ46MS9hwG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Hardacre</text:p>
          </table:table-cell>
          <table:table-cell office:value-type="string">
            <text:p>Male</text:p>
          </table:table-cell>
          <table:table-cell table:style-name="ce1" office:value-type="string">
            <text:p>02/09/2015</text:p>
          </table:table-cell>
          <table:table-cell table:formula="of:=[.A94]&amp;&quot;.&quot;&amp;[.B94]&amp;&quot;@gmail.com&quot;" office:value-type="string" office:string-value="Leonard.Hardacre@gmail.com">
            <text:p>Leonard.Hardacre@gmail.com</text:p>
          </table:table-cell>
          <table:table-cell office:value-type="string">
            <text:p>EQsg4knD8bg5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 office:value-type="string">
            <text:p>Graham</text:p>
          </table:table-cell>
          <table:table-cell office:value-type="string">
            <text:p>Male</text:p>
          </table:table-cell>
          <table:table-cell table:style-name="ce1" office:value-type="string">
            <text:p>07/04/1985</text:p>
          </table:table-cell>
          <table:table-cell table:formula="of:=[.A95]&amp;&quot;.&quot;&amp;[.B95]&amp;&quot;@gmail.com&quot;" office:value-type="string" office:string-value="Luke.Graham@gmail.com">
            <text:p>Luke.Graham@gmail.com</text:p>
          </table:table-cell>
          <table:table-cell office:value-type="string">
            <text:p>HFwGGqVykNwZ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table:style-name="ce1" office:value-type="string">
            <text:p>12/04/1995</text:p>
          </table:table-cell>
          <table:table-cell table:formula="of:=[.A96]&amp;&quot;.&quot;&amp;[.B96]&amp;&quot;@gmail.com&quot;" office:value-type="string" office:string-value="Tim.Kerr@gmail.com">
            <text:p>Tim.Kerr@gmail.com</text:p>
          </table:table-cell>
          <table:table-cell office:value-type="string">
            <text:p>2Yr9hUp3VpxV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Hodges</text:p>
          </table:table-cell>
          <table:table-cell office:value-type="string">
            <text:p>Male</text:p>
          </table:table-cell>
          <table:table-cell table:style-name="ce1" office:value-type="string">
            <text:p>31/08/2015</text:p>
          </table:table-cell>
          <table:table-cell table:formula="of:=[.A97]&amp;&quot;.&quot;&amp;[.B97]&amp;&quot;@gmail.com&quot;" office:value-type="string" office:string-value="Dan.Hodges@gmail.com">
            <text:p>Dan.Hodges@gmail.com</text:p>
          </table:table-cell>
          <table:table-cell office:value-type="string">
            <text:p>4ft7akJa7CHN</text:p>
          </table:table-cell>
          <table:table-cell/>
        </table:table-row>
        <table:table-row table:style-name="ro1">
          <table:table-cell office:value-type="string">
            <text:p>Gavin</text:p>
          </table:table-cell>
          <table:table-cell office:value-type="string">
            <text:p>Hardacre</text:p>
          </table:table-cell>
          <table:table-cell office:value-type="string">
            <text:p>Male</text:p>
          </table:table-cell>
          <table:table-cell table:style-name="ce1" office:value-type="string">
            <text:p>14/09/2000</text:p>
          </table:table-cell>
          <table:table-cell table:formula="of:=[.A98]&amp;&quot;.&quot;&amp;[.B98]&amp;&quot;@gmail.com&quot;" office:value-type="string" office:string-value="Gavin.Hardacre@gmail.com">
            <text:p>Gavin.Hardacre@gmail.com</text:p>
          </table:table-cell>
          <table:table-cell office:value-type="string">
            <text:p>CHdQjvJK4cJj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Ellison</text:p>
          </table:table-cell>
          <table:table-cell office:value-type="string">
            <text:p>Male</text:p>
          </table:table-cell>
          <table:table-cell table:style-name="ce1" office:value-type="string">
            <text:p>16/02/1972</text:p>
          </table:table-cell>
          <table:table-cell table:formula="of:=[.A99]&amp;&quot;.&quot;&amp;[.B99]&amp;&quot;@gmail.com&quot;" office:value-type="string" office:string-value="Leonard.Ellison@gmail.com">
            <text:p>Leonard.Ellison@gmail.com</text:p>
          </table:table-cell>
          <table:table-cell office:value-type="string">
            <text:p>qguPxJDwNvGz</text:p>
          </table:table-cell>
          <table:table-cell/>
        </table:table-row>
        <table:table-row table:style-name="ro1">
          <table:table-cell office:value-type="string">
            <text:p>Lucas</text:p>
          </table:table-cell>
          <table:table-cell office:value-type="string">
            <text:p>Newman</text:p>
          </table:table-cell>
          <table:table-cell office:value-type="string">
            <text:p>Male</text:p>
          </table:table-cell>
          <table:table-cell table:style-name="ce1" office:value-type="string">
            <text:p>15/08/1986</text:p>
          </table:table-cell>
          <table:table-cell table:formula="of:=[.A100]&amp;&quot;.&quot;&amp;[.B100]&amp;&quot;@gmail.com&quot;" office:value-type="string" office:string-value="Lucas.Newman@gmail.com">
            <text:p>Lucas.Newman@gmail.com</text:p>
          </table:table-cell>
          <table:table-cell office:value-type="string">
            <text:p>ELxyN3B4y3ws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Bailey</text:p>
          </table:table-cell>
          <table:table-cell office:value-type="string">
            <text:p>Male</text:p>
          </table:table-cell>
          <table:table-cell table:style-name="ce1" office:value-type="string">
            <text:p>07/02/2006</text:p>
          </table:table-cell>
          <table:table-cell table:formula="of:=[.A101]&amp;&quot;.&quot;&amp;[.B101]&amp;&quot;@gmail.com&quot;" office:value-type="string" office:string-value="Leonard.Bailey@gmail.com">
            <text:p>Leonard.Bailey@gmail.com</text:p>
          </table:table-cell>
          <table:table-cell office:value-type="string">
            <text:p>kxjBR6gtpR5d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North</text:p>
          </table:table-cell>
          <table:table-cell office:value-type="string">
            <text:p>Male</text:p>
          </table:table-cell>
          <table:table-cell table:style-name="ce1" office:value-type="string">
            <text:p>06/05/1971</text:p>
          </table:table-cell>
          <table:table-cell table:formula="of:=[.A102]&amp;&quot;.&quot;&amp;[.B102]&amp;&quot;@gmail.com&quot;" office:value-type="string" office:string-value="Piers.North@gmail.com">
            <text:p>Piers.North@gmail.com</text:p>
          </table:table-cell>
          <table:table-cell office:value-type="string">
            <text:p>qPKFpkeUCU5L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Fisher</text:p>
          </table:table-cell>
          <table:table-cell office:value-type="string">
            <text:p>Male</text:p>
          </table:table-cell>
          <table:table-cell table:style-name="ce1" office:value-type="string">
            <text:p>12/09/1982</text:p>
          </table:table-cell>
          <table:table-cell table:formula="of:=[.A103]&amp;&quot;.&quot;&amp;[.B103]&amp;&quot;@gmail.com&quot;" office:value-type="string" office:string-value="Brian.Fisher@gmail.com">
            <text:p>Brian.Fisher@gmail.com</text:p>
          </table:table-cell>
          <table:table-cell office:value-type="string">
            <text:p>HN88mtWZbn56</text:p>
          </table:table-cell>
          <table:table-cell/>
        </table:table-row>
        <table:table-row table:style-name="ro1">
          <table:table-cell office:value-type="string">
            <text:p>Gavin</text:p>
          </table:table-cell>
          <table:table-cell office:value-type="string">
            <text:p>Robertson</text:p>
          </table:table-cell>
          <table:table-cell office:value-type="string">
            <text:p>Male</text:p>
          </table:table-cell>
          <table:table-cell table:style-name="ce1" office:value-type="string">
            <text:p>14/07/1987</text:p>
          </table:table-cell>
          <table:table-cell table:formula="of:=[.A104]&amp;&quot;.&quot;&amp;[.B104]&amp;&quot;@gmail.com&quot;" office:value-type="string" office:string-value="Gavin.Robertson@gmail.com">
            <text:p>Gavin.Robertson@gmail.com</text:p>
          </table:table-cell>
          <table:table-cell office:value-type="string">
            <text:p>AMHMBZU5w5er</text:p>
          </table:table-cell>
          <table:table-cell/>
        </table:table-row>
        <table:table-row table:style-name="ro1">
          <table:table-cell office:value-type="string">
            <text:p>Jacob</text:p>
          </table:table-cell>
          <table:table-cell office:value-type="string">
            <text:p>Thomson</text:p>
          </table:table-cell>
          <table:table-cell office:value-type="string">
            <text:p>Male</text:p>
          </table:table-cell>
          <table:table-cell table:style-name="ce1" office:value-type="string">
            <text:p>26/12/1980</text:p>
          </table:table-cell>
          <table:table-cell table:formula="of:=[.A105]&amp;&quot;.&quot;&amp;[.B105]&amp;&quot;@gmail.com&quot;" office:value-type="string" office:string-value="Jacob.Thomson@gmail.com">
            <text:p>Jacob.Thomson@gmail.com</text:p>
          </table:table-cell>
          <table:table-cell office:value-type="string">
            <text:p>5dT8fvM4Y8Z9</text:p>
          </table:table-cell>
          <table:table-cell/>
        </table:table-row>
        <table:table-row table:style-name="ro1">
          <table:table-cell office:value-type="string">
            <text:p>Robert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table:style-name="ce1" office:value-type="string">
            <text:p>02/07/1999</text:p>
          </table:table-cell>
          <table:table-cell table:formula="of:=[.A106]&amp;&quot;.&quot;&amp;[.B106]&amp;&quot;@gmail.com&quot;" office:value-type="string" office:string-value="Robert.Lee@gmail.com">
            <text:p>Robert.Lee@gmail.com</text:p>
          </table:table-cell>
          <table:table-cell office:value-type="string">
            <text:p>Y6MzcDmnPHTQ</text:p>
          </table:table-cell>
          <table:table-cell/>
        </table:table-row>
        <table:table-row table:style-name="ro1">
          <table:table-cell office:value-type="string">
            <text:p>Matt</text:p>
          </table:table-cell>
          <table:table-cell office:value-type="string">
            <text:p>Arnold</text:p>
          </table:table-cell>
          <table:table-cell office:value-type="string">
            <text:p>Male</text:p>
          </table:table-cell>
          <table:table-cell table:style-name="ce1" office:value-type="string">
            <text:p>18/09/2010</text:p>
          </table:table-cell>
          <table:table-cell table:formula="of:=[.A107]&amp;&quot;.&quot;&amp;[.B107]&amp;&quot;@gmail.com&quot;" office:value-type="string" office:string-value="Matt.Arnold@gmail.com">
            <text:p>Matt.Arnold@gmail.com</text:p>
          </table:table-cell>
          <table:table-cell office:value-type="string">
            <text:p>y4whGTpndBX4</text:p>
          </table:table-cell>
          <table:table-cell/>
        </table:table-row>
        <table:table-row table:style-name="ro1">
          <table:table-cell office:value-type="string">
            <text:p>Jason</text:p>
          </table:table-cell>
          <table:table-cell office:value-type="string">
            <text:p>Fisher</text:p>
          </table:table-cell>
          <table:table-cell office:value-type="string">
            <text:p>Male</text:p>
          </table:table-cell>
          <table:table-cell table:style-name="ce1" office:value-type="string">
            <text:p>07/02/1987</text:p>
          </table:table-cell>
          <table:table-cell table:formula="of:=[.A108]&amp;&quot;.&quot;&amp;[.B108]&amp;&quot;@gmail.com&quot;" office:value-type="string" office:string-value="Jason.Fisher@gmail.com">
            <text:p>Jason.Fisher@gmail.com</text:p>
          </table:table-cell>
          <table:table-cell office:value-type="string">
            <text:p>ERsLXmwjs6Lx</text:p>
          </table:table-cell>
          <table:table-cell/>
        </table:table-row>
        <table:table-row table:style-name="ro1">
          <table:table-cell office:value-type="string">
            <text:p>Sam</text:p>
          </table:table-cell>
          <table:table-cell office:value-type="string">
            <text:p>Ince</text:p>
          </table:table-cell>
          <table:table-cell office:value-type="string">
            <text:p>Male</text:p>
          </table:table-cell>
          <table:table-cell table:style-name="ce1" office:value-type="string">
            <text:p>27/11/2009</text:p>
          </table:table-cell>
          <table:table-cell table:formula="of:=[.A109]&amp;&quot;.&quot;&amp;[.B109]&amp;&quot;@gmail.com&quot;" office:value-type="string" office:string-value="Sam.Ince@gmail.com">
            <text:p>Sam.Ince@gmail.com</text:p>
          </table:table-cell>
          <table:table-cell office:value-type="string">
            <text:p>HbMpqt3VfASm</text:p>
          </table:table-cell>
          <table:table-cell/>
        </table:table-row>
        <table:table-row table:style-name="ro1">
          <table:table-cell office:value-type="string">
            <text:p>Frank</text:p>
          </table:table-cell>
          <table:table-cell office:value-type="string">
            <text:p>Arnold</text:p>
          </table:table-cell>
          <table:table-cell office:value-type="string">
            <text:p>Male</text:p>
          </table:table-cell>
          <table:table-cell table:style-name="ce1" office:value-type="string">
            <text:p>19/05/2009</text:p>
          </table:table-cell>
          <table:table-cell table:formula="of:=[.A110]&amp;&quot;.&quot;&amp;[.B110]&amp;&quot;@gmail.com&quot;" office:value-type="string" office:string-value="Frank.Arnold@gmail.com">
            <text:p>Frank.Arnold@gmail.com</text:p>
          </table:table-cell>
          <table:table-cell office:value-type="string">
            <text:p>AWDj9YeUh5dN</text:p>
          </table:table-cell>
          <table:table-cell/>
        </table:table-row>
        <table:table-row table:style-name="ro1">
          <table:table-cell office:value-type="string">
            <text:p>Andrew</text:p>
          </table:table-cell>
          <table:table-cell office:value-type="string">
            <text:p>Jones</text:p>
          </table:table-cell>
          <table:table-cell office:value-type="string">
            <text:p>Male</text:p>
          </table:table-cell>
          <table:table-cell table:style-name="ce1" office:value-type="string">
            <text:p>17/02/1971</text:p>
          </table:table-cell>
          <table:table-cell table:formula="of:=[.A111]&amp;&quot;.&quot;&amp;[.B111]&amp;&quot;@gmail.com&quot;" office:value-type="string" office:string-value="Andrew.Jones@gmail.com">
            <text:p>Andrew.Jones@gmail.com</text:p>
          </table:table-cell>
          <table:table-cell office:value-type="string">
            <text:p>rBxkvHKJvtyV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Piper</text:p>
          </table:table-cell>
          <table:table-cell office:value-type="string">
            <text:p>Male</text:p>
          </table:table-cell>
          <table:table-cell table:style-name="ce1" office:value-type="string">
            <text:p>24/01/2000</text:p>
          </table:table-cell>
          <table:table-cell table:formula="of:=[.A112]&amp;&quot;.&quot;&amp;[.B112]&amp;&quot;@gmail.com&quot;" office:value-type="string" office:string-value="Joshua.Piper@gmail.com">
            <text:p>Joshua.Piper@gmail.com</text:p>
          </table:table-cell>
          <table:table-cell office:value-type="string">
            <text:p>ZQ9kqsDTj5fJ</text:p>
          </table:table-cell>
          <table: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Ince</text:p>
          </table:table-cell>
          <table:table-cell office:value-type="string">
            <text:p>Male</text:p>
          </table:table-cell>
          <table:table-cell table:style-name="ce1" office:value-type="string">
            <text:p>03/01/2008</text:p>
          </table:table-cell>
          <table:table-cell table:formula="of:=[.A113]&amp;&quot;.&quot;&amp;[.B113]&amp;&quot;@gmail.com&quot;" office:value-type="string" office:string-value="Paul.Ince@gmail.com">
            <text:p>Paul.Ince@gmail.com</text:p>
          </table:table-cell>
          <table:table-cell office:value-type="string">
            <text:p>8hdZg7G4mNCD</text:p>
          </table:table-cell>
          <table:table-cell/>
        </table:table-row>
        <table:table-row table:style-name="ro1">
          <table:table-cell office:value-type="string">
            <text:p>Nathan</text:p>
          </table:table-cell>
          <table:table-cell office:value-type="string">
            <text:p>Anderson</text:p>
          </table:table-cell>
          <table:table-cell office:value-type="string">
            <text:p>Male</text:p>
          </table:table-cell>
          <table:table-cell table:style-name="ce1" office:value-type="string">
            <text:p>19/08/1982</text:p>
          </table:table-cell>
          <table:table-cell table:formula="of:=[.A114]&amp;&quot;.&quot;&amp;[.B114]&amp;&quot;@gmail.com&quot;" office:value-type="string" office:string-value="Nathan.Anderson@gmail.com">
            <text:p>Nathan.Anderson@gmail.com</text:p>
          </table:table-cell>
          <table:table-cell office:value-type="string">
            <text:p>GtJGTfRW6GD4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Walker</text:p>
          </table:table-cell>
          <table:table-cell office:value-type="string">
            <text:p>Male</text:p>
          </table:table-cell>
          <table:table-cell table:style-name="ce1" office:value-type="string">
            <text:p>14/08/2012</text:p>
          </table:table-cell>
          <table:table-cell table:formula="of:=[.A115]&amp;&quot;.&quot;&amp;[.B115]&amp;&quot;@gmail.com&quot;" office:value-type="string" office:string-value="Isaac.Walker@gmail.com">
            <text:p>Isaac.Walker@gmail.com</text:p>
          </table:table-cell>
          <table:table-cell office:value-type="string">
            <text:p>UUkf7ZQu2ANF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table:style-name="ce1" office:value-type="string">
            <text:p>12/03/2008</text:p>
          </table:table-cell>
          <table:table-cell table:formula="of:=[.A116]&amp;&quot;.&quot;&amp;[.B116]&amp;&quot;@gmail.com&quot;" office:value-type="string" office:string-value="Piers.McLean@gmail.com">
            <text:p>Piers.McLean@gmail.com</text:p>
          </table:table-cell>
          <table:table-cell office:value-type="string">
            <text:p>9v4ZHDyjAwEE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Ogden</text:p>
          </table:table-cell>
          <table:table-cell office:value-type="string">
            <text:p>Male</text:p>
          </table:table-cell>
          <table:table-cell table:style-name="ce1" office:value-type="string">
            <text:p>22/01/1976</text:p>
          </table:table-cell>
          <table:table-cell table:formula="of:=[.A117]&amp;&quot;.&quot;&amp;[.B117]&amp;&quot;@gmail.com&quot;" office:value-type="string" office:string-value="Jack.Ogden@gmail.com">
            <text:p>Jack.Ogden@gmail.com</text:p>
          </table:table-cell>
          <table:table-cell office:value-type="string">
            <text:p>t7dgRRmkqDS2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Davidson</text:p>
          </table:table-cell>
          <table:table-cell office:value-type="string">
            <text:p>Male</text:p>
          </table:table-cell>
          <table:table-cell table:style-name="ce1" office:value-type="string">
            <text:p>24/02/2012</text:p>
          </table:table-cell>
          <table:table-cell table:formula="of:=[.A118]&amp;&quot;.&quot;&amp;[.B118]&amp;&quot;@gmail.com&quot;" office:value-type="string" office:string-value="Brian.Davidson@gmail.com">
            <text:p>Brian.Davidson@gmail.com</text:p>
          </table:table-cell>
          <table:table-cell office:value-type="string">
            <text:p>STQdzDaggEHw</text:p>
          </table:table-cell>
          <table:table-cell/>
        </table:table-row>
        <table:table-row table:style-name="ro1">
          <table:table-cell office:value-type="string">
            <text:p>Dylan</text:p>
          </table:table-cell>
          <table:table-cell office:value-type="string">
            <text:p>Cornish</text:p>
          </table:table-cell>
          <table:table-cell office:value-type="string">
            <text:p>Male</text:p>
          </table:table-cell>
          <table:table-cell table:style-name="ce1" office:value-type="string">
            <text:p>10/05/1971</text:p>
          </table:table-cell>
          <table:table-cell table:formula="of:=[.A119]&amp;&quot;.&quot;&amp;[.B119]&amp;&quot;@gmail.com&quot;" office:value-type="string" office:string-value="Dylan.Cornish@gmail.com">
            <text:p>Dylan.Cornish@gmail.com</text:p>
          </table:table-cell>
          <table:table-cell office:value-type="string">
            <text:p>H4CVEyeEN3dX</text:p>
          </table:table-cell>
          <table:table-cell/>
        </table:table-row>
        <table:table-row table:style-name="ro1">
          <table:table-cell office:value-type="string">
            <text:p>Nathan</text:p>
          </table:table-cell>
          <table:table-cell office:value-type="string">
            <text:p>Mackay</text:p>
          </table:table-cell>
          <table:table-cell office:value-type="string">
            <text:p>Male</text:p>
          </table:table-cell>
          <table:table-cell table:style-name="ce1" office:value-type="string">
            <text:p>27/11/1992</text:p>
          </table:table-cell>
          <table:table-cell table:formula="of:=[.A120]&amp;&quot;.&quot;&amp;[.B120]&amp;&quot;@gmail.com&quot;" office:value-type="string" office:string-value="Nathan.Mackay@gmail.com">
            <text:p>Nathan.Mackay@gmail.com</text:p>
          </table:table-cell>
          <table:table-cell office:value-type="string">
            <text:p>jBgPbbG7mwVA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table:style-name="ce1" office:value-type="string">
            <text:p>27/05/1972</text:p>
          </table:table-cell>
          <table:table-cell table:formula="of:=[.A121]&amp;&quot;.&quot;&amp;[.B121]&amp;&quot;@gmail.com&quot;" office:value-type="string" office:string-value="Thomas.Gray@gmail.com">
            <text:p>Thomas.Gray@gmail.com</text:p>
          </table:table-cell>
          <table:table-cell office:value-type="string">
            <text:p>KDaZA8buQQXr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Robertson</text:p>
          </table:table-cell>
          <table:table-cell office:value-type="string">
            <text:p>Male</text:p>
          </table:table-cell>
          <table:table-cell table:style-name="ce1" office:value-type="string">
            <text:p>27/12/1997</text:p>
          </table:table-cell>
          <table:table-cell table:formula="of:=[.A122]&amp;&quot;.&quot;&amp;[.B122]&amp;&quot;@gmail.com&quot;" office:value-type="string" office:string-value="James.Robertson@gmail.com">
            <text:p>James.Robertson@gmail.com</text:p>
          </table:table-cell>
          <table:table-cell office:value-type="string">
            <text:p>XyzfJdmJdyh2</text:p>
          </table:table-cell>
          <table:table-cell/>
        </table:table-row>
        <table:table-row table:style-name="ro1">
          <table:table-cell office:value-type="string">
            <text:p>Ian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table:style-name="ce1" office:value-type="string">
            <text:p>26/04/1988</text:p>
          </table:table-cell>
          <table:table-cell table:formula="of:=[.A123]&amp;&quot;.&quot;&amp;[.B123]&amp;&quot;@gmail.com&quot;" office:value-type="string" office:string-value="Ian.King@gmail.com">
            <text:p>Ian.King@gmail.com</text:p>
          </table:table-cell>
          <table:table-cell office:value-type="string">
            <text:p>Maeg9h7zKJ6a</text:p>
          </table:table-cell>
          <table:table-cell/>
        </table:table-row>
        <table:table-row table:style-name="ro1">
          <table:table-cell office:value-type="string">
            <text:p>Ian</text:p>
          </table:table-cell>
          <table:table-cell office:value-type="string">
            <text:p>Wilkins</text:p>
          </table:table-cell>
          <table:table-cell office:value-type="string">
            <text:p>Male</text:p>
          </table:table-cell>
          <table:table-cell table:style-name="ce1" office:value-type="string">
            <text:p>24/06/1978</text:p>
          </table:table-cell>
          <table:table-cell table:formula="of:=[.A124]&amp;&quot;.&quot;&amp;[.B124]&amp;&quot;@gmail.com&quot;" office:value-type="string" office:string-value="Ian.Wilkins@gmail.com">
            <text:p>Ian.Wilkins@gmail.com</text:p>
          </table:table-cell>
          <table:table-cell office:value-type="string">
            <text:p>3df8xb5vkkG4</text:p>
          </table:table-cell>
          <table:table-cell/>
        </table:table-row>
        <table:table-row table:style-name="ro1">
          <table:table-cell office:value-type="string">
            <text:p>Neil</text:p>
          </table:table-cell>
          <table:table-cell office:value-type="string">
            <text:p>Howard</text:p>
          </table:table-cell>
          <table:table-cell office:value-type="string">
            <text:p>Male</text:p>
          </table:table-cell>
          <table:table-cell table:style-name="ce1" office:value-type="string">
            <text:p>23/12/2009</text:p>
          </table:table-cell>
          <table:table-cell table:formula="of:=[.A125]&amp;&quot;.&quot;&amp;[.B125]&amp;&quot;@gmail.com&quot;" office:value-type="string" office:string-value="Neil.Howard@gmail.com">
            <text:p>Neil.Howard@gmail.com</text:p>
          </table:table-cell>
          <table:table-cell office:value-type="string">
            <text:p>UX3x8gw3c4CF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table:style-name="ce1" office:value-type="string">
            <text:p>20/05/1973</text:p>
          </table:table-cell>
          <table:table-cell table:formula="of:=[.A126]&amp;&quot;.&quot;&amp;[.B126]&amp;&quot;@gmail.com&quot;" office:value-type="string" office:string-value="Eric.Black@gmail.com">
            <text:p>Eric.Black@gmail.com</text:p>
          </table:table-cell>
          <table:table-cell office:value-type="string">
            <text:p>yVJHwzwQQGny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Campbell</text:p>
          </table:table-cell>
          <table:table-cell office:value-type="string">
            <text:p>Male</text:p>
          </table:table-cell>
          <table:table-cell table:style-name="ce1" office:value-type="string">
            <text:p>03/06/1992</text:p>
          </table:table-cell>
          <table:table-cell table:formula="of:=[.A127]&amp;&quot;.&quot;&amp;[.B127]&amp;&quot;@gmail.com&quot;" office:value-type="string" office:string-value="William.Campbell@gmail.com">
            <text:p>William.Campbell@gmail.com</text:p>
          </table:table-cell>
          <table:table-cell office:value-type="string">
            <text:p>aqrqvSyAhsDr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Paterson</text:p>
          </table:table-cell>
          <table:table-cell office:value-type="string">
            <text:p>Male</text:p>
          </table:table-cell>
          <table:table-cell table:style-name="ce1" office:value-type="string">
            <text:p>29/11/1995</text:p>
          </table:table-cell>
          <table:table-cell table:formula="of:=[.A128]&amp;&quot;.&quot;&amp;[.B128]&amp;&quot;@gmail.com&quot;" office:value-type="string" office:string-value="Dan.Paterson@gmail.com">
            <text:p>Dan.Paterson@gmail.com</text:p>
          </table:table-cell>
          <table:table-cell office:value-type="string">
            <text:p>hUc7UVkGLQXv</text:p>
          </table:table-cell>
          <table:table-cell/>
        </table:table-row>
        <table:table-row table:style-name="ro1">
          <table:table-cell office:value-type="string">
            <text:p>Trevor</text:p>
          </table:table-cell>
          <table:table-cell office:value-type="string">
            <text:p>Glover</text:p>
          </table:table-cell>
          <table:table-cell office:value-type="string">
            <text:p>Male</text:p>
          </table:table-cell>
          <table:table-cell table:style-name="ce1" office:value-type="string">
            <text:p>10/04/1988</text:p>
          </table:table-cell>
          <table:table-cell table:formula="of:=[.A129]&amp;&quot;.&quot;&amp;[.B129]&amp;&quot;@gmail.com&quot;" office:value-type="string" office:string-value="Trevor.Glover@gmail.com">
            <text:p>Trevor.Glover@gmail.com</text:p>
          </table:table-cell>
          <table:table-cell office:value-type="string">
            <text:p>jm9YYrrb8pnY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Slater</text:p>
          </table:table-cell>
          <table:table-cell office:value-type="string">
            <text:p>Male</text:p>
          </table:table-cell>
          <table:table-cell table:style-name="ce1" office:value-type="string">
            <text:p>09/08/1981</text:p>
          </table:table-cell>
          <table:table-cell table:formula="of:=[.A130]&amp;&quot;.&quot;&amp;[.B130]&amp;&quot;@gmail.com&quot;" office:value-type="string" office:string-value="Simon.Slater@gmail.com">
            <text:p>Simon.Slater@gmail.com</text:p>
          </table:table-cell>
          <table:table-cell office:value-type="string">
            <text:p>wCSyyt38x5gv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table:style-name="ce1" office:value-type="string">
            <text:p>06/01/1993</text:p>
          </table:table-cell>
          <table:table-cell table:formula="of:=[.A131]&amp;&quot;.&quot;&amp;[.B131]&amp;&quot;@gmail.com&quot;" office:value-type="string" office:string-value="Jack.Gray@gmail.com">
            <text:p>Jack.Gray@gmail.com</text:p>
          </table:table-cell>
          <table:table-cell office:value-type="string">
            <text:p>makRhqQk3KCS</text:p>
          </table:table-cell>
          <table:table-cell/>
        </table:table-row>
        <table:table-row table:style-name="ro1">
          <table:table-cell office:value-type="string">
            <text:p>Frank</text:p>
          </table:table-cell>
          <table:table-cell office:value-type="string">
            <text:p>Butler</text:p>
          </table:table-cell>
          <table:table-cell office:value-type="string">
            <text:p>Male</text:p>
          </table:table-cell>
          <table:table-cell table:style-name="ce1" office:value-type="string">
            <text:p>25/10/1973</text:p>
          </table:table-cell>
          <table:table-cell table:formula="of:=[.A132]&amp;&quot;.&quot;&amp;[.B132]&amp;&quot;@gmail.com&quot;" office:value-type="string" office:string-value="Frank.Butler@gmail.com">
            <text:p>Frank.Butler@gmail.com</text:p>
          </table:table-cell>
          <table:table-cell office:value-type="string">
            <text:p>N7KeHt8nPQUc</text:p>
          </table:table-cell>
          <table:table-cell/>
        </table:table-row>
        <table:table-row table:style-name="ro1">
          <table:table-cell office:value-type="string">
            <text:p>David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table:style-name="ce1" office:value-type="string">
            <text:p>06/08/2006</text:p>
          </table:table-cell>
          <table:table-cell table:formula="of:=[.A133]&amp;&quot;.&quot;&amp;[.B133]&amp;&quot;@gmail.com&quot;" office:value-type="string" office:string-value="David.Hemmings@gmail.com">
            <text:p>David.Hemmings@gmail.com</text:p>
          </table:table-cell>
          <table:table-cell office:value-type="string">
            <text:p>SYnBhXCVpw7C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table:style-name="ce1" office:value-type="string">
            <text:p>07/07/2010</text:p>
          </table:table-cell>
          <table:table-cell table:formula="of:=[.A134]&amp;&quot;.&quot;&amp;[.B134]&amp;&quot;@gmail.com&quot;" office:value-type="string" office:string-value="Dan.Tucker@gmail.com">
            <text:p>Dan.Tucker@gmail.com</text:p>
          </table:table-cell>
          <table:table-cell office:value-type="string">
            <text:p>BERFYrj9YE9d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Chapman</text:p>
          </table:table-cell>
          <table:table-cell office:value-type="string">
            <text:p>Male</text:p>
          </table:table-cell>
          <table:table-cell table:style-name="ce1" office:value-type="string">
            <text:p>26/03/1988</text:p>
          </table:table-cell>
          <table:table-cell table:formula="of:=[.A135]&amp;&quot;.&quot;&amp;[.B135]&amp;&quot;@gmail.com&quot;" office:value-type="string" office:string-value="Kevin.Chapman@gmail.com">
            <text:p>Kevin.Chapman@gmail.com</text:p>
          </table:table-cell>
          <table:table-cell office:value-type="string">
            <text:p>acBVFRmnpSS9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Anderson</text:p>
          </table:table-cell>
          <table:table-cell office:value-type="string">
            <text:p>Male</text:p>
          </table:table-cell>
          <table:table-cell table:style-name="ce1" office:value-type="string">
            <text:p>15/06/1972</text:p>
          </table:table-cell>
          <table:table-cell table:formula="of:=[.A136]&amp;&quot;.&quot;&amp;[.B136]&amp;&quot;@gmail.com&quot;" office:value-type="string" office:string-value="Thomas.Anderson@gmail.com">
            <text:p>Thomas.Anderson@gmail.com</text:p>
          </table:table-cell>
          <table:table-cell office:value-type="string">
            <text:p>2wF54JDw9S5z</text:p>
          </table:table-cell>
          <table:table-cell/>
        </table:table-row>
        <table:table-row table:style-name="ro1">
          <table:table-cell office:value-type="string">
            <text:p>Alan</text:p>
          </table:table-cell>
          <table:table-cell office:value-type="string">
            <text:p>Fraser</text:p>
          </table:table-cell>
          <table:table-cell office:value-type="string">
            <text:p>Male</text:p>
          </table:table-cell>
          <table:table-cell table:style-name="ce1" office:value-type="string">
            <text:p>03/11/1971</text:p>
          </table:table-cell>
          <table:table-cell table:formula="of:=[.A137]&amp;&quot;.&quot;&amp;[.B137]&amp;&quot;@gmail.com&quot;" office:value-type="string" office:string-value="Alan.Fraser@gmail.com">
            <text:p>Alan.Fraser@gmail.com</text:p>
          </table:table-cell>
          <table:table-cell office:value-type="string">
            <text:p>nnc8kHsxWqXZ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May</text:p>
          </table:table-cell>
          <table:table-cell office:value-type="string">
            <text:p>Male</text:p>
          </table:table-cell>
          <table:table-cell table:style-name="ce1" office:value-type="string">
            <text:p>28/10/1992</text:p>
          </table:table-cell>
          <table:table-cell table:formula="of:=[.A138]&amp;&quot;.&quot;&amp;[.B138]&amp;&quot;@gmail.com&quot;" office:value-type="string" office:string-value="Victor.May@gmail.com">
            <text:p>Victor.May@gmail.com</text:p>
          </table:table-cell>
          <table:table-cell office:value-type="string">
            <text:p>69dyHTmhM8TQ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table:style-name="ce1" office:value-type="string">
            <text:p>27/09/1988</text:p>
          </table:table-cell>
          <table:table-cell table:formula="of:=[.A139]&amp;&quot;.&quot;&amp;[.B139]&amp;&quot;@gmail.com&quot;" office:value-type="string" office:string-value="John.MacDonald@gmail.com">
            <text:p>John.MacDonald@gmail.com</text:p>
          </table:table-cell>
          <table:table-cell office:value-type="string">
            <text:p>RPNQdLgxVT4K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Thomson</text:p>
          </table:table-cell>
          <table:table-cell office:value-type="string">
            <text:p>Male</text:p>
          </table:table-cell>
          <table:table-cell table:style-name="ce1" office:value-type="string">
            <text:p>31/03/1998</text:p>
          </table:table-cell>
          <table:table-cell table:formula="of:=[.A140]&amp;&quot;.&quot;&amp;[.B140]&amp;&quot;@gmail.com&quot;" office:value-type="string" office:string-value="Victor.Thomson@gmail.com">
            <text:p>Victor.Thomson@gmail.com</text:p>
          </table:table-cell>
          <table:table-cell office:value-type="string">
            <text:p>uFQ6uZ3aRGDA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table:style-name="ce1" office:value-type="string">
            <text:p>07/10/2007</text:p>
          </table:table-cell>
          <table:table-cell table:formula="of:=[.A141]&amp;&quot;.&quot;&amp;[.B141]&amp;&quot;@gmail.com&quot;" office:value-type="string" office:string-value="Warren.Nash@gmail.com">
            <text:p>Warren.Nash@gmail.com</text:p>
          </table:table-cell>
          <table:table-cell office:value-type="string">
            <text:p>mAUbG9J7Sna2</text:p>
          </table:table-cell>
          <table:table-cell/>
        </table:table-row>
        <table:table-row table:style-name="ro1">
          <table:table-cell office:value-type="string">
            <text:p>Justin</text:p>
          </table:table-cell>
          <table:table-cell office:value-type="string">
            <text:p>Butler</text:p>
          </table:table-cell>
          <table:table-cell office:value-type="string">
            <text:p>Male</text:p>
          </table:table-cell>
          <table:table-cell table:style-name="ce1" office:value-type="string">
            <text:p>23/01/1986</text:p>
          </table:table-cell>
          <table:table-cell table:formula="of:=[.A142]&amp;&quot;.&quot;&amp;[.B142]&amp;&quot;@gmail.com&quot;" office:value-type="string" office:string-value="Justin.Butler@gmail.com">
            <text:p>Justin.Butler@gmail.com</text:p>
          </table:table-cell>
          <table:table-cell office:value-type="string">
            <text:p>qxuPD78D3d6e</text:p>
          </table:table-cell>
          <table:table-cell/>
        </table:table-row>
        <table:table-row table:style-name="ro1">
          <table:table-cell office:value-type="string">
            <text:p>Oliver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table:style-name="ce1" office:value-type="string">
            <text:p>19/09/1977</text:p>
          </table:table-cell>
          <table:table-cell table:formula="of:=[.A143]&amp;&quot;.&quot;&amp;[.B143]&amp;&quot;@gmail.com&quot;" office:value-type="string" office:string-value="Oliver.Harris@gmail.com">
            <text:p>Oliver.Harris@gmail.com</text:p>
          </table:table-cell>
          <table:table-cell office:value-type="string">
            <text:p>94Rs9EU3nyZb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 office:value-type="string">
            <text:p>Manning</text:p>
          </table:table-cell>
          <table:table-cell office:value-type="string">
            <text:p>Male</text:p>
          </table:table-cell>
          <table:table-cell table:style-name="ce1" office:value-type="string">
            <text:p>29/05/1975</text:p>
          </table:table-cell>
          <table:table-cell table:formula="of:=[.A144]&amp;&quot;.&quot;&amp;[.B144]&amp;&quot;@gmail.com&quot;" office:value-type="string" office:string-value="Luke.Manning@gmail.com">
            <text:p>Luke.Manning@gmail.com</text:p>
          </table:table-cell>
          <table:table-cell office:value-type="string">
            <text:p>Wer5KwXQvXn5</text:p>
          </table:table-cell>
          <table:table-cell/>
        </table:table-row>
        <table:table-row table:style-name="ro1">
          <table:table-cell office:value-type="string">
            <text:p>Matt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table:style-name="ce1" office:value-type="string">
            <text:p>07/04/1988</text:p>
          </table:table-cell>
          <table:table-cell table:formula="of:=[.A145]&amp;&quot;.&quot;&amp;[.B145]&amp;&quot;@gmail.com&quot;" office:value-type="string" office:string-value="Matt.Johnston@gmail.com">
            <text:p>Matt.Johnston@gmail.com</text:p>
          </table:table-cell>
          <table:table-cell office:value-type="string">
            <text:p>D45PXkXwjcdb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table:style-name="ce1" office:value-type="string">
            <text:p>14/03/2013</text:p>
          </table:table-cell>
          <table:table-cell table:formula="of:=[.A146]&amp;&quot;.&quot;&amp;[.B146]&amp;&quot;@gmail.com&quot;" office:value-type="string" office:string-value="Victor.Langdon@gmail.com">
            <text:p>Victor.Langdon@gmail.com</text:p>
          </table:table-cell>
          <table:table-cell office:value-type="string">
            <text:p>EasH7DUHGYXD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Fraser</text:p>
          </table:table-cell>
          <table:table-cell office:value-type="string">
            <text:p>Male</text:p>
          </table:table-cell>
          <table:table-cell table:style-name="ce1" office:value-type="string">
            <text:p>27/02/1986</text:p>
          </table:table-cell>
          <table:table-cell table:formula="of:=[.A147]&amp;&quot;.&quot;&amp;[.B147]&amp;&quot;@gmail.com&quot;" office:value-type="string" office:string-value="Stewart.Fraser@gmail.com">
            <text:p>Stewart.Fraser@gmail.com</text:p>
          </table:table-cell>
          <table:table-cell office:value-type="string">
            <text:p>k9UsxkvTw6vY</text:p>
          </table:table-cell>
          <table:table-cell/>
        </table:table-row>
        <table:table-row table:style-name="ro1">
          <table:table-cell office:value-type="string">
            <text:p>Ryan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table:style-name="ce1" office:value-type="string">
            <text:p>11/11/1974</text:p>
          </table:table-cell>
          <table:table-cell table:formula="of:=[.A148]&amp;&quot;.&quot;&amp;[.B148]&amp;&quot;@gmail.com&quot;" office:value-type="string" office:string-value="Ryan.King@gmail.com">
            <text:p>Ryan.King@gmail.com</text:p>
          </table:table-cell>
          <table:table-cell office:value-type="string">
            <text:p>hWqk7nEjX5da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table:style-name="ce1" office:value-type="string">
            <text:p>01/08/2015</text:p>
          </table:table-cell>
          <table:table-cell table:formula="of:=[.A149]&amp;&quot;.&quot;&amp;[.B149]&amp;&quot;@gmail.com&quot;" office:value-type="string" office:string-value="Stewart.MacLeod@gmail.com">
            <text:p>Stewart.MacLeod@gmail.com</text:p>
          </table:table-cell>
          <table:table-cell office:value-type="string">
            <text:p>vvW4jThBpmRE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table:style-name="ce1" office:value-type="string">
            <text:p>21/06/2013</text:p>
          </table:table-cell>
          <table:table-cell table:formula="of:=[.A150]&amp;&quot;.&quot;&amp;[.B150]&amp;&quot;@gmail.com&quot;" office:value-type="string" office:string-value="Boris.King@gmail.com">
            <text:p>Boris.King@gmail.com</text:p>
          </table:table-cell>
          <table:table-cell office:value-type="string">
            <text:p>uR6HE6qsBvMJ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table:style-name="ce1" office:value-type="string">
            <text:p>27/01/1979</text:p>
          </table:table-cell>
          <table:table-cell table:formula="of:=[.A151]&amp;&quot;.&quot;&amp;[.B151]&amp;&quot;@gmail.com&quot;" office:value-type="string" office:string-value="Eric.Ball@gmail.com">
            <text:p>Eric.Ball@gmail.com</text:p>
          </table:table-cell>
          <table:table-cell office:value-type="string">
            <text:p>9wr5UWp67dM9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Lawrence</text:p>
          </table:table-cell>
          <table:table-cell office:value-type="string">
            <text:p>Male</text:p>
          </table:table-cell>
          <table:table-cell table:style-name="ce1" office:value-type="string">
            <text:p>24/09/1984</text:p>
          </table:table-cell>
          <table:table-cell table:formula="of:=[.A152]&amp;&quot;.&quot;&amp;[.B152]&amp;&quot;@gmail.com&quot;" office:value-type="string" office:string-value="Leonard.Lawrence@gmail.com">
            <text:p>Leonard.Lawrence@gmail.com</text:p>
          </table:table-cell>
          <table:table-cell office:value-type="string">
            <text:p>5UW37UsadrQw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Cornish</text:p>
          </table:table-cell>
          <table:table-cell office:value-type="string">
            <text:p>Male</text:p>
          </table:table-cell>
          <table:table-cell table:style-name="ce1" office:value-type="string">
            <text:p>07/08/1975</text:p>
          </table:table-cell>
          <table:table-cell table:formula="of:=[.A153]&amp;&quot;.&quot;&amp;[.B153]&amp;&quot;@gmail.com&quot;" office:value-type="string" office:string-value="Jonathan.Cornish@gmail.com">
            <text:p>Jonathan.Cornish@gmail.com</text:p>
          </table:table-cell>
          <table:table-cell office:value-type="string">
            <text:p>mPmb6dnJvcJw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Kelly</text:p>
          </table:table-cell>
          <table:table-cell office:value-type="string">
            <text:p>Male</text:p>
          </table:table-cell>
          <table:table-cell table:style-name="ce1" office:value-type="string">
            <text:p>23/06/1972</text:p>
          </table:table-cell>
          <table:table-cell table:formula="of:=[.A154]&amp;&quot;.&quot;&amp;[.B154]&amp;&quot;@gmail.com&quot;" office:value-type="string" office:string-value="Harry.Kelly@gmail.com">
            <text:p>Harry.Kelly@gmail.com</text:p>
          </table:table-cell>
          <table:table-cell office:value-type="string">
            <text:p>JcaMLFFQy3vj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Bond</text:p>
          </table:table-cell>
          <table:table-cell office:value-type="string">
            <text:p>Male</text:p>
          </table:table-cell>
          <table:table-cell table:style-name="ce1" office:value-type="string">
            <text:p>09/05/1998</text:p>
          </table:table-cell>
          <table:table-cell table:formula="of:=[.A155]&amp;&quot;.&quot;&amp;[.B155]&amp;&quot;@gmail.com&quot;" office:value-type="string" office:string-value="Colin.Bond@gmail.com">
            <text:p>Colin.Bond@gmail.com</text:p>
          </table:table-cell>
          <table:table-cell office:value-type="string">
            <text:p>bWCRZuKmzJkB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table:style-name="ce1" office:value-type="string">
            <text:p>08/04/1997</text:p>
          </table:table-cell>
          <table:table-cell table:formula="of:=[.A156]&amp;&quot;.&quot;&amp;[.B156]&amp;&quot;@gmail.com&quot;" office:value-type="string" office:string-value="Owen.Clarkson@gmail.com">
            <text:p>Owen.Clarkson@gmail.com</text:p>
          </table:table-cell>
          <table:table-cell office:value-type="string">
            <text:p>ub99ytCD5PjN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table:style-name="ce1" office:value-type="string">
            <text:p>21/12/1972</text:p>
          </table:table-cell>
          <table:table-cell table:formula="of:=[.A157]&amp;&quot;.&quot;&amp;[.B157]&amp;&quot;@gmail.com&quot;" office:value-type="string" office:string-value="James.McLean@gmail.com">
            <text:p>James.McLean@gmail.com</text:p>
          </table:table-cell>
          <table:table-cell office:value-type="string">
            <text:p>psBBHnUeerTF</text:p>
          </table:table-cell>
          <table:table-cell/>
        </table:table-row>
        <table:table-row table:style-name="ro1">
          <table:table-cell office:value-type="string">
            <text:p>Anthony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table:style-name="ce1" office:value-type="string">
            <text:p>16/01/1973</text:p>
          </table:table-cell>
          <table:table-cell table:formula="of:=[.A158]&amp;&quot;.&quot;&amp;[.B158]&amp;&quot;@gmail.com&quot;" office:value-type="string" office:string-value="Anthony.Sharp@gmail.com">
            <text:p>Anthony.Sharp@gmail.com</text:p>
          </table:table-cell>
          <table:table-cell office:value-type="string">
            <text:p>b48za5sswmJC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Vance</text:p>
          </table:table-cell>
          <table:table-cell office:value-type="string">
            <text:p>Male</text:p>
          </table:table-cell>
          <table:table-cell table:style-name="ce1" office:value-type="string">
            <text:p>30/06/1997</text:p>
          </table:table-cell>
          <table:table-cell table:formula="of:=[.A159]&amp;&quot;.&quot;&amp;[.B159]&amp;&quot;@gmail.com&quot;" office:value-type="string" office:string-value="Joshua.Vance@gmail.com">
            <text:p>Joshua.Vance@gmail.com</text:p>
          </table:table-cell>
          <table:table-cell office:value-type="string">
            <text:p>Ys7WBWmC9nxT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Hudson</text:p>
          </table:table-cell>
          <table:table-cell office:value-type="string">
            <text:p>Male</text:p>
          </table:table-cell>
          <table:table-cell table:style-name="ce1" office:value-type="string">
            <text:p>17/09/1997</text:p>
          </table:table-cell>
          <table:table-cell table:formula="of:=[.A160]&amp;&quot;.&quot;&amp;[.B160]&amp;&quot;@gmail.com&quot;" office:value-type="string" office:string-value="Colin.Hudson@gmail.com">
            <text:p>Colin.Hudson@gmail.com</text:p>
          </table:table-cell>
          <table:table-cell office:value-type="string">
            <text:p>vuMLvkfNR3N2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table:style-name="ce1" office:value-type="string">
            <text:p>01/07/1990</text:p>
          </table:table-cell>
          <table:table-cell table:formula="of:=[.A161]&amp;&quot;.&quot;&amp;[.B161]&amp;&quot;@gmail.com&quot;" office:value-type="string" office:string-value="Liam.Duncan@gmail.com">
            <text:p>Liam.Duncan@gmail.com</text:p>
          </table:table-cell>
          <table:table-cell office:value-type="string">
            <text:p>gSkVbBp8WguJ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Manning</text:p>
          </table:table-cell>
          <table:table-cell office:value-type="string">
            <text:p>Male</text:p>
          </table:table-cell>
          <table:table-cell table:style-name="ce1" office:value-type="string">
            <text:p>30/10/2015</text:p>
          </table:table-cell>
          <table:table-cell table:formula="of:=[.A162]&amp;&quot;.&quot;&amp;[.B162]&amp;&quot;@gmail.com&quot;" office:value-type="string" office:string-value="Victor.Manning@gmail.com">
            <text:p>Victor.Manning@gmail.com</text:p>
          </table:table-cell>
          <table:table-cell office:value-type="string">
            <text:p>eVKvA7zNa8pC</text:p>
          </table:table-cell>
          <table:table-cell/>
        </table:table-row>
        <table:table-row table:style-name="ro1">
          <table:table-cell office:value-type="string">
            <text:p>Christian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table:style-name="ce1" office:value-type="string">
            <text:p>18/08/1977</text:p>
          </table:table-cell>
          <table:table-cell table:formula="of:=[.A163]&amp;&quot;.&quot;&amp;[.B163]&amp;&quot;@gmail.com&quot;" office:value-type="string" office:string-value="Christian.Poole@gmail.com">
            <text:p>Christian.Poole@gmail.com</text:p>
          </table:table-cell>
          <table:table-cell office:value-type="string">
            <text:p>V5sWAAnrdyvW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Peters</text:p>
          </table:table-cell>
          <table:table-cell office:value-type="string">
            <text:p>Male</text:p>
          </table:table-cell>
          <table:table-cell table:style-name="ce1" office:value-type="string">
            <text:p>17/12/2011</text:p>
          </table:table-cell>
          <table:table-cell table:formula="of:=[.A164]&amp;&quot;.&quot;&amp;[.B164]&amp;&quot;@gmail.com&quot;" office:value-type="string" office:string-value="Peter.Peters@gmail.com">
            <text:p>Peter.Peters@gmail.com</text:p>
          </table:table-cell>
          <table:table-cell office:value-type="string">
            <text:p>PYaXUSgkqvDv</text:p>
          </table:table-cell>
          <table:table-cell/>
        </table:table-row>
        <table:table-row table:style-name="ro1">
          <table:table-cell office:value-type="string">
            <text:p>Cameron</text:p>
          </table:table-cell>
          <table:table-cell office:value-type="string">
            <text:p>McGrath</text:p>
          </table:table-cell>
          <table:table-cell office:value-type="string">
            <text:p>Male</text:p>
          </table:table-cell>
          <table:table-cell table:style-name="ce1" office:value-type="string">
            <text:p>03/03/2016</text:p>
          </table:table-cell>
          <table:table-cell table:formula="of:=[.A165]&amp;&quot;.&quot;&amp;[.B165]&amp;&quot;@gmail.com&quot;" office:value-type="string" office:string-value="Cameron.McGrath@gmail.com">
            <text:p>Cameron.McGrath@gmail.com</text:p>
          </table:table-cell>
          <table:table-cell office:value-type="string">
            <text:p>m8yCcJy7eRHZ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table:style-name="ce1" office:value-type="string">
            <text:p>22/10/1985</text:p>
          </table:table-cell>
          <table:table-cell table:formula="of:=[.A166]&amp;&quot;.&quot;&amp;[.B166]&amp;&quot;@gmail.com&quot;" office:value-type="string" office:string-value="Piers.Langdon@gmail.com">
            <text:p>Piers.Langdon@gmail.com</text:p>
          </table:table-cell>
          <table:table-cell office:value-type="string">
            <text:p>XEMmqr3hVtzc</text:p>
          </table:table-cell>
          <table:table-cell/>
        </table:table-row>
        <table:table-row table:style-name="ro1">
          <table:table-cell office:value-type="string">
            <text:p>Phil</text:p>
          </table:table-cell>
          <table:table-cell office:value-type="string">
            <text:p>Rutherford</text:p>
          </table:table-cell>
          <table:table-cell office:value-type="string">
            <text:p>Male</text:p>
          </table:table-cell>
          <table:table-cell table:style-name="ce1" office:value-type="string">
            <text:p>17/06/1988</text:p>
          </table:table-cell>
          <table:table-cell table:formula="of:=[.A167]&amp;&quot;.&quot;&amp;[.B167]&amp;&quot;@gmail.com&quot;" office:value-type="string" office:string-value="Phil.Rutherford@gmail.com">
            <text:p>Phil.Rutherford@gmail.com</text:p>
          </table:table-cell>
          <table:table-cell office:value-type="string">
            <text:p>tmW8LbzwbBGJ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Anderson</text:p>
          </table:table-cell>
          <table:table-cell office:value-type="string">
            <text:p>Male</text:p>
          </table:table-cell>
          <table:table-cell table:style-name="ce1" office:value-type="string">
            <text:p>05/09/1976</text:p>
          </table:table-cell>
          <table:table-cell table:formula="of:=[.A168]&amp;&quot;.&quot;&amp;[.B168]&amp;&quot;@gmail.com&quot;" office:value-type="string" office:string-value="Colin.Anderson@gmail.com">
            <text:p>Colin.Anderson@gmail.com</text:p>
          </table:table-cell>
          <table:table-cell office:value-type="string">
            <text:p>HQmMSXHtDGqR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Lambert</text:p>
          </table:table-cell>
          <table:table-cell office:value-type="string">
            <text:p>Male</text:p>
          </table:table-cell>
          <table:table-cell table:style-name="ce1" office:value-type="string">
            <text:p>12/12/1984</text:p>
          </table:table-cell>
          <table:table-cell table:formula="of:=[.A169]&amp;&quot;.&quot;&amp;[.B169]&amp;&quot;@gmail.com&quot;" office:value-type="string" office:string-value="Brian.Lambert@gmail.com">
            <text:p>Brian.Lambert@gmail.com</text:p>
          </table:table-cell>
          <table:table-cell office:value-type="string">
            <text:p>u58rPcjqsSge</text:p>
          </table:table-cell>
          <table:table-cell/>
        </table:table-row>
        <table:table-row table:style-name="ro1">
          <table:table-cell office:value-type="string">
            <text:p>Oliver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table:style-name="ce1" office:value-type="string">
            <text:p>10/10/1989</text:p>
          </table:table-cell>
          <table:table-cell table:formula="of:=[.A170]&amp;&quot;.&quot;&amp;[.B170]&amp;&quot;@gmail.com&quot;" office:value-type="string" office:string-value="Oliver.Blake@gmail.com">
            <text:p>Oliver.Blake@gmail.com</text:p>
          </table:table-cell>
          <table:table-cell office:value-type="string">
            <text:p>YwAE99DjpNCf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Cameron</text:p>
          </table:table-cell>
          <table:table-cell office:value-type="string">
            <text:p>Male</text:p>
          </table:table-cell>
          <table:table-cell table:style-name="ce1" office:value-type="string">
            <text:p>04/08/1980</text:p>
          </table:table-cell>
          <table:table-cell table:formula="of:=[.A171]&amp;&quot;.&quot;&amp;[.B171]&amp;&quot;@gmail.com&quot;" office:value-type="string" office:string-value="Simon.Cameron@gmail.com">
            <text:p>Simon.Cameron@gmail.com</text:p>
          </table:table-cell>
          <table:table-cell office:value-type="string">
            <text:p>aLmDCdtJBzEc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Watson</text:p>
          </table:table-cell>
          <table:table-cell office:value-type="string">
            <text:p>Male</text:p>
          </table:table-cell>
          <table:table-cell table:style-name="ce1" office:value-type="string">
            <text:p>18/09/2013</text:p>
          </table:table-cell>
          <table:table-cell table:formula="of:=[.A172]&amp;&quot;.&quot;&amp;[.B172]&amp;&quot;@gmail.com&quot;" office:value-type="string" office:string-value="Colin.Watson@gmail.com">
            <text:p>Colin.Watson@gmail.com</text:p>
          </table:table-cell>
          <table:table-cell office:value-type="string">
            <text:p>UmLMV6v54WKr</text:p>
          </table:table-cell>
          <table:table-cell/>
        </table:table-row>
        <table:table-row table:style-name="ro1">
          <table:table-cell office:value-type="string">
            <text:p>Steven</text:p>
          </table:table-cell>
          <table:table-cell office:value-type="string">
            <text:p>Mills</text:p>
          </table:table-cell>
          <table:table-cell office:value-type="string">
            <text:p>Male</text:p>
          </table:table-cell>
          <table:table-cell table:style-name="ce1" office:value-type="string">
            <text:p>18/11/1978</text:p>
          </table:table-cell>
          <table:table-cell table:formula="of:=[.A173]&amp;&quot;.&quot;&amp;[.B173]&amp;&quot;@gmail.com&quot;" office:value-type="string" office:string-value="Steven.Mills@gmail.com">
            <text:p>Steven.Mills@gmail.com</text:p>
          </table:table-cell>
          <table:table-cell office:value-type="string">
            <text:p>cmmb7TYaeg3W</text:p>
          </table:table-cell>
          <table:table-cell/>
        </table:table-row>
        <table:table-row table:style-name="ro1">
          <table:table-cell office:value-type="string">
            <text:p>Steven</text:p>
          </table:table-cell>
          <table:table-cell office:value-type="string">
            <text:p>Simpson</text:p>
          </table:table-cell>
          <table:table-cell office:value-type="string">
            <text:p>Male</text:p>
          </table:table-cell>
          <table:table-cell table:style-name="ce1" office:value-type="string">
            <text:p>16/12/1990</text:p>
          </table:table-cell>
          <table:table-cell table:formula="of:=[.A174]&amp;&quot;.&quot;&amp;[.B174]&amp;&quot;@gmail.com&quot;" office:value-type="string" office:string-value="Steven.Simpson@gmail.com">
            <text:p>Steven.Simpson@gmail.com</text:p>
          </table:table-cell>
          <table:table-cell office:value-type="string">
            <text:p>mX8zERTSWzTy</text:p>
          </table:table-cell>
          <table:table-cell/>
        </table:table-row>
        <table:table-row table:style-name="ro1">
          <table:table-cell office:value-type="string">
            <text:p>Neil</text:p>
          </table:table-cell>
          <table:table-cell office:value-type="string">
            <text:p>Sanderson</text:p>
          </table:table-cell>
          <table:table-cell office:value-type="string">
            <text:p>Male</text:p>
          </table:table-cell>
          <table:table-cell table:style-name="ce1" office:value-type="string">
            <text:p>07/07/2015</text:p>
          </table:table-cell>
          <table:table-cell table:formula="of:=[.A175]&amp;&quot;.&quot;&amp;[.B175]&amp;&quot;@gmail.com&quot;" office:value-type="string" office:string-value="Neil.Sanderson@gmail.com">
            <text:p>Neil.Sanderson@gmail.com</text:p>
          </table:table-cell>
          <table:table-cell office:value-type="string">
            <text:p>YNd6LTxbfVaE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table:style-name="ce1" office:value-type="string">
            <text:p>02/04/1975</text:p>
          </table:table-cell>
          <table:table-cell table:formula="of:=[.A176]&amp;&quot;.&quot;&amp;[.B176]&amp;&quot;@gmail.com&quot;" office:value-type="string" office:string-value="Joshua.James@gmail.com">
            <text:p>Joshua.James@gmail.com</text:p>
          </table:table-cell>
          <table:table-cell office:value-type="string">
            <text:p>fB3QPNZjSEms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table:style-name="ce1" office:value-type="string">
            <text:p>10/11/1993</text:p>
          </table:table-cell>
          <table:table-cell table:formula="of:=[.A177]&amp;&quot;.&quot;&amp;[.B177]&amp;&quot;@gmail.com&quot;" office:value-type="string" office:string-value="Liam.Blake@gmail.com">
            <text:p>Liam.Blake@gmail.com</text:p>
          </table:table-cell>
          <table:table-cell office:value-type="string">
            <text:p>Umy2nHjtTD79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Paterson</text:p>
          </table:table-cell>
          <table:table-cell office:value-type="string">
            <text:p>Male</text:p>
          </table:table-cell>
          <table:table-cell table:style-name="ce1" office:value-type="string">
            <text:p>04/05/2015</text:p>
          </table:table-cell>
          <table:table-cell table:formula="of:=[.A178]&amp;&quot;.&quot;&amp;[.B178]&amp;&quot;@gmail.com&quot;" office:value-type="string" office:string-value="Stewart.Paterson@gmail.com">
            <text:p>Stewart.Paterson@gmail.com</text:p>
          </table:table-cell>
          <table:table-cell office:value-type="string">
            <text:p>SVw2kMw4fZRT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table:style-name="ce1" office:value-type="string">
            <text:p>19/01/1975</text:p>
          </table:table-cell>
          <table:table-cell table:formula="of:=[.A179]&amp;&quot;.&quot;&amp;[.B179]&amp;&quot;@gmail.com&quot;" office:value-type="string" office:string-value="Joshua.McLean@gmail.com">
            <text:p>Joshua.McLean@gmail.com</text:p>
          </table:table-cell>
          <table:table-cell office:value-type="string">
            <text:p>Qggz5PLNubNK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table:style-name="ce1" office:value-type="string">
            <text:p>28/06/1979</text:p>
          </table:table-cell>
          <table:table-cell table:formula="of:=[.A180]&amp;&quot;.&quot;&amp;[.B180]&amp;&quot;@gmail.com&quot;" office:value-type="string" office:string-value="Michael.Ball@gmail.com">
            <text:p>Michael.Ball@gmail.com</text:p>
          </table:table-cell>
          <table:table-cell office:value-type="string">
            <text:p>PJfaS5QJHtpf</text:p>
          </table:table-cell>
          <table:table-cell/>
        </table:table-row>
        <table:table-row table:style-name="ro1">
          <table:table-cell office:value-type="string">
            <text:p>Phil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table:style-name="ce1" office:value-type="string">
            <text:p>11/01/1976</text:p>
          </table:table-cell>
          <table:table-cell table:formula="of:=[.A181]&amp;&quot;.&quot;&amp;[.B181]&amp;&quot;@gmail.com&quot;" office:value-type="string" office:string-value="Phil.Vaughan@gmail.com">
            <text:p>Phil.Vaughan@gmail.com</text:p>
          </table:table-cell>
          <table:table-cell office:value-type="string">
            <text:p>f4XCTyhktR65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table:style-name="ce1" office:value-type="string">
            <text:p>07/05/1995</text:p>
          </table:table-cell>
          <table:table-cell table:formula="of:=[.A182]&amp;&quot;.&quot;&amp;[.B182]&amp;&quot;@gmail.com&quot;" office:value-type="string" office:string-value="Edward.Nash@gmail.com">
            <text:p>Edward.Nash@gmail.com</text:p>
          </table:table-cell>
          <table:table-cell office:value-type="string">
            <text:p>VKvKHsXmYxJy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table:style-name="ce1" office:value-type="string">
            <text:p>22/03/1997</text:p>
          </table:table-cell>
          <table:table-cell table:formula="of:=[.A183]&amp;&quot;.&quot;&amp;[.B183]&amp;&quot;@gmail.com&quot;" office:value-type="string" office:string-value="Colin.Grant@gmail.com">
            <text:p>Colin.Grant@gmail.com</text:p>
          </table:table-cell>
          <table:table-cell office:value-type="string">
            <text:p>6jp49PRv8CPb</text:p>
          </table:table-cell>
          <table:table-cell/>
        </table:table-row>
        <table:table-row table:style-name="ro1">
          <table:table-cell office:value-type="string">
            <text:p>Gavin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table:style-name="ce1" office:value-type="string">
            <text:p>15/02/1974</text:p>
          </table:table-cell>
          <table:table-cell table:formula="of:=[.A184]&amp;&quot;.&quot;&amp;[.B184]&amp;&quot;@gmail.com&quot;" office:value-type="string" office:string-value="Gavin.Sharp@gmail.com">
            <text:p>Gavin.Sharp@gmail.com</text:p>
          </table:table-cell>
          <table:table-cell office:value-type="string">
            <text:p>cVZFRsmr67ed</text:p>
          </table:table-cell>
          <table:table-cell/>
        </table:table-row>
        <table:table-row table:style-name="ro1">
          <table:table-cell office:value-type="string">
            <text:p>Oliver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table:style-name="ce1" office:value-type="string">
            <text:p>03/07/2000</text:p>
          </table:table-cell>
          <table:table-cell table:formula="of:=[.A185]&amp;&quot;.&quot;&amp;[.B185]&amp;&quot;@gmail.com&quot;" office:value-type="string" office:string-value="Oliver.Mackenzie@gmail.com">
            <text:p>Oliver.Mackenzie@gmail.com</text:p>
          </table:table-cell>
          <table:table-cell office:value-type="string">
            <text:p>ffwXz3mN7ZDa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Clark</text:p>
          </table:table-cell>
          <table:table-cell office:value-type="string">
            <text:p>Male</text:p>
          </table:table-cell>
          <table:table-cell table:style-name="ce1" office:value-type="string">
            <text:p>05/09/2013</text:p>
          </table:table-cell>
          <table:table-cell table:formula="of:=[.A186]&amp;&quot;.&quot;&amp;[.B186]&amp;&quot;@gmail.com&quot;" office:value-type="string" office:string-value="Alexander.Clark@gmail.com">
            <text:p>Alexander.Clark@gmail.com</text:p>
          </table:table-cell>
          <table:table-cell office:value-type="string">
            <text:p>aLC4FCe3MRcZ</text:p>
          </table:table-cell>
          <table:table-cell/>
        </table:table-row>
        <table:table-row table:style-name="ro1">
          <table:table-cell office:value-type="string">
            <text:p>Nicholas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table:style-name="ce1" office:value-type="string">
            <text:p>25/06/2009</text:p>
          </table:table-cell>
          <table:table-cell table:formula="of:=[.A187]&amp;&quot;.&quot;&amp;[.B187]&amp;&quot;@gmail.com&quot;" office:value-type="string" office:string-value="Nicholas.MacLeod@gmail.com">
            <text:p>Nicholas.MacLeod@gmail.com</text:p>
          </table:table-cell>
          <table:table-cell office:value-type="string">
            <text:p>d33hfATX2DqA</text:p>
          </table:table-cell>
          <table:table-cell/>
        </table:table-row>
        <table:table-row table:style-name="ro1">
          <table:table-cell office:value-type="string">
            <text:p>Trevor</text:p>
          </table:table-cell>
          <table:table-cell office:value-type="string">
            <text:p>Jackson</text:p>
          </table:table-cell>
          <table:table-cell office:value-type="string">
            <text:p>Male</text:p>
          </table:table-cell>
          <table:table-cell table:style-name="ce1" office:value-type="string">
            <text:p>19/04/1981</text:p>
          </table:table-cell>
          <table:table-cell table:formula="of:=[.A188]&amp;&quot;.&quot;&amp;[.B188]&amp;&quot;@gmail.com&quot;" office:value-type="string" office:string-value="Trevor.Jackson@gmail.com">
            <text:p>Trevor.Jackson@gmail.com</text:p>
          </table:table-cell>
          <table:table-cell office:value-type="string">
            <text:p>gWFQY627cMM5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Burgess</text:p>
          </table:table-cell>
          <table:table-cell office:value-type="string">
            <text:p>Male</text:p>
          </table:table-cell>
          <table:table-cell table:style-name="ce1" office:value-type="string">
            <text:p>08/03/1987</text:p>
          </table:table-cell>
          <table:table-cell table:formula="of:=[.A189]&amp;&quot;.&quot;&amp;[.B189]&amp;&quot;@gmail.com&quot;" office:value-type="string" office:string-value="Boris.Burgess@gmail.com">
            <text:p>Boris.Burgess@gmail.com</text:p>
          </table:table-cell>
          <table:table-cell office:value-type="string">
            <text:p>sHTbHskaXgX3</text:p>
          </table:table-cell>
          <table:table-cell/>
        </table:table-row>
        <table:table-row table:style-name="ro1">
          <table:table-cell office:value-type="string">
            <text:p>Benjamin</text:p>
          </table:table-cell>
          <table:table-cell office:value-type="string">
            <text:p>Scott</text:p>
          </table:table-cell>
          <table:table-cell office:value-type="string">
            <text:p>Male</text:p>
          </table:table-cell>
          <table:table-cell table:style-name="ce1" office:value-type="string">
            <text:p>10/05/2000</text:p>
          </table:table-cell>
          <table:table-cell table:formula="of:=[.A190]&amp;&quot;.&quot;&amp;[.B190]&amp;&quot;@gmail.com&quot;" office:value-type="string" office:string-value="Benjamin.Scott@gmail.com">
            <text:p>Benjamin.Scott@gmail.com</text:p>
          </table:table-cell>
          <table:table-cell office:value-type="string">
            <text:p>UCHSKgk7rPCB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Thomson</text:p>
          </table:table-cell>
          <table:table-cell office:value-type="string">
            <text:p>Male</text:p>
          </table:table-cell>
          <table:table-cell table:style-name="ce1" office:value-type="string">
            <text:p>28/05/2010</text:p>
          </table:table-cell>
          <table:table-cell table:formula="of:=[.A191]&amp;&quot;.&quot;&amp;[.B191]&amp;&quot;@gmail.com&quot;" office:value-type="string" office:string-value="Jonathan.Thomson@gmail.com">
            <text:p>Jonathan.Thomson@gmail.com</text:p>
          </table:table-cell>
          <table:table-cell office:value-type="string">
            <text:p>sNw8WnYqdjNq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Reid</text:p>
          </table:table-cell>
          <table:table-cell office:value-type="string">
            <text:p>Male</text:p>
          </table:table-cell>
          <table:table-cell table:style-name="ce1" office:value-type="string">
            <text:p>12/10/1998</text:p>
          </table:table-cell>
          <table:table-cell table:formula="of:=[.A192]&amp;&quot;.&quot;&amp;[.B192]&amp;&quot;@gmail.com&quot;" office:value-type="string" office:string-value="Blake.Reid@gmail.com">
            <text:p>Blake.Reid@gmail.com</text:p>
          </table:table-cell>
          <table:table-cell office:value-type="string">
            <text:p>n7LKwCpYfjg4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table:style-name="ce1" office:value-type="string">
            <text:p>21/03/1974</text:p>
          </table:table-cell>
          <table:table-cell table:formula="of:=[.A193]&amp;&quot;.&quot;&amp;[.B193]&amp;&quot;@gmail.com&quot;" office:value-type="string" office:string-value="James.Johnston@gmail.com">
            <text:p>James.Johnston@gmail.com</text:p>
          </table:table-cell>
          <table:table-cell office:value-type="string">
            <text:p>hCf2QSnuZTNf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Mitchell</text:p>
          </table:table-cell>
          <table:table-cell office:value-type="string">
            <text:p>Male</text:p>
          </table:table-cell>
          <table:table-cell table:style-name="ce1" office:value-type="string">
            <text:p>03/01/2015</text:p>
          </table:table-cell>
          <table:table-cell table:formula="of:=[.A194]&amp;&quot;.&quot;&amp;[.B194]&amp;&quot;@gmail.com&quot;" office:value-type="string" office:string-value="Sean.Mitchell@gmail.com">
            <text:p>Sean.Mitchell@gmail.com</text:p>
          </table:table-cell>
          <table:table-cell office:value-type="string">
            <text:p>7LwF5abkGyuY</text:p>
          </table:table-cell>
          <table:table-cell/>
        </table:table-row>
        <table:table-row table:style-name="ro1">
          <table:table-cell office:value-type="string">
            <text:p>Christian</text:p>
          </table:table-cell>
          <table:table-cell office:value-type="string">
            <text:p>Powell</text:p>
          </table:table-cell>
          <table:table-cell office:value-type="string">
            <text:p>Male</text:p>
          </table:table-cell>
          <table:table-cell table:style-name="ce1" office:value-type="string">
            <text:p>06/04/1992</text:p>
          </table:table-cell>
          <table:table-cell table:formula="of:=[.A195]&amp;&quot;.&quot;&amp;[.B195]&amp;&quot;@gmail.com&quot;" office:value-type="string" office:string-value="Christian.Powell@gmail.com">
            <text:p>Christian.Powell@gmail.com</text:p>
          </table:table-cell>
          <table:table-cell office:value-type="string">
            <text:p>hQuY6Pype29B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North</text:p>
          </table:table-cell>
          <table:table-cell office:value-type="string">
            <text:p>Male</text:p>
          </table:table-cell>
          <table:table-cell table:style-name="ce1" office:value-type="string">
            <text:p>11/05/1983</text:p>
          </table:table-cell>
          <table:table-cell table:formula="of:=[.A196]&amp;&quot;.&quot;&amp;[.B196]&amp;&quot;@gmail.com&quot;" office:value-type="string" office:string-value="Blake.North@gmail.com">
            <text:p>Blake.North@gmail.com</text:p>
          </table:table-cell>
          <table:table-cell office:value-type="string">
            <text:p>FdNLG9n9N8V9</text:p>
          </table:table-cell>
          <table:table-cell/>
        </table:table-row>
        <table:table-row table:style-name="ro1">
          <table:table-cell office:value-type="string">
            <text:p>Julian</text:p>
          </table:table-cell>
          <table:table-cell office:value-type="string">
            <text:p>Wilkins</text:p>
          </table:table-cell>
          <table:table-cell office:value-type="string">
            <text:p>Male</text:p>
          </table:table-cell>
          <table:table-cell table:style-name="ce1" office:value-type="string">
            <text:p>19/02/2000</text:p>
          </table:table-cell>
          <table:table-cell table:formula="of:=[.A197]&amp;&quot;.&quot;&amp;[.B197]&amp;&quot;@gmail.com&quot;" office:value-type="string" office:string-value="Julian.Wilkins@gmail.com">
            <text:p>Julian.Wilkins@gmail.com</text:p>
          </table:table-cell>
          <table:table-cell office:value-type="string">
            <text:p>WzVcUe9d94We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Miller</text:p>
          </table:table-cell>
          <table:table-cell office:value-type="string">
            <text:p>Male</text:p>
          </table:table-cell>
          <table:table-cell table:style-name="ce1" office:value-type="string">
            <text:p>27/08/1981</text:p>
          </table:table-cell>
          <table:table-cell table:formula="of:=[.A198]&amp;&quot;.&quot;&amp;[.B198]&amp;&quot;@gmail.com&quot;" office:value-type="string" office:string-value="Michael.Miller@gmail.com">
            <text:p>Michael.Miller@gmail.com</text:p>
          </table:table-cell>
          <table:table-cell office:value-type="string">
            <text:p>JLemKaF5Byr8</text:p>
          </table:table-cell>
          <table:table-cell/>
        </table:table-row>
        <table:table-row table:style-name="ro1">
          <table:table-cell office:value-type="string">
            <text:p>Trevor</text:p>
          </table:table-cell>
          <table:table-cell office:value-type="string">
            <text:p>Knox</text:p>
          </table:table-cell>
          <table:table-cell office:value-type="string">
            <text:p>Male</text:p>
          </table:table-cell>
          <table:table-cell table:style-name="ce1" office:value-type="string">
            <text:p>15/10/1982</text:p>
          </table:table-cell>
          <table:table-cell table:formula="of:=[.A199]&amp;&quot;.&quot;&amp;[.B199]&amp;&quot;@gmail.com&quot;" office:value-type="string" office:string-value="Trevor.Knox@gmail.com">
            <text:p>Trevor.Knox@gmail.com</text:p>
          </table:table-cell>
          <table:table-cell office:value-type="string">
            <text:p>mUYvpvTLTZL3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string">
            <text:p>Arnold</text:p>
          </table:table-cell>
          <table:table-cell office:value-type="string">
            <text:p>Male</text:p>
          </table:table-cell>
          <table:table-cell table:style-name="ce1" office:value-type="string">
            <text:p>24/04/1986</text:p>
          </table:table-cell>
          <table:table-cell table:formula="of:=[.A200]&amp;&quot;.&quot;&amp;[.B200]&amp;&quot;@gmail.com&quot;" office:value-type="string" office:string-value="John.Arnold@gmail.com">
            <text:p>John.Arnold@gmail.com</text:p>
          </table:table-cell>
          <table:table-cell office:value-type="string">
            <text:p>yU8bLjZYxL73</text:p>
          </table:table-cell>
          <table: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Quinn</text:p>
          </table:table-cell>
          <table:table-cell office:value-type="string">
            <text:p>Male</text:p>
          </table:table-cell>
          <table:table-cell table:style-name="ce1" office:value-type="string">
            <text:p>28/09/1975</text:p>
          </table:table-cell>
          <table:table-cell table:formula="of:=[.A201]&amp;&quot;.&quot;&amp;[.B201]&amp;&quot;@gmail.com&quot;" office:value-type="string" office:string-value="Adrian.Quinn@gmail.com">
            <text:p>Adrian.Quinn@gmail.com</text:p>
          </table:table-cell>
          <table:table-cell office:value-type="string">
            <text:p>hZyyAJdBzMRd</text:p>
          </table:table-cell>
          <table:table-cell/>
        </table:table-row>
        <table:table-row table:style-name="ro1">
          <table:table-cell office:value-type="string">
            <text:p>Gavin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table:style-name="ce1" office:value-type="string">
            <text:p>04/02/1995</text:p>
          </table:table-cell>
          <table:table-cell table:formula="of:=[.A202]&amp;&quot;.&quot;&amp;[.B202]&amp;&quot;@gmail.com&quot;" office:value-type="string" office:string-value="Gavin.Harris@gmail.com">
            <text:p>Gavin.Harris@gmail.com</text:p>
          </table:table-cell>
          <table:table-cell office:value-type="string">
            <text:p>Fx89ADGE8dX8</text:p>
          </table:table-cell>
          <table:table-cell/>
        </table:table-row>
        <table:table-row table:style-name="ro1">
          <table:table-cell office:value-type="string">
            <text:p>Alan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table:style-name="ce1" office:value-type="string">
            <text:p>18/07/1990</text:p>
          </table:table-cell>
          <table:table-cell table:formula="of:=[.A203]&amp;&quot;.&quot;&amp;[.B203]&amp;&quot;@gmail.com&quot;" office:value-type="string" office:string-value="Alan.Clarkson@gmail.com">
            <text:p>Alan.Clarkson@gmail.com</text:p>
          </table:table-cell>
          <table:table-cell office:value-type="string">
            <text:p>Hnv6ZbvdH2jh</text:p>
          </table:table-cell>
          <table:table-cell/>
        </table:table-row>
        <table:table-row table:style-name="ro1">
          <table:table-cell office:value-type="string">
            <text:p>Joe</text:p>
          </table:table-cell>
          <table:table-cell office:value-type="string">
            <text:p>Parsons</text:p>
          </table:table-cell>
          <table:table-cell office:value-type="string">
            <text:p>Male</text:p>
          </table:table-cell>
          <table:table-cell table:style-name="ce1" office:value-type="string">
            <text:p>05/07/1999</text:p>
          </table:table-cell>
          <table:table-cell table:formula="of:=[.A204]&amp;&quot;.&quot;&amp;[.B204]&amp;&quot;@gmail.com&quot;" office:value-type="string" office:string-value="Joe.Parsons@gmail.com">
            <text:p>Joe.Parsons@gmail.com</text:p>
          </table:table-cell>
          <table:table-cell office:value-type="string">
            <text:p>j27SWGGjnk4c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Mathis</text:p>
          </table:table-cell>
          <table:table-cell office:value-type="string">
            <text:p>Male</text:p>
          </table:table-cell>
          <table:table-cell table:style-name="ce1" office:value-type="string">
            <text:p>15/07/1985</text:p>
          </table:table-cell>
          <table:table-cell table:formula="of:=[.A205]&amp;&quot;.&quot;&amp;[.B205]&amp;&quot;@gmail.com&quot;" office:value-type="string" office:string-value="Simon.Mathis@gmail.com">
            <text:p>Simon.Mathis@gmail.com</text:p>
          </table:table-cell>
          <table:table-cell office:value-type="string">
            <text:p>DwDFNwJvuK7t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table:style-name="ce1" office:value-type="string">
            <text:p>19/05/1974</text:p>
          </table:table-cell>
          <table:table-cell table:formula="of:=[.A206]&amp;&quot;.&quot;&amp;[.B206]&amp;&quot;@gmail.com&quot;" office:value-type="string" office:string-value="Max.James@gmail.com">
            <text:p>Max.James@gmail.com</text:p>
          </table:table-cell>
          <table:table-cell office:value-type="string">
            <text:p>AYkCNgxfq43C</text:p>
          </table:table-cell>
          <table:table-cell/>
        </table:table-row>
        <table:table-row table:style-name="ro1">
          <table:table-cell office:value-type="string">
            <text:p>Connor</text:p>
          </table:table-cell>
          <table:table-cell office:value-type="string">
            <text:p>Bond</text:p>
          </table:table-cell>
          <table:table-cell office:value-type="string">
            <text:p>Male</text:p>
          </table:table-cell>
          <table:table-cell table:style-name="ce1" office:value-type="string">
            <text:p>17/06/1978</text:p>
          </table:table-cell>
          <table:table-cell table:formula="of:=[.A207]&amp;&quot;.&quot;&amp;[.B207]&amp;&quot;@gmail.com&quot;" office:value-type="string" office:string-value="Connor.Bond@gmail.com">
            <text:p>Connor.Bond@gmail.com</text:p>
          </table:table-cell>
          <table:table-cell office:value-type="string">
            <text:p>CRvTQsYN9W5x</text:p>
          </table:table-cell>
          <table:table-cell/>
        </table:table-row>
        <table:table-row table:style-name="ro1">
          <table:table-cell office:value-type="string">
            <text:p>Jason</text:p>
          </table:table-cell>
          <table:table-cell office:value-type="string">
            <text:p>Murray</text:p>
          </table:table-cell>
          <table:table-cell office:value-type="string">
            <text:p>Male</text:p>
          </table:table-cell>
          <table:table-cell table:style-name="ce1" office:value-type="string">
            <text:p>12/04/2006</text:p>
          </table:table-cell>
          <table:table-cell table:formula="of:=[.A208]&amp;&quot;.&quot;&amp;[.B208]&amp;&quot;@gmail.com&quot;" office:value-type="string" office:string-value="Jason.Murray@gmail.com">
            <text:p>Jason.Murray@gmail.com</text:p>
          </table:table-cell>
          <table:table-cell office:value-type="string">
            <text:p>rnqChkjML5yP</text:p>
          </table:table-cell>
          <table:table-cell/>
        </table:table-row>
        <table:table-row table:style-name="ro1">
          <table:table-cell office:value-type="string">
            <text:p>Steven</text:p>
          </table:table-cell>
          <table:table-cell office:value-type="string">
            <text:p>Nolan</text:p>
          </table:table-cell>
          <table:table-cell office:value-type="string">
            <text:p>Male</text:p>
          </table:table-cell>
          <table:table-cell table:style-name="ce1" office:value-type="string">
            <text:p>15/05/1991</text:p>
          </table:table-cell>
          <table:table-cell table:formula="of:=[.A209]&amp;&quot;.&quot;&amp;[.B209]&amp;&quot;@gmail.com&quot;" office:value-type="string" office:string-value="Steven.Nolan@gmail.com">
            <text:p>Steven.Nolan@gmail.com</text:p>
          </table:table-cell>
          <table:table-cell office:value-type="string">
            <text:p>W4YETQnd4WEC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table:style-name="ce1" office:value-type="string">
            <text:p>02/10/2016</text:p>
          </table:table-cell>
          <table:table-cell table:formula="of:=[.A210]&amp;&quot;.&quot;&amp;[.B210]&amp;&quot;@gmail.com&quot;" office:value-type="string" office:string-value="Richard.Vaughan@gmail.com">
            <text:p>Richard.Vaughan@gmail.com</text:p>
          </table:table-cell>
          <table:table-cell office:value-type="string">
            <text:p>KUc9fR8ebmV6</text:p>
          </table:table-cell>
          <table:table-cell/>
        </table:table-row>
        <table:table-row table:style-name="ro1">
          <table:table-cell office:value-type="string">
            <text:p>Joe</text:p>
          </table:table-cell>
          <table:table-cell office:value-type="string">
            <text:p>Bond</text:p>
          </table:table-cell>
          <table:table-cell office:value-type="string">
            <text:p>Male</text:p>
          </table:table-cell>
          <table:table-cell table:style-name="ce1" office:value-type="string">
            <text:p>29/06/1989</text:p>
          </table:table-cell>
          <table:table-cell table:formula="of:=[.A211]&amp;&quot;.&quot;&amp;[.B211]&amp;&quot;@gmail.com&quot;" office:value-type="string" office:string-value="Joe.Bond@gmail.com">
            <text:p>Joe.Bond@gmail.com</text:p>
          </table:table-cell>
          <table:table-cell office:value-type="string">
            <text:p>3j3393WwqqAM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Nolan</text:p>
          </table:table-cell>
          <table:table-cell office:value-type="string">
            <text:p>Male</text:p>
          </table:table-cell>
          <table:table-cell table:style-name="ce1" office:value-type="string">
            <text:p>20/09/1999</text:p>
          </table:table-cell>
          <table:table-cell table:formula="of:=[.A212]&amp;&quot;.&quot;&amp;[.B212]&amp;&quot;@gmail.com&quot;" office:value-type="string" office:string-value="Leonard.Nolan@gmail.com">
            <text:p>Leonard.Nolan@gmail.com</text:p>
          </table:table-cell>
          <table:table-cell office:value-type="string">
            <text:p>cREcdU67sjzt</text:p>
          </table:table-cell>
          <table:table-cell/>
        </table:table-row>
        <table:table-row table:style-name="ro1">
          <table:table-cell office:value-type="string">
            <text:p>Connor</text:p>
          </table:table-cell>
          <table:table-cell office:value-type="string">
            <text:p>Cameron</text:p>
          </table:table-cell>
          <table:table-cell office:value-type="string">
            <text:p>Male</text:p>
          </table:table-cell>
          <table:table-cell table:style-name="ce1" office:value-type="string">
            <text:p>17/05/2012</text:p>
          </table:table-cell>
          <table:table-cell table:formula="of:=[.A213]&amp;&quot;.&quot;&amp;[.B213]&amp;&quot;@gmail.com&quot;" office:value-type="string" office:string-value="Connor.Cameron@gmail.com">
            <text:p>Connor.Cameron@gmail.com</text:p>
          </table:table-cell>
          <table:table-cell office:value-type="string">
            <text:p>pPQwrfsgBNmV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table:style-name="ce1" office:value-type="string">
            <text:p>01/07/1975</text:p>
          </table:table-cell>
          <table:table-cell table:formula="of:=[.A214]&amp;&quot;.&quot;&amp;[.B214]&amp;&quot;@gmail.com&quot;" office:value-type="string" office:string-value="Thomas.Young@gmail.com">
            <text:p>Thomas.Young@gmail.com</text:p>
          </table:table-cell>
          <table:table-cell office:value-type="string">
            <text:p>MHPp9v6q43xp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table:style-name="ce1" office:value-type="string">
            <text:p>10/07/2016</text:p>
          </table:table-cell>
          <table:table-cell table:formula="of:=[.A215]&amp;&quot;.&quot;&amp;[.B215]&amp;&quot;@gmail.com&quot;" office:value-type="string" office:string-value="Dan.Clarkson@gmail.com">
            <text:p>Dan.Clarkson@gmail.com</text:p>
          </table:table-cell>
          <table:table-cell office:value-type="string">
            <text:p>TpKY2v4CFaaP</text:p>
          </table:table-cell>
          <table:table-cell/>
        </table:table-row>
        <table:table-row table:style-name="ro1">
          <table:table-cell office:value-type="string">
            <text:p>Christian</text:p>
          </table:table-cell>
          <table:table-cell office:value-type="string">
            <text:p>Rutherford</text:p>
          </table:table-cell>
          <table:table-cell office:value-type="string">
            <text:p>Male</text:p>
          </table:table-cell>
          <table:table-cell table:style-name="ce1" office:value-type="string">
            <text:p>05/08/1995</text:p>
          </table:table-cell>
          <table:table-cell table:formula="of:=[.A216]&amp;&quot;.&quot;&amp;[.B216]&amp;&quot;@gmail.com&quot;" office:value-type="string" office:string-value="Christian.Rutherford@gmail.com">
            <text:p>Christian.Rutherford@gmail.com</text:p>
          </table:table-cell>
          <table:table-cell office:value-type="string">
            <text:p>Bh59hryuSqV7</text:p>
          </table:table-cell>
          <table:table-cell/>
        </table:table-row>
        <table:table-row table:style-name="ro1">
          <table:table-cell office:value-type="string">
            <text:p>Ryan</text:p>
          </table:table-cell>
          <table:table-cell office:value-type="string">
            <text:p>Mathis</text:p>
          </table:table-cell>
          <table:table-cell office:value-type="string">
            <text:p>Male</text:p>
          </table:table-cell>
          <table:table-cell table:style-name="ce1" office:value-type="string">
            <text:p>19/03/1992</text:p>
          </table:table-cell>
          <table:table-cell table:formula="of:=[.A217]&amp;&quot;.&quot;&amp;[.B217]&amp;&quot;@gmail.com&quot;" office:value-type="string" office:string-value="Ryan.Mathis@gmail.com">
            <text:p>Ryan.Mathis@gmail.com</text:p>
          </table:table-cell>
          <table:table-cell office:value-type="string">
            <text:p>yrSgt3gCSLya</text:p>
          </table:table-cell>
          <table:table-cell/>
        </table:table-row>
        <table:table-row table:style-name="ro1">
          <table:table-cell office:value-type="string">
            <text:p>Nathan</text:p>
          </table:table-cell>
          <table:table-cell office:value-type="string">
            <text:p>Ellison</text:p>
          </table:table-cell>
          <table:table-cell office:value-type="string">
            <text:p>Male</text:p>
          </table:table-cell>
          <table:table-cell table:style-name="ce1" office:value-type="string">
            <text:p>13/03/1975</text:p>
          </table:table-cell>
          <table:table-cell table:formula="of:=[.A218]&amp;&quot;.&quot;&amp;[.B218]&amp;&quot;@gmail.com&quot;" office:value-type="string" office:string-value="Nathan.Ellison@gmail.com">
            <text:p>Nathan.Ellison@gmail.com</text:p>
          </table:table-cell>
          <table:table-cell office:value-type="string">
            <text:p>VAQ3d5nx9epM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table:style-name="ce1" office:value-type="string">
            <text:p>11/05/1988</text:p>
          </table:table-cell>
          <table:table-cell table:formula="of:=[.A219]&amp;&quot;.&quot;&amp;[.B219]&amp;&quot;@gmail.com&quot;" office:value-type="string" office:string-value="Blake.Wilson@gmail.com">
            <text:p>Blake.Wilson@gmail.com</text:p>
          </table:table-cell>
          <table:table-cell office:value-type="string">
            <text:p>zUZtQGu84gGa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table:style-name="ce1" office:value-type="string">
            <text:p>13/04/1974</text:p>
          </table:table-cell>
          <table:table-cell table:formula="of:=[.A220]&amp;&quot;.&quot;&amp;[.B220]&amp;&quot;@gmail.com&quot;" office:value-type="string" office:string-value="Eric.Vaughan@gmail.com">
            <text:p>Eric.Vaughan@gmail.com</text:p>
          </table:table-cell>
          <table:table-cell office:value-type="string">
            <text:p>zU3f4YXQKPfL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Glover</text:p>
          </table:table-cell>
          <table:table-cell office:value-type="string">
            <text:p>Male</text:p>
          </table:table-cell>
          <table:table-cell table:style-name="ce1" office:value-type="string">
            <text:p>17/11/1987</text:p>
          </table:table-cell>
          <table:table-cell table:formula="of:=[.A221]&amp;&quot;.&quot;&amp;[.B221]&amp;&quot;@gmail.com&quot;" office:value-type="string" office:string-value="Victor.Glover@gmail.com">
            <text:p>Victor.Glover@gmail.com</text:p>
          </table:table-cell>
          <table:table-cell office:value-type="string">
            <text:p>UFwUCEDGdxDc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table:style-name="ce1" office:value-type="string">
            <text:p>18/03/2007</text:p>
          </table:table-cell>
          <table:table-cell table:formula="of:=[.A222]&amp;&quot;.&quot;&amp;[.B222]&amp;&quot;@gmail.com&quot;" office:value-type="string" office:string-value="Luke.Grant@gmail.com">
            <text:p>Luke.Grant@gmail.com</text:p>
          </table:table-cell>
          <table:table-cell office:value-type="string">
            <text:p>2MrqEkQpq7Fh</text:p>
          </table:table-cell>
          <table:table-cell/>
        </table:table-row>
        <table:table-row table:style-name="ro1">
          <table:table-cell office:value-type="string">
            <text:p>Carl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table:style-name="ce1" office:value-type="string">
            <text:p>11/07/2000</text:p>
          </table:table-cell>
          <table:table-cell table:formula="of:=[.A223]&amp;&quot;.&quot;&amp;[.B223]&amp;&quot;@gmail.com&quot;" office:value-type="string" office:string-value="Carl.Gray@gmail.com">
            <text:p>Carl.Gray@gmail.com</text:p>
          </table:table-cell>
          <table:table-cell office:value-type="string">
            <text:p>4S8ftG2rDjbu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Buckland</text:p>
          </table:table-cell>
          <table:table-cell office:value-type="string">
            <text:p>Male</text:p>
          </table:table-cell>
          <table:table-cell table:style-name="ce1" office:value-type="string">
            <text:p>23/06/2010</text:p>
          </table:table-cell>
          <table:table-cell table:formula="of:=[.A224]&amp;&quot;.&quot;&amp;[.B224]&amp;&quot;@gmail.com&quot;" office:value-type="string" office:string-value="Brian.Buckland@gmail.com">
            <text:p>Brian.Buckland@gmail.com</text:p>
          </table:table-cell>
          <table:table-cell office:value-type="string">
            <text:p>YuNhGayCNa6z</text:p>
          </table:table-cell>
          <table: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Campbell</text:p>
          </table:table-cell>
          <table:table-cell office:value-type="string">
            <text:p>Male</text:p>
          </table:table-cell>
          <table:table-cell table:style-name="ce1" office:value-type="string">
            <text:p>25/11/1998</text:p>
          </table:table-cell>
          <table:table-cell table:formula="of:=[.A225]&amp;&quot;.&quot;&amp;[.B225]&amp;&quot;@gmail.com&quot;" office:value-type="string" office:string-value="Paul.Campbell@gmail.com">
            <text:p>Paul.Campbell@gmail.com</text:p>
          </table:table-cell>
          <table:table-cell office:value-type="string">
            <text:p>v3LGv8ZfbUYn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table:style-name="ce1" office:value-type="string">
            <text:p>10/04/1972</text:p>
          </table:table-cell>
          <table:table-cell table:formula="of:=[.A226]&amp;&quot;.&quot;&amp;[.B226]&amp;&quot;@gmail.com&quot;" office:value-type="string" office:string-value="Piers.Harris@gmail.com">
            <text:p>Piers.Harris@gmail.com</text:p>
          </table:table-cell>
          <table:table-cell office:value-type="string">
            <text:p>RNscUBsSgtRx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Davidson</text:p>
          </table:table-cell>
          <table:table-cell office:value-type="string">
            <text:p>Male</text:p>
          </table:table-cell>
          <table:table-cell table:style-name="ce1" office:value-type="string">
            <text:p>09/08/1975</text:p>
          </table:table-cell>
          <table:table-cell table:formula="of:=[.A227]&amp;&quot;.&quot;&amp;[.B227]&amp;&quot;@gmail.com&quot;" office:value-type="string" office:string-value="Max.Davidson@gmail.com">
            <text:p>Max.Davidson@gmail.com</text:p>
          </table:table-cell>
          <table:table-cell office:value-type="string">
            <text:p>Dv5ZM78wKd33</text:p>
          </table:table-cell>
          <table:table-cell/>
        </table:table-row>
        <table:table-row table:style-name="ro1">
          <table:table-cell office:value-type="string">
            <text:p>Matt</text:p>
          </table:table-cell>
          <table:table-cell office:value-type="string">
            <text:p>Rutherford</text:p>
          </table:table-cell>
          <table:table-cell office:value-type="string">
            <text:p>Male</text:p>
          </table:table-cell>
          <table:table-cell table:style-name="ce1" office:value-type="string">
            <text:p>04/12/1992</text:p>
          </table:table-cell>
          <table:table-cell table:formula="of:=[.A228]&amp;&quot;.&quot;&amp;[.B228]&amp;&quot;@gmail.com&quot;" office:value-type="string" office:string-value="Matt.Rutherford@gmail.com">
            <text:p>Matt.Rutherford@gmail.com</text:p>
          </table:table-cell>
          <table:table-cell office:value-type="string">
            <text:p>TGkh9S3axCAN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table:style-name="ce1" office:value-type="string">
            <text:p>12/10/2007</text:p>
          </table:table-cell>
          <table:table-cell table:formula="of:=[.A229]&amp;&quot;.&quot;&amp;[.B229]&amp;&quot;@gmail.com&quot;" office:value-type="string" office:string-value="Boris.Mackenzie@gmail.com">
            <text:p>Boris.Mackenzie@gmail.com</text:p>
          </table:table-cell>
          <table:table-cell office:value-type="string">
            <text:p>7FXA2UEVxBsd</text:p>
          </table:table-cell>
          <table:table-cell/>
        </table:table-row>
        <table:table-row table:style-name="ro1">
          <table:table-cell office:value-type="string">
            <text:p>Ian</text:p>
          </table:table-cell>
          <table:table-cell office:value-type="string">
            <text:p>Hill</text:p>
          </table:table-cell>
          <table:table-cell office:value-type="string">
            <text:p>Male</text:p>
          </table:table-cell>
          <table:table-cell table:style-name="ce1" office:value-type="string">
            <text:p>10/09/1986</text:p>
          </table:table-cell>
          <table:table-cell table:formula="of:=[.A230]&amp;&quot;.&quot;&amp;[.B230]&amp;&quot;@gmail.com&quot;" office:value-type="string" office:string-value="Ian.Hill@gmail.com">
            <text:p>Ian.Hill@gmail.com</text:p>
          </table:table-cell>
          <table:table-cell office:value-type="string">
            <text:p>ZfyW6M5qjnSN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table:style-name="ce1" office:value-type="string">
            <text:p>26/11/1976</text:p>
          </table:table-cell>
          <table:table-cell table:formula="of:=[.A231]&amp;&quot;.&quot;&amp;[.B231]&amp;&quot;@gmail.com&quot;" office:value-type="string" office:string-value="William.Grant@gmail.com">
            <text:p>William.Grant@gmail.com</text:p>
          </table:table-cell>
          <table:table-cell office:value-type="string">
            <text:p>9rNf2TJT2N2f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table:style-name="ce1" office:value-type="string">
            <text:p>17/12/2015</text:p>
          </table:table-cell>
          <table:table-cell table:formula="of:=[.A232]&amp;&quot;.&quot;&amp;[.B232]&amp;&quot;@gmail.com&quot;" office:value-type="string" office:string-value="Stewart.Hemmings@gmail.com">
            <text:p>Stewart.Hemmings@gmail.com</text:p>
          </table:table-cell>
          <table:table-cell office:value-type="string">
            <text:p>a2ctAKmQkGNt</text:p>
          </table:table-cell>
          <table:table-cell/>
        </table:table-row>
        <table:table-row table:style-name="ro1">
          <table:table-cell office:value-type="string">
            <text:p>Austin</text:p>
          </table:table-cell>
          <table:table-cell office:value-type="string">
            <text:p>Martin</text:p>
          </table:table-cell>
          <table:table-cell office:value-type="string">
            <text:p>Male</text:p>
          </table:table-cell>
          <table:table-cell table:style-name="ce1" office:value-type="string">
            <text:p>08/09/1991</text:p>
          </table:table-cell>
          <table:table-cell table:formula="of:=[.A233]&amp;&quot;.&quot;&amp;[.B233]&amp;&quot;@gmail.com&quot;" office:value-type="string" office:string-value="Austin.Martin@gmail.com">
            <text:p>Austin.Martin@gmail.com</text:p>
          </table:table-cell>
          <table:table-cell office:value-type="string">
            <text:p>eLw3BjafJuCr</text:p>
          </table:table-cell>
          <table:table-cell/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table:style-name="ce1" office:value-type="string">
            <text:p>06/11/1981</text:p>
          </table:table-cell>
          <table:table-cell table:formula="of:=[.A234]&amp;&quot;.&quot;&amp;[.B234]&amp;&quot;@gmail.com&quot;" office:value-type="string" office:string-value="Christopher.Springer@gmail.com">
            <text:p>Christopher.Springer@gmail.com</text:p>
          </table:table-cell>
          <table:table-cell office:value-type="string">
            <text:p>Gamf9wmBjs8P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Hamilton</text:p>
          </table:table-cell>
          <table:table-cell office:value-type="string">
            <text:p>Male</text:p>
          </table:table-cell>
          <table:table-cell table:style-name="ce1" office:value-type="string">
            <text:p>05/03/2006</text:p>
          </table:table-cell>
          <table:table-cell table:formula="of:=[.A235]&amp;&quot;.&quot;&amp;[.B235]&amp;&quot;@gmail.com&quot;" office:value-type="string" office:string-value="Warren.Hamilton@gmail.com">
            <text:p>Warren.Hamilton@gmail.com</text:p>
          </table:table-cell>
          <table:table-cell office:value-type="string">
            <text:p>ZwCXQbj3CyVE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Pullman</text:p>
          </table:table-cell>
          <table:table-cell office:value-type="string">
            <text:p>Male</text:p>
          </table:table-cell>
          <table:table-cell table:style-name="ce1" office:value-type="string">
            <text:p>25/11/2014</text:p>
          </table:table-cell>
          <table:table-cell table:formula="of:=[.A236]&amp;&quot;.&quot;&amp;[.B236]&amp;&quot;@gmail.com&quot;" office:value-type="string" office:string-value="Brian.Pullman@gmail.com">
            <text:p>Brian.Pullman@gmail.com</text:p>
          </table:table-cell>
          <table:table-cell office:value-type="string">
            <text:p>4vpDwtffBVqk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Buckland</text:p>
          </table:table-cell>
          <table:table-cell office:value-type="string">
            <text:p>Male</text:p>
          </table:table-cell>
          <table:table-cell table:style-name="ce1" office:value-type="string">
            <text:p>29/01/2014</text:p>
          </table:table-cell>
          <table:table-cell table:formula="of:=[.A237]&amp;&quot;.&quot;&amp;[.B237]&amp;&quot;@gmail.com&quot;" office:value-type="string" office:string-value="Alexander.Buckland@gmail.com">
            <text:p>Alexander.Buckland@gmail.com</text:p>
          </table:table-cell>
          <table:table-cell office:value-type="string">
            <text:p>fZtQ2E9psYDu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table:style-name="ce1" office:value-type="string">
            <text:p>09/09/1983</text:p>
          </table:table-cell>
          <table:table-cell table:formula="of:=[.A238]&amp;&quot;.&quot;&amp;[.B238]&amp;&quot;@gmail.com&quot;" office:value-type="string" office:string-value="Kevin.Kerr@gmail.com">
            <text:p>Kevin.Kerr@gmail.com</text:p>
          </table:table-cell>
          <table:table-cell office:value-type="string">
            <text:p>GmfJNkUU5ka9</text:p>
          </table:table-cell>
          <table:table-cell/>
        </table:table-row>
        <table:table-row table:style-name="ro1">
          <table:table-cell office:value-type="string">
            <text:p>Nathan</text:p>
          </table:table-cell>
          <table:table-cell office:value-type="string">
            <text:p>Ince</text:p>
          </table:table-cell>
          <table:table-cell office:value-type="string">
            <text:p>Male</text:p>
          </table:table-cell>
          <table:table-cell table:style-name="ce1" office:value-type="string">
            <text:p>18/01/2000</text:p>
          </table:table-cell>
          <table:table-cell table:formula="of:=[.A239]&amp;&quot;.&quot;&amp;[.B239]&amp;&quot;@gmail.com&quot;" office:value-type="string" office:string-value="Nathan.Ince@gmail.com">
            <text:p>Nathan.Ince@gmail.com</text:p>
          </table:table-cell>
          <table:table-cell office:value-type="string">
            <text:p>LNDGhAS69Yst</text:p>
          </table:table-cell>
          <table:table-cell/>
        </table:table-row>
        <table:table-row table:style-name="ro1">
          <table:table-cell office:value-type="string">
            <text:p>Phil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table:style-name="ce1" office:value-type="string">
            <text:p>31/07/1997</text:p>
          </table:table-cell>
          <table:table-cell table:formula="of:=[.A240]&amp;&quot;.&quot;&amp;[.B240]&amp;&quot;@gmail.com&quot;" office:value-type="string" office:string-value="Phil.Harris@gmail.com">
            <text:p>Phil.Harris@gmail.com</text:p>
          </table:table-cell>
          <table:table-cell office:value-type="string">
            <text:p>LHb6pU6QhzfH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Knox</text:p>
          </table:table-cell>
          <table:table-cell office:value-type="string">
            <text:p>Male</text:p>
          </table:table-cell>
          <table:table-cell table:style-name="ce1" office:value-type="string">
            <text:p>25/03/1994</text:p>
          </table:table-cell>
          <table:table-cell table:formula="of:=[.A241]&amp;&quot;.&quot;&amp;[.B241]&amp;&quot;@gmail.com&quot;" office:value-type="string" office:string-value="Sean.Knox@gmail.com">
            <text:p>Sean.Knox@gmail.com</text:p>
          </table:table-cell>
          <table:table-cell office:value-type="string">
            <text:p>dxNK6VsK5be8</text:p>
          </table:table-cell>
          <table:table-cell/>
        </table:table-row>
        <table:table-row table:style-name="ro1">
          <table:table-cell office:value-type="string">
            <text:p>Alan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table:style-name="ce1" office:value-type="string">
            <text:p>25/08/1978</text:p>
          </table:table-cell>
          <table:table-cell table:formula="of:=[.A242]&amp;&quot;.&quot;&amp;[.B242]&amp;&quot;@gmail.com&quot;" office:value-type="string" office:string-value="Alan.Blake@gmail.com">
            <text:p>Alan.Blake@gmail.com</text:p>
          </table:table-cell>
          <table:table-cell office:value-type="string">
            <text:p>36Tf4HKDTvbg</text:p>
          </table:table-cell>
          <table:table-cell/>
        </table:table-row>
        <table:table-row table:style-name="ro1">
          <table:table-cell office:value-type="string">
            <text:p>Sam</text:p>
          </table:table-cell>
          <table:table-cell office:value-type="string">
            <text:p>Knox</text:p>
          </table:table-cell>
          <table:table-cell office:value-type="string">
            <text:p>Male</text:p>
          </table:table-cell>
          <table:table-cell table:style-name="ce1" office:value-type="string">
            <text:p>27/03/1984</text:p>
          </table:table-cell>
          <table:table-cell table:formula="of:=[.A243]&amp;&quot;.&quot;&amp;[.B243]&amp;&quot;@gmail.com&quot;" office:value-type="string" office:string-value="Sam.Knox@gmail.com">
            <text:p>Sam.Knox@gmail.com</text:p>
          </table:table-cell>
          <table:table-cell office:value-type="string">
            <text:p>V7MnEXtsdeVN</text:p>
          </table:table-cell>
          <table:table-cell/>
        </table:table-row>
        <table:table-row table:style-name="ro1">
          <table:table-cell office:value-type="string">
            <text:p>Justin</text:p>
          </table:table-cell>
          <table:table-cell office:value-type="string">
            <text:p>Hughes</text:p>
          </table:table-cell>
          <table:table-cell office:value-type="string">
            <text:p>Male</text:p>
          </table:table-cell>
          <table:table-cell table:style-name="ce1" office:value-type="string">
            <text:p>21/09/1977</text:p>
          </table:table-cell>
          <table:table-cell table:formula="of:=[.A244]&amp;&quot;.&quot;&amp;[.B244]&amp;&quot;@gmail.com&quot;" office:value-type="string" office:string-value="Justin.Hughes@gmail.com">
            <text:p>Justin.Hughes@gmail.com</text:p>
          </table:table-cell>
          <table:table-cell office:value-type="string">
            <text:p>YgcLJx2JR8ug</text:p>
          </table:table-cell>
          <table:table-cell/>
        </table:table-row>
        <table:table-row table:style-name="ro1">
          <table:table-cell office:value-type="string">
            <text:p>Dominic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table:style-name="ce1" office:value-type="string">
            <text:p>25/06/2007</text:p>
          </table:table-cell>
          <table:table-cell table:formula="of:=[.A245]&amp;&quot;.&quot;&amp;[.B245]&amp;&quot;@gmail.com&quot;" office:value-type="string" office:string-value="Dominic.Russell@gmail.com">
            <text:p>Dominic.Russell@gmail.com</text:p>
          </table:table-cell>
          <table:table-cell office:value-type="string">
            <text:p>CCSASDqz65mk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Vance</text:p>
          </table:table-cell>
          <table:table-cell office:value-type="string">
            <text:p>Male</text:p>
          </table:table-cell>
          <table:table-cell table:style-name="ce1" office:value-type="string">
            <text:p>13/12/2006</text:p>
          </table:table-cell>
          <table:table-cell table:formula="of:=[.A246]&amp;&quot;.&quot;&amp;[.B246]&amp;&quot;@gmail.com&quot;" office:value-type="string" office:string-value="Max.Vance@gmail.com">
            <text:p>Max.Vance@gmail.com</text:p>
          </table:table-cell>
          <table:table-cell office:value-type="string">
            <text:p>XgvDtDW7T5Fq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Paige</text:p>
          </table:table-cell>
          <table:table-cell office:value-type="string">
            <text:p>Male</text:p>
          </table:table-cell>
          <table:table-cell table:style-name="ce1" office:value-type="string">
            <text:p>29/07/1977</text:p>
          </table:table-cell>
          <table:table-cell table:formula="of:=[.A247]&amp;&quot;.&quot;&amp;[.B247]&amp;&quot;@gmail.com&quot;" office:value-type="string" office:string-value="Isaac.Paige@gmail.com">
            <text:p>Isaac.Paige@gmail.com</text:p>
          </table:table-cell>
          <table:table-cell office:value-type="string">
            <text:p>thTwsh38qnMc</text:p>
          </table:table-cell>
          <table:table-cell/>
        </table:table-row>
        <table:table-row table:style-name="ro1">
          <table:table-cell office:value-type="string">
            <text:p>Anthony</text:p>
          </table:table-cell>
          <table:table-cell office:value-type="string">
            <text:p>Marshall</text:p>
          </table:table-cell>
          <table:table-cell office:value-type="string">
            <text:p>Male</text:p>
          </table:table-cell>
          <table:table-cell table:style-name="ce1" office:value-type="string">
            <text:p>10/06/2011</text:p>
          </table:table-cell>
          <table:table-cell table:formula="of:=[.A248]&amp;&quot;.&quot;&amp;[.B248]&amp;&quot;@gmail.com&quot;" office:value-type="string" office:string-value="Anthony.Marshall@gmail.com">
            <text:p>Anthony.Marshall@gmail.com</text:p>
          </table:table-cell>
          <table:table-cell office:value-type="string">
            <text:p>mE4WCwcZnAZB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Thomson</text:p>
          </table:table-cell>
          <table:table-cell office:value-type="string">
            <text:p>Male</text:p>
          </table:table-cell>
          <table:table-cell table:style-name="ce1" office:value-type="string">
            <text:p>01/11/1973</text:p>
          </table:table-cell>
          <table:table-cell table:formula="of:=[.A249]&amp;&quot;.&quot;&amp;[.B249]&amp;&quot;@gmail.com&quot;" office:value-type="string" office:string-value="Kevin.Thomson@gmail.com">
            <text:p>Kevin.Thomson@gmail.com</text:p>
          </table:table-cell>
          <table:table-cell office:value-type="string">
            <text:p>RhxXJ4mgFmYj</text:p>
          </table:table-cell>
          <table:table-cell/>
        </table:table-row>
        <table:table-row table:style-name="ro1">
          <table:table-cell office:value-type="string">
            <text:p>Matt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table:style-name="ce1" office:value-type="string">
            <text:p>16/03/2014</text:p>
          </table:table-cell>
          <table:table-cell table:formula="of:=[.A250]&amp;&quot;.&quot;&amp;[.B250]&amp;&quot;@gmail.com&quot;" office:value-type="string" office:string-value="Matt.Poole@gmail.com">
            <text:p>Matt.Poole@gmail.com</text:p>
          </table:table-cell>
          <table:table-cell office:value-type="string">
            <text:p>eppvd5rpZgNm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table:style-name="ce1" office:value-type="string">
            <text:p>11/05/1993</text:p>
          </table:table-cell>
          <table:table-cell table:formula="of:=[.A251]&amp;&quot;.&quot;&amp;[.B251]&amp;&quot;@gmail.com&quot;" office:value-type="string" office:string-value="Alexander.Young@gmail.com">
            <text:p>Alexander.Young@gmail.com</text:p>
          </table:table-cell>
          <table:table-cell office:value-type="string">
            <text:p>6LgPg3SFaNcM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table:style-name="ce1" office:value-type="string">
            <text:p>04/10/2009</text:p>
          </table:table-cell>
          <table:table-cell table:formula="of:=[.A252]&amp;&quot;.&quot;&amp;[.B252]&amp;&quot;@gmail.com&quot;" office:value-type="string" office:string-value="Colin.Gray@gmail.com">
            <text:p>Colin.Gray@gmail.com</text:p>
          </table:table-cell>
          <table:table-cell office:value-type="string">
            <text:p>uHhZJNR4qN2q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table:style-name="ce1" office:value-type="string">
            <text:p>26/08/1996</text:p>
          </table:table-cell>
          <table:table-cell table:formula="of:=[.A253]&amp;&quot;.&quot;&amp;[.B253]&amp;&quot;@gmail.com&quot;" office:value-type="string" office:string-value="Tim.MacLeod@gmail.com">
            <text:p>Tim.MacLeod@gmail.com</text:p>
          </table:table-cell>
          <table:table-cell office:value-type="string">
            <text:p>Tzz7BqAkxDCc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Jackson</text:p>
          </table:table-cell>
          <table:table-cell office:value-type="string">
            <text:p>Male</text:p>
          </table:table-cell>
          <table:table-cell table:style-name="ce1" office:value-type="string">
            <text:p>16/01/1988</text:p>
          </table:table-cell>
          <table:table-cell table:formula="of:=[.A254]&amp;&quot;.&quot;&amp;[.B254]&amp;&quot;@gmail.com&quot;" office:value-type="string" office:string-value="Peter.Jackson@gmail.com">
            <text:p>Peter.Jackson@gmail.com</text:p>
          </table:table-cell>
          <table:table-cell office:value-type="string">
            <text:p>aRE5wYMM2Qpb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Nolan</text:p>
          </table:table-cell>
          <table:table-cell office:value-type="string">
            <text:p>Male</text:p>
          </table:table-cell>
          <table:table-cell table:style-name="ce1" office:value-type="string">
            <text:p>26/03/1974</text:p>
          </table:table-cell>
          <table:table-cell table:formula="of:=[.A255]&amp;&quot;.&quot;&amp;[.B255]&amp;&quot;@gmail.com&quot;" office:value-type="string" office:string-value="Liam.Nolan@gmail.com">
            <text:p>Liam.Nolan@gmail.com</text:p>
          </table:table-cell>
          <table:table-cell office:value-type="string">
            <text:p>rWqafMTqUCK6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table:style-name="ce1" office:value-type="string">
            <text:p>12/06/2015</text:p>
          </table:table-cell>
          <table:table-cell table:formula="of:=[.A256]&amp;&quot;.&quot;&amp;[.B256]&amp;&quot;@gmail.com&quot;" office:value-type="string" office:string-value="Peter.Nash@gmail.com">
            <text:p>Peter.Nash@gmail.com</text:p>
          </table:table-cell>
          <table:table-cell office:value-type="string">
            <text:p>f4sLvXeSgB4p</text:p>
          </table:table-cell>
          <table: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Watson</text:p>
          </table:table-cell>
          <table:table-cell office:value-type="string">
            <text:p>Male</text:p>
          </table:table-cell>
          <table:table-cell table:style-name="ce1" office:value-type="string">
            <text:p>24/12/2009</text:p>
          </table:table-cell>
          <table:table-cell table:formula="of:=[.A257]&amp;&quot;.&quot;&amp;[.B257]&amp;&quot;@gmail.com&quot;" office:value-type="string" office:string-value="Adrian.Watson@gmail.com">
            <text:p>Adrian.Watson@gmail.com</text:p>
          </table:table-cell>
          <table:table-cell office:value-type="string">
            <text:p>nRrDLcg9CBMR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table:style-name="ce1" office:value-type="string">
            <text:p>27/12/1982</text:p>
          </table:table-cell>
          <table:table-cell table:formula="of:=[.A258]&amp;&quot;.&quot;&amp;[.B258]&amp;&quot;@gmail.com&quot;" office:value-type="string" office:string-value="Sean.MacLeod@gmail.com">
            <text:p>Sean.MacLeod@gmail.com</text:p>
          </table:table-cell>
          <table:table-cell office:value-type="string">
            <text:p>qqNw2qnwfKMa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Miller</text:p>
          </table:table-cell>
          <table:table-cell office:value-type="string">
            <text:p>Male</text:p>
          </table:table-cell>
          <table:table-cell table:style-name="ce1" office:value-type="string">
            <text:p>13/02/1993</text:p>
          </table:table-cell>
          <table:table-cell table:formula="of:=[.A259]&amp;&quot;.&quot;&amp;[.B259]&amp;&quot;@gmail.com&quot;" office:value-type="string" office:string-value="Max.Miller@gmail.com">
            <text:p>Max.Miller@gmail.com</text:p>
          </table:table-cell>
          <table:table-cell office:value-type="string">
            <text:p>XMPEVP57rSKZ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table:style-name="ce1" office:value-type="string">
            <text:p>20/05/2011</text:p>
          </table:table-cell>
          <table:table-cell table:formula="of:=[.A260]&amp;&quot;.&quot;&amp;[.B260]&amp;&quot;@gmail.com&quot;" office:value-type="string" office:string-value="Owen.Grant@gmail.com">
            <text:p>Owen.Grant@gmail.com</text:p>
          </table:table-cell>
          <table:table-cell office:value-type="string">
            <text:p>sNw8GuCYhXaZ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Lyman</text:p>
          </table:table-cell>
          <table:table-cell office:value-type="string">
            <text:p>Male</text:p>
          </table:table-cell>
          <table:table-cell table:style-name="ce1" office:value-type="string">
            <text:p>11/07/2011</text:p>
          </table:table-cell>
          <table:table-cell table:formula="of:=[.A261]&amp;&quot;.&quot;&amp;[.B261]&amp;&quot;@gmail.com&quot;" office:value-type="string" office:string-value="Jack.Lyman@gmail.com">
            <text:p>Jack.Lyman@gmail.com</text:p>
          </table:table-cell>
          <table:table-cell office:value-type="string">
            <text:p>WWcnmnaVvWwg</text:p>
          </table:table-cell>
          <table:table-cell/>
        </table:table-row>
        <table:table-row table:style-name="ro1">
          <table:table-cell office:value-type="string">
            <text:p>Evan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table:style-name="ce1" office:value-type="string">
            <text:p>24/09/1999</text:p>
          </table:table-cell>
          <table:table-cell table:formula="of:=[.A262]&amp;&quot;.&quot;&amp;[.B262]&amp;&quot;@gmail.com&quot;" office:value-type="string" office:string-value="Evan.Rees@gmail.com">
            <text:p>Evan.Rees@gmail.com</text:p>
          </table:table-cell>
          <table:table-cell office:value-type="string">
            <text:p>bbFaWPUd2W3a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table:style-name="ce1" office:value-type="string">
            <text:p>06/01/2013</text:p>
          </table:table-cell>
          <table:table-cell table:formula="of:=[.A263]&amp;&quot;.&quot;&amp;[.B263]&amp;&quot;@gmail.com&quot;" office:value-type="string" office:string-value="Victor.Black@gmail.com">
            <text:p>Victor.Black@gmail.com</text:p>
          </table:table-cell>
          <table:table-cell office:value-type="string">
            <text:p>zrfcWZE7ajgd</text:p>
          </table:table-cell>
          <table:table-cell/>
        </table:table-row>
        <table:table-row table:style-name="ro1">
          <table:table-cell office:value-type="string">
            <text:p>Anthony</text:p>
          </table:table-cell>
          <table:table-cell office:value-type="string">
            <text:p>Manning</text:p>
          </table:table-cell>
          <table:table-cell office:value-type="string">
            <text:p>Male</text:p>
          </table:table-cell>
          <table:table-cell table:style-name="ce1" office:value-type="string">
            <text:p>26/06/1995</text:p>
          </table:table-cell>
          <table:table-cell table:formula="of:=[.A264]&amp;&quot;.&quot;&amp;[.B264]&amp;&quot;@gmail.com&quot;" office:value-type="string" office:string-value="Anthony.Manning@gmail.com">
            <text:p>Anthony.Manning@gmail.com</text:p>
          </table:table-cell>
          <table:table-cell office:value-type="string">
            <text:p>x52nrmuZ2YTa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table:style-name="ce1" office:value-type="string">
            <text:p>09/08/2000</text:p>
          </table:table-cell>
          <table:table-cell table:formula="of:=[.A265]&amp;&quot;.&quot;&amp;[.B265]&amp;&quot;@gmail.com&quot;" office:value-type="string" office:string-value="Charles.Welch@gmail.com">
            <text:p>Charles.Welch@gmail.com</text:p>
          </table:table-cell>
          <table:table-cell office:value-type="string">
            <text:p>qy5PxHRjZE3E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table:style-name="ce1" office:value-type="string">
            <text:p>12/09/1987</text:p>
          </table:table-cell>
          <table:table-cell table:formula="of:=[.A266]&amp;&quot;.&quot;&amp;[.B266]&amp;&quot;@gmail.com&quot;" office:value-type="string" office:string-value="Michael.Langdon@gmail.com">
            <text:p>Michael.Langdon@gmail.com</text:p>
          </table:table-cell>
          <table:table-cell office:value-type="string">
            <text:p>8Wu7GaUseDAm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Burgess</text:p>
          </table:table-cell>
          <table:table-cell office:value-type="string">
            <text:p>Male</text:p>
          </table:table-cell>
          <table:table-cell table:style-name="ce1" office:value-type="string">
            <text:p>01/12/1977</text:p>
          </table:table-cell>
          <table:table-cell table:formula="of:=[.A267]&amp;&quot;.&quot;&amp;[.B267]&amp;&quot;@gmail.com&quot;" office:value-type="string" office:string-value="Adam.Burgess@gmail.com">
            <text:p>Adam.Burgess@gmail.com</text:p>
          </table:table-cell>
          <table:table-cell office:value-type="string">
            <text:p>RUpUqcPCTP5V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Jackson</text:p>
          </table:table-cell>
          <table:table-cell office:value-type="string">
            <text:p>Male</text:p>
          </table:table-cell>
          <table:table-cell table:style-name="ce1" office:value-type="string">
            <text:p>16/08/1993</text:p>
          </table:table-cell>
          <table:table-cell table:formula="of:=[.A268]&amp;&quot;.&quot;&amp;[.B268]&amp;&quot;@gmail.com&quot;" office:value-type="string" office:string-value="Victor.Jackson@gmail.com">
            <text:p>Victor.Jackson@gmail.com</text:p>
          </table:table-cell>
          <table:table-cell office:value-type="string">
            <text:p>ZVg3CySgas8y</text:p>
          </table:table-cell>
          <table:table-cell/>
        </table:table-row>
        <table:table-row table:style-name="ro1">
          <table:table-cell office:value-type="string">
            <text:p>Frank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table:style-name="ce1" office:value-type="string">
            <text:p>29/12/2014</text:p>
          </table:table-cell>
          <table:table-cell table:formula="of:=[.A269]&amp;&quot;.&quot;&amp;[.B269]&amp;&quot;@gmail.com&quot;" office:value-type="string" office:string-value="Frank.Coleman@gmail.com">
            <text:p>Frank.Coleman@gmail.com</text:p>
          </table:table-cell>
          <table:table-cell office:value-type="string">
            <text:p>pZTs8naRDsce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table:style-name="ce1" office:value-type="string">
            <text:p>01/11/2012</text:p>
          </table:table-cell>
          <table:table-cell table:formula="of:=[.A270]&amp;&quot;.&quot;&amp;[.B270]&amp;&quot;@gmail.com&quot;" office:value-type="string" office:string-value="William.Brown@gmail.com">
            <text:p>William.Brown@gmail.com</text:p>
          </table:table-cell>
          <table:table-cell office:value-type="string">
            <text:p>sg5twq77NsXk</text:p>
          </table:table-cell>
          <table:table-cell/>
        </table:table-row>
        <table:table-row table:style-name="ro1">
          <table:table-cell office:value-type="string">
            <text:p>Jake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table:style-name="ce1" office:value-type="string">
            <text:p>12/05/2011</text:p>
          </table:table-cell>
          <table:table-cell table:formula="of:=[.A271]&amp;&quot;.&quot;&amp;[.B271]&amp;&quot;@gmail.com&quot;" office:value-type="string" office:string-value="Jake.Young@gmail.com">
            <text:p>Jake.Young@gmail.com</text:p>
          </table:table-cell>
          <table:table-cell office:value-type="string">
            <text:p>QqdbLKm8pKwe</text:p>
          </table:table-cell>
          <table:table-cell/>
        </table:table-row>
        <table:table-row table:style-name="ro1">
          <table:table-cell office:value-type="string">
            <text:p>Jason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table:style-name="ce1" office:value-type="string">
            <text:p>06/01/1985</text:p>
          </table:table-cell>
          <table:table-cell table:formula="of:=[.A272]&amp;&quot;.&quot;&amp;[.B272]&amp;&quot;@gmail.com&quot;" office:value-type="string" office:string-value="Jason.Johnston@gmail.com">
            <text:p>Jason.Johnston@gmail.com</text:p>
          </table:table-cell>
          <table:table-cell office:value-type="string">
            <text:p>RvPxyWNDZ3jQ</text:p>
          </table:table-cell>
          <table:table-cell/>
        </table:table-row>
        <table:table-row table:style-name="ro1">
          <table:table-cell office:value-type="string">
            <text:p>Frank</text:p>
          </table:table-cell>
          <table:table-cell office:value-type="string">
            <text:p>Lyman</text:p>
          </table:table-cell>
          <table:table-cell office:value-type="string">
            <text:p>Male</text:p>
          </table:table-cell>
          <table:table-cell table:style-name="ce1" office:value-type="string">
            <text:p>21/12/1972</text:p>
          </table:table-cell>
          <table:table-cell table:formula="of:=[.A273]&amp;&quot;.&quot;&amp;[.B273]&amp;&quot;@gmail.com&quot;" office:value-type="string" office:string-value="Frank.Lyman@gmail.com">
            <text:p>Frank.Lyman@gmail.com</text:p>
          </table:table-cell>
          <table:table-cell office:value-type="string">
            <text:p>tRW7LdEFxYvC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table:style-name="ce1" office:value-type="string">
            <text:p>17/06/1972</text:p>
          </table:table-cell>
          <table:table-cell table:formula="of:=[.A274]&amp;&quot;.&quot;&amp;[.B274]&amp;&quot;@gmail.com&quot;" office:value-type="string" office:string-value="Jack.Russell@gmail.com">
            <text:p>Jack.Russell@gmail.com</text:p>
          </table:table-cell>
          <table:table-cell office:value-type="string">
            <text:p>nUaMDVuUaC9Q</text:p>
          </table:table-cell>
          <table:table-cell/>
        </table:table-row>
        <table:table-row table:style-name="ro1">
          <table:table-cell office:value-type="string">
            <text:p>Matt</text:p>
          </table:table-cell>
          <table:table-cell office:value-type="string">
            <text:p>Quinn</text:p>
          </table:table-cell>
          <table:table-cell office:value-type="string">
            <text:p>Male</text:p>
          </table:table-cell>
          <table:table-cell table:style-name="ce1" office:value-type="string">
            <text:p>26/02/1976</text:p>
          </table:table-cell>
          <table:table-cell table:formula="of:=[.A275]&amp;&quot;.&quot;&amp;[.B275]&amp;&quot;@gmail.com&quot;" office:value-type="string" office:string-value="Matt.Quinn@gmail.com">
            <text:p>Matt.Quinn@gmail.com</text:p>
          </table:table-cell>
          <table:table-cell office:value-type="string">
            <text:p>gEht4fep3rqL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Wallace</text:p>
          </table:table-cell>
          <table:table-cell office:value-type="string">
            <text:p>Male</text:p>
          </table:table-cell>
          <table:table-cell table:style-name="ce1" office:value-type="string">
            <text:p>15/07/1991</text:p>
          </table:table-cell>
          <table:table-cell table:formula="of:=[.A276]&amp;&quot;.&quot;&amp;[.B276]&amp;&quot;@gmail.com&quot;" office:value-type="string" office:string-value="Warren.Wallace@gmail.com">
            <text:p>Warren.Wallace@gmail.com</text:p>
          </table:table-cell>
          <table:table-cell office:value-type="string">
            <text:p>GN2AHgEy4dNp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Gibson</text:p>
          </table:table-cell>
          <table:table-cell office:value-type="string">
            <text:p>Male</text:p>
          </table:table-cell>
          <table:table-cell table:style-name="ce1" office:value-type="string">
            <text:p>28/05/1984</text:p>
          </table:table-cell>
          <table:table-cell table:formula="of:=[.A277]&amp;&quot;.&quot;&amp;[.B277]&amp;&quot;@gmail.com&quot;" office:value-type="string" office:string-value="Kevin.Gibson@gmail.com">
            <text:p>Kevin.Gibson@gmail.com</text:p>
          </table:table-cell>
          <table:table-cell office:value-type="string">
            <text:p>BD4vUYsx3kH5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table:style-name="ce1" office:value-type="string">
            <text:p>01/07/2012</text:p>
          </table:table-cell>
          <table:table-cell table:formula="of:=[.A278]&amp;&quot;.&quot;&amp;[.B278]&amp;&quot;@gmail.com&quot;" office:value-type="string" office:string-value="Michael.Russell@gmail.com">
            <text:p>Michael.Russell@gmail.com</text:p>
          </table:table-cell>
          <table:table-cell office:value-type="string">
            <text:p>X2yMELDqJ2na</text:p>
          </table:table-cell>
          <table:table-cell/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Paige</text:p>
          </table:table-cell>
          <table:table-cell office:value-type="string">
            <text:p>Male</text:p>
          </table:table-cell>
          <table:table-cell table:style-name="ce1" office:value-type="string">
            <text:p>29/04/2013</text:p>
          </table:table-cell>
          <table:table-cell table:formula="of:=[.A279]&amp;&quot;.&quot;&amp;[.B279]&amp;&quot;@gmail.com&quot;" office:value-type="string" office:string-value="Christopher.Paige@gmail.com">
            <text:p>Christopher.Paige@gmail.com</text:p>
          </table:table-cell>
          <table:table-cell office:value-type="string">
            <text:p>jWXeGnvtmbdn</text:p>
          </table:table-cell>
          <table:table-cell/>
        </table:table-row>
        <table:table-row table:style-name="ro1">
          <table:table-cell office:value-type="string">
            <text:p>Neil</text:p>
          </table:table-cell>
          <table:table-cell office:value-type="string">
            <text:p>Powell</text:p>
          </table:table-cell>
          <table:table-cell office:value-type="string">
            <text:p>Male</text:p>
          </table:table-cell>
          <table:table-cell table:style-name="ce1" office:value-type="string">
            <text:p>01/10/1982</text:p>
          </table:table-cell>
          <table:table-cell table:formula="of:=[.A280]&amp;&quot;.&quot;&amp;[.B280]&amp;&quot;@gmail.com&quot;" office:value-type="string" office:string-value="Neil.Powell@gmail.com">
            <text:p>Neil.Powell@gmail.com</text:p>
          </table:table-cell>
          <table:table-cell office:value-type="string">
            <text:p>FUPk6VgPdEVD</text:p>
          </table:table-cell>
          <table:table-cell/>
        </table:table-row>
        <table:table-row table:style-name="ro1">
          <table:table-cell office:value-type="string">
            <text:p>Trevor</text:p>
          </table:table-cell>
          <table:table-cell office:value-type="string">
            <text:p>Hunter</text:p>
          </table:table-cell>
          <table:table-cell office:value-type="string">
            <text:p>Male</text:p>
          </table:table-cell>
          <table:table-cell table:style-name="ce1" office:value-type="string">
            <text:p>02/02/1976</text:p>
          </table:table-cell>
          <table:table-cell table:formula="of:=[.A281]&amp;&quot;.&quot;&amp;[.B281]&amp;&quot;@gmail.com&quot;" office:value-type="string" office:string-value="Trevor.Hunter@gmail.com">
            <text:p>Trevor.Hunter@gmail.com</text:p>
          </table:table-cell>
          <table:table-cell office:value-type="string">
            <text:p>jMd6XkjrZAjx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table:style-name="ce1" office:value-type="string">
            <text:p>22/07/2009</text:p>
          </table:table-cell>
          <table:table-cell table:formula="of:=[.A282]&amp;&quot;.&quot;&amp;[.B282]&amp;&quot;@gmail.com&quot;" office:value-type="string" office:string-value="Leonard.Young@gmail.com">
            <text:p>Leonard.Young@gmail.com</text:p>
          </table:table-cell>
          <table:table-cell office:value-type="string">
            <text:p>MUXCx5swLPqk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Slater</text:p>
          </table:table-cell>
          <table:table-cell office:value-type="string">
            <text:p>Male</text:p>
          </table:table-cell>
          <table:table-cell table:style-name="ce1" office:value-type="string">
            <text:p>04/10/1990</text:p>
          </table:table-cell>
          <table:table-cell table:formula="of:=[.A283]&amp;&quot;.&quot;&amp;[.B283]&amp;&quot;@gmail.com&quot;" office:value-type="string" office:string-value="Isaac.Slater@gmail.com">
            <text:p>Isaac.Slater@gmail.com</text:p>
          </table:table-cell>
          <table:table-cell office:value-type="string">
            <text:p>rW2b5uCCg8WZ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table:style-name="ce1" office:value-type="string">
            <text:p>26/06/1985</text:p>
          </table:table-cell>
          <table:table-cell table:formula="of:=[.A284]&amp;&quot;.&quot;&amp;[.B284]&amp;&quot;@gmail.com&quot;" office:value-type="string" office:string-value="Brian.King@gmail.com">
            <text:p>Brian.King@gmail.com</text:p>
          </table:table-cell>
          <table:table-cell office:value-type="string">
            <text:p>4GbDwshM9mNS</text:p>
          </table:table-cell>
          <table:table-cell/>
        </table:table-row>
        <table:table-row table:style-name="ro1">
          <table:table-cell office:value-type="string">
            <text:p>Dominic</text:p>
          </table:table-cell>
          <table:table-cell office:value-type="string">
            <text:p>Quinn</text:p>
          </table:table-cell>
          <table:table-cell office:value-type="string">
            <text:p>Male</text:p>
          </table:table-cell>
          <table:table-cell table:style-name="ce1" office:value-type="string">
            <text:p>28/12/1972</text:p>
          </table:table-cell>
          <table:table-cell table:formula="of:=[.A285]&amp;&quot;.&quot;&amp;[.B285]&amp;&quot;@gmail.com&quot;" office:value-type="string" office:string-value="Dominic.Quinn@gmail.com">
            <text:p>Dominic.Quinn@gmail.com</text:p>
          </table:table-cell>
          <table:table-cell office:value-type="string">
            <text:p>DJYmaB5P6NM8</text:p>
          </table:table-cell>
          <table:table-cell/>
        </table:table-row>
        <table:table-row table:style-name="ro1">
          <table:table-cell office:value-type="string">
            <text:p>Julian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table:style-name="ce1" office:value-type="string">
            <text:p>30/03/2012</text:p>
          </table:table-cell>
          <table:table-cell table:formula="of:=[.A286]&amp;&quot;.&quot;&amp;[.B286]&amp;&quot;@gmail.com&quot;" office:value-type="string" office:string-value="Julian.King@gmail.com">
            <text:p>Julian.King@gmail.com</text:p>
          </table:table-cell>
          <table:table-cell office:value-type="string">
            <text:p>bQs2fMC7VzMJ</text:p>
          </table:table-cell>
          <table:table-cell/>
        </table:table-row>
        <table:table-row table:style-name="ro1">
          <table:table-cell office:value-type="string">
            <text:p>Oliver</text:p>
          </table:table-cell>
          <table:table-cell office:value-type="string">
            <text:p>Murray</text:p>
          </table:table-cell>
          <table:table-cell office:value-type="string">
            <text:p>Male</text:p>
          </table:table-cell>
          <table:table-cell table:style-name="ce1" office:value-type="string">
            <text:p>18/09/2013</text:p>
          </table:table-cell>
          <table:table-cell table:formula="of:=[.A287]&amp;&quot;.&quot;&amp;[.B287]&amp;&quot;@gmail.com&quot;" office:value-type="string" office:string-value="Oliver.Murray@gmail.com">
            <text:p>Oliver.Murray@gmail.com</text:p>
          </table:table-cell>
          <table:table-cell office:value-type="string">
            <text:p>zF3SZtLMCbKr</text:p>
          </table:table-cell>
          <table:table-cell/>
        </table:table-row>
        <table:table-row table:style-name="ro1">
          <table:table-cell office:value-type="string">
            <text:p>Nicholas</text:p>
          </table:table-cell>
          <table:table-cell office:value-type="string">
            <text:p>Cameron</text:p>
          </table:table-cell>
          <table:table-cell office:value-type="string">
            <text:p>Male</text:p>
          </table:table-cell>
          <table:table-cell table:style-name="ce1" office:value-type="string">
            <text:p>29/04/1990</text:p>
          </table:table-cell>
          <table:table-cell table:formula="of:=[.A288]&amp;&quot;.&quot;&amp;[.B288]&amp;&quot;@gmail.com&quot;" office:value-type="string" office:string-value="Nicholas.Cameron@gmail.com">
            <text:p>Nicholas.Cameron@gmail.com</text:p>
          </table:table-cell>
          <table:table-cell office:value-type="string">
            <text:p>3RcEXNqCnZT5</text:p>
          </table:table-cell>
          <table:table-cell/>
        </table:table-row>
        <table:table-row table:style-name="ro1">
          <table:table-cell office:value-type="string">
            <text:p>Robert</text:p>
          </table:table-cell>
          <table:table-cell office:value-type="string">
            <text:p>Powell</text:p>
          </table:table-cell>
          <table:table-cell office:value-type="string">
            <text:p>Male</text:p>
          </table:table-cell>
          <table:table-cell table:style-name="ce1" office:value-type="string">
            <text:p>13/01/1998</text:p>
          </table:table-cell>
          <table:table-cell table:formula="of:=[.A289]&amp;&quot;.&quot;&amp;[.B289]&amp;&quot;@gmail.com&quot;" office:value-type="string" office:string-value="Robert.Powell@gmail.com">
            <text:p>Robert.Powell@gmail.com</text:p>
          </table:table-cell>
          <table:table-cell office:value-type="string">
            <text:p>HbpWJJ6Mws9W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Scott</text:p>
          </table:table-cell>
          <table:table-cell office:value-type="string">
            <text:p>Male</text:p>
          </table:table-cell>
          <table:table-cell table:style-name="ce1" office:value-type="string">
            <text:p>07/07/2015</text:p>
          </table:table-cell>
          <table:table-cell table:formula="of:=[.A290]&amp;&quot;.&quot;&amp;[.B290]&amp;&quot;@gmail.com&quot;" office:value-type="string" office:string-value="William.Scott@gmail.com">
            <text:p>William.Scott@gmail.com</text:p>
          </table:table-cell>
          <table:table-cell office:value-type="string">
            <text:p>zAHD8tAsPK39</text:p>
          </table:table-cell>
          <table:table-cell/>
        </table:table-row>
        <table:table-row table:style-name="ro1">
          <table:table-cell office:value-type="string">
            <text:p>Frank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table:style-name="ce1" office:value-type="string">
            <text:p>11/05/1998</text:p>
          </table:table-cell>
          <table:table-cell table:formula="of:=[.A291]&amp;&quot;.&quot;&amp;[.B291]&amp;&quot;@gmail.com&quot;" office:value-type="string" office:string-value="Frank.Blake@gmail.com">
            <text:p>Frank.Blake@gmail.com</text:p>
          </table:table-cell>
          <table:table-cell office:value-type="string">
            <text:p>v5RcawFXBmvY</text:p>
          </table:table-cell>
          <table:table-cell/>
        </table:table-row>
        <table:table-row table:style-name="ro1">
          <table:table-cell office:value-type="string">
            <text:p>Andrew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table:style-name="ce1" office:value-type="string">
            <text:p>07/02/2000</text:p>
          </table:table-cell>
          <table:table-cell table:formula="of:=[.A292]&amp;&quot;.&quot;&amp;[.B292]&amp;&quot;@gmail.com&quot;" office:value-type="string" office:string-value="Andrew.Poole@gmail.com">
            <text:p>Andrew.Poole@gmail.com</text:p>
          </table:table-cell>
          <table:table-cell office:value-type="string">
            <text:p>z5GZzCpXEqM9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Robertson</text:p>
          </table:table-cell>
          <table:table-cell office:value-type="string">
            <text:p>Male</text:p>
          </table:table-cell>
          <table:table-cell table:style-name="ce1" office:value-type="string">
            <text:p>17/08/1980</text:p>
          </table:table-cell>
          <table:table-cell table:formula="of:=[.A293]&amp;&quot;.&quot;&amp;[.B293]&amp;&quot;@gmail.com&quot;" office:value-type="string" office:string-value="Richard.Robertson@gmail.com">
            <text:p>Richard.Robertson@gmail.com</text:p>
          </table:table-cell>
          <table:table-cell office:value-type="string">
            <text:p>euhWmkfpweXx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table:style-name="ce1" office:value-type="string">
            <text:p>25/10/2009</text:p>
          </table:table-cell>
          <table:table-cell table:formula="of:=[.A294]&amp;&quot;.&quot;&amp;[.B294]&amp;&quot;@gmail.com&quot;" office:value-type="string" office:string-value="William.Underwood@gmail.com">
            <text:p>William.Underwood@gmail.com</text:p>
          </table:table-cell>
          <table:table-cell office:value-type="string">
            <text:p>3M7k4vk8ZUxw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Morgan</text:p>
          </table:table-cell>
          <table:table-cell office:value-type="string">
            <text:p>Male</text:p>
          </table:table-cell>
          <table:table-cell table:style-name="ce1" office:value-type="string">
            <text:p>18/04/2011</text:p>
          </table:table-cell>
          <table:table-cell table:formula="of:=[.A295]&amp;&quot;.&quot;&amp;[.B295]&amp;&quot;@gmail.com&quot;" office:value-type="string" office:string-value="Max.Morgan@gmail.com">
            <text:p>Max.Morgan@gmail.com</text:p>
          </table:table-cell>
          <table:table-cell office:value-type="string">
            <text:p>kCSgnMx2ecUq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Martin</text:p>
          </table:table-cell>
          <table:table-cell office:value-type="string">
            <text:p>Male</text:p>
          </table:table-cell>
          <table:table-cell table:style-name="ce1" office:value-type="string">
            <text:p>13/07/1973</text:p>
          </table:table-cell>
          <table:table-cell table:formula="of:=[.A296]&amp;&quot;.&quot;&amp;[.B296]&amp;&quot;@gmail.com&quot;" office:value-type="string" office:string-value="Owen.Martin@gmail.com">
            <text:p>Owen.Martin@gmail.com</text:p>
          </table:table-cell>
          <table:table-cell office:value-type="string">
            <text:p>x7GV43G7UxNg</text:p>
          </table:table-cell>
          <table:table-cell/>
        </table:table-row>
        <table:table-row table:style-name="ro1">
          <table:table-cell office:value-type="string">
            <text:p>Steven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table:style-name="ce1" office:value-type="string">
            <text:p>26/11/1971</text:p>
          </table:table-cell>
          <table:table-cell table:formula="of:=[.A297]&amp;&quot;.&quot;&amp;[.B297]&amp;&quot;@gmail.com&quot;" office:value-type="string" office:string-value="Steven.Skinner@gmail.com">
            <text:p>Steven.Skinner@gmail.com</text:p>
          </table:table-cell>
          <table:table-cell office:value-type="string">
            <text:p>FLwQSJPeNVe7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Dyer</text:p>
          </table:table-cell>
          <table:table-cell office:value-type="string">
            <text:p>Male</text:p>
          </table:table-cell>
          <table:table-cell table:style-name="ce1" office:value-type="string">
            <text:p>29/01/2015</text:p>
          </table:table-cell>
          <table:table-cell table:formula="of:=[.A298]&amp;&quot;.&quot;&amp;[.B298]&amp;&quot;@gmail.com&quot;" office:value-type="string" office:string-value="Michael.Dyer@gmail.com">
            <text:p>Michael.Dyer@gmail.com</text:p>
          </table:table-cell>
          <table:table-cell office:value-type="string">
            <text:p>XhexteWD4Xa4</text:p>
          </table:table-cell>
          <table:table-cell/>
        </table:table-row>
        <table:table-row table:style-name="ro1">
          <table:table-cell office:value-type="string">
            <text:p>Phil</text:p>
          </table:table-cell>
          <table:table-cell office:value-type="string">
            <text:p>Hart</text:p>
          </table:table-cell>
          <table:table-cell office:value-type="string">
            <text:p>Male</text:p>
          </table:table-cell>
          <table:table-cell table:style-name="ce1" office:value-type="string">
            <text:p>11/04/2006</text:p>
          </table:table-cell>
          <table:table-cell table:formula="of:=[.A299]&amp;&quot;.&quot;&amp;[.B299]&amp;&quot;@gmail.com&quot;" office:value-type="string" office:string-value="Phil.Hart@gmail.com">
            <text:p>Phil.Hart@gmail.com</text:p>
          </table:table-cell>
          <table:table-cell office:value-type="string">
            <text:p>wEyAGNzLEsHb</text:p>
          </table:table-cell>
          <table:table-cell/>
        </table:table-row>
        <table:table-row table:style-name="ro1">
          <table:table-cell office:value-type="string">
            <text:p>Keith</text:p>
          </table:table-cell>
          <table:table-cell office:value-type="string">
            <text:p>Scott</text:p>
          </table:table-cell>
          <table:table-cell office:value-type="string">
            <text:p>Male</text:p>
          </table:table-cell>
          <table:table-cell table:style-name="ce1" office:value-type="string">
            <text:p>17/06/1983</text:p>
          </table:table-cell>
          <table:table-cell table:formula="of:=[.A300]&amp;&quot;.&quot;&amp;[.B300]&amp;&quot;@gmail.com&quot;" office:value-type="string" office:string-value="Keith.Scott@gmail.com">
            <text:p>Keith.Scott@gmail.com</text:p>
          </table:table-cell>
          <table:table-cell office:value-type="string">
            <text:p>3mcg4d273cRQ</text:p>
          </table:table-cell>
          <table:table-cell/>
        </table:table-row>
        <table:table-row table:style-name="ro1">
          <table:table-cell office:value-type="string">
            <text:p>Phil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table:style-name="ce1" office:value-type="string">
            <text:p>09/11/1997</text:p>
          </table:table-cell>
          <table:table-cell table:formula="of:=[.A301]&amp;&quot;.&quot;&amp;[.B301]&amp;&quot;@gmail.com&quot;" office:value-type="string" office:string-value="Phil.Springer@gmail.com">
            <text:p>Phil.Springer@gmail.com</text:p>
          </table:table-cell>
          <table:table-cell office:value-type="string">
            <text:p>eW65C88TymMN</text:p>
          </table:table-cell>
          <table:table-cell/>
        </table:table-row>
        <table:table-row table:style-name="ro1">
          <table:table-cell office:value-type="string">
            <text:p>Nicholas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table:style-name="ce1" office:value-type="string">
            <text:p>21/05/1997</text:p>
          </table:table-cell>
          <table:table-cell table:formula="of:=[.A302]&amp;&quot;.&quot;&amp;[.B302]&amp;&quot;@gmail.com&quot;" office:value-type="string" office:string-value="Nicholas.Harris@gmail.com">
            <text:p>Nicholas.Harris@gmail.com</text:p>
          </table:table-cell>
          <table:table-cell office:value-type="string">
            <text:p>3KN4HYtNFx92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Paige</text:p>
          </table:table-cell>
          <table:table-cell office:value-type="string">
            <text:p>Male</text:p>
          </table:table-cell>
          <table:table-cell table:style-name="ce1" office:value-type="string">
            <text:p>12/08/2016</text:p>
          </table:table-cell>
          <table:table-cell table:formula="of:=[.A303]&amp;&quot;.&quot;&amp;[.B303]&amp;&quot;@gmail.com&quot;" office:value-type="string" office:string-value="Warren.Paige@gmail.com">
            <text:p>Warren.Paige@gmail.com</text:p>
          </table:table-cell>
          <table:table-cell office:value-type="string">
            <text:p>gnsHTCDgTCgU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Chapman</text:p>
          </table:table-cell>
          <table:table-cell office:value-type="string">
            <text:p>Male</text:p>
          </table:table-cell>
          <table:table-cell table:style-name="ce1" office:value-type="string">
            <text:p>15/05/2008</text:p>
          </table:table-cell>
          <table:table-cell table:formula="of:=[.A304]&amp;&quot;.&quot;&amp;[.B304]&amp;&quot;@gmail.com&quot;" office:value-type="string" office:string-value="Dan.Chapman@gmail.com">
            <text:p>Dan.Chapman@gmail.com</text:p>
          </table:table-cell>
          <table:table-cell office:value-type="string">
            <text:p>xgRBwBKRnMPX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string">
            <text:p>Greene</text:p>
          </table:table-cell>
          <table:table-cell office:value-type="string">
            <text:p>Male</text:p>
          </table:table-cell>
          <table:table-cell table:style-name="ce1" office:value-type="string">
            <text:p>11/02/1984</text:p>
          </table:table-cell>
          <table:table-cell table:formula="of:=[.A305]&amp;&quot;.&quot;&amp;[.B305]&amp;&quot;@gmail.com&quot;" office:value-type="string" office:string-value="John.Greene@gmail.com">
            <text:p>John.Greene@gmail.com</text:p>
          </table:table-cell>
          <table:table-cell office:value-type="string">
            <text:p>ubPKEDRKSFGU</text:p>
          </table:table-cell>
          <table:table-cell/>
        </table:table-row>
        <table:table-row table:style-name="ro1">
          <table:table-cell office:value-type="string">
            <text:p>Stephen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table:style-name="ce1" office:value-type="string">
            <text:p>05/03/2010</text:p>
          </table:table-cell>
          <table:table-cell table:formula="of:=[.A306]&amp;&quot;.&quot;&amp;[.B306]&amp;&quot;@gmail.com&quot;" office:value-type="string" office:string-value="Stephen.Lee@gmail.com">
            <text:p>Stephen.Lee@gmail.com</text:p>
          </table:table-cell>
          <table:table-cell office:value-type="string">
            <text:p>J2sw8SrEEPsZ</text:p>
          </table:table-cell>
          <table:table-cell/>
        </table:table-row>
        <table:table-row table:style-name="ro1">
          <table:table-cell office:value-type="string">
            <text:p>Dominic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table:style-name="ce1" office:value-type="string">
            <text:p>09/08/1982</text:p>
          </table:table-cell>
          <table:table-cell table:formula="of:=[.A307]&amp;&quot;.&quot;&amp;[.B307]&amp;&quot;@gmail.com&quot;" office:value-type="string" office:string-value="Dominic.Rees@gmail.com">
            <text:p>Dominic.Rees@gmail.com</text:p>
          </table:table-cell>
          <table:table-cell office:value-type="string">
            <text:p>89E8GgVG9vvP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Avery</text:p>
          </table:table-cell>
          <table:table-cell office:value-type="string">
            <text:p>Male</text:p>
          </table:table-cell>
          <table:table-cell table:style-name="ce1" office:value-type="string">
            <text:p>09/08/1974</text:p>
          </table:table-cell>
          <table:table-cell table:formula="of:=[.A308]&amp;&quot;.&quot;&amp;[.B308]&amp;&quot;@gmail.com&quot;" office:value-type="string" office:string-value="Peter.Avery@gmail.com">
            <text:p>Peter.Avery@gmail.com</text:p>
          </table:table-cell>
          <table:table-cell office:value-type="string">
            <text:p>SdDNZJ2LEBDH</text:p>
          </table:table-cell>
          <table:table-cell/>
        </table:table-row>
        <table:table-row table:style-name="ro1">
          <table:table-cell office:value-type="string">
            <text:p>Benjamin</text:p>
          </table:table-cell>
          <table:table-cell office:value-type="string">
            <text:p>Parsons</text:p>
          </table:table-cell>
          <table:table-cell office:value-type="string">
            <text:p>Male</text:p>
          </table:table-cell>
          <table:table-cell table:style-name="ce1" office:value-type="string">
            <text:p>10/02/2006</text:p>
          </table:table-cell>
          <table:table-cell table:formula="of:=[.A309]&amp;&quot;.&quot;&amp;[.B309]&amp;&quot;@gmail.com&quot;" office:value-type="string" office:string-value="Benjamin.Parsons@gmail.com">
            <text:p>Benjamin.Parsons@gmail.com</text:p>
          </table:table-cell>
          <table:table-cell office:value-type="string">
            <text:p>NRfsudjMsg6Q</text:p>
          </table:table-cell>
          <table:table-cell/>
        </table:table-row>
        <table:table-row table:style-name="ro1">
          <table:table-cell office:value-type="string">
            <text:p>Keith</text:p>
          </table:table-cell>
          <table:table-cell office:value-type="string">
            <text:p>Bailey</text:p>
          </table:table-cell>
          <table:table-cell office:value-type="string">
            <text:p>Male</text:p>
          </table:table-cell>
          <table:table-cell table:style-name="ce1" office:value-type="string">
            <text:p>17/10/1998</text:p>
          </table:table-cell>
          <table:table-cell table:formula="of:=[.A310]&amp;&quot;.&quot;&amp;[.B310]&amp;&quot;@gmail.com&quot;" office:value-type="string" office:string-value="Keith.Bailey@gmail.com">
            <text:p>Keith.Bailey@gmail.com</text:p>
          </table:table-cell>
          <table:table-cell office:value-type="string">
            <text:p>uEWxJdk85he4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Baker</text:p>
          </table:table-cell>
          <table:table-cell office:value-type="string">
            <text:p>Male</text:p>
          </table:table-cell>
          <table:table-cell table:style-name="ce1" office:value-type="string">
            <text:p>07/07/1980</text:p>
          </table:table-cell>
          <table:table-cell table:formula="of:=[.A311]&amp;&quot;.&quot;&amp;[.B311]&amp;&quot;@gmail.com&quot;" office:value-type="string" office:string-value="Sean.Baker@gmail.com">
            <text:p>Sean.Baker@gmail.com</text:p>
          </table:table-cell>
          <table:table-cell office:value-type="string">
            <text:p>WPEaz8kmXXvF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Hudson</text:p>
          </table:table-cell>
          <table:table-cell office:value-type="string">
            <text:p>Male</text:p>
          </table:table-cell>
          <table:table-cell table:style-name="ce1" office:value-type="string">
            <text:p>29/11/2010</text:p>
          </table:table-cell>
          <table:table-cell table:formula="of:=[.A312]&amp;&quot;.&quot;&amp;[.B312]&amp;&quot;@gmail.com&quot;" office:value-type="string" office:string-value="Victor.Hudson@gmail.com">
            <text:p>Victor.Hudson@gmail.com</text:p>
          </table:table-cell>
          <table:table-cell office:value-type="string">
            <text:p>MajQKyWy6vuv</text:p>
          </table:table-cell>
          <table:table-cell/>
        </table:table-row>
        <table:table-row table:style-name="ro1">
          <table:table-cell office:value-type="string">
            <text:p>Anthony</text:p>
          </table:table-cell>
          <table:table-cell office:value-type="string">
            <text:p>White</text:p>
          </table:table-cell>
          <table:table-cell office:value-type="string">
            <text:p>Male</text:p>
          </table:table-cell>
          <table:table-cell table:style-name="ce1" office:value-type="string">
            <text:p>11/02/1999</text:p>
          </table:table-cell>
          <table:table-cell table:formula="of:=[.A313]&amp;&quot;.&quot;&amp;[.B313]&amp;&quot;@gmail.com&quot;" office:value-type="string" office:string-value="Anthony.White@gmail.com">
            <text:p>Anthony.White@gmail.com</text:p>
          </table:table-cell>
          <table:table-cell office:value-type="string">
            <text:p>yx9PNRDFAmxZ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table:style-name="ce1" office:value-type="string">
            <text:p>18/10/1995</text:p>
          </table:table-cell>
          <table:table-cell table:formula="of:=[.A314]&amp;&quot;.&quot;&amp;[.B314]&amp;&quot;@gmail.com&quot;" office:value-type="string" office:string-value="Charles.Ball@gmail.com">
            <text:p>Charles.Ball@gmail.com</text:p>
          </table:table-cell>
          <table:table-cell office:value-type="string">
            <text:p>PZK5jLX7V75Y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Walker</text:p>
          </table:table-cell>
          <table:table-cell office:value-type="string">
            <text:p>Male</text:p>
          </table:table-cell>
          <table:table-cell table:style-name="ce1" office:value-type="string">
            <text:p>26/03/1993</text:p>
          </table:table-cell>
          <table:table-cell table:formula="of:=[.A315]&amp;&quot;.&quot;&amp;[.B315]&amp;&quot;@gmail.com&quot;" office:value-type="string" office:string-value="William.Walker@gmail.com">
            <text:p>William.Walker@gmail.com</text:p>
          </table:table-cell>
          <table:table-cell office:value-type="string">
            <text:p>Sj6au47r9WHz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Dickens</text:p>
          </table:table-cell>
          <table:table-cell office:value-type="string">
            <text:p>Male</text:p>
          </table:table-cell>
          <table:table-cell table:style-name="ce1" office:value-type="string">
            <text:p>09/05/1983</text:p>
          </table:table-cell>
          <table:table-cell table:formula="of:=[.A316]&amp;&quot;.&quot;&amp;[.B316]&amp;&quot;@gmail.com&quot;" office:value-type="string" office:string-value="Simon.Dickens@gmail.com">
            <text:p>Simon.Dickens@gmail.com</text:p>
          </table:table-cell>
          <table:table-cell office:value-type="string">
            <text:p>4zp75HSUVtTn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table:style-name="ce1" office:value-type="string">
            <text:p>02/05/1999</text:p>
          </table:table-cell>
          <table:table-cell table:formula="of:=[.A317]&amp;&quot;.&quot;&amp;[.B317]&amp;&quot;@gmail.com&quot;" office:value-type="string" office:string-value="Peter.Parr@gmail.com">
            <text:p>Peter.Parr@gmail.com</text:p>
          </table:table-cell>
          <table:table-cell office:value-type="string">
            <text:p>2ETnQAKtJWch</text:p>
          </table:table-cell>
          <table: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Graham</text:p>
          </table:table-cell>
          <table:table-cell office:value-type="string">
            <text:p>Male</text:p>
          </table:table-cell>
          <table:table-cell table:style-name="ce1" office:value-type="string">
            <text:p>28/08/1978</text:p>
          </table:table-cell>
          <table:table-cell table:formula="of:=[.A318]&amp;&quot;.&quot;&amp;[.B318]&amp;&quot;@gmail.com&quot;" office:value-type="string" office:string-value="Paul.Graham@gmail.com">
            <text:p>Paul.Graham@gmail.com</text:p>
          </table:table-cell>
          <table:table-cell office:value-type="string">
            <text:p>9KuNe9y29UBC</text:p>
          </table:table-cell>
          <table:table-cell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Thomson</text:p>
          </table:table-cell>
          <table:table-cell office:value-type="string">
            <text:p>Male</text:p>
          </table:table-cell>
          <table:table-cell table:style-name="ce1" office:value-type="string">
            <text:p>22/12/2015</text:p>
          </table:table-cell>
          <table:table-cell table:formula="of:=[.A319]&amp;&quot;.&quot;&amp;[.B319]&amp;&quot;@gmail.com&quot;" office:value-type="string" office:string-value="Sebastian.Thomson@gmail.com">
            <text:p>Sebastian.Thomson@gmail.com</text:p>
          </table:table-cell>
          <table:table-cell office:value-type="string">
            <text:p>LGrztNTDHNSB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table:style-name="ce1" office:value-type="string">
            <text:p>05/09/2007</text:p>
          </table:table-cell>
          <table:table-cell table:formula="of:=[.A320]&amp;&quot;.&quot;&amp;[.B320]&amp;&quot;@gmail.com&quot;" office:value-type="string" office:string-value="Isaac.Tucker@gmail.com">
            <text:p>Isaac.Tucker@gmail.com</text:p>
          </table:table-cell>
          <table:table-cell office:value-type="string">
            <text:p>rbQaqdadDTHL</text:p>
          </table:table-cell>
          <table:table-cell/>
        </table:table-row>
        <table:table-row table:style-name="ro1">
          <table:table-cell office:value-type="string">
            <text:p>Gordon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table:style-name="ce1" office:value-type="string">
            <text:p>12/06/1980</text:p>
          </table:table-cell>
          <table:table-cell table:formula="of:=[.A321]&amp;&quot;.&quot;&amp;[.B321]&amp;&quot;@gmail.com&quot;" office:value-type="string" office:string-value="Gordon.Payne@gmail.com">
            <text:p>Gordon.Payne@gmail.com</text:p>
          </table:table-cell>
          <table:table-cell office:value-type="string">
            <text:p>j89bMWd6MWvN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table:style-name="ce1" office:value-type="string">
            <text:p>04/09/1995</text:p>
          </table:table-cell>
          <table:table-cell table:formula="of:=[.A322]&amp;&quot;.&quot;&amp;[.B322]&amp;&quot;@gmail.com&quot;" office:value-type="string" office:string-value="Victor.Vaughan@gmail.com">
            <text:p>Victor.Vaughan@gmail.com</text:p>
          </table:table-cell>
          <table:table-cell office:value-type="string">
            <text:p>VBwtjErZjx5F</text:p>
          </table:table-cell>
          <table:table-cell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Greene</text:p>
          </table:table-cell>
          <table:table-cell office:value-type="string">
            <text:p>Male</text:p>
          </table:table-cell>
          <table:table-cell table:style-name="ce1" office:value-type="string">
            <text:p>17/08/1987</text:p>
          </table:table-cell>
          <table:table-cell table:formula="of:=[.A323]&amp;&quot;.&quot;&amp;[.B323]&amp;&quot;@gmail.com&quot;" office:value-type="string" office:string-value="Sebastian.Greene@gmail.com">
            <text:p>Sebastian.Greene@gmail.com</text:p>
          </table:table-cell>
          <table:table-cell office:value-type="string">
            <text:p>85rjbvt3W5ac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table:style-name="ce1" office:value-type="string">
            <text:p>10/11/1978</text:p>
          </table:table-cell>
          <table:table-cell table:formula="of:=[.A324]&amp;&quot;.&quot;&amp;[.B324]&amp;&quot;@gmail.com&quot;" office:value-type="string" office:string-value="Jonathan.Nash@gmail.com">
            <text:p>Jonathan.Nash@gmail.com</text:p>
          </table:table-cell>
          <table:table-cell office:value-type="string">
            <text:p>FDFJ5df74xce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table:style-name="ce1" office:value-type="string">
            <text:p>26/05/1984</text:p>
          </table:table-cell>
          <table:table-cell table:formula="of:=[.A325]&amp;&quot;.&quot;&amp;[.B325]&amp;&quot;@gmail.com&quot;" office:value-type="string" office:string-value="Michael.Black@gmail.com">
            <text:p>Michael.Black@gmail.com</text:p>
          </table:table-cell>
          <table:table-cell office:value-type="string">
            <text:p>wVtTsKAW4cf2</text:p>
          </table:table-cell>
          <table:table-cell/>
        </table:table-row>
        <table:table-row table:style-name="ro1">
          <table:table-cell office:value-type="string">
            <text:p>Evan</text:p>
          </table:table-cell>
          <table:table-cell office:value-type="string">
            <text:p>Churchill</text:p>
          </table:table-cell>
          <table:table-cell office:value-type="string">
            <text:p>Male</text:p>
          </table:table-cell>
          <table:table-cell table:style-name="ce1" office:value-type="string">
            <text:p>08/06/1984</text:p>
          </table:table-cell>
          <table:table-cell table:formula="of:=[.A326]&amp;&quot;.&quot;&amp;[.B326]&amp;&quot;@gmail.com&quot;" office:value-type="string" office:string-value="Evan.Churchill@gmail.com">
            <text:p>Evan.Churchill@gmail.com</text:p>
          </table:table-cell>
          <table:table-cell office:value-type="string">
            <text:p>9v2Zp9TgZW4s</text:p>
          </table:table-cell>
          <table:table-cell/>
        </table:table-row>
        <table:table-row table:style-name="ro1">
          <table:table-cell office:value-type="string">
            <text:p>Cameron</text:p>
          </table:table-cell>
          <table:table-cell office:value-type="string">
            <text:p>Newman</text:p>
          </table:table-cell>
          <table:table-cell office:value-type="string">
            <text:p>Male</text:p>
          </table:table-cell>
          <table:table-cell table:style-name="ce1" office:value-type="string">
            <text:p>22/03/1976</text:p>
          </table:table-cell>
          <table:table-cell table:formula="of:=[.A327]&amp;&quot;.&quot;&amp;[.B327]&amp;&quot;@gmail.com&quot;" office:value-type="string" office:string-value="Cameron.Newman@gmail.com">
            <text:p>Cameron.Newman@gmail.com</text:p>
          </table:table-cell>
          <table:table-cell office:value-type="string">
            <text:p>tRwmPAQNjS7Z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table:style-name="ce1" office:value-type="string">
            <text:p>28/02/2013</text:p>
          </table:table-cell>
          <table:table-cell table:formula="of:=[.A328]&amp;&quot;.&quot;&amp;[.B328]&amp;&quot;@gmail.com&quot;" office:value-type="string" office:string-value="John.Kerr@gmail.com">
            <text:p>John.Kerr@gmail.com</text:p>
          </table:table-cell>
          <table:table-cell office:value-type="string">
            <text:p>BzW6snCAZV88</text:p>
          </table:table-cell>
          <table:table-cell/>
        </table:table-row>
        <table:table-row table:style-name="ro1">
          <table:table-cell office:value-type="string">
            <text:p>Jake</text:p>
          </table:table-cell>
          <table:table-cell office:value-type="string">
            <text:p>Hunter</text:p>
          </table:table-cell>
          <table:table-cell office:value-type="string">
            <text:p>Male</text:p>
          </table:table-cell>
          <table:table-cell table:style-name="ce1" office:value-type="string">
            <text:p>19/01/1997</text:p>
          </table:table-cell>
          <table:table-cell table:formula="of:=[.A329]&amp;&quot;.&quot;&amp;[.B329]&amp;&quot;@gmail.com&quot;" office:value-type="string" office:string-value="Jake.Hunter@gmail.com">
            <text:p>Jake.Hunter@gmail.com</text:p>
          </table:table-cell>
          <table:table-cell office:value-type="string">
            <text:p>Sb6YmaVTJrn9</text:p>
          </table:table-cell>
          <table:table-cell/>
        </table:table-row>
        <table:table-row table:style-name="ro1">
          <table:table-cell office:value-type="string">
            <text:p>Julian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table:style-name="ce1" office:value-type="string">
            <text:p>18/08/1997</text:p>
          </table:table-cell>
          <table:table-cell table:formula="of:=[.A330]&amp;&quot;.&quot;&amp;[.B330]&amp;&quot;@gmail.com&quot;" office:value-type="string" office:string-value="Julian.Duncan@gmail.com">
            <text:p>Julian.Duncan@gmail.com</text:p>
          </table:table-cell>
          <table:table-cell office:value-type="string">
            <text:p>PjxzSGDWZeYv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Dowd</text:p>
          </table:table-cell>
          <table:table-cell office:value-type="string">
            <text:p>Male</text:p>
          </table:table-cell>
          <table:table-cell table:style-name="ce1" office:value-type="string">
            <text:p>02/08/1975</text:p>
          </table:table-cell>
          <table:table-cell table:formula="of:=[.A331]&amp;&quot;.&quot;&amp;[.B331]&amp;&quot;@gmail.com&quot;" office:value-type="string" office:string-value="Colin.Dowd@gmail.com">
            <text:p>Colin.Dowd@gmail.com</text:p>
          </table:table-cell>
          <table:table-cell office:value-type="string">
            <text:p>p6zhaPAnaJtm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table:style-name="ce1" office:value-type="string">
            <text:p>19/09/1976</text:p>
          </table:table-cell>
          <table:table-cell table:formula="of:=[.A332]&amp;&quot;.&quot;&amp;[.B332]&amp;&quot;@gmail.com&quot;" office:value-type="string" office:string-value="Liam.James@gmail.com">
            <text:p>Liam.James@gmail.com</text:p>
          </table:table-cell>
          <table:table-cell office:value-type="string">
            <text:p>Y5KvB4vHP8CK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Howard</text:p>
          </table:table-cell>
          <table:table-cell office:value-type="string">
            <text:p>Male</text:p>
          </table:table-cell>
          <table:table-cell table:style-name="ce1" office:value-type="string">
            <text:p>07/07/2010</text:p>
          </table:table-cell>
          <table:table-cell table:formula="of:=[.A333]&amp;&quot;.&quot;&amp;[.B333]&amp;&quot;@gmail.com&quot;" office:value-type="string" office:string-value="Warren.Howard@gmail.com">
            <text:p>Warren.Howard@gmail.com</text:p>
          </table:table-cell>
          <table:table-cell office:value-type="string">
            <text:p>BDrj2b2zKGKU</text:p>
          </table:table-cell>
          <table:table-cell/>
        </table:table-row>
        <table:table-row table:style-name="ro1">
          <table:table-cell office:value-type="string">
            <text:p>Justin</text:p>
          </table:table-cell>
          <table:table-cell office:value-type="string">
            <text:p>Ogden</text:p>
          </table:table-cell>
          <table:table-cell office:value-type="string">
            <text:p>Male</text:p>
          </table:table-cell>
          <table:table-cell table:style-name="ce1" office:value-type="string">
            <text:p>17/12/1979</text:p>
          </table:table-cell>
          <table:table-cell table:formula="of:=[.A334]&amp;&quot;.&quot;&amp;[.B334]&amp;&quot;@gmail.com&quot;" office:value-type="string" office:string-value="Justin.Ogden@gmail.com">
            <text:p>Justin.Ogden@gmail.com</text:p>
          </table:table-cell>
          <table:table-cell office:value-type="string">
            <text:p>RgwBhDumf2Up</text:p>
          </table:table-cell>
          <table:table-cell/>
        </table:table-row>
        <table:table-row table:style-name="ro1">
          <table:table-cell office:value-type="string">
            <text:p>Frank</text:p>
          </table:table-cell>
          <table:table-cell office:value-type="string">
            <text:p>Reid</text:p>
          </table:table-cell>
          <table:table-cell office:value-type="string">
            <text:p>Male</text:p>
          </table:table-cell>
          <table:table-cell table:style-name="ce1" office:value-type="string">
            <text:p>24/02/1977</text:p>
          </table:table-cell>
          <table:table-cell table:formula="of:=[.A335]&amp;&quot;.&quot;&amp;[.B335]&amp;&quot;@gmail.com&quot;" office:value-type="string" office:string-value="Frank.Reid@gmail.com">
            <text:p>Frank.Reid@gmail.com</text:p>
          </table:table-cell>
          <table:table-cell office:value-type="string">
            <text:p>V2zWSLJyVtMk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Churchill</text:p>
          </table:table-cell>
          <table:table-cell office:value-type="string">
            <text:p>Male</text:p>
          </table:table-cell>
          <table:table-cell table:style-name="ce1" office:value-type="string">
            <text:p>26/04/1999</text:p>
          </table:table-cell>
          <table:table-cell table:formula="of:=[.A336]&amp;&quot;.&quot;&amp;[.B336]&amp;&quot;@gmail.com&quot;" office:value-type="string" office:string-value="Kevin.Churchill@gmail.com">
            <text:p>Kevin.Churchill@gmail.com</text:p>
          </table:table-cell>
          <table:table-cell office:value-type="string">
            <text:p>z27eVNSAjaZG</text:p>
          </table:table-cell>
          <table:table-cell/>
        </table:table-row>
        <table:table-row table:style-name="ro1">
          <table:table-cell office:value-type="string">
            <text:p>Neil</text:p>
          </table:table-cell>
          <table:table-cell office:value-type="string">
            <text:p>Hudson</text:p>
          </table:table-cell>
          <table:table-cell office:value-type="string">
            <text:p>Male</text:p>
          </table:table-cell>
          <table:table-cell table:style-name="ce1" office:value-type="string">
            <text:p>14/01/2015</text:p>
          </table:table-cell>
          <table:table-cell table:formula="of:=[.A337]&amp;&quot;.&quot;&amp;[.B337]&amp;&quot;@gmail.com&quot;" office:value-type="string" office:string-value="Neil.Hudson@gmail.com">
            <text:p>Neil.Hudson@gmail.com</text:p>
          </table:table-cell>
          <table:table-cell office:value-type="string">
            <text:p>KvDAdzntQYnB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Randall</text:p>
          </table:table-cell>
          <table:table-cell office:value-type="string">
            <text:p>Male</text:p>
          </table:table-cell>
          <table:table-cell table:style-name="ce1" office:value-type="string">
            <text:p>09/05/2008</text:p>
          </table:table-cell>
          <table:table-cell table:formula="of:=[.A338]&amp;&quot;.&quot;&amp;[.B338]&amp;&quot;@gmail.com&quot;" office:value-type="string" office:string-value="Victor.Randall@gmail.com">
            <text:p>Victor.Randall@gmail.com</text:p>
          </table:table-cell>
          <table:table-cell office:value-type="string">
            <text:p>AnynbHBL56D8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Walker</text:p>
          </table:table-cell>
          <table:table-cell office:value-type="string">
            <text:p>Male</text:p>
          </table:table-cell>
          <table:table-cell table:style-name="ce1" office:value-type="string">
            <text:p>19/10/1975</text:p>
          </table:table-cell>
          <table:table-cell table:formula="of:=[.A339]&amp;&quot;.&quot;&amp;[.B339]&amp;&quot;@gmail.com&quot;" office:value-type="string" office:string-value="Brian.Walker@gmail.com">
            <text:p>Brian.Walker@gmail.com</text:p>
          </table:table-cell>
          <table:table-cell office:value-type="string">
            <text:p>QsZdMxDxmrSB</text:p>
          </table:table-cell>
          <table:table-cell/>
        </table:table-row>
        <table:table-row table:style-name="ro1">
          <table:table-cell office:value-type="string">
            <text:p>Anthony</text:p>
          </table:table-cell>
          <table:table-cell office:value-type="string">
            <text:p>Gibson</text:p>
          </table:table-cell>
          <table:table-cell office:value-type="string">
            <text:p>Male</text:p>
          </table:table-cell>
          <table:table-cell table:style-name="ce1" office:value-type="string">
            <text:p>27/12/1989</text:p>
          </table:table-cell>
          <table:table-cell table:formula="of:=[.A340]&amp;&quot;.&quot;&amp;[.B340]&amp;&quot;@gmail.com&quot;" office:value-type="string" office:string-value="Anthony.Gibson@gmail.com">
            <text:p>Anthony.Gibson@gmail.com</text:p>
          </table:table-cell>
          <table:table-cell office:value-type="string">
            <text:p>DhzreQXG6yyR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Vance</text:p>
          </table:table-cell>
          <table:table-cell office:value-type="string">
            <text:p>Male</text:p>
          </table:table-cell>
          <table:table-cell table:style-name="ce1" office:value-type="string">
            <text:p>05/09/1971</text:p>
          </table:table-cell>
          <table:table-cell table:formula="of:=[.A341]&amp;&quot;.&quot;&amp;[.B341]&amp;&quot;@gmail.com&quot;" office:value-type="string" office:string-value="Kevin.Vance@gmail.com">
            <text:p>Kevin.Vance@gmail.com</text:p>
          </table:table-cell>
          <table:table-cell office:value-type="string">
            <text:p>DL6K6PzEzGqr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Berry</text:p>
          </table:table-cell>
          <table:table-cell office:value-type="string">
            <text:p>Male</text:p>
          </table:table-cell>
          <table:table-cell table:style-name="ce1" office:value-type="string">
            <text:p>20/05/2015</text:p>
          </table:table-cell>
          <table:table-cell table:formula="of:=[.A342]&amp;&quot;.&quot;&amp;[.B342]&amp;&quot;@gmail.com&quot;" office:value-type="string" office:string-value="Liam.Berry@gmail.com">
            <text:p>Liam.Berry@gmail.com</text:p>
          </table:table-cell>
          <table:table-cell office:value-type="string">
            <text:p>WkR6eMB3B6Gx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Powell</text:p>
          </table:table-cell>
          <table:table-cell office:value-type="string">
            <text:p>Male</text:p>
          </table:table-cell>
          <table:table-cell table:style-name="ce1" office:value-type="string">
            <text:p>25/07/1978</text:p>
          </table:table-cell>
          <table:table-cell table:formula="of:=[.A343]&amp;&quot;.&quot;&amp;[.B343]&amp;&quot;@gmail.com&quot;" office:value-type="string" office:string-value="Boris.Powell@gmail.com">
            <text:p>Boris.Powell@gmail.com</text:p>
          </table:table-cell>
          <table:table-cell office:value-type="string">
            <text:p>XwFDmBxf28p4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Terry</text:p>
          </table:table-cell>
          <table:table-cell office:value-type="string">
            <text:p>Male</text:p>
          </table:table-cell>
          <table:table-cell table:style-name="ce1" office:value-type="string">
            <text:p>23/07/1976</text:p>
          </table:table-cell>
          <table:table-cell table:formula="of:=[.A344]&amp;&quot;.&quot;&amp;[.B344]&amp;&quot;@gmail.com&quot;" office:value-type="string" office:string-value="Charles.Terry@gmail.com">
            <text:p>Charles.Terry@gmail.com</text:p>
          </table:table-cell>
          <table:table-cell office:value-type="string">
            <text:p>uk3uvr5cAPff</text:p>
          </table:table-cell>
          <table:table-cell/>
        </table:table-row>
        <table:table-row table:style-name="ro1">
          <table:table-cell office:value-type="string">
            <text:p>Neil</text:p>
          </table:table-cell>
          <table:table-cell office:value-type="string">
            <text:p>Carr</text:p>
          </table:table-cell>
          <table:table-cell office:value-type="string">
            <text:p>Male</text:p>
          </table:table-cell>
          <table:table-cell table:style-name="ce1" office:value-type="string">
            <text:p>12/11/1988</text:p>
          </table:table-cell>
          <table:table-cell table:formula="of:=[.A345]&amp;&quot;.&quot;&amp;[.B345]&amp;&quot;@gmail.com&quot;" office:value-type="string" office:string-value="Neil.Carr@gmail.com">
            <text:p>Neil.Carr@gmail.com</text:p>
          </table:table-cell>
          <table:table-cell office:value-type="string">
            <text:p>r4nvNLF7MhF4</text:p>
          </table:table-cell>
          <table: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table:style-name="ce1" office:value-type="string">
            <text:p>27/09/1991</text:p>
          </table:table-cell>
          <table:table-cell table:formula="of:=[.A346]&amp;&quot;.&quot;&amp;[.B346]&amp;&quot;@gmail.com&quot;" office:value-type="string" office:string-value="Adrian.Vaughan@gmail.com">
            <text:p>Adrian.Vaughan@gmail.com</text:p>
          </table:table-cell>
          <table:table-cell office:value-type="string">
            <text:p>3MrJrxm5kAkD</text:p>
          </table:table-cell>
          <table: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Bailey</text:p>
          </table:table-cell>
          <table:table-cell office:value-type="string">
            <text:p>Male</text:p>
          </table:table-cell>
          <table:table-cell table:style-name="ce1" office:value-type="string">
            <text:p>13/06/2015</text:p>
          </table:table-cell>
          <table:table-cell table:formula="of:=[.A347]&amp;&quot;.&quot;&amp;[.B347]&amp;&quot;@gmail.com&quot;" office:value-type="string" office:string-value="Adrian.Bailey@gmail.com">
            <text:p>Adrian.Bailey@gmail.com</text:p>
          </table:table-cell>
          <table:table-cell office:value-type="string">
            <text:p>nPScpk9wm7fb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Churchill</text:p>
          </table:table-cell>
          <table:table-cell office:value-type="string">
            <text:p>Male</text:p>
          </table:table-cell>
          <table:table-cell table:style-name="ce1" office:value-type="string">
            <text:p>01/12/2015</text:p>
          </table:table-cell>
          <table:table-cell table:formula="of:=[.A348]&amp;&quot;.&quot;&amp;[.B348]&amp;&quot;@gmail.com&quot;" office:value-type="string" office:string-value="Adam.Churchill@gmail.com">
            <text:p>Adam.Churchill@gmail.com</text:p>
          </table:table-cell>
          <table:table-cell office:value-type="string">
            <text:p>BfYZZkyHNbXg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Hart</text:p>
          </table:table-cell>
          <table:table-cell office:value-type="string">
            <text:p>Male</text:p>
          </table:table-cell>
          <table:table-cell table:style-name="ce1" office:value-type="string">
            <text:p>07/10/1995</text:p>
          </table:table-cell>
          <table:table-cell table:formula="of:=[.A349]&amp;&quot;.&quot;&amp;[.B349]&amp;&quot;@gmail.com&quot;" office:value-type="string" office:string-value="Max.Hart@gmail.com">
            <text:p>Max.Hart@gmail.com</text:p>
          </table:table-cell>
          <table:table-cell office:value-type="string">
            <text:p>ZetkXmzRjwbk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office:value-type="string">
            <text:p>07/04/2009</text:p>
          </table:table-cell>
          <table:table-cell table:formula="of:=[.A350]&amp;&quot;.&quot;&amp;[.B350]&amp;&quot;@gmail.com&quot;" office:value-type="string" office:string-value="Thomas.Underwood@gmail.com">
            <text:p>Thomas.Underwood@gmail.com</text:p>
          </table:table-cell>
          <table:table-cell office:value-type="string">
            <text:p>gQ7JugE9ft4s</text:p>
          </table:table-cell>
          <table:table-cell/>
        </table:table-row>
        <table:table-row table:style-name="ro1">
          <table:table-cell office:value-type="string">
            <text:p>Jason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office:value-type="string">
            <text:p>09/01/1977</text:p>
          </table:table-cell>
          <table:table-cell table:formula="of:=[.A351]&amp;&quot;.&quot;&amp;[.B351]&amp;&quot;@gmail.com&quot;" office:value-type="string" office:string-value="Jason.Coleman@gmail.com">
            <text:p>Jason.Coleman@gmail.com</text:p>
          </table:table-cell>
          <table:table-cell office:value-type="string">
            <text:p>RQb3eKhQy2aD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Powell</text:p>
          </table:table-cell>
          <table:table-cell office:value-type="string">
            <text:p>Male</text:p>
          </table:table-cell>
          <table:table-cell office:value-type="string">
            <text:p>11/11/2013</text:p>
          </table:table-cell>
          <table:table-cell table:formula="of:=[.A352]&amp;&quot;.&quot;&amp;[.B352]&amp;&quot;@gmail.com&quot;" office:value-type="string" office:string-value="Alexander.Powell@gmail.com">
            <text:p>Alexander.Powell@gmail.com</text:p>
          </table:table-cell>
          <table:table-cell office:value-type="string">
            <text:p>XdZkZ88XAs62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Jones</text:p>
          </table:table-cell>
          <table:table-cell office:value-type="string">
            <text:p>Male</text:p>
          </table:table-cell>
          <table:table-cell office:value-type="string">
            <text:p>27/06/1991</text:p>
          </table:table-cell>
          <table:table-cell table:formula="of:=[.A353]&amp;&quot;.&quot;&amp;[.B353]&amp;&quot;@gmail.com&quot;" office:value-type="string" office:string-value="Charles.Jones@gmail.com">
            <text:p>Charles.Jones@gmail.com</text:p>
          </table:table-cell>
          <table:table-cell office:value-type="string">
            <text:p>8sB2HQr6Ye5V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Hughes</text:p>
          </table:table-cell>
          <table:table-cell office:value-type="string">
            <text:p>Male</text:p>
          </table:table-cell>
          <table:table-cell office:value-type="string">
            <text:p>10/12/1980</text:p>
          </table:table-cell>
          <table:table-cell table:formula="of:=[.A354]&amp;&quot;.&quot;&amp;[.B354]&amp;&quot;@gmail.com&quot;" office:value-type="string" office:string-value="Piers.Hughes@gmail.com">
            <text:p>Piers.Hughes@gmail.com</text:p>
          </table:table-cell>
          <table:table-cell office:value-type="string">
            <text:p>WAvPnaYBJ3Sf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Hardacre</text:p>
          </table:table-cell>
          <table:table-cell office:value-type="string">
            <text:p>Male</text:p>
          </table:table-cell>
          <table:table-cell office:value-type="string">
            <text:p>01/10/1986</text:p>
          </table:table-cell>
          <table:table-cell table:formula="of:=[.A355]&amp;&quot;.&quot;&amp;[.B355]&amp;&quot;@gmail.com&quot;" office:value-type="string" office:string-value="Isaac.Hardacre@gmail.com">
            <text:p>Isaac.Hardacre@gmail.com</text:p>
          </table:table-cell>
          <table:table-cell office:value-type="string">
            <text:p>9MXhyFQDcNgV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Gibson</text:p>
          </table:table-cell>
          <table:table-cell office:value-type="string">
            <text:p>Male</text:p>
          </table:table-cell>
          <table:table-cell office:value-type="string">
            <text:p>26/01/1987</text:p>
          </table:table-cell>
          <table:table-cell table:formula="of:=[.A356]&amp;&quot;.&quot;&amp;[.B356]&amp;&quot;@gmail.com&quot;" office:value-type="string" office:string-value="Richard.Gibson@gmail.com">
            <text:p>Richard.Gibson@gmail.com</text:p>
          </table:table-cell>
          <table:table-cell office:value-type="string">
            <text:p>vy6DMQqTbHbc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Lewis</text:p>
          </table:table-cell>
          <table:table-cell office:value-type="string">
            <text:p>Male</text:p>
          </table:table-cell>
          <table:table-cell office:value-type="string">
            <text:p>22/05/1983</text:p>
          </table:table-cell>
          <table:table-cell table:formula="of:=[.A357]&amp;&quot;.&quot;&amp;[.B357]&amp;&quot;@gmail.com&quot;" office:value-type="string" office:string-value="Leonard.Lewis@gmail.com">
            <text:p>Leonard.Lewis@gmail.com</text:p>
          </table:table-cell>
          <table:table-cell office:value-type="string">
            <text:p>xHXsanRvGq4P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office:value-type="string">
            <text:p>02/10/1983</text:p>
          </table:table-cell>
          <table:table-cell table:formula="of:=[.A358]&amp;&quot;.&quot;&amp;[.B358]&amp;&quot;@gmail.com&quot;" office:value-type="string" office:string-value="Liam.Ball@gmail.com">
            <text:p>Liam.Ball@gmail.com</text:p>
          </table:table-cell>
          <table:table-cell office:value-type="string">
            <text:p>fpzEVgaPPbAC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Wright</text:p>
          </table:table-cell>
          <table:table-cell office:value-type="string">
            <text:p>Male</text:p>
          </table:table-cell>
          <table:table-cell office:value-type="string">
            <text:p>21/03/1982</text:p>
          </table:table-cell>
          <table:table-cell table:formula="of:=[.A359]&amp;&quot;.&quot;&amp;[.B359]&amp;&quot;@gmail.com&quot;" office:value-type="string" office:string-value="Charles.Wright@gmail.com">
            <text:p>Charles.Wright@gmail.com</text:p>
          </table:table-cell>
          <table:table-cell office:value-type="string">
            <text:p>qk79kxqy2gxf</text:p>
          </table:table-cell>
          <table:table-cell/>
        </table:table-row>
        <table:table-row table:style-name="ro1"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office:value-type="string">
            <text:p>01/08/1978</text:p>
          </table:table-cell>
          <table:table-cell table:formula="of:=[.A360]&amp;&quot;.&quot;&amp;[.B360]&amp;&quot;@gmail.com&quot;" office:value-type="string" office:string-value="Connor.Duncan@gmail.com">
            <text:p>Connor.Duncan@gmail.com</text:p>
          </table:table-cell>
          <table:table-cell office:value-type="string">
            <text:p>wAYDrLBNtuBh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Alsop</text:p>
          </table:table-cell>
          <table:table-cell office:value-type="string">
            <text:p>Male</text:p>
          </table:table-cell>
          <table:table-cell office:value-type="string">
            <text:p>28/06/1990</text:p>
          </table:table-cell>
          <table:table-cell table:formula="of:=[.A361]&amp;&quot;.&quot;&amp;[.B361]&amp;&quot;@gmail.com&quot;" office:value-type="string" office:string-value="Kevin.Alsop@gmail.com">
            <text:p>Kevin.Alsop@gmail.com</text:p>
          </table:table-cell>
          <table:table-cell office:value-type="string">
            <text:p>Ww7kYWtQ32SY</text:p>
          </table:table-cell>
          <table:table-cell/>
        </table:table-row>
        <table:table-row table:style-name="ro1">
          <table:table-cell office:value-type="string">
            <text:p>Cameron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office:value-type="string">
            <text:p>26/02/2010</text:p>
          </table:table-cell>
          <table:table-cell table:formula="of:=[.A362]&amp;&quot;.&quot;&amp;[.B362]&amp;&quot;@gmail.com&quot;" office:value-type="string" office:string-value="Cameron.Skinner@gmail.com">
            <text:p>Cameron.Skinner@gmail.com</text:p>
          </table:table-cell>
          <table:table-cell office:value-type="string">
            <text:p>eBALeS3S87tY</text:p>
          </table:table-cell>
          <table:table-cell/>
        </table:table-row>
        <table:table-row table:style-name="ro1">
          <table:table-cell office:value-type="string">
            <text:p>Austin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10/06/2009</text:p>
          </table:table-cell>
          <table:table-cell table:formula="of:=[.A363]&amp;&quot;.&quot;&amp;[.B363]&amp;&quot;@gmail.com&quot;" office:value-type="string" office:string-value="Austin.Blake@gmail.com">
            <text:p>Austin.Blake@gmail.com</text:p>
          </table:table-cell>
          <table:table-cell office:value-type="string">
            <text:p>huPg2YdVH2K4</text:p>
          </table:table-cell>
          <table:table-cell/>
        </table:table-row>
        <table:table-row table:style-name="ro1">
          <table:table-cell office:value-type="string">
            <text:p>Anthony</text:p>
          </table:table-cell>
          <table:table-cell office:value-type="string">
            <text:p>Lawrence</text:p>
          </table:table-cell>
          <table:table-cell office:value-type="string">
            <text:p>Male</text:p>
          </table:table-cell>
          <table:table-cell office:value-type="string">
            <text:p>04/10/1996</text:p>
          </table:table-cell>
          <table:table-cell table:formula="of:=[.A364]&amp;&quot;.&quot;&amp;[.B364]&amp;&quot;@gmail.com&quot;" office:value-type="string" office:string-value="Anthony.Lawrence@gmail.com">
            <text:p>Anthony.Lawrence@gmail.com</text:p>
          </table:table-cell>
          <table:table-cell office:value-type="string">
            <text:p>sHvA2RwKyQwP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office:value-type="string">
            <text:p>14/04/1999</text:p>
          </table:table-cell>
          <table:table-cell table:formula="of:=[.A365]&amp;&quot;.&quot;&amp;[.B365]&amp;&quot;@gmail.com&quot;" office:value-type="string" office:string-value="Jack.Duncan@gmail.com">
            <text:p>Jack.Duncan@gmail.com</text:p>
          </table:table-cell>
          <table:table-cell office:value-type="string">
            <text:p>LXsnQ5TqrzFk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Marshall</text:p>
          </table:table-cell>
          <table:table-cell office:value-type="string">
            <text:p>Male</text:p>
          </table:table-cell>
          <table:table-cell office:value-type="string">
            <text:p>25/06/1984</text:p>
          </table:table-cell>
          <table:table-cell table:formula="of:=[.A366]&amp;&quot;.&quot;&amp;[.B366]&amp;&quot;@gmail.com&quot;" office:value-type="string" office:string-value="Adam.Marshall@gmail.com">
            <text:p>Adam.Marshall@gmail.com</text:p>
          </table:table-cell>
          <table:table-cell office:value-type="string">
            <text:p>yN6XK8sqGmE3</text:p>
          </table:table-cell>
          <table:table-cell/>
        </table:table-row>
        <table:table-row table:style-name="ro1">
          <table:table-cell office:value-type="string">
            <text:p>Sam</text:p>
          </table:table-cell>
          <table:table-cell office:value-type="string">
            <text:p>Gibson</text:p>
          </table:table-cell>
          <table:table-cell office:value-type="string">
            <text:p>Male</text:p>
          </table:table-cell>
          <table:table-cell office:value-type="string">
            <text:p>30/09/2007</text:p>
          </table:table-cell>
          <table:table-cell table:formula="of:=[.A367]&amp;&quot;.&quot;&amp;[.B367]&amp;&quot;@gmail.com&quot;" office:value-type="string" office:string-value="Sam.Gibson@gmail.com">
            <text:p>Sam.Gibson@gmail.com</text:p>
          </table:table-cell>
          <table:table-cell office:value-type="string">
            <text:p>zBXhAXJAz5hA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Rampling</text:p>
          </table:table-cell>
          <table:table-cell office:value-type="string">
            <text:p>Male</text:p>
          </table:table-cell>
          <table:table-cell office:value-type="string">
            <text:p>27/03/2006</text:p>
          </table:table-cell>
          <table:table-cell table:formula="of:=[.A368]&amp;&quot;.&quot;&amp;[.B368]&amp;&quot;@gmail.com&quot;" office:value-type="string" office:string-value="Blake.Rampling@gmail.com">
            <text:p>Blake.Rampling@gmail.com</text:p>
          </table:table-cell>
          <table:table-cell office:value-type="string">
            <text:p>8KW8qyqLkmFh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Wilkins</text:p>
          </table:table-cell>
          <table:table-cell office:value-type="string">
            <text:p>Male</text:p>
          </table:table-cell>
          <table:table-cell office:value-type="string">
            <text:p>06/08/1988</text:p>
          </table:table-cell>
          <table:table-cell table:formula="of:=[.A369]&amp;&quot;.&quot;&amp;[.B369]&amp;&quot;@gmail.com&quot;" office:value-type="string" office:string-value="Victor.Wilkins@gmail.com">
            <text:p>Victor.Wilkins@gmail.com</text:p>
          </table:table-cell>
          <table:table-cell office:value-type="string">
            <text:p>NgpZ6w7c3WEd</text:p>
          </table:table-cell>
          <table:table-cell/>
        </table:table-row>
        <table:table-row table:style-name="ro1">
          <table:table-cell office:value-type="string">
            <text:p>Ian</text:p>
          </table:table-cell>
          <table:table-cell office:value-type="string">
            <text:p>Taylor</text:p>
          </table:table-cell>
          <table:table-cell office:value-type="string">
            <text:p>Male</text:p>
          </table:table-cell>
          <table:table-cell office:value-type="string">
            <text:p>12/03/1971</text:p>
          </table:table-cell>
          <table:table-cell table:formula="of:=[.A370]&amp;&quot;.&quot;&amp;[.B370]&amp;&quot;@gmail.com&quot;" office:value-type="string" office:string-value="Ian.Taylor@gmail.com">
            <text:p>Ian.Taylor@gmail.com</text:p>
          </table:table-cell>
          <table:table-cell office:value-type="string">
            <text:p>QmJBhNCgHUW2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Graham</text:p>
          </table:table-cell>
          <table:table-cell office:value-type="string">
            <text:p>Male</text:p>
          </table:table-cell>
          <table:table-cell office:value-type="string">
            <text:p>05/03/1983</text:p>
          </table:table-cell>
          <table:table-cell table:formula="of:=[.A371]&amp;&quot;.&quot;&amp;[.B371]&amp;&quot;@gmail.com&quot;" office:value-type="string" office:string-value="Owen.Graham@gmail.com">
            <text:p>Owen.Graham@gmail.com</text:p>
          </table:table-cell>
          <table:table-cell office:value-type="string">
            <text:p>G2jZMBqm7Cez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office:value-type="string">
            <text:p>10/04/1989</text:p>
          </table:table-cell>
          <table:table-cell table:formula="of:=[.A372]&amp;&quot;.&quot;&amp;[.B372]&amp;&quot;@gmail.com&quot;" office:value-type="string" office:string-value="Warren.Parr@gmail.com">
            <text:p>Warren.Parr@gmail.com</text:p>
          </table:table-cell>
          <table:table-cell office:value-type="string">
            <text:p>Au27LcKPZRxn</text:p>
          </table:table-cell>
          <table:table-cell/>
        </table:table-row>
        <table:table-row table:style-name="ro1">
          <table:table-cell office:value-type="string">
            <text:p>Neil</text:p>
          </table:table-cell>
          <table:table-cell office:value-type="string">
            <text:p>White</text:p>
          </table:table-cell>
          <table:table-cell office:value-type="string">
            <text:p>Male</text:p>
          </table:table-cell>
          <table:table-cell office:value-type="string">
            <text:p>24/10/1978</text:p>
          </table:table-cell>
          <table:table-cell table:formula="of:=[.A373]&amp;&quot;.&quot;&amp;[.B373]&amp;&quot;@gmail.com&quot;" office:value-type="string" office:string-value="Neil.White@gmail.com">
            <text:p>Neil.White@gmail.com</text:p>
          </table:table-cell>
          <table:table-cell office:value-type="string">
            <text:p>jPRLgbMSby57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Arnold</text:p>
          </table:table-cell>
          <table:table-cell office:value-type="string">
            <text:p>Male</text:p>
          </table:table-cell>
          <table:table-cell office:value-type="string">
            <text:p>29/01/1991</text:p>
          </table:table-cell>
          <table:table-cell table:formula="of:=[.A374]&amp;&quot;.&quot;&amp;[.B374]&amp;&quot;@gmail.com&quot;" office:value-type="string" office:string-value="Isaac.Arnold@gmail.com">
            <text:p>Isaac.Arnold@gmail.com</text:p>
          </table:table-cell>
          <table:table-cell office:value-type="string">
            <text:p>cadXefbtcDYP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Ince</text:p>
          </table:table-cell>
          <table:table-cell office:value-type="string">
            <text:p>Male</text:p>
          </table:table-cell>
          <table:table-cell office:value-type="string">
            <text:p>14/06/1971</text:p>
          </table:table-cell>
          <table:table-cell table:formula="of:=[.A375]&amp;&quot;.&quot;&amp;[.B375]&amp;&quot;@gmail.com&quot;" office:value-type="string" office:string-value="Joshua.Ince@gmail.com">
            <text:p>Joshua.Ince@gmail.com</text:p>
          </table:table-cell>
          <table:table-cell office:value-type="string">
            <text:p>eLmdrghkx8NA</text:p>
          </table:table-cell>
          <table:table-cell/>
        </table:table-row>
        <table:table-row table:style-name="ro1">
          <table:table-cell office:value-type="string">
            <text:p>Gavin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office:value-type="string">
            <text:p>03/05/2009</text:p>
          </table:table-cell>
          <table:table-cell table:formula="of:=[.A376]&amp;&quot;.&quot;&amp;[.B376]&amp;&quot;@gmail.com&quot;" office:value-type="string" office:string-value="Gavin.Mackenzie@gmail.com">
            <text:p>Gavin.Mackenzie@gmail.com</text:p>
          </table:table-cell>
          <table:table-cell office:value-type="string">
            <text:p>zzGbzwDL7FK3</text:p>
          </table:table-cell>
          <table:table-cell/>
        </table:table-row>
        <table:table-row table:style-name="ro1">
          <table:table-cell office:value-type="string">
            <text:p>Phil</text:p>
          </table:table-cell>
          <table:table-cell office:value-type="string">
            <text:p>Ogden</text:p>
          </table:table-cell>
          <table:table-cell office:value-type="string">
            <text:p>Male</text:p>
          </table:table-cell>
          <table:table-cell office:value-type="string">
            <text:p>12/08/2000</text:p>
          </table:table-cell>
          <table:table-cell table:formula="of:=[.A377]&amp;&quot;.&quot;&amp;[.B377]&amp;&quot;@gmail.com&quot;" office:value-type="string" office:string-value="Phil.Ogden@gmail.com">
            <text:p>Phil.Ogden@gmail.com</text:p>
          </table:table-cell>
          <table:table-cell office:value-type="string">
            <text:p>LF2fxjZCdHeJ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Allan</text:p>
          </table:table-cell>
          <table:table-cell office:value-type="string">
            <text:p>Male</text:p>
          </table:table-cell>
          <table:table-cell office:value-type="string">
            <text:p>18/05/1974</text:p>
          </table:table-cell>
          <table:table-cell table:formula="of:=[.A378]&amp;&quot;.&quot;&amp;[.B378]&amp;&quot;@gmail.com&quot;" office:value-type="string" office:string-value="James.Allan@gmail.com">
            <text:p>James.Allan@gmail.com</text:p>
          </table:table-cell>
          <table:table-cell office:value-type="string">
            <text:p>sEPeQnRJMqUY</text:p>
          </table:table-cell>
          <table:table-cell/>
        </table:table-row>
        <table:table-row table:style-name="ro1">
          <table:table-cell office:value-type="string">
            <text:p>Stephen</text:p>
          </table:table-cell>
          <table:table-cell office:value-type="string">
            <text:p>Smith</text:p>
          </table:table-cell>
          <table:table-cell office:value-type="string">
            <text:p>Male</text:p>
          </table:table-cell>
          <table:table-cell office:value-type="string">
            <text:p>22/05/2016</text:p>
          </table:table-cell>
          <table:table-cell table:formula="of:=[.A379]&amp;&quot;.&quot;&amp;[.B379]&amp;&quot;@gmail.com&quot;" office:value-type="string" office:string-value="Stephen.Smith@gmail.com">
            <text:p>Stephen.Smith@gmail.com</text:p>
          </table:table-cell>
          <table:table-cell office:value-type="string">
            <text:p>YzV2rGkqGwHA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string">
            <text:p>Paterson</text:p>
          </table:table-cell>
          <table:table-cell office:value-type="string">
            <text:p>Male</text:p>
          </table:table-cell>
          <table:table-cell office:value-type="string">
            <text:p>20/07/1990</text:p>
          </table:table-cell>
          <table:table-cell table:formula="of:=[.A380]&amp;&quot;.&quot;&amp;[.B380]&amp;&quot;@gmail.com&quot;" office:value-type="string" office:string-value="John.Paterson@gmail.com">
            <text:p>John.Paterson@gmail.com</text:p>
          </table:table-cell>
          <table:table-cell office:value-type="string">
            <text:p>FFV7wnWLgdwq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Pullman</text:p>
          </table:table-cell>
          <table:table-cell office:value-type="string">
            <text:p>Male</text:p>
          </table:table-cell>
          <table:table-cell office:value-type="string">
            <text:p>24/04/1992</text:p>
          </table:table-cell>
          <table:table-cell table:formula="of:=[.A381]&amp;&quot;.&quot;&amp;[.B381]&amp;&quot;@gmail.com&quot;" office:value-type="string" office:string-value="Joshua.Pullman@gmail.com">
            <text:p>Joshua.Pullman@gmail.com</text:p>
          </table:table-cell>
          <table:table-cell office:value-type="string">
            <text:p>bwkcmpMnQH4p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Edmunds</text:p>
          </table:table-cell>
          <table:table-cell office:value-type="string">
            <text:p>Male</text:p>
          </table:table-cell>
          <table:table-cell office:value-type="string">
            <text:p>15/03/2014</text:p>
          </table:table-cell>
          <table:table-cell table:formula="of:=[.A382]&amp;&quot;.&quot;&amp;[.B382]&amp;&quot;@gmail.com&quot;" office:value-type="string" office:string-value="Peter.Edmunds@gmail.com">
            <text:p>Peter.Edmunds@gmail.com</text:p>
          </table:table-cell>
          <table:table-cell office:value-type="string">
            <text:p>Zhw4Shgxnk3Z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office:value-type="string">
            <text:p>25/01/2014</text:p>
          </table:table-cell>
          <table:table-cell table:formula="of:=[.A383]&amp;&quot;.&quot;&amp;[.B383]&amp;&quot;@gmail.com&quot;" office:value-type="string" office:string-value="William.King@gmail.com">
            <text:p>William.King@gmail.com</text:p>
          </table:table-cell>
          <table:table-cell office:value-type="string">
            <text:p>wTv3peQHZ94W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Fisher</text:p>
          </table:table-cell>
          <table:table-cell office:value-type="string">
            <text:p>Male</text:p>
          </table:table-cell>
          <table:table-cell office:value-type="string">
            <text:p>09/10/1990</text:p>
          </table:table-cell>
          <table:table-cell table:formula="of:=[.A384]&amp;&quot;.&quot;&amp;[.B384]&amp;&quot;@gmail.com&quot;" office:value-type="string" office:string-value="Owen.Fisher@gmail.com">
            <text:p>Owen.Fisher@gmail.com</text:p>
          </table:table-cell>
          <table:table-cell office:value-type="string">
            <text:p>CKatFWuhPUDN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Paterson</text:p>
          </table:table-cell>
          <table:table-cell office:value-type="string">
            <text:p>Male</text:p>
          </table:table-cell>
          <table:table-cell office:value-type="string">
            <text:p>30/09/1975</text:p>
          </table:table-cell>
          <table:table-cell table:formula="of:=[.A385]&amp;&quot;.&quot;&amp;[.B385]&amp;&quot;@gmail.com&quot;" office:value-type="string" office:string-value="Alexander.Paterson@gmail.com">
            <text:p>Alexander.Paterson@gmail.com</text:p>
          </table:table-cell>
          <table:table-cell office:value-type="string">
            <text:p>xvg4sunx5pqy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Alsop</text:p>
          </table:table-cell>
          <table:table-cell office:value-type="string">
            <text:p>Male</text:p>
          </table:table-cell>
          <table:table-cell office:value-type="string">
            <text:p>27/01/1975</text:p>
          </table:table-cell>
          <table:table-cell table:formula="of:=[.A386]&amp;&quot;.&quot;&amp;[.B386]&amp;&quot;@gmail.com&quot;" office:value-type="string" office:string-value="Stewart.Alsop@gmail.com">
            <text:p>Stewart.Alsop@gmail.com</text:p>
          </table:table-cell>
          <table:table-cell office:value-type="string">
            <text:p>Yr2Ca3mXgVes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Wilkins</text:p>
          </table:table-cell>
          <table:table-cell office:value-type="string">
            <text:p>Male</text:p>
          </table:table-cell>
          <table:table-cell office:value-type="string">
            <text:p>23/01/1982</text:p>
          </table:table-cell>
          <table:table-cell table:formula="of:=[.A387]&amp;&quot;.&quot;&amp;[.B387]&amp;&quot;@gmail.com&quot;" office:value-type="string" office:string-value="Thomas.Wilkins@gmail.com">
            <text:p>Thomas.Wilkins@gmail.com</text:p>
          </table:table-cell>
          <table:table-cell office:value-type="string">
            <text:p>ahtHXVW4DGtQ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Hunter</text:p>
          </table:table-cell>
          <table:table-cell office:value-type="string">
            <text:p>Male</text:p>
          </table:table-cell>
          <table:table-cell office:value-type="string">
            <text:p>03/08/2011</text:p>
          </table:table-cell>
          <table:table-cell table:formula="of:=[.A388]&amp;&quot;.&quot;&amp;[.B388]&amp;&quot;@gmail.com&quot;" office:value-type="string" office:string-value="Adam.Hunter@gmail.com">
            <text:p>Adam.Hunter@gmail.com</text:p>
          </table:table-cell>
          <table:table-cell office:value-type="string">
            <text:p>MDj5YR33XVHx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office:value-type="string">
            <text:p>05/10/2010</text:p>
          </table:table-cell>
          <table:table-cell table:formula="of:=[.A389]&amp;&quot;.&quot;&amp;[.B389]&amp;&quot;@gmail.com&quot;" office:value-type="string" office:string-value="Edward.Ball@gmail.com">
            <text:p>Edward.Ball@gmail.com</text:p>
          </table:table-cell>
          <table:table-cell office:value-type="string">
            <text:p>J7mbyxx9qZBf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18/01/1992</text:p>
          </table:table-cell>
          <table:table-cell table:formula="of:=[.A390]&amp;&quot;.&quot;&amp;[.B390]&amp;&quot;@gmail.com&quot;" office:value-type="string" office:string-value="Dan.Rees@gmail.com">
            <text:p>Dan.Rees@gmail.com</text:p>
          </table:table-cell>
          <table:table-cell office:value-type="string">
            <text:p>am9hxKEL4PPR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Walsh</text:p>
          </table:table-cell>
          <table:table-cell office:value-type="string">
            <text:p>Male</text:p>
          </table:table-cell>
          <table:table-cell office:value-type="string">
            <text:p>12/07/2015</text:p>
          </table:table-cell>
          <table:table-cell table:formula="of:=[.A391]&amp;&quot;.&quot;&amp;[.B391]&amp;&quot;@gmail.com&quot;" office:value-type="string" office:string-value="Eric.Walsh@gmail.com">
            <text:p>Eric.Walsh@gmail.com</text:p>
          </table:table-cell>
          <table:table-cell office:value-type="string">
            <text:p>cvzXUWyP3cem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office:value-type="string">
            <text:p>08/03/1996</text:p>
          </table:table-cell>
          <table:table-cell table:formula="of:=[.A392]&amp;&quot;.&quot;&amp;[.B392]&amp;&quot;@gmail.com&quot;" office:value-type="string" office:string-value="Boris.Wilson@gmail.com">
            <text:p>Boris.Wilson@gmail.com</text:p>
          </table:table-cell>
          <table:table-cell office:value-type="string">
            <text:p>QaPRLQeZvm9n</text:p>
          </table:table-cell>
          <table:table-cell/>
        </table:table-row>
        <table:table-row table:style-name="ro1">
          <table:table-cell office:value-type="string">
            <text:p>Matt</text:p>
          </table:table-cell>
          <table:table-cell office:value-type="string">
            <text:p>Watson</text:p>
          </table:table-cell>
          <table:table-cell office:value-type="string">
            <text:p>Male</text:p>
          </table:table-cell>
          <table:table-cell office:value-type="string">
            <text:p>30/12/2015</text:p>
          </table:table-cell>
          <table:table-cell table:formula="of:=[.A393]&amp;&quot;.&quot;&amp;[.B393]&amp;&quot;@gmail.com&quot;" office:value-type="string" office:string-value="Matt.Watson@gmail.com">
            <text:p>Matt.Watson@gmail.com</text:p>
          </table:table-cell>
          <table:table-cell office:value-type="string">
            <text:p>EkshB8ksQhDy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Butler</text:p>
          </table:table-cell>
          <table:table-cell office:value-type="string">
            <text:p>Male</text:p>
          </table:table-cell>
          <table:table-cell office:value-type="string">
            <text:p>07/05/1996</text:p>
          </table:table-cell>
          <table:table-cell table:formula="of:=[.A394]&amp;&quot;.&quot;&amp;[.B394]&amp;&quot;@gmail.com&quot;" office:value-type="string" office:string-value="James.Butler@gmail.com">
            <text:p>James.Butler@gmail.com</text:p>
          </table:table-cell>
          <table:table-cell office:value-type="string">
            <text:p>PZ9WSzHadCqq</text:p>
          </table:table-cell>
          <table:table-cell/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Terry</text:p>
          </table:table-cell>
          <table:table-cell office:value-type="string">
            <text:p>Male</text:p>
          </table:table-cell>
          <table:table-cell office:value-type="string">
            <text:p>25/06/1996</text:p>
          </table:table-cell>
          <table:table-cell table:formula="of:=[.A395]&amp;&quot;.&quot;&amp;[.B395]&amp;&quot;@gmail.com&quot;" office:value-type="string" office:string-value="Christopher.Terry@gmail.com">
            <text:p>Christopher.Terry@gmail.com</text:p>
          </table:table-cell>
          <table:table-cell office:value-type="string">
            <text:p>BpULP6ShKLsS</text:p>
          </table:table-cell>
          <table:table-cell/>
        </table:table-row>
        <table:table-row table:style-name="ro1">
          <table:table-cell office:value-type="string">
            <text:p>Robert</text:p>
          </table:table-cell>
          <table:table-cell office:value-type="string">
            <text:p>Morgan</text:p>
          </table:table-cell>
          <table:table-cell office:value-type="string">
            <text:p>Male</text:p>
          </table:table-cell>
          <table:table-cell office:value-type="string">
            <text:p>17/10/1978</text:p>
          </table:table-cell>
          <table:table-cell table:formula="of:=[.A396]&amp;&quot;.&quot;&amp;[.B396]&amp;&quot;@gmail.com&quot;" office:value-type="string" office:string-value="Robert.Morgan@gmail.com">
            <text:p>Robert.Morgan@gmail.com</text:p>
          </table:table-cell>
          <table:table-cell office:value-type="string">
            <text:p>rR2NkMncnHBm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Paterson</text:p>
          </table:table-cell>
          <table:table-cell office:value-type="string">
            <text:p>Male</text:p>
          </table:table-cell>
          <table:table-cell office:value-type="string">
            <text:p>24/04/2008</text:p>
          </table:table-cell>
          <table:table-cell table:formula="of:=[.A397]&amp;&quot;.&quot;&amp;[.B397]&amp;&quot;@gmail.com&quot;" office:value-type="string" office:string-value="Jonathan.Paterson@gmail.com">
            <text:p>Jonathan.Paterson@gmail.com</text:p>
          </table:table-cell>
          <table:table-cell office:value-type="string">
            <text:p>nNupAXY7HkEs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office:value-type="string">
            <text:p>01/06/1987</text:p>
          </table:table-cell>
          <table:table-cell table:formula="of:=[.A398]&amp;&quot;.&quot;&amp;[.B398]&amp;&quot;@gmail.com&quot;" office:value-type="string" office:string-value="Joshua.Underwood@gmail.com">
            <text:p>Joshua.Underwood@gmail.com</text:p>
          </table:table-cell>
          <table:table-cell office:value-type="string">
            <text:p>grSjvREG7nAm</text:p>
          </table:table-cell>
          <table:table-cell/>
        </table:table-row>
        <table:table-row table:style-name="ro1">
          <table:table-cell office:value-type="string">
            <text:p>Gavin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office:value-type="string">
            <text:p>29/01/1973</text:p>
          </table:table-cell>
          <table:table-cell table:formula="of:=[.A399]&amp;&quot;.&quot;&amp;[.B399]&amp;&quot;@gmail.com&quot;" office:value-type="string" office:string-value="Gavin.Skinner@gmail.com">
            <text:p>Gavin.Skinner@gmail.com</text:p>
          </table:table-cell>
          <table:table-cell office:value-type="string">
            <text:p>MPwT786AbUDM</text:p>
          </table:table-cell>
          <table:table-cell/>
        </table:table-row>
        <table:table-row table:style-name="ro1">
          <table:table-cell office:value-type="string">
            <text:p>Julian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office:value-type="string">
            <text:p>26/10/2012</text:p>
          </table:table-cell>
          <table:table-cell table:formula="of:=[.A400]&amp;&quot;.&quot;&amp;[.B400]&amp;&quot;@gmail.com&quot;" office:value-type="string" office:string-value="Julian.Parr@gmail.com">
            <text:p>Julian.Parr@gmail.com</text:p>
          </table:table-cell>
          <table:table-cell office:value-type="string">
            <text:p>y4XkE5U7yd2A</text:p>
          </table:table-cell>
          <table: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Cameron</text:p>
          </table:table-cell>
          <table:table-cell office:value-type="string">
            <text:p>Male</text:p>
          </table:table-cell>
          <table:table-cell office:value-type="string">
            <text:p>13/11/1978</text:p>
          </table:table-cell>
          <table:table-cell table:formula="of:=[.A401]&amp;&quot;.&quot;&amp;[.B401]&amp;&quot;@gmail.com&quot;" office:value-type="string" office:string-value="Paul.Cameron@gmail.com">
            <text:p>Paul.Cameron@gmail.com</text:p>
          </table:table-cell>
          <table:table-cell office:value-type="string">
            <text:p>HsnFLUQyU6rm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Wright</text:p>
          </table:table-cell>
          <table:table-cell office:value-type="string">
            <text:p>Male</text:p>
          </table:table-cell>
          <table:table-cell office:value-type="string">
            <text:p>30/08/2007</text:p>
          </table:table-cell>
          <table:table-cell table:formula="of:=[.A402]&amp;&quot;.&quot;&amp;[.B402]&amp;&quot;@gmail.com&quot;" office:value-type="string" office:string-value="Harry.Wright@gmail.com">
            <text:p>Harry.Wright@gmail.com</text:p>
          </table:table-cell>
          <table:table-cell office:value-type="string">
            <text:p>q45BrDvcUG34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May</text:p>
          </table:table-cell>
          <table:table-cell office:value-type="string">
            <text:p>Male</text:p>
          </table:table-cell>
          <table:table-cell office:value-type="string">
            <text:p>23/10/1971</text:p>
          </table:table-cell>
          <table:table-cell table:formula="of:=[.A403]&amp;&quot;.&quot;&amp;[.B403]&amp;&quot;@gmail.com&quot;" office:value-type="string" office:string-value="Warren.May@gmail.com">
            <text:p>Warren.May@gmail.com</text:p>
          </table:table-cell>
          <table:table-cell office:value-type="string">
            <text:p>yZFktXfUdLS2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Abraham</text:p>
          </table:table-cell>
          <table:table-cell office:value-type="string">
            <text:p>Male</text:p>
          </table:table-cell>
          <table:table-cell office:value-type="string">
            <text:p>06/09/1995</text:p>
          </table:table-cell>
          <table:table-cell table:formula="of:=[.A404]&amp;&quot;.&quot;&amp;[.B404]&amp;&quot;@gmail.com&quot;" office:value-type="string" office:string-value="Isaac.Abraham@gmail.com">
            <text:p>Isaac.Abraham@gmail.com</text:p>
          </table:table-cell>
          <table:table-cell office:value-type="string">
            <text:p>D8dhXKDP8Tuf</text:p>
          </table:table-cell>
          <table:table-cell/>
        </table:table-row>
        <table:table-row table:style-name="ro1">
          <table:table-cell office:value-type="string">
            <text:p>Gordon</text:p>
          </table:table-cell>
          <table:table-cell office:value-type="string">
            <text:p>Quinn</text:p>
          </table:table-cell>
          <table:table-cell office:value-type="string">
            <text:p>Male</text:p>
          </table:table-cell>
          <table:table-cell office:value-type="string">
            <text:p>29/09/2009</text:p>
          </table:table-cell>
          <table:table-cell table:formula="of:=[.A405]&amp;&quot;.&quot;&amp;[.B405]&amp;&quot;@gmail.com&quot;" office:value-type="string" office:string-value="Gordon.Quinn@gmail.com">
            <text:p>Gordon.Quinn@gmail.com</text:p>
          </table:table-cell>
          <table:table-cell office:value-type="string">
            <text:p>ShZVmMmNsU63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office:value-type="string">
            <text:p>09/03/1999</text:p>
          </table:table-cell>
          <table:table-cell table:formula="of:=[.A406]&amp;&quot;.&quot;&amp;[.B406]&amp;&quot;@gmail.com&quot;" office:value-type="string" office:string-value="Isaac.Johnston@gmail.com">
            <text:p>Isaac.Johnston@gmail.com</text:p>
          </table:table-cell>
          <table:table-cell office:value-type="string">
            <text:p>TQrjQdPHhBgq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Clark</text:p>
          </table:table-cell>
          <table:table-cell office:value-type="string">
            <text:p>Male</text:p>
          </table:table-cell>
          <table:table-cell office:value-type="string">
            <text:p>29/11/1993</text:p>
          </table:table-cell>
          <table:table-cell table:formula="of:=[.A407]&amp;&quot;.&quot;&amp;[.B407]&amp;&quot;@gmail.com&quot;" office:value-type="string" office:string-value="Brian.Clark@gmail.com">
            <text:p>Brian.Clark@gmail.com</text:p>
          </table:table-cell>
          <table:table-cell office:value-type="string">
            <text:p>Vp87tXxS6RhS</text:p>
          </table:table-cell>
          <table:table-cell/>
        </table:table-row>
        <table:table-row table:style-name="ro1">
          <table:table-cell office:value-type="string">
            <text:p>Justin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01/08/1985</text:p>
          </table:table-cell>
          <table:table-cell table:formula="of:=[.A408]&amp;&quot;.&quot;&amp;[.B408]&amp;&quot;@gmail.com&quot;" office:value-type="string" office:string-value="Justin.Blake@gmail.com">
            <text:p>Justin.Blake@gmail.com</text:p>
          </table:table-cell>
          <table:table-cell office:value-type="string">
            <text:p>gQj69GRESXEP</text:p>
          </table:table-cell>
          <table:table-cell/>
        </table:table-row>
        <table:table-row table:style-name="ro1">
          <table:table-cell office:value-type="string">
            <text:p>Robert</text:p>
          </table:table-cell>
          <table:table-cell office:value-type="string">
            <text:p>Mathis</text:p>
          </table:table-cell>
          <table:table-cell office:value-type="string">
            <text:p>Male</text:p>
          </table:table-cell>
          <table:table-cell office:value-type="string">
            <text:p>05/02/2006</text:p>
          </table:table-cell>
          <table:table-cell table:formula="of:=[.A409]&amp;&quot;.&quot;&amp;[.B409]&amp;&quot;@gmail.com&quot;" office:value-type="string" office:string-value="Robert.Mathis@gmail.com">
            <text:p>Robert.Mathis@gmail.com</text:p>
          </table:table-cell>
          <table:table-cell office:value-type="string">
            <text:p>eRaUqHjV8V75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office:value-type="string">
            <text:p>18/09/1994</text:p>
          </table:table-cell>
          <table:table-cell table:formula="of:=[.A410]&amp;&quot;.&quot;&amp;[.B410]&amp;&quot;@gmail.com&quot;" office:value-type="string" office:string-value="Jonathan.Wilson@gmail.com">
            <text:p>Jonathan.Wilson@gmail.com</text:p>
          </table:table-cell>
          <table:table-cell office:value-type="string">
            <text:p>tChSZv4K3CwY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office:value-type="string">
            <text:p>24/01/1980</text:p>
          </table:table-cell>
          <table:table-cell table:formula="of:=[.A411]&amp;&quot;.&quot;&amp;[.B411]&amp;&quot;@gmail.com&quot;" office:value-type="string" office:string-value="Piers.Young@gmail.com">
            <text:p>Piers.Young@gmail.com</text:p>
          </table:table-cell>
          <table:table-cell office:value-type="string">
            <text:p>eSHJvHSdEUHY</text:p>
          </table:table-cell>
          <table: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office:value-type="string">
            <text:p>28/05/1999</text:p>
          </table:table-cell>
          <table:table-cell table:formula="of:=[.A412]&amp;&quot;.&quot;&amp;[.B412]&amp;&quot;@gmail.com&quot;" office:value-type="string" office:string-value="Adrian.Grant@gmail.com">
            <text:p>Adrian.Grant@gmail.com</text:p>
          </table:table-cell>
          <table:table-cell office:value-type="string">
            <text:p>yM2mGb7zSZkr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string">
            <text:p>Hamilton</text:p>
          </table:table-cell>
          <table:table-cell office:value-type="string">
            <text:p>Male</text:p>
          </table:table-cell>
          <table:table-cell office:value-type="string">
            <text:p>28/11/1984</text:p>
          </table:table-cell>
          <table:table-cell table:formula="of:=[.A413]&amp;&quot;.&quot;&amp;[.B413]&amp;&quot;@gmail.com&quot;" office:value-type="string" office:string-value="John.Hamilton@gmail.com">
            <text:p>John.Hamilton@gmail.com</text:p>
          </table:table-cell>
          <table:table-cell office:value-type="string">
            <text:p>nuLuqw3Gga2G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office:value-type="string">
            <text:p>02/01/1979</text:p>
          </table:table-cell>
          <table:table-cell table:formula="of:=[.A414]&amp;&quot;.&quot;&amp;[.B414]&amp;&quot;@gmail.com&quot;" office:value-type="string" office:string-value="Dan.Johnston@gmail.com">
            <text:p>Dan.Johnston@gmail.com</text:p>
          </table:table-cell>
          <table:table-cell office:value-type="string">
            <text:p>ffUftXpgcWsp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Bower</text:p>
          </table:table-cell>
          <table:table-cell office:value-type="string">
            <text:p>Male</text:p>
          </table:table-cell>
          <table:table-cell office:value-type="string">
            <text:p>26/08/2012</text:p>
          </table:table-cell>
          <table:table-cell table:formula="of:=[.A415]&amp;&quot;.&quot;&amp;[.B415]&amp;&quot;@gmail.com&quot;" office:value-type="string" office:string-value="Adam.Bower@gmail.com">
            <text:p>Adam.Bower@gmail.com</text:p>
          </table:table-cell>
          <table:table-cell office:value-type="string">
            <text:p>LKHY9fTQLqgM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office:value-type="string">
            <text:p>25/06/1992</text:p>
          </table:table-cell>
          <table:table-cell table:formula="of:=[.A416]&amp;&quot;.&quot;&amp;[.B416]&amp;&quot;@gmail.com&quot;" office:value-type="string" office:string-value="Max.Nash@gmail.com">
            <text:p>Max.Nash@gmail.com</text:p>
          </table:table-cell>
          <table:table-cell office:value-type="string">
            <text:p>Wb8evBRLTetN</text:p>
          </table:table-cell>
          <table:table-cell/>
        </table:table-row>
        <table:table-row table:style-name="ro1">
          <table:table-cell office:value-type="string">
            <text:p>Brandon</text:p>
          </table:table-cell>
          <table:table-cell office:value-type="string">
            <text:p>Wright</text:p>
          </table:table-cell>
          <table:table-cell office:value-type="string">
            <text:p>Male</text:p>
          </table:table-cell>
          <table:table-cell office:value-type="string">
            <text:p>27/02/1992</text:p>
          </table:table-cell>
          <table:table-cell table:formula="of:=[.A417]&amp;&quot;.&quot;&amp;[.B417]&amp;&quot;@gmail.com&quot;" office:value-type="string" office:string-value="Brandon.Wright@gmail.com">
            <text:p>Brandon.Wright@gmail.com</text:p>
          </table:table-cell>
          <table:table-cell office:value-type="string">
            <text:p>rmxQxZYS67yj</text:p>
          </table:table-cell>
          <table:table-cell/>
        </table:table-row>
        <table:table-row table:style-name="ro1">
          <table:table-cell office:value-type="string">
            <text:p>Carl</text:p>
          </table:table-cell>
          <table:table-cell office:value-type="string">
            <text:p>Baker</text:p>
          </table:table-cell>
          <table:table-cell office:value-type="string">
            <text:p>Male</text:p>
          </table:table-cell>
          <table:table-cell office:value-type="string">
            <text:p>30/11/1992</text:p>
          </table:table-cell>
          <table:table-cell table:formula="of:=[.A418]&amp;&quot;.&quot;&amp;[.B418]&amp;&quot;@gmail.com&quot;" office:value-type="string" office:string-value="Carl.Baker@gmail.com">
            <text:p>Carl.Baker@gmail.com</text:p>
          </table:table-cell>
          <table:table-cell office:value-type="string">
            <text:p>cDAPfXs94Uv4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Hart</text:p>
          </table:table-cell>
          <table:table-cell office:value-type="string">
            <text:p>Male</text:p>
          </table:table-cell>
          <table:table-cell office:value-type="string">
            <text:p>26/04/2006</text:p>
          </table:table-cell>
          <table:table-cell table:formula="of:=[.A419]&amp;&quot;.&quot;&amp;[.B419]&amp;&quot;@gmail.com&quot;" office:value-type="string" office:string-value="Michael.Hart@gmail.com">
            <text:p>Michael.Hart@gmail.com</text:p>
          </table:table-cell>
          <table:table-cell office:value-type="string">
            <text:p>JWX9HrzsGTve</text:p>
          </table:table-cell>
          <table:table-cell/>
        </table:table-row>
        <table:table-row table:style-name="ro1">
          <table:table-cell office:value-type="string">
            <text:p>Joseph</text:p>
          </table:table-cell>
          <table:table-cell office:value-type="string">
            <text:p>Terry</text:p>
          </table:table-cell>
          <table:table-cell office:value-type="string">
            <text:p>Male</text:p>
          </table:table-cell>
          <table:table-cell office:value-type="string">
            <text:p>15/11/2014</text:p>
          </table:table-cell>
          <table:table-cell table:formula="of:=[.A420]&amp;&quot;.&quot;&amp;[.B420]&amp;&quot;@gmail.com&quot;" office:value-type="string" office:string-value="Joseph.Terry@gmail.com">
            <text:p>Joseph.Terry@gmail.com</text:p>
          </table:table-cell>
          <table:table-cell office:value-type="string">
            <text:p>PcbFHaXjcRme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Wright</text:p>
          </table:table-cell>
          <table:table-cell office:value-type="string">
            <text:p>Male</text:p>
          </table:table-cell>
          <table:table-cell office:value-type="string">
            <text:p>21/12/1978</text:p>
          </table:table-cell>
          <table:table-cell table:formula="of:=[.A421]&amp;&quot;.&quot;&amp;[.B421]&amp;&quot;@gmail.com&quot;" office:value-type="string" office:string-value="Stewart.Wright@gmail.com">
            <text:p>Stewart.Wright@gmail.com</text:p>
          </table:table-cell>
          <table:table-cell office:value-type="string">
            <text:p>VseWhhvHTrDz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Simpson</text:p>
          </table:table-cell>
          <table:table-cell office:value-type="string">
            <text:p>Male</text:p>
          </table:table-cell>
          <table:table-cell office:value-type="string">
            <text:p>07/11/1983</text:p>
          </table:table-cell>
          <table:table-cell table:formula="of:=[.A422]&amp;&quot;.&quot;&amp;[.B422]&amp;&quot;@gmail.com&quot;" office:value-type="string" office:string-value="Stewart.Simpson@gmail.com">
            <text:p>Stewart.Simpson@gmail.com</text:p>
          </table:table-cell>
          <table:table-cell office:value-type="string">
            <text:p>U9DYNf37WJCs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Hill</text:p>
          </table:table-cell>
          <table:table-cell office:value-type="string">
            <text:p>Male</text:p>
          </table:table-cell>
          <table:table-cell office:value-type="string">
            <text:p>08/07/1982</text:p>
          </table:table-cell>
          <table:table-cell table:formula="of:=[.A423]&amp;&quot;.&quot;&amp;[.B423]&amp;&quot;@gmail.com&quot;" office:value-type="string" office:string-value="Isaac.Hill@gmail.com">
            <text:p>Isaac.Hill@gmail.com</text:p>
          </table:table-cell>
          <table:table-cell office:value-type="string">
            <text:p>Veh73L2XDvYV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Rutherford</text:p>
          </table:table-cell>
          <table:table-cell office:value-type="string">
            <text:p>Male</text:p>
          </table:table-cell>
          <table:table-cell office:value-type="string">
            <text:p>06/09/2014</text:p>
          </table:table-cell>
          <table:table-cell table:formula="of:=[.A424]&amp;&quot;.&quot;&amp;[.B424]&amp;&quot;@gmail.com&quot;" office:value-type="string" office:string-value="Thomas.Rutherford@gmail.com">
            <text:p>Thomas.Rutherford@gmail.com</text:p>
          </table:table-cell>
          <table:table-cell office:value-type="string">
            <text:p>QXGp4VkVX5d3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Robertson</text:p>
          </table:table-cell>
          <table:table-cell office:value-type="string">
            <text:p>Male</text:p>
          </table:table-cell>
          <table:table-cell office:value-type="string">
            <text:p>22/04/1993</text:p>
          </table:table-cell>
          <table:table-cell table:formula="of:=[.A425]&amp;&quot;.&quot;&amp;[.B425]&amp;&quot;@gmail.com&quot;" office:value-type="string" office:string-value="Warren.Robertson@gmail.com">
            <text:p>Warren.Robertson@gmail.com</text:p>
          </table:table-cell>
          <table:table-cell office:value-type="string">
            <text:p>ZPSZzyDjWqgy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Stewart</text:p>
          </table:table-cell>
          <table:table-cell office:value-type="string">
            <text:p>Male</text:p>
          </table:table-cell>
          <table:table-cell office:value-type="string">
            <text:p>31/07/1994</text:p>
          </table:table-cell>
          <table:table-cell table:formula="of:=[.A426]&amp;&quot;.&quot;&amp;[.B426]&amp;&quot;@gmail.com&quot;" office:value-type="string" office:string-value="Max.Stewart@gmail.com">
            <text:p>Max.Stewart@gmail.com</text:p>
          </table:table-cell>
          <table:table-cell office:value-type="string">
            <text:p>nMqBf68KaEAe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office:value-type="string">
            <text:p>06/09/1981</text:p>
          </table:table-cell>
          <table:table-cell table:formula="of:=[.A427]&amp;&quot;.&quot;&amp;[.B427]&amp;&quot;@gmail.com&quot;" office:value-type="string" office:string-value="William.Ball@gmail.com">
            <text:p>William.Ball@gmail.com</text:p>
          </table:table-cell>
          <table:table-cell office:value-type="string">
            <text:p>VQ2L7tmaT55N</text:p>
          </table:table-cell>
          <table:table-cell/>
        </table:table-row>
        <table:table-row table:style-name="ro1">
          <table:table-cell office:value-type="string">
            <text:p>Austin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office:value-type="string">
            <text:p>27/02/2010</text:p>
          </table:table-cell>
          <table:table-cell table:formula="of:=[.A428]&amp;&quot;.&quot;&amp;[.B428]&amp;&quot;@gmail.com&quot;" office:value-type="string" office:string-value="Austin.Lee@gmail.com">
            <text:p>Austin.Lee@gmail.com</text:p>
          </table:table-cell>
          <table:table-cell office:value-type="string">
            <text:p>M3zksFfJc7BB</text:p>
          </table:table-cell>
          <table:table-cell/>
        </table:table-row>
        <table:table-row table:style-name="ro1">
          <table:table-cell office:value-type="string">
            <text:p>Steven</text:p>
          </table:table-cell>
          <table:table-cell office:value-type="string">
            <text:p>Hardacre</text:p>
          </table:table-cell>
          <table:table-cell office:value-type="string">
            <text:p>Male</text:p>
          </table:table-cell>
          <table:table-cell office:value-type="string">
            <text:p>09/04/1995</text:p>
          </table:table-cell>
          <table:table-cell table:formula="of:=[.A429]&amp;&quot;.&quot;&amp;[.B429]&amp;&quot;@gmail.com&quot;" office:value-type="string" office:string-value="Steven.Hardacre@gmail.com">
            <text:p>Steven.Hardacre@gmail.com</text:p>
          </table:table-cell>
          <table:table-cell office:value-type="string">
            <text:p>3Bc4Nfnq5YKR</text:p>
          </table:table-cell>
          <table:table-cell/>
        </table:table-row>
        <table:table-row table:style-name="ro1">
          <table:table-cell office:value-type="string">
            <text:p>Neil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office:value-type="string">
            <text:p>08/02/1986</text:p>
          </table:table-cell>
          <table:table-cell table:formula="of:=[.A430]&amp;&quot;.&quot;&amp;[.B430]&amp;&quot;@gmail.com&quot;" office:value-type="string" office:string-value="Neil.Tucker@gmail.com">
            <text:p>Neil.Tucker@gmail.com</text:p>
          </table:table-cell>
          <table:table-cell office:value-type="string">
            <text:p>cr29sPhDSVTA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11/01/2015</text:p>
          </table:table-cell>
          <table:table-cell table:formula="of:=[.A431]&amp;&quot;.&quot;&amp;[.B431]&amp;&quot;@gmail.com&quot;" office:value-type="string" office:string-value="Tim.Brown@gmail.com">
            <text:p>Tim.Brown@gmail.com</text:p>
          </table:table-cell>
          <table:table-cell office:value-type="string">
            <text:p>sT39Z7mbyHPa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office:value-type="string">
            <text:p>29/06/1987</text:p>
          </table:table-cell>
          <table:table-cell table:formula="of:=[.A432]&amp;&quot;.&quot;&amp;[.B432]&amp;&quot;@gmail.com&quot;" office:value-type="string" office:string-value="James.Underwood@gmail.com">
            <text:p>James.Underwood@gmail.com</text:p>
          </table:table-cell>
          <table:table-cell office:value-type="string">
            <text:p>Tj4Nwp9p2Q2y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office:value-type="string">
            <text:p>01/04/2011</text:p>
          </table:table-cell>
          <table:table-cell table:formula="of:=[.A433]&amp;&quot;.&quot;&amp;[.B433]&amp;&quot;@gmail.com&quot;" office:value-type="string" office:string-value="Colin.Nash@gmail.com">
            <text:p>Colin.Nash@gmail.com</text:p>
          </table:table-cell>
          <table:table-cell office:value-type="string">
            <text:p>a97evjMjg2MA</text:p>
          </table:table-cell>
          <table:table-cell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Rutherford</text:p>
          </table:table-cell>
          <table:table-cell office:value-type="string">
            <text:p>Male</text:p>
          </table:table-cell>
          <table:table-cell office:value-type="string">
            <text:p>24/09/1999</text:p>
          </table:table-cell>
          <table:table-cell table:formula="of:=[.A434]&amp;&quot;.&quot;&amp;[.B434]&amp;&quot;@gmail.com&quot;" office:value-type="string" office:string-value="Sebastian.Rutherford@gmail.com">
            <text:p>Sebastian.Rutherford@gmail.com</text:p>
          </table:table-cell>
          <table:table-cell office:value-type="string">
            <text:p>CADsnQFrjRca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Jones</text:p>
          </table:table-cell>
          <table:table-cell office:value-type="string">
            <text:p>Male</text:p>
          </table:table-cell>
          <table:table-cell office:value-type="string">
            <text:p>07/05/1982</text:p>
          </table:table-cell>
          <table:table-cell table:formula="of:=[.A435]&amp;&quot;.&quot;&amp;[.B435]&amp;&quot;@gmail.com&quot;" office:value-type="string" office:string-value="Tim.Jones@gmail.com">
            <text:p>Tim.Jones@gmail.com</text:p>
          </table:table-cell>
          <table:table-cell office:value-type="string">
            <text:p>J6aTpZAwFyqv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Mackay</text:p>
          </table:table-cell>
          <table:table-cell office:value-type="string">
            <text:p>Male</text:p>
          </table:table-cell>
          <table:table-cell office:value-type="string">
            <text:p>20/11/2012</text:p>
          </table:table-cell>
          <table:table-cell table:formula="of:=[.A436]&amp;&quot;.&quot;&amp;[.B436]&amp;&quot;@gmail.com&quot;" office:value-type="string" office:string-value="Isaac.Mackay@gmail.com">
            <text:p>Isaac.Mackay@gmail.com</text:p>
          </table:table-cell>
          <table:table-cell office:value-type="string">
            <text:p>hLBqqVLdXkzq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office:value-type="string">
            <text:p>25/02/2008</text:p>
          </table:table-cell>
          <table:table-cell table:formula="of:=[.A437]&amp;&quot;.&quot;&amp;[.B437]&amp;&quot;@gmail.com&quot;" office:value-type="string" office:string-value="Tim.Clarkson@gmail.com">
            <text:p>Tim.Clarkson@gmail.com</text:p>
          </table:table-cell>
          <table:table-cell office:value-type="string">
            <text:p>9tsZ5kdYtkRX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25/01/1992</text:p>
          </table:table-cell>
          <table:table-cell table:formula="of:=[.A438]&amp;&quot;.&quot;&amp;[.B438]&amp;&quot;@gmail.com&quot;" office:value-type="string" office:string-value="Boris.Brown@gmail.com">
            <text:p>Boris.Brown@gmail.com</text:p>
          </table:table-cell>
          <table:table-cell office:value-type="string">
            <text:p>n6x7v3d4RRxg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office:value-type="string">
            <text:p>20/04/1998</text:p>
          </table:table-cell>
          <table:table-cell table:formula="of:=[.A439]&amp;&quot;.&quot;&amp;[.B439]&amp;&quot;@gmail.com&quot;" office:value-type="string" office:string-value="Jack.Poole@gmail.com">
            <text:p>Jack.Poole@gmail.com</text:p>
          </table:table-cell>
          <table:table-cell office:value-type="string">
            <text:p>mehv4fmR5CyR</text:p>
          </table:table-cell>
          <table:table-cell/>
        </table:table-row>
        <table:table-row table:style-name="ro1">
          <table:table-cell office:value-type="string">
            <text:p>Keith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office:value-type="string">
            <text:p>03/07/1992</text:p>
          </table:table-cell>
          <table:table-cell table:formula="of:=[.A440]&amp;&quot;.&quot;&amp;[.B440]&amp;&quot;@gmail.com&quot;" office:value-type="string" office:string-value="Keith.MacLeod@gmail.com">
            <text:p>Keith.MacLeod@gmail.com</text:p>
          </table:table-cell>
          <table:table-cell office:value-type="string">
            <text:p>Fjcj8TNwvDww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office:value-type="string">
            <text:p>28/09/1986</text:p>
          </table:table-cell>
          <table:table-cell table:formula="of:=[.A441]&amp;&quot;.&quot;&amp;[.B441]&amp;&quot;@gmail.com&quot;" office:value-type="string" office:string-value="William.Lee@gmail.com">
            <text:p>William.Lee@gmail.com</text:p>
          </table:table-cell>
          <table:table-cell office:value-type="string">
            <text:p>2KVkeMGM9wJE</text:p>
          </table:table-cell>
          <table:table-cell/>
        </table:table-row>
        <table:table-row table:style-name="ro1">
          <table:table-cell office:value-type="string">
            <text:p>Trevor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11/07/1979</text:p>
          </table:table-cell>
          <table:table-cell table:formula="of:=[.A442]&amp;&quot;.&quot;&amp;[.B442]&amp;&quot;@gmail.com&quot;" office:value-type="string" office:string-value="Trevor.Langdon@gmail.com">
            <text:p>Trevor.Langdon@gmail.com</text:p>
          </table:table-cell>
          <table:table-cell office:value-type="string">
            <text:p>384vdp58wJNR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Watson</text:p>
          </table:table-cell>
          <table:table-cell office:value-type="string">
            <text:p>Male</text:p>
          </table:table-cell>
          <table:table-cell office:value-type="string">
            <text:p>26/05/2011</text:p>
          </table:table-cell>
          <table:table-cell table:formula="of:=[.A443]&amp;&quot;.&quot;&amp;[.B443]&amp;&quot;@gmail.com&quot;" office:value-type="string" office:string-value="Victor.Watson@gmail.com">
            <text:p>Victor.Watson@gmail.com</text:p>
          </table:table-cell>
          <table:table-cell office:value-type="string">
            <text:p>j9KvzXDkDSJV</text:p>
          </table:table-cell>
          <table:table-cell/>
        </table:table-row>
        <table:table-row table:style-name="ro1">
          <table:table-cell office:value-type="string">
            <text:p>Jason</text:p>
          </table:table-cell>
          <table:table-cell office:value-type="string">
            <text:p>Newman</text:p>
          </table:table-cell>
          <table:table-cell office:value-type="string">
            <text:p>Male</text:p>
          </table:table-cell>
          <table:table-cell office:value-type="string">
            <text:p>19/07/1985</text:p>
          </table:table-cell>
          <table:table-cell table:formula="of:=[.A444]&amp;&quot;.&quot;&amp;[.B444]&amp;&quot;@gmail.com&quot;" office:value-type="string" office:string-value="Jason.Newman@gmail.com">
            <text:p>Jason.Newman@gmail.com</text:p>
          </table:table-cell>
          <table:table-cell office:value-type="string">
            <text:p>dUv7JQXYuV9e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Mills</text:p>
          </table:table-cell>
          <table:table-cell office:value-type="string">
            <text:p>Male</text:p>
          </table:table-cell>
          <table:table-cell office:value-type="string">
            <text:p>20/04/2006</text:p>
          </table:table-cell>
          <table:table-cell table:formula="of:=[.A445]&amp;&quot;.&quot;&amp;[.B445]&amp;&quot;@gmail.com&quot;" office:value-type="string" office:string-value="Piers.Mills@gmail.com">
            <text:p>Piers.Mills@gmail.com</text:p>
          </table:table-cell>
          <table:table-cell office:value-type="string">
            <text:p>XeH6SavAekxD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Cornish</text:p>
          </table:table-cell>
          <table:table-cell office:value-type="string">
            <text:p>Male</text:p>
          </table:table-cell>
          <table:table-cell office:value-type="string">
            <text:p>30/01/2013</text:p>
          </table:table-cell>
          <table:table-cell table:formula="of:=[.A446]&amp;&quot;.&quot;&amp;[.B446]&amp;&quot;@gmail.com&quot;" office:value-type="string" office:string-value="Warren.Cornish@gmail.com">
            <text:p>Warren.Cornish@gmail.com</text:p>
          </table:table-cell>
          <table:table-cell office:value-type="string">
            <text:p>CnHqdHBzw4UR</text:p>
          </table:table-cell>
          <table:table-cell/>
        </table:table-row>
        <table:table-row table:style-name="ro1">
          <table:table-cell office:value-type="string">
            <text:p>Steven</text:p>
          </table:table-cell>
          <table:table-cell office:value-type="string">
            <text:p>Smith</text:p>
          </table:table-cell>
          <table:table-cell office:value-type="string">
            <text:p>Male</text:p>
          </table:table-cell>
          <table:table-cell office:value-type="string">
            <text:p>03/05/1981</text:p>
          </table:table-cell>
          <table:table-cell table:formula="of:=[.A447]&amp;&quot;.&quot;&amp;[.B447]&amp;&quot;@gmail.com&quot;" office:value-type="string" office:string-value="Steven.Smith@gmail.com">
            <text:p>Steven.Smith@gmail.com</text:p>
          </table:table-cell>
          <table:table-cell office:value-type="string">
            <text:p>FKuRPnBnc9bR</text:p>
          </table:table-cell>
          <table:table-cell/>
        </table:table-row>
        <table:table-row table:style-name="ro1">
          <table:table-cell office:value-type="string">
            <text:p>Stephen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office:value-type="string">
            <text:p>08/09/1978</text:p>
          </table:table-cell>
          <table:table-cell table:formula="of:=[.A448]&amp;&quot;.&quot;&amp;[.B448]&amp;&quot;@gmail.com&quot;" office:value-type="string" office:string-value="Stephen.James@gmail.com">
            <text:p>Stephen.James@gmail.com</text:p>
          </table:table-cell>
          <table:table-cell office:value-type="string">
            <text:p>AfMEefDHVkXV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May</text:p>
          </table:table-cell>
          <table:table-cell office:value-type="string">
            <text:p>Male</text:p>
          </table:table-cell>
          <table:table-cell office:value-type="string">
            <text:p>27/03/1974</text:p>
          </table:table-cell>
          <table:table-cell table:formula="of:=[.A449]&amp;&quot;.&quot;&amp;[.B449]&amp;&quot;@gmail.com&quot;" office:value-type="string" office:string-value="Michael.May@gmail.com">
            <text:p>Michael.May@gmail.com</text:p>
          </table:table-cell>
          <table:table-cell office:value-type="string">
            <text:p>5wdvkjEWNuha</text:p>
          </table:table-cell>
          <table:table-cell/>
        </table:table-row>
        <table:table-row table:style-name="ro1">
          <table:table-cell office:value-type="string">
            <text:p>Frank</text:p>
          </table:table-cell>
          <table:table-cell office:value-type="string">
            <text:p>Piper</text:p>
          </table:table-cell>
          <table:table-cell office:value-type="string">
            <text:p>Male</text:p>
          </table:table-cell>
          <table:table-cell office:value-type="string">
            <text:p>27/12/1983</text:p>
          </table:table-cell>
          <table:table-cell table:formula="of:=[.A450]&amp;&quot;.&quot;&amp;[.B450]&amp;&quot;@gmail.com&quot;" office:value-type="string" office:string-value="Frank.Piper@gmail.com">
            <text:p>Frank.Piper@gmail.com</text:p>
          </table:table-cell>
          <table:table-cell office:value-type="string">
            <text:p>dG3SNkDPD3aZ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office:value-type="string">
            <text:p>28/10/1985</text:p>
          </table:table-cell>
          <table:table-cell table:formula="of:=[.A451]&amp;&quot;.&quot;&amp;[.B451]&amp;&quot;@gmail.com&quot;" office:value-type="string" office:string-value="Owen.Johnston@gmail.com">
            <text:p>Owen.Johnston@gmail.com</text:p>
          </table:table-cell>
          <table:table-cell office:value-type="string">
            <text:p>XaUnX4Yt97Zx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office:value-type="string">
            <text:p>19/02/2015</text:p>
          </table:table-cell>
          <table:table-cell table:formula="of:=[.A452]&amp;&quot;.&quot;&amp;[.B452]&amp;&quot;@gmail.com&quot;" office:value-type="string" office:string-value="Jonathan.Russell@gmail.com">
            <text:p>Jonathan.Russell@gmail.com</text:p>
          </table:table-cell>
          <table:table-cell office:value-type="string">
            <text:p>uW5cGdRZnwy2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office:value-type="string">
            <text:p>08/02/2006</text:p>
          </table:table-cell>
          <table:table-cell table:formula="of:=[.A453]&amp;&quot;.&quot;&amp;[.B453]&amp;&quot;@gmail.com&quot;" office:value-type="string" office:string-value="James.Vaughan@gmail.com">
            <text:p>James.Vaughan@gmail.com</text:p>
          </table:table-cell>
          <table:table-cell office:value-type="string">
            <text:p>eBEFfTLtVg4s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Cameron</text:p>
          </table:table-cell>
          <table:table-cell office:value-type="string">
            <text:p>Male</text:p>
          </table:table-cell>
          <table:table-cell office:value-type="string">
            <text:p>21/07/1996</text:p>
          </table:table-cell>
          <table:table-cell table:formula="of:=[.A454]&amp;&quot;.&quot;&amp;[.B454]&amp;&quot;@gmail.com&quot;" office:value-type="string" office:string-value="Edward.Cameron@gmail.com">
            <text:p>Edward.Cameron@gmail.com</text:p>
          </table:table-cell>
          <table:table-cell office:value-type="string">
            <text:p>sLnDDujLJtrs</text:p>
          </table:table-cell>
          <table:table-cell/>
        </table:table-row>
        <table:table-row table:style-name="ro1">
          <table:table-cell office:value-type="string">
            <text:p>Neil</text:p>
          </table:table-cell>
          <table:table-cell office:value-type="string">
            <text:p>Jackson</text:p>
          </table:table-cell>
          <table:table-cell office:value-type="string">
            <text:p>Male</text:p>
          </table:table-cell>
          <table:table-cell office:value-type="string">
            <text:p>14/08/1981</text:p>
          </table:table-cell>
          <table:table-cell table:formula="of:=[.A455]&amp;&quot;.&quot;&amp;[.B455]&amp;&quot;@gmail.com&quot;" office:value-type="string" office:string-value="Neil.Jackson@gmail.com">
            <text:p>Neil.Jackson@gmail.com</text:p>
          </table:table-cell>
          <table:table-cell office:value-type="string">
            <text:p>Rh4UzNs9m9X5</text:p>
          </table:table-cell>
          <table:table-cell/>
        </table:table-row>
        <table:table-row table:style-name="ro1">
          <table:table-cell office:value-type="string">
            <text:p>David</text:p>
          </table:table-cell>
          <table:table-cell office:value-type="string">
            <text:p>Nolan</text:p>
          </table:table-cell>
          <table:table-cell office:value-type="string">
            <text:p>Male</text:p>
          </table:table-cell>
          <table:table-cell office:value-type="string">
            <text:p>16/02/1976</text:p>
          </table:table-cell>
          <table:table-cell table:formula="of:=[.A456]&amp;&quot;.&quot;&amp;[.B456]&amp;&quot;@gmail.com&quot;" office:value-type="string" office:string-value="David.Nolan@gmail.com">
            <text:p>David.Nolan@gmail.com</text:p>
          </table:table-cell>
          <table:table-cell office:value-type="string">
            <text:p>PyDYYDXHwy2e</text:p>
          </table:table-cell>
          <table:table-cell/>
        </table:table-row>
        <table:table-row table:style-name="ro1">
          <table:table-cell office:value-type="string">
            <text:p>Stephen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office:value-type="string">
            <text:p>01/09/1982</text:p>
          </table:table-cell>
          <table:table-cell table:formula="of:=[.A457]&amp;&quot;.&quot;&amp;[.B457]&amp;&quot;@gmail.com&quot;" office:value-type="string" office:string-value="Stephen.Gray@gmail.com">
            <text:p>Stephen.Gray@gmail.com</text:p>
          </table:table-cell>
          <table:table-cell office:value-type="string">
            <text:p>3QKHCNnhRs6y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Paige</text:p>
          </table:table-cell>
          <table:table-cell office:value-type="string">
            <text:p>Male</text:p>
          </table:table-cell>
          <table:table-cell office:value-type="string">
            <text:p>23/04/1999</text:p>
          </table:table-cell>
          <table:table-cell table:formula="of:=[.A458]&amp;&quot;.&quot;&amp;[.B458]&amp;&quot;@gmail.com&quot;" office:value-type="string" office:string-value="Michael.Paige@gmail.com">
            <text:p>Michael.Paige@gmail.com</text:p>
          </table:table-cell>
          <table:table-cell office:value-type="string">
            <text:p>M7TNgmtAV9Gz</text:p>
          </table:table-cell>
          <table:table-cell/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Simpson</text:p>
          </table:table-cell>
          <table:table-cell office:value-type="string">
            <text:p>Male</text:p>
          </table:table-cell>
          <table:table-cell office:value-type="string">
            <text:p>26/09/1987</text:p>
          </table:table-cell>
          <table:table-cell table:formula="of:=[.A459]&amp;&quot;.&quot;&amp;[.B459]&amp;&quot;@gmail.com&quot;" office:value-type="string" office:string-value="Christopher.Simpson@gmail.com">
            <text:p>Christopher.Simpson@gmail.com</text:p>
          </table:table-cell>
          <table:table-cell office:value-type="string">
            <text:p>arHPrGfR2wPg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office:value-type="string">
            <text:p>19/06/1982</text:p>
          </table:table-cell>
          <table:table-cell table:formula="of:=[.A460]&amp;&quot;.&quot;&amp;[.B460]&amp;&quot;@gmail.com&quot;" office:value-type="string" office:string-value="Victor.Clarkson@gmail.com">
            <text:p>Victor.Clarkson@gmail.com</text:p>
          </table:table-cell>
          <table:table-cell office:value-type="string">
            <text:p>P9cVZPgDfmhu</text:p>
          </table:table-cell>
          <table:table-cell/>
        </table:table-row>
        <table:table-row table:style-name="ro1">
          <table:table-cell office:value-type="string">
            <text:p>Christian</text:p>
          </table:table-cell>
          <table:table-cell office:value-type="string">
            <text:p>Reid</text:p>
          </table:table-cell>
          <table:table-cell office:value-type="string">
            <text:p>Male</text:p>
          </table:table-cell>
          <table:table-cell office:value-type="string">
            <text:p>02/09/1995</text:p>
          </table:table-cell>
          <table:table-cell table:formula="of:=[.A461]&amp;&quot;.&quot;&amp;[.B461]&amp;&quot;@gmail.com&quot;" office:value-type="string" office:string-value="Christian.Reid@gmail.com">
            <text:p>Christian.Reid@gmail.com</text:p>
          </table:table-cell>
          <table:table-cell office:value-type="string">
            <text:p>tkHGruTCSbyk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office:value-type="string">
            <text:p>12/10/1988</text:p>
          </table:table-cell>
          <table:table-cell table:formula="of:=[.A462]&amp;&quot;.&quot;&amp;[.B462]&amp;&quot;@gmail.com&quot;" office:value-type="string" office:string-value="Harry.Coleman@gmail.com">
            <text:p>Harry.Coleman@gmail.com</text:p>
          </table:table-cell>
          <table:table-cell office:value-type="string">
            <text:p>pA5BpzkuScHF</text:p>
          </table:table-cell>
          <table:table-cell/>
        </table:table-row>
        <table:table-row table:style-name="ro1">
          <table:table-cell office:value-type="string">
            <text:p>Phil</text:p>
          </table:table-cell>
          <table:table-cell office:value-type="string">
            <text:p>Mackay</text:p>
          </table:table-cell>
          <table:table-cell office:value-type="string">
            <text:p>Male</text:p>
          </table:table-cell>
          <table:table-cell office:value-type="string">
            <text:p>07/06/1979</text:p>
          </table:table-cell>
          <table:table-cell table:formula="of:=[.A463]&amp;&quot;.&quot;&amp;[.B463]&amp;&quot;@gmail.com&quot;" office:value-type="string" office:string-value="Phil.Mackay@gmail.com">
            <text:p>Phil.Mackay@gmail.com</text:p>
          </table:table-cell>
          <table:table-cell office:value-type="string">
            <text:p>ccvxdukyxRzQ</text:p>
          </table:table-cell>
          <table:table-cell/>
        </table:table-row>
        <table:table-row table:style-name="ro1">
          <table:table-cell office:value-type="string">
            <text:p>Joseph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office:value-type="string">
            <text:p>06/09/1996</text:p>
          </table:table-cell>
          <table:table-cell table:formula="of:=[.A464]&amp;&quot;.&quot;&amp;[.B464]&amp;&quot;@gmail.com&quot;" office:value-type="string" office:string-value="Joseph.Kerr@gmail.com">
            <text:p>Joseph.Kerr@gmail.com</text:p>
          </table:table-cell>
          <table:table-cell office:value-type="string">
            <text:p>RTBE3AdRRkUX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Parsons</text:p>
          </table:table-cell>
          <table:table-cell office:value-type="string">
            <text:p>Male</text:p>
          </table:table-cell>
          <table:table-cell office:value-type="string">
            <text:p>01/06/1989</text:p>
          </table:table-cell>
          <table:table-cell table:formula="of:=[.A465]&amp;&quot;.&quot;&amp;[.B465]&amp;&quot;@gmail.com&quot;" office:value-type="string" office:string-value="Simon.Parsons@gmail.com">
            <text:p>Simon.Parsons@gmail.com</text:p>
          </table:table-cell>
          <table:table-cell office:value-type="string">
            <text:p>uHkNdrgXKR2m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office:value-type="string">
            <text:p>30/03/1987</text:p>
          </table:table-cell>
          <table:table-cell table:formula="of:=[.A466]&amp;&quot;.&quot;&amp;[.B466]&amp;&quot;@gmail.com&quot;" office:value-type="string" office:string-value="Kevin.Lee@gmail.com">
            <text:p>Kevin.Lee@gmail.com</text:p>
          </table:table-cell>
          <table:table-cell office:value-type="string">
            <text:p>CwehRgqeBW3y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office:value-type="string">
            <text:p>28/04/1980</text:p>
          </table:table-cell>
          <table:table-cell table:formula="of:=[.A467]&amp;&quot;.&quot;&amp;[.B467]&amp;&quot;@gmail.com&quot;" office:value-type="string" office:string-value="Liam.Clarkson@gmail.com">
            <text:p>Liam.Clarkson@gmail.com</text:p>
          </table:table-cell>
          <table:table-cell office:value-type="string">
            <text:p>QhHfQsULcqzx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Walker</text:p>
          </table:table-cell>
          <table:table-cell office:value-type="string">
            <text:p>Male</text:p>
          </table:table-cell>
          <table:table-cell office:value-type="string">
            <text:p>21/03/2008</text:p>
          </table:table-cell>
          <table:table-cell table:formula="of:=[.A468]&amp;&quot;.&quot;&amp;[.B468]&amp;&quot;@gmail.com&quot;" office:value-type="string" office:string-value="Jonathan.Walker@gmail.com">
            <text:p>Jonathan.Walker@gmail.com</text:p>
          </table:table-cell>
          <table:table-cell office:value-type="string">
            <text:p>WaRXcD3VCpm4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office:value-type="string">
            <text:p>21/08/2016</text:p>
          </table:table-cell>
          <table:table-cell table:formula="of:=[.A469]&amp;&quot;.&quot;&amp;[.B469]&amp;&quot;@gmail.com&quot;" office:value-type="string" office:string-value="Owen.Sharp@gmail.com">
            <text:p>Owen.Sharp@gmail.com</text:p>
          </table:table-cell>
          <table:table-cell office:value-type="string">
            <text:p>qB2YFD3rJFam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office:value-type="string">
            <text:p>21/03/2012</text:p>
          </table:table-cell>
          <table:table-cell table:formula="of:=[.A470]&amp;&quot;.&quot;&amp;[.B470]&amp;&quot;@gmail.com&quot;" office:value-type="string" office:string-value="Richard.McLean@gmail.com">
            <text:p>Richard.McLean@gmail.com</text:p>
          </table:table-cell>
          <table:table-cell office:value-type="string">
            <text:p>rnV8XMp8HM42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office:value-type="string">
            <text:p>30/09/2013</text:p>
          </table:table-cell>
          <table:table-cell table:formula="of:=[.A471]&amp;&quot;.&quot;&amp;[.B471]&amp;&quot;@gmail.com&quot;" office:value-type="string" office:string-value="Peter.McLean@gmail.com">
            <text:p>Peter.McLean@gmail.com</text:p>
          </table:table-cell>
          <table:table-cell office:value-type="string">
            <text:p>kentz7EseEDE</text:p>
          </table:table-cell>
          <table:table-cell/>
        </table:table-row>
        <table:table-row table:style-name="ro1">
          <table:table-cell office:value-type="string">
            <text:p>Neil</text:p>
          </table:table-cell>
          <table:table-cell office:value-type="string">
            <text:p>Turner</text:p>
          </table:table-cell>
          <table:table-cell office:value-type="string">
            <text:p>Male</text:p>
          </table:table-cell>
          <table:table-cell office:value-type="string">
            <text:p>19/09/1996</text:p>
          </table:table-cell>
          <table:table-cell table:formula="of:=[.A472]&amp;&quot;.&quot;&amp;[.B472]&amp;&quot;@gmail.com&quot;" office:value-type="string" office:string-value="Neil.Turner@gmail.com">
            <text:p>Neil.Turner@gmail.com</text:p>
          </table:table-cell>
          <table:table-cell office:value-type="string">
            <text:p>2QwPdvr3r3hX</text:p>
          </table:table-cell>
          <table:table-cell/>
        </table:table-row>
        <table:table-row table:style-name="ro1">
          <table:table-cell office:value-type="string">
            <text:p>Benjamin</text:p>
          </table:table-cell>
          <table:table-cell office:value-type="string">
            <text:p>Hughes</text:p>
          </table:table-cell>
          <table:table-cell office:value-type="string">
            <text:p>Male</text:p>
          </table:table-cell>
          <table:table-cell office:value-type="string">
            <text:p>13/10/1999</text:p>
          </table:table-cell>
          <table:table-cell table:formula="of:=[.A473]&amp;&quot;.&quot;&amp;[.B473]&amp;&quot;@gmail.com&quot;" office:value-type="string" office:string-value="Benjamin.Hughes@gmail.com">
            <text:p>Benjamin.Hughes@gmail.com</text:p>
          </table:table-cell>
          <table:table-cell office:value-type="string">
            <text:p>aCfuYaYUGpw9</text:p>
          </table:table-cell>
          <table:table-cell/>
        </table:table-row>
        <table:table-row table:style-name="ro1">
          <table:table-cell office:value-type="string">
            <text:p>Dylan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office:value-type="string">
            <text:p>19/10/2008</text:p>
          </table:table-cell>
          <table:table-cell table:formula="of:=[.A474]&amp;&quot;.&quot;&amp;[.B474]&amp;&quot;@gmail.com&quot;" office:value-type="string" office:string-value="Dylan.Springer@gmail.com">
            <text:p>Dylan.Springer@gmail.com</text:p>
          </table:table-cell>
          <table:table-cell office:value-type="string">
            <text:p>qxPf4RnDD57J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Lewis</text:p>
          </table:table-cell>
          <table:table-cell office:value-type="string">
            <text:p>Male</text:p>
          </table:table-cell>
          <table:table-cell office:value-type="string">
            <text:p>07/06/1985</text:p>
          </table:table-cell>
          <table:table-cell table:formula="of:=[.A475]&amp;&quot;.&quot;&amp;[.B475]&amp;&quot;@gmail.com&quot;" office:value-type="string" office:string-value="Harry.Lewis@gmail.com">
            <text:p>Harry.Lewis@gmail.com</text:p>
          </table:table-cell>
          <table:table-cell office:value-type="string">
            <text:p>SFv5SWVu7fYA</text:p>
          </table:table-cell>
          <table:table-cell/>
        </table:table-row>
        <table:table-row table:style-name="ro1">
          <table:table-cell office:value-type="string">
            <text:p>Brandon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office:value-type="string">
            <text:p>16/07/1991</text:p>
          </table:table-cell>
          <table:table-cell table:formula="of:=[.A476]&amp;&quot;.&quot;&amp;[.B476]&amp;&quot;@gmail.com&quot;" office:value-type="string" office:string-value="Brandon.Mackenzie@gmail.com">
            <text:p>Brandon.Mackenzie@gmail.com</text:p>
          </table:table-cell>
          <table:table-cell office:value-type="string">
            <text:p>BGcZPjLNPNhr</text:p>
          </table:table-cell>
          <table:table-cell/>
        </table:table-row>
        <table:table-row table:style-name="ro1">
          <table:table-cell office:value-type="string">
            <text:p>Carl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office:value-type="string">
            <text:p>02/10/1997</text:p>
          </table:table-cell>
          <table:table-cell table:formula="of:=[.A477]&amp;&quot;.&quot;&amp;[.B477]&amp;&quot;@gmail.com&quot;" office:value-type="string" office:string-value="Carl.Russell@gmail.com">
            <text:p>Carl.Russell@gmail.com</text:p>
          </table:table-cell>
          <table:table-cell office:value-type="string">
            <text:p>Y25U3hHmY5Vx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office:value-type="string">
            <text:p>26/09/1995</text:p>
          </table:table-cell>
          <table:table-cell table:formula="of:=[.A478]&amp;&quot;.&quot;&amp;[.B478]&amp;&quot;@gmail.com&quot;" office:value-type="string" office:string-value="Warren.Duncan@gmail.com">
            <text:p>Warren.Duncan@gmail.com</text:p>
          </table:table-cell>
          <table:table-cell office:value-type="string">
            <text:p>7wYwLWL6BHdC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Murray</text:p>
          </table:table-cell>
          <table:table-cell office:value-type="string">
            <text:p>Male</text:p>
          </table:table-cell>
          <table:table-cell office:value-type="string">
            <text:p>08/04/2016</text:p>
          </table:table-cell>
          <table:table-cell table:formula="of:=[.A479]&amp;&quot;.&quot;&amp;[.B479]&amp;&quot;@gmail.com&quot;" office:value-type="string" office:string-value="Sean.Murray@gmail.com">
            <text:p>Sean.Murray@gmail.com</text:p>
          </table:table-cell>
          <table:table-cell office:value-type="string">
            <text:p>JymeXJPyCgK9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Vance</text:p>
          </table:table-cell>
          <table:table-cell office:value-type="string">
            <text:p>Male</text:p>
          </table:table-cell>
          <table:table-cell office:value-type="string">
            <text:p>24/01/1998</text:p>
          </table:table-cell>
          <table:table-cell table:formula="of:=[.A480]&amp;&quot;.&quot;&amp;[.B480]&amp;&quot;@gmail.com&quot;" office:value-type="string" office:string-value="Richard.Vance@gmail.com">
            <text:p>Richard.Vance@gmail.com</text:p>
          </table:table-cell>
          <table:table-cell office:value-type="string">
            <text:p>DzVCAcBNuMJA</text:p>
          </table:table-cell>
          <table: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office:value-type="string">
            <text:p>06/11/1985</text:p>
          </table:table-cell>
          <table:table-cell table:formula="of:=[.A481]&amp;&quot;.&quot;&amp;[.B481]&amp;&quot;@gmail.com&quot;" office:value-type="string" office:string-value="Paul.Nash@gmail.com">
            <text:p>Paul.Nash@gmail.com</text:p>
          </table:table-cell>
          <table:table-cell office:value-type="string">
            <text:p>NWsujLe9yyQg</text:p>
          </table:table-cell>
          <table: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Randall</text:p>
          </table:table-cell>
          <table:table-cell office:value-type="string">
            <text:p>Male</text:p>
          </table:table-cell>
          <table:table-cell office:value-type="string">
            <text:p>19/05/1996</text:p>
          </table:table-cell>
          <table:table-cell table:formula="of:=[.A482]&amp;&quot;.&quot;&amp;[.B482]&amp;&quot;@gmail.com&quot;" office:value-type="string" office:string-value="Adrian.Randall@gmail.com">
            <text:p>Adrian.Randall@gmail.com</text:p>
          </table:table-cell>
          <table:table-cell office:value-type="string">
            <text:p>UQLzYUxGMWCf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string">
            <text:p>Avery</text:p>
          </table:table-cell>
          <table:table-cell office:value-type="string">
            <text:p>Male</text:p>
          </table:table-cell>
          <table:table-cell office:value-type="string">
            <text:p>14/08/1990</text:p>
          </table:table-cell>
          <table:table-cell table:formula="of:=[.A483]&amp;&quot;.&quot;&amp;[.B483]&amp;&quot;@gmail.com&quot;" office:value-type="string" office:string-value="John.Avery@gmail.com">
            <text:p>John.Avery@gmail.com</text:p>
          </table:table-cell>
          <table:table-cell office:value-type="string">
            <text:p>wwHDn24LEEfM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Simpson</text:p>
          </table:table-cell>
          <table:table-cell office:value-type="string">
            <text:p>Male</text:p>
          </table:table-cell>
          <table:table-cell office:value-type="string">
            <text:p>30/05/1978</text:p>
          </table:table-cell>
          <table:table-cell table:formula="of:=[.A484]&amp;&quot;.&quot;&amp;[.B484]&amp;&quot;@gmail.com&quot;" office:value-type="string" office:string-value="Blake.Simpson@gmail.com">
            <text:p>Blake.Simpson@gmail.com</text:p>
          </table:table-cell>
          <table:table-cell office:value-type="string">
            <text:p>BwtG6KLVtCuP</text:p>
          </table:table-cell>
          <table:table-cell/>
        </table:table-row>
        <table:table-row table:style-name="ro1">
          <table:table-cell office:value-type="string">
            <text:p>Nicholas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01/06/1971</text:p>
          </table:table-cell>
          <table:table-cell table:formula="of:=[.A485]&amp;&quot;.&quot;&amp;[.B485]&amp;&quot;@gmail.com&quot;" office:value-type="string" office:string-value="Nicholas.Blake@gmail.com">
            <text:p>Nicholas.Blake@gmail.com</text:p>
          </table:table-cell>
          <table:table-cell office:value-type="string">
            <text:p>z2mLEbERn6y9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Peters</text:p>
          </table:table-cell>
          <table:table-cell office:value-type="string">
            <text:p>Male</text:p>
          </table:table-cell>
          <table:table-cell office:value-type="string">
            <text:p>11/06/1972</text:p>
          </table:table-cell>
          <table:table-cell table:formula="of:=[.A486]&amp;&quot;.&quot;&amp;[.B486]&amp;&quot;@gmail.com&quot;" office:value-type="string" office:string-value="Simon.Peters@gmail.com">
            <text:p>Simon.Peters@gmail.com</text:p>
          </table:table-cell>
          <table:table-cell office:value-type="string">
            <text:p>TLVcE7gE9W9U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Walsh</text:p>
          </table:table-cell>
          <table:table-cell office:value-type="string">
            <text:p>Male</text:p>
          </table:table-cell>
          <table:table-cell office:value-type="string">
            <text:p>20/11/2008</text:p>
          </table:table-cell>
          <table:table-cell table:formula="of:=[.A487]&amp;&quot;.&quot;&amp;[.B487]&amp;&quot;@gmail.com&quot;" office:value-type="string" office:string-value="James.Walsh@gmail.com">
            <text:p>James.Walsh@gmail.com</text:p>
          </table:table-cell>
          <table:table-cell office:value-type="string">
            <text:p>kcYEym5S6pzB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office:value-type="string">
            <text:p>12/03/1986</text:p>
          </table:table-cell>
          <table:table-cell table:formula="of:=[.A488]&amp;&quot;.&quot;&amp;[.B488]&amp;&quot;@gmail.com&quot;" office:value-type="string" office:string-value="John.MacLeod@gmail.com">
            <text:p>John.MacLeod@gmail.com</text:p>
          </table:table-cell>
          <table:table-cell office:value-type="string">
            <text:p>xFGxDMEthJrR</text:p>
          </table:table-cell>
          <table:table-cell/>
        </table:table-row>
        <table:table-row table:style-name="ro1">
          <table:table-cell office:value-type="string">
            <text:p>Oliver</text:p>
          </table:table-cell>
          <table:table-cell office:value-type="string">
            <text:p>Cornish</text:p>
          </table:table-cell>
          <table:table-cell office:value-type="string">
            <text:p>Male</text:p>
          </table:table-cell>
          <table:table-cell office:value-type="string">
            <text:p>10/05/1983</text:p>
          </table:table-cell>
          <table:table-cell table:formula="of:=[.A489]&amp;&quot;.&quot;&amp;[.B489]&amp;&quot;@gmail.com&quot;" office:value-type="string" office:string-value="Oliver.Cornish@gmail.com">
            <text:p>Oliver.Cornish@gmail.com</text:p>
          </table:table-cell>
          <table:table-cell office:value-type="string">
            <text:p>zhHBVnXMeL9N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office:value-type="string">
            <text:p>20/12/1998</text:p>
          </table:table-cell>
          <table:table-cell table:formula="of:=[.A490]&amp;&quot;.&quot;&amp;[.B490]&amp;&quot;@gmail.com&quot;" office:value-type="string" office:string-value="Max.Lee@gmail.com">
            <text:p>Max.Lee@gmail.com</text:p>
          </table:table-cell>
          <table:table-cell office:value-type="string">
            <text:p>pzVk39fMQQuF</text:p>
          </table:table-cell>
          <table:table-cell/>
        </table:table-row>
        <table:table-row table:style-name="ro1">
          <table:table-cell office:value-type="string">
            <text:p>Matt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office:value-type="string">
            <text:p>29/09/1999</text:p>
          </table:table-cell>
          <table:table-cell table:formula="of:=[.A491]&amp;&quot;.&quot;&amp;[.B491]&amp;&quot;@gmail.com&quot;" office:value-type="string" office:string-value="Matt.Vaughan@gmail.com">
            <text:p>Matt.Vaughan@gmail.com</text:p>
          </table:table-cell>
          <table:table-cell office:value-type="string">
            <text:p>MBdzD79bggWH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Carr</text:p>
          </table:table-cell>
          <table:table-cell office:value-type="string">
            <text:p>Male</text:p>
          </table:table-cell>
          <table:table-cell office:value-type="string">
            <text:p>29/04/1997</text:p>
          </table:table-cell>
          <table:table-cell table:formula="of:=[.A492]&amp;&quot;.&quot;&amp;[.B492]&amp;&quot;@gmail.com&quot;" office:value-type="string" office:string-value="Charles.Carr@gmail.com">
            <text:p>Charles.Carr@gmail.com</text:p>
          </table:table-cell>
          <table:table-cell office:value-type="string">
            <text:p>DSLbuXpexyWx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Carr</text:p>
          </table:table-cell>
          <table:table-cell office:value-type="string">
            <text:p>Male</text:p>
          </table:table-cell>
          <table:table-cell office:value-type="string">
            <text:p>27/11/1987</text:p>
          </table:table-cell>
          <table:table-cell table:formula="of:=[.A493]&amp;&quot;.&quot;&amp;[.B493]&amp;&quot;@gmail.com&quot;" office:value-type="string" office:string-value="Tim.Carr@gmail.com">
            <text:p>Tim.Carr@gmail.com</text:p>
          </table:table-cell>
          <table:table-cell office:value-type="string">
            <text:p>EjqqQJ4qvgxw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Parsons</text:p>
          </table:table-cell>
          <table:table-cell office:value-type="string">
            <text:p>Male</text:p>
          </table:table-cell>
          <table:table-cell office:value-type="string">
            <text:p>01/09/1972</text:p>
          </table:table-cell>
          <table:table-cell table:formula="of:=[.A494]&amp;&quot;.&quot;&amp;[.B494]&amp;&quot;@gmail.com&quot;" office:value-type="string" office:string-value="Joshua.Parsons@gmail.com">
            <text:p>Joshua.Parsons@gmail.com</text:p>
          </table:table-cell>
          <table:table-cell office:value-type="string">
            <text:p>G7wZHfjTs2aM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office:value-type="string">
            <text:p>20/05/2008</text:p>
          </table:table-cell>
          <table:table-cell table:formula="of:=[.A495]&amp;&quot;.&quot;&amp;[.B495]&amp;&quot;@gmail.com&quot;" office:value-type="string" office:string-value="Dan.Kerr@gmail.com">
            <text:p>Dan.Kerr@gmail.com</text:p>
          </table:table-cell>
          <table:table-cell office:value-type="string">
            <text:p>ssjXV2kMXBem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office:value-type="string">
            <text:p>25/06/1999</text:p>
          </table:table-cell>
          <table:table-cell table:formula="of:=[.A496]&amp;&quot;.&quot;&amp;[.B496]&amp;&quot;@gmail.com&quot;" office:value-type="string" office:string-value="Kevin.James@gmail.com">
            <text:p>Kevin.James@gmail.com</text:p>
          </table:table-cell>
          <table:table-cell office:value-type="string">
            <text:p>NeNg7PasGwtR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office:value-type="string">
            <text:p>20/05/1991</text:p>
          </table:table-cell>
          <table:table-cell table:formula="of:=[.A497]&amp;&quot;.&quot;&amp;[.B497]&amp;&quot;@gmail.com&quot;" office:value-type="string" office:string-value="Tim.Russell@gmail.com">
            <text:p>Tim.Russell@gmail.com</text:p>
          </table:table-cell>
          <table:table-cell office:value-type="string">
            <text:p>keZBTT7YAdba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Graham</text:p>
          </table:table-cell>
          <table:table-cell office:value-type="string">
            <text:p>Male</text:p>
          </table:table-cell>
          <table:table-cell office:value-type="string">
            <text:p>18/02/2008</text:p>
          </table:table-cell>
          <table:table-cell table:formula="of:=[.A498]&amp;&quot;.&quot;&amp;[.B498]&amp;&quot;@gmail.com&quot;" office:value-type="string" office:string-value="Edward.Graham@gmail.com">
            <text:p>Edward.Graham@gmail.com</text:p>
          </table:table-cell>
          <table:table-cell office:value-type="string">
            <text:p>MWZXVgv8spjV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office:value-type="string">
            <text:p>19/04/1998</text:p>
          </table:table-cell>
          <table:table-cell table:formula="of:=[.A499]&amp;&quot;.&quot;&amp;[.B499]&amp;&quot;@gmail.com&quot;" office:value-type="string" office:string-value="Jonathan.Sharp@gmail.com">
            <text:p>Jonathan.Sharp@gmail.com</text:p>
          </table:table-cell>
          <table:table-cell office:value-type="string">
            <text:p>E2hSLbynvHKs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Walsh</text:p>
          </table:table-cell>
          <table:table-cell office:value-type="string">
            <text:p>Male</text:p>
          </table:table-cell>
          <table:table-cell office:value-type="string">
            <text:p>09/07/2013</text:p>
          </table:table-cell>
          <table:table-cell table:formula="of:=[.A500]&amp;&quot;.&quot;&amp;[.B500]&amp;&quot;@gmail.com&quot;" office:value-type="string" office:string-value="Kevin.Walsh@gmail.com">
            <text:p>Kevin.Walsh@gmail.com</text:p>
          </table:table-cell>
          <table:table-cell office:value-type="string">
            <text:p>L9VcZ6gTkVra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Lawrence</text:p>
          </table:table-cell>
          <table:table-cell office:value-type="string">
            <text:p>Male</text:p>
          </table:table-cell>
          <table:table-cell office:value-type="string">
            <text:p>30/12/2012</text:p>
          </table:table-cell>
          <table:table-cell table:formula="of:=[.A501]&amp;&quot;.&quot;&amp;[.B501]&amp;&quot;@gmail.com&quot;" office:value-type="string" office:string-value="Harry.Lawrence@gmail.com">
            <text:p>Harry.Lawrence@gmail.com</text:p>
          </table:table-cell>
          <table:table-cell office:value-type="string">
            <text:p>Ypk7yHGA6Cpf</text:p>
          </table:table-cell>
          <table:table-cell/>
        </table:table-row>
        <table:table-row table:style-name="ro1">
          <table:table-cell office:value-type="string">
            <text:p>Carl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office:value-type="string">
            <text:p>02/03/1982</text:p>
          </table:table-cell>
          <table:table-cell table:formula="of:=[.A502]&amp;&quot;.&quot;&amp;[.B502]&amp;&quot;@gmail.com&quot;" office:value-type="string" office:string-value="Carl.Black@gmail.com">
            <text:p>Carl.Black@gmail.com</text:p>
          </table:table-cell>
          <table:table-cell office:value-type="string">
            <text:p>BhQmqVAfgXBj</text:p>
          </table:table-cell>
          <table:table-cell/>
        </table:table-row>
        <table:table-row table:style-name="ro1">
          <table:table-cell office:value-type="string">
            <text:p>Cameron</text:p>
          </table:table-cell>
          <table:table-cell office:value-type="string">
            <text:p>Wright</text:p>
          </table:table-cell>
          <table:table-cell office:value-type="string">
            <text:p>Male</text:p>
          </table:table-cell>
          <table:table-cell office:value-type="string">
            <text:p>01/03/1976</text:p>
          </table:table-cell>
          <table:table-cell table:formula="of:=[.A503]&amp;&quot;.&quot;&amp;[.B503]&amp;&quot;@gmail.com&quot;" office:value-type="string" office:string-value="Cameron.Wright@gmail.com">
            <text:p>Cameron.Wright@gmail.com</text:p>
          </table:table-cell>
          <table:table-cell office:value-type="string">
            <text:p>NLXFcwFNMqbn</text:p>
          </table:table-cell>
          <table:table-cell/>
        </table:table-row>
        <table:table-row table:style-name="ro1">
          <table:table-cell office:value-type="string">
            <text:p>Alan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office:value-type="string">
            <text:p>14/09/1974</text:p>
          </table:table-cell>
          <table:table-cell table:formula="of:=[.A504]&amp;&quot;.&quot;&amp;[.B504]&amp;&quot;@gmail.com&quot;" office:value-type="string" office:string-value="Alan.Welch@gmail.com">
            <text:p>Alan.Welch@gmail.com</text:p>
          </table:table-cell>
          <table:table-cell office:value-type="string">
            <text:p>3CynH8faVemZ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31/01/1977</text:p>
          </table:table-cell>
          <table:table-cell table:formula="of:=[.A505]&amp;&quot;.&quot;&amp;[.B505]&amp;&quot;@gmail.com&quot;" office:value-type="string" office:string-value="Warren.Brown@gmail.com">
            <text:p>Warren.Brown@gmail.com</text:p>
          </table:table-cell>
          <table:table-cell office:value-type="string">
            <text:p>5HG9kYqSqfAJ</text:p>
          </table:table-cell>
          <table:table-cell/>
        </table:table-row>
        <table:table-row table:style-name="ro1">
          <table:table-cell office:value-type="string">
            <text:p>Austin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office:value-type="string">
            <text:p>28/08/1988</text:p>
          </table:table-cell>
          <table:table-cell table:formula="of:=[.A506]&amp;&quot;.&quot;&amp;[.B506]&amp;&quot;@gmail.com&quot;" office:value-type="string" office:string-value="Austin.MacDonald@gmail.com">
            <text:p>Austin.MacDonald@gmail.com</text:p>
          </table:table-cell>
          <table:table-cell office:value-type="string">
            <text:p>pkdSRfmsZHCf</text:p>
          </table:table-cell>
          <table:table-cell/>
        </table:table-row>
        <table:table-row table:style-name="ro1">
          <table:table-cell office:value-type="string">
            <text:p>Joseph</text:p>
          </table:table-cell>
          <table:table-cell office:value-type="string">
            <text:p>Kelly</text:p>
          </table:table-cell>
          <table:table-cell office:value-type="string">
            <text:p>Male</text:p>
          </table:table-cell>
          <table:table-cell office:value-type="string">
            <text:p>28/01/1975</text:p>
          </table:table-cell>
          <table:table-cell table:formula="of:=[.A507]&amp;&quot;.&quot;&amp;[.B507]&amp;&quot;@gmail.com&quot;" office:value-type="string" office:string-value="Joseph.Kelly@gmail.com">
            <text:p>Joseph.Kelly@gmail.com</text:p>
          </table:table-cell>
          <table:table-cell office:value-type="string">
            <text:p>2GuDcmuJKeCY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office:value-type="string">
            <text:p>10/02/1971</text:p>
          </table:table-cell>
          <table:table-cell table:formula="of:=[.A508]&amp;&quot;.&quot;&amp;[.B508]&amp;&quot;@gmail.com&quot;" office:value-type="string" office:string-value="Richard.MacDonald@gmail.com">
            <text:p>Richard.MacDonald@gmail.com</text:p>
          </table:table-cell>
          <table:table-cell office:value-type="string">
            <text:p>za5PCUxDyWR9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Henderson</text:p>
          </table:table-cell>
          <table:table-cell office:value-type="string">
            <text:p>Male</text:p>
          </table:table-cell>
          <table:table-cell office:value-type="string">
            <text:p>09/02/1982</text:p>
          </table:table-cell>
          <table:table-cell table:formula="of:=[.A509]&amp;&quot;.&quot;&amp;[.B509]&amp;&quot;@gmail.com&quot;" office:value-type="string" office:string-value="Peter.Henderson@gmail.com">
            <text:p>Peter.Henderson@gmail.com</text:p>
          </table:table-cell>
          <table:table-cell office:value-type="string">
            <text:p>VnaAvX7uK4gX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Avery</text:p>
          </table:table-cell>
          <table:table-cell office:value-type="string">
            <text:p>Male</text:p>
          </table:table-cell>
          <table:table-cell office:value-type="string">
            <text:p>24/04/2011</text:p>
          </table:table-cell>
          <table:table-cell table:formula="of:=[.A510]&amp;&quot;.&quot;&amp;[.B510]&amp;&quot;@gmail.com&quot;" office:value-type="string" office:string-value="Max.Avery@gmail.com">
            <text:p>Max.Avery@gmail.com</text:p>
          </table:table-cell>
          <table:table-cell office:value-type="string">
            <text:p>4HpQz3n5PzJM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Morgan</text:p>
          </table:table-cell>
          <table:table-cell office:value-type="string">
            <text:p>Male</text:p>
          </table:table-cell>
          <table:table-cell office:value-type="string">
            <text:p>20/01/1994</text:p>
          </table:table-cell>
          <table:table-cell table:formula="of:=[.A511]&amp;&quot;.&quot;&amp;[.B511]&amp;&quot;@gmail.com&quot;" office:value-type="string" office:string-value="Piers.Morgan@gmail.com">
            <text:p>Piers.Morgan@gmail.com</text:p>
          </table:table-cell>
          <table:table-cell office:value-type="string">
            <text:p>RHJ75qqsDnuV</text:p>
          </table:table-cell>
          <table: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Smith</text:p>
          </table:table-cell>
          <table:table-cell office:value-type="string">
            <text:p>Male</text:p>
          </table:table-cell>
          <table:table-cell office:value-type="string">
            <text:p>05/04/1974</text:p>
          </table:table-cell>
          <table:table-cell table:formula="of:=[.A512]&amp;&quot;.&quot;&amp;[.B512]&amp;&quot;@gmail.com&quot;" office:value-type="string" office:string-value="Paul.Smith@gmail.com">
            <text:p>Paul.Smith@gmail.com</text:p>
          </table:table-cell>
          <table:table-cell office:value-type="string">
            <text:p>DbAjgE65DdnS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Walsh</text:p>
          </table:table-cell>
          <table:table-cell office:value-type="string">
            <text:p>Male</text:p>
          </table:table-cell>
          <table:table-cell office:value-type="string">
            <text:p>02/10/1993</text:p>
          </table:table-cell>
          <table:table-cell table:formula="of:=[.A513]&amp;&quot;.&quot;&amp;[.B513]&amp;&quot;@gmail.com&quot;" office:value-type="string" office:string-value="Boris.Walsh@gmail.com">
            <text:p>Boris.Walsh@gmail.com</text:p>
          </table:table-cell>
          <table:table-cell office:value-type="string">
            <text:p>KDcms4EMs6We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Wallace</text:p>
          </table:table-cell>
          <table:table-cell office:value-type="string">
            <text:p>Male</text:p>
          </table:table-cell>
          <table:table-cell office:value-type="string">
            <text:p>16/03/1998</text:p>
          </table:table-cell>
          <table:table-cell table:formula="of:=[.A514]&amp;&quot;.&quot;&amp;[.B514]&amp;&quot;@gmail.com&quot;" office:value-type="string" office:string-value="Isaac.Wallace@gmail.com">
            <text:p>Isaac.Wallace@gmail.com</text:p>
          </table:table-cell>
          <table:table-cell office:value-type="string">
            <text:p>x6TMvfgJsAP6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Lewis</text:p>
          </table:table-cell>
          <table:table-cell office:value-type="string">
            <text:p>Male</text:p>
          </table:table-cell>
          <table:table-cell office:value-type="string">
            <text:p>27/11/1980</text:p>
          </table:table-cell>
          <table:table-cell table:formula="of:=[.A515]&amp;&quot;.&quot;&amp;[.B515]&amp;&quot;@gmail.com&quot;" office:value-type="string" office:string-value="Eric.Lewis@gmail.com">
            <text:p>Eric.Lewis@gmail.com</text:p>
          </table:table-cell>
          <table:table-cell office:value-type="string">
            <text:p>XneEvtvFp6Um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Fraser</text:p>
          </table:table-cell>
          <table:table-cell office:value-type="string">
            <text:p>Male</text:p>
          </table:table-cell>
          <table:table-cell office:value-type="string">
            <text:p>11/07/2009</text:p>
          </table:table-cell>
          <table:table-cell table:formula="of:=[.A516]&amp;&quot;.&quot;&amp;[.B516]&amp;&quot;@gmail.com&quot;" office:value-type="string" office:string-value="Alexander.Fraser@gmail.com">
            <text:p>Alexander.Fraser@gmail.com</text:p>
          </table:table-cell>
          <table:table-cell office:value-type="string">
            <text:p>czZuqxBcwDT5</text:p>
          </table:table-cell>
          <table:table-cell/>
        </table:table-row>
        <table:table-row table:style-name="ro1">
          <table:table-cell office:value-type="string">
            <text:p>Steven</text:p>
          </table:table-cell>
          <table:table-cell office:value-type="string">
            <text:p>Watson</text:p>
          </table:table-cell>
          <table:table-cell office:value-type="string">
            <text:p>Male</text:p>
          </table:table-cell>
          <table:table-cell office:value-type="string">
            <text:p>18/07/2007</text:p>
          </table:table-cell>
          <table:table-cell table:formula="of:=[.A517]&amp;&quot;.&quot;&amp;[.B517]&amp;&quot;@gmail.com&quot;" office:value-type="string" office:string-value="Steven.Watson@gmail.com">
            <text:p>Steven.Watson@gmail.com</text:p>
          </table:table-cell>
          <table:table-cell office:value-type="string">
            <text:p>taMZMQ6xh2D2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29/08/1997</text:p>
          </table:table-cell>
          <table:table-cell table:formula="of:=[.A518]&amp;&quot;.&quot;&amp;[.B518]&amp;&quot;@gmail.com&quot;" office:value-type="string" office:string-value="Harry.Payne@gmail.com">
            <text:p>Harry.Payne@gmail.com</text:p>
          </table:table-cell>
          <table:table-cell office:value-type="string">
            <text:p>EN9Gr3Lse545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office:value-type="string">
            <text:p>06/11/1992</text:p>
          </table:table-cell>
          <table:table-cell table:formula="of:=[.A519]&amp;&quot;.&quot;&amp;[.B519]&amp;&quot;@gmail.com&quot;" office:value-type="string" office:string-value="Owen.Duncan@gmail.com">
            <text:p>Owen.Duncan@gmail.com</text:p>
          </table:table-cell>
          <table:table-cell office:value-type="string">
            <text:p>XTZURfWwHxqK</text:p>
          </table:table-cell>
          <table:table-cell/>
        </table:table-row>
        <table:table-row table:style-name="ro1">
          <table:table-cell office:value-type="string">
            <text:p>Justin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office:value-type="string">
            <text:p>22/11/1996</text:p>
          </table:table-cell>
          <table:table-cell table:formula="of:=[.A520]&amp;&quot;.&quot;&amp;[.B520]&amp;&quot;@gmail.com&quot;" office:value-type="string" office:string-value="Justin.Poole@gmail.com">
            <text:p>Justin.Poole@gmail.com</text:p>
          </table:table-cell>
          <table:table-cell office:value-type="string">
            <text:p>v75TQyMLv3GX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Fisher</text:p>
          </table:table-cell>
          <table:table-cell office:value-type="string">
            <text:p>Male</text:p>
          </table:table-cell>
          <table:table-cell office:value-type="string">
            <text:p>28/07/1995</text:p>
          </table:table-cell>
          <table:table-cell table:formula="of:=[.A521]&amp;&quot;.&quot;&amp;[.B521]&amp;&quot;@gmail.com&quot;" office:value-type="string" office:string-value="Joshua.Fisher@gmail.com">
            <text:p>Joshua.Fisher@gmail.com</text:p>
          </table:table-cell>
          <table:table-cell office:value-type="string">
            <text:p>7c96c6FKvUJb</text:p>
          </table:table-cell>
          <table:table-cell/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21/09/1994</text:p>
          </table:table-cell>
          <table:table-cell table:formula="of:=[.A522]&amp;&quot;.&quot;&amp;[.B522]&amp;&quot;@gmail.com&quot;" office:value-type="string" office:string-value="Christopher.Blake@gmail.com">
            <text:p>Christopher.Blake@gmail.com</text:p>
          </table:table-cell>
          <table:table-cell office:value-type="string">
            <text:p>WqDWadQD3WuT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Mitchell</text:p>
          </table:table-cell>
          <table:table-cell office:value-type="string">
            <text:p>Male</text:p>
          </table:table-cell>
          <table:table-cell office:value-type="string">
            <text:p>13/05/2012</text:p>
          </table:table-cell>
          <table:table-cell table:formula="of:=[.A523]&amp;&quot;.&quot;&amp;[.B523]&amp;&quot;@gmail.com&quot;" office:value-type="string" office:string-value="Jonathan.Mitchell@gmail.com">
            <text:p>Jonathan.Mitchell@gmail.com</text:p>
          </table:table-cell>
          <table:table-cell office:value-type="string">
            <text:p>CqyVbhemqDsn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Hardacre</text:p>
          </table:table-cell>
          <table:table-cell office:value-type="string">
            <text:p>Male</text:p>
          </table:table-cell>
          <table:table-cell office:value-type="string">
            <text:p>26/12/1978</text:p>
          </table:table-cell>
          <table:table-cell table:formula="of:=[.A524]&amp;&quot;.&quot;&amp;[.B524]&amp;&quot;@gmail.com&quot;" office:value-type="string" office:string-value="Dan.Hardacre@gmail.com">
            <text:p>Dan.Hardacre@gmail.com</text:p>
          </table:table-cell>
          <table:table-cell office:value-type="string">
            <text:p>MRbFGzBEChy4</text:p>
          </table:table-cell>
          <table:table-cell/>
        </table:table-row>
        <table:table-row table:style-name="ro1">
          <table:table-cell office:value-type="string">
            <text:p>Carl</text:p>
          </table:table-cell>
          <table:table-cell office:value-type="string">
            <text:p>Lewis</text:p>
          </table:table-cell>
          <table:table-cell office:value-type="string">
            <text:p>Male</text:p>
          </table:table-cell>
          <table:table-cell office:value-type="string">
            <text:p>12/12/1988</text:p>
          </table:table-cell>
          <table:table-cell table:formula="of:=[.A525]&amp;&quot;.&quot;&amp;[.B525]&amp;&quot;@gmail.com&quot;" office:value-type="string" office:string-value="Carl.Lewis@gmail.com">
            <text:p>Carl.Lewis@gmail.com</text:p>
          </table:table-cell>
          <table:table-cell office:value-type="string">
            <text:p>8WJXVYTxwAKx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Murray</text:p>
          </table:table-cell>
          <table:table-cell office:value-type="string">
            <text:p>Male</text:p>
          </table:table-cell>
          <table:table-cell office:value-type="string">
            <text:p>23/10/1977</text:p>
          </table:table-cell>
          <table:table-cell table:formula="of:=[.A526]&amp;&quot;.&quot;&amp;[.B526]&amp;&quot;@gmail.com&quot;" office:value-type="string" office:string-value="Michael.Murray@gmail.com">
            <text:p>Michael.Murray@gmail.com</text:p>
          </table:table-cell>
          <table:table-cell office:value-type="string">
            <text:p>mfyQq9PTupR4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office:value-type="string">
            <text:p>06/03/1988</text:p>
          </table:table-cell>
          <table:table-cell table:formula="of:=[.A527]&amp;&quot;.&quot;&amp;[.B527]&amp;&quot;@gmail.com&quot;" office:value-type="string" office:string-value="Leonard.Lee@gmail.com">
            <text:p>Leonard.Lee@gmail.com</text:p>
          </table:table-cell>
          <table:table-cell office:value-type="string">
            <text:p>nrxARQ66nxD3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Henderson</text:p>
          </table:table-cell>
          <table:table-cell office:value-type="string">
            <text:p>Male</text:p>
          </table:table-cell>
          <table:table-cell office:value-type="string">
            <text:p>04/07/1974</text:p>
          </table:table-cell>
          <table:table-cell table:formula="of:=[.A528]&amp;&quot;.&quot;&amp;[.B528]&amp;&quot;@gmail.com&quot;" office:value-type="string" office:string-value="Michael.Henderson@gmail.com">
            <text:p>Michael.Henderson@gmail.com</text:p>
          </table:table-cell>
          <table:table-cell office:value-type="string">
            <text:p>vakKS45ffd8C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Butler</text:p>
          </table:table-cell>
          <table:table-cell office:value-type="string">
            <text:p>Male</text:p>
          </table:table-cell>
          <table:table-cell office:value-type="string">
            <text:p>11/05/1977</text:p>
          </table:table-cell>
          <table:table-cell table:formula="of:=[.A529]&amp;&quot;.&quot;&amp;[.B529]&amp;&quot;@gmail.com&quot;" office:value-type="string" office:string-value="Warren.Butler@gmail.com">
            <text:p>Warren.Butler@gmail.com</text:p>
          </table:table-cell>
          <table:table-cell office:value-type="string">
            <text:p>vCCHNuMLKrYw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Lyman</text:p>
          </table:table-cell>
          <table:table-cell office:value-type="string">
            <text:p>Male</text:p>
          </table:table-cell>
          <table:table-cell office:value-type="string">
            <text:p>26/06/1989</text:p>
          </table:table-cell>
          <table:table-cell table:formula="of:=[.A530]&amp;&quot;.&quot;&amp;[.B530]&amp;&quot;@gmail.com&quot;" office:value-type="string" office:string-value="Max.Lyman@gmail.com">
            <text:p>Max.Lyman@gmail.com</text:p>
          </table:table-cell>
          <table:table-cell office:value-type="string">
            <text:p>s38nS4A4Ucej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Ferguson</text:p>
          </table:table-cell>
          <table:table-cell office:value-type="string">
            <text:p>Male</text:p>
          </table:table-cell>
          <table:table-cell office:value-type="string">
            <text:p>24/09/1972</text:p>
          </table:table-cell>
          <table:table-cell table:formula="of:=[.A531]&amp;&quot;.&quot;&amp;[.B531]&amp;&quot;@gmail.com&quot;" office:value-type="string" office:string-value="Michael.Ferguson@gmail.com">
            <text:p>Michael.Ferguson@gmail.com</text:p>
          </table:table-cell>
          <table:table-cell office:value-type="string">
            <text:p>Dt2q2VMbLAHN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Martin</text:p>
          </table:table-cell>
          <table:table-cell office:value-type="string">
            <text:p>Male</text:p>
          </table:table-cell>
          <table:table-cell office:value-type="string">
            <text:p>10/06/1990</text:p>
          </table:table-cell>
          <table:table-cell table:formula="of:=[.A532]&amp;&quot;.&quot;&amp;[.B532]&amp;&quot;@gmail.com&quot;" office:value-type="string" office:string-value="Jack.Martin@gmail.com">
            <text:p>Jack.Martin@gmail.com</text:p>
          </table:table-cell>
          <table:table-cell office:value-type="string">
            <text:p>8qU55cxqp9Pr</text:p>
          </table:table-cell>
          <table:table-cell/>
        </table:table-row>
        <table:table-row table:style-name="ro1">
          <table:table-cell office:value-type="string">
            <text:p>Jake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office:value-type="string">
            <text:p>14/09/1977</text:p>
          </table:table-cell>
          <table:table-cell table:formula="of:=[.A533]&amp;&quot;.&quot;&amp;[.B533]&amp;&quot;@gmail.com&quot;" office:value-type="string" office:string-value="Jake.Mackenzie@gmail.com">
            <text:p>Jake.Mackenzie@gmail.com</text:p>
          </table:table-cell>
          <table:table-cell office:value-type="string">
            <text:p>sCYfb4weKpxS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Quinn</text:p>
          </table:table-cell>
          <table:table-cell office:value-type="string">
            <text:p>Male</text:p>
          </table:table-cell>
          <table:table-cell office:value-type="string">
            <text:p>10/06/2013</text:p>
          </table:table-cell>
          <table:table-cell table:formula="of:=[.A534]&amp;&quot;.&quot;&amp;[.B534]&amp;&quot;@gmail.com&quot;" office:value-type="string" office:string-value="Joshua.Quinn@gmail.com">
            <text:p>Joshua.Quinn@gmail.com</text:p>
          </table:table-cell>
          <table:table-cell office:value-type="string">
            <text:p>X3WZ8zVcnbSa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office:value-type="string">
            <text:p>20/04/1972</text:p>
          </table:table-cell>
          <table:table-cell table:formula="of:=[.A535]&amp;&quot;.&quot;&amp;[.B535]&amp;&quot;@gmail.com&quot;" office:value-type="string" office:string-value="William.Gray@gmail.com">
            <text:p>William.Gray@gmail.com</text:p>
          </table:table-cell>
          <table:table-cell office:value-type="string">
            <text:p>GytWALYVTdse</text:p>
          </table:table-cell>
          <table:table-cell/>
        </table:table-row>
        <table:table-row table:style-name="ro1">
          <table:table-cell office:value-type="string">
            <text:p>Trevor</text:p>
          </table:table-cell>
          <table:table-cell office:value-type="string">
            <text:p>Mathis</text:p>
          </table:table-cell>
          <table:table-cell office:value-type="string">
            <text:p>Male</text:p>
          </table:table-cell>
          <table:table-cell office:value-type="string">
            <text:p>01/05/1994</text:p>
          </table:table-cell>
          <table:table-cell table:formula="of:=[.A536]&amp;&quot;.&quot;&amp;[.B536]&amp;&quot;@gmail.com&quot;" office:value-type="string" office:string-value="Trevor.Mathis@gmail.com">
            <text:p>Trevor.Mathis@gmail.com</text:p>
          </table:table-cell>
          <table:table-cell office:value-type="string">
            <text:p>NxCqTNdXMJKk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Rampling</text:p>
          </table:table-cell>
          <table:table-cell office:value-type="string">
            <text:p>Male</text:p>
          </table:table-cell>
          <table:table-cell office:value-type="string">
            <text:p>18/04/1975</text:p>
          </table:table-cell>
          <table:table-cell table:formula="of:=[.A537]&amp;&quot;.&quot;&amp;[.B537]&amp;&quot;@gmail.com&quot;" office:value-type="string" office:string-value="Owen.Rampling@gmail.com">
            <text:p>Owen.Rampling@gmail.com</text:p>
          </table:table-cell>
          <table:table-cell office:value-type="string">
            <text:p>hVBsCCC4CPXE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office:value-type="string">
            <text:p>30/01/1978</text:p>
          </table:table-cell>
          <table:table-cell table:formula="of:=[.A538]&amp;&quot;.&quot;&amp;[.B538]&amp;&quot;@gmail.com&quot;" office:value-type="string" office:string-value="Victor.Grant@gmail.com">
            <text:p>Victor.Grant@gmail.com</text:p>
          </table:table-cell>
          <table:table-cell office:value-type="string">
            <text:p>EFCes89ZtPSh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12/03/1996</text:p>
          </table:table-cell>
          <table:table-cell table:formula="of:=[.A539]&amp;&quot;.&quot;&amp;[.B539]&amp;&quot;@gmail.com&quot;" office:value-type="string" office:string-value="Richard.Blake@gmail.com">
            <text:p>Richard.Blake@gmail.com</text:p>
          </table:table-cell>
          <table:table-cell office:value-type="string">
            <text:p>yjrmEUFwUWWV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Davies</text:p>
          </table:table-cell>
          <table:table-cell office:value-type="string">
            <text:p>Male</text:p>
          </table:table-cell>
          <table:table-cell office:value-type="string">
            <text:p>15/06/2014</text:p>
          </table:table-cell>
          <table:table-cell table:formula="of:=[.A540]&amp;&quot;.&quot;&amp;[.B540]&amp;&quot;@gmail.com&quot;" office:value-type="string" office:string-value="Eric.Davies@gmail.com">
            <text:p>Eric.Davies@gmail.com</text:p>
          </table:table-cell>
          <table:table-cell office:value-type="string">
            <text:p>P2P85buJkZGq</text:p>
          </table:table-cell>
          <table:table-cell/>
        </table:table-row>
        <table:table-row table:style-name="ro1">
          <table:table-cell office:value-type="string">
            <text:p>David</text:p>
          </table:table-cell>
          <table:table-cell office:value-type="string">
            <text:p>Dowd</text:p>
          </table:table-cell>
          <table:table-cell office:value-type="string">
            <text:p>Male</text:p>
          </table:table-cell>
          <table:table-cell office:value-type="string">
            <text:p>23/01/1988</text:p>
          </table:table-cell>
          <table:table-cell table:formula="of:=[.A541]&amp;&quot;.&quot;&amp;[.B541]&amp;&quot;@gmail.com&quot;" office:value-type="string" office:string-value="David.Dowd@gmail.com">
            <text:p>David.Dowd@gmail.com</text:p>
          </table:table-cell>
          <table:table-cell office:value-type="string">
            <text:p>hgdwg28Zca6h</text:p>
          </table:table-cell>
          <table:table-cell/>
        </table:table-row>
        <table:table-row table:style-name="ro1">
          <table:table-cell office:value-type="string">
            <text:p>Joseph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office:value-type="string">
            <text:p>19/03/1995</text:p>
          </table:table-cell>
          <table:table-cell table:formula="of:=[.A542]&amp;&quot;.&quot;&amp;[.B542]&amp;&quot;@gmail.com&quot;" office:value-type="string" office:string-value="Joseph.MacDonald@gmail.com">
            <text:p>Joseph.MacDonald@gmail.com</text:p>
          </table:table-cell>
          <table:table-cell office:value-type="string">
            <text:p>uTEhnRR848Qj</text:p>
          </table:table-cell>
          <table: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Manning</text:p>
          </table:table-cell>
          <table:table-cell office:value-type="string">
            <text:p>Male</text:p>
          </table:table-cell>
          <table:table-cell office:value-type="string">
            <text:p>13/07/2013</text:p>
          </table:table-cell>
          <table:table-cell table:formula="of:=[.A543]&amp;&quot;.&quot;&amp;[.B543]&amp;&quot;@gmail.com&quot;" office:value-type="string" office:string-value="Paul.Manning@gmail.com">
            <text:p>Paul.Manning@gmail.com</text:p>
          </table:table-cell>
          <table:table-cell office:value-type="string">
            <text:p>CDRuvwh2Tbjc</text:p>
          </table:table-cell>
          <table:table-cell/>
        </table:table-row>
        <table:table-row table:style-name="ro1">
          <table:table-cell office:value-type="string">
            <text:p>Lucas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office:value-type="string">
            <text:p>19/02/1983</text:p>
          </table:table-cell>
          <table:table-cell table:formula="of:=[.A544]&amp;&quot;.&quot;&amp;[.B544]&amp;&quot;@gmail.com&quot;" office:value-type="string" office:string-value="Lucas.Welch@gmail.com">
            <text:p>Lucas.Welch@gmail.com</text:p>
          </table:table-cell>
          <table:table-cell office:value-type="string">
            <text:p>H7DxPwNtEWg8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Anderson</text:p>
          </table:table-cell>
          <table:table-cell office:value-type="string">
            <text:p>Male</text:p>
          </table:table-cell>
          <table:table-cell office:value-type="string">
            <text:p>28/08/2011</text:p>
          </table:table-cell>
          <table:table-cell table:formula="of:=[.A545]&amp;&quot;.&quot;&amp;[.B545]&amp;&quot;@gmail.com&quot;" office:value-type="string" office:string-value="Boris.Anderson@gmail.com">
            <text:p>Boris.Anderson@gmail.com</text:p>
          </table:table-cell>
          <table:table-cell office:value-type="string">
            <text:p>St3GSmj7XdnB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McDonald</text:p>
          </table:table-cell>
          <table:table-cell office:value-type="string">
            <text:p>Male</text:p>
          </table:table-cell>
          <table:table-cell office:value-type="string">
            <text:p>11/12/2012</text:p>
          </table:table-cell>
          <table:table-cell table:formula="of:=[.A546]&amp;&quot;.&quot;&amp;[.B546]&amp;&quot;@gmail.com&quot;" office:value-type="string" office:string-value="Adam.McDonald@gmail.com">
            <text:p>Adam.McDonald@gmail.com</text:p>
          </table:table-cell>
          <table:table-cell office:value-type="string">
            <text:p>DHjGsKwUaXGj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Miller</text:p>
          </table:table-cell>
          <table:table-cell office:value-type="string">
            <text:p>Male</text:p>
          </table:table-cell>
          <table:table-cell office:value-type="string">
            <text:p>22/07/1984</text:p>
          </table:table-cell>
          <table:table-cell table:formula="of:=[.A547]&amp;&quot;.&quot;&amp;[.B547]&amp;&quot;@gmail.com&quot;" office:value-type="string" office:string-value="Jonathan.Miller@gmail.com">
            <text:p>Jonathan.Miller@gmail.com</text:p>
          </table:table-cell>
          <table:table-cell office:value-type="string">
            <text:p>2mb23BX6Xbzw</text:p>
          </table:table-cell>
          <table:table-cell/>
        </table:table-row>
        <table:table-row table:style-name="ro1">
          <table:table-cell office:value-type="string">
            <text:p>Keith</text:p>
          </table:table-cell>
          <table:table-cell office:value-type="string">
            <text:p>Jones</text:p>
          </table:table-cell>
          <table:table-cell office:value-type="string">
            <text:p>Male</text:p>
          </table:table-cell>
          <table:table-cell office:value-type="string">
            <text:p>06/08/1998</text:p>
          </table:table-cell>
          <table:table-cell table:formula="of:=[.A548]&amp;&quot;.&quot;&amp;[.B548]&amp;&quot;@gmail.com&quot;" office:value-type="string" office:string-value="Keith.Jones@gmail.com">
            <text:p>Keith.Jones@gmail.com</text:p>
          </table:table-cell>
          <table:table-cell office:value-type="string">
            <text:p>M6fjqzcB4Eef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Mills</text:p>
          </table:table-cell>
          <table:table-cell office:value-type="string">
            <text:p>Male</text:p>
          </table:table-cell>
          <table:table-cell office:value-type="string">
            <text:p>22/12/1997</text:p>
          </table:table-cell>
          <table:table-cell table:formula="of:=[.A549]&amp;&quot;.&quot;&amp;[.B549]&amp;&quot;@gmail.com&quot;" office:value-type="string" office:string-value="Leonard.Mills@gmail.com">
            <text:p>Leonard.Mills@gmail.com</text:p>
          </table:table-cell>
          <table:table-cell office:value-type="string">
            <text:p>TSYaZTn8SAQ6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office:value-type="string">
            <text:p>27/02/1985</text:p>
          </table:table-cell>
          <table:table-cell table:formula="of:=[.A550]&amp;&quot;.&quot;&amp;[.B550]&amp;&quot;@gmail.com&quot;" office:value-type="string" office:string-value="Blake.Black@gmail.com">
            <text:p>Blake.Black@gmail.com</text:p>
          </table:table-cell>
          <table:table-cell office:value-type="string">
            <text:p>aGuyH5PT42wZ</text:p>
          </table:table-cell>
          <table:table-cell/>
        </table:table-row>
        <table:table-row table:style-name="ro1">
          <table:table-cell office:value-type="string">
            <text:p>Brandon</text:p>
          </table:table-cell>
          <table:table-cell office:value-type="string">
            <text:p>Pullman</text:p>
          </table:table-cell>
          <table:table-cell office:value-type="string">
            <text:p>Male</text:p>
          </table:table-cell>
          <table:table-cell office:value-type="string">
            <text:p>02/10/1979</text:p>
          </table:table-cell>
          <table:table-cell table:formula="of:=[.A551]&amp;&quot;.&quot;&amp;[.B551]&amp;&quot;@gmail.com&quot;" office:value-type="string" office:string-value="Brandon.Pullman@gmail.com">
            <text:p>Brandon.Pullman@gmail.com</text:p>
          </table:table-cell>
          <table:table-cell office:value-type="string">
            <text:p>bQ6NtRdU6VXQ</text:p>
          </table:table-cell>
          <table:table-cell/>
        </table:table-row>
        <table:table-row table:style-name="ro1">
          <table:table-cell office:value-type="string">
            <text:p>Trevor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office:value-type="string">
            <text:p>16/12/1997</text:p>
          </table:table-cell>
          <table:table-cell table:formula="of:=[.A552]&amp;&quot;.&quot;&amp;[.B552]&amp;&quot;@gmail.com&quot;" office:value-type="string" office:string-value="Trevor.Skinner@gmail.com">
            <text:p>Trevor.Skinner@gmail.com</text:p>
          </table:table-cell>
          <table:table-cell office:value-type="string">
            <text:p>4NhSfRhFVPKy</text:p>
          </table:table-cell>
          <table:table-cell/>
        </table:table-row>
        <table:table-row table:style-name="ro1">
          <table:table-cell office:value-type="string">
            <text:p>Nathan</text:p>
          </table:table-cell>
          <table:table-cell office:value-type="string">
            <text:p>Bond</text:p>
          </table:table-cell>
          <table:table-cell office:value-type="string">
            <text:p>Male</text:p>
          </table:table-cell>
          <table:table-cell office:value-type="string">
            <text:p>13/06/1973</text:p>
          </table:table-cell>
          <table:table-cell table:formula="of:=[.A553]&amp;&quot;.&quot;&amp;[.B553]&amp;&quot;@gmail.com&quot;" office:value-type="string" office:string-value="Nathan.Bond@gmail.com">
            <text:p>Nathan.Bond@gmail.com</text:p>
          </table:table-cell>
          <table:table-cell office:value-type="string">
            <text:p>svQENfgPQN2a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office:value-type="string">
            <text:p>26/09/1996</text:p>
          </table:table-cell>
          <table:table-cell table:formula="of:=[.A554]&amp;&quot;.&quot;&amp;[.B554]&amp;&quot;@gmail.com&quot;" office:value-type="string" office:string-value="Sean.McLean@gmail.com">
            <text:p>Sean.McLean@gmail.com</text:p>
          </table:table-cell>
          <table:table-cell office:value-type="string">
            <text:p>Q23dxKsaKjn3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Lambert</text:p>
          </table:table-cell>
          <table:table-cell office:value-type="string">
            <text:p>Male</text:p>
          </table:table-cell>
          <table:table-cell office:value-type="string">
            <text:p>17/11/1986</text:p>
          </table:table-cell>
          <table:table-cell table:formula="of:=[.A555]&amp;&quot;.&quot;&amp;[.B555]&amp;&quot;@gmail.com&quot;" office:value-type="string" office:string-value="Michael.Lambert@gmail.com">
            <text:p>Michael.Lambert@gmail.com</text:p>
          </table:table-cell>
          <table:table-cell office:value-type="string">
            <text:p>aMV47sMCQvEg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Metcalfe</text:p>
          </table:table-cell>
          <table:table-cell office:value-type="string">
            <text:p>Male</text:p>
          </table:table-cell>
          <table:table-cell office:value-type="string">
            <text:p>07/11/1993</text:p>
          </table:table-cell>
          <table:table-cell table:formula="of:=[.A556]&amp;&quot;.&quot;&amp;[.B556]&amp;&quot;@gmail.com&quot;" office:value-type="string" office:string-value="Boris.Metcalfe@gmail.com">
            <text:p>Boris.Metcalfe@gmail.com</text:p>
          </table:table-cell>
          <table:table-cell office:value-type="string">
            <text:p>f7rJ3Q5DkZSc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Walker</text:p>
          </table:table-cell>
          <table:table-cell office:value-type="string">
            <text:p>Male</text:p>
          </table:table-cell>
          <table:table-cell office:value-type="string">
            <text:p>13/04/1992</text:p>
          </table:table-cell>
          <table:table-cell table:formula="of:=[.A557]&amp;&quot;.&quot;&amp;[.B557]&amp;&quot;@gmail.com&quot;" office:value-type="string" office:string-value="Liam.Walker@gmail.com">
            <text:p>Liam.Walker@gmail.com</text:p>
          </table:table-cell>
          <table:table-cell office:value-type="string">
            <text:p>5WGX2W3r8UB4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office:value-type="string">
            <text:p>03/01/2012</text:p>
          </table:table-cell>
          <table:table-cell table:formula="of:=[.A558]&amp;&quot;.&quot;&amp;[.B558]&amp;&quot;@gmail.com&quot;" office:value-type="string" office:string-value="Alexander.Tucker@gmail.com">
            <text:p>Alexander.Tucker@gmail.com</text:p>
          </table:table-cell>
          <table:table-cell office:value-type="string">
            <text:p>ZH9drD3YmJD3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 office:value-type="string">
            <text:p>Randall</text:p>
          </table:table-cell>
          <table:table-cell office:value-type="string">
            <text:p>Male</text:p>
          </table:table-cell>
          <table:table-cell office:value-type="string">
            <text:p>05/11/1987</text:p>
          </table:table-cell>
          <table:table-cell table:formula="of:=[.A559]&amp;&quot;.&quot;&amp;[.B559]&amp;&quot;@gmail.com&quot;" office:value-type="string" office:string-value="Luke.Randall@gmail.com">
            <text:p>Luke.Randall@gmail.com</text:p>
          </table:table-cell>
          <table:table-cell office:value-type="string">
            <text:p>3esBQE93UsAM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Paige</text:p>
          </table:table-cell>
          <table:table-cell office:value-type="string">
            <text:p>Male</text:p>
          </table:table-cell>
          <table:table-cell office:value-type="string">
            <text:p>14/03/1973</text:p>
          </table:table-cell>
          <table:table-cell table:formula="of:=[.A560]&amp;&quot;.&quot;&amp;[.B560]&amp;&quot;@gmail.com&quot;" office:value-type="string" office:string-value="Jonathan.Paige@gmail.com">
            <text:p>Jonathan.Paige@gmail.com</text:p>
          </table:table-cell>
          <table:table-cell office:value-type="string">
            <text:p>Db2xEhjq3Cjn</text:p>
          </table:table-cell>
          <table:table-cell/>
        </table:table-row>
        <table:table-row table:style-name="ro1">
          <table:table-cell office:value-type="string">
            <text:p>David</text:p>
          </table:table-cell>
          <table:table-cell office:value-type="string">
            <text:p>Hart</text:p>
          </table:table-cell>
          <table:table-cell office:value-type="string">
            <text:p>Male</text:p>
          </table:table-cell>
          <table:table-cell office:value-type="string">
            <text:p>25/06/1990</text:p>
          </table:table-cell>
          <table:table-cell table:formula="of:=[.A561]&amp;&quot;.&quot;&amp;[.B561]&amp;&quot;@gmail.com&quot;" office:value-type="string" office:string-value="David.Hart@gmail.com">
            <text:p>David.Hart@gmail.com</text:p>
          </table:table-cell>
          <table:table-cell office:value-type="string">
            <text:p>wgAPcpXv9Z9f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Stewart</text:p>
          </table:table-cell>
          <table:table-cell office:value-type="string">
            <text:p>Male</text:p>
          </table:table-cell>
          <table:table-cell office:value-type="string">
            <text:p>16/05/1989</text:p>
          </table:table-cell>
          <table:table-cell table:formula="of:=[.A562]&amp;&quot;.&quot;&amp;[.B562]&amp;&quot;@gmail.com&quot;" office:value-type="string" office:string-value="Sean.Stewart@gmail.com">
            <text:p>Sean.Stewart@gmail.com</text:p>
          </table:table-cell>
          <table:table-cell office:value-type="string">
            <text:p>A7aNU3EQ8ppe</text:p>
          </table:table-cell>
          <table:table-cell/>
        </table:table-row>
        <table:table-row table:style-name="ro1">
          <table:table-cell office:value-type="string">
            <text:p>Jake</text:p>
          </table:table-cell>
          <table:table-cell office:value-type="string">
            <text:p>North</text:p>
          </table:table-cell>
          <table:table-cell office:value-type="string">
            <text:p>Male</text:p>
          </table:table-cell>
          <table:table-cell office:value-type="string">
            <text:p>11/05/1983</text:p>
          </table:table-cell>
          <table:table-cell table:formula="of:=[.A563]&amp;&quot;.&quot;&amp;[.B563]&amp;&quot;@gmail.com&quot;" office:value-type="string" office:string-value="Jake.North@gmail.com">
            <text:p>Jake.North@gmail.com</text:p>
          </table:table-cell>
          <table:table-cell office:value-type="string">
            <text:p>pLH45JEZX9CU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Gibson</text:p>
          </table:table-cell>
          <table:table-cell office:value-type="string">
            <text:p>Male</text:p>
          </table:table-cell>
          <table:table-cell office:value-type="string">
            <text:p>25/10/1991</text:p>
          </table:table-cell>
          <table:table-cell table:formula="of:=[.A564]&amp;&quot;.&quot;&amp;[.B564]&amp;&quot;@gmail.com&quot;" office:value-type="string" office:string-value="Blake.Gibson@gmail.com">
            <text:p>Blake.Gibson@gmail.com</text:p>
          </table:table-cell>
          <table:table-cell office:value-type="string">
            <text:p>S7ZXYF6SMUdn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Randall</text:p>
          </table:table-cell>
          <table:table-cell office:value-type="string">
            <text:p>Male</text:p>
          </table:table-cell>
          <table:table-cell office:value-type="string">
            <text:p>08/03/2008</text:p>
          </table:table-cell>
          <table:table-cell table:formula="of:=[.A565]&amp;&quot;.&quot;&amp;[.B565]&amp;&quot;@gmail.com&quot;" office:value-type="string" office:string-value="Peter.Randall@gmail.com">
            <text:p>Peter.Randall@gmail.com</text:p>
          </table:table-cell>
          <table:table-cell office:value-type="string">
            <text:p>XYw7gxn5QqT7</text:p>
          </table:table-cell>
          <table:table-cell/>
        </table:table-row>
        <table:table-row table:style-name="ro1">
          <table:table-cell office:value-type="string">
            <text:p>Dominic</text:p>
          </table:table-cell>
          <table:table-cell office:value-type="string">
            <text:p>Nolan</text:p>
          </table:table-cell>
          <table:table-cell office:value-type="string">
            <text:p>Male</text:p>
          </table:table-cell>
          <table:table-cell office:value-type="string">
            <text:p>27/09/2016</text:p>
          </table:table-cell>
          <table:table-cell table:formula="of:=[.A566]&amp;&quot;.&quot;&amp;[.B566]&amp;&quot;@gmail.com&quot;" office:value-type="string" office:string-value="Dominic.Nolan@gmail.com">
            <text:p>Dominic.Nolan@gmail.com</text:p>
          </table:table-cell>
          <table:table-cell office:value-type="string">
            <text:p>A5sW7z8nsjEp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office:value-type="string">
            <text:p>03/07/1988</text:p>
          </table:table-cell>
          <table:table-cell table:formula="of:=[.A567]&amp;&quot;.&quot;&amp;[.B567]&amp;&quot;@gmail.com&quot;" office:value-type="string" office:string-value="Adam.Parr@gmail.com">
            <text:p>Adam.Parr@gmail.com</text:p>
          </table:table-cell>
          <table:table-cell office:value-type="string">
            <text:p>LmmUqgTvwmPX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Davidson</text:p>
          </table:table-cell>
          <table:table-cell office:value-type="string">
            <text:p>Male</text:p>
          </table:table-cell>
          <table:table-cell office:value-type="string">
            <text:p>10/03/2014</text:p>
          </table:table-cell>
          <table:table-cell table:formula="of:=[.A568]&amp;&quot;.&quot;&amp;[.B568]&amp;&quot;@gmail.com&quot;" office:value-type="string" office:string-value="Alexander.Davidson@gmail.com">
            <text:p>Alexander.Davidson@gmail.com</text:p>
          </table:table-cell>
          <table:table-cell office:value-type="string">
            <text:p>P2p8wWcWp9La</text:p>
          </table:table-cell>
          <table:table-cell/>
        </table:table-row>
        <table:table-row table:style-name="ro1">
          <table:table-cell office:value-type="string">
            <text:p>Steven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office:value-type="string">
            <text:p>24/04/1986</text:p>
          </table:table-cell>
          <table:table-cell table:formula="of:=[.A569]&amp;&quot;.&quot;&amp;[.B569]&amp;&quot;@gmail.com&quot;" office:value-type="string" office:string-value="Steven.Johnston@gmail.com">
            <text:p>Steven.Johnston@gmail.com</text:p>
          </table:table-cell>
          <table:table-cell office:value-type="string">
            <text:p>rBJqQmQXXCc3</text:p>
          </table:table-cell>
          <table:table-cell/>
        </table:table-row>
        <table:table-row table:style-name="ro1">
          <table:table-cell office:value-type="string">
            <text:p>Lucas</text:p>
          </table:table-cell>
          <table:table-cell office:value-type="string">
            <text:p>Gill</text:p>
          </table:table-cell>
          <table:table-cell office:value-type="string">
            <text:p>Male</text:p>
          </table:table-cell>
          <table:table-cell office:value-type="string">
            <text:p>09/04/2013</text:p>
          </table:table-cell>
          <table:table-cell table:formula="of:=[.A570]&amp;&quot;.&quot;&amp;[.B570]&amp;&quot;@gmail.com&quot;" office:value-type="string" office:string-value="Lucas.Gill@gmail.com">
            <text:p>Lucas.Gill@gmail.com</text:p>
          </table:table-cell>
          <table:table-cell office:value-type="string">
            <text:p>n8vcy4uyVTWK</text:p>
          </table:table-cell>
          <table:table-cell/>
        </table:table-row>
        <table:table-row table:style-name="ro1">
          <table:table-cell office:value-type="string">
            <text:p>Carl</text:p>
          </table:table-cell>
          <table:table-cell office:value-type="string">
            <text:p>Howard</text:p>
          </table:table-cell>
          <table:table-cell office:value-type="string">
            <text:p>Male</text:p>
          </table:table-cell>
          <table:table-cell office:value-type="string">
            <text:p>30/09/2007</text:p>
          </table:table-cell>
          <table:table-cell table:formula="of:=[.A571]&amp;&quot;.&quot;&amp;[.B571]&amp;&quot;@gmail.com&quot;" office:value-type="string" office:string-value="Carl.Howard@gmail.com">
            <text:p>Carl.Howard@gmail.com</text:p>
          </table:table-cell>
          <table:table-cell office:value-type="string">
            <text:p>qcb9CLJqeESQ</text:p>
          </table:table-cell>
          <table:table-cell/>
        </table:table-row>
        <table:table-row table:style-name="ro1">
          <table:table-cell office:value-type="string">
            <text:p>Trevor</text:p>
          </table:table-cell>
          <table:table-cell office:value-type="string">
            <text:p>Hodges</text:p>
          </table:table-cell>
          <table:table-cell office:value-type="string">
            <text:p>Male</text:p>
          </table:table-cell>
          <table:table-cell office:value-type="string">
            <text:p>08/05/1979</text:p>
          </table:table-cell>
          <table:table-cell table:formula="of:=[.A572]&amp;&quot;.&quot;&amp;[.B572]&amp;&quot;@gmail.com&quot;" office:value-type="string" office:string-value="Trevor.Hodges@gmail.com">
            <text:p>Trevor.Hodges@gmail.com</text:p>
          </table:table-cell>
          <table:table-cell office:value-type="string">
            <text:p>pVbnb6uByAnU</text:p>
          </table:table-cell>
          <table:table-cell/>
        </table:table-row>
        <table:table-row table:style-name="ro1">
          <table:table-cell office:value-type="string">
            <text:p>Oliver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office:value-type="string">
            <text:p>02/11/1987</text:p>
          </table:table-cell>
          <table:table-cell table:formula="of:=[.A573]&amp;&quot;.&quot;&amp;[.B573]&amp;&quot;@gmail.com&quot;" office:value-type="string" office:string-value="Oliver.Sharp@gmail.com">
            <text:p>Oliver.Sharp@gmail.com</text:p>
          </table:table-cell>
          <table:table-cell office:value-type="string">
            <text:p>7dgqbszTdwVB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Dyer</text:p>
          </table:table-cell>
          <table:table-cell office:value-type="string">
            <text:p>Male</text:p>
          </table:table-cell>
          <table:table-cell office:value-type="string">
            <text:p>23/07/1981</text:p>
          </table:table-cell>
          <table:table-cell table:formula="of:=[.A574]&amp;&quot;.&quot;&amp;[.B574]&amp;&quot;@gmail.com&quot;" office:value-type="string" office:string-value="Alexander.Dyer@gmail.com">
            <text:p>Alexander.Dyer@gmail.com</text:p>
          </table:table-cell>
          <table:table-cell office:value-type="string">
            <text:p>6pY32mFZL2N4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Scott</text:p>
          </table:table-cell>
          <table:table-cell office:value-type="string">
            <text:p>Male</text:p>
          </table:table-cell>
          <table:table-cell office:value-type="string">
            <text:p>17/02/2013</text:p>
          </table:table-cell>
          <table:table-cell table:formula="of:=[.A575]&amp;&quot;.&quot;&amp;[.B575]&amp;&quot;@gmail.com&quot;" office:value-type="string" office:string-value="Dan.Scott@gmail.com">
            <text:p>Dan.Scott@gmail.com</text:p>
          </table:table-cell>
          <table:table-cell office:value-type="string">
            <text:p>25b9N5pbZ6XE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Hughes</text:p>
          </table:table-cell>
          <table:table-cell office:value-type="string">
            <text:p>Male</text:p>
          </table:table-cell>
          <table:table-cell office:value-type="string">
            <text:p>13/11/1984</text:p>
          </table:table-cell>
          <table:table-cell table:formula="of:=[.A576]&amp;&quot;.&quot;&amp;[.B576]&amp;&quot;@gmail.com&quot;" office:value-type="string" office:string-value="Liam.Hughes@gmail.com">
            <text:p>Liam.Hughes@gmail.com</text:p>
          </table:table-cell>
          <table:table-cell office:value-type="string">
            <text:p>2BUs3JJQsegj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Dyer</text:p>
          </table:table-cell>
          <table:table-cell office:value-type="string">
            <text:p>Male</text:p>
          </table:table-cell>
          <table:table-cell office:value-type="string">
            <text:p>25/01/1996</text:p>
          </table:table-cell>
          <table:table-cell table:formula="of:=[.A577]&amp;&quot;.&quot;&amp;[.B577]&amp;&quot;@gmail.com&quot;" office:value-type="string" office:string-value="Tim.Dyer@gmail.com">
            <text:p>Tim.Dyer@gmail.com</text:p>
          </table:table-cell>
          <table:table-cell office:value-type="string">
            <text:p>9atkY4wPPFxf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Simpson</text:p>
          </table:table-cell>
          <table:table-cell office:value-type="string">
            <text:p>Male</text:p>
          </table:table-cell>
          <table:table-cell office:value-type="string">
            <text:p>11/01/1981</text:p>
          </table:table-cell>
          <table:table-cell table:formula="of:=[.A578]&amp;&quot;.&quot;&amp;[.B578]&amp;&quot;@gmail.com&quot;" office:value-type="string" office:string-value="Adam.Simpson@gmail.com">
            <text:p>Adam.Simpson@gmail.com</text:p>
          </table:table-cell>
          <table:table-cell office:value-type="string">
            <text:p>nG8MAmxfsaA7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05/06/1990</text:p>
          </table:table-cell>
          <table:table-cell table:formula="of:=[.A579]&amp;&quot;.&quot;&amp;[.B579]&amp;&quot;@gmail.com&quot;" office:value-type="string" office:string-value="Jonathan.Blake@gmail.com">
            <text:p>Jonathan.Blake@gmail.com</text:p>
          </table:table-cell>
          <table:table-cell office:value-type="string">
            <text:p>jfAh6y6pFu22</text:p>
          </table:table-cell>
          <table:table-cell/>
        </table:table-row>
        <table:table-row table:style-name="ro1">
          <table:table-cell office:value-type="string">
            <text:p>Evan</text:p>
          </table:table-cell>
          <table:table-cell office:value-type="string">
            <text:p>Wilkins</text:p>
          </table:table-cell>
          <table:table-cell office:value-type="string">
            <text:p>Male</text:p>
          </table:table-cell>
          <table:table-cell office:value-type="string">
            <text:p>25/01/2013</text:p>
          </table:table-cell>
          <table:table-cell table:formula="of:=[.A580]&amp;&quot;.&quot;&amp;[.B580]&amp;&quot;@gmail.com&quot;" office:value-type="string" office:string-value="Evan.Wilkins@gmail.com">
            <text:p>Evan.Wilkins@gmail.com</text:p>
          </table:table-cell>
          <table:table-cell office:value-type="string">
            <text:p>L9TUn3qYrZCF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Churchill</text:p>
          </table:table-cell>
          <table:table-cell office:value-type="string">
            <text:p>Male</text:p>
          </table:table-cell>
          <table:table-cell office:value-type="string">
            <text:p>08/06/1998</text:p>
          </table:table-cell>
          <table:table-cell table:formula="of:=[.A581]&amp;&quot;.&quot;&amp;[.B581]&amp;&quot;@gmail.com&quot;" office:value-type="string" office:string-value="James.Churchill@gmail.com">
            <text:p>James.Churchill@gmail.com</text:p>
          </table:table-cell>
          <table:table-cell office:value-type="string">
            <text:p>GYWd8TzahkFp</text:p>
          </table:table-cell>
          <table:table-cell/>
        </table:table-row>
        <table:table-row table:style-name="ro1">
          <table:table-cell office:value-type="string">
            <text:p>Robert</text:p>
          </table:table-cell>
          <table:table-cell office:value-type="string">
            <text:p>Simpson</text:p>
          </table:table-cell>
          <table:table-cell office:value-type="string">
            <text:p>Male</text:p>
          </table:table-cell>
          <table:table-cell office:value-type="string">
            <text:p>27/02/1981</text:p>
          </table:table-cell>
          <table:table-cell table:formula="of:=[.A582]&amp;&quot;.&quot;&amp;[.B582]&amp;&quot;@gmail.com&quot;" office:value-type="string" office:string-value="Robert.Simpson@gmail.com">
            <text:p>Robert.Simpson@gmail.com</text:p>
          </table:table-cell>
          <table:table-cell office:value-type="string">
            <text:p>xFf9VPhFrxsw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 office:value-type="string">
            <text:p>Roberts</text:p>
          </table:table-cell>
          <table:table-cell office:value-type="string">
            <text:p>Male</text:p>
          </table:table-cell>
          <table:table-cell office:value-type="string">
            <text:p>27/06/1971</text:p>
          </table:table-cell>
          <table:table-cell table:formula="of:=[.A583]&amp;&quot;.&quot;&amp;[.B583]&amp;&quot;@gmail.com&quot;" office:value-type="string" office:string-value="Luke.Roberts@gmail.com">
            <text:p>Luke.Roberts@gmail.com</text:p>
          </table:table-cell>
          <table:table-cell office:value-type="string">
            <text:p>8XqSCUGteZjJ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office:value-type="string">
            <text:p>01/08/1993</text:p>
          </table:table-cell>
          <table:table-cell table:formula="of:=[.A584]&amp;&quot;.&quot;&amp;[.B584]&amp;&quot;@gmail.com&quot;" office:value-type="string" office:string-value="Stewart.Tucker@gmail.com">
            <text:p>Stewart.Tucker@gmail.com</text:p>
          </table:table-cell>
          <table:table-cell office:value-type="string">
            <text:p>nCdBbVCyQajB</text:p>
          </table:table-cell>
          <table:table-cell/>
        </table:table-row>
        <table:table-row table:style-name="ro1">
          <table:table-cell office:value-type="string">
            <text:p>Austin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office:value-type="string">
            <text:p>13/09/2006</text:p>
          </table:table-cell>
          <table:table-cell table:formula="of:=[.A585]&amp;&quot;.&quot;&amp;[.B585]&amp;&quot;@gmail.com&quot;" office:value-type="string" office:string-value="Austin.Skinner@gmail.com">
            <text:p>Austin.Skinner@gmail.com</text:p>
          </table:table-cell>
          <table:table-cell office:value-type="string">
            <text:p>aNmGQrmfqKFh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Lyman</text:p>
          </table:table-cell>
          <table:table-cell office:value-type="string">
            <text:p>Male</text:p>
          </table:table-cell>
          <table:table-cell office:value-type="string">
            <text:p>06/01/1973</text:p>
          </table:table-cell>
          <table:table-cell table:formula="of:=[.A586]&amp;&quot;.&quot;&amp;[.B586]&amp;&quot;@gmail.com&quot;" office:value-type="string" office:string-value="Eric.Lyman@gmail.com">
            <text:p>Eric.Lyman@gmail.com</text:p>
          </table:table-cell>
          <table:table-cell office:value-type="string">
            <text:p>u9Cs7tC2QHXF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18/08/1992</text:p>
          </table:table-cell>
          <table:table-cell table:formula="of:=[.A587]&amp;&quot;.&quot;&amp;[.B587]&amp;&quot;@gmail.com&quot;" office:value-type="string" office:string-value="Blake.Langdon@gmail.com">
            <text:p>Blake.Langdon@gmail.com</text:p>
          </table:table-cell>
          <table:table-cell office:value-type="string">
            <text:p>hSJkpgXYanAB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Anderson</text:p>
          </table:table-cell>
          <table:table-cell office:value-type="string">
            <text:p>Male</text:p>
          </table:table-cell>
          <table:table-cell office:value-type="string">
            <text:p>10/04/1995</text:p>
          </table:table-cell>
          <table:table-cell table:formula="of:=[.A588]&amp;&quot;.&quot;&amp;[.B588]&amp;&quot;@gmail.com&quot;" office:value-type="string" office:string-value="Brian.Anderson@gmail.com">
            <text:p>Brian.Anderson@gmail.com</text:p>
          </table:table-cell>
          <table:table-cell office:value-type="string">
            <text:p>4JYcutzVuCVW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Taylor</text:p>
          </table:table-cell>
          <table:table-cell office:value-type="string">
            <text:p>Male</text:p>
          </table:table-cell>
          <table:table-cell office:value-type="string">
            <text:p>27/04/1992</text:p>
          </table:table-cell>
          <table:table-cell table:formula="of:=[.A589]&amp;&quot;.&quot;&amp;[.B589]&amp;&quot;@gmail.com&quot;" office:value-type="string" office:string-value="Edward.Taylor@gmail.com">
            <text:p>Edward.Taylor@gmail.com</text:p>
          </table:table-cell>
          <table:table-cell office:value-type="string">
            <text:p>x6fuzLDFfCbd</text:p>
          </table:table-cell>
          <table:table-cell/>
        </table:table-row>
        <table:table-row table:style-name="ro1">
          <table:table-cell office:value-type="string">
            <text:p>Matt</text:p>
          </table:table-cell>
          <table:table-cell office:value-type="string">
            <text:p>Howard</text:p>
          </table:table-cell>
          <table:table-cell office:value-type="string">
            <text:p>Male</text:p>
          </table:table-cell>
          <table:table-cell office:value-type="string">
            <text:p>16/03/2013</text:p>
          </table:table-cell>
          <table:table-cell table:formula="of:=[.A590]&amp;&quot;.&quot;&amp;[.B590]&amp;&quot;@gmail.com&quot;" office:value-type="string" office:string-value="Matt.Howard@gmail.com">
            <text:p>Matt.Howard@gmail.com</text:p>
          </table:table-cell>
          <table:table-cell office:value-type="string">
            <text:p>QWT2xaSSMMVL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Alsop</text:p>
          </table:table-cell>
          <table:table-cell office:value-type="string">
            <text:p>Male</text:p>
          </table:table-cell>
          <table:table-cell office:value-type="string">
            <text:p>30/03/1984</text:p>
          </table:table-cell>
          <table:table-cell table:formula="of:=[.A591]&amp;&quot;.&quot;&amp;[.B591]&amp;&quot;@gmail.com&quot;" office:value-type="string" office:string-value="Colin.Alsop@gmail.com">
            <text:p>Colin.Alsop@gmail.com</text:p>
          </table:table-cell>
          <table:table-cell office:value-type="string">
            <text:p>NQNvHbgYdTWc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office:value-type="string">
            <text:p>05/10/1982</text:p>
          </table:table-cell>
          <table:table-cell table:formula="of:=[.A592]&amp;&quot;.&quot;&amp;[.B592]&amp;&quot;@gmail.com&quot;" office:value-type="string" office:string-value="Michael.Skinner@gmail.com">
            <text:p>Michael.Skinner@gmail.com</text:p>
          </table:table-cell>
          <table:table-cell office:value-type="string">
            <text:p>WYnb9b2nzveu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Smith</text:p>
          </table:table-cell>
          <table:table-cell office:value-type="string">
            <text:p>Male</text:p>
          </table:table-cell>
          <table:table-cell office:value-type="string">
            <text:p>25/06/1981</text:p>
          </table:table-cell>
          <table:table-cell table:formula="of:=[.A593]&amp;&quot;.&quot;&amp;[.B593]&amp;&quot;@gmail.com&quot;" office:value-type="string" office:string-value="Colin.Smith@gmail.com">
            <text:p>Colin.Smith@gmail.com</text:p>
          </table:table-cell>
          <table:table-cell office:value-type="string">
            <text:p>2EQc627PJmHh</text:p>
          </table:table-cell>
          <table:table-cell/>
        </table:table-row>
        <table:table-row table:style-name="ro1">
          <table:table-cell office:value-type="string">
            <text:p>Oliver</text:p>
          </table:table-cell>
          <table:table-cell office:value-type="string">
            <text:p>May</text:p>
          </table:table-cell>
          <table:table-cell office:value-type="string">
            <text:p>Male</text:p>
          </table:table-cell>
          <table:table-cell office:value-type="string">
            <text:p>29/04/1982</text:p>
          </table:table-cell>
          <table:table-cell table:formula="of:=[.A594]&amp;&quot;.&quot;&amp;[.B594]&amp;&quot;@gmail.com&quot;" office:value-type="string" office:string-value="Oliver.May@gmail.com">
            <text:p>Oliver.May@gmail.com</text:p>
          </table:table-cell>
          <table:table-cell office:value-type="string">
            <text:p>ST8Vn36vbfUR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office:value-type="string">
            <text:p>30/03/1982</text:p>
          </table:table-cell>
          <table:table-cell table:formula="of:=[.A595]&amp;&quot;.&quot;&amp;[.B595]&amp;&quot;@gmail.com&quot;" office:value-type="string" office:string-value="John.King@gmail.com">
            <text:p>John.King@gmail.com</text:p>
          </table:table-cell>
          <table:table-cell office:value-type="string">
            <text:p>6WG93YE57KdV</text:p>
          </table:table-cell>
          <table:table-cell/>
        </table:table-row>
        <table:table-row table:style-name="ro1">
          <table:table-cell office:value-type="string">
            <text:p>Connor</text:p>
          </table:table-cell>
          <table:table-cell office:value-type="string">
            <text:p>Walsh</text:p>
          </table:table-cell>
          <table:table-cell office:value-type="string">
            <text:p>Male</text:p>
          </table:table-cell>
          <table:table-cell office:value-type="string">
            <text:p>08/09/2006</text:p>
          </table:table-cell>
          <table:table-cell table:formula="of:=[.A596]&amp;&quot;.&quot;&amp;[.B596]&amp;&quot;@gmail.com&quot;" office:value-type="string" office:string-value="Connor.Walsh@gmail.com">
            <text:p>Connor.Walsh@gmail.com</text:p>
          </table:table-cell>
          <table:table-cell office:value-type="string">
            <text:p>cYTzUAdmW6kt</text:p>
          </table:table-cell>
          <table:table-cell/>
        </table:table-row>
        <table:table-row table:style-name="ro1">
          <table:table-cell office:value-type="string">
            <text:p>Joe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office:value-type="string">
            <text:p>27/05/1993</text:p>
          </table:table-cell>
          <table:table-cell table:formula="of:=[.A597]&amp;&quot;.&quot;&amp;[.B597]&amp;&quot;@gmail.com&quot;" office:value-type="string" office:string-value="Joe.Ball@gmail.com">
            <text:p>Joe.Ball@gmail.com</text:p>
          </table:table-cell>
          <table:table-cell office:value-type="string">
            <text:p>pDzmLepge5Ec</text:p>
          </table:table-cell>
          <table:table-cell/>
        </table:table-row>
        <table:table-row table:style-name="ro1">
          <table:table-cell office:value-type="string">
            <text:p>Andrew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14/08/1973</text:p>
          </table:table-cell>
          <table:table-cell table:formula="of:=[.A598]&amp;&quot;.&quot;&amp;[.B598]&amp;&quot;@gmail.com&quot;" office:value-type="string" office:string-value="Andrew.Payne@gmail.com">
            <text:p>Andrew.Payne@gmail.com</text:p>
          </table:table-cell>
          <table:table-cell office:value-type="string">
            <text:p>cPJy7MMFn9sP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office:value-type="string">
            <text:p>27/05/1984</text:p>
          </table:table-cell>
          <table:table-cell table:formula="of:=[.A599]&amp;&quot;.&quot;&amp;[.B599]&amp;&quot;@gmail.com&quot;" office:value-type="string" office:string-value="Leonard.Parr@gmail.com">
            <text:p>Leonard.Parr@gmail.com</text:p>
          </table:table-cell>
          <table:table-cell office:value-type="string">
            <text:p>C6cKdxTkJfRg</text:p>
          </table:table-cell>
          <table:table-cell/>
        </table:table-row>
        <table:table-row table:style-name="ro1">
          <table:table-cell office:value-type="string">
            <text:p>David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28/12/1995</text:p>
          </table:table-cell>
          <table:table-cell table:formula="of:=[.A600]&amp;&quot;.&quot;&amp;[.B600]&amp;&quot;@gmail.com&quot;" office:value-type="string" office:string-value="David.Payne@gmail.com">
            <text:p>David.Payne@gmail.com</text:p>
          </table:table-cell>
          <table:table-cell office:value-type="string">
            <text:p>jDMxLbTG4DE3</text:p>
          </table:table-cell>
          <table: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office:value-type="string">
            <text:p>23/11/1988</text:p>
          </table:table-cell>
          <table:table-cell table:formula="of:=[.A601]&amp;&quot;.&quot;&amp;[.B601]&amp;&quot;@gmail.com&quot;" office:value-type="string" office:string-value="Adrian.Parr@gmail.com">
            <text:p>Adrian.Parr@gmail.com</text:p>
          </table:table-cell>
          <table:table-cell office:value-type="string">
            <text:p>NnM7AkTTDnCb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25/06/1987</text:p>
          </table:table-cell>
          <table:table-cell table:formula="of:=[.A602]&amp;&quot;.&quot;&amp;[.B602]&amp;&quot;@gmail.com&quot;" office:value-type="string" office:string-value="Boris.Langdon@gmail.com">
            <text:p>Boris.Langdon@gmail.com</text:p>
          </table:table-cell>
          <table:table-cell office:value-type="string">
            <text:p>A3ftBwRG8U6p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Robertson</text:p>
          </table:table-cell>
          <table:table-cell office:value-type="string">
            <text:p>Male</text:p>
          </table:table-cell>
          <table:table-cell office:value-type="string">
            <text:p>18/09/2011</text:p>
          </table:table-cell>
          <table:table-cell table:formula="of:=[.A603]&amp;&quot;.&quot;&amp;[.B603]&amp;&quot;@gmail.com&quot;" office:value-type="string" office:string-value="Sean.Robertson@gmail.com">
            <text:p>Sean.Robertson@gmail.com</text:p>
          </table:table-cell>
          <table:table-cell office:value-type="string">
            <text:p>D5eCwNXtfsKH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18/08/2000</text:p>
          </table:table-cell>
          <table:table-cell table:formula="of:=[.A604]&amp;&quot;.&quot;&amp;[.B604]&amp;&quot;@gmail.com&quot;" office:value-type="string" office:string-value="Isaac.Payne@gmail.com">
            <text:p>Isaac.Payne@gmail.com</text:p>
          </table:table-cell>
          <table:table-cell office:value-type="string">
            <text:p>sLEnvymvFLdx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Gill</text:p>
          </table:table-cell>
          <table:table-cell office:value-type="string">
            <text:p>Male</text:p>
          </table:table-cell>
          <table:table-cell office:value-type="string">
            <text:p>13/11/1982</text:p>
          </table:table-cell>
          <table:table-cell table:formula="of:=[.A605]&amp;&quot;.&quot;&amp;[.B605]&amp;&quot;@gmail.com&quot;" office:value-type="string" office:string-value="Kevin.Gill@gmail.com">
            <text:p>Kevin.Gill@gmail.com</text:p>
          </table:table-cell>
          <table:table-cell office:value-type="string">
            <text:p>dZ5Bevynf9KE</text:p>
          </table:table-cell>
          <table:table-cell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Berry</text:p>
          </table:table-cell>
          <table:table-cell office:value-type="string">
            <text:p>Male</text:p>
          </table:table-cell>
          <table:table-cell office:value-type="string">
            <text:p>18/07/1997</text:p>
          </table:table-cell>
          <table:table-cell table:formula="of:=[.A606]&amp;&quot;.&quot;&amp;[.B606]&amp;&quot;@gmail.com&quot;" office:value-type="string" office:string-value="Sebastian.Berry@gmail.com">
            <text:p>Sebastian.Berry@gmail.com</text:p>
          </table:table-cell>
          <table:table-cell office:value-type="string">
            <text:p>NG4wsNUSEFqG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10/10/1991</text:p>
          </table:table-cell>
          <table:table-cell table:formula="of:=[.A607]&amp;&quot;.&quot;&amp;[.B607]&amp;&quot;@gmail.com&quot;" office:value-type="string" office:string-value="Luke.Langdon@gmail.com">
            <text:p>Luke.Langdon@gmail.com</text:p>
          </table:table-cell>
          <table:table-cell office:value-type="string">
            <text:p>5H3Af9Bw7aEK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14/10/1986</text:p>
          </table:table-cell>
          <table:table-cell table:formula="of:=[.A608]&amp;&quot;.&quot;&amp;[.B608]&amp;&quot;@gmail.com&quot;" office:value-type="string" office:string-value="Adam.Hemmings@gmail.com">
            <text:p>Adam.Hemmings@gmail.com</text:p>
          </table:table-cell>
          <table:table-cell office:value-type="string">
            <text:p>XNMsvcTchqhT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20/02/1999</text:p>
          </table:table-cell>
          <table:table-cell table:formula="of:=[.A609]&amp;&quot;.&quot;&amp;[.B609]&amp;&quot;@gmail.com&quot;" office:value-type="string" office:string-value="Edward.Hemmings@gmail.com">
            <text:p>Edward.Hemmings@gmail.com</text:p>
          </table:table-cell>
          <table:table-cell office:value-type="string">
            <text:p>5NfF9WABguap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Peake</text:p>
          </table:table-cell>
          <table:table-cell office:value-type="string">
            <text:p>Male</text:p>
          </table:table-cell>
          <table:table-cell office:value-type="string">
            <text:p>06/01/2015</text:p>
          </table:table-cell>
          <table:table-cell table:formula="of:=[.A610]&amp;&quot;.&quot;&amp;[.B610]&amp;&quot;@gmail.com&quot;" office:value-type="string" office:string-value="Brian.Peake@gmail.com">
            <text:p>Brian.Peake@gmail.com</text:p>
          </table:table-cell>
          <table:table-cell office:value-type="string">
            <text:p>WecFuB49eRvK</text:p>
          </table:table-cell>
          <table:table-cell/>
        </table:table-row>
        <table:table-row table:style-name="ro1">
          <table:table-cell office:value-type="string">
            <text:p>Stephen</text:p>
          </table:table-cell>
          <table:table-cell office:value-type="string">
            <text:p>Miller</text:p>
          </table:table-cell>
          <table:table-cell office:value-type="string">
            <text:p>Male</text:p>
          </table:table-cell>
          <table:table-cell office:value-type="string">
            <text:p>20/02/2000</text:p>
          </table:table-cell>
          <table:table-cell table:formula="of:=[.A611]&amp;&quot;.&quot;&amp;[.B611]&amp;&quot;@gmail.com&quot;" office:value-type="string" office:string-value="Stephen.Miller@gmail.com">
            <text:p>Stephen.Miller@gmail.com</text:p>
          </table:table-cell>
          <table:table-cell office:value-type="string">
            <text:p>G5H8Qe6TqNz7</text:p>
          </table:table-cell>
          <table:table-cell/>
        </table:table-row>
        <table:table-row table:style-name="ro1">
          <table:table-cell office:value-type="string">
            <text:p>Austin</text:p>
          </table:table-cell>
          <table:table-cell office:value-type="string">
            <text:p>Powell</text:p>
          </table:table-cell>
          <table:table-cell office:value-type="string">
            <text:p>Male</text:p>
          </table:table-cell>
          <table:table-cell office:value-type="string">
            <text:p>15/05/2007</text:p>
          </table:table-cell>
          <table:table-cell table:formula="of:=[.A612]&amp;&quot;.&quot;&amp;[.B612]&amp;&quot;@gmail.com&quot;" office:value-type="string" office:string-value="Austin.Powell@gmail.com">
            <text:p>Austin.Powell@gmail.com</text:p>
          </table:table-cell>
          <table:table-cell office:value-type="string">
            <text:p>8P6ckfYBMvV6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02/11/1989</text:p>
          </table:table-cell>
          <table:table-cell table:formula="of:=[.A613]&amp;&quot;.&quot;&amp;[.B613]&amp;&quot;@gmail.com&quot;" office:value-type="string" office:string-value="Eric.Blake@gmail.com">
            <text:p>Eric.Blake@gmail.com</text:p>
          </table:table-cell>
          <table:table-cell office:value-type="string">
            <text:p>JDRnDxg2KGdc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office:value-type="string">
            <text:p>28/09/2006</text:p>
          </table:table-cell>
          <table:table-cell table:formula="of:=[.A614]&amp;&quot;.&quot;&amp;[.B614]&amp;&quot;@gmail.com&quot;" office:value-type="string" office:string-value="Luke.Nash@gmail.com">
            <text:p>Luke.Nash@gmail.com</text:p>
          </table:table-cell>
          <table:table-cell office:value-type="string">
            <text:p>bBreUKwjPfMs</text:p>
          </table:table-cell>
          <table:table-cell/>
        </table:table-row>
        <table:table-row table:style-name="ro1">
          <table:table-cell office:value-type="string">
            <text:p>Jason</text:p>
          </table:table-cell>
          <table:table-cell office:value-type="string">
            <text:p>Walsh</text:p>
          </table:table-cell>
          <table:table-cell office:value-type="string">
            <text:p>Male</text:p>
          </table:table-cell>
          <table:table-cell office:value-type="string">
            <text:p>02/11/1983</text:p>
          </table:table-cell>
          <table:table-cell table:formula="of:=[.A615]&amp;&quot;.&quot;&amp;[.B615]&amp;&quot;@gmail.com&quot;" office:value-type="string" office:string-value="Jason.Walsh@gmail.com">
            <text:p>Jason.Walsh@gmail.com</text:p>
          </table:table-cell>
          <table:table-cell office:value-type="string">
            <text:p>cw99NGz5RGBy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office:value-type="string">
            <text:p>21/08/1971</text:p>
          </table:table-cell>
          <table:table-cell table:formula="of:=[.A616]&amp;&quot;.&quot;&amp;[.B616]&amp;&quot;@gmail.com&quot;" office:value-type="string" office:string-value="Charles.Clarkson@gmail.com">
            <text:p>Charles.Clarkson@gmail.com</text:p>
          </table:table-cell>
          <table:table-cell office:value-type="string">
            <text:p>F93DRye9C3fd</text:p>
          </table:table-cell>
          <table:table-cell/>
        </table:table-row>
        <table:table-row table:style-name="ro1">
          <table:table-cell office:value-type="string">
            <text:p>Joe</text:p>
          </table:table-cell>
          <table:table-cell office:value-type="string">
            <text:p>Dyer</text:p>
          </table:table-cell>
          <table:table-cell office:value-type="string">
            <text:p>Male</text:p>
          </table:table-cell>
          <table:table-cell office:value-type="string">
            <text:p>06/01/1977</text:p>
          </table:table-cell>
          <table:table-cell table:formula="of:=[.A617]&amp;&quot;.&quot;&amp;[.B617]&amp;&quot;@gmail.com&quot;" office:value-type="string" office:string-value="Joe.Dyer@gmail.com">
            <text:p>Joe.Dyer@gmail.com</text:p>
          </table:table-cell>
          <table:table-cell office:value-type="string">
            <text:p>S9S8mpnNJFXb</text:p>
          </table:table-cell>
          <table:table-cell/>
        </table:table-row>
        <table:table-row table:style-name="ro1">
          <table:table-cell office:value-type="string">
            <text:p>Alan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office:value-type="string">
            <text:p>05/09/2014</text:p>
          </table:table-cell>
          <table:table-cell table:formula="of:=[.A618]&amp;&quot;.&quot;&amp;[.B618]&amp;&quot;@gmail.com&quot;" office:value-type="string" office:string-value="Alan.Young@gmail.com">
            <text:p>Alan.Young@gmail.com</text:p>
          </table:table-cell>
          <table:table-cell office:value-type="string">
            <text:p>k2BvSX4zTgEQ</text:p>
          </table:table-cell>
          <table:table-cell/>
        </table:table-row>
        <table:table-row table:style-name="ro1">
          <table:table-cell office:value-type="string">
            <text:p>Nathan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office:value-type="string">
            <text:p>07/04/1985</text:p>
          </table:table-cell>
          <table:table-cell table:formula="of:=[.A619]&amp;&quot;.&quot;&amp;[.B619]&amp;&quot;@gmail.com&quot;" office:value-type="string" office:string-value="Nathan.Sharp@gmail.com">
            <text:p>Nathan.Sharp@gmail.com</text:p>
          </table:table-cell>
          <table:table-cell office:value-type="string">
            <text:p>PaMJ2XYcyCPP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McGrath</text:p>
          </table:table-cell>
          <table:table-cell office:value-type="string">
            <text:p>Male</text:p>
          </table:table-cell>
          <table:table-cell office:value-type="string">
            <text:p>10/11/1972</text:p>
          </table:table-cell>
          <table:table-cell table:formula="of:=[.A620]&amp;&quot;.&quot;&amp;[.B620]&amp;&quot;@gmail.com&quot;" office:value-type="string" office:string-value="Stewart.McGrath@gmail.com">
            <text:p>Stewart.McGrath@gmail.com</text:p>
          </table:table-cell>
          <table:table-cell office:value-type="string">
            <text:p>Vt3UYKajuXZc</text:p>
          </table:table-cell>
          <table:table-cell/>
        </table:table-row>
        <table:table-row table:style-name="ro1">
          <table:table-cell office:value-type="string">
            <text:p>Jason</text:p>
          </table:table-cell>
          <table:table-cell office:value-type="string">
            <text:p>Terry</text:p>
          </table:table-cell>
          <table:table-cell office:value-type="string">
            <text:p>Male</text:p>
          </table:table-cell>
          <table:table-cell office:value-type="string">
            <text:p>06/12/2005</text:p>
          </table:table-cell>
          <table:table-cell table:formula="of:=[.A621]&amp;&quot;.&quot;&amp;[.B621]&amp;&quot;@gmail.com&quot;" office:value-type="string" office:string-value="Jason.Terry@gmail.com">
            <text:p>Jason.Terry@gmail.com</text:p>
          </table:table-cell>
          <table:table-cell office:value-type="string">
            <text:p>BtTaxeL9W4DW</text:p>
          </table:table-cell>
          <table: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Peters</text:p>
          </table:table-cell>
          <table:table-cell office:value-type="string">
            <text:p>Male</text:p>
          </table:table-cell>
          <table:table-cell office:value-type="string">
            <text:p>01/12/1999</text:p>
          </table:table-cell>
          <table:table-cell table:formula="of:=[.A622]&amp;&quot;.&quot;&amp;[.B622]&amp;&quot;@gmail.com&quot;" office:value-type="string" office:string-value="Adrian.Peters@gmail.com">
            <text:p>Adrian.Peters@gmail.com</text:p>
          </table:table-cell>
          <table:table-cell office:value-type="string">
            <text:p>teHWPv3mWzRZ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Davidson</text:p>
          </table:table-cell>
          <table:table-cell office:value-type="string">
            <text:p>Male</text:p>
          </table:table-cell>
          <table:table-cell office:value-type="string">
            <text:p>03/06/1991</text:p>
          </table:table-cell>
          <table:table-cell table:formula="of:=[.A623]&amp;&quot;.&quot;&amp;[.B623]&amp;&quot;@gmail.com&quot;" office:value-type="string" office:string-value="Piers.Davidson@gmail.com">
            <text:p>Piers.Davidson@gmail.com</text:p>
          </table:table-cell>
          <table:table-cell office:value-type="string">
            <text:p>GXSggJvahJ7p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office:value-type="string">
            <text:p>28/11/1987</text:p>
          </table:table-cell>
          <table:table-cell table:formula="of:=[.A624]&amp;&quot;.&quot;&amp;[.B624]&amp;&quot;@gmail.com&quot;" office:value-type="string" office:string-value="Richard.Gray@gmail.com">
            <text:p>Richard.Gray@gmail.com</text:p>
          </table:table-cell>
          <table:table-cell office:value-type="string">
            <text:p>CqKuYTLFxVqY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Hart</text:p>
          </table:table-cell>
          <table:table-cell office:value-type="string">
            <text:p>Male</text:p>
          </table:table-cell>
          <table:table-cell office:value-type="string">
            <text:p>11/09/1979</text:p>
          </table:table-cell>
          <table:table-cell table:formula="of:=[.A625]&amp;&quot;.&quot;&amp;[.B625]&amp;&quot;@gmail.com&quot;" office:value-type="string" office:string-value="Boris.Hart@gmail.com">
            <text:p>Boris.Hart@gmail.com</text:p>
          </table:table-cell>
          <table:table-cell office:value-type="string">
            <text:p>GdWE7FCfN9CY</text:p>
          </table:table-cell>
          <table:table-cell/>
        </table:table-row>
        <table:table-row table:style-name="ro1">
          <table:table-cell office:value-type="string">
            <text:p>Ian</text:p>
          </table:table-cell>
          <table:table-cell office:value-type="string">
            <text:p>Ferguson</text:p>
          </table:table-cell>
          <table:table-cell office:value-type="string">
            <text:p>Male</text:p>
          </table:table-cell>
          <table:table-cell office:value-type="string">
            <text:p>13/02/1990</text:p>
          </table:table-cell>
          <table:table-cell table:formula="of:=[.A626]&amp;&quot;.&quot;&amp;[.B626]&amp;&quot;@gmail.com&quot;" office:value-type="string" office:string-value="Ian.Ferguson@gmail.com">
            <text:p>Ian.Ferguson@gmail.com</text:p>
          </table:table-cell>
          <table:table-cell office:value-type="string">
            <text:p>nqmFKErYLLG6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Morgan</text:p>
          </table:table-cell>
          <table:table-cell office:value-type="string">
            <text:p>Male</text:p>
          </table:table-cell>
          <table:table-cell office:value-type="string">
            <text:p>04/01/1982</text:p>
          </table:table-cell>
          <table:table-cell table:formula="of:=[.A627]&amp;&quot;.&quot;&amp;[.B627]&amp;&quot;@gmail.com&quot;" office:value-type="string" office:string-value="Jack.Morgan@gmail.com">
            <text:p>Jack.Morgan@gmail.com</text:p>
          </table:table-cell>
          <table:table-cell office:value-type="string">
            <text:p>SF7vkRAsSLDr</text:p>
          </table:table-cell>
          <table:table-cell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Forsyth</text:p>
          </table:table-cell>
          <table:table-cell office:value-type="string">
            <text:p>Male</text:p>
          </table:table-cell>
          <table:table-cell office:value-type="string">
            <text:p>12/04/1989</text:p>
          </table:table-cell>
          <table:table-cell table:formula="of:=[.A628]&amp;&quot;.&quot;&amp;[.B628]&amp;&quot;@gmail.com&quot;" office:value-type="string" office:string-value="Sebastian.Forsyth@gmail.com">
            <text:p>Sebastian.Forsyth@gmail.com</text:p>
          </table:table-cell>
          <table:table-cell office:value-type="string">
            <text:p>hHr5GLaWbrUd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Rampling</text:p>
          </table:table-cell>
          <table:table-cell office:value-type="string">
            <text:p>Male</text:p>
          </table:table-cell>
          <table:table-cell office:value-type="string">
            <text:p>28/09/2015</text:p>
          </table:table-cell>
          <table:table-cell table:formula="of:=[.A629]&amp;&quot;.&quot;&amp;[.B629]&amp;&quot;@gmail.com&quot;" office:value-type="string" office:string-value="Harry.Rampling@gmail.com">
            <text:p>Harry.Rampling@gmail.com</text:p>
          </table:table-cell>
          <table:table-cell office:value-type="string">
            <text:p>tfCH9jkSZZLq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Morrison</text:p>
          </table:table-cell>
          <table:table-cell office:value-type="string">
            <text:p>Male</text:p>
          </table:table-cell>
          <table:table-cell office:value-type="string">
            <text:p>12/12/2008</text:p>
          </table:table-cell>
          <table:table-cell table:formula="of:=[.A630]&amp;&quot;.&quot;&amp;[.B630]&amp;&quot;@gmail.com&quot;" office:value-type="string" office:string-value="Stewart.Morrison@gmail.com">
            <text:p>Stewart.Morrison@gmail.com</text:p>
          </table:table-cell>
          <table:table-cell office:value-type="string">
            <text:p>VmJqTtHc6tar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Peake</text:p>
          </table:table-cell>
          <table:table-cell office:value-type="string">
            <text:p>Male</text:p>
          </table:table-cell>
          <table:table-cell office:value-type="string">
            <text:p>31/12/1972</text:p>
          </table:table-cell>
          <table:table-cell table:formula="of:=[.A631]&amp;&quot;.&quot;&amp;[.B631]&amp;&quot;@gmail.com&quot;" office:value-type="string" office:string-value="Dan.Peake@gmail.com">
            <text:p>Dan.Peake@gmail.com</text:p>
          </table:table-cell>
          <table:table-cell office:value-type="string">
            <text:p>XcrwWSdKJ2qF</text:p>
          </table:table-cell>
          <table:table-cell/>
        </table:table-row>
        <table:table-row table:style-name="ro1">
          <table:table-cell office:value-type="string">
            <text:p>Justin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office:value-type="string">
            <text:p>28/07/2007</text:p>
          </table:table-cell>
          <table:table-cell table:formula="of:=[.A632]&amp;&quot;.&quot;&amp;[.B632]&amp;&quot;@gmail.com&quot;" office:value-type="string" office:string-value="Justin.Black@gmail.com">
            <text:p>Justin.Black@gmail.com</text:p>
          </table:table-cell>
          <table:table-cell office:value-type="string">
            <text:p>B29DG7JVL4Yy</text:p>
          </table:table-cell>
          <table:table-cell/>
        </table:table-row>
        <table:table-row table:style-name="ro1">
          <table:table-cell office:value-type="string">
            <text:p>Ian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office:value-type="string">
            <text:p>08/08/1996</text:p>
          </table:table-cell>
          <table:table-cell table:formula="of:=[.A633]&amp;&quot;.&quot;&amp;[.B633]&amp;&quot;@gmail.com&quot;" office:value-type="string" office:string-value="Ian.Underwood@gmail.com">
            <text:p>Ian.Underwood@gmail.com</text:p>
          </table:table-cell>
          <table:table-cell office:value-type="string">
            <text:p>sGLhm7SEf2eC</text:p>
          </table:table-cell>
          <table:table-cell/>
        </table:table-row>
        <table:table-row table:style-name="ro1">
          <table:table-cell office:value-type="string">
            <text:p>Sam</text:p>
          </table:table-cell>
          <table:table-cell office:value-type="string">
            <text:p>Marshall</text:p>
          </table:table-cell>
          <table:table-cell office:value-type="string">
            <text:p>Male</text:p>
          </table:table-cell>
          <table:table-cell office:value-type="string">
            <text:p>28/08/1992</text:p>
          </table:table-cell>
          <table:table-cell table:formula="of:=[.A634]&amp;&quot;.&quot;&amp;[.B634]&amp;&quot;@gmail.com&quot;" office:value-type="string" office:string-value="Sam.Marshall@gmail.com">
            <text:p>Sam.Marshall@gmail.com</text:p>
          </table:table-cell>
          <table:table-cell office:value-type="string">
            <text:p>6n6UzzrQqkHs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Lambert</text:p>
          </table:table-cell>
          <table:table-cell office:value-type="string">
            <text:p>Male</text:p>
          </table:table-cell>
          <table:table-cell office:value-type="string">
            <text:p>18/01/1979</text:p>
          </table:table-cell>
          <table:table-cell table:formula="of:=[.A635]&amp;&quot;.&quot;&amp;[.B635]&amp;&quot;@gmail.com&quot;" office:value-type="string" office:string-value="Tim.Lambert@gmail.com">
            <text:p>Tim.Lambert@gmail.com</text:p>
          </table:table-cell>
          <table:table-cell office:value-type="string">
            <text:p>vPrmkMEJKzWc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office:value-type="string">
            <text:p>19/03/1990</text:p>
          </table:table-cell>
          <table:table-cell table:formula="of:=[.A636]&amp;&quot;.&quot;&amp;[.B636]&amp;&quot;@gmail.com&quot;" office:value-type="string" office:string-value="Kevin.Nash@gmail.com">
            <text:p>Kevin.Nash@gmail.com</text:p>
          </table:table-cell>
          <table:table-cell office:value-type="string">
            <text:p>9Lrzh4Cu3sQg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23/11/1997</text:p>
          </table:table-cell>
          <table:table-cell table:formula="of:=[.A637]&amp;&quot;.&quot;&amp;[.B637]&amp;&quot;@gmail.com&quot;" office:value-type="string" office:string-value="Brian.Hemmings@gmail.com">
            <text:p>Brian.Hemmings@gmail.com</text:p>
          </table:table-cell>
          <table:table-cell office:value-type="string">
            <text:p>UpcrrnPPFbLD</text:p>
          </table:table-cell>
          <table:table-cell/>
        </table:table-row>
        <table:table-row table:style-name="ro1">
          <table:table-cell office:value-type="string">
            <text:p>Nathan</text:p>
          </table:table-cell>
          <table:table-cell office:value-type="string">
            <text:p>Paterson</text:p>
          </table:table-cell>
          <table:table-cell office:value-type="string">
            <text:p>Male</text:p>
          </table:table-cell>
          <table:table-cell office:value-type="string">
            <text:p>03/12/2008</text:p>
          </table:table-cell>
          <table:table-cell table:formula="of:=[.A638]&amp;&quot;.&quot;&amp;[.B638]&amp;&quot;@gmail.com&quot;" office:value-type="string" office:string-value="Nathan.Paterson@gmail.com">
            <text:p>Nathan.Paterson@gmail.com</text:p>
          </table:table-cell>
          <table:table-cell office:value-type="string">
            <text:p>rqFCuDaqkVJX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office:value-type="string">
            <text:p>10/05/2014</text:p>
          </table:table-cell>
          <table:table-cell table:formula="of:=[.A639]&amp;&quot;.&quot;&amp;[.B639]&amp;&quot;@gmail.com&quot;" office:value-type="string" office:string-value="Jonathan.Mackenzie@gmail.com">
            <text:p>Jonathan.Mackenzie@gmail.com</text:p>
          </table:table-cell>
          <table:table-cell office:value-type="string">
            <text:p>wupWfmyyeg8N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Ferguson</text:p>
          </table:table-cell>
          <table:table-cell office:value-type="string">
            <text:p>Male</text:p>
          </table:table-cell>
          <table:table-cell office:value-type="string">
            <text:p>04/10/1992</text:p>
          </table:table-cell>
          <table:table-cell table:formula="of:=[.A640]&amp;&quot;.&quot;&amp;[.B640]&amp;&quot;@gmail.com&quot;" office:value-type="string" office:string-value="Edward.Ferguson@gmail.com">
            <text:p>Edward.Ferguson@gmail.com</text:p>
          </table:table-cell>
          <table:table-cell office:value-type="string">
            <text:p>aB7wW3wDrEL6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Alsop</text:p>
          </table:table-cell>
          <table:table-cell office:value-type="string">
            <text:p>Male</text:p>
          </table:table-cell>
          <table:table-cell office:value-type="string">
            <text:p>01/09/1983</text:p>
          </table:table-cell>
          <table:table-cell table:formula="of:=[.A641]&amp;&quot;.&quot;&amp;[.B641]&amp;&quot;@gmail.com&quot;" office:value-type="string" office:string-value="Charles.Alsop@gmail.com">
            <text:p>Charles.Alsop@gmail.com</text:p>
          </table:table-cell>
          <table:table-cell office:value-type="string">
            <text:p>yUZ3NeCuK5XA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Vance</text:p>
          </table:table-cell>
          <table:table-cell office:value-type="string">
            <text:p>Male</text:p>
          </table:table-cell>
          <table:table-cell office:value-type="string">
            <text:p>13/03/2014</text:p>
          </table:table-cell>
          <table:table-cell table:formula="of:=[.A642]&amp;&quot;.&quot;&amp;[.B642]&amp;&quot;@gmail.com&quot;" office:value-type="string" office:string-value="Jack.Vance@gmail.com">
            <text:p>Jack.Vance@gmail.com</text:p>
          </table:table-cell>
          <table:table-cell office:value-type="string">
            <text:p>5FrAM7YE8jua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office:value-type="string">
            <text:p>27/08/1974</text:p>
          </table:table-cell>
          <table:table-cell table:formula="of:=[.A643]&amp;&quot;.&quot;&amp;[.B643]&amp;&quot;@gmail.com&quot;" office:value-type="string" office:string-value="Liam.Lee@gmail.com">
            <text:p>Liam.Lee@gmail.com</text:p>
          </table:table-cell>
          <table:table-cell office:value-type="string">
            <text:p>9etVqUEUM8j5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17/04/2009</text:p>
          </table:table-cell>
          <table:table-cell table:formula="of:=[.A644]&amp;&quot;.&quot;&amp;[.B644]&amp;&quot;@gmail.com&quot;" office:value-type="string" office:string-value="Kevin.Langdon@gmail.com">
            <text:p>Kevin.Langdon@gmail.com</text:p>
          </table:table-cell>
          <table:table-cell office:value-type="string">
            <text:p>U5dkbwMwTm6a</text:p>
          </table:table-cell>
          <table:table-cell/>
        </table:table-row>
        <table:table-row table:style-name="ro1">
          <table:table-cell office:value-type="string">
            <text:p>Ian</text:p>
          </table:table-cell>
          <table:table-cell office:value-type="string">
            <text:p>Rutherford</text:p>
          </table:table-cell>
          <table:table-cell office:value-type="string">
            <text:p>Male</text:p>
          </table:table-cell>
          <table:table-cell office:value-type="string">
            <text:p>12/09/1978</text:p>
          </table:table-cell>
          <table:table-cell table:formula="of:=[.A645]&amp;&quot;.&quot;&amp;[.B645]&amp;&quot;@gmail.com&quot;" office:value-type="string" office:string-value="Ian.Rutherford@gmail.com">
            <text:p>Ian.Rutherford@gmail.com</text:p>
          </table:table-cell>
          <table:table-cell office:value-type="string">
            <text:p>GpWm8qW5Fuh4</text:p>
          </table:table-cell>
          <table:table-cell/>
        </table:table-row>
        <table:table-row table:style-name="ro1">
          <table:table-cell office:value-type="string">
            <text:p>Trevor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15/01/1984</text:p>
          </table:table-cell>
          <table:table-cell table:formula="of:=[.A646]&amp;&quot;.&quot;&amp;[.B646]&amp;&quot;@gmail.com&quot;" office:value-type="string" office:string-value="Trevor.Brown@gmail.com">
            <text:p>Trevor.Brown@gmail.com</text:p>
          </table:table-cell>
          <table:table-cell office:value-type="string">
            <text:p>UjJ8DL9VRw6M</text:p>
          </table:table-cell>
          <table:table-cell/>
        </table:table-row>
        <table:table-row table:style-name="ro1">
          <table:table-cell office:value-type="string">
            <text:p>Jason</text:p>
          </table:table-cell>
          <table:table-cell office:value-type="string">
            <text:p>Buckland</text:p>
          </table:table-cell>
          <table:table-cell office:value-type="string">
            <text:p>Male</text:p>
          </table:table-cell>
          <table:table-cell office:value-type="string">
            <text:p>18/03/1977</text:p>
          </table:table-cell>
          <table:table-cell table:formula="of:=[.A647]&amp;&quot;.&quot;&amp;[.B647]&amp;&quot;@gmail.com&quot;" office:value-type="string" office:string-value="Jason.Buckland@gmail.com">
            <text:p>Jason.Buckland@gmail.com</text:p>
          </table:table-cell>
          <table:table-cell office:value-type="string">
            <text:p>cHdxvMeKbnZp</text:p>
          </table:table-cell>
          <table:table-cell/>
        </table:table-row>
        <table:table-row table:style-name="ro1">
          <table:table-cell office:value-type="string">
            <text:p>Joseph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25/08/2007</text:p>
          </table:table-cell>
          <table:table-cell table:formula="of:=[.A648]&amp;&quot;.&quot;&amp;[.B648]&amp;&quot;@gmail.com&quot;" office:value-type="string" office:string-value="Joseph.Brown@gmail.com">
            <text:p>Joseph.Brown@gmail.com</text:p>
          </table:table-cell>
          <table:table-cell office:value-type="string">
            <text:p>zEAVXykvBWtP</text:p>
          </table:table-cell>
          <table:table-cell/>
        </table:table-row>
        <table:table-row table:style-name="ro1">
          <table:table-cell office:value-type="string">
            <text:p>Jason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office:value-type="string">
            <text:p>18/07/1983</text:p>
          </table:table-cell>
          <table:table-cell table:formula="of:=[.A649]&amp;&quot;.&quot;&amp;[.B649]&amp;&quot;@gmail.com&quot;" office:value-type="string" office:string-value="Jason.Welch@gmail.com">
            <text:p>Jason.Welch@gmail.com</text:p>
          </table:table-cell>
          <table:table-cell office:value-type="string">
            <text:p>ZJyf2kScsHDS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Sanderson</text:p>
          </table:table-cell>
          <table:table-cell office:value-type="string">
            <text:p>Male</text:p>
          </table:table-cell>
          <table:table-cell office:value-type="string">
            <text:p>27/10/1979</text:p>
          </table:table-cell>
          <table:table-cell table:formula="of:=[.A650]&amp;&quot;.&quot;&amp;[.B650]&amp;&quot;@gmail.com&quot;" office:value-type="string" office:string-value="Isaac.Sanderson@gmail.com">
            <text:p>Isaac.Sanderson@gmail.com</text:p>
          </table:table-cell>
          <table:table-cell office:value-type="string">
            <text:p>VXfaMQpSmrVF</text:p>
          </table:table-cell>
          <table:table-cell/>
        </table:table-row>
        <table:table-row table:style-name="ro1">
          <table:table-cell office:value-type="string">
            <text:p>Stephen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office:value-type="string">
            <text:p>01/01/1972</text:p>
          </table:table-cell>
          <table:table-cell table:formula="of:=[.A651]&amp;&quot;.&quot;&amp;[.B651]&amp;&quot;@gmail.com&quot;" office:value-type="string" office:string-value="Stephen.Poole@gmail.com">
            <text:p>Stephen.Poole@gmail.com</text:p>
          </table:table-cell>
          <table:table-cell office:value-type="string">
            <text:p>h4cAqcRJjarF</text:p>
          </table:table-cell>
          <table:table-cell/>
        </table:table-row>
        <table:table-row table:style-name="ro1">
          <table:table-cell office:value-type="string">
            <text:p>Jason</text:p>
          </table:table-cell>
          <table:table-cell office:value-type="string">
            <text:p>Paige</text:p>
          </table:table-cell>
          <table:table-cell office:value-type="string">
            <text:p>Male</text:p>
          </table:table-cell>
          <table:table-cell office:value-type="string">
            <text:p>01/06/2013</text:p>
          </table:table-cell>
          <table:table-cell table:formula="of:=[.A652]&amp;&quot;.&quot;&amp;[.B652]&amp;&quot;@gmail.com&quot;" office:value-type="string" office:string-value="Jason.Paige@gmail.com">
            <text:p>Jason.Paige@gmail.com</text:p>
          </table:table-cell>
          <table:table-cell office:value-type="string">
            <text:p>TdD57M4mD7yQ</text:p>
          </table:table-cell>
          <table:table-cell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Short</text:p>
          </table:table-cell>
          <table:table-cell office:value-type="string">
            <text:p>Male</text:p>
          </table:table-cell>
          <table:table-cell office:value-type="string">
            <text:p>24/11/1988</text:p>
          </table:table-cell>
          <table:table-cell table:formula="of:=[.A653]&amp;&quot;.&quot;&amp;[.B653]&amp;&quot;@gmail.com&quot;" office:value-type="string" office:string-value="Sebastian.Short@gmail.com">
            <text:p>Sebastian.Short@gmail.com</text:p>
          </table:table-cell>
          <table:table-cell office:value-type="string">
            <text:p>PeDMrz24q3Cu</text:p>
          </table:table-cell>
          <table:table-cell/>
        </table:table-row>
        <table:table-row table:style-name="ro1">
          <table:table-cell office:value-type="string">
            <text:p>Dylan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22/07/2012</text:p>
          </table:table-cell>
          <table:table-cell table:formula="of:=[.A654]&amp;&quot;.&quot;&amp;[.B654]&amp;&quot;@gmail.com&quot;" office:value-type="string" office:string-value="Dylan.Brown@gmail.com">
            <text:p>Dylan.Brown@gmail.com</text:p>
          </table:table-cell>
          <table:table-cell office:value-type="string">
            <text:p>Xd94cVQMdsGq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office:value-type="string">
            <text:p>01/09/2008</text:p>
          </table:table-cell>
          <table:table-cell table:formula="of:=[.A655]&amp;&quot;.&quot;&amp;[.B655]&amp;&quot;@gmail.com&quot;" office:value-type="string" office:string-value="Michael.Clarkson@gmail.com">
            <text:p>Michael.Clarkson@gmail.com</text:p>
          </table:table-cell>
          <table:table-cell office:value-type="string">
            <text:p>XnQmEqv3bcCf</text:p>
          </table:table-cell>
          <table:table-cell/>
        </table:table-row>
        <table:table-row table:style-name="ro1">
          <table:table-cell office:value-type="string">
            <text:p>Connor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office:value-type="string">
            <text:p>25/04/1977</text:p>
          </table:table-cell>
          <table:table-cell table:formula="of:=[.A656]&amp;&quot;.&quot;&amp;[.B656]&amp;&quot;@gmail.com&quot;" office:value-type="string" office:string-value="Connor.King@gmail.com">
            <text:p>Connor.King@gmail.com</text:p>
          </table:table-cell>
          <table:table-cell office:value-type="string">
            <text:p>PZJUQeNtzGVq</text:p>
          </table:table-cell>
          <table:table-cell/>
        </table:table-row>
        <table:table-row table:style-name="ro1">
          <table:table-cell office:value-type="string">
            <text:p>Evan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office:value-type="string">
            <text:p>08/08/2010</text:p>
          </table:table-cell>
          <table:table-cell table:formula="of:=[.A657]&amp;&quot;.&quot;&amp;[.B657]&amp;&quot;@gmail.com&quot;" office:value-type="string" office:string-value="Evan.Parr@gmail.com">
            <text:p>Evan.Parr@gmail.com</text:p>
          </table:table-cell>
          <table:table-cell office:value-type="string">
            <text:p>AvH2cKLgqZhA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Cornish</text:p>
          </table:table-cell>
          <table:table-cell office:value-type="string">
            <text:p>Male</text:p>
          </table:table-cell>
          <table:table-cell office:value-type="string">
            <text:p>14/11/1977</text:p>
          </table:table-cell>
          <table:table-cell table:formula="of:=[.A658]&amp;&quot;.&quot;&amp;[.B658]&amp;&quot;@gmail.com&quot;" office:value-type="string" office:string-value="Blake.Cornish@gmail.com">
            <text:p>Blake.Cornish@gmail.com</text:p>
          </table:table-cell>
          <table:table-cell office:value-type="string">
            <text:p>sMD7HfeqRSUs</text:p>
          </table:table-cell>
          <table:table-cell/>
        </table:table-row>
        <table:table-row table:style-name="ro1">
          <table:table-cell office:value-type="string">
            <text:p>Justin</text:p>
          </table:table-cell>
          <table:table-cell office:value-type="string">
            <text:p>Bailey</text:p>
          </table:table-cell>
          <table:table-cell office:value-type="string">
            <text:p>Male</text:p>
          </table:table-cell>
          <table:table-cell office:value-type="string">
            <text:p>26/08/2010</text:p>
          </table:table-cell>
          <table:table-cell table:formula="of:=[.A659]&amp;&quot;.&quot;&amp;[.B659]&amp;&quot;@gmail.com&quot;" office:value-type="string" office:string-value="Justin.Bailey@gmail.com">
            <text:p>Justin.Bailey@gmail.com</text:p>
          </table:table-cell>
          <table:table-cell office:value-type="string">
            <text:p>Pk4kWu8QbZFy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Quinn</text:p>
          </table:table-cell>
          <table:table-cell office:value-type="string">
            <text:p>Male</text:p>
          </table:table-cell>
          <table:table-cell office:value-type="string">
            <text:p>10/10/2013</text:p>
          </table:table-cell>
          <table:table-cell table:formula="of:=[.A660]&amp;&quot;.&quot;&amp;[.B660]&amp;&quot;@gmail.com&quot;" office:value-type="string" office:string-value="Warren.Quinn@gmail.com">
            <text:p>Warren.Quinn@gmail.com</text:p>
          </table:table-cell>
          <table:table-cell office:value-type="string">
            <text:p>vJaVAmzkTjJF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Berry</text:p>
          </table:table-cell>
          <table:table-cell office:value-type="string">
            <text:p>Male</text:p>
          </table:table-cell>
          <table:table-cell office:value-type="string">
            <text:p>01/12/1981</text:p>
          </table:table-cell>
          <table:table-cell table:formula="of:=[.A661]&amp;&quot;.&quot;&amp;[.B661]&amp;&quot;@gmail.com&quot;" office:value-type="string" office:string-value="Piers.Berry@gmail.com">
            <text:p>Piers.Berry@gmail.com</text:p>
          </table:table-cell>
          <table:table-cell office:value-type="string">
            <text:p>NRZ3XJXSvp8a</text:p>
          </table:table-cell>
          <table:table-cell/>
        </table:table-row>
        <table:table-row table:style-name="ro1">
          <table:table-cell office:value-type="string">
            <text:p>Ian</text:p>
          </table:table-cell>
          <table:table-cell office:value-type="string">
            <text:p>Hodges</text:p>
          </table:table-cell>
          <table:table-cell office:value-type="string">
            <text:p>Male</text:p>
          </table:table-cell>
          <table:table-cell office:value-type="string">
            <text:p>30/09/2011</text:p>
          </table:table-cell>
          <table:table-cell table:formula="of:=[.A662]&amp;&quot;.&quot;&amp;[.B662]&amp;&quot;@gmail.com&quot;" office:value-type="string" office:string-value="Ian.Hodges@gmail.com">
            <text:p>Ian.Hodges@gmail.com</text:p>
          </table:table-cell>
          <table:table-cell office:value-type="string">
            <text:p>HqKxqvgHbqXQ</text:p>
          </table:table-cell>
          <table:table-cell/>
        </table:table-row>
        <table:table-row table:style-name="ro1">
          <table:table-cell office:value-type="string">
            <text:p>Jake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office:value-type="string">
            <text:p>12/05/1980</text:p>
          </table:table-cell>
          <table:table-cell table:formula="of:=[.A663]&amp;&quot;.&quot;&amp;[.B663]&amp;&quot;@gmail.com&quot;" office:value-type="string" office:string-value="Jake.Duncan@gmail.com">
            <text:p>Jake.Duncan@gmail.com</text:p>
          </table:table-cell>
          <table:table-cell office:value-type="string">
            <text:p>Ht7dX5cRDBjA</text:p>
          </table:table-cell>
          <table:table-cell/>
        </table:table-row>
        <table:table-row table:style-name="ro1">
          <table:table-cell office:value-type="string">
            <text:p>Nicholas</text:p>
          </table:table-cell>
          <table:table-cell office:value-type="string">
            <text:p>Hudson</text:p>
          </table:table-cell>
          <table:table-cell office:value-type="string">
            <text:p>Male</text:p>
          </table:table-cell>
          <table:table-cell office:value-type="string">
            <text:p>26/05/1992</text:p>
          </table:table-cell>
          <table:table-cell table:formula="of:=[.A664]&amp;&quot;.&quot;&amp;[.B664]&amp;&quot;@gmail.com&quot;" office:value-type="string" office:string-value="Nicholas.Hudson@gmail.com">
            <text:p>Nicholas.Hudson@gmail.com</text:p>
          </table:table-cell>
          <table:table-cell office:value-type="string">
            <text:p>GWSL4rcRHp2J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Lambert</text:p>
          </table:table-cell>
          <table:table-cell office:value-type="string">
            <text:p>Male</text:p>
          </table:table-cell>
          <table:table-cell office:value-type="string">
            <text:p>24/04/1976</text:p>
          </table:table-cell>
          <table:table-cell table:formula="of:=[.A665]&amp;&quot;.&quot;&amp;[.B665]&amp;&quot;@gmail.com&quot;" office:value-type="string" office:string-value="Jack.Lambert@gmail.com">
            <text:p>Jack.Lambert@gmail.com</text:p>
          </table:table-cell>
          <table:table-cell office:value-type="string">
            <text:p>BkczudMcsHQs</text:p>
          </table:table-cell>
          <table:table-cell/>
        </table:table-row>
        <table:table-row table:style-name="ro1">
          <table:table-cell office:value-type="string">
            <text:p>Phil</text:p>
          </table:table-cell>
          <table:table-cell office:value-type="string">
            <text:p>Mitchell</text:p>
          </table:table-cell>
          <table:table-cell office:value-type="string">
            <text:p>Male</text:p>
          </table:table-cell>
          <table:table-cell office:value-type="string">
            <text:p>15/10/1992</text:p>
          </table:table-cell>
          <table:table-cell table:formula="of:=[.A666]&amp;&quot;.&quot;&amp;[.B666]&amp;&quot;@gmail.com&quot;" office:value-type="string" office:string-value="Phil.Mitchell@gmail.com">
            <text:p>Phil.Mitchell@gmail.com</text:p>
          </table:table-cell>
          <table:table-cell office:value-type="string">
            <text:p>deZA9DqHLKaa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Hardacre</text:p>
          </table:table-cell>
          <table:table-cell office:value-type="string">
            <text:p>Male</text:p>
          </table:table-cell>
          <table:table-cell office:value-type="string">
            <text:p>02/05/2010</text:p>
          </table:table-cell>
          <table:table-cell table:formula="of:=[.A667]&amp;&quot;.&quot;&amp;[.B667]&amp;&quot;@gmail.com&quot;" office:value-type="string" office:string-value="Stewart.Hardacre@gmail.com">
            <text:p>Stewart.Hardacre@gmail.com</text:p>
          </table:table-cell>
          <table:table-cell office:value-type="string">
            <text:p>fNgYJEP9arAc</text:p>
          </table:table-cell>
          <table:table-cell/>
        </table:table-row>
        <table:table-row table:style-name="ro1">
          <table:table-cell office:value-type="string">
            <text:p>Phil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office:value-type="string">
            <text:p>21/01/1978</text:p>
          </table:table-cell>
          <table:table-cell table:formula="of:=[.A668]&amp;&quot;.&quot;&amp;[.B668]&amp;&quot;@gmail.com&quot;" office:value-type="string" office:string-value="Phil.Black@gmail.com">
            <text:p>Phil.Black@gmail.com</text:p>
          </table:table-cell>
          <table:table-cell office:value-type="string">
            <text:p>wcQVYA4BTpAj</text:p>
          </table:table-cell>
          <table:table-cell/>
        </table:table-row>
        <table:table-row table:style-name="ro1">
          <table:table-cell office:value-type="string">
            <text:p>Gordon</text:p>
          </table:table-cell>
          <table:table-cell office:value-type="string">
            <text:p>Glover</text:p>
          </table:table-cell>
          <table:table-cell office:value-type="string">
            <text:p>Male</text:p>
          </table:table-cell>
          <table:table-cell office:value-type="string">
            <text:p>30/10/2013</text:p>
          </table:table-cell>
          <table:table-cell table:formula="of:=[.A669]&amp;&quot;.&quot;&amp;[.B669]&amp;&quot;@gmail.com&quot;" office:value-type="string" office:string-value="Gordon.Glover@gmail.com">
            <text:p>Gordon.Glover@gmail.com</text:p>
          </table:table-cell>
          <table:table-cell office:value-type="string">
            <text:p>bHV5HepsacCz</text:p>
          </table:table-cell>
          <table:table-cell/>
        </table:table-row>
        <table:table-row table:style-name="ro1">
          <table:table-cell office:value-type="string">
            <text:p>Jacob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office:value-type="string">
            <text:p>07/02/2013</text:p>
          </table:table-cell>
          <table:table-cell table:formula="of:=[.A670]&amp;&quot;.&quot;&amp;[.B670]&amp;&quot;@gmail.com&quot;" office:value-type="string" office:string-value="Jacob.Young@gmail.com">
            <text:p>Jacob.Young@gmail.com</text:p>
          </table:table-cell>
          <table:table-cell office:value-type="string">
            <text:p>k4QX2vgsMcPj</text:p>
          </table:table-cell>
          <table:table-cell/>
        </table:table-row>
        <table:table-row table:style-name="ro1">
          <table:table-cell office:value-type="string">
            <text:p>Phil</text:p>
          </table:table-cell>
          <table:table-cell office:value-type="string">
            <text:p>Gibson</text:p>
          </table:table-cell>
          <table:table-cell office:value-type="string">
            <text:p>Male</text:p>
          </table:table-cell>
          <table:table-cell office:value-type="string">
            <text:p>26/04/1998</text:p>
          </table:table-cell>
          <table:table-cell table:formula="of:=[.A671]&amp;&quot;.&quot;&amp;[.B671]&amp;&quot;@gmail.com&quot;" office:value-type="string" office:string-value="Phil.Gibson@gmail.com">
            <text:p>Phil.Gibson@gmail.com</text:p>
          </table:table-cell>
          <table:table-cell office:value-type="string">
            <text:p>j2A7Xfc9GhCn</text:p>
          </table:table-cell>
          <table:table-cell/>
        </table:table-row>
        <table:table-row table:style-name="ro1">
          <table:table-cell office:value-type="string">
            <text:p>Gavin</text:p>
          </table:table-cell>
          <table:table-cell office:value-type="string">
            <text:p>Wallace</text:p>
          </table:table-cell>
          <table:table-cell office:value-type="string">
            <text:p>Male</text:p>
          </table:table-cell>
          <table:table-cell office:value-type="string">
            <text:p>17/05/1997</text:p>
          </table:table-cell>
          <table:table-cell table:formula="of:=[.A672]&amp;&quot;.&quot;&amp;[.B672]&amp;&quot;@gmail.com&quot;" office:value-type="string" office:string-value="Gavin.Wallace@gmail.com">
            <text:p>Gavin.Wallace@gmail.com</text:p>
          </table:table-cell>
          <table:table-cell office:value-type="string">
            <text:p>7gGRyWhuHW32</text:p>
          </table:table-cell>
          <table:table-cell/>
        </table:table-row>
        <table:table-row table:style-name="ro1">
          <table:table-cell office:value-type="string">
            <text:p>Christian</text:p>
          </table:table-cell>
          <table:table-cell office:value-type="string">
            <text:p>Marshall</text:p>
          </table:table-cell>
          <table:table-cell office:value-type="string">
            <text:p>Male</text:p>
          </table:table-cell>
          <table:table-cell office:value-type="string">
            <text:p>03/01/2012</text:p>
          </table:table-cell>
          <table:table-cell table:formula="of:=[.A673]&amp;&quot;.&quot;&amp;[.B673]&amp;&quot;@gmail.com&quot;" office:value-type="string" office:string-value="Christian.Marshall@gmail.com">
            <text:p>Christian.Marshall@gmail.com</text:p>
          </table:table-cell>
          <table:table-cell office:value-type="string">
            <text:p>yLFHyU8yXdG8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Graham</text:p>
          </table:table-cell>
          <table:table-cell office:value-type="string">
            <text:p>Male</text:p>
          </table:table-cell>
          <table:table-cell office:value-type="string">
            <text:p>23/12/1988</text:p>
          </table:table-cell>
          <table:table-cell table:formula="of:=[.A674]&amp;&quot;.&quot;&amp;[.B674]&amp;&quot;@gmail.com&quot;" office:value-type="string" office:string-value="Michael.Graham@gmail.com">
            <text:p>Michael.Graham@gmail.com</text:p>
          </table:table-cell>
          <table:table-cell office:value-type="string">
            <text:p>vb3ZnxQek5ZG</text:p>
          </table:table-cell>
          <table:table-cell/>
        </table:table-row>
        <table:table-row table:style-name="ro1">
          <table:table-cell office:value-type="string">
            <text:p>Joseph</text:p>
          </table:table-cell>
          <table:table-cell office:value-type="string">
            <text:p>Piper</text:p>
          </table:table-cell>
          <table:table-cell office:value-type="string">
            <text:p>Male</text:p>
          </table:table-cell>
          <table:table-cell office:value-type="string">
            <text:p>29/03/1975</text:p>
          </table:table-cell>
          <table:table-cell table:formula="of:=[.A675]&amp;&quot;.&quot;&amp;[.B675]&amp;&quot;@gmail.com&quot;" office:value-type="string" office:string-value="Joseph.Piper@gmail.com">
            <text:p>Joseph.Piper@gmail.com</text:p>
          </table:table-cell>
          <table:table-cell office:value-type="string">
            <text:p>qvchcyNvPbTC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Wilkins</text:p>
          </table:table-cell>
          <table:table-cell office:value-type="string">
            <text:p>Male</text:p>
          </table:table-cell>
          <table:table-cell office:value-type="string">
            <text:p>09/03/1999</text:p>
          </table:table-cell>
          <table:table-cell table:formula="of:=[.A676]&amp;&quot;.&quot;&amp;[.B676]&amp;&quot;@gmail.com&quot;" office:value-type="string" office:string-value="Tim.Wilkins@gmail.com">
            <text:p>Tim.Wilkins@gmail.com</text:p>
          </table:table-cell>
          <table:table-cell office:value-type="string">
            <text:p>jtruPHmVj2Sn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office:value-type="string">
            <text:p>17/11/1975</text:p>
          </table:table-cell>
          <table:table-cell table:formula="of:=[.A677]&amp;&quot;.&quot;&amp;[.B677]&amp;&quot;@gmail.com&quot;" office:value-type="string" office:string-value="James.Coleman@gmail.com">
            <text:p>James.Coleman@gmail.com</text:p>
          </table:table-cell>
          <table:table-cell office:value-type="string">
            <text:p>28TMQFz3Q4Te</text:p>
          </table:table-cell>
          <table:table-cell/>
        </table:table-row>
        <table:table-row table:style-name="ro1">
          <table:table-cell office:value-type="string">
            <text:p>Evan</text:p>
          </table:table-cell>
          <table:table-cell office:value-type="string">
            <text:p>Howard</text:p>
          </table:table-cell>
          <table:table-cell office:value-type="string">
            <text:p>Male</text:p>
          </table:table-cell>
          <table:table-cell office:value-type="string">
            <text:p>17/07/2012</text:p>
          </table:table-cell>
          <table:table-cell table:formula="of:=[.A678]&amp;&quot;.&quot;&amp;[.B678]&amp;&quot;@gmail.com&quot;" office:value-type="string" office:string-value="Evan.Howard@gmail.com">
            <text:p>Evan.Howard@gmail.com</text:p>
          </table:table-cell>
          <table:table-cell office:value-type="string">
            <text:p>VpP99csEgahZ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Mills</text:p>
          </table:table-cell>
          <table:table-cell office:value-type="string">
            <text:p>Male</text:p>
          </table:table-cell>
          <table:table-cell office:value-type="string">
            <text:p>18/10/1987</text:p>
          </table:table-cell>
          <table:table-cell table:formula="of:=[.A679]&amp;&quot;.&quot;&amp;[.B679]&amp;&quot;@gmail.com&quot;" office:value-type="string" office:string-value="Sean.Mills@gmail.com">
            <text:p>Sean.Mills@gmail.com</text:p>
          </table:table-cell>
          <table:table-cell office:value-type="string">
            <text:p>ANk9jas3vUXb</text:p>
          </table:table-cell>
          <table:table-cell/>
        </table:table-row>
        <table:table-row table:style-name="ro1">
          <table:table-cell office:value-type="string">
            <text:p>Stephen</text:p>
          </table:table-cell>
          <table:table-cell office:value-type="string">
            <text:p>McDonald</text:p>
          </table:table-cell>
          <table:table-cell office:value-type="string">
            <text:p>Male</text:p>
          </table:table-cell>
          <table:table-cell office:value-type="string">
            <text:p>01/12/2012</text:p>
          </table:table-cell>
          <table:table-cell table:formula="of:=[.A680]&amp;&quot;.&quot;&amp;[.B680]&amp;&quot;@gmail.com&quot;" office:value-type="string" office:string-value="Stephen.McDonald@gmail.com">
            <text:p>Stephen.McDonald@gmail.com</text:p>
          </table:table-cell>
          <table:table-cell office:value-type="string">
            <text:p>LXSfmjA66DW7</text:p>
          </table:table-cell>
          <table:table-cell/>
        </table:table-row>
        <table:table-row table:style-name="ro1">
          <table:table-cell office:value-type="string">
            <text:p>Frank</text:p>
          </table:table-cell>
          <table:table-cell office:value-type="string">
            <text:p>Rampling</text:p>
          </table:table-cell>
          <table:table-cell office:value-type="string">
            <text:p>Male</text:p>
          </table:table-cell>
          <table:table-cell office:value-type="string">
            <text:p>14/07/1998</text:p>
          </table:table-cell>
          <table:table-cell table:formula="of:=[.A681]&amp;&quot;.&quot;&amp;[.B681]&amp;&quot;@gmail.com&quot;" office:value-type="string" office:string-value="Frank.Rampling@gmail.com">
            <text:p>Frank.Rampling@gmail.com</text:p>
          </table:table-cell>
          <table:table-cell office:value-type="string">
            <text:p>5xJHbs3f4ZpB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Mitchell</text:p>
          </table:table-cell>
          <table:table-cell office:value-type="string">
            <text:p>Male</text:p>
          </table:table-cell>
          <table:table-cell office:value-type="string">
            <text:p>09/01/1999</text:p>
          </table:table-cell>
          <table:table-cell table:formula="of:=[.A682]&amp;&quot;.&quot;&amp;[.B682]&amp;&quot;@gmail.com&quot;" office:value-type="string" office:string-value="Charles.Mitchell@gmail.com">
            <text:p>Charles.Mitchell@gmail.com</text:p>
          </table:table-cell>
          <table:table-cell office:value-type="string">
            <text:p>ct5RdhgV476h</text:p>
          </table:table-cell>
          <table:table-cell/>
        </table:table-row>
        <table:table-row table:style-name="ro1">
          <table:table-cell office:value-type="string">
            <text:p>Sam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office:value-type="string">
            <text:p>27/08/1972</text:p>
          </table:table-cell>
          <table:table-cell table:formula="of:=[.A683]&amp;&quot;.&quot;&amp;[.B683]&amp;&quot;@gmail.com&quot;" office:value-type="string" office:string-value="Sam.Wilson@gmail.com">
            <text:p>Sam.Wilson@gmail.com</text:p>
          </table:table-cell>
          <table:table-cell office:value-type="string">
            <text:p>m3QBxjR8EuBH</text:p>
          </table:table-cell>
          <table:table-cell/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Peters</text:p>
          </table:table-cell>
          <table:table-cell office:value-type="string">
            <text:p>Male</text:p>
          </table:table-cell>
          <table:table-cell office:value-type="string">
            <text:p>11/02/2016</text:p>
          </table:table-cell>
          <table:table-cell table:formula="of:=[.A684]&amp;&quot;.&quot;&amp;[.B684]&amp;&quot;@gmail.com&quot;" office:value-type="string" office:string-value="Christopher.Peters@gmail.com">
            <text:p>Christopher.Peters@gmail.com</text:p>
          </table:table-cell>
          <table:table-cell office:value-type="string">
            <text:p>aEqj5Qk63J27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Bower</text:p>
          </table:table-cell>
          <table:table-cell office:value-type="string">
            <text:p>Male</text:p>
          </table:table-cell>
          <table:table-cell office:value-type="string">
            <text:p>09/08/2006</text:p>
          </table:table-cell>
          <table:table-cell table:formula="of:=[.A685]&amp;&quot;.&quot;&amp;[.B685]&amp;&quot;@gmail.com&quot;" office:value-type="string" office:string-value="Colin.Bower@gmail.com">
            <text:p>Colin.Bower@gmail.com</text:p>
          </table:table-cell>
          <table:table-cell office:value-type="string">
            <text:p>jxQCVdSnbJfS</text:p>
          </table:table-cell>
          <table:table-cell/>
        </table:table-row>
        <table:table-row table:style-name="ro1">
          <table:table-cell office:value-type="string">
            <text:p>Brandon</text:p>
          </table:table-cell>
          <table:table-cell office:value-type="string">
            <text:p>Peake</text:p>
          </table:table-cell>
          <table:table-cell office:value-type="string">
            <text:p>Male</text:p>
          </table:table-cell>
          <table:table-cell office:value-type="string">
            <text:p>11/09/1988</text:p>
          </table:table-cell>
          <table:table-cell table:formula="of:=[.A686]&amp;&quot;.&quot;&amp;[.B686]&amp;&quot;@gmail.com&quot;" office:value-type="string" office:string-value="Brandon.Peake@gmail.com">
            <text:p>Brandon.Peake@gmail.com</text:p>
          </table:table-cell>
          <table:table-cell office:value-type="string">
            <text:p>76U3nDfCj8ZX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Turner</text:p>
          </table:table-cell>
          <table:table-cell office:value-type="string">
            <text:p>Male</text:p>
          </table:table-cell>
          <table:table-cell office:value-type="string">
            <text:p>24/03/1971</text:p>
          </table:table-cell>
          <table:table-cell table:formula="of:=[.A687]&amp;&quot;.&quot;&amp;[.B687]&amp;&quot;@gmail.com&quot;" office:value-type="string" office:string-value="Edward.Turner@gmail.com">
            <text:p>Edward.Turner@gmail.com</text:p>
          </table:table-cell>
          <table:table-cell office:value-type="string">
            <text:p>B4SsgZMjvwWX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Carr</text:p>
          </table:table-cell>
          <table:table-cell office:value-type="string">
            <text:p>Male</text:p>
          </table:table-cell>
          <table:table-cell office:value-type="string">
            <text:p>23/03/1994</text:p>
          </table:table-cell>
          <table:table-cell table:formula="of:=[.A688]&amp;&quot;.&quot;&amp;[.B688]&amp;&quot;@gmail.com&quot;" office:value-type="string" office:string-value="Alexander.Carr@gmail.com">
            <text:p>Alexander.Carr@gmail.com</text:p>
          </table:table-cell>
          <table:table-cell office:value-type="string">
            <text:p>u9x9uJsPxZ47</text:p>
          </table:table-cell>
          <table:table-cell/>
        </table:table-row>
        <table:table-row table:style-name="ro1">
          <table:table-cell office:value-type="string">
            <text:p>Justin</text:p>
          </table:table-cell>
          <table:table-cell office:value-type="string">
            <text:p>Peters</text:p>
          </table:table-cell>
          <table:table-cell office:value-type="string">
            <text:p>Male</text:p>
          </table:table-cell>
          <table:table-cell office:value-type="string">
            <text:p>08/07/2007</text:p>
          </table:table-cell>
          <table:table-cell table:formula="of:=[.A689]&amp;&quot;.&quot;&amp;[.B689]&amp;&quot;@gmail.com&quot;" office:value-type="string" office:string-value="Justin.Peters@gmail.com">
            <text:p>Justin.Peters@gmail.com</text:p>
          </table:table-cell>
          <table:table-cell office:value-type="string">
            <text:p>P4LTyWAKWePw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Nash</text:p>
          </table:table-cell>
          <table:table-cell office:value-type="string">
            <text:p>Male</text:p>
          </table:table-cell>
          <table:table-cell office:value-type="string">
            <text:p>06/10/1977</text:p>
          </table:table-cell>
          <table:table-cell table:formula="of:=[.A690]&amp;&quot;.&quot;&amp;[.B690]&amp;&quot;@gmail.com&quot;" office:value-type="string" office:string-value="William.Nash@gmail.com">
            <text:p>William.Nash@gmail.com</text:p>
          </table:table-cell>
          <table:table-cell office:value-type="string">
            <text:p>q395czEVj7pu</text:p>
          </table:table-cell>
          <table:table-cell/>
        </table:table-row>
        <table:table-row table:style-name="ro1">
          <table:table-cell office:value-type="string">
            <text:p>Andrew</text:p>
          </table:table-cell>
          <table:table-cell office:value-type="string">
            <text:p>Turner</text:p>
          </table:table-cell>
          <table:table-cell office:value-type="string">
            <text:p>Male</text:p>
          </table:table-cell>
          <table:table-cell office:value-type="string">
            <text:p>15/11/1978</text:p>
          </table:table-cell>
          <table:table-cell table:formula="of:=[.A691]&amp;&quot;.&quot;&amp;[.B691]&amp;&quot;@gmail.com&quot;" office:value-type="string" office:string-value="Andrew.Turner@gmail.com">
            <text:p>Andrew.Turner@gmail.com</text:p>
          </table:table-cell>
          <table:table-cell office:value-type="string">
            <text:p>pSbHbnxBbpHv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22/01/1997</text:p>
          </table:table-cell>
          <table:table-cell table:formula="of:=[.A692]&amp;&quot;.&quot;&amp;[.B692]&amp;&quot;@gmail.com&quot;" office:value-type="string" office:string-value="William.Blake@gmail.com">
            <text:p>William.Blake@gmail.com</text:p>
          </table:table-cell>
          <table:table-cell office:value-type="string">
            <text:p>JsgJvFHaj8ma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Avery</text:p>
          </table:table-cell>
          <table:table-cell office:value-type="string">
            <text:p>Male</text:p>
          </table:table-cell>
          <table:table-cell office:value-type="string">
            <text:p>18/06/2013</text:p>
          </table:table-cell>
          <table:table-cell table:formula="of:=[.A693]&amp;&quot;.&quot;&amp;[.B693]&amp;&quot;@gmail.com&quot;" office:value-type="string" office:string-value="Joshua.Avery@gmail.com">
            <text:p>Joshua.Avery@gmail.com</text:p>
          </table:table-cell>
          <table:table-cell office:value-type="string">
            <text:p>YgJtrSzpkWS7</text:p>
          </table:table-cell>
          <table:table-cell/>
        </table:table-row>
        <table:table-row table:style-name="ro1">
          <table:table-cell office:value-type="string">
            <text:p>Dylan</text:p>
          </table:table-cell>
          <table:table-cell office:value-type="string">
            <text:p>Howard</text:p>
          </table:table-cell>
          <table:table-cell office:value-type="string">
            <text:p>Male</text:p>
          </table:table-cell>
          <table:table-cell office:value-type="string">
            <text:p>23/03/1985</text:p>
          </table:table-cell>
          <table:table-cell table:formula="of:=[.A694]&amp;&quot;.&quot;&amp;[.B694]&amp;&quot;@gmail.com&quot;" office:value-type="string" office:string-value="Dylan.Howard@gmail.com">
            <text:p>Dylan.Howard@gmail.com</text:p>
          </table:table-cell>
          <table:table-cell office:value-type="string">
            <text:p>6FjUnQB4hjsy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Vance</text:p>
          </table:table-cell>
          <table:table-cell office:value-type="string">
            <text:p>Male</text:p>
          </table:table-cell>
          <table:table-cell office:value-type="string">
            <text:p>10/11/1996</text:p>
          </table:table-cell>
          <table:table-cell table:formula="of:=[.A695]&amp;&quot;.&quot;&amp;[.B695]&amp;&quot;@gmail.com&quot;" office:value-type="string" office:string-value="Piers.Vance@gmail.com">
            <text:p>Piers.Vance@gmail.com</text:p>
          </table:table-cell>
          <table:table-cell office:value-type="string">
            <text:p>E7yBhWUzpfLq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Bower</text:p>
          </table:table-cell>
          <table:table-cell office:value-type="string">
            <text:p>Male</text:p>
          </table:table-cell>
          <table:table-cell office:value-type="string">
            <text:p>20/05/1997</text:p>
          </table:table-cell>
          <table:table-cell table:formula="of:=[.A696]&amp;&quot;.&quot;&amp;[.B696]&amp;&quot;@gmail.com&quot;" office:value-type="string" office:string-value="Simon.Bower@gmail.com">
            <text:p>Simon.Bower@gmail.com</text:p>
          </table:table-cell>
          <table:table-cell office:value-type="string">
            <text:p>ZJBMUwddm8Fd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Churchill</text:p>
          </table:table-cell>
          <table:table-cell office:value-type="string">
            <text:p>Male</text:p>
          </table:table-cell>
          <table:table-cell office:value-type="string">
            <text:p>05/08/2012</text:p>
          </table:table-cell>
          <table:table-cell table:formula="of:=[.A697]&amp;&quot;.&quot;&amp;[.B697]&amp;&quot;@gmail.com&quot;" office:value-type="string" office:string-value="Harry.Churchill@gmail.com">
            <text:p>Harry.Churchill@gmail.com</text:p>
          </table:table-cell>
          <table:table-cell office:value-type="string">
            <text:p>rPSPcRzkBqNm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26/09/1993</text:p>
          </table:table-cell>
          <table:table-cell table:formula="of:=[.A698]&amp;&quot;.&quot;&amp;[.B698]&amp;&quot;@gmail.com&quot;" office:value-type="string" office:string-value="Dan.Payne@gmail.com">
            <text:p>Dan.Payne@gmail.com</text:p>
          </table:table-cell>
          <table:table-cell office:value-type="string">
            <text:p>7CWMCC8yAvAJ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office:value-type="string">
            <text:p>13/12/1997</text:p>
          </table:table-cell>
          <table:table-cell table:formula="of:=[.A699]&amp;&quot;.&quot;&amp;[.B699]&amp;&quot;@gmail.com&quot;" office:value-type="string" office:string-value="James.Russell@gmail.com">
            <text:p>James.Russell@gmail.com</text:p>
          </table:table-cell>
          <table:table-cell office:value-type="string">
            <text:p>pU5ykNTW98qb</text:p>
          </table:table-cell>
          <table:table-cell/>
        </table:table-row>
        <table:table-row table:style-name="ro1">
          <table:table-cell office:value-type="string">
            <text:p>Jake</text:p>
          </table:table-cell>
          <table:table-cell office:value-type="string">
            <text:p>Randall</text:p>
          </table:table-cell>
          <table:table-cell office:value-type="string">
            <text:p>Male</text:p>
          </table:table-cell>
          <table:table-cell office:value-type="string">
            <text:p>25/05/2013</text:p>
          </table:table-cell>
          <table:table-cell table:formula="of:=[.A700]&amp;&quot;.&quot;&amp;[.B700]&amp;&quot;@gmail.com&quot;" office:value-type="string" office:string-value="Jake.Randall@gmail.com">
            <text:p>Jake.Randall@gmail.com</text:p>
          </table:table-cell>
          <table:table-cell office:value-type="string">
            <text:p>LrPCjnFxKphN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office:value-type="string">
            <text:p>16/11/1985</text:p>
          </table:table-cell>
          <table:table-cell table:formula="of:=[.A701]&amp;&quot;.&quot;&amp;[.B701]&amp;&quot;@gmail.com&quot;" office:value-type="string" office:string-value="Thomas.Grant@gmail.com">
            <text:p>Thomas.Grant@gmail.com</text:p>
          </table:table-cell>
          <table:table-cell office:value-type="string">
            <text:p>LTTu6pUG7YMc</text:p>
          </table:table-cell>
          <table:table-cell/>
        </table:table-row>
        <table:table-row table:style-name="ro1">
          <table:table-cell office:value-type="string">
            <text:p>Dominic</text:p>
          </table:table-cell>
          <table:table-cell office:value-type="string">
            <text:p>Murray</text:p>
          </table:table-cell>
          <table:table-cell office:value-type="string">
            <text:p>Male</text:p>
          </table:table-cell>
          <table:table-cell office:value-type="string">
            <text:p>21/04/1999</text:p>
          </table:table-cell>
          <table:table-cell table:formula="of:=[.A702]&amp;&quot;.&quot;&amp;[.B702]&amp;&quot;@gmail.com&quot;" office:value-type="string" office:string-value="Dominic.Murray@gmail.com">
            <text:p>Dominic.Murray@gmail.com</text:p>
          </table:table-cell>
          <table:table-cell office:value-type="string">
            <text:p>HdsudxkggT3h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05/03/1976</text:p>
          </table:table-cell>
          <table:table-cell table:formula="of:=[.A703]&amp;&quot;.&quot;&amp;[.B703]&amp;&quot;@gmail.com&quot;" office:value-type="string" office:string-value="Sean.Rees@gmail.com">
            <text:p>Sean.Rees@gmail.com</text:p>
          </table:table-cell>
          <table:table-cell office:value-type="string">
            <text:p>ZXguWuLmXzfJ</text:p>
          </table:table-cell>
          <table:table-cell/>
        </table:table-row>
        <table:table-row table:style-name="ro1">
          <table:table-cell office:value-type="string">
            <text:p>Steven</text:p>
          </table:table-cell>
          <table:table-cell office:value-type="string">
            <text:p>Clark</text:p>
          </table:table-cell>
          <table:table-cell office:value-type="string">
            <text:p>Male</text:p>
          </table:table-cell>
          <table:table-cell office:value-type="string">
            <text:p>04/09/1977</text:p>
          </table:table-cell>
          <table:table-cell table:formula="of:=[.A704]&amp;&quot;.&quot;&amp;[.B704]&amp;&quot;@gmail.com&quot;" office:value-type="string" office:string-value="Steven.Clark@gmail.com">
            <text:p>Steven.Clark@gmail.com</text:p>
          </table:table-cell>
          <table:table-cell office:value-type="string">
            <text:p>RrvyjzuLdQA7</text:p>
          </table:table-cell>
          <table:table-cell/>
        </table:table-row>
        <table:table-row table:style-name="ro1">
          <table:table-cell office:value-type="string">
            <text:p>Anthony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office:value-type="string">
            <text:p>01/01/1989</text:p>
          </table:table-cell>
          <table:table-cell table:formula="of:=[.A705]&amp;&quot;.&quot;&amp;[.B705]&amp;&quot;@gmail.com&quot;" office:value-type="string" office:string-value="Anthony.Harris@gmail.com">
            <text:p>Anthony.Harris@gmail.com</text:p>
          </table:table-cell>
          <table:table-cell office:value-type="string">
            <text:p>EaS6yLYSV2FX</text:p>
          </table:table-cell>
          <table:table-cell/>
        </table:table-row>
        <table:table-row table:style-name="ro1">
          <table:table-cell office:value-type="string">
            <text:p>Joseph</text:p>
          </table:table-cell>
          <table:table-cell office:value-type="string">
            <text:p>Wallace</text:p>
          </table:table-cell>
          <table:table-cell office:value-type="string">
            <text:p>Male</text:p>
          </table:table-cell>
          <table:table-cell office:value-type="string">
            <text:p>08/06/1971</text:p>
          </table:table-cell>
          <table:table-cell table:formula="of:=[.A706]&amp;&quot;.&quot;&amp;[.B706]&amp;&quot;@gmail.com&quot;" office:value-type="string" office:string-value="Joseph.Wallace@gmail.com">
            <text:p>Joseph.Wallace@gmail.com</text:p>
          </table:table-cell>
          <table:table-cell office:value-type="string">
            <text:p>Xtq5Q7FTyM7S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Wallace</text:p>
          </table:table-cell>
          <table:table-cell office:value-type="string">
            <text:p>Male</text:p>
          </table:table-cell>
          <table:table-cell office:value-type="string">
            <text:p>04/03/1981</text:p>
          </table:table-cell>
          <table:table-cell table:formula="of:=[.A707]&amp;&quot;.&quot;&amp;[.B707]&amp;&quot;@gmail.com&quot;" office:value-type="string" office:string-value="Blake.Wallace@gmail.com">
            <text:p>Blake.Wallace@gmail.com</text:p>
          </table:table-cell>
          <table:table-cell office:value-type="string">
            <text:p>uxkaVwWcDRHM</text:p>
          </table:table-cell>
          <table:table-cell/>
        </table:table-row>
        <table:table-row table:style-name="ro1">
          <table:table-cell office:value-type="string">
            <text:p>Jacob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office:value-type="string">
            <text:p>07/02/1986</text:p>
          </table:table-cell>
          <table:table-cell table:formula="of:=[.A708]&amp;&quot;.&quot;&amp;[.B708]&amp;&quot;@gmail.com&quot;" office:value-type="string" office:string-value="Jacob.Kerr@gmail.com">
            <text:p>Jacob.Kerr@gmail.com</text:p>
          </table:table-cell>
          <table:table-cell office:value-type="string">
            <text:p>b4EC2WzGjCVH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Forsyth</text:p>
          </table:table-cell>
          <table:table-cell office:value-type="string">
            <text:p>Male</text:p>
          </table:table-cell>
          <table:table-cell office:value-type="string">
            <text:p>08/03/2013</text:p>
          </table:table-cell>
          <table:table-cell table:formula="of:=[.A709]&amp;&quot;.&quot;&amp;[.B709]&amp;&quot;@gmail.com&quot;" office:value-type="string" office:string-value="Edward.Forsyth@gmail.com">
            <text:p>Edward.Forsyth@gmail.com</text:p>
          </table:table-cell>
          <table:table-cell office:value-type="string">
            <text:p>GrKtkqqdKM9d</text:p>
          </table:table-cell>
          <table:table-cell/>
        </table:table-row>
        <table:table-row table:style-name="ro1">
          <table:table-cell office:value-type="string">
            <text:p>Dylan</text:p>
          </table:table-cell>
          <table:table-cell office:value-type="string">
            <text:p>Piper</text:p>
          </table:table-cell>
          <table:table-cell office:value-type="string">
            <text:p>Male</text:p>
          </table:table-cell>
          <table:table-cell office:value-type="string">
            <text:p>02/05/1999</text:p>
          </table:table-cell>
          <table:table-cell table:formula="of:=[.A710]&amp;&quot;.&quot;&amp;[.B710]&amp;&quot;@gmail.com&quot;" office:value-type="string" office:string-value="Dylan.Piper@gmail.com">
            <text:p>Dylan.Piper@gmail.com</text:p>
          </table:table-cell>
          <table:table-cell office:value-type="string">
            <text:p>8v7jdSzv8Gws</text:p>
          </table:table-cell>
          <table:table-cell/>
        </table:table-row>
        <table:table-row table:style-name="ro1">
          <table:table-cell office:value-type="string">
            <text:p>Christian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office:value-type="string">
            <text:p>21/04/2009</text:p>
          </table:table-cell>
          <table:table-cell table:formula="of:=[.A711]&amp;&quot;.&quot;&amp;[.B711]&amp;&quot;@gmail.com&quot;" office:value-type="string" office:string-value="Christian.Springer@gmail.com">
            <text:p>Christian.Springer@gmail.com</text:p>
          </table:table-cell>
          <table:table-cell office:value-type="string">
            <text:p>qe2eYgStb7Gf</text:p>
          </table:table-cell>
          <table:table-cell/>
        </table:table-row>
        <table:table-row table:style-name="ro1">
          <table:table-cell office:value-type="string">
            <text:p>Lucas</text:p>
          </table:table-cell>
          <table:table-cell office:value-type="string">
            <text:p>Davies</text:p>
          </table:table-cell>
          <table:table-cell office:value-type="string">
            <text:p>Male</text:p>
          </table:table-cell>
          <table:table-cell office:value-type="string">
            <text:p>26/07/1983</text:p>
          </table:table-cell>
          <table:table-cell table:formula="of:=[.A712]&amp;&quot;.&quot;&amp;[.B712]&amp;&quot;@gmail.com&quot;" office:value-type="string" office:string-value="Lucas.Davies@gmail.com">
            <text:p>Lucas.Davies@gmail.com</text:p>
          </table:table-cell>
          <table:table-cell office:value-type="string">
            <text:p>Z29MABxn4uT7</text:p>
          </table:table-cell>
          <table:table-cell/>
        </table:table-row>
        <table:table-row table:style-name="ro1">
          <table:table-cell office:value-type="string">
            <text:p>Carl</text:p>
          </table:table-cell>
          <table:table-cell office:value-type="string">
            <text:p>Powell</text:p>
          </table:table-cell>
          <table:table-cell office:value-type="string">
            <text:p>Male</text:p>
          </table:table-cell>
          <table:table-cell office:value-type="string">
            <text:p>15/07/2008</text:p>
          </table:table-cell>
          <table:table-cell table:formula="of:=[.A713]&amp;&quot;.&quot;&amp;[.B713]&amp;&quot;@gmail.com&quot;" office:value-type="string" office:string-value="Carl.Powell@gmail.com">
            <text:p>Carl.Powell@gmail.com</text:p>
          </table:table-cell>
          <table:table-cell office:value-type="string">
            <text:p>3jWNSn6N3Wac</text:p>
          </table:table-cell>
          <table:table-cell/>
        </table:table-row>
        <table:table-row table:style-name="ro1">
          <table:table-cell office:value-type="string">
            <text:p>Lucas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06/06/1984</text:p>
          </table:table-cell>
          <table:table-cell table:formula="of:=[.A714]&amp;&quot;.&quot;&amp;[.B714]&amp;&quot;@gmail.com&quot;" office:value-type="string" office:string-value="Lucas.Rees@gmail.com">
            <text:p>Lucas.Rees@gmail.com</text:p>
          </table:table-cell>
          <table:table-cell office:value-type="string">
            <text:p>SKDYxBy5BL44</text:p>
          </table:table-cell>
          <table:table-cell/>
        </table:table-row>
        <table:table-row table:style-name="ro1">
          <table:table-cell office:value-type="string">
            <text:p>Ryan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office:value-type="string">
            <text:p>19/08/1999</text:p>
          </table:table-cell>
          <table:table-cell table:formula="of:=[.A715]&amp;&quot;.&quot;&amp;[.B715]&amp;&quot;@gmail.com&quot;" office:value-type="string" office:string-value="Ryan.MacLeod@gmail.com">
            <text:p>Ryan.MacLeod@gmail.com</text:p>
          </table:table-cell>
          <table:table-cell office:value-type="string">
            <text:p>SqMmuTPx6Pxu</text:p>
          </table:table-cell>
          <table: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office:value-type="string">
            <text:p>12/11/1973</text:p>
          </table:table-cell>
          <table:table-cell table:formula="of:=[.A716]&amp;&quot;.&quot;&amp;[.B716]&amp;&quot;@gmail.com&quot;" office:value-type="string" office:string-value="Paul.Coleman@gmail.com">
            <text:p>Paul.Coleman@gmail.com</text:p>
          </table:table-cell>
          <table:table-cell office:value-type="string">
            <text:p>SHxEaAtzxEgB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Thomson</text:p>
          </table:table-cell>
          <table:table-cell office:value-type="string">
            <text:p>Male</text:p>
          </table:table-cell>
          <table:table-cell office:value-type="string">
            <text:p>26/11/1997</text:p>
          </table:table-cell>
          <table:table-cell table:formula="of:=[.A717]&amp;&quot;.&quot;&amp;[.B717]&amp;&quot;@gmail.com&quot;" office:value-type="string" office:string-value="Richard.Thomson@gmail.com">
            <text:p>Richard.Thomson@gmail.com</text:p>
          </table:table-cell>
          <table:table-cell office:value-type="string">
            <text:p>RRB2Fc6KBVnS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Forsyth</text:p>
          </table:table-cell>
          <table:table-cell office:value-type="string">
            <text:p>Male</text:p>
          </table:table-cell>
          <table:table-cell office:value-type="string">
            <text:p>08/09/1982</text:p>
          </table:table-cell>
          <table:table-cell table:formula="of:=[.A718]&amp;&quot;.&quot;&amp;[.B718]&amp;&quot;@gmail.com&quot;" office:value-type="string" office:string-value="Richard.Forsyth@gmail.com">
            <text:p>Richard.Forsyth@gmail.com</text:p>
          </table:table-cell>
          <table:table-cell office:value-type="string">
            <text:p>EYCjuRHpbL8t</text:p>
          </table:table-cell>
          <table:table-cell/>
        </table:table-row>
        <table:table-row table:style-name="ro1">
          <table:table-cell office:value-type="string">
            <text:p>Joe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office:value-type="string">
            <text:p>07/12/1994</text:p>
          </table:table-cell>
          <table:table-cell table:formula="of:=[.A719]&amp;&quot;.&quot;&amp;[.B719]&amp;&quot;@gmail.com&quot;" office:value-type="string" office:string-value="Joe.Black@gmail.com">
            <text:p>Joe.Black@gmail.com</text:p>
          </table:table-cell>
          <table:table-cell office:value-type="string">
            <text:p>FsFDzaup9EMM</text:p>
          </table:table-cell>
          <table:table-cell/>
        </table:table-row>
        <table:table-row table:style-name="ro1">
          <table:table-cell office:value-type="string">
            <text:p>Lucas</text:p>
          </table:table-cell>
          <table:table-cell office:value-type="string">
            <text:p>Sanderson</text:p>
          </table:table-cell>
          <table:table-cell office:value-type="string">
            <text:p>Male</text:p>
          </table:table-cell>
          <table:table-cell office:value-type="string">
            <text:p>14/02/1995</text:p>
          </table:table-cell>
          <table:table-cell table:formula="of:=[.A720]&amp;&quot;.&quot;&amp;[.B720]&amp;&quot;@gmail.com&quot;" office:value-type="string" office:string-value="Lucas.Sanderson@gmail.com">
            <text:p>Lucas.Sanderson@gmail.com</text:p>
          </table:table-cell>
          <table:table-cell office:value-type="string">
            <text:p>CxCPDxQc6aZW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office:value-type="string">
            <text:p>16/04/1989</text:p>
          </table:table-cell>
          <table:table-cell table:formula="of:=[.A721]&amp;&quot;.&quot;&amp;[.B721]&amp;&quot;@gmail.com&quot;" office:value-type="string" office:string-value="Simon.MacDonald@gmail.com">
            <text:p>Simon.MacDonald@gmail.com</text:p>
          </table:table-cell>
          <table:table-cell office:value-type="string">
            <text:p>ajqRwfBSLyKN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office:value-type="string">
            <text:p>19/02/2006</text:p>
          </table:table-cell>
          <table:table-cell table:formula="of:=[.A722]&amp;&quot;.&quot;&amp;[.B722]&amp;&quot;@gmail.com&quot;" office:value-type="string" office:string-value="Piers.Tucker@gmail.com">
            <text:p>Piers.Tucker@gmail.com</text:p>
          </table:table-cell>
          <table:table-cell office:value-type="string">
            <text:p>HsmsJycJd3LZ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Watson</text:p>
          </table:table-cell>
          <table:table-cell office:value-type="string">
            <text:p>Male</text:p>
          </table:table-cell>
          <table:table-cell office:value-type="string">
            <text:p>07/09/2000</text:p>
          </table:table-cell>
          <table:table-cell table:formula="of:=[.A723]&amp;&quot;.&quot;&amp;[.B723]&amp;&quot;@gmail.com&quot;" office:value-type="string" office:string-value="Stewart.Watson@gmail.com">
            <text:p>Stewart.Watson@gmail.com</text:p>
          </table:table-cell>
          <table:table-cell office:value-type="string">
            <text:p>UW6WSjQf4zpu</text:p>
          </table:table-cell>
          <table:table-cell/>
        </table:table-row>
        <table:table-row table:style-name="ro1">
          <table:table-cell office:value-type="string">
            <text:p>Gordon</text:p>
          </table:table-cell>
          <table:table-cell office:value-type="string">
            <text:p>Robertson</text:p>
          </table:table-cell>
          <table:table-cell office:value-type="string">
            <text:p>Male</text:p>
          </table:table-cell>
          <table:table-cell office:value-type="string">
            <text:p>07/04/1987</text:p>
          </table:table-cell>
          <table:table-cell table:formula="of:=[.A724]&amp;&quot;.&quot;&amp;[.B724]&amp;&quot;@gmail.com&quot;" office:value-type="string" office:string-value="Gordon.Robertson@gmail.com">
            <text:p>Gordon.Robertson@gmail.com</text:p>
          </table:table-cell>
          <table:table-cell office:value-type="string">
            <text:p>AEdSmZWKzwVQ</text:p>
          </table:table-cell>
          <table:table-cell/>
        </table:table-row>
        <table:table-row table:style-name="ro1"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string">
            <text:p>Male</text:p>
          </table:table-cell>
          <table:table-cell office:value-type="string">
            <text:p>20/03/1972</text:p>
          </table:table-cell>
          <table:table-cell table:formula="of:=[.A725]&amp;&quot;.&quot;&amp;[.B725]&amp;&quot;@gmail.com&quot;" office:value-type="string" office:string-value="Stephen.Ross@gmail.com">
            <text:p>Stephen.Ross@gmail.com</text:p>
          </table:table-cell>
          <table:table-cell office:value-type="string">
            <text:p>a8HLPunWhG9d</text:p>
          </table:table-cell>
          <table:table-cell/>
        </table:table-row>
        <table:table-row table:style-name="ro1">
          <table:table-cell office:value-type="string">
            <text:p>Jake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10/04/2011</text:p>
          </table:table-cell>
          <table:table-cell table:formula="of:=[.A726]&amp;&quot;.&quot;&amp;[.B726]&amp;&quot;@gmail.com&quot;" office:value-type="string" office:string-value="Jake.Payne@gmail.com">
            <text:p>Jake.Payne@gmail.com</text:p>
          </table:table-cell>
          <table:table-cell office:value-type="string">
            <text:p>YDDXq9Rn92km</text:p>
          </table:table-cell>
          <table: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Hodges</text:p>
          </table:table-cell>
          <table:table-cell office:value-type="string">
            <text:p>Male</text:p>
          </table:table-cell>
          <table:table-cell office:value-type="string">
            <text:p>26/02/2008</text:p>
          </table:table-cell>
          <table:table-cell table:formula="of:=[.A727]&amp;&quot;.&quot;&amp;[.B727]&amp;&quot;@gmail.com&quot;" office:value-type="string" office:string-value="Adrian.Hodges@gmail.com">
            <text:p>Adrian.Hodges@gmail.com</text:p>
          </table:table-cell>
          <table:table-cell office:value-type="string">
            <text:p>vQrJWMrkgnFj</text:p>
          </table:table-cell>
          <table:table-cell/>
        </table:table-row>
        <table:table-row table:style-name="ro1">
          <table:table-cell office:value-type="string">
            <text:p>Sam</text:p>
          </table:table-cell>
          <table:table-cell office:value-type="string">
            <text:p>White</text:p>
          </table:table-cell>
          <table:table-cell office:value-type="string">
            <text:p>Male</text:p>
          </table:table-cell>
          <table:table-cell office:value-type="string">
            <text:p>18/11/1980</text:p>
          </table:table-cell>
          <table:table-cell table:formula="of:=[.A728]&amp;&quot;.&quot;&amp;[.B728]&amp;&quot;@gmail.com&quot;" office:value-type="string" office:string-value="Sam.White@gmail.com">
            <text:p>Sam.White@gmail.com</text:p>
          </table:table-cell>
          <table:table-cell office:value-type="string">
            <text:p>geN9ssw4cBTC</text:p>
          </table:table-cell>
          <table:table-cell/>
        </table:table-row>
        <table:table-row table:style-name="ro1">
          <table:table-cell office:value-type="string">
            <text:p>Jacob</text:p>
          </table:table-cell>
          <table:table-cell office:value-type="string">
            <text:p>Rampling</text:p>
          </table:table-cell>
          <table:table-cell office:value-type="string">
            <text:p>Male</text:p>
          </table:table-cell>
          <table:table-cell office:value-type="string">
            <text:p>30/06/2006</text:p>
          </table:table-cell>
          <table:table-cell table:formula="of:=[.A729]&amp;&quot;.&quot;&amp;[.B729]&amp;&quot;@gmail.com&quot;" office:value-type="string" office:string-value="Jacob.Rampling@gmail.com">
            <text:p>Jacob.Rampling@gmail.com</text:p>
          </table:table-cell>
          <table:table-cell office:value-type="string">
            <text:p>yfNcXWUnrSTQ</text:p>
          </table:table-cell>
          <table:table-cell/>
        </table:table-row>
        <table:table-row table:style-name="ro1">
          <table:table-cell office:value-type="string">
            <text:p>Cameron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01/10/1981</text:p>
          </table:table-cell>
          <table:table-cell table:formula="of:=[.A730]&amp;&quot;.&quot;&amp;[.B730]&amp;&quot;@gmail.com&quot;" office:value-type="string" office:string-value="Cameron.Hemmings@gmail.com">
            <text:p>Cameron.Hemmings@gmail.com</text:p>
          </table:table-cell>
          <table:table-cell office:value-type="string">
            <text:p>ej3j4zHgxQFB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Paige</text:p>
          </table:table-cell>
          <table:table-cell office:value-type="string">
            <text:p>Male</text:p>
          </table:table-cell>
          <table:table-cell office:value-type="string">
            <text:p>08/03/1971</text:p>
          </table:table-cell>
          <table:table-cell table:formula="of:=[.A731]&amp;&quot;.&quot;&amp;[.B731]&amp;&quot;@gmail.com&quot;" office:value-type="string" office:string-value="Colin.Paige@gmail.com">
            <text:p>Colin.Paige@gmail.com</text:p>
          </table:table-cell>
          <table:table-cell office:value-type="string">
            <text:p>EDww5V8uAxhv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office:value-type="string">
            <text:p>04/06/1992</text:p>
          </table:table-cell>
          <table:table-cell table:formula="of:=[.A732]&amp;&quot;.&quot;&amp;[.B732]&amp;&quot;@gmail.com&quot;" office:value-type="string" office:string-value="Thomas.Poole@gmail.com">
            <text:p>Thomas.Poole@gmail.com</text:p>
          </table:table-cell>
          <table:table-cell office:value-type="string">
            <text:p>Nb9Qka6gbJtd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office:value-type="string">
            <text:p>19/12/2010</text:p>
          </table:table-cell>
          <table:table-cell table:formula="of:=[.A733]&amp;&quot;.&quot;&amp;[.B733]&amp;&quot;@gmail.com&quot;" office:value-type="string" office:string-value="Piers.Black@gmail.com">
            <text:p>Piers.Black@gmail.com</text:p>
          </table:table-cell>
          <table:table-cell office:value-type="string">
            <text:p>Qszy9cQMLNjA</text:p>
          </table:table-cell>
          <table:table-cell/>
        </table:table-row>
        <table:table-row table:style-name="ro1">
          <table:table-cell office:value-type="string">
            <text:p>Anthony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office:value-type="string">
            <text:p>03/08/2016</text:p>
          </table:table-cell>
          <table:table-cell table:formula="of:=[.A734]&amp;&quot;.&quot;&amp;[.B734]&amp;&quot;@gmail.com&quot;" office:value-type="string" office:string-value="Anthony.Skinner@gmail.com">
            <text:p>Anthony.Skinner@gmail.com</text:p>
          </table:table-cell>
          <table:table-cell office:value-type="string">
            <text:p>dkKWEbgZjPqX</text:p>
          </table:table-cell>
          <table:table-cell/>
        </table:table-row>
        <table:table-row table:style-name="ro1">
          <table:table-cell office:value-type="string">
            <text:p>Sam</text:p>
          </table:table-cell>
          <table:table-cell office:value-type="string">
            <text:p>Hunter</text:p>
          </table:table-cell>
          <table:table-cell office:value-type="string">
            <text:p>Male</text:p>
          </table:table-cell>
          <table:table-cell office:value-type="string">
            <text:p>18/03/2010</text:p>
          </table:table-cell>
          <table:table-cell table:formula="of:=[.A735]&amp;&quot;.&quot;&amp;[.B735]&amp;&quot;@gmail.com&quot;" office:value-type="string" office:string-value="Sam.Hunter@gmail.com">
            <text:p>Sam.Hunter@gmail.com</text:p>
          </table:table-cell>
          <table:table-cell office:value-type="string">
            <text:p>XF8n8W4LrMGs</text:p>
          </table:table-cell>
          <table:table-cell/>
        </table:table-row>
        <table:table-row table:style-name="ro1">
          <table:table-cell office:value-type="string">
            <text:p>Brandon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office:value-type="string">
            <text:p>20/08/1998</text:p>
          </table:table-cell>
          <table:table-cell table:formula="of:=[.A736]&amp;&quot;.&quot;&amp;[.B736]&amp;&quot;@gmail.com&quot;" office:value-type="string" office:string-value="Brandon.Welch@gmail.com">
            <text:p>Brandon.Welch@gmail.com</text:p>
          </table:table-cell>
          <table:table-cell office:value-type="string">
            <text:p>HVy4h7cKRAhc</text:p>
          </table:table-cell>
          <table:table-cell/>
        </table:table-row>
        <table:table-row table:style-name="ro1">
          <table:table-cell office:value-type="string">
            <text:p>Benjamin</text:p>
          </table:table-cell>
          <table:table-cell office:value-type="string">
            <text:p>Butler</text:p>
          </table:table-cell>
          <table:table-cell office:value-type="string">
            <text:p>Male</text:p>
          </table:table-cell>
          <table:table-cell office:value-type="string">
            <text:p>27/02/1977</text:p>
          </table:table-cell>
          <table:table-cell table:formula="of:=[.A737]&amp;&quot;.&quot;&amp;[.B737]&amp;&quot;@gmail.com&quot;" office:value-type="string" office:string-value="Benjamin.Butler@gmail.com">
            <text:p>Benjamin.Butler@gmail.com</text:p>
          </table:table-cell>
          <table:table-cell office:value-type="string">
            <text:p>xfspyXWKTUwg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Anderson</text:p>
          </table:table-cell>
          <table:table-cell office:value-type="string">
            <text:p>Male</text:p>
          </table:table-cell>
          <table:table-cell office:value-type="string">
            <text:p>01/10/1975</text:p>
          </table:table-cell>
          <table:table-cell table:formula="of:=[.A738]&amp;&quot;.&quot;&amp;[.B738]&amp;&quot;@gmail.com&quot;" office:value-type="string" office:string-value="Max.Anderson@gmail.com">
            <text:p>Max.Anderson@gmail.com</text:p>
          </table:table-cell>
          <table:table-cell office:value-type="string">
            <text:p>gRET7c635nuz</text:p>
          </table:table-cell>
          <table:table-cell/>
        </table:table-row>
        <table:table-row table:style-name="ro1">
          <table:table-cell office:value-type="string">
            <text:p>Anthony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office:value-type="string">
            <text:p>19/02/1981</text:p>
          </table:table-cell>
          <table:table-cell table:formula="of:=[.A739]&amp;&quot;.&quot;&amp;[.B739]&amp;&quot;@gmail.com&quot;" office:value-type="string" office:string-value="Anthony.Poole@gmail.com">
            <text:p>Anthony.Poole@gmail.com</text:p>
          </table:table-cell>
          <table:table-cell office:value-type="string">
            <text:p>wYuHhXcPGYsn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 office:value-type="string">
            <text:p>Burgess</text:p>
          </table:table-cell>
          <table:table-cell office:value-type="string">
            <text:p>Male</text:p>
          </table:table-cell>
          <table:table-cell office:value-type="string">
            <text:p>29/03/1997</text:p>
          </table:table-cell>
          <table:table-cell table:formula="of:=[.A740]&amp;&quot;.&quot;&amp;[.B740]&amp;&quot;@gmail.com&quot;" office:value-type="string" office:string-value="Luke.Burgess@gmail.com">
            <text:p>Luke.Burgess@gmail.com</text:p>
          </table:table-cell>
          <table:table-cell office:value-type="string">
            <text:p>7K7s6rK5ZnYe</text:p>
          </table:table-cell>
          <table:table-cell/>
        </table:table-row>
        <table:table-row table:style-name="ro1">
          <table:table-cell office:value-type="string">
            <text:p>Frank</text:p>
          </table:table-cell>
          <table:table-cell office:value-type="string">
            <text:p>Ferguson</text:p>
          </table:table-cell>
          <table:table-cell office:value-type="string">
            <text:p>Male</text:p>
          </table:table-cell>
          <table:table-cell office:value-type="string">
            <text:p>20/09/1974</text:p>
          </table:table-cell>
          <table:table-cell table:formula="of:=[.A741]&amp;&quot;.&quot;&amp;[.B741]&amp;&quot;@gmail.com&quot;" office:value-type="string" office:string-value="Frank.Ferguson@gmail.com">
            <text:p>Frank.Ferguson@gmail.com</text:p>
          </table:table-cell>
          <table:table-cell office:value-type="string">
            <text:p>g7GL4K6ukzVu</text:p>
          </table:table-cell>
          <table:table-cell/>
        </table:table-row>
        <table:table-row table:style-name="ro1">
          <table:table-cell office:value-type="string">
            <text:p>Carl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office:value-type="string">
            <text:p>17/08/2014</text:p>
          </table:table-cell>
          <table:table-cell table:formula="of:=[.A742]&amp;&quot;.&quot;&amp;[.B742]&amp;&quot;@gmail.com&quot;" office:value-type="string" office:string-value="Carl.Wilson@gmail.com">
            <text:p>Carl.Wilson@gmail.com</text:p>
          </table:table-cell>
          <table:table-cell office:value-type="string">
            <text:p>VvPCsKXUWKbm</text:p>
          </table:table-cell>
          <table:table-cell/>
        </table:table-row>
        <table:table-row table:style-name="ro1">
          <table:table-cell office:value-type="string">
            <text:p>Jacob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20/02/1975</text:p>
          </table:table-cell>
          <table:table-cell table:formula="of:=[.A743]&amp;&quot;.&quot;&amp;[.B743]&amp;&quot;@gmail.com&quot;" office:value-type="string" office:string-value="Jacob.Langdon@gmail.com">
            <text:p>Jacob.Langdon@gmail.com</text:p>
          </table:table-cell>
          <table:table-cell office:value-type="string">
            <text:p>VzceBTEgnb2V</text:p>
          </table:table-cell>
          <table:table-cell/>
        </table:table-row>
        <table:table-row table:style-name="ro1">
          <table:table-cell office:value-type="string">
            <text:p>Gavin</text:p>
          </table:table-cell>
          <table:table-cell office:value-type="string">
            <text:p>Peake</text:p>
          </table:table-cell>
          <table:table-cell office:value-type="string">
            <text:p>Male</text:p>
          </table:table-cell>
          <table:table-cell office:value-type="string">
            <text:p>16/04/1998</text:p>
          </table:table-cell>
          <table:table-cell table:formula="of:=[.A744]&amp;&quot;.&quot;&amp;[.B744]&amp;&quot;@gmail.com&quot;" office:value-type="string" office:string-value="Gavin.Peake@gmail.com">
            <text:p>Gavin.Peake@gmail.com</text:p>
          </table:table-cell>
          <table:table-cell office:value-type="string">
            <text:p>RmDZNjPqbJGs</text:p>
          </table:table-cell>
          <table:table-cell/>
        </table:table-row>
        <table:table-row table:style-name="ro1">
          <table:table-cell office:value-type="string">
            <text:p>Oliver</text:p>
          </table:table-cell>
          <table:table-cell office:value-type="string">
            <text:p>Davies</text:p>
          </table:table-cell>
          <table:table-cell office:value-type="string">
            <text:p>Male</text:p>
          </table:table-cell>
          <table:table-cell office:value-type="string">
            <text:p>14/08/1987</text:p>
          </table:table-cell>
          <table:table-cell table:formula="of:=[.A745]&amp;&quot;.&quot;&amp;[.B745]&amp;&quot;@gmail.com&quot;" office:value-type="string" office:string-value="Oliver.Davies@gmail.com">
            <text:p>Oliver.Davies@gmail.com</text:p>
          </table:table-cell>
          <table:table-cell office:value-type="string">
            <text:p>e7CUMCGnw2tk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Nolan</text:p>
          </table:table-cell>
          <table:table-cell office:value-type="string">
            <text:p>Male</text:p>
          </table:table-cell>
          <table:table-cell office:value-type="string">
            <text:p>12/02/1976</text:p>
          </table:table-cell>
          <table:table-cell table:formula="of:=[.A746]&amp;&quot;.&quot;&amp;[.B746]&amp;&quot;@gmail.com&quot;" office:value-type="string" office:string-value="Harry.Nolan@gmail.com">
            <text:p>Harry.Nolan@gmail.com</text:p>
          </table:table-cell>
          <table:table-cell office:value-type="string">
            <text:p>R6sRh4H7jDjk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Slater</text:p>
          </table:table-cell>
          <table:table-cell office:value-type="string">
            <text:p>Male</text:p>
          </table:table-cell>
          <table:table-cell office:value-type="string">
            <text:p>07/09/1988</text:p>
          </table:table-cell>
          <table:table-cell table:formula="of:=[.A747]&amp;&quot;.&quot;&amp;[.B747]&amp;&quot;@gmail.com&quot;" office:value-type="string" office:string-value="Piers.Slater@gmail.com">
            <text:p>Piers.Slater@gmail.com</text:p>
          </table:table-cell>
          <table:table-cell office:value-type="string">
            <text:p>C8j5U9XkdfBf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North</text:p>
          </table:table-cell>
          <table:table-cell office:value-type="string">
            <text:p>Male</text:p>
          </table:table-cell>
          <table:table-cell office:value-type="string">
            <text:p>21/04/2009</text:p>
          </table:table-cell>
          <table:table-cell table:formula="of:=[.A748]&amp;&quot;.&quot;&amp;[.B748]&amp;&quot;@gmail.com&quot;" office:value-type="string" office:string-value="Adam.North@gmail.com">
            <text:p>Adam.North@gmail.com</text:p>
          </table:table-cell>
          <table:table-cell office:value-type="string">
            <text:p>djyAYvjqbBPP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Gill</text:p>
          </table:table-cell>
          <table:table-cell office:value-type="string">
            <text:p>Male</text:p>
          </table:table-cell>
          <table:table-cell office:value-type="string">
            <text:p>17/05/1990</text:p>
          </table:table-cell>
          <table:table-cell table:formula="of:=[.A749]&amp;&quot;.&quot;&amp;[.B749]&amp;&quot;@gmail.com&quot;" office:value-type="string" office:string-value="Simon.Gill@gmail.com">
            <text:p>Simon.Gill@gmail.com</text:p>
          </table:table-cell>
          <table:table-cell office:value-type="string">
            <text:p>e5uHUV3zuhRP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Marshall</text:p>
          </table:table-cell>
          <table:table-cell office:value-type="string">
            <text:p>Male</text:p>
          </table:table-cell>
          <table:table-cell office:value-type="string">
            <text:p>21/05/1979</text:p>
          </table:table-cell>
          <table:table-cell table:formula="of:=[.A750]&amp;&quot;.&quot;&amp;[.B750]&amp;&quot;@gmail.com&quot;" office:value-type="string" office:string-value="Boris.Marshall@gmail.com">
            <text:p>Boris.Marshall@gmail.com</text:p>
          </table:table-cell>
          <table:table-cell office:value-type="string">
            <text:p>fGaqbbcz57qM</text:p>
          </table:table-cell>
          <table:table-cell/>
        </table:table-row>
        <table:table-row table:style-name="ro1">
          <table:table-cell office:value-type="string">
            <text:p>Nathan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office:value-type="string">
            <text:p>28/09/2011</text:p>
          </table:table-cell>
          <table:table-cell table:formula="of:=[.A751]&amp;&quot;.&quot;&amp;[.B751]&amp;&quot;@gmail.com&quot;" office:value-type="string" office:string-value="Nathan.Skinner@gmail.com">
            <text:p>Nathan.Skinner@gmail.com</text:p>
          </table:table-cell>
          <table:table-cell office:value-type="string">
            <text:p>dthPxFnWBxf4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24/10/1978</text:p>
          </table:table-cell>
          <table:table-cell table:formula="of:=[.A752]&amp;&quot;.&quot;&amp;[.B752]&amp;&quot;@gmail.com&quot;" office:value-type="string" office:string-value="Michael.Rees@gmail.com">
            <text:p>Michael.Rees@gmail.com</text:p>
          </table:table-cell>
          <table:table-cell office:value-type="string">
            <text:p>UMvVQQNC8cGN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Roberts</text:p>
          </table:table-cell>
          <table:table-cell office:value-type="string">
            <text:p>Male</text:p>
          </table:table-cell>
          <table:table-cell office:value-type="string">
            <text:p>09/12/2009</text:p>
          </table:table-cell>
          <table:table-cell table:formula="of:=[.A753]&amp;&quot;.&quot;&amp;[.B753]&amp;&quot;@gmail.com&quot;" office:value-type="string" office:string-value="Isaac.Roberts@gmail.com">
            <text:p>Isaac.Roberts@gmail.com</text:p>
          </table:table-cell>
          <table:table-cell office:value-type="string">
            <text:p>NtQ8qrgWSXxX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Howard</text:p>
          </table:table-cell>
          <table:table-cell office:value-type="string">
            <text:p>Male</text:p>
          </table:table-cell>
          <table:table-cell office:value-type="string">
            <text:p>04/10/1990</text:p>
          </table:table-cell>
          <table:table-cell table:formula="of:=[.A754]&amp;&quot;.&quot;&amp;[.B754]&amp;&quot;@gmail.com&quot;" office:value-type="string" office:string-value="Richard.Howard@gmail.com">
            <text:p>Richard.Howard@gmail.com</text:p>
          </table:table-cell>
          <table:table-cell office:value-type="string">
            <text:p>V5CQC4WaeUVv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20/01/1996</text:p>
          </table:table-cell>
          <table:table-cell table:formula="of:=[.A755]&amp;&quot;.&quot;&amp;[.B755]&amp;&quot;@gmail.com&quot;" office:value-type="string" office:string-value="Stewart.Payne@gmail.com">
            <text:p>Stewart.Payne@gmail.com</text:p>
          </table:table-cell>
          <table:table-cell office:value-type="string">
            <text:p>GXgb7SXMTxQt</text:p>
          </table:table-cell>
          <table:table-cell/>
        </table:table-row>
        <table:table-row table:style-name="ro1">
          <table:table-cell office:value-type="string">
            <text:p>Connor</text:p>
          </table:table-cell>
          <table:table-cell office:value-type="string">
            <text:p>Ferguson</text:p>
          </table:table-cell>
          <table:table-cell office:value-type="string">
            <text:p>Male</text:p>
          </table:table-cell>
          <table:table-cell office:value-type="string">
            <text:p>01/02/1998</text:p>
          </table:table-cell>
          <table:table-cell table:formula="of:=[.A756]&amp;&quot;.&quot;&amp;[.B756]&amp;&quot;@gmail.com&quot;" office:value-type="string" office:string-value="Connor.Ferguson@gmail.com">
            <text:p>Connor.Ferguson@gmail.com</text:p>
          </table:table-cell>
          <table:table-cell office:value-type="string">
            <text:p>KKpskLZC6yhc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Mackay</text:p>
          </table:table-cell>
          <table:table-cell office:value-type="string">
            <text:p>Male</text:p>
          </table:table-cell>
          <table:table-cell office:value-type="string">
            <text:p>20/04/2009</text:p>
          </table:table-cell>
          <table:table-cell table:formula="of:=[.A757]&amp;&quot;.&quot;&amp;[.B757]&amp;&quot;@gmail.com&quot;" office:value-type="string" office:string-value="Harry.Mackay@gmail.com">
            <text:p>Harry.Mackay@gmail.com</text:p>
          </table:table-cell>
          <table:table-cell office:value-type="string">
            <text:p>hJskYLn6sTJL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Lewis</text:p>
          </table:table-cell>
          <table:table-cell office:value-type="string">
            <text:p>Male</text:p>
          </table:table-cell>
          <table:table-cell office:value-type="string">
            <text:p>15/02/1976</text:p>
          </table:table-cell>
          <table:table-cell table:formula="of:=[.A758]&amp;&quot;.&quot;&amp;[.B758]&amp;&quot;@gmail.com&quot;" office:value-type="string" office:string-value="Thomas.Lewis@gmail.com">
            <text:p>Thomas.Lewis@gmail.com</text:p>
          </table:table-cell>
          <table:table-cell office:value-type="string">
            <text:p>x68QB87hpC63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office:value-type="string">
            <text:p>13/11/2009</text:p>
          </table:table-cell>
          <table:table-cell table:formula="of:=[.A759]&amp;&quot;.&quot;&amp;[.B759]&amp;&quot;@gmail.com&quot;" office:value-type="string" office:string-value="Thomas.James@gmail.com">
            <text:p>Thomas.James@gmail.com</text:p>
          </table:table-cell>
          <table:table-cell office:value-type="string">
            <text:p>jtvZe9Ng4bCc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Cornish</text:p>
          </table:table-cell>
          <table:table-cell office:value-type="string">
            <text:p>Male</text:p>
          </table:table-cell>
          <table:table-cell office:value-type="string">
            <text:p>26/01/1993</text:p>
          </table:table-cell>
          <table:table-cell table:formula="of:=[.A760]&amp;&quot;.&quot;&amp;[.B760]&amp;&quot;@gmail.com&quot;" office:value-type="string" office:string-value="Tim.Cornish@gmail.com">
            <text:p>Tim.Cornish@gmail.com</text:p>
          </table:table-cell>
          <table:table-cell office:value-type="string">
            <text:p>4gEXuT5gHJeA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office:value-type="string">
            <text:p>07/07/1989</text:p>
          </table:table-cell>
          <table:table-cell table:formula="of:=[.A761]&amp;&quot;.&quot;&amp;[.B761]&amp;&quot;@gmail.com&quot;" office:value-type="string" office:string-value="Piers.Grant@gmail.com">
            <text:p>Piers.Grant@gmail.com</text:p>
          </table:table-cell>
          <table:table-cell office:value-type="string">
            <text:p>5SBwa8qwnPvB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29/11/1987</text:p>
          </table:table-cell>
          <table:table-cell table:formula="of:=[.A762]&amp;&quot;.&quot;&amp;[.B762]&amp;&quot;@gmail.com&quot;" office:value-type="string" office:string-value="Kevin.Hemmings@gmail.com">
            <text:p>Kevin.Hemmings@gmail.com</text:p>
          </table:table-cell>
          <table:table-cell office:value-type="string">
            <text:p>WBG6KuS8S9Fw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Gill</text:p>
          </table:table-cell>
          <table:table-cell office:value-type="string">
            <text:p>Male</text:p>
          </table:table-cell>
          <table:table-cell office:value-type="string">
            <text:p>13/01/1994</text:p>
          </table:table-cell>
          <table:table-cell table:formula="of:=[.A763]&amp;&quot;.&quot;&amp;[.B763]&amp;&quot;@gmail.com&quot;" office:value-type="string" office:string-value="Isaac.Gill@gmail.com">
            <text:p>Isaac.Gill@gmail.com</text:p>
          </table:table-cell>
          <table:table-cell office:value-type="string">
            <text:p>dfwzjQmdhah2</text:p>
          </table:table-cell>
          <table:table-cell/>
        </table:table-row>
        <table:table-row table:style-name="ro1">
          <table:table-cell office:value-type="string">
            <text:p>Ryan</text:p>
          </table:table-cell>
          <table:table-cell office:value-type="string">
            <text:p>Black</text:p>
          </table:table-cell>
          <table:table-cell office:value-type="string">
            <text:p>Male</text:p>
          </table:table-cell>
          <table:table-cell office:value-type="string">
            <text:p>17/05/1991</text:p>
          </table:table-cell>
          <table:table-cell table:formula="of:=[.A764]&amp;&quot;.&quot;&amp;[.B764]&amp;&quot;@gmail.com&quot;" office:value-type="string" office:string-value="Ryan.Black@gmail.com">
            <text:p>Ryan.Black@gmail.com</text:p>
          </table:table-cell>
          <table:table-cell office:value-type="string">
            <text:p>Y3bRpDhLwtzH</text:p>
          </table:table-cell>
          <table:table-cell/>
        </table:table-row>
        <table:table-row table:style-name="ro1">
          <table:table-cell office:value-type="string">
            <text:p>Benjamin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office:value-type="string">
            <text:p>11/09/2000</text:p>
          </table:table-cell>
          <table:table-cell table:formula="of:=[.A765]&amp;&quot;.&quot;&amp;[.B765]&amp;&quot;@gmail.com&quot;" office:value-type="string" office:string-value="Benjamin.Mackenzie@gmail.com">
            <text:p>Benjamin.Mackenzie@gmail.com</text:p>
          </table:table-cell>
          <table:table-cell office:value-type="string">
            <text:p>cZ6zLnWtwZqk</text:p>
          </table:table-cell>
          <table:table-cell/>
        </table:table-row>
        <table:table-row table:style-name="ro1">
          <table:table-cell office:value-type="string">
            <text:p>Steven</text:p>
          </table:table-cell>
          <table:table-cell office:value-type="string">
            <text:p>Berry</text:p>
          </table:table-cell>
          <table:table-cell office:value-type="string">
            <text:p>Male</text:p>
          </table:table-cell>
          <table:table-cell office:value-type="string">
            <text:p>16/07/1994</text:p>
          </table:table-cell>
          <table:table-cell table:formula="of:=[.A766]&amp;&quot;.&quot;&amp;[.B766]&amp;&quot;@gmail.com&quot;" office:value-type="string" office:string-value="Steven.Berry@gmail.com">
            <text:p>Steven.Berry@gmail.com</text:p>
          </table:table-cell>
          <table:table-cell office:value-type="string">
            <text:p>rGakmzM22hfN</text:p>
          </table:table-cell>
          <table:table-cell/>
        </table:table-row>
        <table:table-row table:style-name="ro1">
          <table:table-cell office:value-type="string">
            <text:p>Oliver</text:p>
          </table:table-cell>
          <table:table-cell office:value-type="string">
            <text:p>Hardacre</text:p>
          </table:table-cell>
          <table:table-cell office:value-type="string">
            <text:p>Male</text:p>
          </table:table-cell>
          <table:table-cell office:value-type="string">
            <text:p>13/01/1999</text:p>
          </table:table-cell>
          <table:table-cell table:formula="of:=[.A767]&amp;&quot;.&quot;&amp;[.B767]&amp;&quot;@gmail.com&quot;" office:value-type="string" office:string-value="Oliver.Hardacre@gmail.com">
            <text:p>Oliver.Hardacre@gmail.com</text:p>
          </table:table-cell>
          <table:table-cell office:value-type="string">
            <text:p>V7fxtKdPTjkz</text:p>
          </table:table-cell>
          <table:table-cell/>
        </table:table-row>
        <table:table-row table:style-name="ro1">
          <table:table-cell office:value-type="string">
            <text:p>David</text:p>
          </table:table-cell>
          <table:table-cell office:value-type="string">
            <text:p>Glover</text:p>
          </table:table-cell>
          <table:table-cell office:value-type="string">
            <text:p>Male</text:p>
          </table:table-cell>
          <table:table-cell office:value-type="string">
            <text:p>31/03/1975</text:p>
          </table:table-cell>
          <table:table-cell table:formula="of:=[.A768]&amp;&quot;.&quot;&amp;[.B768]&amp;&quot;@gmail.com&quot;" office:value-type="string" office:string-value="David.Glover@gmail.com">
            <text:p>David.Glover@gmail.com</text:p>
          </table:table-cell>
          <table:table-cell office:value-type="string">
            <text:p>Af56x72vNzwn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Lyman</text:p>
          </table:table-cell>
          <table:table-cell office:value-type="string">
            <text:p>Male</text:p>
          </table:table-cell>
          <table:table-cell office:value-type="string">
            <text:p>07/05/1972</text:p>
          </table:table-cell>
          <table:table-cell table:formula="of:=[.A769]&amp;&quot;.&quot;&amp;[.B769]&amp;&quot;@gmail.com&quot;" office:value-type="string" office:string-value="Owen.Lyman@gmail.com">
            <text:p>Owen.Lyman@gmail.com</text:p>
          </table:table-cell>
          <table:table-cell office:value-type="string">
            <text:p>GSdjwM5mWfbP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office:value-type="string">
            <text:p>29/12/2005</text:p>
          </table:table-cell>
          <table:table-cell table:formula="of:=[.A770]&amp;&quot;.&quot;&amp;[.B770]&amp;&quot;@gmail.com&quot;" office:value-type="string" office:string-value="Luke.Underwood@gmail.com">
            <text:p>Luke.Underwood@gmail.com</text:p>
          </table:table-cell>
          <table:table-cell office:value-type="string">
            <text:p>GPD36mYPgHsX</text:p>
          </table:table-cell>
          <table:table-cell/>
        </table:table-row>
        <table:table-row table:style-name="ro1">
          <table:table-cell office:value-type="string">
            <text:p>Jake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office:value-type="string">
            <text:p>01/07/2008</text:p>
          </table:table-cell>
          <table:table-cell table:formula="of:=[.A771]&amp;&quot;.&quot;&amp;[.B771]&amp;&quot;@gmail.com&quot;" office:value-type="string" office:string-value="Jake.Springer@gmail.com">
            <text:p>Jake.Springer@gmail.com</text:p>
          </table:table-cell>
          <table:table-cell office:value-type="string">
            <text:p>C6VYU7U8qPL4</text:p>
          </table:table-cell>
          <table:table-cell/>
        </table:table-row>
        <table:table-row table:style-name="ro1">
          <table:table-cell office:value-type="string">
            <text:p>Jason</text:p>
          </table:table-cell>
          <table:table-cell office:value-type="string">
            <text:p>McGrath</text:p>
          </table:table-cell>
          <table:table-cell office:value-type="string">
            <text:p>Male</text:p>
          </table:table-cell>
          <table:table-cell office:value-type="string">
            <text:p>19/05/1993</text:p>
          </table:table-cell>
          <table:table-cell table:formula="of:=[.A772]&amp;&quot;.&quot;&amp;[.B772]&amp;&quot;@gmail.com&quot;" office:value-type="string" office:string-value="Jason.McGrath@gmail.com">
            <text:p>Jason.McGrath@gmail.com</text:p>
          </table:table-cell>
          <table:table-cell office:value-type="string">
            <text:p>QnerYC5uy83y</text:p>
          </table:table-cell>
          <table:table-cell/>
        </table:table-row>
        <table:table-row table:style-name="ro1">
          <table:table-cell office:value-type="string">
            <text:p>Justin</text:p>
          </table:table-cell>
          <table:table-cell office:value-type="string">
            <text:p>Cameron</text:p>
          </table:table-cell>
          <table:table-cell office:value-type="string">
            <text:p>Male</text:p>
          </table:table-cell>
          <table:table-cell office:value-type="string">
            <text:p>01/02/1980</text:p>
          </table:table-cell>
          <table:table-cell table:formula="of:=[.A773]&amp;&quot;.&quot;&amp;[.B773]&amp;&quot;@gmail.com&quot;" office:value-type="string" office:string-value="Justin.Cameron@gmail.com">
            <text:p>Justin.Cameron@gmail.com</text:p>
          </table:table-cell>
          <table:table-cell office:value-type="string">
            <text:p>DEfUMkwkvGDT</text:p>
          </table:table-cell>
          <table:table-cell/>
        </table:table-row>
        <table:table-row table:style-name="ro1">
          <table:table-cell office:value-type="string">
            <text:p>Keith</text:p>
          </table:table-cell>
          <table:table-cell office:value-type="string">
            <text:p>Roberts</text:p>
          </table:table-cell>
          <table:table-cell office:value-type="string">
            <text:p>Male</text:p>
          </table:table-cell>
          <table:table-cell office:value-type="string">
            <text:p>19/09/1985</text:p>
          </table:table-cell>
          <table:table-cell table:formula="of:=[.A774]&amp;&quot;.&quot;&amp;[.B774]&amp;&quot;@gmail.com&quot;" office:value-type="string" office:string-value="Keith.Roberts@gmail.com">
            <text:p>Keith.Roberts@gmail.com</text:p>
          </table:table-cell>
          <table:table-cell office:value-type="string">
            <text:p>uCJCuYbnb5dV</text:p>
          </table:table-cell>
          <table:table-cell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office:value-type="string">
            <text:p>02/03/1989</text:p>
          </table:table-cell>
          <table:table-cell table:formula="of:=[.A775]&amp;&quot;.&quot;&amp;[.B775]&amp;&quot;@gmail.com&quot;" office:value-type="string" office:string-value="Sebastian.Welch@gmail.com">
            <text:p>Sebastian.Welch@gmail.com</text:p>
          </table:table-cell>
          <table:table-cell office:value-type="string">
            <text:p>94B395Sqn9vL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Mitchell</text:p>
          </table:table-cell>
          <table:table-cell office:value-type="string">
            <text:p>Male</text:p>
          </table:table-cell>
          <table:table-cell office:value-type="string">
            <text:p>22/05/2013</text:p>
          </table:table-cell>
          <table:table-cell table:formula="of:=[.A776]&amp;&quot;.&quot;&amp;[.B776]&amp;&quot;@gmail.com&quot;" office:value-type="string" office:string-value="Warren.Mitchell@gmail.com">
            <text:p>Warren.Mitchell@gmail.com</text:p>
          </table:table-cell>
          <table:table-cell office:value-type="string">
            <text:p>FzC2rrGyDB4n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Greene</text:p>
          </table:table-cell>
          <table:table-cell office:value-type="string">
            <text:p>Male</text:p>
          </table:table-cell>
          <table:table-cell office:value-type="string">
            <text:p>26/12/1993</text:p>
          </table:table-cell>
          <table:table-cell table:formula="of:=[.A777]&amp;&quot;.&quot;&amp;[.B777]&amp;&quot;@gmail.com&quot;" office:value-type="string" office:string-value="Harry.Greene@gmail.com">
            <text:p>Harry.Greene@gmail.com</text:p>
          </table:table-cell>
          <table:table-cell office:value-type="string">
            <text:p>m7p85j5AX94d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11/03/1971</text:p>
          </table:table-cell>
          <table:table-cell table:formula="of:=[.A778]&amp;&quot;.&quot;&amp;[.B778]&amp;&quot;@gmail.com&quot;" office:value-type="string" office:string-value="Blake.Payne@gmail.com">
            <text:p>Blake.Payne@gmail.com</text:p>
          </table:table-cell>
          <table:table-cell office:value-type="string">
            <text:p>u2JXmhCgYjJP</text:p>
          </table:table-cell>
          <table:table-cell/>
        </table:table-row>
        <table:table-row table:style-name="ro1">
          <table:table-cell office:value-type="string">
            <text:p>Joe</text:p>
          </table:table-cell>
          <table:table-cell office:value-type="string">
            <text:p>White</text:p>
          </table:table-cell>
          <table:table-cell office:value-type="string">
            <text:p>Male</text:p>
          </table:table-cell>
          <table:table-cell office:value-type="string">
            <text:p>17/06/1991</text:p>
          </table:table-cell>
          <table:table-cell table:formula="of:=[.A779]&amp;&quot;.&quot;&amp;[.B779]&amp;&quot;@gmail.com&quot;" office:value-type="string" office:string-value="Joe.White@gmail.com">
            <text:p>Joe.White@gmail.com</text:p>
          </table:table-cell>
          <table:table-cell office:value-type="string">
            <text:p>V6ERnMNk5v9J</text:p>
          </table:table-cell>
          <table:table-cell/>
        </table:table-row>
        <table:table-row table:style-name="ro1">
          <table:table-cell office:value-type="string">
            <text:p>Cameron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office:value-type="string">
            <text:p>25/06/1991</text:p>
          </table:table-cell>
          <table:table-cell table:formula="of:=[.A780]&amp;&quot;.&quot;&amp;[.B780]&amp;&quot;@gmail.com&quot;" office:value-type="string" office:string-value="Cameron.James@gmail.com">
            <text:p>Cameron.James@gmail.com</text:p>
          </table:table-cell>
          <table:table-cell office:value-type="string">
            <text:p>7yPJXRm4tsEs</text:p>
          </table:table-cell>
          <table:table-cell/>
        </table:table-row>
        <table:table-row table:style-name="ro1">
          <table:table-cell office:value-type="string">
            <text:p>Oliver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29/10/1971</text:p>
          </table:table-cell>
          <table:table-cell table:formula="of:=[.A781]&amp;&quot;.&quot;&amp;[.B781]&amp;&quot;@gmail.com&quot;" office:value-type="string" office:string-value="Oliver.Hemmings@gmail.com">
            <text:p>Oliver.Hemmings@gmail.com</text:p>
          </table:table-cell>
          <table:table-cell office:value-type="string">
            <text:p>Vv638DR6ELPw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office:value-type="string">
            <text:p>11/07/1971</text:p>
          </table:table-cell>
          <table:table-cell table:formula="of:=[.A782]&amp;&quot;.&quot;&amp;[.B782]&amp;&quot;@gmail.com&quot;" office:value-type="string" office:string-value="James.Wilson@gmail.com">
            <text:p>James.Wilson@gmail.com</text:p>
          </table:table-cell>
          <table:table-cell office:value-type="string">
            <text:p>aZtwEHhca6Fx</text:p>
          </table:table-cell>
          <table:table-cell/>
        </table:table-row>
        <table:table-row table:style-name="ro1">
          <table:table-cell office:value-type="string">
            <text:p>Neil</text:p>
          </table:table-cell>
          <table:table-cell office:value-type="string">
            <text:p>Wallace</text:p>
          </table:table-cell>
          <table:table-cell office:value-type="string">
            <text:p>Male</text:p>
          </table:table-cell>
          <table:table-cell office:value-type="string">
            <text:p>30/08/2012</text:p>
          </table:table-cell>
          <table:table-cell table:formula="of:=[.A783]&amp;&quot;.&quot;&amp;[.B783]&amp;&quot;@gmail.com&quot;" office:value-type="string" office:string-value="Neil.Wallace@gmail.com">
            <text:p>Neil.Wallace@gmail.com</text:p>
          </table:table-cell>
          <table:table-cell office:value-type="string">
            <text:p>Jeyerp735e2c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Walsh</text:p>
          </table:table-cell>
          <table:table-cell office:value-type="string">
            <text:p>Male</text:p>
          </table:table-cell>
          <table:table-cell office:value-type="string">
            <text:p>11/10/1995</text:p>
          </table:table-cell>
          <table:table-cell table:formula="of:=[.A784]&amp;&quot;.&quot;&amp;[.B784]&amp;&quot;@gmail.com&quot;" office:value-type="string" office:string-value="Blake.Walsh@gmail.com">
            <text:p>Blake.Walsh@gmail.com</text:p>
          </table:table-cell>
          <table:table-cell office:value-type="string">
            <text:p>KfR5TvV8WwLD</text:p>
          </table:table-cell>
          <table:table-cell/>
        </table:table-row>
        <table:table-row table:style-name="ro1">
          <table:table-cell office:value-type="string">
            <text:p>Jacob</text:p>
          </table:table-cell>
          <table:table-cell office:value-type="string">
            <text:p>Mathis</text:p>
          </table:table-cell>
          <table:table-cell office:value-type="string">
            <text:p>Male</text:p>
          </table:table-cell>
          <table:table-cell office:value-type="string">
            <text:p>24/12/1998</text:p>
          </table:table-cell>
          <table:table-cell table:formula="of:=[.A785]&amp;&quot;.&quot;&amp;[.B785]&amp;&quot;@gmail.com&quot;" office:value-type="string" office:string-value="Jacob.Mathis@gmail.com">
            <text:p>Jacob.Mathis@gmail.com</text:p>
          </table:table-cell>
          <table:table-cell office:value-type="string">
            <text:p>VQQ7vMP5jqV5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Howard</text:p>
          </table:table-cell>
          <table:table-cell office:value-type="string">
            <text:p>Male</text:p>
          </table:table-cell>
          <table:table-cell office:value-type="string">
            <text:p>11/02/2000</text:p>
          </table:table-cell>
          <table:table-cell table:formula="of:=[.A786]&amp;&quot;.&quot;&amp;[.B786]&amp;&quot;@gmail.com&quot;" office:value-type="string" office:string-value="Charles.Howard@gmail.com">
            <text:p>Charles.Howard@gmail.com</text:p>
          </table:table-cell>
          <table:table-cell office:value-type="string">
            <text:p>MPQNLTvPZG9n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office:value-type="string">
            <text:p>18/09/2008</text:p>
          </table:table-cell>
          <table:table-cell table:formula="of:=[.A787]&amp;&quot;.&quot;&amp;[.B787]&amp;&quot;@gmail.com&quot;" office:value-type="string" office:string-value="Blake.MacLeod@gmail.com">
            <text:p>Blake.MacLeod@gmail.com</text:p>
          </table:table-cell>
          <table:table-cell office:value-type="string">
            <text:p>PhA44td4GhPA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Roberts</text:p>
          </table:table-cell>
          <table:table-cell office:value-type="string">
            <text:p>Male</text:p>
          </table:table-cell>
          <table:table-cell office:value-type="string">
            <text:p>10/10/2011</text:p>
          </table:table-cell>
          <table:table-cell table:formula="of:=[.A788]&amp;&quot;.&quot;&amp;[.B788]&amp;&quot;@gmail.com&quot;" office:value-type="string" office:string-value="Stewart.Roberts@gmail.com">
            <text:p>Stewart.Roberts@gmail.com</text:p>
          </table:table-cell>
          <table:table-cell office:value-type="string">
            <text:p>Tju62t4ygmSf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30/08/1993</text:p>
          </table:table-cell>
          <table:table-cell table:formula="of:=[.A789]&amp;&quot;.&quot;&amp;[.B789]&amp;&quot;@gmail.com&quot;" office:value-type="string" office:string-value="Harry.Rees@gmail.com">
            <text:p>Harry.Rees@gmail.com</text:p>
          </table:table-cell>
          <table:table-cell office:value-type="string">
            <text:p>d3nNMrZD2x9r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Hill</text:p>
          </table:table-cell>
          <table:table-cell office:value-type="string">
            <text:p>Male</text:p>
          </table:table-cell>
          <table:table-cell office:value-type="string">
            <text:p>11/02/1997</text:p>
          </table:table-cell>
          <table:table-cell table:formula="of:=[.A790]&amp;&quot;.&quot;&amp;[.B790]&amp;&quot;@gmail.com&quot;" office:value-type="string" office:string-value="Dan.Hill@gmail.com">
            <text:p>Dan.Hill@gmail.com</text:p>
          </table:table-cell>
          <table:table-cell office:value-type="string">
            <text:p>yMWfbmfjDsAM</text:p>
          </table:table-cell>
          <table:table-cell/>
        </table:table-row>
        <table:table-row table:style-name="ro1">
          <table:table-cell office:value-type="string">
            <text:p>Julian</text:p>
          </table:table-cell>
          <table:table-cell office:value-type="string">
            <text:p>Sutherland</text:p>
          </table:table-cell>
          <table:table-cell office:value-type="string">
            <text:p>Male</text:p>
          </table:table-cell>
          <table:table-cell office:value-type="string">
            <text:p>19/04/1975</text:p>
          </table:table-cell>
          <table:table-cell table:formula="of:=[.A791]&amp;&quot;.&quot;&amp;[.B791]&amp;&quot;@gmail.com&quot;" office:value-type="string" office:string-value="Julian.Sutherland@gmail.com">
            <text:p>Julian.Sutherland@gmail.com</text:p>
          </table:table-cell>
          <table:table-cell office:value-type="string">
            <text:p>rms8P6wTscV7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Miller</text:p>
          </table:table-cell>
          <table:table-cell office:value-type="string">
            <text:p>Male</text:p>
          </table:table-cell>
          <table:table-cell office:value-type="string">
            <text:p>27/02/1979</text:p>
          </table:table-cell>
          <table:table-cell table:formula="of:=[.A792]&amp;&quot;.&quot;&amp;[.B792]&amp;&quot;@gmail.com&quot;" office:value-type="string" office:string-value="Dan.Miller@gmail.com">
            <text:p>Dan.Miller@gmail.com</text:p>
          </table:table-cell>
          <table:table-cell office:value-type="string">
            <text:p>B7hRR9m6Tums</text:p>
          </table:table-cell>
          <table:table-cell/>
        </table:table-row>
        <table:table-row table:style-name="ro1">
          <table:table-cell office:value-type="string">
            <text:p>Joseph</text:p>
          </table:table-cell>
          <table:table-cell office:value-type="string">
            <text:p>Bond</text:p>
          </table:table-cell>
          <table:table-cell office:value-type="string">
            <text:p>Male</text:p>
          </table:table-cell>
          <table:table-cell office:value-type="string">
            <text:p>29/09/2014</text:p>
          </table:table-cell>
          <table:table-cell table:formula="of:=[.A793]&amp;&quot;.&quot;&amp;[.B793]&amp;&quot;@gmail.com&quot;" office:value-type="string" office:string-value="Joseph.Bond@gmail.com">
            <text:p>Joseph.Bond@gmail.com</text:p>
          </table:table-cell>
          <table:table-cell office:value-type="string">
            <text:p>KWUvVjmCKEdw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Berry</text:p>
          </table:table-cell>
          <table:table-cell office:value-type="string">
            <text:p>Male</text:p>
          </table:table-cell>
          <table:table-cell office:value-type="string">
            <text:p>05/07/1978</text:p>
          </table:table-cell>
          <table:table-cell table:formula="of:=[.A794]&amp;&quot;.&quot;&amp;[.B794]&amp;&quot;@gmail.com&quot;" office:value-type="string" office:string-value="Richard.Berry@gmail.com">
            <text:p>Richard.Berry@gmail.com</text:p>
          </table:table-cell>
          <table:table-cell office:value-type="string">
            <text:p>MCGwMrSYKD3V</text:p>
          </table:table-cell>
          <table:table-cell/>
        </table:table-row>
        <table:table-row table:style-name="ro1">
          <table:table-cell office:value-type="string">
            <text:p>Austin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office:value-type="string">
            <text:p>03/02/1982</text:p>
          </table:table-cell>
          <table:table-cell table:formula="of:=[.A795]&amp;&quot;.&quot;&amp;[.B795]&amp;&quot;@gmail.com&quot;" office:value-type="string" office:string-value="Austin.Poole@gmail.com">
            <text:p>Austin.Poole@gmail.com</text:p>
          </table:table-cell>
          <table:table-cell office:value-type="string">
            <text:p>c6raZw8uM3nw</text:p>
          </table:table-cell>
          <table:table-cell/>
        </table:table-row>
        <table:table-row table:style-name="ro1">
          <table:table-cell office:value-type="string">
            <text:p>Sam</text:p>
          </table:table-cell>
          <table:table-cell office:value-type="string">
            <text:p>Fraser</text:p>
          </table:table-cell>
          <table:table-cell office:value-type="string">
            <text:p>Male</text:p>
          </table:table-cell>
          <table:table-cell office:value-type="string">
            <text:p>13/05/2013</text:p>
          </table:table-cell>
          <table:table-cell table:formula="of:=[.A796]&amp;&quot;.&quot;&amp;[.B796]&amp;&quot;@gmail.com&quot;" office:value-type="string" office:string-value="Sam.Fraser@gmail.com">
            <text:p>Sam.Fraser@gmail.com</text:p>
          </table:table-cell>
          <table:table-cell office:value-type="string">
            <text:p>jyRWdJP5kYDg</text:p>
          </table:table-cell>
          <table:table-cell/>
        </table:table-row>
        <table:table-row table:style-name="ro1">
          <table:table-cell office:value-type="string">
            <text:p>Jack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office:value-type="string">
            <text:p>07/03/2009</text:p>
          </table:table-cell>
          <table:table-cell table:formula="of:=[.A797]&amp;&quot;.&quot;&amp;[.B797]&amp;&quot;@gmail.com&quot;" office:value-type="string" office:string-value="Jack.Wilson@gmail.com">
            <text:p>Jack.Wilson@gmail.com</text:p>
          </table:table-cell>
          <table:table-cell office:value-type="string">
            <text:p>UPYkvaTbCBQA</text:p>
          </table:table-cell>
          <table: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Chapman</text:p>
          </table:table-cell>
          <table:table-cell office:value-type="string">
            <text:p>Male</text:p>
          </table:table-cell>
          <table:table-cell office:value-type="string">
            <text:p>30/08/1988</text:p>
          </table:table-cell>
          <table:table-cell table:formula="of:=[.A798]&amp;&quot;.&quot;&amp;[.B798]&amp;&quot;@gmail.com&quot;" office:value-type="string" office:string-value="Paul.Chapman@gmail.com">
            <text:p>Paul.Chapman@gmail.com</text:p>
          </table:table-cell>
          <table:table-cell office:value-type="string">
            <text:p>tCxLhEyxtAkR</text:p>
          </table:table-cell>
          <table:table-cell/>
        </table:table-row>
        <table:table-row table:style-name="ro1">
          <table:table-cell office:value-type="string">
            <text:p>Keith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office:value-type="string">
            <text:p>29/10/1990</text:p>
          </table:table-cell>
          <table:table-cell table:formula="of:=[.A799]&amp;&quot;.&quot;&amp;[.B799]&amp;&quot;@gmail.com&quot;" office:value-type="string" office:string-value="Keith.Russell@gmail.com">
            <text:p>Keith.Russell@gmail.com</text:p>
          </table:table-cell>
          <table:table-cell office:value-type="string">
            <text:p>5PyBZTSzZC2v</text:p>
          </table:table-cell>
          <table:table-cell/>
        </table:table-row>
        <table:table-row table:style-name="ro1">
          <table:table-cell office:value-type="string">
            <text:p>Joe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office:value-type="string">
            <text:p>21/08/1984</text:p>
          </table:table-cell>
          <table:table-cell table:formula="of:=[.A800]&amp;&quot;.&quot;&amp;[.B800]&amp;&quot;@gmail.com&quot;" office:value-type="string" office:string-value="Joe.Coleman@gmail.com">
            <text:p>Joe.Coleman@gmail.com</text:p>
          </table:table-cell>
          <table:table-cell office:value-type="string">
            <text:p>m6HpahShuywM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Hughes</text:p>
          </table:table-cell>
          <table:table-cell office:value-type="string">
            <text:p>Male</text:p>
          </table:table-cell>
          <table:table-cell office:value-type="string">
            <text:p>08/02/1979</text:p>
          </table:table-cell>
          <table:table-cell table:formula="of:=[.A801]&amp;&quot;.&quot;&amp;[.B801]&amp;&quot;@gmail.com&quot;" office:value-type="string" office:string-value="Michael.Hughes@gmail.com">
            <text:p>Michael.Hughes@gmail.com</text:p>
          </table:table-cell>
          <table:table-cell office:value-type="string">
            <text:p>ZVCtAT7LWcYt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Lewis</text:p>
          </table:table-cell>
          <table:table-cell office:value-type="string">
            <text:p>Male</text:p>
          </table:table-cell>
          <table:table-cell office:value-type="string">
            <text:p>14/03/2007</text:p>
          </table:table-cell>
          <table:table-cell table:formula="of:=[.A802]&amp;&quot;.&quot;&amp;[.B802]&amp;&quot;@gmail.com&quot;" office:value-type="string" office:string-value="Tim.Lewis@gmail.com">
            <text:p>Tim.Lewis@gmail.com</text:p>
          </table:table-cell>
          <table:table-cell office:value-type="string">
            <text:p>64ANqf38ZHhw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28/10/1986</text:p>
          </table:table-cell>
          <table:table-cell table:formula="of:=[.A803]&amp;&quot;.&quot;&amp;[.B803]&amp;&quot;@gmail.com&quot;" office:value-type="string" office:string-value="John.Brown@gmail.com">
            <text:p>John.Brown@gmail.com</text:p>
          </table:table-cell>
          <table:table-cell office:value-type="string">
            <text:p>dWhVQ6XeGYka</text:p>
          </table:table-cell>
          <table:table-cell/>
        </table:table-row>
        <table:table-row table:style-name="ro1">
          <table:table-cell office:value-type="string">
            <text:p>Lucas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21/07/1997</text:p>
          </table:table-cell>
          <table:table-cell table:formula="of:=[.A804]&amp;&quot;.&quot;&amp;[.B804]&amp;&quot;@gmail.com&quot;" office:value-type="string" office:string-value="Lucas.Hemmings@gmail.com">
            <text:p>Lucas.Hemmings@gmail.com</text:p>
          </table:table-cell>
          <table:table-cell office:value-type="string">
            <text:p>fcX2DDprwXjF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office:value-type="string">
            <text:p>16/05/1989</text:p>
          </table:table-cell>
          <table:table-cell table:formula="of:=[.A805]&amp;&quot;.&quot;&amp;[.B805]&amp;&quot;@gmail.com&quot;" office:value-type="string" office:string-value="Charles.MacDonald@gmail.com">
            <text:p>Charles.MacDonald@gmail.com</text:p>
          </table:table-cell>
          <table:table-cell office:value-type="string">
            <text:p>vxty6YXa29gJ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office:value-type="string">
            <text:p>02/01/1989</text:p>
          </table:table-cell>
          <table:table-cell table:formula="of:=[.A806]&amp;&quot;.&quot;&amp;[.B806]&amp;&quot;@gmail.com&quot;" office:value-type="string" office:string-value="Joshua.Springer@gmail.com">
            <text:p>Joshua.Springer@gmail.com</text:p>
          </table:table-cell>
          <table:table-cell office:value-type="string">
            <text:p>E6vzV4tLXKEs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Oliver</text:p>
          </table:table-cell>
          <table:table-cell office:value-type="string">
            <text:p>Male</text:p>
          </table:table-cell>
          <table:table-cell office:value-type="string">
            <text:p>21/08/1989</text:p>
          </table:table-cell>
          <table:table-cell table:formula="of:=[.A807]&amp;&quot;.&quot;&amp;[.B807]&amp;&quot;@gmail.com&quot;" office:value-type="string" office:string-value="Eric.Oliver@gmail.com">
            <text:p>Eric.Oliver@gmail.com</text:p>
          </table:table-cell>
          <table:table-cell office:value-type="string">
            <text:p>xJYhXuUr8H8v</text:p>
          </table:table-cell>
          <table:table-cell/>
        </table:table-row>
        <table:table-row table:style-name="ro1">
          <table:table-cell office:value-type="string">
            <text:p>Dominic</text:p>
          </table:table-cell>
          <table:table-cell office:value-type="string">
            <text:p>Walker</text:p>
          </table:table-cell>
          <table:table-cell office:value-type="string">
            <text:p>Male</text:p>
          </table:table-cell>
          <table:table-cell office:value-type="string">
            <text:p>26/09/1978</text:p>
          </table:table-cell>
          <table:table-cell table:formula="of:=[.A808]&amp;&quot;.&quot;&amp;[.B808]&amp;&quot;@gmail.com&quot;" office:value-type="string" office:string-value="Dominic.Walker@gmail.com">
            <text:p>Dominic.Walker@gmail.com</text:p>
          </table:table-cell>
          <table:table-cell office:value-type="string">
            <text:p>YPwqQUWNgrqN</text:p>
          </table:table-cell>
          <table:table-cell/>
        </table:table-row>
        <table:table-row table:style-name="ro1">
          <table:table-cell office:value-type="string">
            <text:p>Austin</text:p>
          </table:table-cell>
          <table:table-cell office:value-type="string">
            <text:p>Robertson</text:p>
          </table:table-cell>
          <table:table-cell office:value-type="string">
            <text:p>Male</text:p>
          </table:table-cell>
          <table:table-cell office:value-type="string">
            <text:p>17/10/1983</text:p>
          </table:table-cell>
          <table:table-cell table:formula="of:=[.A809]&amp;&quot;.&quot;&amp;[.B809]&amp;&quot;@gmail.com&quot;" office:value-type="string" office:string-value="Austin.Robertson@gmail.com">
            <text:p>Austin.Robertson@gmail.com</text:p>
          </table:table-cell>
          <table:table-cell office:value-type="string">
            <text:p>rxxedz7xQUhB</text:p>
          </table:table-cell>
          <table:table-cell/>
        </table:table-row>
        <table:table-row table:style-name="ro1">
          <table:table-cell office:value-type="string">
            <text:p>Joseph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office:value-type="string">
            <text:p>06/09/2014</text:p>
          </table:table-cell>
          <table:table-cell table:formula="of:=[.A810]&amp;&quot;.&quot;&amp;[.B810]&amp;&quot;@gmail.com&quot;" office:value-type="string" office:string-value="Joseph.King@gmail.com">
            <text:p>Joseph.King@gmail.com</text:p>
          </table:table-cell>
          <table:table-cell office:value-type="string">
            <text:p>xq8uR4zTWSSY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Abraham</text:p>
          </table:table-cell>
          <table:table-cell office:value-type="string">
            <text:p>Male</text:p>
          </table:table-cell>
          <table:table-cell office:value-type="string">
            <text:p>28/12/1984</text:p>
          </table:table-cell>
          <table:table-cell table:formula="of:=[.A811]&amp;&quot;.&quot;&amp;[.B811]&amp;&quot;@gmail.com&quot;" office:value-type="string" office:string-value="Stewart.Abraham@gmail.com">
            <text:p>Stewart.Abraham@gmail.com</text:p>
          </table:table-cell>
          <table:table-cell office:value-type="string">
            <text:p>SvHeqVXr7dKz</text:p>
          </table:table-cell>
          <table:table-cell/>
        </table:table-row>
        <table:table-row table:style-name="ro1">
          <table:table-cell office:value-type="string">
            <text:p>Cameron</text:p>
          </table:table-cell>
          <table:table-cell office:value-type="string">
            <text:p>Lawrence</text:p>
          </table:table-cell>
          <table:table-cell office:value-type="string">
            <text:p>Male</text:p>
          </table:table-cell>
          <table:table-cell office:value-type="string">
            <text:p>03/04/2009</text:p>
          </table:table-cell>
          <table:table-cell table:formula="of:=[.A812]&amp;&quot;.&quot;&amp;[.B812]&amp;&quot;@gmail.com&quot;" office:value-type="string" office:string-value="Cameron.Lawrence@gmail.com">
            <text:p>Cameron.Lawrence@gmail.com</text:p>
          </table:table-cell>
          <table:table-cell office:value-type="string">
            <text:p>tP84q5xu6zz8</text:p>
          </table:table-cell>
          <table:table-cell/>
        </table:table-row>
        <table:table-row table:style-name="ro1">
          <table:table-cell office:value-type="string">
            <text:p>Christian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office:value-type="string">
            <text:p>13/06/1977</text:p>
          </table:table-cell>
          <table:table-cell table:formula="of:=[.A813]&amp;&quot;.&quot;&amp;[.B813]&amp;&quot;@gmail.com&quot;" office:value-type="string" office:string-value="Christian.Gray@gmail.com">
            <text:p>Christian.Gray@gmail.com</text:p>
          </table:table-cell>
          <table:table-cell office:value-type="string">
            <text:p>8Wcmgpq95937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Parsons</text:p>
          </table:table-cell>
          <table:table-cell office:value-type="string">
            <text:p>Male</text:p>
          </table:table-cell>
          <table:table-cell office:value-type="string">
            <text:p>07/08/1972</text:p>
          </table:table-cell>
          <table:table-cell table:formula="of:=[.A814]&amp;&quot;.&quot;&amp;[.B814]&amp;&quot;@gmail.com&quot;" office:value-type="string" office:string-value="Brian.Parsons@gmail.com">
            <text:p>Brian.Parsons@gmail.com</text:p>
          </table:table-cell>
          <table:table-cell office:value-type="string">
            <text:p>GhKQaPADuExP</text:p>
          </table:table-cell>
          <table:table-cell/>
        </table:table-row>
        <table:table-row table:style-name="ro1">
          <table:table-cell office:value-type="string">
            <text:p>Andrew</text:p>
          </table:table-cell>
          <table:table-cell office:value-type="string">
            <text:p>Piper</text:p>
          </table:table-cell>
          <table:table-cell office:value-type="string">
            <text:p>Male</text:p>
          </table:table-cell>
          <table:table-cell office:value-type="string">
            <text:p>04/04/1972</text:p>
          </table:table-cell>
          <table:table-cell table:formula="of:=[.A815]&amp;&quot;.&quot;&amp;[.B815]&amp;&quot;@gmail.com&quot;" office:value-type="string" office:string-value="Andrew.Piper@gmail.com">
            <text:p>Andrew.Piper@gmail.com</text:p>
          </table:table-cell>
          <table:table-cell office:value-type="string">
            <text:p>JbkLD82WXBPn</text:p>
          </table:table-cell>
          <table:table-cell/>
        </table:table-row>
        <table:table-row table:style-name="ro1">
          <table:table-cell office:value-type="string">
            <text:p>Jacob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office:value-type="string">
            <text:p>16/05/1977</text:p>
          </table:table-cell>
          <table:table-cell table:formula="of:=[.A816]&amp;&quot;.&quot;&amp;[.B816]&amp;&quot;@gmail.com&quot;" office:value-type="string" office:string-value="Jacob.Ball@gmail.com">
            <text:p>Jacob.Ball@gmail.com</text:p>
          </table:table-cell>
          <table:table-cell office:value-type="string">
            <text:p>cUu5EjYTaE4T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Taylor</text:p>
          </table:table-cell>
          <table:table-cell office:value-type="string">
            <text:p>Male</text:p>
          </table:table-cell>
          <table:table-cell office:value-type="string">
            <text:p>20/09/2014</text:p>
          </table:table-cell>
          <table:table-cell table:formula="of:=[.A817]&amp;&quot;.&quot;&amp;[.B817]&amp;&quot;@gmail.com&quot;" office:value-type="string" office:string-value="Owen.Taylor@gmail.com">
            <text:p>Owen.Taylor@gmail.com</text:p>
          </table:table-cell>
          <table:table-cell office:value-type="string">
            <text:p>3c5SgCYaQeR4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office:value-type="string">
            <text:p>05/10/2014</text:p>
          </table:table-cell>
          <table:table-cell table:formula="of:=[.A818]&amp;&quot;.&quot;&amp;[.B818]&amp;&quot;@gmail.com&quot;" office:value-type="string" office:string-value="Leonard.Kerr@gmail.com">
            <text:p>Leonard.Kerr@gmail.com</text:p>
          </table:table-cell>
          <table:table-cell office:value-type="string">
            <text:p>pEctykJEep8y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office:value-type="string">
            <text:p>21/05/2014</text:p>
          </table:table-cell>
          <table:table-cell table:formula="of:=[.A819]&amp;&quot;.&quot;&amp;[.B819]&amp;&quot;@gmail.com&quot;" office:value-type="string" office:string-value="Luke.Russell@gmail.com">
            <text:p>Luke.Russell@gmail.com</text:p>
          </table:table-cell>
          <table:table-cell office:value-type="string">
            <text:p>KfmcU2mTNZEj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MacLeod</text:p>
          </table:table-cell>
          <table:table-cell office:value-type="string">
            <text:p>Male</text:p>
          </table:table-cell>
          <table:table-cell office:value-type="string">
            <text:p>12/04/1991</text:p>
          </table:table-cell>
          <table:table-cell table:formula="of:=[.A820]&amp;&quot;.&quot;&amp;[.B820]&amp;&quot;@gmail.com&quot;" office:value-type="string" office:string-value="Liam.MacLeod@gmail.com">
            <text:p>Liam.MacLeod@gmail.com</text:p>
          </table:table-cell>
          <table:table-cell office:value-type="string">
            <text:p>MUgnatUC9GWg</text:p>
          </table:table-cell>
          <table:table-cell/>
        </table:table-row>
        <table:table-row table:style-name="ro1">
          <table:table-cell office:value-type="string">
            <text:p>Nicholas</text:p>
          </table:table-cell>
          <table:table-cell office:value-type="string">
            <text:p>Hamilton</text:p>
          </table:table-cell>
          <table:table-cell office:value-type="string">
            <text:p>Male</text:p>
          </table:table-cell>
          <table:table-cell office:value-type="string">
            <text:p>07/09/1986</text:p>
          </table:table-cell>
          <table:table-cell table:formula="of:=[.A821]&amp;&quot;.&quot;&amp;[.B821]&amp;&quot;@gmail.com&quot;" office:value-type="string" office:string-value="Nicholas.Hamilton@gmail.com">
            <text:p>Nicholas.Hamilton@gmail.com</text:p>
          </table:table-cell>
          <table:table-cell office:value-type="string">
            <text:p>PE4GKTT6vMzh</text:p>
          </table:table-cell>
          <table:table-cell/>
        </table:table-row>
        <table:table-row table:style-name="ro1">
          <table:table-cell office:value-type="string">
            <text:p>Joe</text:p>
          </table:table-cell>
          <table:table-cell office:value-type="string">
            <text:p>Nolan</text:p>
          </table:table-cell>
          <table:table-cell office:value-type="string">
            <text:p>Male</text:p>
          </table:table-cell>
          <table:table-cell office:value-type="string">
            <text:p>05/12/1977</text:p>
          </table:table-cell>
          <table:table-cell table:formula="of:=[.A822]&amp;&quot;.&quot;&amp;[.B822]&amp;&quot;@gmail.com&quot;" office:value-type="string" office:string-value="Joe.Nolan@gmail.com">
            <text:p>Joe.Nolan@gmail.com</text:p>
          </table:table-cell>
          <table:table-cell office:value-type="string">
            <text:p>LSUbe4N4gH7C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office:value-type="string">
            <text:p>06/10/1999</text:p>
          </table:table-cell>
          <table:table-cell table:formula="of:=[.A823]&amp;&quot;.&quot;&amp;[.B823]&amp;&quot;@gmail.com&quot;" office:value-type="string" office:string-value="Michael.Duncan@gmail.com">
            <text:p>Michael.Duncan@gmail.com</text:p>
          </table:table-cell>
          <table:table-cell office:value-type="string">
            <text:p>DVJ5QcqCvgfM</text:p>
          </table:table-cell>
          <table:table-cell/>
        </table:table-row>
        <table:table-row table:style-name="ro1">
          <table:table-cell office:value-type="string">
            <text:p>Benjamin</text:p>
          </table:table-cell>
          <table:table-cell office:value-type="string">
            <text:p>Watson</text:p>
          </table:table-cell>
          <table:table-cell office:value-type="string">
            <text:p>Male</text:p>
          </table:table-cell>
          <table:table-cell office:value-type="string">
            <text:p>30/03/1984</text:p>
          </table:table-cell>
          <table:table-cell table:formula="of:=[.A824]&amp;&quot;.&quot;&amp;[.B824]&amp;&quot;@gmail.com&quot;" office:value-type="string" office:string-value="Benjamin.Watson@gmail.com">
            <text:p>Benjamin.Watson@gmail.com</text:p>
          </table:table-cell>
          <table:table-cell office:value-type="string">
            <text:p>j3SA4RrCZkbf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Walsh</text:p>
          </table:table-cell>
          <table:table-cell office:value-type="string">
            <text:p>Male</text:p>
          </table:table-cell>
          <table:table-cell office:value-type="string">
            <text:p>15/08/2014</text:p>
          </table:table-cell>
          <table:table-cell table:formula="of:=[.A825]&amp;&quot;.&quot;&amp;[.B825]&amp;&quot;@gmail.com&quot;" office:value-type="string" office:string-value="William.Walsh@gmail.com">
            <text:p>William.Walsh@gmail.com</text:p>
          </table:table-cell>
          <table:table-cell office:value-type="string">
            <text:p>XUycNKH5GK9Z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Parsons</text:p>
          </table:table-cell>
          <table:table-cell office:value-type="string">
            <text:p>Male</text:p>
          </table:table-cell>
          <table:table-cell office:value-type="string">
            <text:p>09/07/1998</text:p>
          </table:table-cell>
          <table:table-cell table:formula="of:=[.A826]&amp;&quot;.&quot;&amp;[.B826]&amp;&quot;@gmail.com&quot;" office:value-type="string" office:string-value="Blake.Parsons@gmail.com">
            <text:p>Blake.Parsons@gmail.com</text:p>
          </table:table-cell>
          <table:table-cell office:value-type="string">
            <text:p>7rjXSVWJTB8d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Morrison</text:p>
          </table:table-cell>
          <table:table-cell office:value-type="string">
            <text:p>Male</text:p>
          </table:table-cell>
          <table:table-cell office:value-type="string">
            <text:p>11/11/1973</text:p>
          </table:table-cell>
          <table:table-cell table:formula="of:=[.A827]&amp;&quot;.&quot;&amp;[.B827]&amp;&quot;@gmail.com&quot;" office:value-type="string" office:string-value="Charles.Morrison@gmail.com">
            <text:p>Charles.Morrison@gmail.com</text:p>
          </table:table-cell>
          <table:table-cell office:value-type="string">
            <text:p>8sWxnZTPQ6pB</text:p>
          </table:table-cell>
          <table:table-cell/>
        </table:table-row>
        <table:table-row table:style-name="ro1">
          <table:table-cell office:value-type="string">
            <text:p>Sam</text:p>
          </table:table-cell>
          <table:table-cell office:value-type="string">
            <text:p>Scott</text:p>
          </table:table-cell>
          <table:table-cell office:value-type="string">
            <text:p>Male</text:p>
          </table:table-cell>
          <table:table-cell office:value-type="string">
            <text:p>11/02/1971</text:p>
          </table:table-cell>
          <table:table-cell table:formula="of:=[.A828]&amp;&quot;.&quot;&amp;[.B828]&amp;&quot;@gmail.com&quot;" office:value-type="string" office:string-value="Sam.Scott@gmail.com">
            <text:p>Sam.Scott@gmail.com</text:p>
          </table:table-cell>
          <table:table-cell office:value-type="string">
            <text:p>kedRyHfFqMgr</text:p>
          </table:table-cell>
          <table:table-cell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Gibson</text:p>
          </table:table-cell>
          <table:table-cell office:value-type="string">
            <text:p>Male</text:p>
          </table:table-cell>
          <table:table-cell office:value-type="string">
            <text:p>16/06/2016</text:p>
          </table:table-cell>
          <table:table-cell table:formula="of:=[.A829]&amp;&quot;.&quot;&amp;[.B829]&amp;&quot;@gmail.com&quot;" office:value-type="string" office:string-value="Sebastian.Gibson@gmail.com">
            <text:p>Sebastian.Gibson@gmail.com</text:p>
          </table:table-cell>
          <table:table-cell office:value-type="string">
            <text:p>8St93pqGpuKm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Berry</text:p>
          </table:table-cell>
          <table:table-cell office:value-type="string">
            <text:p>Male</text:p>
          </table:table-cell>
          <table:table-cell office:value-type="string">
            <text:p>06/05/1985</text:p>
          </table:table-cell>
          <table:table-cell table:formula="of:=[.A830]&amp;&quot;.&quot;&amp;[.B830]&amp;&quot;@gmail.com&quot;" office:value-type="string" office:string-value="James.Berry@gmail.com">
            <text:p>James.Berry@gmail.com</text:p>
          </table:table-cell>
          <table:table-cell office:value-type="string">
            <text:p>QbMyXczRjfvT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Martin</text:p>
          </table:table-cell>
          <table:table-cell office:value-type="string">
            <text:p>Male</text:p>
          </table:table-cell>
          <table:table-cell office:value-type="string">
            <text:p>16/04/1985</text:p>
          </table:table-cell>
          <table:table-cell table:formula="of:=[.A831]&amp;&quot;.&quot;&amp;[.B831]&amp;&quot;@gmail.com&quot;" office:value-type="string" office:string-value="Adam.Martin@gmail.com">
            <text:p>Adam.Martin@gmail.com</text:p>
          </table:table-cell>
          <table:table-cell office:value-type="string">
            <text:p>hKZ8mHNv7V7S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29/12/1992</text:p>
          </table:table-cell>
          <table:table-cell table:formula="of:=[.A832]&amp;&quot;.&quot;&amp;[.B832]&amp;&quot;@gmail.com&quot;" office:value-type="string" office:string-value="Edward.Brown@gmail.com">
            <text:p>Edward.Brown@gmail.com</text:p>
          </table:table-cell>
          <table:table-cell office:value-type="string">
            <text:p>EzyADuzUwfe7</text:p>
          </table:table-cell>
          <table:table-cell/>
        </table:table-row>
        <table:table-row table:style-name="ro1">
          <table:table-cell office:value-type="string">
            <text:p>Jacob</text:p>
          </table:table-cell>
          <table:table-cell office:value-type="string">
            <text:p>James</text:p>
          </table:table-cell>
          <table:table-cell office:value-type="string">
            <text:p>Male</text:p>
          </table:table-cell>
          <table:table-cell office:value-type="string">
            <text:p>10/08/2010</text:p>
          </table:table-cell>
          <table:table-cell table:formula="of:=[.A833]&amp;&quot;.&quot;&amp;[.B833]&amp;&quot;@gmail.com&quot;" office:value-type="string" office:string-value="Jacob.James@gmail.com">
            <text:p>Jacob.James@gmail.com</text:p>
          </table:table-cell>
          <table:table-cell office:value-type="string">
            <text:p>eyZcf4gEbfSy</text:p>
          </table:table-cell>
          <table:table-cell/>
        </table:table-row>
        <table:table-row table:style-name="ro1">
          <table:table-cell office:value-type="string">
            <text:p>Matt</text:p>
          </table:table-cell>
          <table:table-cell office:value-type="string">
            <text:p>Hardacre</text:p>
          </table:table-cell>
          <table:table-cell office:value-type="string">
            <text:p>Male</text:p>
          </table:table-cell>
          <table:table-cell office:value-type="string">
            <text:p>08/04/2015</text:p>
          </table:table-cell>
          <table:table-cell table:formula="of:=[.A834]&amp;&quot;.&quot;&amp;[.B834]&amp;&quot;@gmail.com&quot;" office:value-type="string" office:string-value="Matt.Hardacre@gmail.com">
            <text:p>Matt.Hardacre@gmail.com</text:p>
          </table:table-cell>
          <table:table-cell office:value-type="string">
            <text:p>5EDU7WVS6Fxq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Pullman</text:p>
          </table:table-cell>
          <table:table-cell office:value-type="string">
            <text:p>Male</text:p>
          </table:table-cell>
          <table:table-cell office:value-type="string">
            <text:p>28/03/1979</text:p>
          </table:table-cell>
          <table:table-cell table:formula="of:=[.A835]&amp;&quot;.&quot;&amp;[.B835]&amp;&quot;@gmail.com&quot;" office:value-type="string" office:string-value="Dan.Pullman@gmail.com">
            <text:p>Dan.Pullman@gmail.com</text:p>
          </table:table-cell>
          <table:table-cell office:value-type="string">
            <text:p>uGqyQLDSUJKh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Mackay</text:p>
          </table:table-cell>
          <table:table-cell office:value-type="string">
            <text:p>Male</text:p>
          </table:table-cell>
          <table:table-cell office:value-type="string">
            <text:p>02/11/1983</text:p>
          </table:table-cell>
          <table:table-cell table:formula="of:=[.A836]&amp;&quot;.&quot;&amp;[.B836]&amp;&quot;@gmail.com&quot;" office:value-type="string" office:string-value="Peter.Mackay@gmail.com">
            <text:p>Peter.Mackay@gmail.com</text:p>
          </table:table-cell>
          <table:table-cell office:value-type="string">
            <text:p>9a6wGB67nQLG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Mathis</text:p>
          </table:table-cell>
          <table:table-cell office:value-type="string">
            <text:p>Male</text:p>
          </table:table-cell>
          <table:table-cell office:value-type="string">
            <text:p>29/09/1988</text:p>
          </table:table-cell>
          <table:table-cell table:formula="of:=[.A837]&amp;&quot;.&quot;&amp;[.B837]&amp;&quot;@gmail.com&quot;" office:value-type="string" office:string-value="Sean.Mathis@gmail.com">
            <text:p>Sean.Mathis@gmail.com</text:p>
          </table:table-cell>
          <table:table-cell office:value-type="string">
            <text:p>mL78tqrW3gLP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office:value-type="string">
            <text:p>31/12/2014</text:p>
          </table:table-cell>
          <table:table-cell table:formula="of:=[.A838]&amp;&quot;.&quot;&amp;[.B838]&amp;&quot;@gmail.com&quot;" office:value-type="string" office:string-value="Eric.Young@gmail.com">
            <text:p>Eric.Young@gmail.com</text:p>
          </table:table-cell>
          <table:table-cell office:value-type="string">
            <text:p>e6a9WMGePmaT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Duncan</text:p>
          </table:table-cell>
          <table:table-cell office:value-type="string">
            <text:p>Male</text:p>
          </table:table-cell>
          <table:table-cell office:value-type="string">
            <text:p>07/10/1985</text:p>
          </table:table-cell>
          <table:table-cell table:formula="of:=[.A839]&amp;&quot;.&quot;&amp;[.B839]&amp;&quot;@gmail.com&quot;" office:value-type="string" office:string-value="Harry.Duncan@gmail.com">
            <text:p>Harry.Duncan@gmail.com</text:p>
          </table:table-cell>
          <table:table-cell office:value-type="string">
            <text:p>vY2UdjLyCeU8</text:p>
          </table:table-cell>
          <table:table-cell/>
        </table:table-row>
        <table:table-row table:style-name="ro1">
          <table:table-cell office:value-type="string">
            <text:p>Robert</text:p>
          </table:table-cell>
          <table:table-cell office:value-type="string">
            <text:p>Wright</text:p>
          </table:table-cell>
          <table:table-cell office:value-type="string">
            <text:p>Male</text:p>
          </table:table-cell>
          <table:table-cell office:value-type="string">
            <text:p>15/05/1998</text:p>
          </table:table-cell>
          <table:table-cell table:formula="of:=[.A840]&amp;&quot;.&quot;&amp;[.B840]&amp;&quot;@gmail.com&quot;" office:value-type="string" office:string-value="Robert.Wright@gmail.com">
            <text:p>Robert.Wright@gmail.com</text:p>
          </table:table-cell>
          <table:table-cell office:value-type="string">
            <text:p>Kdn5nAhrxZth</text:p>
          </table:table-cell>
          <table:table-cell/>
        </table:table-row>
        <table:table-row table:style-name="ro1">
          <table:table-cell office:value-type="string">
            <text:p>Andrew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office:value-type="string">
            <text:p>08/06/1977</text:p>
          </table:table-cell>
          <table:table-cell table:formula="of:=[.A841]&amp;&quot;.&quot;&amp;[.B841]&amp;&quot;@gmail.com&quot;" office:value-type="string" office:string-value="Andrew.McLean@gmail.com">
            <text:p>Andrew.McLean@gmail.com</text:p>
          </table:table-cell>
          <table:table-cell office:value-type="string">
            <text:p>53DLfVBPxMb6</text:p>
          </table:table-cell>
          <table:table-cell/>
        </table:table-row>
        <table:table-row table:style-name="ro1">
          <table:table-cell office:value-type="string">
            <text:p>Jake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06/02/2000</text:p>
          </table:table-cell>
          <table:table-cell table:formula="of:=[.A842]&amp;&quot;.&quot;&amp;[.B842]&amp;&quot;@gmail.com&quot;" office:value-type="string" office:string-value="Jake.Blake@gmail.com">
            <text:p>Jake.Blake@gmail.com</text:p>
          </table:table-cell>
          <table:table-cell office:value-type="string">
            <text:p>FngDKbuPD7Yr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Dyer</text:p>
          </table:table-cell>
          <table:table-cell office:value-type="string">
            <text:p>Male</text:p>
          </table:table-cell>
          <table:table-cell office:value-type="string">
            <text:p>23/11/1999</text:p>
          </table:table-cell>
          <table:table-cell table:formula="of:=[.A843]&amp;&quot;.&quot;&amp;[.B843]&amp;&quot;@gmail.com&quot;" office:value-type="string" office:string-value="Peter.Dyer@gmail.com">
            <text:p>Peter.Dyer@gmail.com</text:p>
          </table:table-cell>
          <table:table-cell office:value-type="string">
            <text:p>kyj7v2B4HZNF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Carr</text:p>
          </table:table-cell>
          <table:table-cell office:value-type="string">
            <text:p>Male</text:p>
          </table:table-cell>
          <table:table-cell office:value-type="string">
            <text:p>18/08/1989</text:p>
          </table:table-cell>
          <table:table-cell table:formula="of:=[.A844]&amp;&quot;.&quot;&amp;[.B844]&amp;&quot;@gmail.com&quot;" office:value-type="string" office:string-value="Thomas.Carr@gmail.com">
            <text:p>Thomas.Carr@gmail.com</text:p>
          </table:table-cell>
          <table:table-cell office:value-type="string">
            <text:p>jhSynDsWAZkQ</text:p>
          </table:table-cell>
          <table:table-cell/>
        </table:table-row>
        <table:table-row table:style-name="ro1">
          <table:table-cell office:value-type="string">
            <text:p>Steven</text:p>
          </table:table-cell>
          <table:table-cell office:value-type="string">
            <text:p>Abraham</text:p>
          </table:table-cell>
          <table:table-cell office:value-type="string">
            <text:p>Male</text:p>
          </table:table-cell>
          <table:table-cell office:value-type="string">
            <text:p>04/05/1994</text:p>
          </table:table-cell>
          <table:table-cell table:formula="of:=[.A845]&amp;&quot;.&quot;&amp;[.B845]&amp;&quot;@gmail.com&quot;" office:value-type="string" office:string-value="Steven.Abraham@gmail.com">
            <text:p>Steven.Abraham@gmail.com</text:p>
          </table:table-cell>
          <table:table-cell office:value-type="string">
            <text:p>LpmFQZ9WbAT8</text:p>
          </table:table-cell>
          <table:table-cell/>
        </table:table-row>
        <table:table-row table:style-name="ro1">
          <table:table-cell office:value-type="string">
            <text:p>Ian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office:value-type="string">
            <text:p>13/05/1978</text:p>
          </table:table-cell>
          <table:table-cell table:formula="of:=[.A846]&amp;&quot;.&quot;&amp;[.B846]&amp;&quot;@gmail.com&quot;" office:value-type="string" office:string-value="Ian.McLean@gmail.com">
            <text:p>Ian.McLean@gmail.com</text:p>
          </table:table-cell>
          <table:table-cell office:value-type="string">
            <text:p>yBGwHCeV3JUP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Peters</text:p>
          </table:table-cell>
          <table:table-cell office:value-type="string">
            <text:p>Male</text:p>
          </table:table-cell>
          <table:table-cell office:value-type="string">
            <text:p>25/01/1973</text:p>
          </table:table-cell>
          <table:table-cell table:formula="of:=[.A847]&amp;&quot;.&quot;&amp;[.B847]&amp;&quot;@gmail.com&quot;" office:value-type="string" office:string-value="Sean.Peters@gmail.com">
            <text:p>Sean.Peters@gmail.com</text:p>
          </table:table-cell>
          <table:table-cell office:value-type="string">
            <text:p>GP8hU5kHxPfS</text:p>
          </table:table-cell>
          <table: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Ellison</text:p>
          </table:table-cell>
          <table:table-cell office:value-type="string">
            <text:p>Male</text:p>
          </table:table-cell>
          <table:table-cell office:value-type="string">
            <text:p>15/05/1997</text:p>
          </table:table-cell>
          <table:table-cell table:formula="of:=[.A848]&amp;&quot;.&quot;&amp;[.B848]&amp;&quot;@gmail.com&quot;" office:value-type="string" office:string-value="Paul.Ellison@gmail.com">
            <text:p>Paul.Ellison@gmail.com</text:p>
          </table:table-cell>
          <table:table-cell office:value-type="string">
            <text:p>3AShqmqk5bRa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office:value-type="string">
            <text:p>03/11/1990</text:p>
          </table:table-cell>
          <table:table-cell table:formula="of:=[.A849]&amp;&quot;.&quot;&amp;[.B849]&amp;&quot;@gmail.com&quot;" office:value-type="string" office:string-value="Dan.Underwood@gmail.com">
            <text:p>Dan.Underwood@gmail.com</text:p>
          </table:table-cell>
          <table:table-cell office:value-type="string">
            <text:p>CVKGCerztqX3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 office:value-type="string">
            <text:p>Taylor</text:p>
          </table:table-cell>
          <table:table-cell office:value-type="string">
            <text:p>Male</text:p>
          </table:table-cell>
          <table:table-cell office:value-type="string">
            <text:p>16/04/1973</text:p>
          </table:table-cell>
          <table:table-cell table:formula="of:=[.A850]&amp;&quot;.&quot;&amp;[.B850]&amp;&quot;@gmail.com&quot;" office:value-type="string" office:string-value="Jonathan.Taylor@gmail.com">
            <text:p>Jonathan.Taylor@gmail.com</text:p>
          </table:table-cell>
          <table:table-cell office:value-type="string">
            <text:p>sHDz4CsvRZcF</text:p>
          </table:table-cell>
          <table:table-cell/>
        </table:table-row>
        <table:table-row table:style-name="ro1">
          <table:table-cell office:value-type="string">
            <text:p>Joseph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02/04/2011</text:p>
          </table:table-cell>
          <table:table-cell table:formula="of:=[.A851]&amp;&quot;.&quot;&amp;[.B851]&amp;&quot;@gmail.com&quot;" office:value-type="string" office:string-value="Joseph.Rees@gmail.com">
            <text:p>Joseph.Rees@gmail.com</text:p>
          </table:table-cell>
          <table:table-cell office:value-type="string">
            <text:p>pEUPHvYaW6pB</text:p>
          </table:table-cell>
          <table:table-cell/>
        </table:table-row>
        <table:table-row table:style-name="ro1">
          <table:table-cell office:value-type="string">
            <text:p>Boris</text:p>
          </table:table-cell>
          <table:table-cell office:value-type="string">
            <text:p>Vance</text:p>
          </table:table-cell>
          <table:table-cell office:value-type="string">
            <text:p>Male</text:p>
          </table:table-cell>
          <table:table-cell office:value-type="string">
            <text:p>19/03/2014</text:p>
          </table:table-cell>
          <table:table-cell table:formula="of:=[.A852]&amp;&quot;.&quot;&amp;[.B852]&amp;&quot;@gmail.com&quot;" office:value-type="string" office:string-value="Boris.Vance@gmail.com">
            <text:p>Boris.Vance@gmail.com</text:p>
          </table:table-cell>
          <table:table-cell office:value-type="string">
            <text:p>cbjpywarUNWU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office:value-type="string">
            <text:p>16/08/1995</text:p>
          </table:table-cell>
          <table:table-cell table:formula="of:=[.A853]&amp;&quot;.&quot;&amp;[.B853]&amp;&quot;@gmail.com&quot;" office:value-type="string" office:string-value="Victor.Wilson@gmail.com">
            <text:p>Victor.Wilson@gmail.com</text:p>
          </table:table-cell>
          <table:table-cell office:value-type="string">
            <text:p>ZwLSU4rb2rFK</text:p>
          </table:table-cell>
          <table:table-cell/>
        </table:table-row>
        <table:table-row table:style-name="ro1">
          <table:table-cell office:value-type="string">
            <text:p>Benjamin</text:p>
          </table:table-cell>
          <table:table-cell office:value-type="string">
            <text:p>Lambert</text:p>
          </table:table-cell>
          <table:table-cell office:value-type="string">
            <text:p>Male</text:p>
          </table:table-cell>
          <table:table-cell office:value-type="string">
            <text:p>08/09/1999</text:p>
          </table:table-cell>
          <table:table-cell table:formula="of:=[.A854]&amp;&quot;.&quot;&amp;[.B854]&amp;&quot;@gmail.com&quot;" office:value-type="string" office:string-value="Benjamin.Lambert@gmail.com">
            <text:p>Benjamin.Lambert@gmail.com</text:p>
          </table:table-cell>
          <table:table-cell office:value-type="string">
            <text:p>ynfQe55UnGuC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McLean</text:p>
          </table:table-cell>
          <table:table-cell office:value-type="string">
            <text:p>Male</text:p>
          </table:table-cell>
          <table:table-cell office:value-type="string">
            <text:p>10/02/1980</text:p>
          </table:table-cell>
          <table:table-cell table:formula="of:=[.A855]&amp;&quot;.&quot;&amp;[.B855]&amp;&quot;@gmail.com&quot;" office:value-type="string" office:string-value="Victor.McLean@gmail.com">
            <text:p>Victor.McLean@gmail.com</text:p>
          </table:table-cell>
          <table:table-cell office:value-type="string">
            <text:p>N9n8ewfh2qp3</text:p>
          </table:table-cell>
          <table:table-cell/>
        </table:table-row>
        <table:table-row table:style-name="ro1">
          <table:table-cell office:value-type="string">
            <text:p>Dominic</text:p>
          </table:table-cell>
          <table:table-cell office:value-type="string">
            <text:p>Lee</text:p>
          </table:table-cell>
          <table:table-cell office:value-type="string">
            <text:p>Male</text:p>
          </table:table-cell>
          <table:table-cell office:value-type="string">
            <text:p>29/10/1972</text:p>
          </table:table-cell>
          <table:table-cell table:formula="of:=[.A856]&amp;&quot;.&quot;&amp;[.B856]&amp;&quot;@gmail.com&quot;" office:value-type="string" office:string-value="Dominic.Lee@gmail.com">
            <text:p>Dominic.Lee@gmail.com</text:p>
          </table:table-cell>
          <table:table-cell office:value-type="string">
            <text:p>KLzrLrZVbWfX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Manning</text:p>
          </table:table-cell>
          <table:table-cell office:value-type="string">
            <text:p>Male</text:p>
          </table:table-cell>
          <table:table-cell office:value-type="string">
            <text:p>14/11/1994</text:p>
          </table:table-cell>
          <table:table-cell table:formula="of:=[.A857]&amp;&quot;.&quot;&amp;[.B857]&amp;&quot;@gmail.com&quot;" office:value-type="string" office:string-value="Piers.Manning@gmail.com">
            <text:p>Piers.Manning@gmail.com</text:p>
          </table:table-cell>
          <table:table-cell office:value-type="string">
            <text:p>LZVUajqUHGAk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Cornish</text:p>
          </table:table-cell>
          <table:table-cell office:value-type="string">
            <text:p>Male</text:p>
          </table:table-cell>
          <table:table-cell office:value-type="string">
            <text:p>13/03/1976</text:p>
          </table:table-cell>
          <table:table-cell table:formula="of:=[.A858]&amp;&quot;.&quot;&amp;[.B858]&amp;&quot;@gmail.com&quot;" office:value-type="string" office:string-value="Simon.Cornish@gmail.com">
            <text:p>Simon.Cornish@gmail.com</text:p>
          </table:table-cell>
          <table:table-cell office:value-type="string">
            <text:p>D8JzjbZataJu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Simpson</text:p>
          </table:table-cell>
          <table:table-cell office:value-type="string">
            <text:p>Male</text:p>
          </table:table-cell>
          <table:table-cell office:value-type="string">
            <text:p>09/11/2013</text:p>
          </table:table-cell>
          <table:table-cell table:formula="of:=[.A859]&amp;&quot;.&quot;&amp;[.B859]&amp;&quot;@gmail.com&quot;" office:value-type="string" office:string-value="Piers.Simpson@gmail.com">
            <text:p>Piers.Simpson@gmail.com</text:p>
          </table:table-cell>
          <table:table-cell office:value-type="string">
            <text:p>yaLQppnU3UXP</text:p>
          </table:table-cell>
          <table:table-cell/>
        </table:table-row>
        <table:table-row table:style-name="ro1">
          <table:table-cell office:value-type="string">
            <text:p>Piers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office:value-type="string">
            <text:p>04/02/1991</text:p>
          </table:table-cell>
          <table:table-cell table:formula="of:=[.A860]&amp;&quot;.&quot;&amp;[.B860]&amp;&quot;@gmail.com&quot;" office:value-type="string" office:string-value="Piers.Parr@gmail.com">
            <text:p>Piers.Parr@gmail.com</text:p>
          </table:table-cell>
          <table:table-cell office:value-type="string">
            <text:p>SyUBhaSnSBwb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office:value-type="string">
            <text:p>30/06/1978</text:p>
          </table:table-cell>
          <table:table-cell table:formula="of:=[.A861]&amp;&quot;.&quot;&amp;[.B861]&amp;&quot;@gmail.com&quot;" office:value-type="string" office:string-value="Liam.Gray@gmail.com">
            <text:p>Liam.Gray@gmail.com</text:p>
          </table:table-cell>
          <table:table-cell office:value-type="string">
            <text:p>my5RcEz6dnwz</text:p>
          </table:table-cell>
          <table:table-cell/>
        </table:table-row>
        <table:table-row table:style-name="ro1">
          <table:table-cell office:value-type="string">
            <text:p>Jason</text:p>
          </table:table-cell>
          <table:table-cell office:value-type="string">
            <text:p>Paterson</text:p>
          </table:table-cell>
          <table:table-cell office:value-type="string">
            <text:p>Male</text:p>
          </table:table-cell>
          <table:table-cell office:value-type="string">
            <text:p>08/03/1971</text:p>
          </table:table-cell>
          <table:table-cell table:formula="of:=[.A862]&amp;&quot;.&quot;&amp;[.B862]&amp;&quot;@gmail.com&quot;" office:value-type="string" office:string-value="Jason.Paterson@gmail.com">
            <text:p>Jason.Paterson@gmail.com</text:p>
          </table:table-cell>
          <table:table-cell office:value-type="string">
            <text:p>ghbxVnJMuyPz</text:p>
          </table:table-cell>
          <table:table-cell/>
        </table:table-row>
        <table:table-row table:style-name="ro1">
          <table:table-cell office:value-type="string">
            <text:p>Ian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24/12/1980</text:p>
          </table:table-cell>
          <table:table-cell table:formula="of:=[.A863]&amp;&quot;.&quot;&amp;[.B863]&amp;&quot;@gmail.com&quot;" office:value-type="string" office:string-value="Ian.Langdon@gmail.com">
            <text:p>Ian.Langdon@gmail.com</text:p>
          </table:table-cell>
          <table:table-cell office:value-type="string">
            <text:p>eawQLDq8Yhzn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Bower</text:p>
          </table:table-cell>
          <table:table-cell office:value-type="string">
            <text:p>Male</text:p>
          </table:table-cell>
          <table:table-cell office:value-type="string">
            <text:p>18/12/1976</text:p>
          </table:table-cell>
          <table:table-cell table:formula="of:=[.A864]&amp;&quot;.&quot;&amp;[.B864]&amp;&quot;@gmail.com&quot;" office:value-type="string" office:string-value="Warren.Bower@gmail.com">
            <text:p>Warren.Bower@gmail.com</text:p>
          </table:table-cell>
          <table:table-cell office:value-type="string">
            <text:p>upsBC5yy5K8D</text:p>
          </table:table-cell>
          <table:table-cell/>
        </table:table-row>
        <table:table-row table:style-name="ro1">
          <table:table-cell office:value-type="string">
            <text:p>Stewart</text:p>
          </table:table-cell>
          <table:table-cell office:value-type="string">
            <text:p>Wilson</text:p>
          </table:table-cell>
          <table:table-cell office:value-type="string">
            <text:p>Male</text:p>
          </table:table-cell>
          <table:table-cell office:value-type="string">
            <text:p>08/01/1981</text:p>
          </table:table-cell>
          <table:table-cell table:formula="of:=[.A865]&amp;&quot;.&quot;&amp;[.B865]&amp;&quot;@gmail.com&quot;" office:value-type="string" office:string-value="Stewart.Wilson@gmail.com">
            <text:p>Stewart.Wilson@gmail.com</text:p>
          </table:table-cell>
          <table:table-cell office:value-type="string">
            <text:p>cAmuYtJ3vqCq</text:p>
          </table:table-cell>
          <table: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Mackay</text:p>
          </table:table-cell>
          <table:table-cell office:value-type="string">
            <text:p>Male</text:p>
          </table:table-cell>
          <table:table-cell office:value-type="string">
            <text:p>12/09/2013</text:p>
          </table:table-cell>
          <table:table-cell table:formula="of:=[.A866]&amp;&quot;.&quot;&amp;[.B866]&amp;&quot;@gmail.com&quot;" office:value-type="string" office:string-value="Adrian.Mackay@gmail.com">
            <text:p>Adrian.Mackay@gmail.com</text:p>
          </table:table-cell>
          <table:table-cell office:value-type="string">
            <text:p>hejxCqtTczfH</text:p>
          </table:table-cell>
          <table:table-cell/>
        </table:table-row>
        <table:table-row table:style-name="ro1">
          <table:table-cell office:value-type="string">
            <text:p>Ryan</text:p>
          </table:table-cell>
          <table:table-cell office:value-type="string">
            <text:p>Hamilton</text:p>
          </table:table-cell>
          <table:table-cell office:value-type="string">
            <text:p>Male</text:p>
          </table:table-cell>
          <table:table-cell office:value-type="string">
            <text:p>21/01/2012</text:p>
          </table:table-cell>
          <table:table-cell table:formula="of:=[.A867]&amp;&quot;.&quot;&amp;[.B867]&amp;&quot;@gmail.com&quot;" office:value-type="string" office:string-value="Ryan.Hamilton@gmail.com">
            <text:p>Ryan.Hamilton@gmail.com</text:p>
          </table:table-cell>
          <table:table-cell office:value-type="string">
            <text:p>DTsGkDppzkYD</text:p>
          </table:table-cell>
          <table:table-cell/>
        </table:table-row>
        <table:table-row table:style-name="ro1">
          <table:table-cell office:value-type="string">
            <text:p>Cameron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office:value-type="string">
            <text:p>19/01/1991</text:p>
          </table:table-cell>
          <table:table-cell table:formula="of:=[.A868]&amp;&quot;.&quot;&amp;[.B868]&amp;&quot;@gmail.com&quot;" office:value-type="string" office:string-value="Cameron.Harris@gmail.com">
            <text:p>Cameron.Harris@gmail.com</text:p>
          </table:table-cell>
          <table:table-cell office:value-type="string">
            <text:p>6h4xVseTrfdC</text:p>
          </table:table-cell>
          <table:table-cell/>
        </table:table-row>
        <table:table-row table:style-name="ro1">
          <table:table-cell office:value-type="string">
            <text:p>Robert</text:p>
          </table:table-cell>
          <table:table-cell office:value-type="string">
            <text:p>Harris</text:p>
          </table:table-cell>
          <table:table-cell office:value-type="string">
            <text:p>Male</text:p>
          </table:table-cell>
          <table:table-cell office:value-type="string">
            <text:p>27/11/1986</text:p>
          </table:table-cell>
          <table:table-cell table:formula="of:=[.A869]&amp;&quot;.&quot;&amp;[.B869]&amp;&quot;@gmail.com&quot;" office:value-type="string" office:string-value="Robert.Harris@gmail.com">
            <text:p>Robert.Harris@gmail.com</text:p>
          </table:table-cell>
          <table:table-cell office:value-type="string">
            <text:p>pQTWuMBMP9Vr</text:p>
          </table:table-cell>
          <table:table-cell/>
        </table:table-row>
        <table:table-row table:style-name="ro1">
          <table:table-cell office:value-type="string">
            <text:p>Ian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office:value-type="string">
            <text:p>15/08/1974</text:p>
          </table:table-cell>
          <table:table-cell table:formula="of:=[.A870]&amp;&quot;.&quot;&amp;[.B870]&amp;&quot;@gmail.com&quot;" office:value-type="string" office:string-value="Ian.Mackenzie@gmail.com">
            <text:p>Ian.Mackenzie@gmail.com</text:p>
          </table:table-cell>
          <table:table-cell office:value-type="string">
            <text:p>WCT5DL5sJjP6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Martin</text:p>
          </table:table-cell>
          <table:table-cell office:value-type="string">
            <text:p>Male</text:p>
          </table:table-cell>
          <table:table-cell office:value-type="string">
            <text:p>29/08/1989</text:p>
          </table:table-cell>
          <table:table-cell table:formula="of:=[.A871]&amp;&quot;.&quot;&amp;[.B871]&amp;&quot;@gmail.com&quot;" office:value-type="string" office:string-value="Max.Martin@gmail.com">
            <text:p>Max.Martin@gmail.com</text:p>
          </table:table-cell>
          <table:table-cell office:value-type="string">
            <text:p>yNpvTW2HkD8m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Scott</text:p>
          </table:table-cell>
          <table:table-cell office:value-type="string">
            <text:p>Male</text:p>
          </table:table-cell>
          <table:table-cell office:value-type="string">
            <text:p>28/02/1974</text:p>
          </table:table-cell>
          <table:table-cell table:formula="of:=[.A872]&amp;&quot;.&quot;&amp;[.B872]&amp;&quot;@gmail.com&quot;" office:value-type="string" office:string-value="Colin.Scott@gmail.com">
            <text:p>Colin.Scott@gmail.com</text:p>
          </table:table-cell>
          <table:table-cell office:value-type="string">
            <text:p>zpevCfZwrhuD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Bell</text:p>
          </table:table-cell>
          <table:table-cell office:value-type="string">
            <text:p>Male</text:p>
          </table:table-cell>
          <table:table-cell office:value-type="string">
            <text:p>14/06/1978</text:p>
          </table:table-cell>
          <table:table-cell table:formula="of:=[.A873]&amp;&quot;.&quot;&amp;[.B873]&amp;&quot;@gmail.com&quot;" office:value-type="string" office:string-value="Edward.Bell@gmail.com">
            <text:p>Edward.Bell@gmail.com</text:p>
          </table:table-cell>
          <table:table-cell office:value-type="string">
            <text:p>sXaFLXrTW6E5</text:p>
          </table:table-cell>
          <table:table-cell/>
        </table:table-row>
        <table:table-row table:style-name="ro1">
          <table:table-cell office:value-type="string">
            <text:p>Dylan</text:p>
          </table:table-cell>
          <table:table-cell office:value-type="string">
            <text:p>Simpson</text:p>
          </table:table-cell>
          <table:table-cell office:value-type="string">
            <text:p>Male</text:p>
          </table:table-cell>
          <table:table-cell office:value-type="string">
            <text:p>04/10/1973</text:p>
          </table:table-cell>
          <table:table-cell table:formula="of:=[.A874]&amp;&quot;.&quot;&amp;[.B874]&amp;&quot;@gmail.com&quot;" office:value-type="string" office:string-value="Dylan.Simpson@gmail.com">
            <text:p>Dylan.Simpson@gmail.com</text:p>
          </table:table-cell>
          <table:table-cell office:value-type="string">
            <text:p>FTa96MK2T8q8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Stewart</text:p>
          </table:table-cell>
          <table:table-cell office:value-type="string">
            <text:p>Male</text:p>
          </table:table-cell>
          <table:table-cell office:value-type="string">
            <text:p>19/03/2013</text:p>
          </table:table-cell>
          <table:table-cell table:formula="of:=[.A875]&amp;&quot;.&quot;&amp;[.B875]&amp;&quot;@gmail.com&quot;" office:value-type="string" office:string-value="Owen.Stewart@gmail.com">
            <text:p>Owen.Stewart@gmail.com</text:p>
          </table:table-cell>
          <table:table-cell office:value-type="string">
            <text:p>ND5V3M2nfwqv</text:p>
          </table:table-cell>
          <table:table-cell/>
        </table:table-row>
        <table:table-row table:style-name="ro1">
          <table:table-cell office:value-type="string">
            <text:p>Harry</text:p>
          </table:table-cell>
          <table:table-cell office:value-type="string">
            <text:p>Arnold</text:p>
          </table:table-cell>
          <table:table-cell office:value-type="string">
            <text:p>Male</text:p>
          </table:table-cell>
          <table:table-cell office:value-type="string">
            <text:p>10/02/1999</text:p>
          </table:table-cell>
          <table:table-cell table:formula="of:=[.A876]&amp;&quot;.&quot;&amp;[.B876]&amp;&quot;@gmail.com&quot;" office:value-type="string" office:string-value="Harry.Arnold@gmail.com">
            <text:p>Harry.Arnold@gmail.com</text:p>
          </table:table-cell>
          <table:table-cell office:value-type="string">
            <text:p>j3mRLLKa2WLk</text:p>
          </table:table-cell>
          <table:table-cell/>
        </table:table-row>
        <table:table-row table:style-name="ro1">
          <table:table-cell office:value-type="string">
            <text:p>Jake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office:value-type="string">
            <text:p>09/02/1998</text:p>
          </table:table-cell>
          <table:table-cell table:formula="of:=[.A877]&amp;&quot;.&quot;&amp;[.B877]&amp;&quot;@gmail.com&quot;" office:value-type="string" office:string-value="Jake.Russell@gmail.com">
            <text:p>Jake.Russell@gmail.com</text:p>
          </table:table-cell>
          <table:table-cell office:value-type="string">
            <text:p>b55GkNuVExaz</text:p>
          </table:table-cell>
          <table:table-cell/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Sanderson</text:p>
          </table:table-cell>
          <table:table-cell office:value-type="string">
            <text:p>Male</text:p>
          </table:table-cell>
          <table:table-cell office:value-type="string">
            <text:p>19/03/2007</text:p>
          </table:table-cell>
          <table:table-cell table:formula="of:=[.A878]&amp;&quot;.&quot;&amp;[.B878]&amp;&quot;@gmail.com&quot;" office:value-type="string" office:string-value="Christopher.Sanderson@gmail.com">
            <text:p>Christopher.Sanderson@gmail.com</text:p>
          </table:table-cell>
          <table:table-cell office:value-type="string">
            <text:p>yD8b7MmUgYfB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Davidson</text:p>
          </table:table-cell>
          <table:table-cell office:value-type="string">
            <text:p>Male</text:p>
          </table:table-cell>
          <table:table-cell office:value-type="string">
            <text:p>13/08/1989</text:p>
          </table:table-cell>
          <table:table-cell table:formula="of:=[.A879]&amp;&quot;.&quot;&amp;[.B879]&amp;&quot;@gmail.com&quot;" office:value-type="string" office:string-value="Liam.Davidson@gmail.com">
            <text:p>Liam.Davidson@gmail.com</text:p>
          </table:table-cell>
          <table:table-cell office:value-type="string">
            <text:p>gQjF6ZeALPDZ</text:p>
          </table:table-cell>
          <table:table-cell/>
        </table:table-row>
        <table:table-row table:style-name="ro1">
          <table:table-cell office:value-type="string">
            <text:p>Benjamin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office:value-type="string">
            <text:p>28/10/1987</text:p>
          </table:table-cell>
          <table:table-cell table:formula="of:=[.A880]&amp;&quot;.&quot;&amp;[.B880]&amp;&quot;@gmail.com&quot;" office:value-type="string" office:string-value="Benjamin.King@gmail.com">
            <text:p>Benjamin.King@gmail.com</text:p>
          </table:table-cell>
          <table:table-cell office:value-type="string">
            <text:p>DqUafgA3ZetB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Jackson</text:p>
          </table:table-cell>
          <table:table-cell office:value-type="string">
            <text:p>Male</text:p>
          </table:table-cell>
          <table:table-cell office:value-type="string">
            <text:p>06/01/1995</text:p>
          </table:table-cell>
          <table:table-cell table:formula="of:=[.A881]&amp;&quot;.&quot;&amp;[.B881]&amp;&quot;@gmail.com&quot;" office:value-type="string" office:string-value="Michael.Jackson@gmail.com">
            <text:p>Michael.Jackson@gmail.com</text:p>
          </table:table-cell>
          <table:table-cell office:value-type="string">
            <text:p>Zt6EH7QcZHXj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Lyman</text:p>
          </table:table-cell>
          <table:table-cell office:value-type="string">
            <text:p>Male</text:p>
          </table:table-cell>
          <table:table-cell office:value-type="string">
            <text:p>29/09/1983</text:p>
          </table:table-cell>
          <table:table-cell table:formula="of:=[.A882]&amp;&quot;.&quot;&amp;[.B882]&amp;&quot;@gmail.com&quot;" office:value-type="string" office:string-value="Liam.Lyman@gmail.com">
            <text:p>Liam.Lyman@gmail.com</text:p>
          </table:table-cell>
          <table:table-cell office:value-type="string">
            <text:p>srb89dwUkEVs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office:value-type="string">
            <text:p>11/07/1988</text:p>
          </table:table-cell>
          <table:table-cell table:formula="of:=[.A883]&amp;&quot;.&quot;&amp;[.B883]&amp;&quot;@gmail.com&quot;" office:value-type="string" office:string-value="Max.Coleman@gmail.com">
            <text:p>Max.Coleman@gmail.com</text:p>
          </table:table-cell>
          <table:table-cell office:value-type="string">
            <text:p>asHgWbwL2eyn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office:value-type="string">
            <text:p>24/02/1992</text:p>
          </table:table-cell>
          <table:table-cell table:formula="of:=[.A884]&amp;&quot;.&quot;&amp;[.B884]&amp;&quot;@gmail.com&quot;" office:value-type="string" office:string-value="Thomas.Sharp@gmail.com">
            <text:p>Thomas.Sharp@gmail.com</text:p>
          </table:table-cell>
          <table:table-cell office:value-type="string">
            <text:p>EP8HPHkahBXp</text:p>
          </table:table-cell>
          <table:table-cell/>
        </table:table-row>
        <table:table-row table:style-name="ro1">
          <table:table-cell office:value-type="string">
            <text:p>Sam</text:p>
          </table:table-cell>
          <table:table-cell office:value-type="string">
            <text:p>Roberts</text:p>
          </table:table-cell>
          <table:table-cell office:value-type="string">
            <text:p>Male</text:p>
          </table:table-cell>
          <table:table-cell office:value-type="string">
            <text:p>30/06/1996</text:p>
          </table:table-cell>
          <table:table-cell table:formula="of:=[.A885]&amp;&quot;.&quot;&amp;[.B885]&amp;&quot;@gmail.com&quot;" office:value-type="string" office:string-value="Sam.Roberts@gmail.com">
            <text:p>Sam.Roberts@gmail.com</text:p>
          </table:table-cell>
          <table:table-cell office:value-type="string">
            <text:p>Nm7ykRCUUyKx</text:p>
          </table:table-cell>
          <table: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Pullman</text:p>
          </table:table-cell>
          <table:table-cell office:value-type="string">
            <text:p>Male</text:p>
          </table:table-cell>
          <table:table-cell office:value-type="string">
            <text:p>14/10/2006</text:p>
          </table:table-cell>
          <table:table-cell table:formula="of:=[.A886]&amp;&quot;.&quot;&amp;[.B886]&amp;&quot;@gmail.com&quot;" office:value-type="string" office:string-value="Paul.Pullman@gmail.com">
            <text:p>Paul.Pullman@gmail.com</text:p>
          </table:table-cell>
          <table:table-cell office:value-type="string">
            <text:p>UkYgTsh2pv3V</text:p>
          </table:table-cell>
          <table:table-cell/>
        </table:table-row>
        <table:table-row table:style-name="ro1">
          <table:table-cell office:value-type="string">
            <text:p>Trevor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14/02/1972</text:p>
          </table:table-cell>
          <table:table-cell table:formula="of:=[.A887]&amp;&quot;.&quot;&amp;[.B887]&amp;&quot;@gmail.com&quot;" office:value-type="string" office:string-value="Trevor.Rees@gmail.com">
            <text:p>Trevor.Rees@gmail.com</text:p>
          </table:table-cell>
          <table:table-cell office:value-type="string">
            <text:p>s8ghdAdrHV82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Knox</text:p>
          </table:table-cell>
          <table:table-cell office:value-type="string">
            <text:p>Male</text:p>
          </table:table-cell>
          <table:table-cell office:value-type="string">
            <text:p>24/04/1993</text:p>
          </table:table-cell>
          <table:table-cell table:formula="of:=[.A888]&amp;&quot;.&quot;&amp;[.B888]&amp;&quot;@gmail.com&quot;" office:value-type="string" office:string-value="Michael.Knox@gmail.com">
            <text:p>Michael.Knox@gmail.com</text:p>
          </table:table-cell>
          <table:table-cell office:value-type="string">
            <text:p>gSAJDYj4CveJ</text:p>
          </table:table-cell>
          <table:table-cell/>
        </table:table-row>
        <table:table-row table:style-name="ro1">
          <table:table-cell office:value-type="string">
            <text:p>Dominic</text:p>
          </table:table-cell>
          <table:table-cell office:value-type="string">
            <text:p>Bailey</text:p>
          </table:table-cell>
          <table:table-cell office:value-type="string">
            <text:p>Male</text:p>
          </table:table-cell>
          <table:table-cell office:value-type="string">
            <text:p>22/02/1984</text:p>
          </table:table-cell>
          <table:table-cell table:formula="of:=[.A889]&amp;&quot;.&quot;&amp;[.B889]&amp;&quot;@gmail.com&quot;" office:value-type="string" office:string-value="Dominic.Bailey@gmail.com">
            <text:p>Dominic.Bailey@gmail.com</text:p>
          </table:table-cell>
          <table:table-cell office:value-type="string">
            <text:p>EKmzmdZhSn6r</text:p>
          </table:table-cell>
          <table:table-cell/>
        </table:table-row>
        <table:table-row table:style-name="ro1">
          <table:table-cell office:value-type="string">
            <text:p>Christian</text:p>
          </table:table-cell>
          <table:table-cell office:value-type="string">
            <text:p>Forsyth</text:p>
          </table:table-cell>
          <table:table-cell office:value-type="string">
            <text:p>Male</text:p>
          </table:table-cell>
          <table:table-cell office:value-type="string">
            <text:p>16/07/1985</text:p>
          </table:table-cell>
          <table:table-cell table:formula="of:=[.A890]&amp;&quot;.&quot;&amp;[.B890]&amp;&quot;@gmail.com&quot;" office:value-type="string" office:string-value="Christian.Forsyth@gmail.com">
            <text:p>Christian.Forsyth@gmail.com</text:p>
          </table:table-cell>
          <table:table-cell office:value-type="string">
            <text:p>7qSCXpBFffGb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Skinner</text:p>
          </table:table-cell>
          <table:table-cell office:value-type="string">
            <text:p>Male</text:p>
          </table:table-cell>
          <table:table-cell office:value-type="string">
            <text:p>08/02/1990</text:p>
          </table:table-cell>
          <table:table-cell table:formula="of:=[.A891]&amp;&quot;.&quot;&amp;[.B891]&amp;&quot;@gmail.com&quot;" office:value-type="string" office:string-value="Thomas.Skinner@gmail.com">
            <text:p>Thomas.Skinner@gmail.com</text:p>
          </table:table-cell>
          <table:table-cell office:value-type="string">
            <text:p>7pfMJpdTnzUF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Parr</text:p>
          </table:table-cell>
          <table:table-cell office:value-type="string">
            <text:p>Male</text:p>
          </table:table-cell>
          <table:table-cell office:value-type="string">
            <text:p>22/09/2012</text:p>
          </table:table-cell>
          <table:table-cell table:formula="of:=[.A892]&amp;&quot;.&quot;&amp;[.B892]&amp;&quot;@gmail.com&quot;" office:value-type="string" office:string-value="Colin.Parr@gmail.com">
            <text:p>Colin.Parr@gmail.com</text:p>
          </table:table-cell>
          <table:table-cell office:value-type="string">
            <text:p>G66jwY6BztL8</text:p>
          </table:table-cell>
          <table:table-cell/>
        </table:table-row>
        <table:table-row table:style-name="ro1">
          <table:table-cell office:value-type="string">
            <text:p>Stephen</text:p>
          </table:table-cell>
          <table:table-cell office:value-type="string">
            <text:p>Graham</text:p>
          </table:table-cell>
          <table:table-cell office:value-type="string">
            <text:p>Male</text:p>
          </table:table-cell>
          <table:table-cell office:value-type="string">
            <text:p>10/05/2012</text:p>
          </table:table-cell>
          <table:table-cell table:formula="of:=[.A893]&amp;&quot;.&quot;&amp;[.B893]&amp;&quot;@gmail.com&quot;" office:value-type="string" office:string-value="Stephen.Graham@gmail.com">
            <text:p>Stephen.Graham@gmail.com</text:p>
          </table:table-cell>
          <table:table-cell office:value-type="string">
            <text:p>jLpT3LxgyhzK</text:p>
          </table:table-cell>
          <table:table-cell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Turner</text:p>
          </table:table-cell>
          <table:table-cell office:value-type="string">
            <text:p>Male</text:p>
          </table:table-cell>
          <table:table-cell office:value-type="string">
            <text:p>13/06/1975</text:p>
          </table:table-cell>
          <table:table-cell table:formula="of:=[.A894]&amp;&quot;.&quot;&amp;[.B894]&amp;&quot;@gmail.com&quot;" office:value-type="string" office:string-value="Sebastian.Turner@gmail.com">
            <text:p>Sebastian.Turner@gmail.com</text:p>
          </table:table-cell>
          <table:table-cell office:value-type="string">
            <text:p>rEU6WWqER8DZ</text:p>
          </table:table-cell>
          <table:table-cell/>
        </table:table-row>
        <table:table-row table:style-name="ro1">
          <table:table-cell office:value-type="string">
            <text:p>Dominic</text:p>
          </table:table-cell>
          <table:table-cell office:value-type="string">
            <text:p>North</text:p>
          </table:table-cell>
          <table:table-cell office:value-type="string">
            <text:p>Male</text:p>
          </table:table-cell>
          <table:table-cell office:value-type="string">
            <text:p>01/06/2011</text:p>
          </table:table-cell>
          <table:table-cell table:formula="of:=[.A895]&amp;&quot;.&quot;&amp;[.B895]&amp;&quot;@gmail.com&quot;" office:value-type="string" office:string-value="Dominic.North@gmail.com">
            <text:p>Dominic.North@gmail.com</text:p>
          </table:table-cell>
          <table:table-cell office:value-type="string">
            <text:p>6NfWmtgyR2uY</text:p>
          </table:table-cell>
          <table:table-cell/>
        </table:table-row>
        <table:table-row table:style-name="ro1">
          <table:table-cell office:value-type="string">
            <text:p>Joe</text:p>
          </table:table-cell>
          <table:table-cell office:value-type="string">
            <text:p>Mills</text:p>
          </table:table-cell>
          <table:table-cell office:value-type="string">
            <text:p>Male</text:p>
          </table:table-cell>
          <table:table-cell office:value-type="string">
            <text:p>10/10/2006</text:p>
          </table:table-cell>
          <table:table-cell table:formula="of:=[.A896]&amp;&quot;.&quot;&amp;[.B896]&amp;&quot;@gmail.com&quot;" office:value-type="string" office:string-value="Joe.Mills@gmail.com">
            <text:p>Joe.Mills@gmail.com</text:p>
          </table:table-cell>
          <table:table-cell office:value-type="string">
            <text:p>c8ZT4TayjdE3</text:p>
          </table:table-cell>
          <table:table-cell/>
        </table:table-row>
        <table:table-row table:style-name="ro1">
          <table:table-cell office:value-type="string">
            <text:p>Phil</text:p>
          </table:table-cell>
          <table:table-cell office:value-type="string">
            <text:p>Alsop</text:p>
          </table:table-cell>
          <table:table-cell office:value-type="string">
            <text:p>Male</text:p>
          </table:table-cell>
          <table:table-cell office:value-type="string">
            <text:p>13/02/1978</text:p>
          </table:table-cell>
          <table:table-cell table:formula="of:=[.A897]&amp;&quot;.&quot;&amp;[.B897]&amp;&quot;@gmail.com&quot;" office:value-type="string" office:string-value="Phil.Alsop@gmail.com">
            <text:p>Phil.Alsop@gmail.com</text:p>
          </table:table-cell>
          <table:table-cell office:value-type="string">
            <text:p>LnGngr6wtPrd</text:p>
          </table:table-cell>
          <table:table-cell/>
        </table:table-row>
        <table:table-row table:style-name="ro1">
          <table:table-cell office:value-type="string">
            <text:p>Jacob</text:p>
          </table:table-cell>
          <table:table-cell office:value-type="string">
            <text:p>McDonald</text:p>
          </table:table-cell>
          <table:table-cell office:value-type="string">
            <text:p>Male</text:p>
          </table:table-cell>
          <table:table-cell office:value-type="string">
            <text:p>23/11/2009</text:p>
          </table:table-cell>
          <table:table-cell table:formula="of:=[.A898]&amp;&quot;.&quot;&amp;[.B898]&amp;&quot;@gmail.com&quot;" office:value-type="string" office:string-value="Jacob.McDonald@gmail.com">
            <text:p>Jacob.McDonald@gmail.com</text:p>
          </table:table-cell>
          <table:table-cell office:value-type="string">
            <text:p>kwagKaDq3s7H</text:p>
          </table:table-cell>
          <table:table-cell/>
        </table:table-row>
        <table:table-row table:style-name="ro1">
          <table:table-cell office:value-type="string">
            <text:p>Blake</text:p>
          </table:table-cell>
          <table:table-cell office:value-type="string">
            <text:p>Underwood</text:p>
          </table:table-cell>
          <table:table-cell office:value-type="string">
            <text:p>Male</text:p>
          </table:table-cell>
          <table:table-cell office:value-type="string">
            <text:p>31/12/2012</text:p>
          </table:table-cell>
          <table:table-cell table:formula="of:=[.A899]&amp;&quot;.&quot;&amp;[.B899]&amp;&quot;@gmail.com&quot;" office:value-type="string" office:string-value="Blake.Underwood@gmail.com">
            <text:p>Blake.Underwood@gmail.com</text:p>
          </table:table-cell>
          <table:table-cell office:value-type="string">
            <text:p>eX8827Eb6ga6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Poole</text:p>
          </table:table-cell>
          <table:table-cell office:value-type="string">
            <text:p>Male</text:p>
          </table:table-cell>
          <table:table-cell office:value-type="string">
            <text:p>19/01/1997</text:p>
          </table:table-cell>
          <table:table-cell table:formula="of:=[.A900]&amp;&quot;.&quot;&amp;[.B900]&amp;&quot;@gmail.com&quot;" office:value-type="string" office:string-value="Peter.Poole@gmail.com">
            <text:p>Peter.Poole@gmail.com</text:p>
          </table:table-cell>
          <table:table-cell office:value-type="string">
            <text:p>sdPnpppjpzVy</text:p>
          </table:table-cell>
          <table:table-cell/>
        </table:table-row>
        <table:table-row table:style-name="ro1">
          <table:table-cell office:value-type="string">
            <text:p>Jacob</text:p>
          </table:table-cell>
          <table:table-cell office:value-type="string">
            <text:p>Quinn</text:p>
          </table:table-cell>
          <table:table-cell office:value-type="string">
            <text:p>Male</text:p>
          </table:table-cell>
          <table:table-cell office:value-type="string">
            <text:p>15/08/2000</text:p>
          </table:table-cell>
          <table:table-cell table:formula="of:=[.A901]&amp;&quot;.&quot;&amp;[.B901]&amp;&quot;@gmail.com&quot;" office:value-type="string" office:string-value="Jacob.Quinn@gmail.com">
            <text:p>Jacob.Quinn@gmail.com</text:p>
          </table:table-cell>
          <table:table-cell office:value-type="string">
            <text:p>5PzXEJJEf2Bs</text:p>
          </table:table-cell>
          <table:table-cell/>
        </table:table-row>
        <table:table-row table:style-name="ro1">
          <table:table-cell office:value-type="string">
            <text:p>Joseph</text:p>
          </table:table-cell>
          <table:table-cell office:value-type="string">
            <text:p>Oliver</text:p>
          </table:table-cell>
          <table:table-cell office:value-type="string">
            <text:p>Male</text:p>
          </table:table-cell>
          <table:table-cell office:value-type="string">
            <text:p>05/05/1997</text:p>
          </table:table-cell>
          <table:table-cell table:formula="of:=[.A902]&amp;&quot;.&quot;&amp;[.B902]&amp;&quot;@gmail.com&quot;" office:value-type="string" office:string-value="Joseph.Oliver@gmail.com">
            <text:p>Joseph.Oliver@gmail.com</text:p>
          </table:table-cell>
          <table:table-cell office:value-type="string">
            <text:p>b8mwKNRU6hn3</text:p>
          </table:table-cell>
          <table:table-cell/>
        </table:table-row>
        <table:table-row table:style-name="ro1">
          <table:table-cell office:value-type="string">
            <text:p>Nicholas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office:value-type="string">
            <text:p>28/03/1986</text:p>
          </table:table-cell>
          <table:table-cell table:formula="of:=[.A903]&amp;&quot;.&quot;&amp;[.B903]&amp;&quot;@gmail.com&quot;" office:value-type="string" office:string-value="Nicholas.Vaughan@gmail.com">
            <text:p>Nicholas.Vaughan@gmail.com</text:p>
          </table:table-cell>
          <table:table-cell office:value-type="string">
            <text:p>vCeP8VzwpXmn</text:p>
          </table:table-cell>
          <table:table-cell/>
        </table:table-row>
        <table:table-row table:style-name="ro1">
          <table:table-cell office:value-type="string">
            <text:p>Connor</text:p>
          </table:table-cell>
          <table:table-cell office:value-type="string">
            <text:p>Lewis</text:p>
          </table:table-cell>
          <table:table-cell office:value-type="string">
            <text:p>Male</text:p>
          </table:table-cell>
          <table:table-cell office:value-type="string">
            <text:p>21/07/1998</text:p>
          </table:table-cell>
          <table:table-cell table:formula="of:=[.A904]&amp;&quot;.&quot;&amp;[.B904]&amp;&quot;@gmail.com&quot;" office:value-type="string" office:string-value="Connor.Lewis@gmail.com">
            <text:p>Connor.Lewis@gmail.com</text:p>
          </table:table-cell>
          <table:table-cell office:value-type="string">
            <text:p>VfbUWTwXr2NY</text:p>
          </table:table-cell>
          <table:table-cell/>
        </table:table-row>
        <table:table-row table:style-name="ro1">
          <table:table-cell office:value-type="string">
            <text:p>Jake</text:p>
          </table:table-cell>
          <table:table-cell office:value-type="string">
            <text:p>Kelly</text:p>
          </table:table-cell>
          <table:table-cell office:value-type="string">
            <text:p>Male</text:p>
          </table:table-cell>
          <table:table-cell office:value-type="string">
            <text:p>30/07/1990</text:p>
          </table:table-cell>
          <table:table-cell table:formula="of:=[.A905]&amp;&quot;.&quot;&amp;[.B905]&amp;&quot;@gmail.com&quot;" office:value-type="string" office:string-value="Jake.Kelly@gmail.com">
            <text:p>Jake.Kelly@gmail.com</text:p>
          </table:table-cell>
          <table:table-cell office:value-type="string">
            <text:p>W8tqJ2MJgTe4</text:p>
          </table:table-cell>
          <table:table-cell/>
        </table:table-row>
        <table:table-row table:style-name="ro1">
          <table:table-cell office:value-type="string">
            <text:p>Oliver</text:p>
          </table:table-cell>
          <table:table-cell office:value-type="string">
            <text:p>Smith</text:p>
          </table:table-cell>
          <table:table-cell office:value-type="string">
            <text:p>Male</text:p>
          </table:table-cell>
          <table:table-cell office:value-type="string">
            <text:p>21/07/1993</text:p>
          </table:table-cell>
          <table:table-cell table:formula="of:=[.A906]&amp;&quot;.&quot;&amp;[.B906]&amp;&quot;@gmail.com&quot;" office:value-type="string" office:string-value="Oliver.Smith@gmail.com">
            <text:p>Oliver.Smith@gmail.com</text:p>
          </table:table-cell>
          <table:table-cell office:value-type="string">
            <text:p>muTKBfQzSByB</text:p>
          </table:table-cell>
          <table:table-cell/>
        </table:table-row>
        <table:table-row table:style-name="ro1">
          <table:table-cell office:value-type="string">
            <text:p>Andrew</text:p>
          </table:table-cell>
          <table:table-cell office:value-type="string">
            <text:p>Hill</text:p>
          </table:table-cell>
          <table:table-cell office:value-type="string">
            <text:p>Male</text:p>
          </table:table-cell>
          <table:table-cell office:value-type="string">
            <text:p>24/07/1985</text:p>
          </table:table-cell>
          <table:table-cell table:formula="of:=[.A907]&amp;&quot;.&quot;&amp;[.B907]&amp;&quot;@gmail.com&quot;" office:value-type="string" office:string-value="Andrew.Hill@gmail.com">
            <text:p>Andrew.Hill@gmail.com</text:p>
          </table:table-cell>
          <table:table-cell office:value-type="string">
            <text:p>MGwwD9BfZc52</text:p>
          </table:table-cell>
          <table: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Davidson</text:p>
          </table:table-cell>
          <table:table-cell office:value-type="string">
            <text:p>Male</text:p>
          </table:table-cell>
          <table:table-cell office:value-type="string">
            <text:p>27/09/1984</text:p>
          </table:table-cell>
          <table:table-cell table:formula="of:=[.A908]&amp;&quot;.&quot;&amp;[.B908]&amp;&quot;@gmail.com&quot;" office:value-type="string" office:string-value="Adrian.Davidson@gmail.com">
            <text:p>Adrian.Davidson@gmail.com</text:p>
          </table:table-cell>
          <table:table-cell office:value-type="string">
            <text:p>amDb2jD8TcCr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Bailey</text:p>
          </table:table-cell>
          <table:table-cell office:value-type="string">
            <text:p>Male</text:p>
          </table:table-cell>
          <table:table-cell office:value-type="string">
            <text:p>27/08/1980</text:p>
          </table:table-cell>
          <table:table-cell table:formula="of:=[.A909]&amp;&quot;.&quot;&amp;[.B909]&amp;&quot;@gmail.com&quot;" office:value-type="string" office:string-value="Sean.Bailey@gmail.com">
            <text:p>Sean.Bailey@gmail.com</text:p>
          </table:table-cell>
          <table:table-cell office:value-type="string">
            <text:p>Nxd4LGLXR3Zn</text:p>
          </table:table-cell>
          <table:table-cell/>
        </table:table-row>
        <table:table-row table:style-name="ro1">
          <table:table-cell office:value-type="string">
            <text:p>Jake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12/01/1987</text:p>
          </table:table-cell>
          <table:table-cell table:formula="of:=[.A910]&amp;&quot;.&quot;&amp;[.B910]&amp;&quot;@gmail.com&quot;" office:value-type="string" office:string-value="Jake.Langdon@gmail.com">
            <text:p>Jake.Langdon@gmail.com</text:p>
          </table:table-cell>
          <table:table-cell office:value-type="string">
            <text:p>rSREUnjthMWA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office:value-type="string">
            <text:p>26/07/1973</text:p>
          </table:table-cell>
          <table:table-cell table:formula="of:=[.A911]&amp;&quot;.&quot;&amp;[.B911]&amp;&quot;@gmail.com&quot;" office:value-type="string" office:string-value="Richard.Grant@gmail.com">
            <text:p>Richard.Grant@gmail.com</text:p>
          </table:table-cell>
          <table:table-cell office:value-type="string">
            <text:p>FfTsUy3BcgP3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 office:value-type="string">
            <text:p>Randall</text:p>
          </table:table-cell>
          <table:table-cell office:value-type="string">
            <text:p>Male</text:p>
          </table:table-cell>
          <table:table-cell office:value-type="string">
            <text:p>10/07/1988</text:p>
          </table:table-cell>
          <table:table-cell table:formula="of:=[.A912]&amp;&quot;.&quot;&amp;[.B912]&amp;&quot;@gmail.com&quot;" office:value-type="string" office:string-value="James.Randall@gmail.com">
            <text:p>James.Randall@gmail.com</text:p>
          </table:table-cell>
          <table:table-cell office:value-type="string">
            <text:p>utKT6uGHkFaj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Terry</text:p>
          </table:table-cell>
          <table:table-cell office:value-type="string">
            <text:p>Male</text:p>
          </table:table-cell>
          <table:table-cell office:value-type="string">
            <text:p>20/06/1977</text:p>
          </table:table-cell>
          <table:table-cell table:formula="of:=[.A913]&amp;&quot;.&quot;&amp;[.B913]&amp;&quot;@gmail.com&quot;" office:value-type="string" office:string-value="Isaac.Terry@gmail.com">
            <text:p>Isaac.Terry@gmail.com</text:p>
          </table:table-cell>
          <table:table-cell office:value-type="string">
            <text:p>nBVwpyMyAUp5</text:p>
          </table:table-cell>
          <table:table-cell/>
        </table:table-row>
        <table:table-row table:style-name="ro1">
          <table:table-cell office:value-type="string">
            <text:p>Dan</text:p>
          </table:table-cell>
          <table:table-cell office:value-type="string">
            <text:p>Bond</text:p>
          </table:table-cell>
          <table:table-cell office:value-type="string">
            <text:p>Male</text:p>
          </table:table-cell>
          <table:table-cell office:value-type="string">
            <text:p>20/04/1973</text:p>
          </table:table-cell>
          <table:table-cell table:formula="of:=[.A914]&amp;&quot;.&quot;&amp;[.B914]&amp;&quot;@gmail.com&quot;" office:value-type="string" office:string-value="Dan.Bond@gmail.com">
            <text:p>Dan.Bond@gmail.com</text:p>
          </table:table-cell>
          <table:table-cell office:value-type="string">
            <text:p>4N5ayFGbzk3U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office:value-type="string">
            <text:p>01/01/1992</text:p>
          </table:table-cell>
          <table:table-cell table:formula="of:=[.A915]&amp;&quot;.&quot;&amp;[.B915]&amp;&quot;@gmail.com&quot;" office:value-type="string" office:string-value="Adam.Grant@gmail.com">
            <text:p>Adam.Grant@gmail.com</text:p>
          </table:table-cell>
          <table:table-cell office:value-type="string">
            <text:p>64hH2fG43DAJ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Abraham</text:p>
          </table:table-cell>
          <table:table-cell office:value-type="string">
            <text:p>Male</text:p>
          </table:table-cell>
          <table:table-cell office:value-type="string">
            <text:p>26/05/2010</text:p>
          </table:table-cell>
          <table:table-cell table:formula="of:=[.A916]&amp;&quot;.&quot;&amp;[.B916]&amp;&quot;@gmail.com&quot;" office:value-type="string" office:string-value="Leonard.Abraham@gmail.com">
            <text:p>Leonard.Abraham@gmail.com</text:p>
          </table:table-cell>
          <table:table-cell office:value-type="string">
            <text:p>jpgzRm7FxYe7</text:p>
          </table:table-cell>
          <table:table-cell/>
        </table:table-row>
        <table:table-row table:style-name="ro1">
          <table:table-cell office:value-type="string">
            <text:p>Anthony</text:p>
          </table:table-cell>
          <table:table-cell office:value-type="string">
            <text:p>Hamilton</text:p>
          </table:table-cell>
          <table:table-cell office:value-type="string">
            <text:p>Male</text:p>
          </table:table-cell>
          <table:table-cell office:value-type="string">
            <text:p>06/12/2007</text:p>
          </table:table-cell>
          <table:table-cell table:formula="of:=[.A917]&amp;&quot;.&quot;&amp;[.B917]&amp;&quot;@gmail.com&quot;" office:value-type="string" office:string-value="Anthony.Hamilton@gmail.com">
            <text:p>Anthony.Hamilton@gmail.com</text:p>
          </table:table-cell>
          <table:table-cell office:value-type="string">
            <text:p>Sz3XQrvPseeq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Parsons</text:p>
          </table:table-cell>
          <table:table-cell office:value-type="string">
            <text:p>Male</text:p>
          </table:table-cell>
          <table:table-cell office:value-type="string">
            <text:p>11/05/1983</text:p>
          </table:table-cell>
          <table:table-cell table:formula="of:=[.A918]&amp;&quot;.&quot;&amp;[.B918]&amp;&quot;@gmail.com&quot;" office:value-type="string" office:string-value="Charles.Parsons@gmail.com">
            <text:p>Charles.Parsons@gmail.com</text:p>
          </table:table-cell>
          <table:table-cell office:value-type="string">
            <text:p>CqgVt5htUzn5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office:value-type="string">
            <text:p>09/12/1971</text:p>
          </table:table-cell>
          <table:table-cell table:formula="of:=[.A919]&amp;&quot;.&quot;&amp;[.B919]&amp;&quot;@gmail.com&quot;" office:value-type="string" office:string-value="Michael.Springer@gmail.com">
            <text:p>Michael.Springer@gmail.com</text:p>
          </table:table-cell>
          <table:table-cell office:value-type="string">
            <text:p>JsMWQU5BFYcQ</text:p>
          </table:table-cell>
          <table:table-cell/>
        </table:table-row>
        <table:table-row table:style-name="ro1">
          <table:table-cell office:value-type="string">
            <text:p>Gordon</text:p>
          </table:table-cell>
          <table:table-cell office:value-type="string">
            <text:p>Lambert</text:p>
          </table:table-cell>
          <table:table-cell office:value-type="string">
            <text:p>Male</text:p>
          </table:table-cell>
          <table:table-cell office:value-type="string">
            <text:p>25/01/1995</text:p>
          </table:table-cell>
          <table:table-cell table:formula="of:=[.A920]&amp;&quot;.&quot;&amp;[.B920]&amp;&quot;@gmail.com&quot;" office:value-type="string" office:string-value="Gordon.Lambert@gmail.com">
            <text:p>Gordon.Lambert@gmail.com</text:p>
          </table:table-cell>
          <table:table-cell office:value-type="string">
            <text:p>TpdLLe9XUJZt</text:p>
          </table:table-cell>
          <table:table-cell/>
        </table:table-row>
        <table:table-row table:style-name="ro1">
          <table:table-cell office:value-type="string">
            <text:p>Dominic</text:p>
          </table:table-cell>
          <table:table-cell office:value-type="string">
            <text:p>Avery</text:p>
          </table:table-cell>
          <table:table-cell office:value-type="string">
            <text:p>Male</text:p>
          </table:table-cell>
          <table:table-cell office:value-type="string">
            <text:p>14/01/1975</text:p>
          </table:table-cell>
          <table:table-cell table:formula="of:=[.A921]&amp;&quot;.&quot;&amp;[.B921]&amp;&quot;@gmail.com&quot;" office:value-type="string" office:string-value="Dominic.Avery@gmail.com">
            <text:p>Dominic.Avery@gmail.com</text:p>
          </table:table-cell>
          <table:table-cell office:value-type="string">
            <text:p>SvfrALVWq92q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Mackay</text:p>
          </table:table-cell>
          <table:table-cell office:value-type="string">
            <text:p>Male</text:p>
          </table:table-cell>
          <table:table-cell office:value-type="string">
            <text:p>27/08/1987</text:p>
          </table:table-cell>
          <table:table-cell table:formula="of:=[.A922]&amp;&quot;.&quot;&amp;[.B922]&amp;&quot;@gmail.com&quot;" office:value-type="string" office:string-value="Thomas.Mackay@gmail.com">
            <text:p>Thomas.Mackay@gmail.com</text:p>
          </table:table-cell>
          <table:table-cell office:value-type="string">
            <text:p>tTvjVtgfewSw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office:value-type="string">
            <text:p>21/12/1982</text:p>
          </table:table-cell>
          <table:table-cell table:formula="of:=[.A923]&amp;&quot;.&quot;&amp;[.B923]&amp;&quot;@gmail.com&quot;" office:value-type="string" office:string-value="Owen.MacDonald@gmail.com">
            <text:p>Owen.MacDonald@gmail.com</text:p>
          </table:table-cell>
          <table:table-cell office:value-type="string">
            <text:p>fcXU69thLssm</text:p>
          </table:table-cell>
          <table:table-cell/>
        </table:table-row>
        <table:table-row table:style-name="ro1">
          <table:table-cell office:value-type="string">
            <text:p>Dylan</text:p>
          </table:table-cell>
          <table:table-cell office:value-type="string">
            <text:p>Ross</text:p>
          </table:table-cell>
          <table:table-cell office:value-type="string">
            <text:p>Male</text:p>
          </table:table-cell>
          <table:table-cell office:value-type="string">
            <text:p>08/03/1986</text:p>
          </table:table-cell>
          <table:table-cell table:formula="of:=[.A924]&amp;&quot;.&quot;&amp;[.B924]&amp;&quot;@gmail.com&quot;" office:value-type="string" office:string-value="Dylan.Ross@gmail.com">
            <text:p>Dylan.Ross@gmail.com</text:p>
          </table:table-cell>
          <table:table-cell office:value-type="string">
            <text:p>sAcF4WGvQqCF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Allan</text:p>
          </table:table-cell>
          <table:table-cell office:value-type="string">
            <text:p>Male</text:p>
          </table:table-cell>
          <table:table-cell office:value-type="string">
            <text:p>23/03/2011</text:p>
          </table:table-cell>
          <table:table-cell table:formula="of:=[.A925]&amp;&quot;.&quot;&amp;[.B925]&amp;&quot;@gmail.com&quot;" office:value-type="string" office:string-value="Liam.Allan@gmail.com">
            <text:p>Liam.Allan@gmail.com</text:p>
          </table:table-cell>
          <table:table-cell office:value-type="string">
            <text:p>ApJZ6GssmhRL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Fisher</text:p>
          </table:table-cell>
          <table:table-cell office:value-type="string">
            <text:p>Male</text:p>
          </table:table-cell>
          <table:table-cell office:value-type="string">
            <text:p>14/12/1990</text:p>
          </table:table-cell>
          <table:table-cell table:formula="of:=[.A926]&amp;&quot;.&quot;&amp;[.B926]&amp;&quot;@gmail.com&quot;" office:value-type="string" office:string-value="Thomas.Fisher@gmail.com">
            <text:p>Thomas.Fisher@gmail.com</text:p>
          </table:table-cell>
          <table:table-cell office:value-type="string">
            <text:p>Ch5KF9sQbVuf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Forsyth</text:p>
          </table:table-cell>
          <table:table-cell office:value-type="string">
            <text:p>Male</text:p>
          </table:table-cell>
          <table:table-cell office:value-type="string">
            <text:p>23/10/2013</text:p>
          </table:table-cell>
          <table:table-cell table:formula="of:=[.A927]&amp;&quot;.&quot;&amp;[.B927]&amp;&quot;@gmail.com&quot;" office:value-type="string" office:string-value="Liam.Forsyth@gmail.com">
            <text:p>Liam.Forsyth@gmail.com</text:p>
          </table:table-cell>
          <table:table-cell office:value-type="string">
            <text:p>JBxJgfPgNGhE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Graham</text:p>
          </table:table-cell>
          <table:table-cell office:value-type="string">
            <text:p>Male</text:p>
          </table:table-cell>
          <table:table-cell office:value-type="string">
            <text:p>01/11/1998</text:p>
          </table:table-cell>
          <table:table-cell table:formula="of:=[.A928]&amp;&quot;.&quot;&amp;[.B928]&amp;&quot;@gmail.com&quot;" office:value-type="string" office:string-value="Victor.Graham@gmail.com">
            <text:p>Victor.Graham@gmail.com</text:p>
          </table:table-cell>
          <table:table-cell office:value-type="string">
            <text:p>SJbd6dtajCZx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Watson</text:p>
          </table:table-cell>
          <table:table-cell office:value-type="string">
            <text:p>Male</text:p>
          </table:table-cell>
          <table:table-cell office:value-type="string">
            <text:p>15/09/1971</text:p>
          </table:table-cell>
          <table:table-cell table:formula="of:=[.A929]&amp;&quot;.&quot;&amp;[.B929]&amp;&quot;@gmail.com&quot;" office:value-type="string" office:string-value="Isaac.Watson@gmail.com">
            <text:p>Isaac.Watson@gmail.com</text:p>
          </table:table-cell>
          <table:table-cell office:value-type="string">
            <text:p>vkJbv8gsXVSh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Langdon</text:p>
          </table:table-cell>
          <table:table-cell office:value-type="string">
            <text:p>Male</text:p>
          </table:table-cell>
          <table:table-cell office:value-type="string">
            <text:p>11/06/1982</text:p>
          </table:table-cell>
          <table:table-cell table:formula="of:=[.A930]&amp;&quot;.&quot;&amp;[.B930]&amp;&quot;@gmail.com&quot;" office:value-type="string" office:string-value="Alexander.Langdon@gmail.com">
            <text:p>Alexander.Langdon@gmail.com</text:p>
          </table:table-cell>
          <table:table-cell office:value-type="string">
            <text:p>ueJKd8F8Tv5n</text:p>
          </table:table-cell>
          <table:table-cell/>
        </table:table-row>
        <table:table-row table:style-name="ro1">
          <table:table-cell office:value-type="string">
            <text:p>Lucas</text:p>
          </table:table-cell>
          <table:table-cell office:value-type="string">
            <text:p>Coleman</text:p>
          </table:table-cell>
          <table:table-cell office:value-type="string">
            <text:p>Male</text:p>
          </table:table-cell>
          <table:table-cell office:value-type="string">
            <text:p>16/03/1978</text:p>
          </table:table-cell>
          <table:table-cell table:formula="of:=[.A931]&amp;&quot;.&quot;&amp;[.B931]&amp;&quot;@gmail.com&quot;" office:value-type="string" office:string-value="Lucas.Coleman@gmail.com">
            <text:p>Lucas.Coleman@gmail.com</text:p>
          </table:table-cell>
          <table:table-cell office:value-type="string">
            <text:p>a8eGEZk8kMY9</text:p>
          </table:table-cell>
          <table:table-cell/>
        </table:table-row>
        <table:table-row table:style-name="ro1">
          <table:table-cell office:value-type="string">
            <text:p>Julian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office:value-type="string">
            <text:p>22/06/1976</text:p>
          </table:table-cell>
          <table:table-cell table:formula="of:=[.A932]&amp;&quot;.&quot;&amp;[.B932]&amp;&quot;@gmail.com&quot;" office:value-type="string" office:string-value="Julian.Johnston@gmail.com">
            <text:p>Julian.Johnston@gmail.com</text:p>
          </table:table-cell>
          <table:table-cell office:value-type="string">
            <text:p>XtdB2DfQKzjL</text:p>
          </table:table-cell>
          <table:table-cell/>
        </table:table-row>
        <table:table-row table:style-name="ro1">
          <table:table-cell office:value-type="string">
            <text:p>Cameron</text:p>
          </table:table-cell>
          <table:table-cell office:value-type="string">
            <text:p>Taylor</text:p>
          </table:table-cell>
          <table:table-cell office:value-type="string">
            <text:p>Male</text:p>
          </table:table-cell>
          <table:table-cell office:value-type="string">
            <text:p>25/01/1987</text:p>
          </table:table-cell>
          <table:table-cell table:formula="of:=[.A933]&amp;&quot;.&quot;&amp;[.B933]&amp;&quot;@gmail.com&quot;" office:value-type="string" office:string-value="Cameron.Taylor@gmail.com">
            <text:p>Cameron.Taylor@gmail.com</text:p>
          </table:table-cell>
          <table:table-cell office:value-type="string">
            <text:p>FJAaP4j3rNnd</text:p>
          </table:table-cell>
          <table:table-cell/>
        </table:table-row>
        <table:table-row table:style-name="ro1">
          <table:table-cell office:value-type="string">
            <text:p>Stephen</text:p>
          </table:table-cell>
          <table:table-cell office:value-type="string">
            <text:p>Brown</text:p>
          </table:table-cell>
          <table:table-cell office:value-type="string">
            <text:p>Male</text:p>
          </table:table-cell>
          <table:table-cell office:value-type="string">
            <text:p>03/07/1978</text:p>
          </table:table-cell>
          <table:table-cell table:formula="of:=[.A934]&amp;&quot;.&quot;&amp;[.B934]&amp;&quot;@gmail.com&quot;" office:value-type="string" office:string-value="Stephen.Brown@gmail.com">
            <text:p>Stephen.Brown@gmail.com</text:p>
          </table:table-cell>
          <table:table-cell office:value-type="string">
            <text:p>Pnzp3Ek38NxB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office:value-type="string">
            <text:p>29/11/1990</text:p>
          </table:table-cell>
          <table:table-cell table:formula="of:=[.A935]&amp;&quot;.&quot;&amp;[.B935]&amp;&quot;@gmail.com&quot;" office:value-type="string" office:string-value="Liam.Sharp@gmail.com">
            <text:p>Liam.Sharp@gmail.com</text:p>
          </table:table-cell>
          <table:table-cell office:value-type="string">
            <text:p>aXC8wBK6LvZh</text:p>
          </table:table-cell>
          <table:table-cell/>
        </table:table-row>
        <table:table-row table:style-name="ro1">
          <table:table-cell office:value-type="string">
            <text:p>Dominic</text:p>
          </table:table-cell>
          <table:table-cell office:value-type="string">
            <text:p>Ferguson</text:p>
          </table:table-cell>
          <table:table-cell office:value-type="string">
            <text:p>Male</text:p>
          </table:table-cell>
          <table:table-cell office:value-type="string">
            <text:p>19/09/1980</text:p>
          </table:table-cell>
          <table:table-cell table:formula="of:=[.A936]&amp;&quot;.&quot;&amp;[.B936]&amp;&quot;@gmail.com&quot;" office:value-type="string" office:string-value="Dominic.Ferguson@gmail.com">
            <text:p>Dominic.Ferguson@gmail.com</text:p>
          </table:table-cell>
          <table:table-cell office:value-type="string">
            <text:p>xUyzC45qaydC</text:p>
          </table:table-cell>
          <table:table-cell/>
        </table:table-row>
        <table:table-row table:style-name="ro1">
          <table:table-cell office:value-type="string">
            <text:p>Benjamin</text:p>
          </table:table-cell>
          <table:table-cell office:value-type="string">
            <text:p>Martin</text:p>
          </table:table-cell>
          <table:table-cell office:value-type="string">
            <text:p>Male</text:p>
          </table:table-cell>
          <table:table-cell office:value-type="string">
            <text:p>02/06/1981</text:p>
          </table:table-cell>
          <table:table-cell table:formula="of:=[.A937]&amp;&quot;.&quot;&amp;[.B937]&amp;&quot;@gmail.com&quot;" office:value-type="string" office:string-value="Benjamin.Martin@gmail.com">
            <text:p>Benjamin.Martin@gmail.com</text:p>
          </table:table-cell>
          <table:table-cell office:value-type="string">
            <text:p>z698F3YH3uBZ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Roberts</text:p>
          </table:table-cell>
          <table:table-cell office:value-type="string">
            <text:p>Male</text:p>
          </table:table-cell>
          <table:table-cell office:value-type="string">
            <text:p>24/03/2010</text:p>
          </table:table-cell>
          <table:table-cell table:formula="of:=[.A938]&amp;&quot;.&quot;&amp;[.B938]&amp;&quot;@gmail.com&quot;" office:value-type="string" office:string-value="Edward.Roberts@gmail.com">
            <text:p>Edward.Roberts@gmail.com</text:p>
          </table:table-cell>
          <table:table-cell office:value-type="string">
            <text:p>zMD6Pw4wa2ZT</text:p>
          </table:table-cell>
          <table:table-cell/>
        </table:table-row>
        <table:table-row table:style-name="ro1">
          <table:table-cell office:value-type="string">
            <text:p>William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office:value-type="string">
            <text:p>18/04/1997</text:p>
          </table:table-cell>
          <table:table-cell table:formula="of:=[.A939]&amp;&quot;.&quot;&amp;[.B939]&amp;&quot;@gmail.com&quot;" office:value-type="string" office:string-value="William.Young@gmail.com">
            <text:p>William.Young@gmail.com</text:p>
          </table:table-cell>
          <table:table-cell office:value-type="string">
            <text:p>hjjHWvHqxBPk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office:value-type="string">
            <text:p>18/10/1988</text:p>
          </table:table-cell>
          <table:table-cell table:formula="of:=[.A940]&amp;&quot;.&quot;&amp;[.B940]&amp;&quot;@gmail.com&quot;" office:value-type="string" office:string-value="Max.Welch@gmail.com">
            <text:p>Max.Welch@gmail.com</text:p>
          </table:table-cell>
          <table:table-cell office:value-type="string">
            <text:p>fJ2apUXx2vUv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Cameron</text:p>
          </table:table-cell>
          <table:table-cell office:value-type="string">
            <text:p>Male</text:p>
          </table:table-cell>
          <table:table-cell office:value-type="string">
            <text:p>22/07/1978</text:p>
          </table:table-cell>
          <table:table-cell table:formula="of:=[.A941]&amp;&quot;.&quot;&amp;[.B941]&amp;&quot;@gmail.com&quot;" office:value-type="string" office:string-value="Thomas.Cameron@gmail.com">
            <text:p>Thomas.Cameron@gmail.com</text:p>
          </table:table-cell>
          <table:table-cell office:value-type="string">
            <text:p>eAYW7kKr6UsW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Mathis</text:p>
          </table:table-cell>
          <table:table-cell office:value-type="string">
            <text:p>Male</text:p>
          </table:table-cell>
          <table:table-cell office:value-type="string">
            <text:p>04/09/1993</text:p>
          </table:table-cell>
          <table:table-cell table:formula="of:=[.A942]&amp;&quot;.&quot;&amp;[.B942]&amp;&quot;@gmail.com&quot;" office:value-type="string" office:string-value="Kevin.Mathis@gmail.com">
            <text:p>Kevin.Mathis@gmail.com</text:p>
          </table:table-cell>
          <table:table-cell office:value-type="string">
            <text:p>CLxyD8VbpGNA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Vaughan</text:p>
          </table:table-cell>
          <table:table-cell office:value-type="string">
            <text:p>Male</text:p>
          </table:table-cell>
          <table:table-cell office:value-type="string">
            <text:p>09/06/1971</text:p>
          </table:table-cell>
          <table:table-cell table:formula="of:=[.A943]&amp;&quot;.&quot;&amp;[.B943]&amp;&quot;@gmail.com&quot;" office:value-type="string" office:string-value="Tim.Vaughan@gmail.com">
            <text:p>Tim.Vaughan@gmail.com</text:p>
          </table:table-cell>
          <table:table-cell office:value-type="string">
            <text:p>Kmva4mNvPMYJ</text:p>
          </table:table-cell>
          <table:table-cell/>
        </table:table-row>
        <table:table-row table:style-name="ro1">
          <table:table-cell office:value-type="string">
            <text:p>David</text:p>
          </table:table-cell>
          <table:table-cell office:value-type="string">
            <text:p>King</text:p>
          </table:table-cell>
          <table:table-cell office:value-type="string">
            <text:p>Male</text:p>
          </table:table-cell>
          <table:table-cell office:value-type="string">
            <text:p>21/02/2015</text:p>
          </table:table-cell>
          <table:table-cell table:formula="of:=[.A944]&amp;&quot;.&quot;&amp;[.B944]&amp;&quot;@gmail.com&quot;" office:value-type="string" office:string-value="David.King@gmail.com">
            <text:p>David.King@gmail.com</text:p>
          </table:table-cell>
          <table:table-cell office:value-type="string">
            <text:p>27KD7vyumgwj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 office:value-type="string">
            <text:p>Abraham</text:p>
          </table:table-cell>
          <table:table-cell office:value-type="string">
            <text:p>Male</text:p>
          </table:table-cell>
          <table:table-cell office:value-type="string">
            <text:p>07/05/1973</text:p>
          </table:table-cell>
          <table:table-cell table:formula="of:=[.A945]&amp;&quot;.&quot;&amp;[.B945]&amp;&quot;@gmail.com&quot;" office:value-type="string" office:string-value="Luke.Abraham@gmail.com">
            <text:p>Luke.Abraham@gmail.com</text:p>
          </table:table-cell>
          <table:table-cell office:value-type="string">
            <text:p>sp2yUYnLAMXK</text:p>
          </table:table-cell>
          <table:table-cell/>
        </table:table-row>
        <table:table-row table:style-name="ro1">
          <table:table-cell office:value-type="string">
            <text:p>Julian</text:p>
          </table:table-cell>
          <table:table-cell office:value-type="string">
            <text:p>Thomson</text:p>
          </table:table-cell>
          <table:table-cell office:value-type="string">
            <text:p>Male</text:p>
          </table:table-cell>
          <table:table-cell office:value-type="string">
            <text:p>27/10/1980</text:p>
          </table:table-cell>
          <table:table-cell table:formula="of:=[.A946]&amp;&quot;.&quot;&amp;[.B946]&amp;&quot;@gmail.com&quot;" office:value-type="string" office:string-value="Julian.Thomson@gmail.com">
            <text:p>Julian.Thomson@gmail.com</text:p>
          </table:table-cell>
          <table:table-cell office:value-type="string">
            <text:p>TwXU8BFxdj5m</text:p>
          </table:table-cell>
          <table:table-cell/>
        </table:table-row>
        <table:table-row table:style-name="ro1">
          <table:table-cell office:value-type="string">
            <text:p>Edward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office:value-type="string">
            <text:p>06/08/1981</text:p>
          </table:table-cell>
          <table:table-cell table:formula="of:=[.A947]&amp;&quot;.&quot;&amp;[.B947]&amp;&quot;@gmail.com&quot;" office:value-type="string" office:string-value="Edward.Mackenzie@gmail.com">
            <text:p>Edward.Mackenzie@gmail.com</text:p>
          </table:table-cell>
          <table:table-cell office:value-type="string">
            <text:p>vhYRs7JfQ3vR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Morrison</text:p>
          </table:table-cell>
          <table:table-cell office:value-type="string">
            <text:p>Male</text:p>
          </table:table-cell>
          <table:table-cell office:value-type="string">
            <text:p>05/03/1978</text:p>
          </table:table-cell>
          <table:table-cell table:formula="of:=[.A948]&amp;&quot;.&quot;&amp;[.B948]&amp;&quot;@gmail.com&quot;" office:value-type="string" office:string-value="Leonard.Morrison@gmail.com">
            <text:p>Leonard.Morrison@gmail.com</text:p>
          </table:table-cell>
          <table:table-cell office:value-type="string">
            <text:p>aktgFEjG5RGy</text:p>
          </table:table-cell>
          <table:table-cell/>
        </table:table-row>
        <table:table-row table:style-name="ro1">
          <table:table-cell office:value-type="string">
            <text:p>Anthony</text:p>
          </table:table-cell>
          <table:table-cell office:value-type="string">
            <text:p>Alsop</text:p>
          </table:table-cell>
          <table:table-cell office:value-type="string">
            <text:p>Male</text:p>
          </table:table-cell>
          <table:table-cell office:value-type="string">
            <text:p>14/11/1997</text:p>
          </table:table-cell>
          <table:table-cell table:formula="of:=[.A949]&amp;&quot;.&quot;&amp;[.B949]&amp;&quot;@gmail.com&quot;" office:value-type="string" office:string-value="Anthony.Alsop@gmail.com">
            <text:p>Anthony.Alsop@gmail.com</text:p>
          </table:table-cell>
          <table:table-cell office:value-type="string">
            <text:p>QP7c5fb9y5cd</text:p>
          </table:table-cell>
          <table:table-cell/>
        </table:table-row>
        <table:table-row table:style-name="ro1">
          <table:table-cell office:value-type="string">
            <text:p>Robert</text:p>
          </table:table-cell>
          <table:table-cell office:value-type="string">
            <text:p>Hamilton</text:p>
          </table:table-cell>
          <table:table-cell office:value-type="string">
            <text:p>Male</text:p>
          </table:table-cell>
          <table:table-cell office:value-type="string">
            <text:p>04/12/1999</text:p>
          </table:table-cell>
          <table:table-cell table:formula="of:=[.A950]&amp;&quot;.&quot;&amp;[.B950]&amp;&quot;@gmail.com&quot;" office:value-type="string" office:string-value="Robert.Hamilton@gmail.com">
            <text:p>Robert.Hamilton@gmail.com</text:p>
          </table:table-cell>
          <table:table-cell office:value-type="string">
            <text:p>5FXCjSBjFBL9</text:p>
          </table:table-cell>
          <table:table-cell/>
        </table:table-row>
        <table:table-row table:style-name="ro1">
          <table:table-cell office:value-type="string">
            <text:p>Phil</text:p>
          </table:table-cell>
          <table:table-cell office:value-type="string">
            <text:p>Sharp</text:p>
          </table:table-cell>
          <table:table-cell office:value-type="string">
            <text:p>Male</text:p>
          </table:table-cell>
          <table:table-cell office:value-type="string">
            <text:p>05/11/1994</text:p>
          </table:table-cell>
          <table:table-cell table:formula="of:=[.A951]&amp;&quot;.&quot;&amp;[.B951]&amp;&quot;@gmail.com&quot;" office:value-type="string" office:string-value="Phil.Sharp@gmail.com">
            <text:p>Phil.Sharp@gmail.com</text:p>
          </table:table-cell>
          <table:table-cell office:value-type="string">
            <text:p>KVuderGw2CEf</text:p>
          </table:table-cell>
          <table:table-cell/>
        </table:table-row>
        <table:table-row table:style-name="ro1">
          <table:table-cell office:value-type="string">
            <text:p>Joseph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office:value-type="string">
            <text:p>23/11/1981</text:p>
          </table:table-cell>
          <table:table-cell table:formula="of:=[.A952]&amp;&quot;.&quot;&amp;[.B952]&amp;&quot;@gmail.com&quot;" office:value-type="string" office:string-value="Joseph.Ball@gmail.com">
            <text:p>Joseph.Ball@gmail.com</text:p>
          </table:table-cell>
          <table:table-cell office:value-type="string">
            <text:p>DN3afUcTN85U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Hodges</text:p>
          </table:table-cell>
          <table:table-cell office:value-type="string">
            <text:p>Male</text:p>
          </table:table-cell>
          <table:table-cell office:value-type="string">
            <text:p>10/08/1995</text:p>
          </table:table-cell>
          <table:table-cell table:formula="of:=[.A953]&amp;&quot;.&quot;&amp;[.B953]&amp;&quot;@gmail.com&quot;" office:value-type="string" office:string-value="Alexander.Hodges@gmail.com">
            <text:p>Alexander.Hodges@gmail.com</text:p>
          </table:table-cell>
          <table:table-cell office:value-type="string">
            <text:p>LWcNJfCr7CEy</text:p>
          </table:table-cell>
          <table:table-cell/>
        </table:table-row>
        <table:table-row table:style-name="ro1">
          <table:table-cell office:value-type="string">
            <text:p>Liam</text:p>
          </table:table-cell>
          <table:table-cell office:value-type="string">
            <text:p>Johnston</text:p>
          </table:table-cell>
          <table:table-cell office:value-type="string">
            <text:p>Male</text:p>
          </table:table-cell>
          <table:table-cell office:value-type="string">
            <text:p>27/08/2011</text:p>
          </table:table-cell>
          <table:table-cell table:formula="of:=[.A954]&amp;&quot;.&quot;&amp;[.B954]&amp;&quot;@gmail.com&quot;" office:value-type="string" office:string-value="Liam.Johnston@gmail.com">
            <text:p>Liam.Johnston@gmail.com</text:p>
          </table:table-cell>
          <table:table-cell office:value-type="string">
            <text:p>pxE9nW2Ldmn5</text:p>
          </table:table-cell>
          <table:table-cell/>
        </table:table-row>
        <table:table-row table:style-name="ro1">
          <table:table-cell office:value-type="string">
            <text:p>Keith</text:p>
          </table:table-cell>
          <table:table-cell office:value-type="string">
            <text:p>Welch</text:p>
          </table:table-cell>
          <table:table-cell office:value-type="string">
            <text:p>Male</text:p>
          </table:table-cell>
          <table:table-cell office:value-type="string">
            <text:p>11/01/1980</text:p>
          </table:table-cell>
          <table:table-cell table:formula="of:=[.A955]&amp;&quot;.&quot;&amp;[.B955]&amp;&quot;@gmail.com&quot;" office:value-type="string" office:string-value="Keith.Welch@gmail.com">
            <text:p>Keith.Welch@gmail.com</text:p>
          </table:table-cell>
          <table:table-cell office:value-type="string">
            <text:p>mwr6aESPBk7f</text:p>
          </table:table-cell>
          <table:table-cell/>
        </table:table-row>
        <table:table-row table:style-name="ro1">
          <table:table-cell office:value-type="string">
            <text:p>Nicholas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office:value-type="string">
            <text:p>06/09/1990</text:p>
          </table:table-cell>
          <table:table-cell table:formula="of:=[.A956]&amp;&quot;.&quot;&amp;[.B956]&amp;&quot;@gmail.com&quot;" office:value-type="string" office:string-value="Nicholas.Kerr@gmail.com">
            <text:p>Nicholas.Kerr@gmail.com</text:p>
          </table:table-cell>
          <table:table-cell office:value-type="string">
            <text:p>qVxBhJ9NqyNk</text:p>
          </table:table-cell>
          <table:table-cell/>
        </table:table-row>
        <table:table-row table:style-name="ro1">
          <table:table-cell office:value-type="string">
            <text:p>Austin</text:p>
          </table:table-cell>
          <table:table-cell office:value-type="string">
            <text:p>Kerr</text:p>
          </table:table-cell>
          <table:table-cell office:value-type="string">
            <text:p>Male</text:p>
          </table:table-cell>
          <table:table-cell office:value-type="string">
            <text:p>31/07/2016</text:p>
          </table:table-cell>
          <table:table-cell table:formula="of:=[.A957]&amp;&quot;.&quot;&amp;[.B957]&amp;&quot;@gmail.com&quot;" office:value-type="string" office:string-value="Austin.Kerr@gmail.com">
            <text:p>Austin.Kerr@gmail.com</text:p>
          </table:table-cell>
          <table:table-cell office:value-type="string">
            <text:p>v4HtYCkBap7Q</text:p>
          </table:table-cell>
          <table:table-cell/>
        </table:table-row>
        <table:table-row table:style-name="ro1">
          <table:table-cell office:value-type="string">
            <text:p>Steven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06/05/1995</text:p>
          </table:table-cell>
          <table:table-cell table:formula="of:=[.A958]&amp;&quot;.&quot;&amp;[.B958]&amp;&quot;@gmail.com&quot;" office:value-type="string" office:string-value="Steven.Hemmings@gmail.com">
            <text:p>Steven.Hemmings@gmail.com</text:p>
          </table:table-cell>
          <table:table-cell office:value-type="string">
            <text:p>62MghXnCzyWf</text:p>
          </table:table-cell>
          <table:table-cell/>
        </table:table-row>
        <table:table-row table:style-name="ro1">
          <table:table-cell office:value-type="string">
            <text:p>Austin</text:p>
          </table:table-cell>
          <table:table-cell office:value-type="string">
            <text:p>Morgan</text:p>
          </table:table-cell>
          <table:table-cell office:value-type="string">
            <text:p>Male</text:p>
          </table:table-cell>
          <table:table-cell office:value-type="string">
            <text:p>11/08/1997</text:p>
          </table:table-cell>
          <table:table-cell table:formula="of:=[.A959]&amp;&quot;.&quot;&amp;[.B959]&amp;&quot;@gmail.com&quot;" office:value-type="string" office:string-value="Austin.Morgan@gmail.com">
            <text:p>Austin.Morgan@gmail.com</text:p>
          </table:table-cell>
          <table:table-cell office:value-type="string">
            <text:p>rYuwaauTRUEC</text:p>
          </table:table-cell>
          <table:table-cell/>
        </table:table-row>
        <table:table-row table:style-name="ro1">
          <table:table-cell office:value-type="string">
            <text:p>Austin</text:p>
          </table:table-cell>
          <table:table-cell office:value-type="string">
            <text:p>Buckland</text:p>
          </table:table-cell>
          <table:table-cell office:value-type="string">
            <text:p>Male</text:p>
          </table:table-cell>
          <table:table-cell office:value-type="string">
            <text:p>19/02/1990</text:p>
          </table:table-cell>
          <table:table-cell table:formula="of:=[.A960]&amp;&quot;.&quot;&amp;[.B960]&amp;&quot;@gmail.com&quot;" office:value-type="string" office:string-value="Austin.Buckland@gmail.com">
            <text:p>Austin.Buckland@gmail.com</text:p>
          </table:table-cell>
          <table:table-cell office:value-type="string">
            <text:p>yx7kENkZm6aS</text:p>
          </table:table-cell>
          <table:table-cell/>
        </table:table-row>
        <table:table-row table:style-name="ro1">
          <table:table-cell office:value-type="string">
            <text:p>Brandon</text:p>
          </table:table-cell>
          <table:table-cell office:value-type="string">
            <text:p>Piper</text:p>
          </table:table-cell>
          <table:table-cell office:value-type="string">
            <text:p>Male</text:p>
          </table:table-cell>
          <table:table-cell office:value-type="string">
            <text:p>07/01/2013</text:p>
          </table:table-cell>
          <table:table-cell table:formula="of:=[.A961]&amp;&quot;.&quot;&amp;[.B961]&amp;&quot;@gmail.com&quot;" office:value-type="string" office:string-value="Brandon.Piper@gmail.com">
            <text:p>Brandon.Piper@gmail.com</text:p>
          </table:table-cell>
          <table:table-cell office:value-type="string">
            <text:p>hPbEmaq28uZQ</text:p>
          </table:table-cell>
          <table:table-cell/>
        </table:table-row>
        <table:table-row table:style-name="ro1">
          <table:table-cell office:value-type="string">
            <text:p>Oliver</text:p>
          </table:table-cell>
          <table:table-cell office:value-type="string">
            <text:p>Carr</text:p>
          </table:table-cell>
          <table:table-cell office:value-type="string">
            <text:p>Male</text:p>
          </table:table-cell>
          <table:table-cell office:value-type="string">
            <text:p>19/06/1998</text:p>
          </table:table-cell>
          <table:table-cell table:formula="of:=[.A962]&amp;&quot;.&quot;&amp;[.B962]&amp;&quot;@gmail.com&quot;" office:value-type="string" office:string-value="Oliver.Carr@gmail.com">
            <text:p>Oliver.Carr@gmail.com</text:p>
          </table:table-cell>
          <table:table-cell office:value-type="string">
            <text:p>DkNLUeVzTVYk</text:p>
          </table:table-cell>
          <table: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Gray</text:p>
          </table:table-cell>
          <table:table-cell office:value-type="string">
            <text:p>Male</text:p>
          </table:table-cell>
          <table:table-cell office:value-type="string">
            <text:p>18/08/1996</text:p>
          </table:table-cell>
          <table:table-cell table:formula="of:=[.A963]&amp;&quot;.&quot;&amp;[.B963]&amp;&quot;@gmail.com&quot;" office:value-type="string" office:string-value="Charles.Gray@gmail.com">
            <text:p>Charles.Gray@gmail.com</text:p>
          </table:table-cell>
          <table:table-cell office:value-type="string">
            <text:p>SmpRXhSyJBUj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Stewart</text:p>
          </table:table-cell>
          <table:table-cell office:value-type="string">
            <text:p>Male</text:p>
          </table:table-cell>
          <table:table-cell office:value-type="string">
            <text:p>15/02/1973</text:p>
          </table:table-cell>
          <table:table-cell table:formula="of:=[.A964]&amp;&quot;.&quot;&amp;[.B964]&amp;&quot;@gmail.com&quot;" office:value-type="string" office:string-value="Peter.Stewart@gmail.com">
            <text:p>Peter.Stewart@gmail.com</text:p>
          </table:table-cell>
          <table:table-cell office:value-type="string">
            <text:p>mG6xmn665Wcz</text:p>
          </table:table-cell>
          <table:table-cell/>
        </table:table-row>
        <table:table-row table:style-name="ro1">
          <table:table-cell office:value-type="string">
            <text:p>Owen</text:p>
          </table:table-cell>
          <table:table-cell office:value-type="string">
            <text:p>Knox</text:p>
          </table:table-cell>
          <table:table-cell office:value-type="string">
            <text:p>Male</text:p>
          </table:table-cell>
          <table:table-cell office:value-type="string">
            <text:p>28/10/1990</text:p>
          </table:table-cell>
          <table:table-cell table:formula="of:=[.A965]&amp;&quot;.&quot;&amp;[.B965]&amp;&quot;@gmail.com&quot;" office:value-type="string" office:string-value="Owen.Knox@gmail.com">
            <text:p>Owen.Knox@gmail.com</text:p>
          </table:table-cell>
          <table:table-cell office:value-type="string">
            <text:p>EDGBWctE5LN2</text:p>
          </table:table-cell>
          <table:table-cell/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Mackenzie</text:p>
          </table:table-cell>
          <table:table-cell office:value-type="string">
            <text:p>Male</text:p>
          </table:table-cell>
          <table:table-cell office:value-type="string">
            <text:p>29/07/1979</text:p>
          </table:table-cell>
          <table:table-cell table:formula="of:=[.A966]&amp;&quot;.&quot;&amp;[.B966]&amp;&quot;@gmail.com&quot;" office:value-type="string" office:string-value="Christopher.Mackenzie@gmail.com">
            <text:p>Christopher.Mackenzie@gmail.com</text:p>
          </table:table-cell>
          <table:table-cell office:value-type="string">
            <text:p>Rmt9LpDxKB9U</text:p>
          </table:table-cell>
          <table:table-cell/>
        </table:table-row>
        <table:table-row table:style-name="ro1">
          <table:table-cell office:value-type="string">
            <text:p>Colin</text:p>
          </table:table-cell>
          <table:table-cell office:value-type="string">
            <text:p>Edmunds</text:p>
          </table:table-cell>
          <table:table-cell office:value-type="string">
            <text:p>Male</text:p>
          </table:table-cell>
          <table:table-cell office:value-type="string">
            <text:p>04/12/1982</text:p>
          </table:table-cell>
          <table:table-cell table:formula="of:=[.A967]&amp;&quot;.&quot;&amp;[.B967]&amp;&quot;@gmail.com&quot;" office:value-type="string" office:string-value="Colin.Edmunds@gmail.com">
            <text:p>Colin.Edmunds@gmail.com</text:p>
          </table:table-cell>
          <table:table-cell office:value-type="string">
            <text:p>H4NxxtnfGSkG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office:value-type="string">
            <text:p>Scott</text:p>
          </table:table-cell>
          <table:table-cell office:value-type="string">
            <text:p>Male</text:p>
          </table:table-cell>
          <table:table-cell office:value-type="string">
            <text:p>11/10/1980</text:p>
          </table:table-cell>
          <table:table-cell table:formula="of:=[.A968]&amp;&quot;.&quot;&amp;[.B968]&amp;&quot;@gmail.com&quot;" office:value-type="string" office:string-value="Eric.Scott@gmail.com">
            <text:p>Eric.Scott@gmail.com</text:p>
          </table:table-cell>
          <table:table-cell office:value-type="string">
            <text:p>rXmdjPkcXCDu</text:p>
          </table:table-cell>
          <table:table-cell/>
        </table:table-row>
        <table:table-row table:style-name="ro1">
          <table:table-cell office:value-type="string">
            <text:p>Richard</text:p>
          </table:table-cell>
          <table:table-cell office:value-type="string">
            <text:p>Dickens</text:p>
          </table:table-cell>
          <table:table-cell office:value-type="string">
            <text:p>Male</text:p>
          </table:table-cell>
          <table:table-cell office:value-type="string">
            <text:p>03/04/1980</text:p>
          </table:table-cell>
          <table:table-cell table:formula="of:=[.A969]&amp;&quot;.&quot;&amp;[.B969]&amp;&quot;@gmail.com&quot;" office:value-type="string" office:string-value="Richard.Dickens@gmail.com">
            <text:p>Richard.Dickens@gmail.com</text:p>
          </table:table-cell>
          <table:table-cell office:value-type="string">
            <text:p>LfgTsNqf4kac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Slater</text:p>
          </table:table-cell>
          <table:table-cell office:value-type="string">
            <text:p>Male</text:p>
          </table:table-cell>
          <table:table-cell office:value-type="string">
            <text:p>07/06/1988</text:p>
          </table:table-cell>
          <table:table-cell table:formula="of:=[.A970]&amp;&quot;.&quot;&amp;[.B970]&amp;&quot;@gmail.com&quot;" office:value-type="string" office:string-value="Brian.Slater@gmail.com">
            <text:p>Brian.Slater@gmail.com</text:p>
          </table:table-cell>
          <table:table-cell office:value-type="string">
            <text:p>EqZcRsHWKtpB</text:p>
          </table:table-cell>
          <table:table-cell/>
        </table:table-row>
        <table:table-row table:style-name="ro1">
          <table:table-cell office:value-type="string">
            <text:p>Warren</text:p>
          </table:table-cell>
          <table:table-cell office:value-type="string">
            <text:p>Campbell</text:p>
          </table:table-cell>
          <table:table-cell office:value-type="string">
            <text:p>Male</text:p>
          </table:table-cell>
          <table:table-cell office:value-type="string">
            <text:p>16/10/1971</text:p>
          </table:table-cell>
          <table:table-cell table:formula="of:=[.A971]&amp;&quot;.&quot;&amp;[.B971]&amp;&quot;@gmail.com&quot;" office:value-type="string" office:string-value="Warren.Campbell@gmail.com">
            <text:p>Warren.Campbell@gmail.com</text:p>
          </table:table-cell>
          <table:table-cell office:value-type="string">
            <text:p>HF8tajmREUTq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Paige</text:p>
          </table:table-cell>
          <table:table-cell office:value-type="string">
            <text:p>Male</text:p>
          </table:table-cell>
          <table:table-cell office:value-type="string">
            <text:p>24/05/2000</text:p>
          </table:table-cell>
          <table:table-cell table:formula="of:=[.A972]&amp;&quot;.&quot;&amp;[.B972]&amp;&quot;@gmail.com&quot;" office:value-type="string" office:string-value="Simon.Paige@gmail.com">
            <text:p>Simon.Paige@gmail.com</text:p>
          </table:table-cell>
          <table:table-cell office:value-type="string">
            <text:p>rgfVCU8kC3Aj</text:p>
          </table:table-cell>
          <table:table-cell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Miller</text:p>
          </table:table-cell>
          <table:table-cell office:value-type="string">
            <text:p>Male</text:p>
          </table:table-cell>
          <table:table-cell office:value-type="string">
            <text:p>30/09/2014</text:p>
          </table:table-cell>
          <table:table-cell table:formula="of:=[.A973]&amp;&quot;.&quot;&amp;[.B973]&amp;&quot;@gmail.com&quot;" office:value-type="string" office:string-value="Sebastian.Miller@gmail.com">
            <text:p>Sebastian.Miller@gmail.com</text:p>
          </table:table-cell>
          <table:table-cell office:value-type="string">
            <text:p>vtQrrap8nP67</text:p>
          </table:table-cell>
          <table:table-cell/>
        </table:table-row>
        <table:table-row table:style-name="ro1">
          <table:table-cell office:value-type="string">
            <text:p>Brian</text:p>
          </table:table-cell>
          <table:table-cell office:value-type="string">
            <text:p>MacDonald</text:p>
          </table:table-cell>
          <table:table-cell office:value-type="string">
            <text:p>Male</text:p>
          </table:table-cell>
          <table:table-cell office:value-type="string">
            <text:p>29/03/2009</text:p>
          </table:table-cell>
          <table:table-cell table:formula="of:=[.A974]&amp;&quot;.&quot;&amp;[.B974]&amp;&quot;@gmail.com&quot;" office:value-type="string" office:string-value="Brian.MacDonald@gmail.com">
            <text:p>Brian.MacDonald@gmail.com</text:p>
          </table:table-cell>
          <table:table-cell office:value-type="string">
            <text:p>LWKkZGGmwK5t</text:p>
          </table:table-cell>
          <table:table-cell/>
        </table:table-row>
        <table:table-row table:style-name="ro1">
          <table:table-cell office:value-type="string">
            <text:p>Neil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21/07/1980</text:p>
          </table:table-cell>
          <table:table-cell table:formula="of:=[.A975]&amp;&quot;.&quot;&amp;[.B975]&amp;&quot;@gmail.com&quot;" office:value-type="string" office:string-value="Neil.Rees@gmail.com">
            <text:p>Neil.Rees@gmail.com</text:p>
          </table:table-cell>
          <table:table-cell office:value-type="string">
            <text:p>xtsQ4E4DeXsV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Dowd</text:p>
          </table:table-cell>
          <table:table-cell office:value-type="string">
            <text:p>Male</text:p>
          </table:table-cell>
          <table:table-cell office:value-type="string">
            <text:p>10/07/1980</text:p>
          </table:table-cell>
          <table:table-cell table:formula="of:=[.A976]&amp;&quot;.&quot;&amp;[.B976]&amp;&quot;@gmail.com&quot;" office:value-type="string" office:string-value="Max.Dowd@gmail.com">
            <text:p>Max.Dowd@gmail.com</text:p>
          </table:table-cell>
          <table:table-cell office:value-type="string">
            <text:p>hbjWPL2z3aLw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Mathis</text:p>
          </table:table-cell>
          <table:table-cell office:value-type="string">
            <text:p>Male</text:p>
          </table:table-cell>
          <table:table-cell office:value-type="string">
            <text:p>30/04/1975</text:p>
          </table:table-cell>
          <table:table-cell table:formula="of:=[.A977]&amp;&quot;.&quot;&amp;[.B977]&amp;&quot;@gmail.com&quot;" office:value-type="string" office:string-value="Leonard.Mathis@gmail.com">
            <text:p>Leonard.Mathis@gmail.com</text:p>
          </table:table-cell>
          <table:table-cell office:value-type="string">
            <text:p>ttqdH4z7BSmY</text:p>
          </table:table-cell>
          <table:table-cell/>
        </table:table-row>
        <table:table-row table:style-name="ro1">
          <table:table-cell office:value-type="string">
            <text:p>Brandon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office:value-type="string">
            <text:p>14/08/1972</text:p>
          </table:table-cell>
          <table:table-cell table:formula="of:=[.A978]&amp;&quot;.&quot;&amp;[.B978]&amp;&quot;@gmail.com&quot;" office:value-type="string" office:string-value="Brandon.Young@gmail.com">
            <text:p>Brandon.Young@gmail.com</text:p>
          </table:table-cell>
          <table:table-cell office:value-type="string">
            <text:p>ycfCHpSKy9Gq</text:p>
          </table:table-cell>
          <table:table-cell/>
        </table:table-row>
        <table:table-row table:style-name="ro1">
          <table:table-cell office:value-type="string">
            <text:p>Kevin</text:p>
          </table:table-cell>
          <table:table-cell office:value-type="string">
            <text:p>Taylor</text:p>
          </table:table-cell>
          <table:table-cell office:value-type="string">
            <text:p>Male</text:p>
          </table:table-cell>
          <table:table-cell office:value-type="string">
            <text:p>06/01/1977</text:p>
          </table:table-cell>
          <table:table-cell table:formula="of:=[.A979]&amp;&quot;.&quot;&amp;[.B979]&amp;&quot;@gmail.com&quot;" office:value-type="string" office:string-value="Kevin.Taylor@gmail.com">
            <text:p>Kevin.Taylor@gmail.com</text:p>
          </table:table-cell>
          <table:table-cell office:value-type="string">
            <text:p>ESuXyzU2QH8u</text:p>
          </table:table-cell>
          <table:table-cell/>
        </table:table-row>
        <table:table-row table:style-name="ro1">
          <table:table-cell office:value-type="string">
            <text:p>Isaac</text:p>
          </table:table-cell>
          <table:table-cell office:value-type="string">
            <text:p>Hemmings</text:p>
          </table:table-cell>
          <table:table-cell office:value-type="string">
            <text:p>Male</text:p>
          </table:table-cell>
          <table:table-cell office:value-type="string">
            <text:p>25/11/1982</text:p>
          </table:table-cell>
          <table:table-cell table:formula="of:=[.A980]&amp;&quot;.&quot;&amp;[.B980]&amp;&quot;@gmail.com&quot;" office:value-type="string" office:string-value="Isaac.Hemmings@gmail.com">
            <text:p>Isaac.Hemmings@gmail.com</text:p>
          </table:table-cell>
          <table:table-cell office:value-type="string">
            <text:p>wFF98uMUVJPH</text:p>
          </table:table-cell>
          <table:table-cell/>
        </table:table-row>
        <table:table-row table:style-name="ro1">
          <table:table-cell office:value-type="string">
            <text:p>Sam</text:p>
          </table:table-cell>
          <table:table-cell office:value-type="string">
            <text:p>Grant</text:p>
          </table:table-cell>
          <table:table-cell office:value-type="string">
            <text:p>Male</text:p>
          </table:table-cell>
          <table:table-cell office:value-type="string">
            <text:p>07/03/2016</text:p>
          </table:table-cell>
          <table:table-cell table:formula="of:=[.A981]&amp;&quot;.&quot;&amp;[.B981]&amp;&quot;@gmail.com&quot;" office:value-type="string" office:string-value="Sam.Grant@gmail.com">
            <text:p>Sam.Grant@gmail.com</text:p>
          </table:table-cell>
          <table:table-cell office:value-type="string">
            <text:p>AAHmXnMYTzcW</text:p>
          </table:table-cell>
          <table:table-cell/>
        </table:table-row>
        <table:table-row table:style-name="ro1">
          <table:table-cell office:value-type="string">
            <text:p>Sean</text:p>
          </table:table-cell>
          <table:table-cell office:value-type="string">
            <text:p>Fisher</text:p>
          </table:table-cell>
          <table:table-cell office:value-type="string">
            <text:p>Male</text:p>
          </table:table-cell>
          <table:table-cell office:value-type="string">
            <text:p>16/10/2008</text:p>
          </table:table-cell>
          <table:table-cell table:formula="of:=[.A982]&amp;&quot;.&quot;&amp;[.B982]&amp;&quot;@gmail.com&quot;" office:value-type="string" office:string-value="Sean.Fisher@gmail.com">
            <text:p>Sean.Fisher@gmail.com</text:p>
          </table:table-cell>
          <table:table-cell office:value-type="string">
            <text:p>jJ4XUbqsymZT</text:p>
          </table:table-cell>
          <table:table-cell/>
        </table:table-row>
        <table:table-row table:style-name="ro1">
          <table:table-cell office:value-type="string">
            <text:p>David</text:p>
          </table:table-cell>
          <table:table-cell office:value-type="string">
            <text:p>Robertson</text:p>
          </table:table-cell>
          <table:table-cell office:value-type="string">
            <text:p>Male</text:p>
          </table:table-cell>
          <table:table-cell office:value-type="string">
            <text:p>07/10/2000</text:p>
          </table:table-cell>
          <table:table-cell table:formula="of:=[.A983]&amp;&quot;.&quot;&amp;[.B983]&amp;&quot;@gmail.com&quot;" office:value-type="string" office:string-value="David.Robertson@gmail.com">
            <text:p>David.Robertson@gmail.com</text:p>
          </table:table-cell>
          <table:table-cell office:value-type="string">
            <text:p>AVCgxtQu7CSB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Nolan</text:p>
          </table:table-cell>
          <table:table-cell office:value-type="string">
            <text:p>Male</text:p>
          </table:table-cell>
          <table:table-cell office:value-type="string">
            <text:p>05/05/1975</text:p>
          </table:table-cell>
          <table:table-cell table:formula="of:=[.A984]&amp;&quot;.&quot;&amp;[.B984]&amp;&quot;@gmail.com&quot;" office:value-type="string" office:string-value="Victor.Nolan@gmail.com">
            <text:p>Victor.Nolan@gmail.com</text:p>
          </table:table-cell>
          <table:table-cell office:value-type="string">
            <text:p>PLDnR9z6XaQr</text:p>
          </table:table-cell>
          <table:table-cell/>
        </table:table-row>
        <table:table-row table:style-name="ro1">
          <table:table-cell office:value-type="string">
            <text:p>Carl</text:p>
          </table:table-cell>
          <table:table-cell office:value-type="string">
            <text:p>Scott</text:p>
          </table:table-cell>
          <table:table-cell office:value-type="string">
            <text:p>Male</text:p>
          </table:table-cell>
          <table:table-cell office:value-type="string">
            <text:p>17/03/1994</text:p>
          </table:table-cell>
          <table:table-cell table:formula="of:=[.A985]&amp;&quot;.&quot;&amp;[.B985]&amp;&quot;@gmail.com&quot;" office:value-type="string" office:string-value="Carl.Scott@gmail.com">
            <text:p>Carl.Scott@gmail.com</text:p>
          </table:table-cell>
          <table:table-cell office:value-type="string">
            <text:p>zatpCP8HGTnk</text:p>
          </table:table-cell>
          <table:table-cell/>
        </table:table-row>
        <table:table-row table:style-name="ro1">
          <table:table-cell office:value-type="string">
            <text:p>Gavin</text:p>
          </table:table-cell>
          <table:table-cell office:value-type="string">
            <text:p>Blake</text:p>
          </table:table-cell>
          <table:table-cell office:value-type="string">
            <text:p>Male</text:p>
          </table:table-cell>
          <table:table-cell office:value-type="string">
            <text:p>25/06/1998</text:p>
          </table:table-cell>
          <table:table-cell table:formula="of:=[.A986]&amp;&quot;.&quot;&amp;[.B986]&amp;&quot;@gmail.com&quot;" office:value-type="string" office:string-value="Gavin.Blake@gmail.com">
            <text:p>Gavin.Blake@gmail.com</text:p>
          </table:table-cell>
          <table:table-cell office:value-type="string">
            <text:p>yyBrMgBtfSFB</text:p>
          </table:table-cell>
          <table:table-cell/>
        </table:table-row>
        <table:table-row table:style-name="ro1">
          <table:table-cell office:value-type="string">
            <text:p>Gordon</text:p>
          </table:table-cell>
          <table:table-cell office:value-type="string">
            <text:p>Randall</text:p>
          </table:table-cell>
          <table:table-cell office:value-type="string">
            <text:p>Male</text:p>
          </table:table-cell>
          <table:table-cell office:value-type="string">
            <text:p>18/02/1991</text:p>
          </table:table-cell>
          <table:table-cell table:formula="of:=[.A987]&amp;&quot;.&quot;&amp;[.B987]&amp;&quot;@gmail.com&quot;" office:value-type="string" office:string-value="Gordon.Randall@gmail.com">
            <text:p>Gordon.Randall@gmail.com</text:p>
          </table:table-cell>
          <table:table-cell office:value-type="string">
            <text:p>sZxTsskEsV6u</text:p>
          </table:table-cell>
          <table:table-cell/>
        </table:table-row>
        <table:table-row table:style-name="ro1">
          <table:table-cell office:value-type="string">
            <text:p>Peter</text:p>
          </table:table-cell>
          <table:table-cell office:value-type="string">
            <text:p>Roberts</text:p>
          </table:table-cell>
          <table:table-cell office:value-type="string">
            <text:p>Male</text:p>
          </table:table-cell>
          <table:table-cell office:value-type="string">
            <text:p>17/10/1971</text:p>
          </table:table-cell>
          <table:table-cell table:formula="of:=[.A988]&amp;&quot;.&quot;&amp;[.B988]&amp;&quot;@gmail.com&quot;" office:value-type="string" office:string-value="Peter.Roberts@gmail.com">
            <text:p>Peter.Roberts@gmail.com</text:p>
          </table:table-cell>
          <table:table-cell office:value-type="string">
            <text:p>aUL8wPdmE2dn</text:p>
          </table:table-cell>
          <table:table-cell/>
        </table:table-row>
        <table:table-row table:style-name="ro1">
          <table:table-cell office:value-type="string">
            <text:p>Gordon</text:p>
          </table:table-cell>
          <table:table-cell office:value-type="string">
            <text:p>Henderson</text:p>
          </table:table-cell>
          <table:table-cell office:value-type="string">
            <text:p>Male</text:p>
          </table:table-cell>
          <table:table-cell office:value-type="string">
            <text:p>17/12/1987</text:p>
          </table:table-cell>
          <table:table-cell table:formula="of:=[.A989]&amp;&quot;.&quot;&amp;[.B989]&amp;&quot;@gmail.com&quot;" office:value-type="string" office:string-value="Gordon.Henderson@gmail.com">
            <text:p>Gordon.Henderson@gmail.com</text:p>
          </table:table-cell>
          <table:table-cell office:value-type="string">
            <text:p>k5CTLXxtE3Vz</text:p>
          </table:table-cell>
          <table:table-cell/>
        </table:table-row>
        <table:table-row table:style-name="ro1">
          <table:table-cell office:value-type="string">
            <text:p>Julian</text:p>
          </table:table-cell>
          <table:table-cell office:value-type="string">
            <text:p>Payne</text:p>
          </table:table-cell>
          <table:table-cell office:value-type="string">
            <text:p>Male</text:p>
          </table:table-cell>
          <table:table-cell office:value-type="string">
            <text:p>18/05/1994</text:p>
          </table:table-cell>
          <table:table-cell table:formula="of:=[.A990]&amp;&quot;.&quot;&amp;[.B990]&amp;&quot;@gmail.com&quot;" office:value-type="string" office:string-value="Julian.Payne@gmail.com">
            <text:p>Julian.Payne@gmail.com</text:p>
          </table:table-cell>
          <table:table-cell office:value-type="string">
            <text:p>FXzHysv3eABQ</text:p>
          </table:table-cell>
          <table:table-cell/>
        </table:table-row>
        <table:table-row table:style-name="ro1">
          <table:table-cell office:value-type="string">
            <text:p>Thomas</text:p>
          </table:table-cell>
          <table:table-cell office:value-type="string">
            <text:p>Murray</text:p>
          </table:table-cell>
          <table:table-cell office:value-type="string">
            <text:p>Male</text:p>
          </table:table-cell>
          <table:table-cell office:value-type="string">
            <text:p>09/11/1991</text:p>
          </table:table-cell>
          <table:table-cell table:formula="of:=[.A991]&amp;&quot;.&quot;&amp;[.B991]&amp;&quot;@gmail.com&quot;" office:value-type="string" office:string-value="Thomas.Murray@gmail.com">
            <text:p>Thomas.Murray@gmail.com</text:p>
          </table:table-cell>
          <table:table-cell office:value-type="string">
            <text:p>7CsccnqY7u9t</text:p>
          </table:table-cell>
          <table:table-cell/>
        </table:table-row>
        <table:table-row table:style-name="ro1">
          <table:table-cell office:value-type="string">
            <text:p>Dominic</text:p>
          </table:table-cell>
          <table:table-cell office:value-type="string">
            <text:p>Bond</text:p>
          </table:table-cell>
          <table:table-cell office:value-type="string">
            <text:p>Male</text:p>
          </table:table-cell>
          <table:table-cell office:value-type="string">
            <text:p>14/07/1982</text:p>
          </table:table-cell>
          <table:table-cell table:formula="of:=[.A992]&amp;&quot;.&quot;&amp;[.B992]&amp;&quot;@gmail.com&quot;" office:value-type="string" office:string-value="Dominic.Bond@gmail.com">
            <text:p>Dominic.Bond@gmail.com</text:p>
          </table:table-cell>
          <table:table-cell office:value-type="string">
            <text:p>PTmd8Bz8LEaL</text:p>
          </table:table-cell>
          <table:table-cell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Tucker</text:p>
          </table:table-cell>
          <table:table-cell office:value-type="string">
            <text:p>Male</text:p>
          </table:table-cell>
          <table:table-cell office:value-type="string">
            <text:p>24/07/1989</text:p>
          </table:table-cell>
          <table:table-cell table:formula="of:=[.A993]&amp;&quot;.&quot;&amp;[.B993]&amp;&quot;@gmail.com&quot;" office:value-type="string" office:string-value="Sebastian.Tucker@gmail.com">
            <text:p>Sebastian.Tucker@gmail.com</text:p>
          </table:table-cell>
          <table:table-cell office:value-type="string">
            <text:p>Q9F8xfTzPTxW</text:p>
          </table:table-cell>
          <table:table-cell/>
        </table:table-row>
        <table:table-row table:style-name="ro1">
          <table:table-cell office:value-type="string">
            <text:p>Matt</text:p>
          </table:table-cell>
          <table:table-cell office:value-type="string">
            <text:p>Clarkson</text:p>
          </table:table-cell>
          <table:table-cell office:value-type="string">
            <text:p>Male</text:p>
          </table:table-cell>
          <table:table-cell office:value-type="string">
            <text:p>14/10/1980</text:p>
          </table:table-cell>
          <table:table-cell table:formula="of:=[.A994]&amp;&quot;.&quot;&amp;[.B994]&amp;&quot;@gmail.com&quot;" office:value-type="string" office:string-value="Matt.Clarkson@gmail.com">
            <text:p>Matt.Clarkson@gmail.com</text:p>
          </table:table-cell>
          <table:table-cell office:value-type="string">
            <text:p>pTHzJsPT76Yb</text:p>
          </table:table-cell>
          <table:table-cell/>
        </table:table-row>
        <table:table-row table:style-name="ro1">
          <table:table-cell office:value-type="string">
            <text:p>Victor</text:p>
          </table:table-cell>
          <table:table-cell office:value-type="string">
            <text:p>Dickens</text:p>
          </table:table-cell>
          <table:table-cell office:value-type="string">
            <text:p>Male</text:p>
          </table:table-cell>
          <table:table-cell office:value-type="string">
            <text:p>16/06/1976</text:p>
          </table:table-cell>
          <table:table-cell table:formula="of:=[.A995]&amp;&quot;.&quot;&amp;[.B995]&amp;&quot;@gmail.com&quot;" office:value-type="string" office:string-value="Victor.Dickens@gmail.com">
            <text:p>Victor.Dickens@gmail.com</text:p>
          </table:table-cell>
          <table:table-cell office:value-type="string">
            <text:p>KRLpxXr8w6kw</text:p>
          </table:table-cell>
          <table:table-cell/>
        </table:table-row>
        <table:table-row table:style-name="ro1">
          <table:table-cell office:value-type="string">
            <text:p>Leonard</text:p>
          </table:table-cell>
          <table:table-cell office:value-type="string">
            <text:p>Ball</text:p>
          </table:table-cell>
          <table:table-cell office:value-type="string">
            <text:p>Male</text:p>
          </table:table-cell>
          <table:table-cell office:value-type="string">
            <text:p>07/08/1972</text:p>
          </table:table-cell>
          <table:table-cell table:formula="of:=[.A996]&amp;&quot;.&quot;&amp;[.B996]&amp;&quot;@gmail.com&quot;" office:value-type="string" office:string-value="Leonard.Ball@gmail.com">
            <text:p>Leonard.Ball@gmail.com</text:p>
          </table:table-cell>
          <table:table-cell office:value-type="string">
            <text:p>2HQ4xtwMcECV</text:p>
          </table:table-cell>
          <table:table-cell/>
        </table:table-row>
        <table:table-row table:style-name="ro1">
          <table:table-cell office:value-type="string">
            <text:p>Gordon</text:p>
          </table:table-cell>
          <table:table-cell office:value-type="string">
            <text:p>Rees</text:p>
          </table:table-cell>
          <table:table-cell office:value-type="string">
            <text:p>Male</text:p>
          </table:table-cell>
          <table:table-cell office:value-type="string">
            <text:p>06/07/1999</text:p>
          </table:table-cell>
          <table:table-cell table:formula="of:=[.A997]&amp;&quot;.&quot;&amp;[.B997]&amp;&quot;@gmail.com&quot;" office:value-type="string" office:string-value="Gordon.Rees@gmail.com">
            <text:p>Gordon.Rees@gmail.com</text:p>
          </table:table-cell>
          <table:table-cell office:value-type="string">
            <text:p>pMrxYjj2HP6b</text:p>
          </table:table-cell>
          <table:table-cell/>
        </table:table-row>
        <table:table-row table:style-name="ro1">
          <table:table-cell office:value-type="string">
            <text:p>Nicholas</text:p>
          </table:table-cell>
          <table:table-cell office:value-type="string">
            <text:p>Young</text:p>
          </table:table-cell>
          <table:table-cell office:value-type="string">
            <text:p>Male</text:p>
          </table:table-cell>
          <table:table-cell office:value-type="string">
            <text:p>09/12/1991</text:p>
          </table:table-cell>
          <table:table-cell table:formula="of:=[.A998]&amp;&quot;.&quot;&amp;[.B998]&amp;&quot;@gmail.com&quot;" office:value-type="string" office:string-value="Nicholas.Young@gmail.com">
            <text:p>Nicholas.Young@gmail.com</text:p>
          </table:table-cell>
          <table:table-cell office:value-type="string">
            <text:p>2ybGe9M9AaQv</text:p>
          </table:table-cell>
          <table:table-cell/>
        </table:table-row>
        <table:table-row table:style-name="ro1">
          <table:table-cell office:value-type="string">
            <text:p>Tim</text:p>
          </table:table-cell>
          <table:table-cell office:value-type="string">
            <text:p>Springer</text:p>
          </table:table-cell>
          <table:table-cell office:value-type="string">
            <text:p>Male</text:p>
          </table:table-cell>
          <table:table-cell office:value-type="string">
            <text:p>25/05/1992</text:p>
          </table:table-cell>
          <table:table-cell table:formula="of:=[.A999]&amp;&quot;.&quot;&amp;[.B999]&amp;&quot;@gmail.com&quot;" office:value-type="string" office:string-value="Tim.Springer@gmail.com">
            <text:p>Tim.Springer@gmail.com</text:p>
          </table:table-cell>
          <table:table-cell office:value-type="string">
            <text:p>5DXk8AN2psMe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 office:value-type="string">
            <text:p>Russell</text:p>
          </table:table-cell>
          <table:table-cell office:value-type="string">
            <text:p>Male</text:p>
          </table:table-cell>
          <table:table-cell office:value-type="string">
            <text:p>28/11/1983</text:p>
          </table:table-cell>
          <table:table-cell table:formula="of:=[.A1000]&amp;&quot;.&quot;&amp;[.B1000]&amp;&quot;@gmail.com&quot;" office:value-type="string" office:string-value="Simon.Russell@gmail.com">
            <text:p>Simon.Russell@gmail.com</text:p>
          </table:table-cell>
          <table:table-cell office:value-type="string">
            <text:p>5rgPnLApUX7L</text:p>
          </table:table-cell>
          <table:table-cell/>
        </table:table-row>
        <table:table-row table:style-name="ro1">
          <table:table-cell office:value-type="string">
            <text:p>Anne</text:p>
          </table:table-cell>
          <table:table-cell office:value-type="string">
            <text:p>Hudson</text:p>
          </table:table-cell>
          <table:table-cell office:value-type="string">
            <text:p>Female</text:p>
          </table:table-cell>
          <table:table-cell office:value-type="string">
            <text:p>30/04/1987</text:p>
          </table:table-cell>
          <table:table-cell table:formula="of:=[.A1001]&amp;&quot;.&quot;&amp;[.B1001]&amp;&quot;@gmail.com&quot;" office:value-type="string" office:string-value="Anne.Hudson@gmail.com">
            <text:p>Anne.Hudson@gmail.com</text:p>
          </table:table-cell>
          <table:table-cell office:value-type="string">
            <text:p>jsJ8z9uMf3nS</text:p>
          </table:table-cell>
          <table:table-cell/>
        </table:table-row>
        <table:table-row table:style-name="ro1">
          <table:table-cell office:value-type="string">
            <text:p>Jessica</text:p>
          </table:table-cell>
          <table:table-cell office:value-type="string">
            <text:p>Allan</text:p>
          </table:table-cell>
          <table:table-cell office:value-type="string">
            <text:p>Female</text:p>
          </table:table-cell>
          <table:table-cell office:value-type="string">
            <text:p>28/08/1976</text:p>
          </table:table-cell>
          <table:table-cell table:formula="of:=[.A1002]&amp;&quot;.&quot;&amp;[.B1002]&amp;&quot;@gmail.com&quot;" office:value-type="string" office:string-value="Jessica.Allan@gmail.com">
            <text:p>Jessica.Allan@gmail.com</text:p>
          </table:table-cell>
          <table:table-cell office:value-type="string">
            <text:p>xNWqRHYWTf3Z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Grant</text:p>
          </table:table-cell>
          <table:table-cell office:value-type="string">
            <text:p>Female</text:p>
          </table:table-cell>
          <table:table-cell office:value-type="string">
            <text:p>30/11/1988</text:p>
          </table:table-cell>
          <table:table-cell table:formula="of:=[.A1003]&amp;&quot;.&quot;&amp;[.B1003]&amp;&quot;@gmail.com&quot;" office:value-type="string" office:string-value="Bernadette.Grant@gmail.com">
            <text:p>Bernadette.Grant@gmail.com</text:p>
          </table:table-cell>
          <table:table-cell office:value-type="string">
            <text:p>WVb9qU7ANr8N</text:p>
          </table:table-cell>
          <table:table-cell/>
        </table:table-row>
        <table:table-row table:style-name="ro1">
          <table:table-cell office:value-type="string">
            <text:p>Maria</text:p>
          </table:table-cell>
          <table:table-cell office:value-type="string">
            <text:p>Rutherford</text:p>
          </table:table-cell>
          <table:table-cell office:value-type="string">
            <text:p>Female</text:p>
          </table:table-cell>
          <table:table-cell office:value-type="string">
            <text:p>25/02/1995</text:p>
          </table:table-cell>
          <table:table-cell table:formula="of:=[.A1004]&amp;&quot;.&quot;&amp;[.B1004]&amp;&quot;@gmail.com&quot;" office:value-type="string" office:string-value="Maria.Rutherford@gmail.com">
            <text:p>Maria.Rutherford@gmail.com</text:p>
          </table:table-cell>
          <table:table-cell office:value-type="string">
            <text:p>zWBVpLTsj8nk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Lyman</text:p>
          </table:table-cell>
          <table:table-cell office:value-type="string">
            <text:p>Female</text:p>
          </table:table-cell>
          <table:table-cell office:value-type="string">
            <text:p>07/06/2007</text:p>
          </table:table-cell>
          <table:table-cell table:formula="of:=[.A1005]&amp;&quot;.&quot;&amp;[.B1005]&amp;&quot;@gmail.com&quot;" office:value-type="string" office:string-value="Rebecca.Lyman@gmail.com">
            <text:p>Rebecca.Lyman@gmail.com</text:p>
          </table:table-cell>
          <table:table-cell office:value-type="string">
            <text:p>4epcEBFR9ycg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Manning</text:p>
          </table:table-cell>
          <table:table-cell office:value-type="string">
            <text:p>Female</text:p>
          </table:table-cell>
          <table:table-cell office:value-type="string">
            <text:p>13/12/1983</text:p>
          </table:table-cell>
          <table:table-cell table:formula="of:=[.A1006]&amp;&quot;.&quot;&amp;[.B1006]&amp;&quot;@gmail.com&quot;" office:value-type="string" office:string-value="Virginia.Manning@gmail.com">
            <text:p>Virginia.Manning@gmail.com</text:p>
          </table:table-cell>
          <table:table-cell office:value-type="string">
            <text:p>yp6mUySPY5Qb</text:p>
          </table:table-cell>
          <table:table-cell/>
        </table:table-row>
        <table:table-row table:style-name="ro1">
          <table:table-cell office:value-type="string">
            <text:p>Gabrielle</text:p>
          </table:table-cell>
          <table:table-cell office:value-type="string">
            <text:p>Graham</text:p>
          </table:table-cell>
          <table:table-cell office:value-type="string">
            <text:p>Female</text:p>
          </table:table-cell>
          <table:table-cell office:value-type="string">
            <text:p>04/12/1987</text:p>
          </table:table-cell>
          <table:table-cell table:formula="of:=[.A1007]&amp;&quot;.&quot;&amp;[.B1007]&amp;&quot;@gmail.com&quot;" office:value-type="string" office:string-value="Gabrielle.Graham@gmail.com">
            <text:p>Gabrielle.Graham@gmail.com</text:p>
          </table:table-cell>
          <table:table-cell office:value-type="string">
            <text:p>ymVRqYqj5ers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12/07/1995</text:p>
          </table:table-cell>
          <table:table-cell table:formula="of:=[.A1008]&amp;&quot;.&quot;&amp;[.B1008]&amp;&quot;@gmail.com&quot;" office:value-type="string" office:string-value="Lillian.Black@gmail.com">
            <text:p>Lillian.Black@gmail.com</text:p>
          </table:table-cell>
          <table:table-cell office:value-type="string">
            <text:p>6sEMHLNgtzfJ</text:p>
          </table:table-cell>
          <table:table-cell/>
        </table:table-row>
        <table:table-row table:style-name="ro1">
          <table:table-cell office:value-type="string">
            <text:p>Tracey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24/07/1975</text:p>
          </table:table-cell>
          <table:table-cell table:formula="of:=[.A1009]&amp;&quot;.&quot;&amp;[.B1009]&amp;&quot;@gmail.com&quot;" office:value-type="string" office:string-value="Tracey.Russell@gmail.com">
            <text:p>Tracey.Russell@gmail.com</text:p>
          </table:table-cell>
          <table:table-cell office:value-type="string">
            <text:p>9UX5SWUdWXqz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Miller</text:p>
          </table:table-cell>
          <table:table-cell office:value-type="string">
            <text:p>Female</text:p>
          </table:table-cell>
          <table:table-cell office:value-type="string">
            <text:p>19/11/1992</text:p>
          </table:table-cell>
          <table:table-cell table:formula="of:=[.A1010]&amp;&quot;.&quot;&amp;[.B1010]&amp;&quot;@gmail.com&quot;" office:value-type="string" office:string-value="Vanessa.Miller@gmail.com">
            <text:p>Vanessa.Miller@gmail.com</text:p>
          </table:table-cell>
          <table:table-cell office:value-type="string">
            <text:p>sEL9KU7GuqT7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27/08/1981</text:p>
          </table:table-cell>
          <table:table-cell table:formula="of:=[.A1011]&amp;&quot;.&quot;&amp;[.B1011]&amp;&quot;@gmail.com&quot;" office:value-type="string" office:string-value="Lillian.Howard@gmail.com">
            <text:p>Lillian.Howard@gmail.com</text:p>
          </table:table-cell>
          <table:table-cell office:value-type="string">
            <text:p>5BC83fXVdDuK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Marshall</text:p>
          </table:table-cell>
          <table:table-cell office:value-type="string">
            <text:p>Female</text:p>
          </table:table-cell>
          <table:table-cell office:value-type="string">
            <text:p>21/03/1982</text:p>
          </table:table-cell>
          <table:table-cell table:formula="of:=[.A1012]&amp;&quot;.&quot;&amp;[.B1012]&amp;&quot;@gmail.com&quot;" office:value-type="string" office:string-value="Hannah.Marshall@gmail.com">
            <text:p>Hannah.Marshall@gmail.com</text:p>
          </table:table-cell>
          <table:table-cell office:value-type="string">
            <text:p>tTzPHMAZMvYf</text:p>
          </table:table-cell>
          <table:table-cell/>
        </table:table-row>
        <table:table-row table:style-name="ro1">
          <table:table-cell office:value-type="string">
            <text:p>Nicola</text:p>
          </table:table-cell>
          <table:table-cell office:value-type="string">
            <text:p>Hodges</text:p>
          </table:table-cell>
          <table:table-cell office:value-type="string">
            <text:p>Female</text:p>
          </table:table-cell>
          <table:table-cell office:value-type="string">
            <text:p>03/09/2011</text:p>
          </table:table-cell>
          <table:table-cell table:formula="of:=[.A1013]&amp;&quot;.&quot;&amp;[.B1013]&amp;&quot;@gmail.com&quot;" office:value-type="string" office:string-value="Nicola.Hodges@gmail.com">
            <text:p>Nicola.Hodges@gmail.com</text:p>
          </table:table-cell>
          <table:table-cell office:value-type="string">
            <text:p>3bnFp3hwrsUR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Arnold</text:p>
          </table:table-cell>
          <table:table-cell office:value-type="string">
            <text:p>Female</text:p>
          </table:table-cell>
          <table:table-cell office:value-type="string">
            <text:p>03/09/1976</text:p>
          </table:table-cell>
          <table:table-cell table:formula="of:=[.A1014]&amp;&quot;.&quot;&amp;[.B1014]&amp;&quot;@gmail.com&quot;" office:value-type="string" office:string-value="Irene.Arnold@gmail.com">
            <text:p>Irene.Arnold@gmail.com</text:p>
          </table:table-cell>
          <table:table-cell office:value-type="string">
            <text:p>uP963ydAkjYM</text:p>
          </table:table-cell>
          <table:table-cell/>
        </table:table-row>
        <table:table-row table:style-name="ro1">
          <table:table-cell office:value-type="string">
            <text:p>Sue</text:p>
          </table:table-cell>
          <table:table-cell office:value-type="string">
            <text:p>Alsop</text:p>
          </table:table-cell>
          <table:table-cell office:value-type="string">
            <text:p>Female</text:p>
          </table:table-cell>
          <table:table-cell office:value-type="string">
            <text:p>08/08/1975</text:p>
          </table:table-cell>
          <table:table-cell table:formula="of:=[.A1015]&amp;&quot;.&quot;&amp;[.B1015]&amp;&quot;@gmail.com&quot;" office:value-type="string" office:string-value="Sue.Alsop@gmail.com">
            <text:p>Sue.Alsop@gmail.com</text:p>
          </table:table-cell>
          <table:table-cell office:value-type="string">
            <text:p>2abe7a9STDux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Kerr</text:p>
          </table:table-cell>
          <table:table-cell office:value-type="string">
            <text:p>Female</text:p>
          </table:table-cell>
          <table:table-cell office:value-type="string">
            <text:p>03/09/1998</text:p>
          </table:table-cell>
          <table:table-cell table:formula="of:=[.A1016]&amp;&quot;.&quot;&amp;[.B1016]&amp;&quot;@gmail.com&quot;" office:value-type="string" office:string-value="Olivia.Kerr@gmail.com">
            <text:p>Olivia.Kerr@gmail.com</text:p>
          </table:table-cell>
          <table:table-cell office:value-type="string">
            <text:p>pU5KyAN36qp4</text:p>
          </table:table-cell>
          <table:table-cell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Payne</text:p>
          </table:table-cell>
          <table:table-cell office:value-type="string">
            <text:p>Female</text:p>
          </table:table-cell>
          <table:table-cell office:value-type="string">
            <text:p>20/01/2000</text:p>
          </table:table-cell>
          <table:table-cell table:formula="of:=[.A1017]&amp;&quot;.&quot;&amp;[.B1017]&amp;&quot;@gmail.com&quot;" office:value-type="string" office:string-value="Elizabeth.Payne@gmail.com">
            <text:p>Elizabeth.Payne@gmail.com</text:p>
          </table:table-cell>
          <table:table-cell office:value-type="string">
            <text:p>zAhykLdmq5Xd</text:p>
          </table:table-cell>
          <table:table-cell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Davidson</text:p>
          </table:table-cell>
          <table:table-cell office:value-type="string">
            <text:p>Female</text:p>
          </table:table-cell>
          <table:table-cell office:value-type="string">
            <text:p>20/03/1980</text:p>
          </table:table-cell>
          <table:table-cell table:formula="of:=[.A1018]&amp;&quot;.&quot;&amp;[.B1018]&amp;&quot;@gmail.com&quot;" office:value-type="string" office:string-value="Stephanie.Davidson@gmail.com">
            <text:p>Stephanie.Davidson@gmail.com</text:p>
          </table:table-cell>
          <table:table-cell office:value-type="string">
            <text:p>zZsjaFak6sP2</text:p>
          </table:table-cell>
          <table:table-cell/>
        </table:table-row>
        <table:table-row table:style-name="ro1">
          <table:table-cell office:value-type="string">
            <text:p>Jan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16/03/2012</text:p>
          </table:table-cell>
          <table:table-cell table:formula="of:=[.A1019]&amp;&quot;.&quot;&amp;[.B1019]&amp;&quot;@gmail.com&quot;" office:value-type="string" office:string-value="Jan.Harris@gmail.com">
            <text:p>Jan.Harris@gmail.com</text:p>
          </table:table-cell>
          <table:table-cell office:value-type="string">
            <text:p>VggpSq8V7bKJ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Slater</text:p>
          </table:table-cell>
          <table:table-cell office:value-type="string">
            <text:p>Female</text:p>
          </table:table-cell>
          <table:table-cell office:value-type="string">
            <text:p>01/10/1995</text:p>
          </table:table-cell>
          <table:table-cell table:formula="of:=[.A1020]&amp;&quot;.&quot;&amp;[.B1020]&amp;&quot;@gmail.com&quot;" office:value-type="string" office:string-value="Virginia.Slater@gmail.com">
            <text:p>Virginia.Slater@gmail.com</text:p>
          </table:table-cell>
          <table:table-cell office:value-type="string">
            <text:p>XNghvkmsF8qk</text:p>
          </table:table-cell>
          <table:table-cell/>
        </table:table-row>
        <table:table-row table:style-name="ro1">
          <table:table-cell office:value-type="string">
            <text:p>Wendy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10/07/1988</text:p>
          </table:table-cell>
          <table:table-cell table:formula="of:=[.A1021]&amp;&quot;.&quot;&amp;[.B1021]&amp;&quot;@gmail.com&quot;" office:value-type="string" office:string-value="Wendy.Chapman@gmail.com">
            <text:p>Wendy.Chapman@gmail.com</text:p>
          </table:table-cell>
          <table:table-cell office:value-type="string">
            <text:p>UqL4SM9R2xs2</text:p>
          </table:table-cell>
          <table:table-cell/>
        </table:table-row>
        <table:table-row table:style-name="ro1">
          <table:table-cell office:value-type="string">
            <text:p>Molly</text:p>
          </table:table-cell>
          <table:table-cell office:value-type="string">
            <text:p>King</text:p>
          </table:table-cell>
          <table:table-cell office:value-type="string">
            <text:p>Female</text:p>
          </table:table-cell>
          <table:table-cell office:value-type="string">
            <text:p>29/03/1985</text:p>
          </table:table-cell>
          <table:table-cell table:formula="of:=[.A1022]&amp;&quot;.&quot;&amp;[.B1022]&amp;&quot;@gmail.com&quot;" office:value-type="string" office:string-value="Molly.King@gmail.com">
            <text:p>Molly.King@gmail.com</text:p>
          </table:table-cell>
          <table:table-cell office:value-type="string">
            <text:p>kjaLb4KFSnuL</text:p>
          </table:table-cell>
          <table:table-cell/>
        </table:table-row>
        <table:table-row table:style-name="ro1">
          <table:table-cell office:value-type="string">
            <text:p>Megan</text:p>
          </table:table-cell>
          <table:table-cell office:value-type="string">
            <text:p>Bell</text:p>
          </table:table-cell>
          <table:table-cell office:value-type="string">
            <text:p>Female</text:p>
          </table:table-cell>
          <table:table-cell office:value-type="string">
            <text:p>06/01/2011</text:p>
          </table:table-cell>
          <table:table-cell table:formula="of:=[.A1023]&amp;&quot;.&quot;&amp;[.B1023]&amp;&quot;@gmail.com&quot;" office:value-type="string" office:string-value="Megan.Bell@gmail.com">
            <text:p>Megan.Bell@gmail.com</text:p>
          </table:table-cell>
          <table:table-cell office:value-type="string">
            <text:p>nqEVwUJzLJgL</text:p>
          </table:table-cell>
          <table:table-cell/>
        </table:table-row>
        <table:table-row table:style-name="ro1">
          <table:table-cell office:value-type="string">
            <text:p>Yvonne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23/07/1992</text:p>
          </table:table-cell>
          <table:table-cell table:formula="of:=[.A1024]&amp;&quot;.&quot;&amp;[.B1024]&amp;&quot;@gmail.com&quot;" office:value-type="string" office:string-value="Yvonne.Mackay@gmail.com">
            <text:p>Yvonne.Mackay@gmail.com</text:p>
          </table:table-cell>
          <table:table-cell office:value-type="string">
            <text:p>AYbf8rxxwhJp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29/04/1989</text:p>
          </table:table-cell>
          <table:table-cell table:formula="of:=[.A1025]&amp;&quot;.&quot;&amp;[.B1025]&amp;&quot;@gmail.com&quot;" office:value-type="string" office:string-value="Rebecca.Oliver@gmail.com">
            <text:p>Rebecca.Oliver@gmail.com</text:p>
          </table:table-cell>
          <table:table-cell office:value-type="string">
            <text:p>gJjXchCmHZmx</text:p>
          </table:table-cell>
          <table:table-cell/>
        </table:table-row>
        <table:table-row table:style-name="ro1">
          <table:table-cell office:value-type="string">
            <text:p>Chloe</text:p>
          </table:table-cell>
          <table:table-cell office:value-type="string">
            <text:p>Paige</text:p>
          </table:table-cell>
          <table:table-cell office:value-type="string">
            <text:p>Female</text:p>
          </table:table-cell>
          <table:table-cell office:value-type="string">
            <text:p>17/12/1979</text:p>
          </table:table-cell>
          <table:table-cell table:formula="of:=[.A1026]&amp;&quot;.&quot;&amp;[.B1026]&amp;&quot;@gmail.com&quot;" office:value-type="string" office:string-value="Chloe.Paige@gmail.com">
            <text:p>Chloe.Paige@gmail.com</text:p>
          </table:table-cell>
          <table:table-cell office:value-type="string">
            <text:p>jpamVTAENtce</text:p>
          </table:table-cell>
          <table:table-cell/>
        </table:table-row>
        <table:table-row table:style-name="ro1">
          <table:table-cell office:value-type="string">
            <text:p>Audrey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03/12/1993</text:p>
          </table:table-cell>
          <table:table-cell table:formula="of:=[.A1027]&amp;&quot;.&quot;&amp;[.B1027]&amp;&quot;@gmail.com&quot;" office:value-type="string" office:string-value="Audrey.Chapman@gmail.com">
            <text:p>Audrey.Chapman@gmail.com</text:p>
          </table:table-cell>
          <table:table-cell office:value-type="string">
            <text:p>6VK49czTuMjG</text:p>
          </table:table-cell>
          <table:table-cell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James</text:p>
          </table:table-cell>
          <table:table-cell office:value-type="string">
            <text:p>Female</text:p>
          </table:table-cell>
          <table:table-cell office:value-type="string">
            <text:p>30/12/1981</text:p>
          </table:table-cell>
          <table:table-cell table:formula="of:=[.A1028]&amp;&quot;.&quot;&amp;[.B1028]&amp;&quot;@gmail.com&quot;" office:value-type="string" office:string-value="Stephanie.James@gmail.com">
            <text:p>Stephanie.James@gmail.com</text:p>
          </table:table-cell>
          <table:table-cell office:value-type="string">
            <text:p>3W6MyvDF3xdw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Powell</text:p>
          </table:table-cell>
          <table:table-cell office:value-type="string">
            <text:p>Female</text:p>
          </table:table-cell>
          <table:table-cell office:value-type="string">
            <text:p>30/06/1987</text:p>
          </table:table-cell>
          <table:table-cell table:formula="of:=[.A1029]&amp;&quot;.&quot;&amp;[.B1029]&amp;&quot;@gmail.com&quot;" office:value-type="string" office:string-value="Vanessa.Powell@gmail.com">
            <text:p>Vanessa.Powell@gmail.com</text:p>
          </table:table-cell>
          <table:table-cell office:value-type="string">
            <text:p>NNTFnFbNZDMm</text:p>
          </table:table-cell>
          <table:table-cell/>
        </table:table-row>
        <table:table-row table:style-name="ro1">
          <table:table-cell office:value-type="string">
            <text:p>Maria</text:p>
          </table:table-cell>
          <table:table-cell office:value-type="string">
            <text:p>Murray</text:p>
          </table:table-cell>
          <table:table-cell office:value-type="string">
            <text:p>Female</text:p>
          </table:table-cell>
          <table:table-cell office:value-type="string">
            <text:p>31/10/1982</text:p>
          </table:table-cell>
          <table:table-cell table:formula="of:=[.A1030]&amp;&quot;.&quot;&amp;[.B1030]&amp;&quot;@gmail.com&quot;" office:value-type="string" office:string-value="Maria.Murray@gmail.com">
            <text:p>Maria.Murray@gmail.com</text:p>
          </table:table-cell>
          <table:table-cell office:value-type="string">
            <text:p>8MtKSQzxznsc</text:p>
          </table:table-cell>
          <table:table-cell/>
        </table:table-row>
        <table:table-row table:style-name="ro1">
          <table:table-cell office:value-type="string">
            <text:p>Sarah</text:p>
          </table:table-cell>
          <table:table-cell office:value-type="string">
            <text:p>Knox</text:p>
          </table:table-cell>
          <table:table-cell office:value-type="string">
            <text:p>Female</text:p>
          </table:table-cell>
          <table:table-cell office:value-type="string">
            <text:p>16/09/2014</text:p>
          </table:table-cell>
          <table:table-cell table:formula="of:=[.A1031]&amp;&quot;.&quot;&amp;[.B1031]&amp;&quot;@gmail.com&quot;" office:value-type="string" office:string-value="Sarah.Knox@gmail.com">
            <text:p>Sarah.Knox@gmail.com</text:p>
          </table:table-cell>
          <table:table-cell office:value-type="string">
            <text:p>T55rvpD3w8RK</text:p>
          </table:table-cell>
          <table:table-cell/>
        </table:table-row>
        <table:table-row table:style-name="ro1">
          <table:table-cell office:value-type="string">
            <text:p>Wendy</text:p>
          </table:table-cell>
          <table:table-cell office:value-type="string">
            <text:p>Underwood</text:p>
          </table:table-cell>
          <table:table-cell office:value-type="string">
            <text:p>Female</text:p>
          </table:table-cell>
          <table:table-cell office:value-type="string">
            <text:p>16/06/1992</text:p>
          </table:table-cell>
          <table:table-cell table:formula="of:=[.A1032]&amp;&quot;.&quot;&amp;[.B1032]&amp;&quot;@gmail.com&quot;" office:value-type="string" office:string-value="Wendy.Underwood@gmail.com">
            <text:p>Wendy.Underwood@gmail.com</text:p>
          </table:table-cell>
          <table:table-cell office:value-type="string">
            <text:p>5xdFz2z3jVqe</text:p>
          </table:table-cell>
          <table:table-cell/>
        </table:table-row>
        <table:table-row table:style-name="ro1">
          <table:table-cell office:value-type="string">
            <text:p>Jan</text:p>
          </table:table-cell>
          <table:table-cell office:value-type="string">
            <text:p>Berry</text:p>
          </table:table-cell>
          <table:table-cell office:value-type="string">
            <text:p>Female</text:p>
          </table:table-cell>
          <table:table-cell office:value-type="string">
            <text:p>02/03/2009</text:p>
          </table:table-cell>
          <table:table-cell table:formula="of:=[.A1033]&amp;&quot;.&quot;&amp;[.B1033]&amp;&quot;@gmail.com&quot;" office:value-type="string" office:string-value="Jan.Berry@gmail.com">
            <text:p>Jan.Berry@gmail.com</text:p>
          </table:table-cell>
          <table:table-cell office:value-type="string">
            <text:p>djU5djexmKA7</text:p>
          </table:table-cell>
          <table:table-cell/>
        </table:table-row>
        <table:table-row table:style-name="ro1">
          <table:table-cell office:value-type="string">
            <text:p>Natalie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03/11/2006</text:p>
          </table:table-cell>
          <table:table-cell table:formula="of:=[.A1034]&amp;&quot;.&quot;&amp;[.B1034]&amp;&quot;@gmail.com&quot;" office:value-type="string" office:string-value="Natalie.Burgess@gmail.com">
            <text:p>Natalie.Burgess@gmail.com</text:p>
          </table:table-cell>
          <table:table-cell office:value-type="string">
            <text:p>AK6GhKkQPUub</text:p>
          </table:table-cell>
          <table:table-cell/>
        </table:table-row>
        <table:table-row table:style-name="ro1">
          <table:table-cell office:value-type="string">
            <text:p>Wendy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13/07/2014</text:p>
          </table:table-cell>
          <table:table-cell table:formula="of:=[.A1035]&amp;&quot;.&quot;&amp;[.B1035]&amp;&quot;@gmail.com&quot;" office:value-type="string" office:string-value="Wendy.Black@gmail.com">
            <text:p>Wendy.Black@gmail.com</text:p>
          </table:table-cell>
          <table:table-cell office:value-type="string">
            <text:p>vHLArDCfYswQ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30/09/1974</text:p>
          </table:table-cell>
          <table:table-cell table:formula="of:=[.A1036]&amp;&quot;.&quot;&amp;[.B1036]&amp;&quot;@gmail.com&quot;" office:value-type="string" office:string-value="Abigail.Walsh@gmail.com">
            <text:p>Abigail.Walsh@gmail.com</text:p>
          </table:table-cell>
          <table:table-cell office:value-type="string">
            <text:p>23YDpy2aMVj8</text:p>
          </table:table-cell>
          <table:table-cell/>
        </table:table-row>
        <table:table-row table:style-name="ro1">
          <table:table-cell office:value-type="string">
            <text:p>Joan</text:p>
          </table:table-cell>
          <table:table-cell office:value-type="string">
            <text:p>Bower</text:p>
          </table:table-cell>
          <table:table-cell office:value-type="string">
            <text:p>Female</text:p>
          </table:table-cell>
          <table:table-cell office:value-type="string">
            <text:p>10/08/2008</text:p>
          </table:table-cell>
          <table:table-cell table:formula="of:=[.A1037]&amp;&quot;.&quot;&amp;[.B1037]&amp;&quot;@gmail.com&quot;" office:value-type="string" office:string-value="Joan.Bower@gmail.com">
            <text:p>Joan.Bower@gmail.com</text:p>
          </table:table-cell>
          <table:table-cell office:value-type="string">
            <text:p>e5LKNHWQ7S94</text:p>
          </table:table-cell>
          <table:table-cell/>
        </table:table-row>
        <table:table-row table:style-name="ro1">
          <table:table-cell office:value-type="string">
            <text:p>Jasmine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28/05/2000</text:p>
          </table:table-cell>
          <table:table-cell table:formula="of:=[.A1038]&amp;&quot;.&quot;&amp;[.B1038]&amp;&quot;@gmail.com&quot;" office:value-type="string" office:string-value="Jasmine.Wilkins@gmail.com">
            <text:p>Jasmine.Wilkins@gmail.com</text:p>
          </table:table-cell>
          <table:table-cell office:value-type="string">
            <text:p>awrKHh7gdZYG</text:p>
          </table:table-cell>
          <table:table-cell/>
        </table:table-row>
        <table:table-row table:style-name="ro1">
          <table:table-cell office:value-type="string">
            <text:p>Victoria</text:p>
          </table:table-cell>
          <table:table-cell office:value-type="string">
            <text:p>Hunter</text:p>
          </table:table-cell>
          <table:table-cell office:value-type="string">
            <text:p>Female</text:p>
          </table:table-cell>
          <table:table-cell office:value-type="string">
            <text:p>20/09/1983</text:p>
          </table:table-cell>
          <table:table-cell table:formula="of:=[.A1039]&amp;&quot;.&quot;&amp;[.B1039]&amp;&quot;@gmail.com&quot;" office:value-type="string" office:string-value="Victoria.Hunter@gmail.com">
            <text:p>Victoria.Hunter@gmail.com</text:p>
          </table:table-cell>
          <table:table-cell office:value-type="string">
            <text:p>a63fn9fXfLAR</text:p>
          </table:table-cell>
          <table:table-cell/>
        </table:table-row>
        <table:table-row table:style-name="ro1">
          <table:table-cell office:value-type="string">
            <text:p>Jessica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22/11/1971</text:p>
          </table:table-cell>
          <table:table-cell table:formula="of:=[.A1040]&amp;&quot;.&quot;&amp;[.B1040]&amp;&quot;@gmail.com&quot;" office:value-type="string" office:string-value="Jessica.Simpson@gmail.com">
            <text:p>Jessica.Simpson@gmail.com</text:p>
          </table:table-cell>
          <table:table-cell office:value-type="string">
            <text:p>d2Tr2WVbgqTf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Randall</text:p>
          </table:table-cell>
          <table:table-cell office:value-type="string">
            <text:p>Female</text:p>
          </table:table-cell>
          <table:table-cell office:value-type="string">
            <text:p>12/07/1993</text:p>
          </table:table-cell>
          <table:table-cell table:formula="of:=[.A1041]&amp;&quot;.&quot;&amp;[.B1041]&amp;&quot;@gmail.com&quot;" office:value-type="string" office:string-value="Sally.Randall@gmail.com">
            <text:p>Sally.Randall@gmail.com</text:p>
          </table:table-cell>
          <table:table-cell office:value-type="string">
            <text:p>ej6VWNZte3Um</text:p>
          </table:table-cell>
          <table:table-cell/>
        </table:table-row>
        <table:table-row table:style-name="ro1">
          <table:table-cell office:value-type="string">
            <text:p>Yvonne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26/08/1987</text:p>
          </table:table-cell>
          <table:table-cell table:formula="of:=[.A1042]&amp;&quot;.&quot;&amp;[.B1042]&amp;&quot;@gmail.com&quot;" office:value-type="string" office:string-value="Yvonne.Oliver@gmail.com">
            <text:p>Yvonne.Oliver@gmail.com</text:p>
          </table:table-cell>
          <table:table-cell office:value-type="string">
            <text:p>2WKjtUmmZDVX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Marshall</text:p>
          </table:table-cell>
          <table:table-cell office:value-type="string">
            <text:p>Female</text:p>
          </table:table-cell>
          <table:table-cell office:value-type="string">
            <text:p>23/02/1991</text:p>
          </table:table-cell>
          <table:table-cell table:formula="of:=[.A1043]&amp;&quot;.&quot;&amp;[.B1043]&amp;&quot;@gmail.com&quot;" office:value-type="string" office:string-value="Samantha.Marshall@gmail.com">
            <text:p>Samantha.Marshall@gmail.com</text:p>
          </table:table-cell>
          <table:table-cell office:value-type="string">
            <text:p>etDkEaDCWqR8</text:p>
          </table:table-cell>
          <table:table-cell/>
        </table:table-row>
        <table:table-row table:style-name="ro1">
          <table:table-cell office:value-type="string">
            <text:p>Diana</text:p>
          </table:table-cell>
          <table:table-cell office:value-type="string">
            <text:p>Rutherford</text:p>
          </table:table-cell>
          <table:table-cell office:value-type="string">
            <text:p>Female</text:p>
          </table:table-cell>
          <table:table-cell office:value-type="string">
            <text:p>04/06/2000</text:p>
          </table:table-cell>
          <table:table-cell table:formula="of:=[.A1044]&amp;&quot;.&quot;&amp;[.B1044]&amp;&quot;@gmail.com&quot;" office:value-type="string" office:string-value="Diana.Rutherford@gmail.com">
            <text:p>Diana.Rutherford@gmail.com</text:p>
          </table:table-cell>
          <table:table-cell office:value-type="string">
            <text:p>zFVqHDeDbnDs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04/04/1980</text:p>
          </table:table-cell>
          <table:table-cell table:formula="of:=[.A1045]&amp;&quot;.&quot;&amp;[.B1045]&amp;&quot;@gmail.com&quot;" office:value-type="string" office:string-value="Abigail.Young@gmail.com">
            <text:p>Abigail.Young@gmail.com</text:p>
          </table:table-cell>
          <table:table-cell office:value-type="string">
            <text:p>VSVxRSHgeNZq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16/06/2010</text:p>
          </table:table-cell>
          <table:table-cell table:formula="of:=[.A1046]&amp;&quot;.&quot;&amp;[.B1046]&amp;&quot;@gmail.com&quot;" office:value-type="string" office:string-value="Abigail.Roberts@gmail.com">
            <text:p>Abigail.Roberts@gmail.com</text:p>
          </table:table-cell>
          <table:table-cell office:value-type="string">
            <text:p>J2XZeqnCuaNN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04/05/1987</text:p>
          </table:table-cell>
          <table:table-cell table:formula="of:=[.A1047]&amp;&quot;.&quot;&amp;[.B1047]&amp;&quot;@gmail.com&quot;" office:value-type="string" office:string-value="Una.Thomson@gmail.com">
            <text:p>Una.Thomson@gmail.com</text:p>
          </table:table-cell>
          <table:table-cell office:value-type="string">
            <text:p>VjuzAdg9w9sZ</text:p>
          </table:table-cell>
          <table:table-cell/>
        </table:table-row>
        <table:table-row table:style-name="ro1">
          <table:table-cell office:value-type="string">
            <text:p>Wanda</text:p>
          </table:table-cell>
          <table:table-cell office:value-type="string">
            <text:p>Knox</text:p>
          </table:table-cell>
          <table:table-cell office:value-type="string">
            <text:p>Female</text:p>
          </table:table-cell>
          <table:table-cell office:value-type="string">
            <text:p>17/06/1972</text:p>
          </table:table-cell>
          <table:table-cell table:formula="of:=[.A1048]&amp;&quot;.&quot;&amp;[.B1048]&amp;&quot;@gmail.com&quot;" office:value-type="string" office:string-value="Wanda.Knox@gmail.com">
            <text:p>Wanda.Knox@gmail.com</text:p>
          </table:table-cell>
          <table:table-cell office:value-type="string">
            <text:p>whHwhZLgfNZx</text:p>
          </table:table-cell>
          <table:table-cell/>
        </table:table-row>
        <table:table-row table:style-name="ro1">
          <table:table-cell office:value-type="string">
            <text:p>Caroline</text:p>
          </table:table-cell>
          <table:table-cell office:value-type="string">
            <text:p>Graham</text:p>
          </table:table-cell>
          <table:table-cell office:value-type="string">
            <text:p>Female</text:p>
          </table:table-cell>
          <table:table-cell office:value-type="string">
            <text:p>06/04/1995</text:p>
          </table:table-cell>
          <table:table-cell table:formula="of:=[.A1049]&amp;&quot;.&quot;&amp;[.B1049]&amp;&quot;@gmail.com&quot;" office:value-type="string" office:string-value="Caroline.Graham@gmail.com">
            <text:p>Caroline.Graham@gmail.com</text:p>
          </table:table-cell>
          <table:table-cell office:value-type="string">
            <text:p>3qPutrMbtm2m</text:p>
          </table:table-cell>
          <table:table-cell/>
        </table:table-row>
        <table:table-row table:style-name="ro1">
          <table:table-cell office:value-type="string">
            <text:p>Ella</text:p>
          </table:table-cell>
          <table:table-cell office:value-type="string">
            <text:p>Mathis</text:p>
          </table:table-cell>
          <table:table-cell office:value-type="string">
            <text:p>Female</text:p>
          </table:table-cell>
          <table:table-cell office:value-type="string">
            <text:p>27/03/2009</text:p>
          </table:table-cell>
          <table:table-cell table:formula="of:=[.A1050]&amp;&quot;.&quot;&amp;[.B1050]&amp;&quot;@gmail.com&quot;" office:value-type="string" office:string-value="Ella.Mathis@gmail.com">
            <text:p>Ella.Mathis@gmail.com</text:p>
          </table:table-cell>
          <table:table-cell office:value-type="string">
            <text:p>eNSe8h48gGPw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30/10/2014</text:p>
          </table:table-cell>
          <table:table-cell table:formula="of:=[.A1051]&amp;&quot;.&quot;&amp;[.B1051]&amp;&quot;@gmail.com&quot;" office:value-type="string" office:string-value="Deirdre.North@gmail.com">
            <text:p>Deirdre.North@gmail.com</text:p>
          </table:table-cell>
          <table:table-cell office:value-type="string">
            <text:p>Npubfmw5UeB2</text:p>
          </table:table-cell>
          <table:table-cell/>
        </table:table-row>
        <table:table-row table:style-name="ro1">
          <table:table-cell office:value-type="string">
            <text:p>Megan</text:p>
          </table:table-cell>
          <table:table-cell office:value-type="string">
            <text:p>Glover</text:p>
          </table:table-cell>
          <table:table-cell office:value-type="string">
            <text:p>Female</text:p>
          </table:table-cell>
          <table:table-cell office:value-type="string">
            <text:p>06/02/1987</text:p>
          </table:table-cell>
          <table:table-cell table:formula="of:=[.A1052]&amp;&quot;.&quot;&amp;[.B1052]&amp;&quot;@gmail.com&quot;" office:value-type="string" office:string-value="Megan.Glover@gmail.com">
            <text:p>Megan.Glover@gmail.com</text:p>
          </table:table-cell>
          <table:table-cell office:value-type="string">
            <text:p>kx7LWjZFkfx3</text:p>
          </table:table-cell>
          <table:table-cell/>
        </table:table-row>
        <table:table-row table:style-name="ro1">
          <table:table-cell office:value-type="string">
            <text:p>Gabrielle</text:p>
          </table:table-cell>
          <table:table-cell office:value-type="string">
            <text:p>Campbell</text:p>
          </table:table-cell>
          <table:table-cell office:value-type="string">
            <text:p>Female</text:p>
          </table:table-cell>
          <table:table-cell office:value-type="string">
            <text:p>18/03/1996</text:p>
          </table:table-cell>
          <table:table-cell table:formula="of:=[.A1053]&amp;&quot;.&quot;&amp;[.B1053]&amp;&quot;@gmail.com&quot;" office:value-type="string" office:string-value="Gabrielle.Campbell@gmail.com">
            <text:p>Gabrielle.Campbell@gmail.com</text:p>
          </table:table-cell>
          <table:table-cell office:value-type="string">
            <text:p>JQ4XFe8QvKW9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27/09/1977</text:p>
          </table:table-cell>
          <table:table-cell table:formula="of:=[.A1054]&amp;&quot;.&quot;&amp;[.B1054]&amp;&quot;@gmail.com&quot;" office:value-type="string" office:string-value="Deirdre.Howard@gmail.com">
            <text:p>Deirdre.Howard@gmail.com</text:p>
          </table:table-cell>
          <table:table-cell office:value-type="string">
            <text:p>9bM52EUEHdKt</text:p>
          </table:table-cell>
          <table:table-cell/>
        </table:table-row>
        <table:table-row table:style-name="ro1">
          <table:table-cell office:value-type="string">
            <text:p>Wanda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28/11/1976</text:p>
          </table:table-cell>
          <table:table-cell table:formula="of:=[.A1055]&amp;&quot;.&quot;&amp;[.B1055]&amp;&quot;@gmail.com&quot;" office:value-type="string" office:string-value="Wanda.Dyer@gmail.com">
            <text:p>Wanda.Dyer@gmail.com</text:p>
          </table:table-cell>
          <table:table-cell office:value-type="string">
            <text:p>Cbrwbtkm9gtt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Cornish</text:p>
          </table:table-cell>
          <table:table-cell office:value-type="string">
            <text:p>Female</text:p>
          </table:table-cell>
          <table:table-cell office:value-type="string">
            <text:p>03/07/2016</text:p>
          </table:table-cell>
          <table:table-cell table:formula="of:=[.A1056]&amp;&quot;.&quot;&amp;[.B1056]&amp;&quot;@gmail.com&quot;" office:value-type="string" office:string-value="Bernadette.Cornish@gmail.com">
            <text:p>Bernadette.Cornish@gmail.com</text:p>
          </table:table-cell>
          <table:table-cell office:value-type="string">
            <text:p>KMnCMxJQde5M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MacLeod</text:p>
          </table:table-cell>
          <table:table-cell office:value-type="string">
            <text:p>Female</text:p>
          </table:table-cell>
          <table:table-cell office:value-type="string">
            <text:p>27/11/2006</text:p>
          </table:table-cell>
          <table:table-cell table:formula="of:=[.A1057]&amp;&quot;.&quot;&amp;[.B1057]&amp;&quot;@gmail.com&quot;" office:value-type="string" office:string-value="Amelia.MacLeod@gmail.com">
            <text:p>Amelia.MacLeod@gmail.com</text:p>
          </table:table-cell>
          <table:table-cell office:value-type="string">
            <text:p>h62CxNe3xXhS</text:p>
          </table:table-cell>
          <table:table-cell/>
        </table:table-row>
        <table:table-row table:style-name="ro1">
          <table:table-cell office:value-type="string">
            <text:p>Chloe</text:p>
          </table:table-cell>
          <table:table-cell office:value-type="string">
            <text:p>Forsyth</text:p>
          </table:table-cell>
          <table:table-cell office:value-type="string">
            <text:p>Female</text:p>
          </table:table-cell>
          <table:table-cell office:value-type="string">
            <text:p>07/02/1996</text:p>
          </table:table-cell>
          <table:table-cell table:formula="of:=[.A1058]&amp;&quot;.&quot;&amp;[.B1058]&amp;&quot;@gmail.com&quot;" office:value-type="string" office:string-value="Chloe.Forsyth@gmail.com">
            <text:p>Chloe.Forsyth@gmail.com</text:p>
          </table:table-cell>
          <table:table-cell office:value-type="string">
            <text:p>yj5Dm3uc8TPR</text:p>
          </table:table-cell>
          <table:table-cell/>
        </table:table-row>
        <table:table-row table:style-name="ro1">
          <table:table-cell office:value-type="string">
            <text:p>Alexandra</text:p>
          </table:table-cell>
          <table:table-cell office:value-type="string">
            <text:p>Short</text:p>
          </table:table-cell>
          <table:table-cell office:value-type="string">
            <text:p>Female</text:p>
          </table:table-cell>
          <table:table-cell office:value-type="string">
            <text:p>05/02/1995</text:p>
          </table:table-cell>
          <table:table-cell table:formula="of:=[.A1059]&amp;&quot;.&quot;&amp;[.B1059]&amp;&quot;@gmail.com&quot;" office:value-type="string" office:string-value="Alexandra.Short@gmail.com">
            <text:p>Alexandra.Short@gmail.com</text:p>
          </table:table-cell>
          <table:table-cell office:value-type="string">
            <text:p>VT6YKJvWVcPA</text:p>
          </table:table-cell>
          <table:table-cell/>
        </table:table-row>
        <table:table-row table:style-name="ro1">
          <table:table-cell office:value-type="string">
            <text:p>Lisa</text:p>
          </table:table-cell>
          <table:table-cell office:value-type="string">
            <text:p>Wallace</text:p>
          </table:table-cell>
          <table:table-cell office:value-type="string">
            <text:p>Female</text:p>
          </table:table-cell>
          <table:table-cell office:value-type="string">
            <text:p>13/11/1979</text:p>
          </table:table-cell>
          <table:table-cell table:formula="of:=[.A1060]&amp;&quot;.&quot;&amp;[.B1060]&amp;&quot;@gmail.com&quot;" office:value-type="string" office:string-value="Lisa.Wallace@gmail.com">
            <text:p>Lisa.Wallace@gmail.com</text:p>
          </table:table-cell>
          <table:table-cell office:value-type="string">
            <text:p>yNx6wVkmYumQ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Lawrence</text:p>
          </table:table-cell>
          <table:table-cell office:value-type="string">
            <text:p>Female</text:p>
          </table:table-cell>
          <table:table-cell office:value-type="string">
            <text:p>05/04/1998</text:p>
          </table:table-cell>
          <table:table-cell table:formula="of:=[.A1061]&amp;&quot;.&quot;&amp;[.B1061]&amp;&quot;@gmail.com&quot;" office:value-type="string" office:string-value="Michelle.Lawrence@gmail.com">
            <text:p>Michelle.Lawrence@gmail.com</text:p>
          </table:table-cell>
          <table:table-cell office:value-type="string">
            <text:p>UMxQKdEwbrEH</text:p>
          </table:table-cell>
          <table:table-cell/>
        </table:table-row>
        <table:table-row table:style-name="ro1">
          <table:table-cell office:value-type="string">
            <text:p>Donna</text:p>
          </table:table-cell>
          <table:table-cell office:value-type="string">
            <text:p>Hudson</text:p>
          </table:table-cell>
          <table:table-cell office:value-type="string">
            <text:p>Female</text:p>
          </table:table-cell>
          <table:table-cell office:value-type="string">
            <text:p>19/11/2009</text:p>
          </table:table-cell>
          <table:table-cell table:formula="of:=[.A1062]&amp;&quot;.&quot;&amp;[.B1062]&amp;&quot;@gmail.com&quot;" office:value-type="string" office:string-value="Donna.Hudson@gmail.com">
            <text:p>Donna.Hudson@gmail.com</text:p>
          </table:table-cell>
          <table:table-cell office:value-type="string">
            <text:p>93fwGFTBU22B</text:p>
          </table:table-cell>
          <table:table-cell/>
        </table:table-row>
        <table:table-row table:style-name="ro1">
          <table:table-cell office:value-type="string">
            <text:p>Karen</text:p>
          </table:table-cell>
          <table:table-cell office:value-type="string">
            <text:p>Turner</text:p>
          </table:table-cell>
          <table:table-cell office:value-type="string">
            <text:p>Female</text:p>
          </table:table-cell>
          <table:table-cell office:value-type="string">
            <text:p>08/06/1988</text:p>
          </table:table-cell>
          <table:table-cell table:formula="of:=[.A1063]&amp;&quot;.&quot;&amp;[.B1063]&amp;&quot;@gmail.com&quot;" office:value-type="string" office:string-value="Karen.Turner@gmail.com">
            <text:p>Karen.Turner@gmail.com</text:p>
          </table:table-cell>
          <table:table-cell office:value-type="string">
            <text:p>QBDr8SRMksYg</text:p>
          </table:table-cell>
          <table:table-cell/>
        </table:table-row>
        <table:table-row table:style-name="ro1">
          <table:table-cell office:value-type="string">
            <text:p>Alison</text:p>
          </table:table-cell>
          <table:table-cell office:value-type="string">
            <text:p>Piper</text:p>
          </table:table-cell>
          <table:table-cell office:value-type="string">
            <text:p>Female</text:p>
          </table:table-cell>
          <table:table-cell office:value-type="string">
            <text:p>03/04/2014</text:p>
          </table:table-cell>
          <table:table-cell table:formula="of:=[.A1064]&amp;&quot;.&quot;&amp;[.B1064]&amp;&quot;@gmail.com&quot;" office:value-type="string" office:string-value="Alison.Piper@gmail.com">
            <text:p>Alison.Piper@gmail.com</text:p>
          </table:table-cell>
          <table:table-cell office:value-type="string">
            <text:p>mKNTSA4h7gBf</text:p>
          </table:table-cell>
          <table:table-cell/>
        </table:table-row>
        <table:table-row table:style-name="ro1">
          <table:table-cell office:value-type="string">
            <text:p>Carol</text:p>
          </table:table-cell>
          <table:table-cell office:value-type="string">
            <text:p>Manning</text:p>
          </table:table-cell>
          <table:table-cell office:value-type="string">
            <text:p>Female</text:p>
          </table:table-cell>
          <table:table-cell office:value-type="string">
            <text:p>26/06/1994</text:p>
          </table:table-cell>
          <table:table-cell table:formula="of:=[.A1065]&amp;&quot;.&quot;&amp;[.B1065]&amp;&quot;@gmail.com&quot;" office:value-type="string" office:string-value="Carol.Manning@gmail.com">
            <text:p>Carol.Manning@gmail.com</text:p>
          </table:table-cell>
          <table:table-cell office:value-type="string">
            <text:p>D2QngSpFM7sx</text:p>
          </table:table-cell>
          <table:table-cell/>
        </table:table-row>
        <table:table-row table:style-name="ro1">
          <table:table-cell office:value-type="string">
            <text:p>Joan</text:p>
          </table:table-cell>
          <table:table-cell office:value-type="string">
            <text:p>Marshall</text:p>
          </table:table-cell>
          <table:table-cell office:value-type="string">
            <text:p>Female</text:p>
          </table:table-cell>
          <table:table-cell office:value-type="string">
            <text:p>17/02/1982</text:p>
          </table:table-cell>
          <table:table-cell table:formula="of:=[.A1066]&amp;&quot;.&quot;&amp;[.B1066]&amp;&quot;@gmail.com&quot;" office:value-type="string" office:string-value="Joan.Marshall@gmail.com">
            <text:p>Joan.Marshall@gmail.com</text:p>
          </table:table-cell>
          <table:table-cell office:value-type="string">
            <text:p>96ehgxzQjceM</text:p>
          </table:table-cell>
          <table:table-cell/>
        </table:table-row>
        <table:table-row table:style-name="ro1">
          <table:table-cell office:value-type="string">
            <text:p>Diane</text:p>
          </table:table-cell>
          <table:table-cell office:value-type="string">
            <text:p>Peters</text:p>
          </table:table-cell>
          <table:table-cell office:value-type="string">
            <text:p>Female</text:p>
          </table:table-cell>
          <table:table-cell office:value-type="string">
            <text:p>26/05/1975</text:p>
          </table:table-cell>
          <table:table-cell table:formula="of:=[.A1067]&amp;&quot;.&quot;&amp;[.B1067]&amp;&quot;@gmail.com&quot;" office:value-type="string" office:string-value="Diane.Peters@gmail.com">
            <text:p>Diane.Peters@gmail.com</text:p>
          </table:table-cell>
          <table:table-cell office:value-type="string">
            <text:p>3nCaZRbgEEyG</text:p>
          </table:table-cell>
          <table:table-cell/>
        </table:table-row>
        <table:table-row table:style-name="ro1">
          <table:table-cell office:value-type="string">
            <text:p>Nicola</text:p>
          </table:table-cell>
          <table:table-cell office:value-type="string">
            <text:p>McGrath</text:p>
          </table:table-cell>
          <table:table-cell office:value-type="string">
            <text:p>Female</text:p>
          </table:table-cell>
          <table:table-cell office:value-type="string">
            <text:p>08/01/1972</text:p>
          </table:table-cell>
          <table:table-cell table:formula="of:=[.A1068]&amp;&quot;.&quot;&amp;[.B1068]&amp;&quot;@gmail.com&quot;" office:value-type="string" office:string-value="Nicola.McGrath@gmail.com">
            <text:p>Nicola.McGrath@gmail.com</text:p>
          </table:table-cell>
          <table:table-cell office:value-type="string">
            <text:p>YPxE4YE8chem</text:p>
          </table:table-cell>
          <table:table-cell/>
        </table:table-row>
        <table:table-row table:style-name="ro1">
          <table:table-cell office:value-type="string">
            <text:p>Fiona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12/05/1986</text:p>
          </table:table-cell>
          <table:table-cell table:formula="of:=[.A1069]&amp;&quot;.&quot;&amp;[.B1069]&amp;&quot;@gmail.com&quot;" office:value-type="string" office:string-value="Fiona.Duncan@gmail.com">
            <text:p>Fiona.Duncan@gmail.com</text:p>
          </table:table-cell>
          <table:table-cell office:value-type="string">
            <text:p>R5uXyBVtJwRJ</text:p>
          </table:table-cell>
          <table:table-cell/>
        </table:table-row>
        <table:table-row table:style-name="ro1">
          <table:table-cell office:value-type="string">
            <text:p>Katherine</text:p>
          </table:table-cell>
          <table:table-cell office:value-type="string">
            <text:p>Paige</text:p>
          </table:table-cell>
          <table:table-cell office:value-type="string">
            <text:p>Female</text:p>
          </table:table-cell>
          <table:table-cell office:value-type="string">
            <text:p>02/10/1997</text:p>
          </table:table-cell>
          <table:table-cell table:formula="of:=[.A1070]&amp;&quot;.&quot;&amp;[.B1070]&amp;&quot;@gmail.com&quot;" office:value-type="string" office:string-value="Katherine.Paige@gmail.com">
            <text:p>Katherine.Paige@gmail.com</text:p>
          </table:table-cell>
          <table:table-cell office:value-type="string">
            <text:p>9xqHG3EbtgpM</text:p>
          </table:table-cell>
          <table:table-cell/>
        </table:table-row>
        <table:table-row table:style-name="ro1">
          <table:table-cell office:value-type="string">
            <text:p>Donna</text:p>
          </table:table-cell>
          <table:table-cell office:value-type="string">
            <text:p>Poole</text:p>
          </table:table-cell>
          <table:table-cell office:value-type="string">
            <text:p>Female</text:p>
          </table:table-cell>
          <table:table-cell office:value-type="string">
            <text:p>22/09/2000</text:p>
          </table:table-cell>
          <table:table-cell table:formula="of:=[.A1071]&amp;&quot;.&quot;&amp;[.B1071]&amp;&quot;@gmail.com&quot;" office:value-type="string" office:string-value="Donna.Poole@gmail.com">
            <text:p>Donna.Poole@gmail.com</text:p>
          </table:table-cell>
          <table:table-cell office:value-type="string">
            <text:p>v3KHu5cDbwpf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25/03/1994</text:p>
          </table:table-cell>
          <table:table-cell table:formula="of:=[.A1072]&amp;&quot;.&quot;&amp;[.B1072]&amp;&quot;@gmail.com&quot;" office:value-type="string" office:string-value="Sally.Welch@gmail.com">
            <text:p>Sally.Welch@gmail.com</text:p>
          </table:table-cell>
          <table:table-cell office:value-type="string">
            <text:p>pNe622Q3EaBs</text:p>
          </table:table-cell>
          <table:table-cell/>
        </table:table-row>
        <table:table-row table:style-name="ro1">
          <table:table-cell office:value-type="string">
            <text:p>Kimberly</text:p>
          </table:table-cell>
          <table:table-cell office:value-type="string">
            <text:p>Nash</text:p>
          </table:table-cell>
          <table:table-cell office:value-type="string">
            <text:p>Female</text:p>
          </table:table-cell>
          <table:table-cell office:value-type="string">
            <text:p>23/02/2016</text:p>
          </table:table-cell>
          <table:table-cell table:formula="of:=[.A1073]&amp;&quot;.&quot;&amp;[.B1073]&amp;&quot;@gmail.com&quot;" office:value-type="string" office:string-value="Kimberly.Nash@gmail.com">
            <text:p>Kimberly.Nash@gmail.com</text:p>
          </table:table-cell>
          <table:table-cell office:value-type="string">
            <text:p>YYXtPQChvUxD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Hill</text:p>
          </table:table-cell>
          <table:table-cell office:value-type="string">
            <text:p>Female</text:p>
          </table:table-cell>
          <table:table-cell office:value-type="string">
            <text:p>09/01/1986</text:p>
          </table:table-cell>
          <table:table-cell table:formula="of:=[.A1074]&amp;&quot;.&quot;&amp;[.B1074]&amp;&quot;@gmail.com&quot;" office:value-type="string" office:string-value="Bernadette.Hill@gmail.com">
            <text:p>Bernadette.Hill@gmail.com</text:p>
          </table:table-cell>
          <table:table-cell office:value-type="string">
            <text:p>sCkTMBpeB5gE</text:p>
          </table:table-cell>
          <table:table-cell/>
        </table:table-row>
        <table:table-row table:style-name="ro1">
          <table:table-cell office:value-type="string">
            <text:p>Diane</text:p>
          </table:table-cell>
          <table:table-cell office:value-type="string">
            <text:p>Davies</text:p>
          </table:table-cell>
          <table:table-cell office:value-type="string">
            <text:p>Female</text:p>
          </table:table-cell>
          <table:table-cell office:value-type="string">
            <text:p>18/07/2009</text:p>
          </table:table-cell>
          <table:table-cell table:formula="of:=[.A1075]&amp;&quot;.&quot;&amp;[.B1075]&amp;&quot;@gmail.com&quot;" office:value-type="string" office:string-value="Diane.Davies@gmail.com">
            <text:p>Diane.Davies@gmail.com</text:p>
          </table:table-cell>
          <table:table-cell office:value-type="string">
            <text:p>kAxQVPHTsExK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Edmunds</text:p>
          </table:table-cell>
          <table:table-cell office:value-type="string">
            <text:p>Female</text:p>
          </table:table-cell>
          <table:table-cell office:value-type="string">
            <text:p>02/11/1973</text:p>
          </table:table-cell>
          <table:table-cell table:formula="of:=[.A1076]&amp;&quot;.&quot;&amp;[.B1076]&amp;&quot;@gmail.com&quot;" office:value-type="string" office:string-value="Rose.Edmunds@gmail.com">
            <text:p>Rose.Edmunds@gmail.com</text:p>
          </table:table-cell>
          <table:table-cell office:value-type="string">
            <text:p>mpUVkGcbB5fw</text:p>
          </table:table-cell>
          <table:table-cell/>
        </table:table-row>
        <table:table-row table:style-name="ro1">
          <table:table-cell office:value-type="string">
            <text:p>Zoe</text:p>
          </table:table-cell>
          <table:table-cell office:value-type="string">
            <text:p>Short</text:p>
          </table:table-cell>
          <table:table-cell office:value-type="string">
            <text:p>Female</text:p>
          </table:table-cell>
          <table:table-cell office:value-type="string">
            <text:p>27/02/1989</text:p>
          </table:table-cell>
          <table:table-cell table:formula="of:=[.A1077]&amp;&quot;.&quot;&amp;[.B1077]&amp;&quot;@gmail.com&quot;" office:value-type="string" office:string-value="Zoe.Short@gmail.com">
            <text:p>Zoe.Short@gmail.com</text:p>
          </table:table-cell>
          <table:table-cell office:value-type="string">
            <text:p>2B2AdERhLyzL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16/02/1980</text:p>
          </table:table-cell>
          <table:table-cell table:formula="of:=[.A1078]&amp;&quot;.&quot;&amp;[.B1078]&amp;&quot;@gmail.com&quot;" office:value-type="string" office:string-value="Michelle.Hemmings@gmail.com">
            <text:p>Michelle.Hemmings@gmail.com</text:p>
          </table:table-cell>
          <table:table-cell office:value-type="string">
            <text:p>WmwyGtea9jLX</text:p>
          </table:table-cell>
          <table:table-cell/>
        </table:table-row>
        <table:table-row table:style-name="ro1">
          <table:table-cell office:value-type="string">
            <text:p>Bella</text:p>
          </table:table-cell>
          <table:table-cell office:value-type="string">
            <text:p>Paige</text:p>
          </table:table-cell>
          <table:table-cell office:value-type="string">
            <text:p>Female</text:p>
          </table:table-cell>
          <table:table-cell office:value-type="string">
            <text:p>12/11/1988</text:p>
          </table:table-cell>
          <table:table-cell table:formula="of:=[.A1079]&amp;&quot;.&quot;&amp;[.B1079]&amp;&quot;@gmail.com&quot;" office:value-type="string" office:string-value="Bella.Paige@gmail.com">
            <text:p>Bella.Paige@gmail.com</text:p>
          </table:table-cell>
          <table:table-cell office:value-type="string">
            <text:p>ydP7TnjjGJLC</text:p>
          </table:table-cell>
          <table:table-cell/>
        </table:table-row>
        <table:table-row table:style-name="ro1">
          <table:table-cell office:value-type="string">
            <text:p>Wanda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22/07/2011</text:p>
          </table:table-cell>
          <table:table-cell table:formula="of:=[.A1080]&amp;&quot;.&quot;&amp;[.B1080]&amp;&quot;@gmail.com&quot;" office:value-type="string" office:string-value="Wanda.Brown@gmail.com">
            <text:p>Wanda.Brown@gmail.com</text:p>
          </table:table-cell>
          <table:table-cell office:value-type="string">
            <text:p>zpMftQDk58Eg</text:p>
          </table:table-cell>
          <table:table-cell/>
        </table:table-row>
        <table:table-row table:style-name="ro1">
          <table:table-cell office:value-type="string">
            <text:p>Jan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08/08/1972</text:p>
          </table:table-cell>
          <table:table-cell table:formula="of:=[.A1081]&amp;&quot;.&quot;&amp;[.B1081]&amp;&quot;@gmail.com&quot;" office:value-type="string" office:string-value="Jan.Johnston@gmail.com">
            <text:p>Jan.Johnston@gmail.com</text:p>
          </table:table-cell>
          <table:table-cell office:value-type="string">
            <text:p>4RQeqmGymEY6</text:p>
          </table:table-cell>
          <table:table-cell/>
        </table:table-row>
        <table:table-row table:style-name="ro1">
          <table:table-cell office:value-type="string">
            <text:p>Karen</text:p>
          </table:table-cell>
          <table:table-cell office:value-type="string">
            <text:p>Wilson</text:p>
          </table:table-cell>
          <table:table-cell office:value-type="string">
            <text:p>Female</text:p>
          </table:table-cell>
          <table:table-cell office:value-type="string">
            <text:p>30/08/1987</text:p>
          </table:table-cell>
          <table:table-cell table:formula="of:=[.A1082]&amp;&quot;.&quot;&amp;[.B1082]&amp;&quot;@gmail.com&quot;" office:value-type="string" office:string-value="Karen.Wilson@gmail.com">
            <text:p>Karen.Wilson@gmail.com</text:p>
          </table:table-cell>
          <table:table-cell office:value-type="string">
            <text:p>UMnWRvCzCmDR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Jones</text:p>
          </table:table-cell>
          <table:table-cell office:value-type="string">
            <text:p>Female</text:p>
          </table:table-cell>
          <table:table-cell office:value-type="string">
            <text:p>24/04/2010</text:p>
          </table:table-cell>
          <table:table-cell table:formula="of:=[.A1083]&amp;&quot;.&quot;&amp;[.B1083]&amp;&quot;@gmail.com&quot;" office:value-type="string" office:string-value="Leah.Jones@gmail.com">
            <text:p>Leah.Jones@gmail.com</text:p>
          </table:table-cell>
          <table:table-cell office:value-type="string">
            <text:p>nge2y5uMP2pS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Dowd</text:p>
          </table:table-cell>
          <table:table-cell office:value-type="string">
            <text:p>Female</text:p>
          </table:table-cell>
          <table:table-cell office:value-type="string">
            <text:p>22/11/2010</text:p>
          </table:table-cell>
          <table:table-cell table:formula="of:=[.A1084]&amp;&quot;.&quot;&amp;[.B1084]&amp;&quot;@gmail.com&quot;" office:value-type="string" office:string-value="Virginia.Dowd@gmail.com">
            <text:p>Virginia.Dowd@gmail.com</text:p>
          </table:table-cell>
          <table:table-cell office:value-type="string">
            <text:p>B4KCad59XvHx</text:p>
          </table:table-cell>
          <table:table-cell/>
        </table:table-row>
        <table:table-row table:style-name="ro1">
          <table:table-cell office:value-type="string">
            <text:p>Joan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07/06/1974</text:p>
          </table:table-cell>
          <table:table-cell table:formula="of:=[.A1085]&amp;&quot;.&quot;&amp;[.B1085]&amp;&quot;@gmail.com&quot;" office:value-type="string" office:string-value="Joan.Abraham@gmail.com">
            <text:p>Joan.Abraham@gmail.com</text:p>
          </table:table-cell>
          <table:table-cell office:value-type="string">
            <text:p>Qh4ft4pWnbC2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01/04/1995</text:p>
          </table:table-cell>
          <table:table-cell table:formula="of:=[.A1086]&amp;&quot;.&quot;&amp;[.B1086]&amp;&quot;@gmail.com&quot;" office:value-type="string" office:string-value="Mary.Roberts@gmail.com">
            <text:p>Mary.Roberts@gmail.com</text:p>
          </table:table-cell>
          <table:table-cell office:value-type="string">
            <text:p>TS6sesCKa5BJ</text:p>
          </table:table-cell>
          <table:table-cell/>
        </table:table-row>
        <table:table-row table:style-name="ro1">
          <table:table-cell office:value-type="string">
            <text:p>Gabrielle</text:p>
          </table:table-cell>
          <table:table-cell office:value-type="string">
            <text:p>Anderson</text:p>
          </table:table-cell>
          <table:table-cell office:value-type="string">
            <text:p>Female</text:p>
          </table:table-cell>
          <table:table-cell office:value-type="string">
            <text:p>15/10/2012</text:p>
          </table:table-cell>
          <table:table-cell table:formula="of:=[.A1087]&amp;&quot;.&quot;&amp;[.B1087]&amp;&quot;@gmail.com&quot;" office:value-type="string" office:string-value="Gabrielle.Anderson@gmail.com">
            <text:p>Gabrielle.Anderson@gmail.com</text:p>
          </table:table-cell>
          <table:table-cell office:value-type="string">
            <text:p>fcryTCEMSqmu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McLean</text:p>
          </table:table-cell>
          <table:table-cell office:value-type="string">
            <text:p>Female</text:p>
          </table:table-cell>
          <table:table-cell office:value-type="string">
            <text:p>14/07/2010</text:p>
          </table:table-cell>
          <table:table-cell table:formula="of:=[.A1088]&amp;&quot;.&quot;&amp;[.B1088]&amp;&quot;@gmail.com&quot;" office:value-type="string" office:string-value="Claire.McLean@gmail.com">
            <text:p>Claire.McLean@gmail.com</text:p>
          </table:table-cell>
          <table:table-cell office:value-type="string">
            <text:p>XLBTeKTvAMKR</text:p>
          </table:table-cell>
          <table:table-cell/>
        </table:table-row>
        <table:table-row table:style-name="ro1">
          <table:table-cell office:value-type="string">
            <text:p>Emily</text:p>
          </table:table-cell>
          <table:table-cell office:value-type="string">
            <text:p>Poole</text:p>
          </table:table-cell>
          <table:table-cell office:value-type="string">
            <text:p>Female</text:p>
          </table:table-cell>
          <table:table-cell office:value-type="string">
            <text:p>04/03/1999</text:p>
          </table:table-cell>
          <table:table-cell table:formula="of:=[.A1089]&amp;&quot;.&quot;&amp;[.B1089]&amp;&quot;@gmail.com&quot;" office:value-type="string" office:string-value="Emily.Poole@gmail.com">
            <text:p>Emily.Poole@gmail.com</text:p>
          </table:table-cell>
          <table:table-cell office:value-type="string">
            <text:p>dgmPBxdkRXeE</text:p>
          </table:table-cell>
          <table:table-cell/>
        </table:table-row>
        <table:table-row table:style-name="ro1">
          <table:table-cell office:value-type="string">
            <text:p>Anne</text:p>
          </table:table-cell>
          <table:table-cell office:value-type="string">
            <text:p>Sutherland</text:p>
          </table:table-cell>
          <table:table-cell office:value-type="string">
            <text:p>Female</text:p>
          </table:table-cell>
          <table:table-cell office:value-type="string">
            <text:p>24/09/1980</text:p>
          </table:table-cell>
          <table:table-cell table:formula="of:=[.A1090]&amp;&quot;.&quot;&amp;[.B1090]&amp;&quot;@gmail.com&quot;" office:value-type="string" office:string-value="Anne.Sutherland@gmail.com">
            <text:p>Anne.Sutherland@gmail.com</text:p>
          </table:table-cell>
          <table:table-cell office:value-type="string">
            <text:p>kxCNDZtYYzK3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12/12/1980</text:p>
          </table:table-cell>
          <table:table-cell table:formula="of:=[.A1091]&amp;&quot;.&quot;&amp;[.B1091]&amp;&quot;@gmail.com&quot;" office:value-type="string" office:string-value="Amelia.Russell@gmail.com">
            <text:p>Amelia.Russell@gmail.com</text:p>
          </table:table-cell>
          <table:table-cell office:value-type="string">
            <text:p>bBCN34R5KneT</text:p>
          </table:table-cell>
          <table:table-cell/>
        </table:table-row>
        <table:table-row table:style-name="ro1">
          <table:table-cell office:value-type="string">
            <text:p>Kimberly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08/11/2011</text:p>
          </table:table-cell>
          <table:table-cell table:formula="of:=[.A1092]&amp;&quot;.&quot;&amp;[.B1092]&amp;&quot;@gmail.com&quot;" office:value-type="string" office:string-value="Kimberly.Black@gmail.com">
            <text:p>Kimberly.Black@gmail.com</text:p>
          </table:table-cell>
          <table:table-cell office:value-type="string">
            <text:p>2AC5mPHXEJWX</text:p>
          </table:table-cell>
          <table:table-cell/>
        </table:table-row>
        <table:table-row table:style-name="ro1">
          <table:table-cell office:value-type="string">
            <text:p>Wanda</text:p>
          </table:table-cell>
          <table:table-cell office:value-type="string">
            <text:p>Peters</text:p>
          </table:table-cell>
          <table:table-cell office:value-type="string">
            <text:p>Female</text:p>
          </table:table-cell>
          <table:table-cell office:value-type="string">
            <text:p>03/06/1978</text:p>
          </table:table-cell>
          <table:table-cell table:formula="of:=[.A1093]&amp;&quot;.&quot;&amp;[.B1093]&amp;&quot;@gmail.com&quot;" office:value-type="string" office:string-value="Wanda.Peters@gmail.com">
            <text:p>Wanda.Peters@gmail.com</text:p>
          </table:table-cell>
          <table:table-cell office:value-type="string">
            <text:p>Y5rZuKY8FzEP</text:p>
          </table:table-cell>
          <table:table-cell/>
        </table:table-row>
        <table:table-row table:style-name="ro1">
          <table:table-cell office:value-type="string">
            <text:p>Lauren</text:p>
          </table:table-cell>
          <table:table-cell office:value-type="string">
            <text:p>McGrath</text:p>
          </table:table-cell>
          <table:table-cell office:value-type="string">
            <text:p>Female</text:p>
          </table:table-cell>
          <table:table-cell office:value-type="string">
            <text:p>22/04/1996</text:p>
          </table:table-cell>
          <table:table-cell table:formula="of:=[.A1094]&amp;&quot;.&quot;&amp;[.B1094]&amp;&quot;@gmail.com&quot;" office:value-type="string" office:string-value="Lauren.McGrath@gmail.com">
            <text:p>Lauren.McGrath@gmail.com</text:p>
          </table:table-cell>
          <table:table-cell office:value-type="string">
            <text:p>VsdzXN9tPGbh</text:p>
          </table:table-cell>
          <table:table-cell/>
        </table:table-row>
        <table:table-row table:style-name="ro1">
          <table:table-cell office:value-type="string">
            <text:p>Fiona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12/01/2015</text:p>
          </table:table-cell>
          <table:table-cell table:formula="of:=[.A1095]&amp;&quot;.&quot;&amp;[.B1095]&amp;&quot;@gmail.com&quot;" office:value-type="string" office:string-value="Fiona.Greene@gmail.com">
            <text:p>Fiona.Greene@gmail.com</text:p>
          </table:table-cell>
          <table:table-cell office:value-type="string">
            <text:p>raD2rXDLgxm9</text:p>
          </table:table-cell>
          <table:table-cell/>
        </table:table-row>
        <table:table-row table:style-name="ro1">
          <table:table-cell office:value-type="string">
            <text:p>Kimberly</text:p>
          </table:table-cell>
          <table:table-cell office:value-type="string">
            <text:p>Arnold</text:p>
          </table:table-cell>
          <table:table-cell office:value-type="string">
            <text:p>Female</text:p>
          </table:table-cell>
          <table:table-cell office:value-type="string">
            <text:p>12/07/1983</text:p>
          </table:table-cell>
          <table:table-cell table:formula="of:=[.A1096]&amp;&quot;.&quot;&amp;[.B1096]&amp;&quot;@gmail.com&quot;" office:value-type="string" office:string-value="Kimberly.Arnold@gmail.com">
            <text:p>Kimberly.Arnold@gmail.com</text:p>
          </table:table-cell>
          <table:table-cell office:value-type="string">
            <text:p>NuL5bGYxsMUx</text:p>
          </table:table-cell>
          <table:table-cell/>
        </table:table-row>
        <table:table-row table:style-name="ro1">
          <table:table-cell office:value-type="string">
            <text:p>Wendy</text:p>
          </table:table-cell>
          <table:table-cell office:value-type="string">
            <text:p>Nash</text:p>
          </table:table-cell>
          <table:table-cell office:value-type="string">
            <text:p>Female</text:p>
          </table:table-cell>
          <table:table-cell office:value-type="string">
            <text:p>10/06/1971</text:p>
          </table:table-cell>
          <table:table-cell table:formula="of:=[.A1097]&amp;&quot;.&quot;&amp;[.B1097]&amp;&quot;@gmail.com&quot;" office:value-type="string" office:string-value="Wendy.Nash@gmail.com">
            <text:p>Wendy.Nash@gmail.com</text:p>
          </table:table-cell>
          <table:table-cell office:value-type="string">
            <text:p>DsT3bUYwuUZ7</text:p>
          </table:table-cell>
          <table:table-cell/>
        </table:table-row>
        <table:table-row table:style-name="ro1">
          <table:table-cell office:value-type="string">
            <text:p>Nicola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18/07/2015</text:p>
          </table:table-cell>
          <table:table-cell table:formula="of:=[.A1098]&amp;&quot;.&quot;&amp;[.B1098]&amp;&quot;@gmail.com&quot;" office:value-type="string" office:string-value="Nicola.Russell@gmail.com">
            <text:p>Nicola.Russell@gmail.com</text:p>
          </table:table-cell>
          <table:table-cell office:value-type="string">
            <text:p>8fmLG2apDbAJ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Wallace</text:p>
          </table:table-cell>
          <table:table-cell office:value-type="string">
            <text:p>Female</text:p>
          </table:table-cell>
          <table:table-cell office:value-type="string">
            <text:p>14/09/2013</text:p>
          </table:table-cell>
          <table:table-cell table:formula="of:=[.A1099]&amp;&quot;.&quot;&amp;[.B1099]&amp;&quot;@gmail.com&quot;" office:value-type="string" office:string-value="Olivia.Wallace@gmail.com">
            <text:p>Olivia.Wallace@gmail.com</text:p>
          </table:table-cell>
          <table:table-cell office:value-type="string">
            <text:p>4gjYJSy735Ja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Murray</text:p>
          </table:table-cell>
          <table:table-cell office:value-type="string">
            <text:p>Female</text:p>
          </table:table-cell>
          <table:table-cell office:value-type="string">
            <text:p>10/11/1995</text:p>
          </table:table-cell>
          <table:table-cell table:formula="of:=[.A1100]&amp;&quot;.&quot;&amp;[.B1100]&amp;&quot;@gmail.com&quot;" office:value-type="string" office:string-value="Bernadette.Murray@gmail.com">
            <text:p>Bernadette.Murray@gmail.com</text:p>
          </table:table-cell>
          <table:table-cell office:value-type="string">
            <text:p>CUDf79CtM3Hw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06/07/1971</text:p>
          </table:table-cell>
          <table:table-cell table:formula="of:=[.A1101]&amp;&quot;.&quot;&amp;[.B1101]&amp;&quot;@gmail.com&quot;" office:value-type="string" office:string-value="Ruth.Chapman@gmail.com">
            <text:p>Ruth.Chapman@gmail.com</text:p>
          </table:table-cell>
          <table:table-cell office:value-type="string">
            <text:p>BX8uL4v9GSWR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Morgan</text:p>
          </table:table-cell>
          <table:table-cell office:value-type="string">
            <text:p>Female</text:p>
          </table:table-cell>
          <table:table-cell office:value-type="string">
            <text:p>02/08/2008</text:p>
          </table:table-cell>
          <table:table-cell table:formula="of:=[.A1102]&amp;&quot;.&quot;&amp;[.B1102]&amp;&quot;@gmail.com&quot;" office:value-type="string" office:string-value="Sophie.Morgan@gmail.com">
            <text:p>Sophie.Morgan@gmail.com</text:p>
          </table:table-cell>
          <table:table-cell office:value-type="string">
            <text:p>m4jyBsCCBAss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Gray</text:p>
          </table:table-cell>
          <table:table-cell office:value-type="string">
            <text:p>Female</text:p>
          </table:table-cell>
          <table:table-cell office:value-type="string">
            <text:p>24/05/1995</text:p>
          </table:table-cell>
          <table:table-cell table:formula="of:=[.A1103]&amp;&quot;.&quot;&amp;[.B1103]&amp;&quot;@gmail.com&quot;" office:value-type="string" office:string-value="Sally.Gray@gmail.com">
            <text:p>Sally.Gray@gmail.com</text:p>
          </table:table-cell>
          <table:table-cell office:value-type="string">
            <text:p>7ZRUQcSZzeDB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James</text:p>
          </table:table-cell>
          <table:table-cell office:value-type="string">
            <text:p>Female</text:p>
          </table:table-cell>
          <table:table-cell office:value-type="string">
            <text:p>10/05/1993</text:p>
          </table:table-cell>
          <table:table-cell table:formula="of:=[.A1104]&amp;&quot;.&quot;&amp;[.B1104]&amp;&quot;@gmail.com&quot;" office:value-type="string" office:string-value="Bernadette.James@gmail.com">
            <text:p>Bernadette.James@gmail.com</text:p>
          </table:table-cell>
          <table:table-cell office:value-type="string">
            <text:p>XukRDFpXhyQx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Langdon</text:p>
          </table:table-cell>
          <table:table-cell office:value-type="string">
            <text:p>Female</text:p>
          </table:table-cell>
          <table:table-cell office:value-type="string">
            <text:p>06/04/1998</text:p>
          </table:table-cell>
          <table:table-cell table:formula="of:=[.A1105]&amp;&quot;.&quot;&amp;[.B1105]&amp;&quot;@gmail.com&quot;" office:value-type="string" office:string-value="Hannah.Langdon@gmail.com">
            <text:p>Hannah.Langdon@gmail.com</text:p>
          </table:table-cell>
          <table:table-cell office:value-type="string">
            <text:p>QkcpRvPjMG2A</text:p>
          </table:table-cell>
          <table:table-cell/>
        </table:table-row>
        <table:table-row table:style-name="ro1">
          <table:table-cell office:value-type="string">
            <text:p>Fiona</text:p>
          </table:table-cell>
          <table:table-cell office:value-type="string">
            <text:p>Piper</text:p>
          </table:table-cell>
          <table:table-cell office:value-type="string">
            <text:p>Female</text:p>
          </table:table-cell>
          <table:table-cell office:value-type="string">
            <text:p>17/05/1991</text:p>
          </table:table-cell>
          <table:table-cell table:formula="of:=[.A1106]&amp;&quot;.&quot;&amp;[.B1106]&amp;&quot;@gmail.com&quot;" office:value-type="string" office:string-value="Fiona.Piper@gmail.com">
            <text:p>Fiona.Piper@gmail.com</text:p>
          </table:table-cell>
          <table:table-cell office:value-type="string">
            <text:p>QaNkujURpJRv</text:p>
          </table:table-cell>
          <table:table-cell/>
        </table:table-row>
        <table:table-row table:style-name="ro1">
          <table:table-cell office:value-type="string">
            <text:p>Victoria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28/07/1980</text:p>
          </table:table-cell>
          <table:table-cell table:formula="of:=[.A1107]&amp;&quot;.&quot;&amp;[.B1107]&amp;&quot;@gmail.com&quot;" office:value-type="string" office:string-value="Victoria.Roberts@gmail.com">
            <text:p>Victoria.Roberts@gmail.com</text:p>
          </table:table-cell>
          <table:table-cell office:value-type="string">
            <text:p>sQ2WNJ4tUCeq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Terry</text:p>
          </table:table-cell>
          <table:table-cell office:value-type="string">
            <text:p>Female</text:p>
          </table:table-cell>
          <table:table-cell office:value-type="string">
            <text:p>09/08/1973</text:p>
          </table:table-cell>
          <table:table-cell table:formula="of:=[.A1108]&amp;&quot;.&quot;&amp;[.B1108]&amp;&quot;@gmail.com&quot;" office:value-type="string" office:string-value="Mary.Terry@gmail.com">
            <text:p>Mary.Terry@gmail.com</text:p>
          </table:table-cell>
          <table:table-cell office:value-type="string">
            <text:p>B2Enujt7tZTz</text:p>
          </table:table-cell>
          <table:table-cell/>
        </table:table-row>
        <table:table-row table:style-name="ro1">
          <table:table-cell office:value-type="string">
            <text:p>Madeleine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05/04/2013</text:p>
          </table:table-cell>
          <table:table-cell table:formula="of:=[.A1109]&amp;&quot;.&quot;&amp;[.B1109]&amp;&quot;@gmail.com&quot;" office:value-type="string" office:string-value="Madeleine.Robertson@gmail.com">
            <text:p>Madeleine.Robertson@gmail.com</text:p>
          </table:table-cell>
          <table:table-cell office:value-type="string">
            <text:p>nJNYFCbre2Za</text:p>
          </table:table-cell>
          <table:table-cell/>
        </table:table-row>
        <table:table-row table:style-name="ro1">
          <table:table-cell office:value-type="string">
            <text:p>Caroline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18/02/1984</text:p>
          </table:table-cell>
          <table:table-cell table:formula="of:=[.A1110]&amp;&quot;.&quot;&amp;[.B1110]&amp;&quot;@gmail.com&quot;" office:value-type="string" office:string-value="Caroline.Wilkins@gmail.com">
            <text:p>Caroline.Wilkins@gmail.com</text:p>
          </table:table-cell>
          <table:table-cell office:value-type="string">
            <text:p>yJsfJa7wB6TG</text:p>
          </table:table-cell>
          <table:table-cell/>
        </table:table-row>
        <table:table-row table:style-name="ro1">
          <table:table-cell office:value-type="string">
            <text:p>Melanie</text:p>
          </table:table-cell>
          <table:table-cell office:value-type="string">
            <text:p>Allan</text:p>
          </table:table-cell>
          <table:table-cell office:value-type="string">
            <text:p>Female</text:p>
          </table:table-cell>
          <table:table-cell office:value-type="string">
            <text:p>10/03/1996</text:p>
          </table:table-cell>
          <table:table-cell table:formula="of:=[.A1111]&amp;&quot;.&quot;&amp;[.B1111]&amp;&quot;@gmail.com&quot;" office:value-type="string" office:string-value="Melanie.Allan@gmail.com">
            <text:p>Melanie.Allan@gmail.com</text:p>
          </table:table-cell>
          <table:table-cell office:value-type="string">
            <text:p>cfvs9fnmvZGD</text:p>
          </table:table-cell>
          <table:table-cell/>
        </table:table-row>
        <table:table-row table:style-name="ro1">
          <table:table-cell office:value-type="string">
            <text:p>Kimberly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07/07/1982</text:p>
          </table:table-cell>
          <table:table-cell table:formula="of:=[.A1112]&amp;&quot;.&quot;&amp;[.B1112]&amp;&quot;@gmail.com&quot;" office:value-type="string" office:string-value="Kimberly.Thomson@gmail.com">
            <text:p>Kimberly.Thomson@gmail.com</text:p>
          </table:table-cell>
          <table:table-cell office:value-type="string">
            <text:p>VFD5dE7z8PYr</text:p>
          </table:table-cell>
          <table:table-cell/>
        </table:table-row>
        <table:table-row table:style-name="ro1">
          <table:table-cell office:value-type="string">
            <text:p>Sonia</text:p>
          </table:table-cell>
          <table:table-cell office:value-type="string">
            <text:p>Scott</text:p>
          </table:table-cell>
          <table:table-cell office:value-type="string">
            <text:p>Female</text:p>
          </table:table-cell>
          <table:table-cell office:value-type="string">
            <text:p>21/12/2012</text:p>
          </table:table-cell>
          <table:table-cell table:formula="of:=[.A1113]&amp;&quot;.&quot;&amp;[.B1113]&amp;&quot;@gmail.com&quot;" office:value-type="string" office:string-value="Sonia.Scott@gmail.com">
            <text:p>Sonia.Scott@gmail.com</text:p>
          </table:table-cell>
          <table:table-cell office:value-type="string">
            <text:p>L3chPLZsABdq</text:p>
          </table:table-cell>
          <table:table-cell/>
        </table:table-row>
        <table:table-row table:style-name="ro1">
          <table:table-cell office:value-type="string">
            <text:p>Faith</text:p>
          </table:table-cell>
          <table:table-cell office:value-type="string">
            <text:p>Taylor</text:p>
          </table:table-cell>
          <table:table-cell office:value-type="string">
            <text:p>Female</text:p>
          </table:table-cell>
          <table:table-cell office:value-type="string">
            <text:p>10/12/2008</text:p>
          </table:table-cell>
          <table:table-cell table:formula="of:=[.A1114]&amp;&quot;.&quot;&amp;[.B1114]&amp;&quot;@gmail.com&quot;" office:value-type="string" office:string-value="Faith.Taylor@gmail.com">
            <text:p>Faith.Taylor@gmail.com</text:p>
          </table:table-cell>
          <table:table-cell office:value-type="string">
            <text:p>R5zb8XnKZqV7</text:p>
          </table:table-cell>
          <table:table-cell/>
        </table:table-row>
        <table:table-row table:style-name="ro1">
          <table:table-cell office:value-type="string">
            <text:p>Diana</text:p>
          </table:table-cell>
          <table:table-cell office:value-type="string">
            <text:p>Jones</text:p>
          </table:table-cell>
          <table:table-cell office:value-type="string">
            <text:p>Female</text:p>
          </table:table-cell>
          <table:table-cell office:value-type="string">
            <text:p>22/08/1996</text:p>
          </table:table-cell>
          <table:table-cell table:formula="of:=[.A1115]&amp;&quot;.&quot;&amp;[.B1115]&amp;&quot;@gmail.com&quot;" office:value-type="string" office:string-value="Diana.Jones@gmail.com">
            <text:p>Diana.Jones@gmail.com</text:p>
          </table:table-cell>
          <table:table-cell office:value-type="string">
            <text:p>XqpVRUBuvYVy</text:p>
          </table:table-cell>
          <table:table-cell/>
        </table:table-row>
        <table:table-row table:style-name="ro1">
          <table:table-cell office:value-type="string">
            <text:p>Anna</text:p>
          </table:table-cell>
          <table:table-cell office:value-type="string">
            <text:p>Davidson</text:p>
          </table:table-cell>
          <table:table-cell office:value-type="string">
            <text:p>Female</text:p>
          </table:table-cell>
          <table:table-cell office:value-type="string">
            <text:p>04/01/1976</text:p>
          </table:table-cell>
          <table:table-cell table:formula="of:=[.A1116]&amp;&quot;.&quot;&amp;[.B1116]&amp;&quot;@gmail.com&quot;" office:value-type="string" office:string-value="Anna.Davidson@gmail.com">
            <text:p>Anna.Davidson@gmail.com</text:p>
          </table:table-cell>
          <table:table-cell office:value-type="string">
            <text:p>4ywkBRgfuTrJ</text:p>
          </table:table-cell>
          <table:table-cell/>
        </table:table-row>
        <table:table-row table:style-name="ro1">
          <table:table-cell office:value-type="string">
            <text:p>Emma</text:p>
          </table:table-cell>
          <table:table-cell office:value-type="string">
            <text:p>Gray</text:p>
          </table:table-cell>
          <table:table-cell office:value-type="string">
            <text:p>Female</text:p>
          </table:table-cell>
          <table:table-cell office:value-type="string">
            <text:p>31/12/1985</text:p>
          </table:table-cell>
          <table:table-cell table:formula="of:=[.A1117]&amp;&quot;.&quot;&amp;[.B1117]&amp;&quot;@gmail.com&quot;" office:value-type="string" office:string-value="Emma.Gray@gmail.com">
            <text:p>Emma.Gray@gmail.com</text:p>
          </table:table-cell>
          <table:table-cell office:value-type="string">
            <text:p>gSysbSKv3qBa</text:p>
          </table:table-cell>
          <table:table-cell/>
        </table:table-row>
        <table:table-row table:style-name="ro1">
          <table:table-cell office:value-type="string">
            <text:p>Jane</text:p>
          </table:table-cell>
          <table:table-cell office:value-type="string">
            <text:p>Ball</text:p>
          </table:table-cell>
          <table:table-cell office:value-type="string">
            <text:p>Female</text:p>
          </table:table-cell>
          <table:table-cell office:value-type="string">
            <text:p>02/12/2012</text:p>
          </table:table-cell>
          <table:table-cell table:formula="of:=[.A1118]&amp;&quot;.&quot;&amp;[.B1118]&amp;&quot;@gmail.com&quot;" office:value-type="string" office:string-value="Jane.Ball@gmail.com">
            <text:p>Jane.Ball@gmail.com</text:p>
          </table:table-cell>
          <table:table-cell office:value-type="string">
            <text:p>StaQ8wcxF5Sk</text:p>
          </table:table-cell>
          <table:table-cell/>
        </table:table-row>
        <table:table-row table:style-name="ro1">
          <table:table-cell office:value-type="string">
            <text:p>Audrey</text:p>
          </table:table-cell>
          <table:table-cell office:value-type="string">
            <text:p>Peters</text:p>
          </table:table-cell>
          <table:table-cell office:value-type="string">
            <text:p>Female</text:p>
          </table:table-cell>
          <table:table-cell office:value-type="string">
            <text:p>10/02/2007</text:p>
          </table:table-cell>
          <table:table-cell table:formula="of:=[.A1119]&amp;&quot;.&quot;&amp;[.B1119]&amp;&quot;@gmail.com&quot;" office:value-type="string" office:string-value="Audrey.Peters@gmail.com">
            <text:p>Audrey.Peters@gmail.com</text:p>
          </table:table-cell>
          <table:table-cell office:value-type="string">
            <text:p>48r9JydAsqBL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Turner</text:p>
          </table:table-cell>
          <table:table-cell office:value-type="string">
            <text:p>Female</text:p>
          </table:table-cell>
          <table:table-cell office:value-type="string">
            <text:p>07/02/1991</text:p>
          </table:table-cell>
          <table:table-cell table:formula="of:=[.A1120]&amp;&quot;.&quot;&amp;[.B1120]&amp;&quot;@gmail.com&quot;" office:value-type="string" office:string-value="Irene.Turner@gmail.com">
            <text:p>Irene.Turner@gmail.com</text:p>
          </table:table-cell>
          <table:table-cell office:value-type="string">
            <text:p>XX7pWzE44FAp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02/11/1971</text:p>
          </table:table-cell>
          <table:table-cell table:formula="of:=[.A1121]&amp;&quot;.&quot;&amp;[.B1121]&amp;&quot;@gmail.com&quot;" office:value-type="string" office:string-value="Samantha.Mackay@gmail.com">
            <text:p>Samantha.Mackay@gmail.com</text:p>
          </table:table-cell>
          <table:table-cell office:value-type="string">
            <text:p>TrxjAzFuncfA</text:p>
          </table:table-cell>
          <table:table-cell/>
        </table:table-row>
        <table:table-row table:style-name="ro1">
          <table:table-cell office:value-type="string">
            <text:p>Caroline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10/10/1989</text:p>
          </table:table-cell>
          <table:table-cell table:formula="of:=[.A1122]&amp;&quot;.&quot;&amp;[.B1122]&amp;&quot;@gmail.com&quot;" office:value-type="string" office:string-value="Caroline.Robertson@gmail.com">
            <text:p>Caroline.Robertson@gmail.com</text:p>
          </table:table-cell>
          <table:table-cell office:value-type="string">
            <text:p>TuMLGqwq2KfJ</text:p>
          </table:table-cell>
          <table:table-cell/>
        </table:table-row>
        <table:table-row table:style-name="ro1">
          <table:table-cell office:value-type="string">
            <text:p>Jennifer</text:p>
          </table:table-cell>
          <table:table-cell office:value-type="string">
            <text:p>Grant</text:p>
          </table:table-cell>
          <table:table-cell office:value-type="string">
            <text:p>Female</text:p>
          </table:table-cell>
          <table:table-cell office:value-type="string">
            <text:p>18/11/1996</text:p>
          </table:table-cell>
          <table:table-cell table:formula="of:=[.A1123]&amp;&quot;.&quot;&amp;[.B1123]&amp;&quot;@gmail.com&quot;" office:value-type="string" office:string-value="Jennifer.Grant@gmail.com">
            <text:p>Jennifer.Grant@gmail.com</text:p>
          </table:table-cell>
          <table:table-cell office:value-type="string">
            <text:p>ezCJpUWsDqfk</text:p>
          </table:table-cell>
          <table:table-cell/>
        </table:table-row>
        <table:table-row table:style-name="ro1">
          <table:table-cell office:value-type="string">
            <text:p>Sue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27/07/1990</text:p>
          </table:table-cell>
          <table:table-cell table:formula="of:=[.A1124]&amp;&quot;.&quot;&amp;[.B1124]&amp;&quot;@gmail.com&quot;" office:value-type="string" office:string-value="Sue.Black@gmail.com">
            <text:p>Sue.Black@gmail.com</text:p>
          </table:table-cell>
          <table:table-cell office:value-type="string">
            <text:p>UN3axyU9wjWw</text:p>
          </table:table-cell>
          <table:table-cell/>
        </table:table-row>
        <table:table-row table:style-name="ro1">
          <table:table-cell office:value-type="string">
            <text:p>Alexandra</text:p>
          </table:table-cell>
          <table:table-cell office:value-type="string">
            <text:p>Paterson</text:p>
          </table:table-cell>
          <table:table-cell office:value-type="string">
            <text:p>Female</text:p>
          </table:table-cell>
          <table:table-cell office:value-type="string">
            <text:p>02/05/2013</text:p>
          </table:table-cell>
          <table:table-cell table:formula="of:=[.A1125]&amp;&quot;.&quot;&amp;[.B1125]&amp;&quot;@gmail.com&quot;" office:value-type="string" office:string-value="Alexandra.Paterson@gmail.com">
            <text:p>Alexandra.Paterson@gmail.com</text:p>
          </table:table-cell>
          <table:table-cell office:value-type="string">
            <text:p>s4RBmRPT9NBm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Lambert</text:p>
          </table:table-cell>
          <table:table-cell office:value-type="string">
            <text:p>Female</text:p>
          </table:table-cell>
          <table:table-cell office:value-type="string">
            <text:p>02/08/1986</text:p>
          </table:table-cell>
          <table:table-cell table:formula="of:=[.A1126]&amp;&quot;.&quot;&amp;[.B1126]&amp;&quot;@gmail.com&quot;" office:value-type="string" office:string-value="Sally.Lambert@gmail.com">
            <text:p>Sally.Lambert@gmail.com</text:p>
          </table:table-cell>
          <table:table-cell office:value-type="string">
            <text:p>gLtsgrvqy9M4</text:p>
          </table:table-cell>
          <table:table-cell/>
        </table:table-row>
        <table:table-row table:style-name="ro1">
          <table:table-cell office:value-type="string">
            <text:p>Lisa</text:p>
          </table:table-cell>
          <table:table-cell office:value-type="string">
            <text:p>Underwood</text:p>
          </table:table-cell>
          <table:table-cell office:value-type="string">
            <text:p>Female</text:p>
          </table:table-cell>
          <table:table-cell office:value-type="string">
            <text:p>04/07/1978</text:p>
          </table:table-cell>
          <table:table-cell table:formula="of:=[.A1127]&amp;&quot;.&quot;&amp;[.B1127]&amp;&quot;@gmail.com&quot;" office:value-type="string" office:string-value="Lisa.Underwood@gmail.com">
            <text:p>Lisa.Underwood@gmail.com</text:p>
          </table:table-cell>
          <table:table-cell office:value-type="string">
            <text:p>DxCfBwyxwqXT</text:p>
          </table:table-cell>
          <table:table-cell/>
        </table:table-row>
        <table:table-row table:style-name="ro1">
          <table:table-cell office:value-type="string">
            <text:p>Pippa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16/10/1994</text:p>
          </table:table-cell>
          <table:table-cell table:formula="of:=[.A1128]&amp;&quot;.&quot;&amp;[.B1128]&amp;&quot;@gmail.com&quot;" office:value-type="string" office:string-value="Pippa.Burgess@gmail.com">
            <text:p>Pippa.Burgess@gmail.com</text:p>
          </table:table-cell>
          <table:table-cell office:value-type="string">
            <text:p>bQJ8cBHSBgJy</text:p>
          </table:table-cell>
          <table:table-cell/>
        </table:table-row>
        <table:table-row table:style-name="ro1">
          <table:table-cell office:value-type="string">
            <text:p>Amy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05/10/1991</text:p>
          </table:table-cell>
          <table:table-cell table:formula="of:=[.A1129]&amp;&quot;.&quot;&amp;[.B1129]&amp;&quot;@gmail.com&quot;" office:value-type="string" office:string-value="Amy.Newman@gmail.com">
            <text:p>Amy.Newman@gmail.com</text:p>
          </table:table-cell>
          <table:table-cell office:value-type="string">
            <text:p>Fkj2Y3prZm63</text:p>
          </table:table-cell>
          <table:table-cell/>
        </table:table-row>
        <table:table-row table:style-name="ro1">
          <table:table-cell office:value-type="string">
            <text:p>Melanie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05/04/1974</text:p>
          </table:table-cell>
          <table:table-cell table:formula="of:=[.A1130]&amp;&quot;.&quot;&amp;[.B1130]&amp;&quot;@gmail.com&quot;" office:value-type="string" office:string-value="Melanie.Chapman@gmail.com">
            <text:p>Melanie.Chapman@gmail.com</text:p>
          </table:table-cell>
          <table:table-cell office:value-type="string">
            <text:p>SZx8dxQmdyjV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Arnold</text:p>
          </table:table-cell>
          <table:table-cell office:value-type="string">
            <text:p>Female</text:p>
          </table:table-cell>
          <table:table-cell office:value-type="string">
            <text:p>11/08/1975</text:p>
          </table:table-cell>
          <table:table-cell table:formula="of:=[.A1131]&amp;&quot;.&quot;&amp;[.B1131]&amp;&quot;@gmail.com&quot;" office:value-type="string" office:string-value="Mary.Arnold@gmail.com">
            <text:p>Mary.Arnold@gmail.com</text:p>
          </table:table-cell>
          <table:table-cell office:value-type="string">
            <text:p>FZkgmU3rnwbZ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Hart</text:p>
          </table:table-cell>
          <table:table-cell office:value-type="string">
            <text:p>Female</text:p>
          </table:table-cell>
          <table:table-cell office:value-type="string">
            <text:p>17/02/1993</text:p>
          </table:table-cell>
          <table:table-cell table:formula="of:=[.A1132]&amp;&quot;.&quot;&amp;[.B1132]&amp;&quot;@gmail.com&quot;" office:value-type="string" office:string-value="Leah.Hart@gmail.com">
            <text:p>Leah.Hart@gmail.com</text:p>
          </table:table-cell>
          <table:table-cell office:value-type="string">
            <text:p>LHNBjvMPKD8V</text:p>
          </table:table-cell>
          <table:table-cell/>
        </table:table-row>
        <table:table-row table:style-name="ro1">
          <table:table-cell office:value-type="string">
            <text:p>Angela</text:p>
          </table:table-cell>
          <table:table-cell office:value-type="string">
            <text:p>Campbell</text:p>
          </table:table-cell>
          <table:table-cell office:value-type="string">
            <text:p>Female</text:p>
          </table:table-cell>
          <table:table-cell office:value-type="string">
            <text:p>22/10/1998</text:p>
          </table:table-cell>
          <table:table-cell table:formula="of:=[.A1133]&amp;&quot;.&quot;&amp;[.B1133]&amp;&quot;@gmail.com&quot;" office:value-type="string" office:string-value="Angela.Campbell@gmail.com">
            <text:p>Angela.Campbell@gmail.com</text:p>
          </table:table-cell>
          <table:table-cell office:value-type="string">
            <text:p>k4shqTPRXGNn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Bailey</text:p>
          </table:table-cell>
          <table:table-cell office:value-type="string">
            <text:p>Female</text:p>
          </table:table-cell>
          <table:table-cell office:value-type="string">
            <text:p>23/11/1999</text:p>
          </table:table-cell>
          <table:table-cell table:formula="of:=[.A1134]&amp;&quot;.&quot;&amp;[.B1134]&amp;&quot;@gmail.com&quot;" office:value-type="string" office:string-value="Michelle.Bailey@gmail.com">
            <text:p>Michelle.Bailey@gmail.com</text:p>
          </table:table-cell>
          <table:table-cell office:value-type="string">
            <text:p>TCVvqWdVGGyu</text:p>
          </table:table-cell>
          <table:table-cell/>
        </table:table-row>
        <table:table-row table:style-name="ro1">
          <table:table-cell office:value-type="string">
            <text:p>Sarah</text:p>
          </table:table-cell>
          <table:table-cell office:value-type="string">
            <text:p>Hunter</text:p>
          </table:table-cell>
          <table:table-cell office:value-type="string">
            <text:p>Female</text:p>
          </table:table-cell>
          <table:table-cell office:value-type="string">
            <text:p>16/12/1973</text:p>
          </table:table-cell>
          <table:table-cell table:formula="of:=[.A1135]&amp;&quot;.&quot;&amp;[.B1135]&amp;&quot;@gmail.com&quot;" office:value-type="string" office:string-value="Sarah.Hunter@gmail.com">
            <text:p>Sarah.Hunter@gmail.com</text:p>
          </table:table-cell>
          <table:table-cell office:value-type="string">
            <text:p>ukqXHfeBVXna</text:p>
          </table:table-cell>
          <table:table-cell/>
        </table:table-row>
        <table:table-row table:style-name="ro1">
          <table:table-cell office:value-type="string">
            <text:p>Rachel</text:p>
          </table:table-cell>
          <table:table-cell office:value-type="string">
            <text:p>King</text:p>
          </table:table-cell>
          <table:table-cell office:value-type="string">
            <text:p>Female</text:p>
          </table:table-cell>
          <table:table-cell office:value-type="string">
            <text:p>23/06/1987</text:p>
          </table:table-cell>
          <table:table-cell table:formula="of:=[.A1136]&amp;&quot;.&quot;&amp;[.B1136]&amp;&quot;@gmail.com&quot;" office:value-type="string" office:string-value="Rachel.King@gmail.com">
            <text:p>Rachel.King@gmail.com</text:p>
          </table:table-cell>
          <table:table-cell office:value-type="string">
            <text:p>bvTWyeJ4V8jv</text:p>
          </table:table-cell>
          <table:table-cell/>
        </table:table-row>
        <table:table-row table:style-name="ro1">
          <table:table-cell office:value-type="string">
            <text:p>Lisa</text:p>
          </table:table-cell>
          <table:table-cell office:value-type="string">
            <text:p>Mackenzie</text:p>
          </table:table-cell>
          <table:table-cell office:value-type="string">
            <text:p>Female</text:p>
          </table:table-cell>
          <table:table-cell office:value-type="string">
            <text:p>16/07/1995</text:p>
          </table:table-cell>
          <table:table-cell table:formula="of:=[.A1137]&amp;&quot;.&quot;&amp;[.B1137]&amp;&quot;@gmail.com&quot;" office:value-type="string" office:string-value="Lisa.Mackenzie@gmail.com">
            <text:p>Lisa.Mackenzie@gmail.com</text:p>
          </table:table-cell>
          <table:table-cell office:value-type="string">
            <text:p>aEXEfCWsSHWB</text:p>
          </table:table-cell>
          <table:table-cell/>
        </table:table-row>
        <table:table-row table:style-name="ro1">
          <table:table-cell office:value-type="string">
            <text:p>Sonia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09/04/1996</text:p>
          </table:table-cell>
          <table:table-cell table:formula="of:=[.A1138]&amp;&quot;.&quot;&amp;[.B1138]&amp;&quot;@gmail.com&quot;" office:value-type="string" office:string-value="Sonia.Wilkins@gmail.com">
            <text:p>Sonia.Wilkins@gmail.com</text:p>
          </table:table-cell>
          <table:table-cell office:value-type="string">
            <text:p>QRdezjqV4S8q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MacLeod</text:p>
          </table:table-cell>
          <table:table-cell office:value-type="string">
            <text:p>Female</text:p>
          </table:table-cell>
          <table:table-cell office:value-type="string">
            <text:p>29/07/1993</text:p>
          </table:table-cell>
          <table:table-cell table:formula="of:=[.A1139]&amp;&quot;.&quot;&amp;[.B1139]&amp;&quot;@gmail.com&quot;" office:value-type="string" office:string-value="Ava.MacLeod@gmail.com">
            <text:p>Ava.MacLeod@gmail.com</text:p>
          </table:table-cell>
          <table:table-cell office:value-type="string">
            <text:p>X9f9pR93K4L2</text:p>
          </table:table-cell>
          <table:table-cell/>
        </table:table-row>
        <table:table-row table:style-name="ro1">
          <table:table-cell office:value-type="string">
            <text:p>Amanda</text:p>
          </table:table-cell>
          <table:table-cell office:value-type="string">
            <text:p>Avery</text:p>
          </table:table-cell>
          <table:table-cell office:value-type="string">
            <text:p>Female</text:p>
          </table:table-cell>
          <table:table-cell office:value-type="string">
            <text:p>19/10/1984</text:p>
          </table:table-cell>
          <table:table-cell table:formula="of:=[.A1140]&amp;&quot;.&quot;&amp;[.B1140]&amp;&quot;@gmail.com&quot;" office:value-type="string" office:string-value="Amanda.Avery@gmail.com">
            <text:p>Amanda.Avery@gmail.com</text:p>
          </table:table-cell>
          <table:table-cell office:value-type="string">
            <text:p>eGGc8JcCAUD2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Bower</text:p>
          </table:table-cell>
          <table:table-cell office:value-type="string">
            <text:p>Female</text:p>
          </table:table-cell>
          <table:table-cell office:value-type="string">
            <text:p>08/07/2008</text:p>
          </table:table-cell>
          <table:table-cell table:formula="of:=[.A1141]&amp;&quot;.&quot;&amp;[.B1141]&amp;&quot;@gmail.com&quot;" office:value-type="string" office:string-value="Bernadette.Bower@gmail.com">
            <text:p>Bernadette.Bower@gmail.com</text:p>
          </table:table-cell>
          <table:table-cell office:value-type="string">
            <text:p>JpnAJenyWBfB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Vaughan</text:p>
          </table:table-cell>
          <table:table-cell office:value-type="string">
            <text:p>Female</text:p>
          </table:table-cell>
          <table:table-cell office:value-type="string">
            <text:p>31/10/2007</text:p>
          </table:table-cell>
          <table:table-cell table:formula="of:=[.A1142]&amp;&quot;.&quot;&amp;[.B1142]&amp;&quot;@gmail.com&quot;" office:value-type="string" office:string-value="Olivia.Vaughan@gmail.com">
            <text:p>Olivia.Vaughan@gmail.com</text:p>
          </table:table-cell>
          <table:table-cell office:value-type="string">
            <text:p>6yDCJ4jznXqT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Coleman</text:p>
          </table:table-cell>
          <table:table-cell office:value-type="string">
            <text:p>Female</text:p>
          </table:table-cell>
          <table:table-cell office:value-type="string">
            <text:p>21/10/1973</text:p>
          </table:table-cell>
          <table:table-cell table:formula="of:=[.A1143]&amp;&quot;.&quot;&amp;[.B1143]&amp;&quot;@gmail.com&quot;" office:value-type="string" office:string-value="Olivia.Coleman@gmail.com">
            <text:p>Olivia.Coleman@gmail.com</text:p>
          </table:table-cell>
          <table:table-cell office:value-type="string">
            <text:p>gFfJC8pFtBSX</text:p>
          </table:table-cell>
          <table:table-cell/>
        </table:table-row>
        <table:table-row table:style-name="ro1">
          <table:table-cell office:value-type="string">
            <text:p>Victoria</text:p>
          </table:table-cell>
          <table:table-cell office:value-type="string">
            <text:p>Blake</text:p>
          </table:table-cell>
          <table:table-cell office:value-type="string">
            <text:p>Female</text:p>
          </table:table-cell>
          <table:table-cell office:value-type="string">
            <text:p>21/05/1974</text:p>
          </table:table-cell>
          <table:table-cell table:formula="of:=[.A1144]&amp;&quot;.&quot;&amp;[.B1144]&amp;&quot;@gmail.com&quot;" office:value-type="string" office:string-value="Victoria.Blake@gmail.com">
            <text:p>Victoria.Blake@gmail.com</text:p>
          </table:table-cell>
          <table:table-cell office:value-type="string">
            <text:p>eANaXswCnfWr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Pullman</text:p>
          </table:table-cell>
          <table:table-cell office:value-type="string">
            <text:p>Female</text:p>
          </table:table-cell>
          <table:table-cell office:value-type="string">
            <text:p>31/07/1974</text:p>
          </table:table-cell>
          <table:table-cell table:formula="of:=[.A1145]&amp;&quot;.&quot;&amp;[.B1145]&amp;&quot;@gmail.com&quot;" office:value-type="string" office:string-value="Michelle.Pullman@gmail.com">
            <text:p>Michelle.Pullman@gmail.com</text:p>
          </table:table-cell>
          <table:table-cell office:value-type="string">
            <text:p>vvLPVmsaYNvt</text:p>
          </table:table-cell>
          <table:table-cell/>
        </table:table-row>
        <table:table-row table:style-name="ro1">
          <table:table-cell office:value-type="string">
            <text:p>Jessica</text:p>
          </table:table-cell>
          <table:table-cell office:value-type="string">
            <text:p>Turner</text:p>
          </table:table-cell>
          <table:table-cell office:value-type="string">
            <text:p>Female</text:p>
          </table:table-cell>
          <table:table-cell office:value-type="string">
            <text:p>08/08/2012</text:p>
          </table:table-cell>
          <table:table-cell table:formula="of:=[.A1146]&amp;&quot;.&quot;&amp;[.B1146]&amp;&quot;@gmail.com&quot;" office:value-type="string" office:string-value="Jessica.Turner@gmail.com">
            <text:p>Jessica.Turner@gmail.com</text:p>
          </table:table-cell>
          <table:table-cell office:value-type="string">
            <text:p>pGAnb8eLy2k4</text:p>
          </table:table-cell>
          <table:table-cell/>
        </table:table-row>
        <table:table-row table:style-name="ro1">
          <table:table-cell office:value-type="string">
            <text:p>Fiona</text:p>
          </table:table-cell>
          <table:table-cell office:value-type="string">
            <text:p>Langdon</text:p>
          </table:table-cell>
          <table:table-cell office:value-type="string">
            <text:p>Female</text:p>
          </table:table-cell>
          <table:table-cell office:value-type="string">
            <text:p>15/03/1989</text:p>
          </table:table-cell>
          <table:table-cell table:formula="of:=[.A1147]&amp;&quot;.&quot;&amp;[.B1147]&amp;&quot;@gmail.com&quot;" office:value-type="string" office:string-value="Fiona.Langdon@gmail.com">
            <text:p>Fiona.Langdon@gmail.com</text:p>
          </table:table-cell>
          <table:table-cell office:value-type="string">
            <text:p>ZNqK3vrsgsBA</text:p>
          </table:table-cell>
          <table:table-cell/>
        </table:table-row>
        <table:table-row table:style-name="ro1">
          <table:table-cell office:value-type="string">
            <text:p>Anne</text:p>
          </table:table-cell>
          <table:table-cell office:value-type="string">
            <text:p>Graham</text:p>
          </table:table-cell>
          <table:table-cell office:value-type="string">
            <text:p>Female</text:p>
          </table:table-cell>
          <table:table-cell office:value-type="string">
            <text:p>22/05/1995</text:p>
          </table:table-cell>
          <table:table-cell table:formula="of:=[.A1148]&amp;&quot;.&quot;&amp;[.B1148]&amp;&quot;@gmail.com&quot;" office:value-type="string" office:string-value="Anne.Graham@gmail.com">
            <text:p>Anne.Graham@gmail.com</text:p>
          </table:table-cell>
          <table:table-cell office:value-type="string">
            <text:p>H3rpCcddudAN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Langdon</text:p>
          </table:table-cell>
          <table:table-cell office:value-type="string">
            <text:p>Female</text:p>
          </table:table-cell>
          <table:table-cell office:value-type="string">
            <text:p>24/07/1998</text:p>
          </table:table-cell>
          <table:table-cell table:formula="of:=[.A1149]&amp;&quot;.&quot;&amp;[.B1149]&amp;&quot;@gmail.com&quot;" office:value-type="string" office:string-value="Sophie.Langdon@gmail.com">
            <text:p>Sophie.Langdon@gmail.com</text:p>
          </table:table-cell>
          <table:table-cell office:value-type="string">
            <text:p>Le2kT3fW9dv8</text:p>
          </table:table-cell>
          <table:table-cell/>
        </table:table-row>
        <table:table-row table:style-name="ro1">
          <table:table-cell office:value-type="string">
            <text:p>Jessica</text:p>
          </table:table-cell>
          <table:table-cell office:value-type="string">
            <text:p>Manning</text:p>
          </table:table-cell>
          <table:table-cell office:value-type="string">
            <text:p>Female</text:p>
          </table:table-cell>
          <table:table-cell office:value-type="string">
            <text:p>06/05/2013</text:p>
          </table:table-cell>
          <table:table-cell table:formula="of:=[.A1150]&amp;&quot;.&quot;&amp;[.B1150]&amp;&quot;@gmail.com&quot;" office:value-type="string" office:string-value="Jessica.Manning@gmail.com">
            <text:p>Jessica.Manning@gmail.com</text:p>
          </table:table-cell>
          <table:table-cell office:value-type="string">
            <text:p>6GPKbW2CjqMs</text:p>
          </table:table-cell>
          <table:table-cell/>
        </table:table-row>
        <table:table-row table:style-name="ro1">
          <table:table-cell office:value-type="string">
            <text:p>Zoe</text:p>
          </table:table-cell>
          <table:table-cell office:value-type="string">
            <text:p>King</text:p>
          </table:table-cell>
          <table:table-cell office:value-type="string">
            <text:p>Female</text:p>
          </table:table-cell>
          <table:table-cell office:value-type="string">
            <text:p>11/02/2011</text:p>
          </table:table-cell>
          <table:table-cell table:formula="of:=[.A1151]&amp;&quot;.&quot;&amp;[.B1151]&amp;&quot;@gmail.com&quot;" office:value-type="string" office:string-value="Zoe.King@gmail.com">
            <text:p>Zoe.King@gmail.com</text:p>
          </table:table-cell>
          <table:table-cell office:value-type="string">
            <text:p>wvWAtmLnxJcw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Cameron</text:p>
          </table:table-cell>
          <table:table-cell office:value-type="string">
            <text:p>Female</text:p>
          </table:table-cell>
          <table:table-cell office:value-type="string">
            <text:p>23/02/1975</text:p>
          </table:table-cell>
          <table:table-cell table:formula="of:=[.A1152]&amp;&quot;.&quot;&amp;[.B1152]&amp;&quot;@gmail.com&quot;" office:value-type="string" office:string-value="Sally.Cameron@gmail.com">
            <text:p>Sally.Cameron@gmail.com</text:p>
          </table:table-cell>
          <table:table-cell office:value-type="string">
            <text:p>yYjsk2DGLeUY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03/11/1984</text:p>
          </table:table-cell>
          <table:table-cell table:formula="of:=[.A1153]&amp;&quot;.&quot;&amp;[.B1153]&amp;&quot;@gmail.com&quot;" office:value-type="string" office:string-value="Mary.Duncan@gmail.com">
            <text:p>Mary.Duncan@gmail.com</text:p>
          </table:table-cell>
          <table:table-cell office:value-type="string">
            <text:p>Emjg7urtLZM9</text:p>
          </table:table-cell>
          <table:table-cell/>
        </table:table-row>
        <table:table-row table:style-name="ro1">
          <table:table-cell office:value-type="string">
            <text:p>Joanne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02/07/1976</text:p>
          </table:table-cell>
          <table:table-cell table:formula="of:=[.A1154]&amp;&quot;.&quot;&amp;[.B1154]&amp;&quot;@gmail.com&quot;" office:value-type="string" office:string-value="Joanne.Mills@gmail.com">
            <text:p>Joanne.Mills@gmail.com</text:p>
          </table:table-cell>
          <table:table-cell office:value-type="string">
            <text:p>k84ub2fvW36N</text:p>
          </table:table-cell>
          <table:table-cell/>
        </table:table-row>
        <table:table-row table:style-name="ro1">
          <table:table-cell office:value-type="string">
            <text:p>Theresa</text:p>
          </table:table-cell>
          <table:table-cell office:value-type="string">
            <text:p>Coleman</text:p>
          </table:table-cell>
          <table:table-cell office:value-type="string">
            <text:p>Female</text:p>
          </table:table-cell>
          <table:table-cell office:value-type="string">
            <text:p>14/10/1998</text:p>
          </table:table-cell>
          <table:table-cell table:formula="of:=[.A1155]&amp;&quot;.&quot;&amp;[.B1155]&amp;&quot;@gmail.com&quot;" office:value-type="string" office:string-value="Theresa.Coleman@gmail.com">
            <text:p>Theresa.Coleman@gmail.com</text:p>
          </table:table-cell>
          <table:table-cell office:value-type="string">
            <text:p>htGkwd5FaCzz</text:p>
          </table:table-cell>
          <table:table-cell/>
        </table:table-row>
        <table:table-row table:style-name="ro1">
          <table:table-cell office:value-type="string">
            <text:p>Angela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03/08/2013</text:p>
          </table:table-cell>
          <table:table-cell table:formula="of:=[.A1156]&amp;&quot;.&quot;&amp;[.B1156]&amp;&quot;@gmail.com&quot;" office:value-type="string" office:string-value="Angela.Oliver@gmail.com">
            <text:p>Angela.Oliver@gmail.com</text:p>
          </table:table-cell>
          <table:table-cell office:value-type="string">
            <text:p>wqeFfYKaN4rP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Glover</text:p>
          </table:table-cell>
          <table:table-cell office:value-type="string">
            <text:p>Female</text:p>
          </table:table-cell>
          <table:table-cell office:value-type="string">
            <text:p>18/07/1987</text:p>
          </table:table-cell>
          <table:table-cell table:formula="of:=[.A1157]&amp;&quot;.&quot;&amp;[.B1157]&amp;&quot;@gmail.com&quot;" office:value-type="string" office:string-value="Deirdre.Glover@gmail.com">
            <text:p>Deirdre.Glover@gmail.com</text:p>
          </table:table-cell>
          <table:table-cell office:value-type="string">
            <text:p>ha4qnR3RFjWk</text:p>
          </table:table-cell>
          <table:table-cell/>
        </table:table-row>
        <table:table-row table:style-name="ro1">
          <table:table-cell office:value-type="string">
            <text:p>Katherine</text:p>
          </table:table-cell>
          <table:table-cell office:value-type="string">
            <text:p>Watson</text:p>
          </table:table-cell>
          <table:table-cell office:value-type="string">
            <text:p>Female</text:p>
          </table:table-cell>
          <table:table-cell office:value-type="string">
            <text:p>16/09/1998</text:p>
          </table:table-cell>
          <table:table-cell table:formula="of:=[.A1158]&amp;&quot;.&quot;&amp;[.B1158]&amp;&quot;@gmail.com&quot;" office:value-type="string" office:string-value="Katherine.Watson@gmail.com">
            <text:p>Katherine.Watson@gmail.com</text:p>
          </table:table-cell>
          <table:table-cell office:value-type="string">
            <text:p>KQ7dqhL8F4AK</text:p>
          </table:table-cell>
          <table:table-cell/>
        </table:table-row>
        <table:table-row table:style-name="ro1">
          <table:table-cell office:value-type="string">
            <text:p>Tracey</text:p>
          </table:table-cell>
          <table:table-cell office:value-type="string">
            <text:p>Dowd</text:p>
          </table:table-cell>
          <table:table-cell office:value-type="string">
            <text:p>Female</text:p>
          </table:table-cell>
          <table:table-cell office:value-type="string">
            <text:p>29/09/2011</text:p>
          </table:table-cell>
          <table:table-cell table:formula="of:=[.A1159]&amp;&quot;.&quot;&amp;[.B1159]&amp;&quot;@gmail.com&quot;" office:value-type="string" office:string-value="Tracey.Dowd@gmail.com">
            <text:p>Tracey.Dowd@gmail.com</text:p>
          </table:table-cell>
          <table:table-cell office:value-type="string">
            <text:p>m89MQHM7nXsT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Ross</text:p>
          </table:table-cell>
          <table:table-cell office:value-type="string">
            <text:p>Female</text:p>
          </table:table-cell>
          <table:table-cell office:value-type="string">
            <text:p>21/05/1975</text:p>
          </table:table-cell>
          <table:table-cell table:formula="of:=[.A1160]&amp;&quot;.&quot;&amp;[.B1160]&amp;&quot;@gmail.com&quot;" office:value-type="string" office:string-value="Olivia.Ross@gmail.com">
            <text:p>Olivia.Ross@gmail.com</text:p>
          </table:table-cell>
          <table:table-cell office:value-type="string">
            <text:p>g6wNS262TeAQ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Slater</text:p>
          </table:table-cell>
          <table:table-cell office:value-type="string">
            <text:p>Female</text:p>
          </table:table-cell>
          <table:table-cell office:value-type="string">
            <text:p>16/10/1992</text:p>
          </table:table-cell>
          <table:table-cell table:formula="of:=[.A1161]&amp;&quot;.&quot;&amp;[.B1161]&amp;&quot;@gmail.com&quot;" office:value-type="string" office:string-value="Lillian.Slater@gmail.com">
            <text:p>Lillian.Slater@gmail.com</text:p>
          </table:table-cell>
          <table:table-cell office:value-type="string">
            <text:p>CKXJrWH5gYtX</text:p>
          </table:table-cell>
          <table:table-cell/>
        </table:table-row>
        <table:table-row table:style-name="ro1">
          <table:table-cell office:value-type="string">
            <text:p>Donna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26/11/2011</text:p>
          </table:table-cell>
          <table:table-cell table:formula="of:=[.A1162]&amp;&quot;.&quot;&amp;[.B1162]&amp;&quot;@gmail.com&quot;" office:value-type="string" office:string-value="Donna.Duncan@gmail.com">
            <text:p>Donna.Duncan@gmail.com</text:p>
          </table:table-cell>
          <table:table-cell office:value-type="string">
            <text:p>N725NqfLbNWV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Wilson</text:p>
          </table:table-cell>
          <table:table-cell office:value-type="string">
            <text:p>Female</text:p>
          </table:table-cell>
          <table:table-cell office:value-type="string">
            <text:p>12/04/1977</text:p>
          </table:table-cell>
          <table:table-cell table:formula="of:=[.A1163]&amp;&quot;.&quot;&amp;[.B1163]&amp;&quot;@gmail.com&quot;" office:value-type="string" office:string-value="Deirdre.Wilson@gmail.com">
            <text:p>Deirdre.Wilson@gmail.com</text:p>
          </table:table-cell>
          <table:table-cell office:value-type="string">
            <text:p>t5VMUdCjcHzH</text:p>
          </table:table-cell>
          <table:table-cell/>
        </table:table-row>
        <table:table-row table:style-name="ro1">
          <table:table-cell office:value-type="string">
            <text:p>Jasmine</text:p>
          </table:table-cell>
          <table:table-cell office:value-type="string">
            <text:p>Jones</text:p>
          </table:table-cell>
          <table:table-cell office:value-type="string">
            <text:p>Female</text:p>
          </table:table-cell>
          <table:table-cell office:value-type="string">
            <text:p>05/06/2016</text:p>
          </table:table-cell>
          <table:table-cell table:formula="of:=[.A1164]&amp;&quot;.&quot;&amp;[.B1164]&amp;&quot;@gmail.com&quot;" office:value-type="string" office:string-value="Jasmine.Jones@gmail.com">
            <text:p>Jasmine.Jones@gmail.com</text:p>
          </table:table-cell>
          <table:table-cell office:value-type="string">
            <text:p>tVapFv2yWNLw</text:p>
          </table:table-cell>
          <table:table-cell/>
        </table:table-row>
        <table:table-row table:style-name="ro1">
          <table:table-cell office:value-type="string">
            <text:p>Diane</text:p>
          </table:table-cell>
          <table:table-cell office:value-type="string">
            <text:p>Ellison</text:p>
          </table:table-cell>
          <table:table-cell office:value-type="string">
            <text:p>Female</text:p>
          </table:table-cell>
          <table:table-cell office:value-type="string">
            <text:p>10/07/1989</text:p>
          </table:table-cell>
          <table:table-cell table:formula="of:=[.A1165]&amp;&quot;.&quot;&amp;[.B1165]&amp;&quot;@gmail.com&quot;" office:value-type="string" office:string-value="Diane.Ellison@gmail.com">
            <text:p>Diane.Ellison@gmail.com</text:p>
          </table:table-cell>
          <table:table-cell office:value-type="string">
            <text:p>YhKGbLZFsq7u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Ferguson</text:p>
          </table:table-cell>
          <table:table-cell office:value-type="string">
            <text:p>Female</text:p>
          </table:table-cell>
          <table:table-cell office:value-type="string">
            <text:p>06/09/1974</text:p>
          </table:table-cell>
          <table:table-cell table:formula="of:=[.A1166]&amp;&quot;.&quot;&amp;[.B1166]&amp;&quot;@gmail.com&quot;" office:value-type="string" office:string-value="Leah.Ferguson@gmail.com">
            <text:p>Leah.Ferguson@gmail.com</text:p>
          </table:table-cell>
          <table:table-cell office:value-type="string">
            <text:p>k4gsxg5qwcFc</text:p>
          </table:table-cell>
          <table:table-cell/>
        </table:table-row>
        <table:table-row table:style-name="ro1">
          <table:table-cell office:value-type="string">
            <text:p>Theresa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23/12/2008</text:p>
          </table:table-cell>
          <table:table-cell table:formula="of:=[.A1167]&amp;&quot;.&quot;&amp;[.B1167]&amp;&quot;@gmail.com&quot;" office:value-type="string" office:string-value="Theresa.Greene@gmail.com">
            <text:p>Theresa.Greene@gmail.com</text:p>
          </table:table-cell>
          <table:table-cell office:value-type="string">
            <text:p>ZdHpuKgdgrUY</text:p>
          </table:table-cell>
          <table:table-cell/>
        </table:table-row>
        <table:table-row table:style-name="ro1">
          <table:table-cell office:value-type="string">
            <text:p>Jane</text:p>
          </table:table-cell>
          <table:table-cell office:value-type="string">
            <text:p>Anderson</text:p>
          </table:table-cell>
          <table:table-cell office:value-type="string">
            <text:p>Female</text:p>
          </table:table-cell>
          <table:table-cell office:value-type="string">
            <text:p>17/09/1971</text:p>
          </table:table-cell>
          <table:table-cell table:formula="of:=[.A1168]&amp;&quot;.&quot;&amp;[.B1168]&amp;&quot;@gmail.com&quot;" office:value-type="string" office:string-value="Jane.Anderson@gmail.com">
            <text:p>Jane.Anderson@gmail.com</text:p>
          </table:table-cell>
          <table:table-cell office:value-type="string">
            <text:p>uDnSpv6dqQkE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Ince</text:p>
          </table:table-cell>
          <table:table-cell office:value-type="string">
            <text:p>Female</text:p>
          </table:table-cell>
          <table:table-cell office:value-type="string">
            <text:p>06/09/1976</text:p>
          </table:table-cell>
          <table:table-cell table:formula="of:=[.A1169]&amp;&quot;.&quot;&amp;[.B1169]&amp;&quot;@gmail.com&quot;" office:value-type="string" office:string-value="Sophie.Ince@gmail.com">
            <text:p>Sophie.Ince@gmail.com</text:p>
          </table:table-cell>
          <table:table-cell office:value-type="string">
            <text:p>nGEpUGjA6C4C</text:p>
          </table:table-cell>
          <table:table-cell/>
        </table:table-row>
        <table:table-row table:style-name="ro1">
          <table:table-cell office:value-type="string">
            <text:p>Andrea</text:p>
          </table:table-cell>
          <table:table-cell office:value-type="string">
            <text:p>Parsons</text:p>
          </table:table-cell>
          <table:table-cell office:value-type="string">
            <text:p>Female</text:p>
          </table:table-cell>
          <table:table-cell office:value-type="string">
            <text:p>26/07/1973</text:p>
          </table:table-cell>
          <table:table-cell table:formula="of:=[.A1170]&amp;&quot;.&quot;&amp;[.B1170]&amp;&quot;@gmail.com&quot;" office:value-type="string" office:string-value="Andrea.Parsons@gmail.com">
            <text:p>Andrea.Parsons@gmail.com</text:p>
          </table:table-cell>
          <table:table-cell office:value-type="string">
            <text:p>D5fZYuTqtZxC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Underwood</text:p>
          </table:table-cell>
          <table:table-cell office:value-type="string">
            <text:p>Female</text:p>
          </table:table-cell>
          <table:table-cell office:value-type="string">
            <text:p>18/03/1998</text:p>
          </table:table-cell>
          <table:table-cell table:formula="of:=[.A1171]&amp;&quot;.&quot;&amp;[.B1171]&amp;&quot;@gmail.com&quot;" office:value-type="string" office:string-value="Deirdre.Underwood@gmail.com">
            <text:p>Deirdre.Underwood@gmail.com</text:p>
          </table:table-cell>
          <table:table-cell office:value-type="string">
            <text:p>Xu3UmAXb5X8Z</text:p>
          </table:table-cell>
          <table:table-cell/>
        </table:table-row>
        <table:table-row table:style-name="ro1">
          <table:table-cell office:value-type="string">
            <text:p>Sarah</text:p>
          </table:table-cell>
          <table:table-cell office:value-type="string">
            <text:p>Avery</text:p>
          </table:table-cell>
          <table:table-cell office:value-type="string">
            <text:p>Female</text:p>
          </table:table-cell>
          <table:table-cell office:value-type="string">
            <text:p>16/02/1975</text:p>
          </table:table-cell>
          <table:table-cell table:formula="of:=[.A1172]&amp;&quot;.&quot;&amp;[.B1172]&amp;&quot;@gmail.com&quot;" office:value-type="string" office:string-value="Sarah.Avery@gmail.com">
            <text:p>Sarah.Avery@gmail.com</text:p>
          </table:table-cell>
          <table:table-cell office:value-type="string">
            <text:p>R6BMZpTWvQyB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Kerr</text:p>
          </table:table-cell>
          <table:table-cell office:value-type="string">
            <text:p>Female</text:p>
          </table:table-cell>
          <table:table-cell office:value-type="string">
            <text:p>20/03/1997</text:p>
          </table:table-cell>
          <table:table-cell table:formula="of:=[.A1173]&amp;&quot;.&quot;&amp;[.B1173]&amp;&quot;@gmail.com&quot;" office:value-type="string" office:string-value="Lillian.Kerr@gmail.com">
            <text:p>Lillian.Kerr@gmail.com</text:p>
          </table:table-cell>
          <table:table-cell office:value-type="string">
            <text:p>khP7qKKLkVmV</text:p>
          </table:table-cell>
          <table:table-cell/>
        </table:table-row>
        <table:table-row table:style-name="ro1">
          <table:table-cell office:value-type="string">
            <text:p>Lauren</text:p>
          </table:table-cell>
          <table:table-cell office:value-type="string">
            <text:p>James</text:p>
          </table:table-cell>
          <table:table-cell office:value-type="string">
            <text:p>Female</text:p>
          </table:table-cell>
          <table:table-cell office:value-type="string">
            <text:p>10/01/1992</text:p>
          </table:table-cell>
          <table:table-cell table:formula="of:=[.A1174]&amp;&quot;.&quot;&amp;[.B1174]&amp;&quot;@gmail.com&quot;" office:value-type="string" office:string-value="Lauren.James@gmail.com">
            <text:p>Lauren.James@gmail.com</text:p>
          </table:table-cell>
          <table:table-cell office:value-type="string">
            <text:p>vq2bWJS42cTG</text:p>
          </table:table-cell>
          <table:table-cell/>
        </table:table-row>
        <table:table-row table:style-name="ro1">
          <table:table-cell office:value-type="string">
            <text:p>Chloe</text:p>
          </table:table-cell>
          <table:table-cell office:value-type="string">
            <text:p>Kelly</text:p>
          </table:table-cell>
          <table:table-cell office:value-type="string">
            <text:p>Female</text:p>
          </table:table-cell>
          <table:table-cell office:value-type="string">
            <text:p>13/04/1972</text:p>
          </table:table-cell>
          <table:table-cell table:formula="of:=[.A1175]&amp;&quot;.&quot;&amp;[.B1175]&amp;&quot;@gmail.com&quot;" office:value-type="string" office:string-value="Chloe.Kelly@gmail.com">
            <text:p>Chloe.Kelly@gmail.com</text:p>
          </table:table-cell>
          <table:table-cell office:value-type="string">
            <text:p>aysMET4Fax2t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Bower</text:p>
          </table:table-cell>
          <table:table-cell office:value-type="string">
            <text:p>Female</text:p>
          </table:table-cell>
          <table:table-cell office:value-type="string">
            <text:p>13/01/2006</text:p>
          </table:table-cell>
          <table:table-cell table:formula="of:=[.A1176]&amp;&quot;.&quot;&amp;[.B1176]&amp;&quot;@gmail.com&quot;" office:value-type="string" office:string-value="Olivia.Bower@gmail.com">
            <text:p>Olivia.Bower@gmail.com</text:p>
          </table:table-cell>
          <table:table-cell office:value-type="string">
            <text:p>cnQcJjJdfM6R</text:p>
          </table:table-cell>
          <table:table-cell/>
        </table:table-row>
        <table:table-row table:style-name="ro1">
          <table:table-cell office:value-type="string">
            <text:p>Katherine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05/02/1972</text:p>
          </table:table-cell>
          <table:table-cell table:formula="of:=[.A1177]&amp;&quot;.&quot;&amp;[.B1177]&amp;&quot;@gmail.com&quot;" office:value-type="string" office:string-value="Katherine.Burgess@gmail.com">
            <text:p>Katherine.Burgess@gmail.com</text:p>
          </table:table-cell>
          <table:table-cell office:value-type="string">
            <text:p>th9QHvuxpYyU</text:p>
          </table:table-cell>
          <table:table-cell/>
        </table:table-row>
        <table:table-row table:style-name="ro1">
          <table:table-cell office:value-type="string">
            <text:p>Wendy</text:p>
          </table:table-cell>
          <table:table-cell office:value-type="string">
            <text:p>Graham</text:p>
          </table:table-cell>
          <table:table-cell office:value-type="string">
            <text:p>Female</text:p>
          </table:table-cell>
          <table:table-cell office:value-type="string">
            <text:p>17/05/1990</text:p>
          </table:table-cell>
          <table:table-cell table:formula="of:=[.A1178]&amp;&quot;.&quot;&amp;[.B1178]&amp;&quot;@gmail.com&quot;" office:value-type="string" office:string-value="Wendy.Graham@gmail.com">
            <text:p>Wendy.Graham@gmail.com</text:p>
          </table:table-cell>
          <table:table-cell office:value-type="string">
            <text:p>qGnRuuQXFmtR</text:p>
          </table:table-cell>
          <table:table-cell/>
        </table:table-row>
        <table:table-row table:style-name="ro1">
          <table:table-cell office:value-type="string">
            <text:p>Anne</text:p>
          </table:table-cell>
          <table:table-cell office:value-type="string">
            <text:p>Dickens</text:p>
          </table:table-cell>
          <table:table-cell office:value-type="string">
            <text:p>Female</text:p>
          </table:table-cell>
          <table:table-cell office:value-type="string">
            <text:p>13/05/2009</text:p>
          </table:table-cell>
          <table:table-cell table:formula="of:=[.A1179]&amp;&quot;.&quot;&amp;[.B1179]&amp;&quot;@gmail.com&quot;" office:value-type="string" office:string-value="Anne.Dickens@gmail.com">
            <text:p>Anne.Dickens@gmail.com</text:p>
          </table:table-cell>
          <table:table-cell office:value-type="string">
            <text:p>c8MKhPsBb7TX</text:p>
          </table:table-cell>
          <table:table-cell/>
        </table:table-row>
        <table:table-row table:style-name="ro1">
          <table:table-cell office:value-type="string">
            <text:p>Bella</text:p>
          </table:table-cell>
          <table:table-cell office:value-type="string">
            <text:p>Fisher</text:p>
          </table:table-cell>
          <table:table-cell office:value-type="string">
            <text:p>Female</text:p>
          </table:table-cell>
          <table:table-cell office:value-type="string">
            <text:p>24/07/1982</text:p>
          </table:table-cell>
          <table:table-cell table:formula="of:=[.A1180]&amp;&quot;.&quot;&amp;[.B1180]&amp;&quot;@gmail.com&quot;" office:value-type="string" office:string-value="Bella.Fisher@gmail.com">
            <text:p>Bella.Fisher@gmail.com</text:p>
          </table:table-cell>
          <table:table-cell office:value-type="string">
            <text:p>Cv4SKP9pee48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Poole</text:p>
          </table:table-cell>
          <table:table-cell office:value-type="string">
            <text:p>Female</text:p>
          </table:table-cell>
          <table:table-cell office:value-type="string">
            <text:p>26/11/1971</text:p>
          </table:table-cell>
          <table:table-cell table:formula="of:=[.A1181]&amp;&quot;.&quot;&amp;[.B1181]&amp;&quot;@gmail.com&quot;" office:value-type="string" office:string-value="Michelle.Poole@gmail.com">
            <text:p>Michelle.Poole@gmail.com</text:p>
          </table:table-cell>
          <table:table-cell office:value-type="string">
            <text:p>qyAn8xUYFNJZ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Kerr</text:p>
          </table:table-cell>
          <table:table-cell office:value-type="string">
            <text:p>Female</text:p>
          </table:table-cell>
          <table:table-cell office:value-type="string">
            <text:p>03/03/2010</text:p>
          </table:table-cell>
          <table:table-cell table:formula="of:=[.A1182]&amp;&quot;.&quot;&amp;[.B1182]&amp;&quot;@gmail.com&quot;" office:value-type="string" office:string-value="Claire.Kerr@gmail.com">
            <text:p>Claire.Kerr@gmail.com</text:p>
          </table:table-cell>
          <table:table-cell office:value-type="string">
            <text:p>Lf2AYNsEPAcM</text:p>
          </table:table-cell>
          <table:table-cell/>
        </table:table-row>
        <table:table-row table:style-name="ro1">
          <table:table-cell office:value-type="string">
            <text:p>Kimberly</text:p>
          </table:table-cell>
          <table:table-cell office:value-type="string">
            <text:p>Skinner</text:p>
          </table:table-cell>
          <table:table-cell office:value-type="string">
            <text:p>Female</text:p>
          </table:table-cell>
          <table:table-cell office:value-type="string">
            <text:p>09/11/1985</text:p>
          </table:table-cell>
          <table:table-cell table:formula="of:=[.A1183]&amp;&quot;.&quot;&amp;[.B1183]&amp;&quot;@gmail.com&quot;" office:value-type="string" office:string-value="Kimberly.Skinner@gmail.com">
            <text:p>Kimberly.Skinner@gmail.com</text:p>
          </table:table-cell>
          <table:table-cell office:value-type="string">
            <text:p>KZxQsrATPLZB</text:p>
          </table:table-cell>
          <table:table-cell/>
        </table:table-row>
        <table:table-row table:style-name="ro1">
          <table:table-cell office:value-type="string">
            <text:p>Rachel</text:p>
          </table:table-cell>
          <table:table-cell office:value-type="string">
            <text:p>Kelly</text:p>
          </table:table-cell>
          <table:table-cell office:value-type="string">
            <text:p>Female</text:p>
          </table:table-cell>
          <table:table-cell office:value-type="string">
            <text:p>20/11/1971</text:p>
          </table:table-cell>
          <table:table-cell table:formula="of:=[.A1184]&amp;&quot;.&quot;&amp;[.B1184]&amp;&quot;@gmail.com&quot;" office:value-type="string" office:string-value="Rachel.Kelly@gmail.com">
            <text:p>Rachel.Kelly@gmail.com</text:p>
          </table:table-cell>
          <table:table-cell office:value-type="string">
            <text:p>DKLqLjk5BRLp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Vaughan</text:p>
          </table:table-cell>
          <table:table-cell office:value-type="string">
            <text:p>Female</text:p>
          </table:table-cell>
          <table:table-cell office:value-type="string">
            <text:p>06/06/1982</text:p>
          </table:table-cell>
          <table:table-cell table:formula="of:=[.A1185]&amp;&quot;.&quot;&amp;[.B1185]&amp;&quot;@gmail.com&quot;" office:value-type="string" office:string-value="Irene.Vaughan@gmail.com">
            <text:p>Irene.Vaughan@gmail.com</text:p>
          </table:table-cell>
          <table:table-cell office:value-type="string">
            <text:p>qZWeGPe43duH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17/02/1980</text:p>
          </table:table-cell>
          <table:table-cell table:formula="of:=[.A1186]&amp;&quot;.&quot;&amp;[.B1186]&amp;&quot;@gmail.com&quot;" office:value-type="string" office:string-value="Samantha.North@gmail.com">
            <text:p>Samantha.North@gmail.com</text:p>
          </table:table-cell>
          <table:table-cell office:value-type="string">
            <text:p>4ApeJctFPdCd</text:p>
          </table:table-cell>
          <table:table-cell/>
        </table:table-row>
        <table:table-row table:style-name="ro1">
          <table:table-cell office:value-type="string">
            <text:p>Jan</text:p>
          </table:table-cell>
          <table:table-cell office:value-type="string">
            <text:p>Sutherland</text:p>
          </table:table-cell>
          <table:table-cell office:value-type="string">
            <text:p>Female</text:p>
          </table:table-cell>
          <table:table-cell office:value-type="string">
            <text:p>14/09/2016</text:p>
          </table:table-cell>
          <table:table-cell table:formula="of:=[.A1187]&amp;&quot;.&quot;&amp;[.B1187]&amp;&quot;@gmail.com&quot;" office:value-type="string" office:string-value="Jan.Sutherland@gmail.com">
            <text:p>Jan.Sutherland@gmail.com</text:p>
          </table:table-cell>
          <table:table-cell office:value-type="string">
            <text:p>UVqpUE2RHUEq</text:p>
          </table:table-cell>
          <table:table-cell/>
        </table:table-row>
        <table:table-row table:style-name="ro1">
          <table:table-cell office:value-type="string">
            <text:p>Angela</text:p>
          </table:table-cell>
          <table:table-cell office:value-type="string">
            <text:p>Grant</text:p>
          </table:table-cell>
          <table:table-cell office:value-type="string">
            <text:p>Female</text:p>
          </table:table-cell>
          <table:table-cell office:value-type="string">
            <text:p>24/06/1990</text:p>
          </table:table-cell>
          <table:table-cell table:formula="of:=[.A1188]&amp;&quot;.&quot;&amp;[.B1188]&amp;&quot;@gmail.com&quot;" office:value-type="string" office:string-value="Angela.Grant@gmail.com">
            <text:p>Angela.Grant@gmail.com</text:p>
          </table:table-cell>
          <table:table-cell office:value-type="string">
            <text:p>Rs9y6cruz4e4</text:p>
          </table:table-cell>
          <table:table-cell/>
        </table:table-row>
        <table:table-row table:style-name="ro1">
          <table:table-cell office:value-type="string">
            <text:p>Fiona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10/08/2008</text:p>
          </table:table-cell>
          <table:table-cell table:formula="of:=[.A1189]&amp;&quot;.&quot;&amp;[.B1189]&amp;&quot;@gmail.com&quot;" office:value-type="string" office:string-value="Fiona.Peake@gmail.com">
            <text:p>Fiona.Peake@gmail.com</text:p>
          </table:table-cell>
          <table:table-cell office:value-type="string">
            <text:p>R3DZT9YV52gD</text:p>
          </table:table-cell>
          <table:table-cell/>
        </table:table-row>
        <table:table-row table:style-name="ro1">
          <table:table-cell office:value-type="string">
            <text:p>Donna</text:p>
          </table:table-cell>
          <table:table-cell office:value-type="string">
            <text:p>Metcalfe</text:p>
          </table:table-cell>
          <table:table-cell office:value-type="string">
            <text:p>Female</text:p>
          </table:table-cell>
          <table:table-cell office:value-type="string">
            <text:p>30/12/1990</text:p>
          </table:table-cell>
          <table:table-cell table:formula="of:=[.A1190]&amp;&quot;.&quot;&amp;[.B1190]&amp;&quot;@gmail.com&quot;" office:value-type="string" office:string-value="Donna.Metcalfe@gmail.com">
            <text:p>Donna.Metcalfe@gmail.com</text:p>
          </table:table-cell>
          <table:table-cell office:value-type="string">
            <text:p>kajMnBsAxKPG</text:p>
          </table:table-cell>
          <table:table-cell/>
        </table:table-row>
        <table:table-row table:style-name="ro1">
          <table:table-cell office:value-type="string">
            <text:p>Caroline</text:p>
          </table:table-cell>
          <table:table-cell office:value-type="string">
            <text:p>Hart</text:p>
          </table:table-cell>
          <table:table-cell office:value-type="string">
            <text:p>Female</text:p>
          </table:table-cell>
          <table:table-cell office:value-type="string">
            <text:p>23/06/2011</text:p>
          </table:table-cell>
          <table:table-cell table:formula="of:=[.A1191]&amp;&quot;.&quot;&amp;[.B1191]&amp;&quot;@gmail.com&quot;" office:value-type="string" office:string-value="Caroline.Hart@gmail.com">
            <text:p>Caroline.Hart@gmail.com</text:p>
          </table:table-cell>
          <table:table-cell office:value-type="string">
            <text:p>vNgWXnQ475Wj</text:p>
          </table:table-cell>
          <table:table-cell/>
        </table:table-row>
        <table:table-row table:style-name="ro1">
          <table:table-cell office:value-type="string">
            <text:p>Nicola</text:p>
          </table:table-cell>
          <table:table-cell office:value-type="string">
            <text:p>Carr</text:p>
          </table:table-cell>
          <table:table-cell office:value-type="string">
            <text:p>Female</text:p>
          </table:table-cell>
          <table:table-cell office:value-type="string">
            <text:p>29/08/1998</text:p>
          </table:table-cell>
          <table:table-cell table:formula="of:=[.A1192]&amp;&quot;.&quot;&amp;[.B1192]&amp;&quot;@gmail.com&quot;" office:value-type="string" office:string-value="Nicola.Carr@gmail.com">
            <text:p>Nicola.Carr@gmail.com</text:p>
          </table:table-cell>
          <table:table-cell office:value-type="string">
            <text:p>gCJX6gxtUNR8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19/02/1982</text:p>
          </table:table-cell>
          <table:table-cell table:formula="of:=[.A1193]&amp;&quot;.&quot;&amp;[.B1193]&amp;&quot;@gmail.com&quot;" office:value-type="string" office:string-value="Sally.Rees@gmail.com">
            <text:p>Sally.Rees@gmail.com</text:p>
          </table:table-cell>
          <table:table-cell office:value-type="string">
            <text:p>56hbrFE2Dy3x</text:p>
          </table:table-cell>
          <table:table-cell/>
        </table:table-row>
        <table:table-row table:style-name="ro1">
          <table:table-cell office:value-type="string">
            <text:p>Gabrielle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15/03/1980</text:p>
          </table:table-cell>
          <table:table-cell table:formula="of:=[.A1194]&amp;&quot;.&quot;&amp;[.B1194]&amp;&quot;@gmail.com&quot;" office:value-type="string" office:string-value="Gabrielle.Russell@gmail.com">
            <text:p>Gabrielle.Russell@gmail.com</text:p>
          </table:table-cell>
          <table:table-cell office:value-type="string">
            <text:p>BC9b8vDLCdhN</text:p>
          </table:table-cell>
          <table:table-cell/>
        </table:table-row>
        <table:table-row table:style-name="ro1">
          <table:table-cell office:value-type="string">
            <text:p>Bella</text:p>
          </table:table-cell>
          <table:table-cell office:value-type="string">
            <text:p>Gibson</text:p>
          </table:table-cell>
          <table:table-cell office:value-type="string">
            <text:p>Female</text:p>
          </table:table-cell>
          <table:table-cell office:value-type="string">
            <text:p>25/05/1999</text:p>
          </table:table-cell>
          <table:table-cell table:formula="of:=[.A1195]&amp;&quot;.&quot;&amp;[.B1195]&amp;&quot;@gmail.com&quot;" office:value-type="string" office:string-value="Bella.Gibson@gmail.com">
            <text:p>Bella.Gibson@gmail.com</text:p>
          </table:table-cell>
          <table:table-cell office:value-type="string">
            <text:p>CkGyKsEFU6Ns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Jones</text:p>
          </table:table-cell>
          <table:table-cell office:value-type="string">
            <text:p>Female</text:p>
          </table:table-cell>
          <table:table-cell office:value-type="string">
            <text:p>28/03/2009</text:p>
          </table:table-cell>
          <table:table-cell table:formula="of:=[.A1196]&amp;&quot;.&quot;&amp;[.B1196]&amp;&quot;@gmail.com&quot;" office:value-type="string" office:string-value="Samantha.Jones@gmail.com">
            <text:p>Samantha.Jones@gmail.com</text:p>
          </table:table-cell>
          <table:table-cell office:value-type="string">
            <text:p>tnY5BaUaTT3k</text:p>
          </table:table-cell>
          <table:table-cell/>
        </table:table-row>
        <table:table-row table:style-name="ro1">
          <table:table-cell office:value-type="string">
            <text:p>Ella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05/12/1973</text:p>
          </table:table-cell>
          <table:table-cell table:formula="of:=[.A1197]&amp;&quot;.&quot;&amp;[.B1197]&amp;&quot;@gmail.com&quot;" office:value-type="string" office:string-value="Ella.Buckland@gmail.com">
            <text:p>Ella.Buckland@gmail.com</text:p>
          </table:table-cell>
          <table:table-cell office:value-type="string">
            <text:p>WaESWJXYkKce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Fisher</text:p>
          </table:table-cell>
          <table:table-cell office:value-type="string">
            <text:p>Female</text:p>
          </table:table-cell>
          <table:table-cell office:value-type="string">
            <text:p>01/06/2014</text:p>
          </table:table-cell>
          <table:table-cell table:formula="of:=[.A1198]&amp;&quot;.&quot;&amp;[.B1198]&amp;&quot;@gmail.com&quot;" office:value-type="string" office:string-value="Rebecca.Fisher@gmail.com">
            <text:p>Rebecca.Fisher@gmail.com</text:p>
          </table:table-cell>
          <table:table-cell office:value-type="string">
            <text:p>qauBCmTQNd6z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Ferguson</text:p>
          </table:table-cell>
          <table:table-cell office:value-type="string">
            <text:p>Female</text:p>
          </table:table-cell>
          <table:table-cell office:value-type="string">
            <text:p>24/09/2000</text:p>
          </table:table-cell>
          <table:table-cell table:formula="of:=[.A1199]&amp;&quot;.&quot;&amp;[.B1199]&amp;&quot;@gmail.com&quot;" office:value-type="string" office:string-value="Ava.Ferguson@gmail.com">
            <text:p>Ava.Ferguson@gmail.com</text:p>
          </table:table-cell>
          <table:table-cell office:value-type="string">
            <text:p>xQDLzNLMymZn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10/06/1997</text:p>
          </table:table-cell>
          <table:table-cell table:formula="of:=[.A1200]&amp;&quot;.&quot;&amp;[.B1200]&amp;&quot;@gmail.com&quot;" office:value-type="string" office:string-value="Mary.Dyer@gmail.com">
            <text:p>Mary.Dyer@gmail.com</text:p>
          </table:table-cell>
          <table:table-cell office:value-type="string">
            <text:p>3YTBq87wWKqY</text:p>
          </table:table-cell>
          <table:table-cell/>
        </table:table-row>
        <table:table-row table:style-name="ro1">
          <table:table-cell office:value-type="string">
            <text:p>Alison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21/08/1990</text:p>
          </table:table-cell>
          <table:table-cell table:formula="of:=[.A1201]&amp;&quot;.&quot;&amp;[.B1201]&amp;&quot;@gmail.com&quot;" office:value-type="string" office:string-value="Alison.Mackay@gmail.com">
            <text:p>Alison.Mackay@gmail.com</text:p>
          </table:table-cell>
          <table:table-cell office:value-type="string">
            <text:p>sD5pENMUwJPf</text:p>
          </table:table-cell>
          <table:table-cell/>
        </table:table-row>
        <table:table-row table:style-name="ro1">
          <table:table-cell office:value-type="string">
            <text:p>Jennifer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24/08/1975</text:p>
          </table:table-cell>
          <table:table-cell table:formula="of:=[.A1202]&amp;&quot;.&quot;&amp;[.B1202]&amp;&quot;@gmail.com&quot;" office:value-type="string" office:string-value="Jennifer.Robertson@gmail.com">
            <text:p>Jennifer.Robertson@gmail.com</text:p>
          </table:table-cell>
          <table:table-cell office:value-type="string">
            <text:p>vrH2S3qFy3Ub</text:p>
          </table:table-cell>
          <table:table-cell/>
        </table:table-row>
        <table:table-row table:style-name="ro1">
          <table:table-cell office:value-type="string">
            <text:p>Tracey</text:p>
          </table:table-cell>
          <table:table-cell office:value-type="string">
            <text:p>Skinner</text:p>
          </table:table-cell>
          <table:table-cell office:value-type="string">
            <text:p>Female</text:p>
          </table:table-cell>
          <table:table-cell office:value-type="string">
            <text:p>15/06/1991</text:p>
          </table:table-cell>
          <table:table-cell table:formula="of:=[.A1203]&amp;&quot;.&quot;&amp;[.B1203]&amp;&quot;@gmail.com&quot;" office:value-type="string" office:string-value="Tracey.Skinner@gmail.com">
            <text:p>Tracey.Skinner@gmail.com</text:p>
          </table:table-cell>
          <table:table-cell office:value-type="string">
            <text:p>VJ97CDCrnnSW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03/03/1986</text:p>
          </table:table-cell>
          <table:table-cell table:formula="of:=[.A1204]&amp;&quot;.&quot;&amp;[.B1204]&amp;&quot;@gmail.com&quot;" office:value-type="string" office:string-value="Abigail.Rees@gmail.com">
            <text:p>Abigail.Rees@gmail.com</text:p>
          </table:table-cell>
          <table:table-cell office:value-type="string">
            <text:p>jmxMGwheBbtc</text:p>
          </table:table-cell>
          <table:table-cell/>
        </table:table-row>
        <table:table-row table:style-name="ro1">
          <table:table-cell office:value-type="string">
            <text:p>Jane</text:p>
          </table:table-cell>
          <table:table-cell office:value-type="string">
            <text:p>White</text:p>
          </table:table-cell>
          <table:table-cell office:value-type="string">
            <text:p>Female</text:p>
          </table:table-cell>
          <table:table-cell office:value-type="string">
            <text:p>08/09/1974</text:p>
          </table:table-cell>
          <table:table-cell table:formula="of:=[.A1205]&amp;&quot;.&quot;&amp;[.B1205]&amp;&quot;@gmail.com&quot;" office:value-type="string" office:string-value="Jane.White@gmail.com">
            <text:p>Jane.White@gmail.com</text:p>
          </table:table-cell>
          <table:table-cell office:value-type="string">
            <text:p>bjnbTHxUAZfM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Nash</text:p>
          </table:table-cell>
          <table:table-cell office:value-type="string">
            <text:p>Female</text:p>
          </table:table-cell>
          <table:table-cell office:value-type="string">
            <text:p>24/07/1992</text:p>
          </table:table-cell>
          <table:table-cell table:formula="of:=[.A1206]&amp;&quot;.&quot;&amp;[.B1206]&amp;&quot;@gmail.com&quot;" office:value-type="string" office:string-value="Claire.Nash@gmail.com">
            <text:p>Claire.Nash@gmail.com</text:p>
          </table:table-cell>
          <table:table-cell office:value-type="string">
            <text:p>RhuBuXx5QTts</text:p>
          </table:table-cell>
          <table:table-cell/>
        </table:table-row>
        <table:table-row table:style-name="ro1">
          <table:table-cell office:value-type="string">
            <text:p>Megan</text:p>
          </table:table-cell>
          <table:table-cell office:value-type="string">
            <text:p>Churchill</text:p>
          </table:table-cell>
          <table:table-cell office:value-type="string">
            <text:p>Female</text:p>
          </table:table-cell>
          <table:table-cell office:value-type="string">
            <text:p>16/04/2000</text:p>
          </table:table-cell>
          <table:table-cell table:formula="of:=[.A1207]&amp;&quot;.&quot;&amp;[.B1207]&amp;&quot;@gmail.com&quot;" office:value-type="string" office:string-value="Megan.Churchill@gmail.com">
            <text:p>Megan.Churchill@gmail.com</text:p>
          </table:table-cell>
          <table:table-cell office:value-type="string">
            <text:p>KmJ3Snj7nNt4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Turner</text:p>
          </table:table-cell>
          <table:table-cell office:value-type="string">
            <text:p>Female</text:p>
          </table:table-cell>
          <table:table-cell office:value-type="string">
            <text:p>28/10/1985</text:p>
          </table:table-cell>
          <table:table-cell table:formula="of:=[.A1208]&amp;&quot;.&quot;&amp;[.B1208]&amp;&quot;@gmail.com&quot;" office:value-type="string" office:string-value="Samantha.Turner@gmail.com">
            <text:p>Samantha.Turner@gmail.com</text:p>
          </table:table-cell>
          <table:table-cell office:value-type="string">
            <text:p>Q9T3HJ4GyM3e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Gray</text:p>
          </table:table-cell>
          <table:table-cell office:value-type="string">
            <text:p>Female</text:p>
          </table:table-cell>
          <table:table-cell office:value-type="string">
            <text:p>25/03/2015</text:p>
          </table:table-cell>
          <table:table-cell table:formula="of:=[.A1209]&amp;&quot;.&quot;&amp;[.B1209]&amp;&quot;@gmail.com&quot;" office:value-type="string" office:string-value="Mary.Gray@gmail.com">
            <text:p>Mary.Gray@gmail.com</text:p>
          </table:table-cell>
          <table:table-cell office:value-type="string">
            <text:p>FHz577VKXCzf</text:p>
          </table:table-cell>
          <table:table-cell/>
        </table:table-row>
        <table:table-row table:style-name="ro1">
          <table:table-cell office:value-type="string">
            <text:p>Carolyn</text:p>
          </table:table-cell>
          <table:table-cell office:value-type="string">
            <text:p>Turner</text:p>
          </table:table-cell>
          <table:table-cell office:value-type="string">
            <text:p>Female</text:p>
          </table:table-cell>
          <table:table-cell office:value-type="string">
            <text:p>20/06/2016</text:p>
          </table:table-cell>
          <table:table-cell table:formula="of:=[.A1210]&amp;&quot;.&quot;&amp;[.B1210]&amp;&quot;@gmail.com&quot;" office:value-type="string" office:string-value="Carolyn.Turner@gmail.com">
            <text:p>Carolyn.Turner@gmail.com</text:p>
          </table:table-cell>
          <table:table-cell office:value-type="string">
            <text:p>afueVxBvEyfH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Grant</text:p>
          </table:table-cell>
          <table:table-cell office:value-type="string">
            <text:p>Female</text:p>
          </table:table-cell>
          <table:table-cell office:value-type="string">
            <text:p>20/02/1977</text:p>
          </table:table-cell>
          <table:table-cell table:formula="of:=[.A1211]&amp;&quot;.&quot;&amp;[.B1211]&amp;&quot;@gmail.com&quot;" office:value-type="string" office:string-value="Leah.Grant@gmail.com">
            <text:p>Leah.Grant@gmail.com</text:p>
          </table:table-cell>
          <table:table-cell office:value-type="string">
            <text:p>uYerABkDcSQA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Paige</text:p>
          </table:table-cell>
          <table:table-cell office:value-type="string">
            <text:p>Female</text:p>
          </table:table-cell>
          <table:table-cell office:value-type="string">
            <text:p>09/08/2011</text:p>
          </table:table-cell>
          <table:table-cell table:formula="of:=[.A1212]&amp;&quot;.&quot;&amp;[.B1212]&amp;&quot;@gmail.com&quot;" office:value-type="string" office:string-value="Kylie.Paige@gmail.com">
            <text:p>Kylie.Paige@gmail.com</text:p>
          </table:table-cell>
          <table:table-cell office:value-type="string">
            <text:p>7AudGRrPXbbh</text:p>
          </table:table-cell>
          <table:table-cell/>
        </table:table-row>
        <table:table-row table:style-name="ro1">
          <table:table-cell office:value-type="string">
            <text:p>Wendy</text:p>
          </table:table-cell>
          <table:table-cell office:value-type="string">
            <text:p>McDonald</text:p>
          </table:table-cell>
          <table:table-cell office:value-type="string">
            <text:p>Female</text:p>
          </table:table-cell>
          <table:table-cell office:value-type="string">
            <text:p>05/07/1979</text:p>
          </table:table-cell>
          <table:table-cell table:formula="of:=[.A1213]&amp;&quot;.&quot;&amp;[.B1213]&amp;&quot;@gmail.com&quot;" office:value-type="string" office:string-value="Wendy.McDonald@gmail.com">
            <text:p>Wendy.McDonald@gmail.com</text:p>
          </table:table-cell>
          <table:table-cell office:value-type="string">
            <text:p>PzRGXbZq5z6g</text:p>
          </table:table-cell>
          <table:table-cell/>
        </table:table-row>
        <table:table-row table:style-name="ro1">
          <table:table-cell office:value-type="string">
            <text:p>Faith</text:p>
          </table:table-cell>
          <table:table-cell office:value-type="string">
            <text:p>Campbell</text:p>
          </table:table-cell>
          <table:table-cell office:value-type="string">
            <text:p>Female</text:p>
          </table:table-cell>
          <table:table-cell office:value-type="string">
            <text:p>22/09/1983</text:p>
          </table:table-cell>
          <table:table-cell table:formula="of:=[.A1214]&amp;&quot;.&quot;&amp;[.B1214]&amp;&quot;@gmail.com&quot;" office:value-type="string" office:string-value="Faith.Campbell@gmail.com">
            <text:p>Faith.Campbell@gmail.com</text:p>
          </table:table-cell>
          <table:table-cell office:value-type="string">
            <text:p>sY4g2wjhCMYk</text:p>
          </table:table-cell>
          <table:table-cell/>
        </table:table-row>
        <table:table-row table:style-name="ro1">
          <table:table-cell office:value-type="string">
            <text:p>Donna</text:p>
          </table:table-cell>
          <table:table-cell office:value-type="string">
            <text:p>Terry</text:p>
          </table:table-cell>
          <table:table-cell office:value-type="string">
            <text:p>Female</text:p>
          </table:table-cell>
          <table:table-cell office:value-type="string">
            <text:p>13/03/1985</text:p>
          </table:table-cell>
          <table:table-cell table:formula="of:=[.A1215]&amp;&quot;.&quot;&amp;[.B1215]&amp;&quot;@gmail.com&quot;" office:value-type="string" office:string-value="Donna.Terry@gmail.com">
            <text:p>Donna.Terry@gmail.com</text:p>
          </table:table-cell>
          <table:table-cell office:value-type="string">
            <text:p>F9QzjEjayDYy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Parsons</text:p>
          </table:table-cell>
          <table:table-cell office:value-type="string">
            <text:p>Female</text:p>
          </table:table-cell>
          <table:table-cell office:value-type="string">
            <text:p>08/04/1988</text:p>
          </table:table-cell>
          <table:table-cell table:formula="of:=[.A1216]&amp;&quot;.&quot;&amp;[.B1216]&amp;&quot;@gmail.com&quot;" office:value-type="string" office:string-value="Rose.Parsons@gmail.com">
            <text:p>Rose.Parsons@gmail.com</text:p>
          </table:table-cell>
          <table:table-cell office:value-type="string">
            <text:p>XbgLQYqj9z3a</text:p>
          </table:table-cell>
          <table:table-cell/>
        </table:table-row>
        <table:table-row table:style-name="ro1">
          <table:table-cell office:value-type="string">
            <text:p>Jennifer</text:p>
          </table:table-cell>
          <table:table-cell office:value-type="string">
            <text:p>May</text:p>
          </table:table-cell>
          <table:table-cell office:value-type="string">
            <text:p>Female</text:p>
          </table:table-cell>
          <table:table-cell office:value-type="string">
            <text:p>21/11/1991</text:p>
          </table:table-cell>
          <table:table-cell table:formula="of:=[.A1217]&amp;&quot;.&quot;&amp;[.B1217]&amp;&quot;@gmail.com&quot;" office:value-type="string" office:string-value="Jennifer.May@gmail.com">
            <text:p>Jennifer.May@gmail.com</text:p>
          </table:table-cell>
          <table:table-cell office:value-type="string">
            <text:p>X5B4zr9V8cDP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Powell</text:p>
          </table:table-cell>
          <table:table-cell office:value-type="string">
            <text:p>Female</text:p>
          </table:table-cell>
          <table:table-cell office:value-type="string">
            <text:p>17/07/1991</text:p>
          </table:table-cell>
          <table:table-cell table:formula="of:=[.A1218]&amp;&quot;.&quot;&amp;[.B1218]&amp;&quot;@gmail.com&quot;" office:value-type="string" office:string-value="Una.Powell@gmail.com">
            <text:p>Una.Powell@gmail.com</text:p>
          </table:table-cell>
          <table:table-cell office:value-type="string">
            <text:p>QaPxBjejrCts</text:p>
          </table:table-cell>
          <table:table-cell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Miller</text:p>
          </table:table-cell>
          <table:table-cell office:value-type="string">
            <text:p>Female</text:p>
          </table:table-cell>
          <table:table-cell office:value-type="string">
            <text:p>20/06/1992</text:p>
          </table:table-cell>
          <table:table-cell table:formula="of:=[.A1219]&amp;&quot;.&quot;&amp;[.B1219]&amp;&quot;@gmail.com&quot;" office:value-type="string" office:string-value="Elizabeth.Miller@gmail.com">
            <text:p>Elizabeth.Miller@gmail.com</text:p>
          </table:table-cell>
          <table:table-cell office:value-type="string">
            <text:p>pZs9mNA5ZwmV</text:p>
          </table:table-cell>
          <table:table-cell/>
        </table:table-row>
        <table:table-row table:style-name="ro1">
          <table:table-cell office:value-type="string">
            <text:p>Maria</text:p>
          </table:table-cell>
          <table:table-cell office:value-type="string">
            <text:p>Rampling</text:p>
          </table:table-cell>
          <table:table-cell office:value-type="string">
            <text:p>Female</text:p>
          </table:table-cell>
          <table:table-cell office:value-type="string">
            <text:p>30/05/2000</text:p>
          </table:table-cell>
          <table:table-cell table:formula="of:=[.A1220]&amp;&quot;.&quot;&amp;[.B1220]&amp;&quot;@gmail.com&quot;" office:value-type="string" office:string-value="Maria.Rampling@gmail.com">
            <text:p>Maria.Rampling@gmail.com</text:p>
          </table:table-cell>
          <table:table-cell office:value-type="string">
            <text:p>XZ2EHTU8bjwh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Hughes</text:p>
          </table:table-cell>
          <table:table-cell office:value-type="string">
            <text:p>Female</text:p>
          </table:table-cell>
          <table:table-cell office:value-type="string">
            <text:p>09/05/1997</text:p>
          </table:table-cell>
          <table:table-cell table:formula="of:=[.A1221]&amp;&quot;.&quot;&amp;[.B1221]&amp;&quot;@gmail.com&quot;" office:value-type="string" office:string-value="Felicity.Hughes@gmail.com">
            <text:p>Felicity.Hughes@gmail.com</text:p>
          </table:table-cell>
          <table:table-cell office:value-type="string">
            <text:p>GTaU6FhkBFU7</text:p>
          </table:table-cell>
          <table:table-cell/>
        </table:table-row>
        <table:table-row table:style-name="ro1">
          <table:table-cell office:value-type="string">
            <text:p>Andrea</text:p>
          </table:table-cell>
          <table:table-cell office:value-type="string">
            <text:p>Lambert</text:p>
          </table:table-cell>
          <table:table-cell office:value-type="string">
            <text:p>Female</text:p>
          </table:table-cell>
          <table:table-cell office:value-type="string">
            <text:p>20/04/1996</text:p>
          </table:table-cell>
          <table:table-cell table:formula="of:=[.A1222]&amp;&quot;.&quot;&amp;[.B1222]&amp;&quot;@gmail.com&quot;" office:value-type="string" office:string-value="Andrea.Lambert@gmail.com">
            <text:p>Andrea.Lambert@gmail.com</text:p>
          </table:table-cell>
          <table:table-cell office:value-type="string">
            <text:p>h4Fk35C32WK5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Martin</text:p>
          </table:table-cell>
          <table:table-cell office:value-type="string">
            <text:p>Female</text:p>
          </table:table-cell>
          <table:table-cell office:value-type="string">
            <text:p>30/10/1991</text:p>
          </table:table-cell>
          <table:table-cell table:formula="of:=[.A1223]&amp;&quot;.&quot;&amp;[.B1223]&amp;&quot;@gmail.com&quot;" office:value-type="string" office:string-value="Michelle.Martin@gmail.com">
            <text:p>Michelle.Martin@gmail.com</text:p>
          </table:table-cell>
          <table:table-cell office:value-type="string">
            <text:p>fYg54wK4BdbU</text:p>
          </table:table-cell>
          <table:table-cell/>
        </table:table-row>
        <table:table-row table:style-name="ro1">
          <table:table-cell office:value-type="string">
            <text:p>Emma</text:p>
          </table:table-cell>
          <table:table-cell office:value-type="string">
            <text:p>Glover</text:p>
          </table:table-cell>
          <table:table-cell office:value-type="string">
            <text:p>Female</text:p>
          </table:table-cell>
          <table:table-cell office:value-type="string">
            <text:p>20/02/1976</text:p>
          </table:table-cell>
          <table:table-cell table:formula="of:=[.A1224]&amp;&quot;.&quot;&amp;[.B1224]&amp;&quot;@gmail.com&quot;" office:value-type="string" office:string-value="Emma.Glover@gmail.com">
            <text:p>Emma.Glover@gmail.com</text:p>
          </table:table-cell>
          <table:table-cell office:value-type="string">
            <text:p>vbHxADmBytVg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Tucker</text:p>
          </table:table-cell>
          <table:table-cell office:value-type="string">
            <text:p>Female</text:p>
          </table:table-cell>
          <table:table-cell office:value-type="string">
            <text:p>01/01/1984</text:p>
          </table:table-cell>
          <table:table-cell table:formula="of:=[.A1225]&amp;&quot;.&quot;&amp;[.B1225]&amp;&quot;@gmail.com&quot;" office:value-type="string" office:string-value="Kylie.Tucker@gmail.com">
            <text:p>Kylie.Tucker@gmail.com</text:p>
          </table:table-cell>
          <table:table-cell office:value-type="string">
            <text:p>XFC3kJUMYRPL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Avery</text:p>
          </table:table-cell>
          <table:table-cell office:value-type="string">
            <text:p>Female</text:p>
          </table:table-cell>
          <table:table-cell office:value-type="string">
            <text:p>11/06/1972</text:p>
          </table:table-cell>
          <table:table-cell table:formula="of:=[.A1226]&amp;&quot;.&quot;&amp;[.B1226]&amp;&quot;@gmail.com&quot;" office:value-type="string" office:string-value="Deirdre.Avery@gmail.com">
            <text:p>Deirdre.Avery@gmail.com</text:p>
          </table:table-cell>
          <table:table-cell office:value-type="string">
            <text:p>e5wa8g9TwA7u</text:p>
          </table:table-cell>
          <table:table-cell/>
        </table:table-row>
        <table:table-row table:style-name="ro1">
          <table:table-cell office:value-type="string">
            <text:p>Jan</text:p>
          </table:table-cell>
          <table:table-cell office:value-type="string">
            <text:p>Vance</text:p>
          </table:table-cell>
          <table:table-cell office:value-type="string">
            <text:p>Female</text:p>
          </table:table-cell>
          <table:table-cell office:value-type="string">
            <text:p>15/09/1984</text:p>
          </table:table-cell>
          <table:table-cell table:formula="of:=[.A1227]&amp;&quot;.&quot;&amp;[.B1227]&amp;&quot;@gmail.com&quot;" office:value-type="string" office:string-value="Jan.Vance@gmail.com">
            <text:p>Jan.Vance@gmail.com</text:p>
          </table:table-cell>
          <table:table-cell office:value-type="string">
            <text:p>H47MAE8ZKG7g</text:p>
          </table:table-cell>
          <table:table-cell/>
        </table:table-row>
        <table:table-row table:style-name="ro1">
          <table:table-cell office:value-type="string">
            <text:p>Maria</text:p>
          </table:table-cell>
          <table:table-cell office:value-type="string">
            <text:p>Stewart</text:p>
          </table:table-cell>
          <table:table-cell office:value-type="string">
            <text:p>Female</text:p>
          </table:table-cell>
          <table:table-cell office:value-type="string">
            <text:p>12/09/1990</text:p>
          </table:table-cell>
          <table:table-cell table:formula="of:=[.A1228]&amp;&quot;.&quot;&amp;[.B1228]&amp;&quot;@gmail.com&quot;" office:value-type="string" office:string-value="Maria.Stewart@gmail.com">
            <text:p>Maria.Stewart@gmail.com</text:p>
          </table:table-cell>
          <table:table-cell office:value-type="string">
            <text:p>Q7NB5aZNQNrP</text:p>
          </table:table-cell>
          <table:table-cell/>
        </table:table-row>
        <table:table-row table:style-name="ro1">
          <table:table-cell office:value-type="string">
            <text:p>Diana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04/08/1990</text:p>
          </table:table-cell>
          <table:table-cell table:formula="of:=[.A1229]&amp;&quot;.&quot;&amp;[.B1229]&amp;&quot;@gmail.com&quot;" office:value-type="string" office:string-value="Diana.Dyer@gmail.com">
            <text:p>Diana.Dyer@gmail.com</text:p>
          </table:table-cell>
          <table:table-cell office:value-type="string">
            <text:p>RR8DJyaXZLnN</text:p>
          </table:table-cell>
          <table:table-cell/>
        </table:table-row>
        <table:table-row table:style-name="ro1">
          <table:table-cell office:value-type="string">
            <text:p>Melanie</text:p>
          </table:table-cell>
          <table:table-cell office:value-type="string">
            <text:p>MacLeod</text:p>
          </table:table-cell>
          <table:table-cell office:value-type="string">
            <text:p>Female</text:p>
          </table:table-cell>
          <table:table-cell office:value-type="string">
            <text:p>02/02/1972</text:p>
          </table:table-cell>
          <table:table-cell table:formula="of:=[.A1230]&amp;&quot;.&quot;&amp;[.B1230]&amp;&quot;@gmail.com&quot;" office:value-type="string" office:string-value="Melanie.MacLeod@gmail.com">
            <text:p>Melanie.MacLeod@gmail.com</text:p>
          </table:table-cell>
          <table:table-cell office:value-type="string">
            <text:p>vEjz4JqA7xgn</text:p>
          </table:table-cell>
          <table:table-cell/>
        </table:table-row>
        <table:table-row table:style-name="ro1">
          <table:table-cell office:value-type="string">
            <text:p>Victoria</text:p>
          </table:table-cell>
          <table:table-cell office:value-type="string">
            <text:p>Kelly</text:p>
          </table:table-cell>
          <table:table-cell office:value-type="string">
            <text:p>Female</text:p>
          </table:table-cell>
          <table:table-cell office:value-type="string">
            <text:p>18/06/1997</text:p>
          </table:table-cell>
          <table:table-cell table:formula="of:=[.A1231]&amp;&quot;.&quot;&amp;[.B1231]&amp;&quot;@gmail.com&quot;" office:value-type="string" office:string-value="Victoria.Kelly@gmail.com">
            <text:p>Victoria.Kelly@gmail.com</text:p>
          </table:table-cell>
          <table:table-cell office:value-type="string">
            <text:p>DKN7tgMRnzWY</text:p>
          </table:table-cell>
          <table:table-cell/>
        </table:table-row>
        <table:table-row table:style-name="ro1">
          <table:table-cell office:value-type="string">
            <text:p>Jennifer</text:p>
          </table:table-cell>
          <table:table-cell office:value-type="string">
            <text:p>Peters</text:p>
          </table:table-cell>
          <table:table-cell office:value-type="string">
            <text:p>Female</text:p>
          </table:table-cell>
          <table:table-cell office:value-type="string">
            <text:p>23/01/1986</text:p>
          </table:table-cell>
          <table:table-cell table:formula="of:=[.A1232]&amp;&quot;.&quot;&amp;[.B1232]&amp;&quot;@gmail.com&quot;" office:value-type="string" office:string-value="Jennifer.Peters@gmail.com">
            <text:p>Jennifer.Peters@gmail.com</text:p>
          </table:table-cell>
          <table:table-cell office:value-type="string">
            <text:p>yjGmZRLghXPK</text:p>
          </table:table-cell>
          <table:table-cell/>
        </table:table-row>
        <table:table-row table:style-name="ro1">
          <table:table-cell office:value-type="string">
            <text:p>Diana</text:p>
          </table:table-cell>
          <table:table-cell office:value-type="string">
            <text:p>Ferguson</text:p>
          </table:table-cell>
          <table:table-cell office:value-type="string">
            <text:p>Female</text:p>
          </table:table-cell>
          <table:table-cell office:value-type="string">
            <text:p>08/08/1980</text:p>
          </table:table-cell>
          <table:table-cell table:formula="of:=[.A1233]&amp;&quot;.&quot;&amp;[.B1233]&amp;&quot;@gmail.com&quot;" office:value-type="string" office:string-value="Diana.Ferguson@gmail.com">
            <text:p>Diana.Ferguson@gmail.com</text:p>
          </table:table-cell>
          <table:table-cell office:value-type="string">
            <text:p>TYaLxsZD3PvW</text:p>
          </table:table-cell>
          <table:table-cell/>
        </table:table-row>
        <table:table-row table:style-name="ro1">
          <table:table-cell office:value-type="string">
            <text:p>Yvonne</text:p>
          </table:table-cell>
          <table:table-cell office:value-type="string">
            <text:p>Taylor</text:p>
          </table:table-cell>
          <table:table-cell office:value-type="string">
            <text:p>Female</text:p>
          </table:table-cell>
          <table:table-cell office:value-type="string">
            <text:p>01/06/1982</text:p>
          </table:table-cell>
          <table:table-cell table:formula="of:=[.A1234]&amp;&quot;.&quot;&amp;[.B1234]&amp;&quot;@gmail.com&quot;" office:value-type="string" office:string-value="Yvonne.Taylor@gmail.com">
            <text:p>Yvonne.Taylor@gmail.com</text:p>
          </table:table-cell>
          <table:table-cell office:value-type="string">
            <text:p>jCjTYBEdEbGv</text:p>
          </table:table-cell>
          <table:table-cell/>
        </table:table-row>
        <table:table-row table:style-name="ro1">
          <table:table-cell office:value-type="string">
            <text:p>Lisa</text:p>
          </table:table-cell>
          <table:table-cell office:value-type="string">
            <text:p>Reid</text:p>
          </table:table-cell>
          <table:table-cell office:value-type="string">
            <text:p>Female</text:p>
          </table:table-cell>
          <table:table-cell office:value-type="string">
            <text:p>15/02/1976</text:p>
          </table:table-cell>
          <table:table-cell table:formula="of:=[.A1235]&amp;&quot;.&quot;&amp;[.B1235]&amp;&quot;@gmail.com&quot;" office:value-type="string" office:string-value="Lisa.Reid@gmail.com">
            <text:p>Lisa.Reid@gmail.com</text:p>
          </table:table-cell>
          <table:table-cell office:value-type="string">
            <text:p>MQxutC9raW4S</text:p>
          </table:table-cell>
          <table:table-cell/>
        </table:table-row>
        <table:table-row table:style-name="ro1">
          <table:table-cell office:value-type="string">
            <text:p>Diana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24/05/2015</text:p>
          </table:table-cell>
          <table:table-cell table:formula="of:=[.A1236]&amp;&quot;.&quot;&amp;[.B1236]&amp;&quot;@gmail.com&quot;" office:value-type="string" office:string-value="Diana.Chapman@gmail.com">
            <text:p>Diana.Chapman@gmail.com</text:p>
          </table:table-cell>
          <table:table-cell office:value-type="string">
            <text:p>Xrzs6gezsYMP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04/07/1992</text:p>
          </table:table-cell>
          <table:table-cell table:formula="of:=[.A1237]&amp;&quot;.&quot;&amp;[.B1237]&amp;&quot;@gmail.com&quot;" office:value-type="string" office:string-value="Lily.Brown@gmail.com">
            <text:p>Lily.Brown@gmail.com</text:p>
          </table:table-cell>
          <table:table-cell office:value-type="string">
            <text:p>ue2uCemFCnTE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Lewis</text:p>
          </table:table-cell>
          <table:table-cell office:value-type="string">
            <text:p>Female</text:p>
          </table:table-cell>
          <table:table-cell office:value-type="string">
            <text:p>16/12/1991</text:p>
          </table:table-cell>
          <table:table-cell table:formula="of:=[.A1238]&amp;&quot;.&quot;&amp;[.B1238]&amp;&quot;@gmail.com&quot;" office:value-type="string" office:string-value="Lily.Lewis@gmail.com">
            <text:p>Lily.Lewis@gmail.com</text:p>
          </table:table-cell>
          <table:table-cell office:value-type="string">
            <text:p>TaSqd5QdspvC</text:p>
          </table:table-cell>
          <table:table-cell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27/01/2015</text:p>
          </table:table-cell>
          <table:table-cell table:formula="of:=[.A1239]&amp;&quot;.&quot;&amp;[.B1239]&amp;&quot;@gmail.com&quot;" office:value-type="string" office:string-value="Elizabeth.Chapman@gmail.com">
            <text:p>Elizabeth.Chapman@gmail.com</text:p>
          </table:table-cell>
          <table:table-cell office:value-type="string">
            <text:p>gF6W724BBMdK</text:p>
          </table:table-cell>
          <table:table-cell/>
        </table:table-row>
        <table:table-row table:style-name="ro1">
          <table:table-cell office:value-type="string">
            <text:p>Joanne</text:p>
          </table:table-cell>
          <table:table-cell office:value-type="string">
            <text:p>Davidson</text:p>
          </table:table-cell>
          <table:table-cell office:value-type="string">
            <text:p>Female</text:p>
          </table:table-cell>
          <table:table-cell office:value-type="string">
            <text:p>25/04/1997</text:p>
          </table:table-cell>
          <table:table-cell table:formula="of:=[.A1240]&amp;&quot;.&quot;&amp;[.B1240]&amp;&quot;@gmail.com&quot;" office:value-type="string" office:string-value="Joanne.Davidson@gmail.com">
            <text:p>Joanne.Davidson@gmail.com</text:p>
          </table:table-cell>
          <table:table-cell office:value-type="string">
            <text:p>wspQgtRNzLRH</text:p>
          </table:table-cell>
          <table:table-cell/>
        </table:table-row>
        <table:table-row table:style-name="ro1">
          <table:table-cell office:value-type="string">
            <text:p>Andrea</text:p>
          </table:table-cell>
          <table:table-cell office:value-type="string">
            <text:p>Piper</text:p>
          </table:table-cell>
          <table:table-cell office:value-type="string">
            <text:p>Female</text:p>
          </table:table-cell>
          <table:table-cell office:value-type="string">
            <text:p>29/10/1978</text:p>
          </table:table-cell>
          <table:table-cell table:formula="of:=[.A1241]&amp;&quot;.&quot;&amp;[.B1241]&amp;&quot;@gmail.com&quot;" office:value-type="string" office:string-value="Andrea.Piper@gmail.com">
            <text:p>Andrea.Piper@gmail.com</text:p>
          </table:table-cell>
          <table:table-cell office:value-type="string">
            <text:p>T2WS34y8Ar8K</text:p>
          </table:table-cell>
          <table:table-cell/>
        </table:table-row>
        <table:table-row table:style-name="ro1">
          <table:table-cell office:value-type="string">
            <text:p>Dorothy</text:p>
          </table:table-cell>
          <table:table-cell office:value-type="string">
            <text:p>Metcalfe</text:p>
          </table:table-cell>
          <table:table-cell office:value-type="string">
            <text:p>Female</text:p>
          </table:table-cell>
          <table:table-cell office:value-type="string">
            <text:p>11/08/1975</text:p>
          </table:table-cell>
          <table:table-cell table:formula="of:=[.A1242]&amp;&quot;.&quot;&amp;[.B1242]&amp;&quot;@gmail.com&quot;" office:value-type="string" office:string-value="Dorothy.Metcalfe@gmail.com">
            <text:p>Dorothy.Metcalfe@gmail.com</text:p>
          </table:table-cell>
          <table:table-cell office:value-type="string">
            <text:p>C9qtBGbQffRE</text:p>
          </table:table-cell>
          <table:table-cell/>
        </table:table-row>
        <table:table-row table:style-name="ro1">
          <table:table-cell office:value-type="string">
            <text:p>Penelope</text:p>
          </table:table-cell>
          <table:table-cell office:value-type="string">
            <text:p>Sharp</text:p>
          </table:table-cell>
          <table:table-cell office:value-type="string">
            <text:p>Female</text:p>
          </table:table-cell>
          <table:table-cell office:value-type="string">
            <text:p>15/09/1977</text:p>
          </table:table-cell>
          <table:table-cell table:formula="of:=[.A1243]&amp;&quot;.&quot;&amp;[.B1243]&amp;&quot;@gmail.com&quot;" office:value-type="string" office:string-value="Penelope.Sharp@gmail.com">
            <text:p>Penelope.Sharp@gmail.com</text:p>
          </table:table-cell>
          <table:table-cell office:value-type="string">
            <text:p>MxgCudjyHgF7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08/04/2015</text:p>
          </table:table-cell>
          <table:table-cell table:formula="of:=[.A1244]&amp;&quot;.&quot;&amp;[.B1244]&amp;&quot;@gmail.com&quot;" office:value-type="string" office:string-value="Felicity.Walsh@gmail.com">
            <text:p>Felicity.Walsh@gmail.com</text:p>
          </table:table-cell>
          <table:table-cell office:value-type="string">
            <text:p>4pPJSegALShw</text:p>
          </table:table-cell>
          <table:table-cell/>
        </table:table-row>
        <table:table-row table:style-name="ro1">
          <table:table-cell office:value-type="string">
            <text:p>Madeleine</text:p>
          </table:table-cell>
          <table:table-cell office:value-type="string">
            <text:p>Gibson</text:p>
          </table:table-cell>
          <table:table-cell office:value-type="string">
            <text:p>Female</text:p>
          </table:table-cell>
          <table:table-cell office:value-type="string">
            <text:p>24/03/1973</text:p>
          </table:table-cell>
          <table:table-cell table:formula="of:=[.A1245]&amp;&quot;.&quot;&amp;[.B1245]&amp;&quot;@gmail.com&quot;" office:value-type="string" office:string-value="Madeleine.Gibson@gmail.com">
            <text:p>Madeleine.Gibson@gmail.com</text:p>
          </table:table-cell>
          <table:table-cell office:value-type="string">
            <text:p>cWjwKbf2TVJt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20/11/1980</text:p>
          </table:table-cell>
          <table:table-cell table:formula="of:=[.A1246]&amp;&quot;.&quot;&amp;[.B1246]&amp;&quot;@gmail.com&quot;" office:value-type="string" office:string-value="Leah.Russell@gmail.com">
            <text:p>Leah.Russell@gmail.com</text:p>
          </table:table-cell>
          <table:table-cell office:value-type="string">
            <text:p>rBUwmvKk2eMq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Manning</text:p>
          </table:table-cell>
          <table:table-cell office:value-type="string">
            <text:p>Female</text:p>
          </table:table-cell>
          <table:table-cell office:value-type="string">
            <text:p>15/10/2007</text:p>
          </table:table-cell>
          <table:table-cell table:formula="of:=[.A1247]&amp;&quot;.&quot;&amp;[.B1247]&amp;&quot;@gmail.com&quot;" office:value-type="string" office:string-value="Claire.Manning@gmail.com">
            <text:p>Claire.Manning@gmail.com</text:p>
          </table:table-cell>
          <table:table-cell office:value-type="string">
            <text:p>s47sZHEgLhAJ</text:p>
          </table:table-cell>
          <table:table-cell/>
        </table:table-row>
        <table:table-row table:style-name="ro1">
          <table:table-cell office:value-type="string">
            <text:p>Wanda</text:p>
          </table:table-cell>
          <table:table-cell office:value-type="string">
            <text:p>Dowd</text:p>
          </table:table-cell>
          <table:table-cell office:value-type="string">
            <text:p>Female</text:p>
          </table:table-cell>
          <table:table-cell office:value-type="string">
            <text:p>06/08/1981</text:p>
          </table:table-cell>
          <table:table-cell table:formula="of:=[.A1248]&amp;&quot;.&quot;&amp;[.B1248]&amp;&quot;@gmail.com&quot;" office:value-type="string" office:string-value="Wanda.Dowd@gmail.com">
            <text:p>Wanda.Dowd@gmail.com</text:p>
          </table:table-cell>
          <table:table-cell office:value-type="string">
            <text:p>HL62CrpGtjAA</text:p>
          </table:table-cell>
          <table:table-cell/>
        </table:table-row>
        <table:table-row table:style-name="ro1">
          <table:table-cell office:value-type="string">
            <text:p>Theresa</text:p>
          </table:table-cell>
          <table:table-cell office:value-type="string">
            <text:p>Poole</text:p>
          </table:table-cell>
          <table:table-cell office:value-type="string">
            <text:p>Female</text:p>
          </table:table-cell>
          <table:table-cell office:value-type="string">
            <text:p>23/07/1986</text:p>
          </table:table-cell>
          <table:table-cell table:formula="of:=[.A1249]&amp;&quot;.&quot;&amp;[.B1249]&amp;&quot;@gmail.com&quot;" office:value-type="string" office:string-value="Theresa.Poole@gmail.com">
            <text:p>Theresa.Poole@gmail.com</text:p>
          </table:table-cell>
          <table:table-cell office:value-type="string">
            <text:p>rguJAvK6x6US</text:p>
          </table:table-cell>
          <table:table-cell/>
        </table:table-row>
        <table:table-row table:style-name="ro1">
          <table:table-cell office:value-type="string">
            <text:p>Jane</text:p>
          </table:table-cell>
          <table:table-cell office:value-type="string">
            <text:p>Paige</text:p>
          </table:table-cell>
          <table:table-cell office:value-type="string">
            <text:p>Female</text:p>
          </table:table-cell>
          <table:table-cell office:value-type="string">
            <text:p>26/02/1981</text:p>
          </table:table-cell>
          <table:table-cell table:formula="of:=[.A1250]&amp;&quot;.&quot;&amp;[.B1250]&amp;&quot;@gmail.com&quot;" office:value-type="string" office:string-value="Jane.Paige@gmail.com">
            <text:p>Jane.Paige@gmail.com</text:p>
          </table:table-cell>
          <table:table-cell office:value-type="string">
            <text:p>XmcDLsW8YdNh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Avery</text:p>
          </table:table-cell>
          <table:table-cell office:value-type="string">
            <text:p>Female</text:p>
          </table:table-cell>
          <table:table-cell office:value-type="string">
            <text:p>09/12/2006</text:p>
          </table:table-cell>
          <table:table-cell table:formula="of:=[.A1251]&amp;&quot;.&quot;&amp;[.B1251]&amp;&quot;@gmail.com&quot;" office:value-type="string" office:string-value="Vanessa.Avery@gmail.com">
            <text:p>Vanessa.Avery@gmail.com</text:p>
          </table:table-cell>
          <table:table-cell office:value-type="string">
            <text:p>72mjBMckAxHY</text:p>
          </table:table-cell>
          <table:table-cell/>
        </table:table-row>
        <table:table-row table:style-name="ro1">
          <table:table-cell office:value-type="string">
            <text:p>Anne</text:p>
          </table:table-cell>
          <table:table-cell office:value-type="string">
            <text:p>Terry</text:p>
          </table:table-cell>
          <table:table-cell office:value-type="string">
            <text:p>Female</text:p>
          </table:table-cell>
          <table:table-cell office:value-type="string">
            <text:p>21/12/1986</text:p>
          </table:table-cell>
          <table:table-cell table:formula="of:=[.A1252]&amp;&quot;.&quot;&amp;[.B1252]&amp;&quot;@gmail.com&quot;" office:value-type="string" office:string-value="Anne.Terry@gmail.com">
            <text:p>Anne.Terry@gmail.com</text:p>
          </table:table-cell>
          <table:table-cell office:value-type="string">
            <text:p>adM38Q5gQnf4</text:p>
          </table:table-cell>
          <table:table-cell/>
        </table:table-row>
        <table:table-row table:style-name="ro1">
          <table:table-cell office:value-type="string">
            <text:p>Penelope</text:p>
          </table:table-cell>
          <table:table-cell office:value-type="string">
            <text:p>Gibson</text:p>
          </table:table-cell>
          <table:table-cell office:value-type="string">
            <text:p>Female</text:p>
          </table:table-cell>
          <table:table-cell office:value-type="string">
            <text:p>14/01/1978</text:p>
          </table:table-cell>
          <table:table-cell table:formula="of:=[.A1253]&amp;&quot;.&quot;&amp;[.B1253]&amp;&quot;@gmail.com&quot;" office:value-type="string" office:string-value="Penelope.Gibson@gmail.com">
            <text:p>Penelope.Gibson@gmail.com</text:p>
          </table:table-cell>
          <table:table-cell office:value-type="string">
            <text:p>WGQYy9Gu2Vpm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21/11/2007</text:p>
          </table:table-cell>
          <table:table-cell table:formula="of:=[.A1254]&amp;&quot;.&quot;&amp;[.B1254]&amp;&quot;@gmail.com&quot;" office:value-type="string" office:string-value="Leah.Buckland@gmail.com">
            <text:p>Leah.Buckland@gmail.com</text:p>
          </table:table-cell>
          <table:table-cell office:value-type="string">
            <text:p>2yym8GPmaGxA</text:p>
          </table:table-cell>
          <table:table-cell/>
        </table:table-row>
        <table:table-row table:style-name="ro1">
          <table:table-cell office:value-type="string">
            <text:p>Joanne</text:p>
          </table:table-cell>
          <table:table-cell office:value-type="string">
            <text:p>Nolan</text:p>
          </table:table-cell>
          <table:table-cell office:value-type="string">
            <text:p>Female</text:p>
          </table:table-cell>
          <table:table-cell office:value-type="string">
            <text:p>15/02/1998</text:p>
          </table:table-cell>
          <table:table-cell table:formula="of:=[.A1255]&amp;&quot;.&quot;&amp;[.B1255]&amp;&quot;@gmail.com&quot;" office:value-type="string" office:string-value="Joanne.Nolan@gmail.com">
            <text:p>Joanne.Nolan@gmail.com</text:p>
          </table:table-cell>
          <table:table-cell office:value-type="string">
            <text:p>KkGajsXhzPYY</text:p>
          </table:table-cell>
          <table:table-cell/>
        </table:table-row>
        <table:table-row table:style-name="ro1">
          <table:table-cell office:value-type="string">
            <text:p>Maria</text:p>
          </table:table-cell>
          <table:table-cell office:value-type="string">
            <text:p>MacLeod</text:p>
          </table:table-cell>
          <table:table-cell office:value-type="string">
            <text:p>Female</text:p>
          </table:table-cell>
          <table:table-cell office:value-type="string">
            <text:p>18/02/1982</text:p>
          </table:table-cell>
          <table:table-cell table:formula="of:=[.A1256]&amp;&quot;.&quot;&amp;[.B1256]&amp;&quot;@gmail.com&quot;" office:value-type="string" office:string-value="Maria.MacLeod@gmail.com">
            <text:p>Maria.MacLeod@gmail.com</text:p>
          </table:table-cell>
          <table:table-cell office:value-type="string">
            <text:p>R8nMNPFnEqhY</text:p>
          </table:table-cell>
          <table:table-cell/>
        </table:table-row>
        <table:table-row table:style-name="ro1">
          <table:table-cell office:value-type="string">
            <text:p>Penelope</text:p>
          </table:table-cell>
          <table:table-cell office:value-type="string">
            <text:p>Tucker</text:p>
          </table:table-cell>
          <table:table-cell office:value-type="string">
            <text:p>Female</text:p>
          </table:table-cell>
          <table:table-cell office:value-type="string">
            <text:p>14/11/1983</text:p>
          </table:table-cell>
          <table:table-cell table:formula="of:=[.A1257]&amp;&quot;.&quot;&amp;[.B1257]&amp;&quot;@gmail.com&quot;" office:value-type="string" office:string-value="Penelope.Tucker@gmail.com">
            <text:p>Penelope.Tucker@gmail.com</text:p>
          </table:table-cell>
          <table:table-cell office:value-type="string">
            <text:p>HuVyQJ7mek9a</text:p>
          </table:table-cell>
          <table:table-cell/>
        </table:table-row>
        <table:table-row table:style-name="ro1">
          <table:table-cell office:value-type="string">
            <text:p>Andrea</text:p>
          </table:table-cell>
          <table:table-cell office:value-type="string">
            <text:p>Wallace</text:p>
          </table:table-cell>
          <table:table-cell office:value-type="string">
            <text:p>Female</text:p>
          </table:table-cell>
          <table:table-cell office:value-type="string">
            <text:p>30/08/1998</text:p>
          </table:table-cell>
          <table:table-cell table:formula="of:=[.A1258]&amp;&quot;.&quot;&amp;[.B1258]&amp;&quot;@gmail.com&quot;" office:value-type="string" office:string-value="Andrea.Wallace@gmail.com">
            <text:p>Andrea.Wallace@gmail.com</text:p>
          </table:table-cell>
          <table:table-cell office:value-type="string">
            <text:p>MBbjPupm6Uca</text:p>
          </table:table-cell>
          <table:table-cell/>
        </table:table-row>
        <table:table-row table:style-name="ro1">
          <table:table-cell office:value-type="string">
            <text:p>Kimberly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22/01/1980</text:p>
          </table:table-cell>
          <table:table-cell table:formula="of:=[.A1259]&amp;&quot;.&quot;&amp;[.B1259]&amp;&quot;@gmail.com&quot;" office:value-type="string" office:string-value="Kimberly.Newman@gmail.com">
            <text:p>Kimberly.Newman@gmail.com</text:p>
          </table:table-cell>
          <table:table-cell office:value-type="string">
            <text:p>tegyKsnvm7sd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Scott</text:p>
          </table:table-cell>
          <table:table-cell office:value-type="string">
            <text:p>Female</text:p>
          </table:table-cell>
          <table:table-cell office:value-type="string">
            <text:p>21/12/1985</text:p>
          </table:table-cell>
          <table:table-cell table:formula="of:=[.A1260]&amp;&quot;.&quot;&amp;[.B1260]&amp;&quot;@gmail.com&quot;" office:value-type="string" office:string-value="Virginia.Scott@gmail.com">
            <text:p>Virginia.Scott@gmail.com</text:p>
          </table:table-cell>
          <table:table-cell office:value-type="string">
            <text:p>hu3ZvGwhgS4P</text:p>
          </table:table-cell>
          <table:table-cell/>
        </table:table-row>
        <table:table-row table:style-name="ro1">
          <table:table-cell office:value-type="string">
            <text:p>Megan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01/02/2015</text:p>
          </table:table-cell>
          <table:table-cell table:formula="of:=[.A1261]&amp;&quot;.&quot;&amp;[.B1261]&amp;&quot;@gmail.com&quot;" office:value-type="string" office:string-value="Megan.Smith@gmail.com">
            <text:p>Megan.Smith@gmail.com</text:p>
          </table:table-cell>
          <table:table-cell office:value-type="string">
            <text:p>UVn8PTQgmMKL</text:p>
          </table:table-cell>
          <table:table-cell/>
        </table:table-row>
        <table:table-row table:style-name="ro1">
          <table:table-cell office:value-type="string">
            <text:p>Sarah</text:p>
          </table:table-cell>
          <table:table-cell office:value-type="string">
            <text:p>Hodges</text:p>
          </table:table-cell>
          <table:table-cell office:value-type="string">
            <text:p>Female</text:p>
          </table:table-cell>
          <table:table-cell office:value-type="string">
            <text:p>28/10/1977</text:p>
          </table:table-cell>
          <table:table-cell table:formula="of:=[.A1262]&amp;&quot;.&quot;&amp;[.B1262]&amp;&quot;@gmail.com&quot;" office:value-type="string" office:string-value="Sarah.Hodges@gmail.com">
            <text:p>Sarah.Hodges@gmail.com</text:p>
          </table:table-cell>
          <table:table-cell office:value-type="string">
            <text:p>bhNSarUW2vyM</text:p>
          </table:table-cell>
          <table:table-cell/>
        </table:table-row>
        <table:table-row table:style-name="ro1">
          <table:table-cell office:value-type="string">
            <text:p>Anne</text:p>
          </table:table-cell>
          <table:table-cell office:value-type="string">
            <text:p>Short</text:p>
          </table:table-cell>
          <table:table-cell office:value-type="string">
            <text:p>Female</text:p>
          </table:table-cell>
          <table:table-cell office:value-type="string">
            <text:p>02/03/1981</text:p>
          </table:table-cell>
          <table:table-cell table:formula="of:=[.A1263]&amp;&quot;.&quot;&amp;[.B1263]&amp;&quot;@gmail.com&quot;" office:value-type="string" office:string-value="Anne.Short@gmail.com">
            <text:p>Anne.Short@gmail.com</text:p>
          </table:table-cell>
          <table:table-cell office:value-type="string">
            <text:p>tdwYkt5Xw7X9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23/02/2016</text:p>
          </table:table-cell>
          <table:table-cell table:formula="of:=[.A1264]&amp;&quot;.&quot;&amp;[.B1264]&amp;&quot;@gmail.com&quot;" office:value-type="string" office:string-value="Kylie.Brown@gmail.com">
            <text:p>Kylie.Brown@gmail.com</text:p>
          </table:table-cell>
          <table:table-cell office:value-type="string">
            <text:p>N7s6uZkwJT5E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Carr</text:p>
          </table:table-cell>
          <table:table-cell office:value-type="string">
            <text:p>Female</text:p>
          </table:table-cell>
          <table:table-cell office:value-type="string">
            <text:p>06/03/1993</text:p>
          </table:table-cell>
          <table:table-cell table:formula="of:=[.A1265]&amp;&quot;.&quot;&amp;[.B1265]&amp;&quot;@gmail.com&quot;" office:value-type="string" office:string-value="Virginia.Carr@gmail.com">
            <text:p>Virginia.Carr@gmail.com</text:p>
          </table:table-cell>
          <table:table-cell office:value-type="string">
            <text:p>knH5C2xdQFJh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Lawrence</text:p>
          </table:table-cell>
          <table:table-cell office:value-type="string">
            <text:p>Female</text:p>
          </table:table-cell>
          <table:table-cell office:value-type="string">
            <text:p>18/01/1986</text:p>
          </table:table-cell>
          <table:table-cell table:formula="of:=[.A1266]&amp;&quot;.&quot;&amp;[.B1266]&amp;&quot;@gmail.com&quot;" office:value-type="string" office:string-value="Amelia.Lawrence@gmail.com">
            <text:p>Amelia.Lawrence@gmail.com</text:p>
          </table:table-cell>
          <table:table-cell office:value-type="string">
            <text:p>fZuj3LfwbnD9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Ball</text:p>
          </table:table-cell>
          <table:table-cell office:value-type="string">
            <text:p>Female</text:p>
          </table:table-cell>
          <table:table-cell office:value-type="string">
            <text:p>18/05/1989</text:p>
          </table:table-cell>
          <table:table-cell table:formula="of:=[.A1267]&amp;&quot;.&quot;&amp;[.B1267]&amp;&quot;@gmail.com&quot;" office:value-type="string" office:string-value="Deirdre.Ball@gmail.com">
            <text:p>Deirdre.Ball@gmail.com</text:p>
          </table:table-cell>
          <table:table-cell office:value-type="string">
            <text:p>BsRbAcgCYXmm</text:p>
          </table:table-cell>
          <table:table-cell/>
        </table:table-row>
        <table:table-row table:style-name="ro1">
          <table:table-cell office:value-type="string">
            <text:p>Karen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30/04/1977</text:p>
          </table:table-cell>
          <table:table-cell table:formula="of:=[.A1268]&amp;&quot;.&quot;&amp;[.B1268]&amp;&quot;@gmail.com&quot;" office:value-type="string" office:string-value="Karen.Smith@gmail.com">
            <text:p>Karen.Smith@gmail.com</text:p>
          </table:table-cell>
          <table:table-cell office:value-type="string">
            <text:p>vFw2gQWM3qdg</text:p>
          </table:table-cell>
          <table:table-cell/>
        </table:table-row>
        <table:table-row table:style-name="ro1">
          <table:table-cell office:value-type="string">
            <text:p>Ella</text:p>
          </table:table-cell>
          <table:table-cell office:value-type="string">
            <text:p>Baker</text:p>
          </table:table-cell>
          <table:table-cell office:value-type="string">
            <text:p>Female</text:p>
          </table:table-cell>
          <table:table-cell office:value-type="string">
            <text:p>11/06/1972</text:p>
          </table:table-cell>
          <table:table-cell table:formula="of:=[.A1269]&amp;&quot;.&quot;&amp;[.B1269]&amp;&quot;@gmail.com&quot;" office:value-type="string" office:string-value="Ella.Baker@gmail.com">
            <text:p>Ella.Baker@gmail.com</text:p>
          </table:table-cell>
          <table:table-cell office:value-type="string">
            <text:p>LbsdJrh2Kpwr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23/03/2007</text:p>
          </table:table-cell>
          <table:table-cell table:formula="of:=[.A1270]&amp;&quot;.&quot;&amp;[.B1270]&amp;&quot;@gmail.com&quot;" office:value-type="string" office:string-value="Ruth.Quinn@gmail.com">
            <text:p>Ruth.Quinn@gmail.com</text:p>
          </table:table-cell>
          <table:table-cell office:value-type="string">
            <text:p>JY6S35TSLFL7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Paige</text:p>
          </table:table-cell>
          <table:table-cell office:value-type="string">
            <text:p>Female</text:p>
          </table:table-cell>
          <table:table-cell office:value-type="string">
            <text:p>07/07/1986</text:p>
          </table:table-cell>
          <table:table-cell table:formula="of:=[.A1271]&amp;&quot;.&quot;&amp;[.B1271]&amp;&quot;@gmail.com&quot;" office:value-type="string" office:string-value="Felicity.Paige@gmail.com">
            <text:p>Felicity.Paige@gmail.com</text:p>
          </table:table-cell>
          <table:table-cell office:value-type="string">
            <text:p>H5ts6DvJcj3E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Davidson</text:p>
          </table:table-cell>
          <table:table-cell office:value-type="string">
            <text:p>Female</text:p>
          </table:table-cell>
          <table:table-cell office:value-type="string">
            <text:p>25/07/2009</text:p>
          </table:table-cell>
          <table:table-cell table:formula="of:=[.A1272]&amp;&quot;.&quot;&amp;[.B1272]&amp;&quot;@gmail.com&quot;" office:value-type="string" office:string-value="Abigail.Davidson@gmail.com">
            <text:p>Abigail.Davidson@gmail.com</text:p>
          </table:table-cell>
          <table:table-cell office:value-type="string">
            <text:p>EFjMrVAGSk5X</text:p>
          </table:table-cell>
          <table:table-cell/>
        </table:table-row>
        <table:table-row table:style-name="ro1">
          <table:table-cell office:value-type="string">
            <text:p>Andrea</text:p>
          </table:table-cell>
          <table:table-cell office:value-type="string">
            <text:p>Morgan</text:p>
          </table:table-cell>
          <table:table-cell office:value-type="string">
            <text:p>Female</text:p>
          </table:table-cell>
          <table:table-cell office:value-type="string">
            <text:p>23/10/2012</text:p>
          </table:table-cell>
          <table:table-cell table:formula="of:=[.A1273]&amp;&quot;.&quot;&amp;[.B1273]&amp;&quot;@gmail.com&quot;" office:value-type="string" office:string-value="Andrea.Morgan@gmail.com">
            <text:p>Andrea.Morgan@gmail.com</text:p>
          </table:table-cell>
          <table:table-cell office:value-type="string">
            <text:p>tuLSNmDEYBvK</text:p>
          </table:table-cell>
          <table:table-cell/>
        </table:table-row>
        <table:table-row table:style-name="ro1">
          <table:table-cell office:value-type="string">
            <text:p>Jasmine</text:p>
          </table:table-cell>
          <table:table-cell office:value-type="string">
            <text:p>Mathis</text:p>
          </table:table-cell>
          <table:table-cell office:value-type="string">
            <text:p>Female</text:p>
          </table:table-cell>
          <table:table-cell office:value-type="string">
            <text:p>29/07/2006</text:p>
          </table:table-cell>
          <table:table-cell table:formula="of:=[.A1274]&amp;&quot;.&quot;&amp;[.B1274]&amp;&quot;@gmail.com&quot;" office:value-type="string" office:string-value="Jasmine.Mathis@gmail.com">
            <text:p>Jasmine.Mathis@gmail.com</text:p>
          </table:table-cell>
          <table:table-cell office:value-type="string">
            <text:p>XMy5JwwyMzAW</text:p>
          </table:table-cell>
          <table:table-cell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Anderson</text:p>
          </table:table-cell>
          <table:table-cell office:value-type="string">
            <text:p>Female</text:p>
          </table:table-cell>
          <table:table-cell office:value-type="string">
            <text:p>23/03/2007</text:p>
          </table:table-cell>
          <table:table-cell table:formula="of:=[.A1275]&amp;&quot;.&quot;&amp;[.B1275]&amp;&quot;@gmail.com&quot;" office:value-type="string" office:string-value="Stephanie.Anderson@gmail.com">
            <text:p>Stephanie.Anderson@gmail.com</text:p>
          </table:table-cell>
          <table:table-cell office:value-type="string">
            <text:p>mnKvKe7nGUnQ</text:p>
          </table:table-cell>
          <table:table-cell/>
        </table:table-row>
        <table:table-row table:style-name="ro1">
          <table:table-cell office:value-type="string">
            <text:p>Penelope</text:p>
          </table:table-cell>
          <table:table-cell office:value-type="string">
            <text:p>Hodges</text:p>
          </table:table-cell>
          <table:table-cell office:value-type="string">
            <text:p>Female</text:p>
          </table:table-cell>
          <table:table-cell office:value-type="string">
            <text:p>18/06/1980</text:p>
          </table:table-cell>
          <table:table-cell table:formula="of:=[.A1276]&amp;&quot;.&quot;&amp;[.B1276]&amp;&quot;@gmail.com&quot;" office:value-type="string" office:string-value="Penelope.Hodges@gmail.com">
            <text:p>Penelope.Hodges@gmail.com</text:p>
          </table:table-cell>
          <table:table-cell office:value-type="string">
            <text:p>cAndQvg6Cw7F</text:p>
          </table:table-cell>
          <table:table-cell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Butler</text:p>
          </table:table-cell>
          <table:table-cell office:value-type="string">
            <text:p>Female</text:p>
          </table:table-cell>
          <table:table-cell office:value-type="string">
            <text:p>27/12/1992</text:p>
          </table:table-cell>
          <table:table-cell table:formula="of:=[.A1277]&amp;&quot;.&quot;&amp;[.B1277]&amp;&quot;@gmail.com&quot;" office:value-type="string" office:string-value="Stephanie.Butler@gmail.com">
            <text:p>Stephanie.Butler@gmail.com</text:p>
          </table:table-cell>
          <table:table-cell office:value-type="string">
            <text:p>FEZtB7eQZAHC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13/07/1976</text:p>
          </table:table-cell>
          <table:table-cell table:formula="of:=[.A1278]&amp;&quot;.&quot;&amp;[.B1278]&amp;&quot;@gmail.com&quot;" office:value-type="string" office:string-value="Claire.North@gmail.com">
            <text:p>Claire.North@gmail.com</text:p>
          </table:table-cell>
          <table:table-cell office:value-type="string">
            <text:p>279Ve8jmKrwm</text:p>
          </table:table-cell>
          <table:table-cell/>
        </table:table-row>
        <table:table-row table:style-name="ro1">
          <table:table-cell office:value-type="string">
            <text:p>Melanie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28/07/1975</text:p>
          </table:table-cell>
          <table:table-cell table:formula="of:=[.A1279]&amp;&quot;.&quot;&amp;[.B1279]&amp;&quot;@gmail.com&quot;" office:value-type="string" office:string-value="Melanie.Young@gmail.com">
            <text:p>Melanie.Young@gmail.com</text:p>
          </table:table-cell>
          <table:table-cell office:value-type="string">
            <text:p>URE5Wcs8mDZ9</text:p>
          </table:table-cell>
          <table:table-cell/>
        </table:table-row>
        <table:table-row table:style-name="ro1">
          <table:table-cell office:value-type="string">
            <text:p>Katherine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23/04/1998</text:p>
          </table:table-cell>
          <table:table-cell table:formula="of:=[.A1280]&amp;&quot;.&quot;&amp;[.B1280]&amp;&quot;@gmail.com&quot;" office:value-type="string" office:string-value="Katherine.Gill@gmail.com">
            <text:p>Katherine.Gill@gmail.com</text:p>
          </table:table-cell>
          <table:table-cell office:value-type="string">
            <text:p>P4uNub9gTSBQ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Parr</text:p>
          </table:table-cell>
          <table:table-cell office:value-type="string">
            <text:p>Female</text:p>
          </table:table-cell>
          <table:table-cell office:value-type="string">
            <text:p>27/04/2008</text:p>
          </table:table-cell>
          <table:table-cell table:formula="of:=[.A1281]&amp;&quot;.&quot;&amp;[.B1281]&amp;&quot;@gmail.com&quot;" office:value-type="string" office:string-value="Virginia.Parr@gmail.com">
            <text:p>Virginia.Parr@gmail.com</text:p>
          </table:table-cell>
          <table:table-cell office:value-type="string">
            <text:p>U5X4X2fddPmA</text:p>
          </table:table-cell>
          <table:table-cell/>
        </table:table-row>
        <table:table-row table:style-name="ro1">
          <table:table-cell office:value-type="string">
            <text:p>Madeleine</text:p>
          </table:table-cell>
          <table:table-cell office:value-type="string">
            <text:p>Piper</text:p>
          </table:table-cell>
          <table:table-cell office:value-type="string">
            <text:p>Female</text:p>
          </table:table-cell>
          <table:table-cell office:value-type="string">
            <text:p>09/07/1987</text:p>
          </table:table-cell>
          <table:table-cell table:formula="of:=[.A1282]&amp;&quot;.&quot;&amp;[.B1282]&amp;&quot;@gmail.com&quot;" office:value-type="string" office:string-value="Madeleine.Piper@gmail.com">
            <text:p>Madeleine.Piper@gmail.com</text:p>
          </table:table-cell>
          <table:table-cell office:value-type="string">
            <text:p>52HFvEjn8pQ6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Lewis</text:p>
          </table:table-cell>
          <table:table-cell office:value-type="string">
            <text:p>Female</text:p>
          </table:table-cell>
          <table:table-cell office:value-type="string">
            <text:p>22/05/1994</text:p>
          </table:table-cell>
          <table:table-cell table:formula="of:=[.A1283]&amp;&quot;.&quot;&amp;[.B1283]&amp;&quot;@gmail.com&quot;" office:value-type="string" office:string-value="Leah.Lewis@gmail.com">
            <text:p>Leah.Lewis@gmail.com</text:p>
          </table:table-cell>
          <table:table-cell office:value-type="string">
            <text:p>jem7HKWCWUz3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22/03/1997</text:p>
          </table:table-cell>
          <table:table-cell table:formula="of:=[.A1284]&amp;&quot;.&quot;&amp;[.B1284]&amp;&quot;@gmail.com&quot;" office:value-type="string" office:string-value="Rebecca.Welch@gmail.com">
            <text:p>Rebecca.Welch@gmail.com</text:p>
          </table:table-cell>
          <table:table-cell office:value-type="string">
            <text:p>BDuEsepUmBsN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Mitchell</text:p>
          </table:table-cell>
          <table:table-cell office:value-type="string">
            <text:p>Female</text:p>
          </table:table-cell>
          <table:table-cell office:value-type="string">
            <text:p>19/02/2011</text:p>
          </table:table-cell>
          <table:table-cell table:formula="of:=[.A1285]&amp;&quot;.&quot;&amp;[.B1285]&amp;&quot;@gmail.com&quot;" office:value-type="string" office:string-value="Sally.Mitchell@gmail.com">
            <text:p>Sally.Mitchell@gmail.com</text:p>
          </table:table-cell>
          <table:table-cell office:value-type="string">
            <text:p>CMEbNzeGsNvC</text:p>
          </table:table-cell>
          <table:table-cell/>
        </table:table-row>
        <table:table-row table:style-name="ro1">
          <table:table-cell office:value-type="string">
            <text:p>Amanda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12/02/1985</text:p>
          </table:table-cell>
          <table:table-cell table:formula="of:=[.A1286]&amp;&quot;.&quot;&amp;[.B1286]&amp;&quot;@gmail.com&quot;" office:value-type="string" office:string-value="Amanda.Roberts@gmail.com">
            <text:p>Amanda.Roberts@gmail.com</text:p>
          </table:table-cell>
          <table:table-cell office:value-type="string">
            <text:p>Ayf9pY5bQxkw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24/08/1978</text:p>
          </table:table-cell>
          <table:table-cell table:formula="of:=[.A1287]&amp;&quot;.&quot;&amp;[.B1287]&amp;&quot;@gmail.com&quot;" office:value-type="string" office:string-value="Sophie.Thomson@gmail.com">
            <text:p>Sophie.Thomson@gmail.com</text:p>
          </table:table-cell>
          <table:table-cell office:value-type="string">
            <text:p>qG7c3PGSCByc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07/04/2006</text:p>
          </table:table-cell>
          <table:table-cell table:formula="of:=[.A1288]&amp;&quot;.&quot;&amp;[.B1288]&amp;&quot;@gmail.com&quot;" office:value-type="string" office:string-value="Una.Brown@gmail.com">
            <text:p>Una.Brown@gmail.com</text:p>
          </table:table-cell>
          <table:table-cell office:value-type="string">
            <text:p>VEQdp3dshDn3</text:p>
          </table:table-cell>
          <table:table-cell/>
        </table:table-row>
        <table:table-row table:style-name="ro1">
          <table:table-cell office:value-type="string">
            <text:p>Madeleine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27/10/1996</text:p>
          </table:table-cell>
          <table:table-cell table:formula="of:=[.A1289]&amp;&quot;.&quot;&amp;[.B1289]&amp;&quot;@gmail.com&quot;" office:value-type="string" office:string-value="Madeleine.Young@gmail.com">
            <text:p>Madeleine.Young@gmail.com</text:p>
          </table:table-cell>
          <table:table-cell office:value-type="string">
            <text:p>RqvXZy2a5nj5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29/02/1976</text:p>
          </table:table-cell>
          <table:table-cell table:formula="of:=[.A1290]&amp;&quot;.&quot;&amp;[.B1290]&amp;&quot;@gmail.com&quot;" office:value-type="string" office:string-value="Bernadette.Robertson@gmail.com">
            <text:p>Bernadette.Robertson@gmail.com</text:p>
          </table:table-cell>
          <table:table-cell office:value-type="string">
            <text:p>aAdEUmeQYqT6</text:p>
          </table:table-cell>
          <table:table-cell/>
        </table:table-row>
        <table:table-row table:style-name="ro1">
          <table:table-cell office:value-type="string">
            <text:p>Penelope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17/01/2009</text:p>
          </table:table-cell>
          <table:table-cell table:formula="of:=[.A1291]&amp;&quot;.&quot;&amp;[.B1291]&amp;&quot;@gmail.com&quot;" office:value-type="string" office:string-value="Penelope.North@gmail.com">
            <text:p>Penelope.North@gmail.com</text:p>
          </table:table-cell>
          <table:table-cell office:value-type="string">
            <text:p>XQbqsjUARUxN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Mackenzie</text:p>
          </table:table-cell>
          <table:table-cell office:value-type="string">
            <text:p>Female</text:p>
          </table:table-cell>
          <table:table-cell office:value-type="string">
            <text:p>05/04/1999</text:p>
          </table:table-cell>
          <table:table-cell table:formula="of:=[.A1292]&amp;&quot;.&quot;&amp;[.B1292]&amp;&quot;@gmail.com&quot;" office:value-type="string" office:string-value="Abigail.Mackenzie@gmail.com">
            <text:p>Abigail.Mackenzie@gmail.com</text:p>
          </table:table-cell>
          <table:table-cell office:value-type="string">
            <text:p>QENr5TXcxfGA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Ferguson</text:p>
          </table:table-cell>
          <table:table-cell office:value-type="string">
            <text:p>Female</text:p>
          </table:table-cell>
          <table:table-cell office:value-type="string">
            <text:p>12/11/1988</text:p>
          </table:table-cell>
          <table:table-cell table:formula="of:=[.A1293]&amp;&quot;.&quot;&amp;[.B1293]&amp;&quot;@gmail.com&quot;" office:value-type="string" office:string-value="Ruth.Ferguson@gmail.com">
            <text:p>Ruth.Ferguson@gmail.com</text:p>
          </table:table-cell>
          <table:table-cell office:value-type="string">
            <text:p>zLbVC8sX2S8v</text:p>
          </table:table-cell>
          <table:table-cell/>
        </table:table-row>
        <table:table-row table:style-name="ro1">
          <table:table-cell office:value-type="string">
            <text:p>Julia</text:p>
          </table:table-cell>
          <table:table-cell office:value-type="string">
            <text:p>Bailey</text:p>
          </table:table-cell>
          <table:table-cell office:value-type="string">
            <text:p>Female</text:p>
          </table:table-cell>
          <table:table-cell office:value-type="string">
            <text:p>18/10/1994</text:p>
          </table:table-cell>
          <table:table-cell table:formula="of:=[.A1294]&amp;&quot;.&quot;&amp;[.B1294]&amp;&quot;@gmail.com&quot;" office:value-type="string" office:string-value="Julia.Bailey@gmail.com">
            <text:p>Julia.Bailey@gmail.com</text:p>
          </table:table-cell>
          <table:table-cell office:value-type="string">
            <text:p>SFZtakw69Kwf</text:p>
          </table:table-cell>
          <table:table-cell/>
        </table:table-row>
        <table:table-row table:style-name="ro1">
          <table:table-cell office:value-type="string">
            <text:p>Tracey</text:p>
          </table:table-cell>
          <table:table-cell office:value-type="string">
            <text:p>Paterson</text:p>
          </table:table-cell>
          <table:table-cell office:value-type="string">
            <text:p>Female</text:p>
          </table:table-cell>
          <table:table-cell office:value-type="string">
            <text:p>08/02/1977</text:p>
          </table:table-cell>
          <table:table-cell table:formula="of:=[.A1295]&amp;&quot;.&quot;&amp;[.B1295]&amp;&quot;@gmail.com&quot;" office:value-type="string" office:string-value="Tracey.Paterson@gmail.com">
            <text:p>Tracey.Paterson@gmail.com</text:p>
          </table:table-cell>
          <table:table-cell office:value-type="string">
            <text:p>xFnJfHYCzBqu</text:p>
          </table:table-cell>
          <table:table-cell/>
        </table:table-row>
        <table:table-row table:style-name="ro1">
          <table:table-cell office:value-type="string">
            <text:p>Caroline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18/06/1989</text:p>
          </table:table-cell>
          <table:table-cell table:formula="of:=[.A1296]&amp;&quot;.&quot;&amp;[.B1296]&amp;&quot;@gmail.com&quot;" office:value-type="string" office:string-value="Caroline.North@gmail.com">
            <text:p>Caroline.North@gmail.com</text:p>
          </table:table-cell>
          <table:table-cell office:value-type="string">
            <text:p>QRCFn7JS4rc6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Langdon</text:p>
          </table:table-cell>
          <table:table-cell office:value-type="string">
            <text:p>Female</text:p>
          </table:table-cell>
          <table:table-cell office:value-type="string">
            <text:p>10/05/1972</text:p>
          </table:table-cell>
          <table:table-cell table:formula="of:=[.A1297]&amp;&quot;.&quot;&amp;[.B1297]&amp;&quot;@gmail.com&quot;" office:value-type="string" office:string-value="Irene.Langdon@gmail.com">
            <text:p>Irene.Langdon@gmail.com</text:p>
          </table:table-cell>
          <table:table-cell office:value-type="string">
            <text:p>fHuMJCXLHRs4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28/11/1974</text:p>
          </table:table-cell>
          <table:table-cell table:formula="of:=[.A1298]&amp;&quot;.&quot;&amp;[.B1298]&amp;&quot;@gmail.com&quot;" office:value-type="string" office:string-value="Una.Russell@gmail.com">
            <text:p>Una.Russell@gmail.com</text:p>
          </table:table-cell>
          <table:table-cell office:value-type="string">
            <text:p>7tDduUsdg4mz</text:p>
          </table:table-cell>
          <table:table-cell/>
        </table:table-row>
        <table:table-row table:style-name="ro1">
          <table:table-cell office:value-type="string">
            <text:p>Yvonne</text:p>
          </table:table-cell>
          <table:table-cell office:value-type="string">
            <text:p>White</text:p>
          </table:table-cell>
          <table:table-cell office:value-type="string">
            <text:p>Female</text:p>
          </table:table-cell>
          <table:table-cell office:value-type="string">
            <text:p>08/08/1978</text:p>
          </table:table-cell>
          <table:table-cell table:formula="of:=[.A1299]&amp;&quot;.&quot;&amp;[.B1299]&amp;&quot;@gmail.com&quot;" office:value-type="string" office:string-value="Yvonne.White@gmail.com">
            <text:p>Yvonne.White@gmail.com</text:p>
          </table:table-cell>
          <table:table-cell office:value-type="string">
            <text:p>RjjAS5D9Yjzs</text:p>
          </table:table-cell>
          <table:table-cell/>
        </table:table-row>
        <table:table-row table:style-name="ro1">
          <table:table-cell office:value-type="string">
            <text:p>Audrey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03/10/1985</text:p>
          </table:table-cell>
          <table:table-cell table:formula="of:=[.A1300]&amp;&quot;.&quot;&amp;[.B1300]&amp;&quot;@gmail.com&quot;" office:value-type="string" office:string-value="Audrey.Burgess@gmail.com">
            <text:p>Audrey.Burgess@gmail.com</text:p>
          </table:table-cell>
          <table:table-cell office:value-type="string">
            <text:p>NGfxtU4zZBsw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Berry</text:p>
          </table:table-cell>
          <table:table-cell office:value-type="string">
            <text:p>Female</text:p>
          </table:table-cell>
          <table:table-cell office:value-type="string">
            <text:p>27/01/1980</text:p>
          </table:table-cell>
          <table:table-cell table:formula="of:=[.A1301]&amp;&quot;.&quot;&amp;[.B1301]&amp;&quot;@gmail.com&quot;" office:value-type="string" office:string-value="Rose.Berry@gmail.com">
            <text:p>Rose.Berry@gmail.com</text:p>
          </table:table-cell>
          <table:table-cell office:value-type="string">
            <text:p>rJJm5MUw3jkp</text:p>
          </table:table-cell>
          <table:table-cell/>
        </table:table-row>
        <table:table-row table:style-name="ro1">
          <table:table-cell office:value-type="string">
            <text:p>Andrea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24/10/1984</text:p>
          </table:table-cell>
          <table:table-cell table:formula="of:=[.A1302]&amp;&quot;.&quot;&amp;[.B1302]&amp;&quot;@gmail.com&quot;" office:value-type="string" office:string-value="Andrea.Newman@gmail.com">
            <text:p>Andrea.Newman@gmail.com</text:p>
          </table:table-cell>
          <table:table-cell office:value-type="string">
            <text:p>FqaPHFy2YTK2</text:p>
          </table:table-cell>
          <table:table-cell/>
        </table:table-row>
        <table:table-row table:style-name="ro1">
          <table:table-cell office:value-type="string">
            <text:p>Amy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18/06/1996</text:p>
          </table:table-cell>
          <table:table-cell table:formula="of:=[.A1303]&amp;&quot;.&quot;&amp;[.B1303]&amp;&quot;@gmail.com&quot;" office:value-type="string" office:string-value="Amy.Welch@gmail.com">
            <text:p>Amy.Welch@gmail.com</text:p>
          </table:table-cell>
          <table:table-cell office:value-type="string">
            <text:p>TnBUjpQcgMHd</text:p>
          </table:table-cell>
          <table:table-cell/>
        </table:table-row>
        <table:table-row table:style-name="ro1">
          <table:table-cell office:value-type="string">
            <text:p>Madeleine</text:p>
          </table:table-cell>
          <table:table-cell office:value-type="string">
            <text:p>Clark</text:p>
          </table:table-cell>
          <table:table-cell office:value-type="string">
            <text:p>Female</text:p>
          </table:table-cell>
          <table:table-cell office:value-type="string">
            <text:p>04/12/1979</text:p>
          </table:table-cell>
          <table:table-cell table:formula="of:=[.A1304]&amp;&quot;.&quot;&amp;[.B1304]&amp;&quot;@gmail.com&quot;" office:value-type="string" office:string-value="Madeleine.Clark@gmail.com">
            <text:p>Madeleine.Clark@gmail.com</text:p>
          </table:table-cell>
          <table:table-cell office:value-type="string">
            <text:p>5zZ2gnPzJbBb</text:p>
          </table:table-cell>
          <table:table-cell/>
        </table:table-row>
        <table:table-row table:style-name="ro1">
          <table:table-cell office:value-type="string">
            <text:p>Tracey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03/09/1975</text:p>
          </table:table-cell>
          <table:table-cell table:formula="of:=[.A1305]&amp;&quot;.&quot;&amp;[.B1305]&amp;&quot;@gmail.com&quot;" office:value-type="string" office:string-value="Tracey.Dyer@gmail.com">
            <text:p>Tracey.Dyer@gmail.com</text:p>
          </table:table-cell>
          <table:table-cell office:value-type="string">
            <text:p>8nujR58nJVSa</text:p>
          </table:table-cell>
          <table:table-cell/>
        </table:table-row>
        <table:table-row table:style-name="ro1">
          <table:table-cell office:value-type="string">
            <text:p>Zoe</text:p>
          </table:table-cell>
          <table:table-cell office:value-type="string">
            <text:p>Ball</text:p>
          </table:table-cell>
          <table:table-cell office:value-type="string">
            <text:p>Female</text:p>
          </table:table-cell>
          <table:table-cell office:value-type="string">
            <text:p>13/03/2010</text:p>
          </table:table-cell>
          <table:table-cell table:formula="of:=[.A1306]&amp;&quot;.&quot;&amp;[.B1306]&amp;&quot;@gmail.com&quot;" office:value-type="string" office:string-value="Zoe.Ball@gmail.com">
            <text:p>Zoe.Ball@gmail.com</text:p>
          </table:table-cell>
          <table:table-cell office:value-type="string">
            <text:p>RjrRBykmH4fw</text:p>
          </table:table-cell>
          <table:table-cell/>
        </table:table-row>
        <table:table-row table:style-name="ro1">
          <table:table-cell office:value-type="string">
            <text:p>Carolyn</text:p>
          </table:table-cell>
          <table:table-cell office:value-type="string">
            <text:p>Churchill</text:p>
          </table:table-cell>
          <table:table-cell office:value-type="string">
            <text:p>Female</text:p>
          </table:table-cell>
          <table:table-cell office:value-type="string">
            <text:p>28/01/2016</text:p>
          </table:table-cell>
          <table:table-cell table:formula="of:=[.A1307]&amp;&quot;.&quot;&amp;[.B1307]&amp;&quot;@gmail.com&quot;" office:value-type="string" office:string-value="Carolyn.Churchill@gmail.com">
            <text:p>Carolyn.Churchill@gmail.com</text:p>
          </table:table-cell>
          <table:table-cell office:value-type="string">
            <text:p>fNAWGEennKpq</text:p>
          </table:table-cell>
          <table:table-cell/>
        </table:table-row>
        <table:table-row table:style-name="ro1">
          <table:table-cell office:value-type="string">
            <text:p>Alexandra</text:p>
          </table:table-cell>
          <table:table-cell office:value-type="string">
            <text:p>Churchill</text:p>
          </table:table-cell>
          <table:table-cell office:value-type="string">
            <text:p>Female</text:p>
          </table:table-cell>
          <table:table-cell office:value-type="string">
            <text:p>28/08/1974</text:p>
          </table:table-cell>
          <table:table-cell table:formula="of:=[.A1308]&amp;&quot;.&quot;&amp;[.B1308]&amp;&quot;@gmail.com&quot;" office:value-type="string" office:string-value="Alexandra.Churchill@gmail.com">
            <text:p>Alexandra.Churchill@gmail.com</text:p>
          </table:table-cell>
          <table:table-cell office:value-type="string">
            <text:p>fqtR8XBkm76H</text:p>
          </table:table-cell>
          <table:table-cell/>
        </table:table-row>
        <table:table-row table:style-name="ro1">
          <table:table-cell office:value-type="string">
            <text:p>Wanda</text:p>
          </table:table-cell>
          <table:table-cell office:value-type="string">
            <text:p>Hill</text:p>
          </table:table-cell>
          <table:table-cell office:value-type="string">
            <text:p>Female</text:p>
          </table:table-cell>
          <table:table-cell office:value-type="string">
            <text:p>13/09/1989</text:p>
          </table:table-cell>
          <table:table-cell table:formula="of:=[.A1309]&amp;&quot;.&quot;&amp;[.B1309]&amp;&quot;@gmail.com&quot;" office:value-type="string" office:string-value="Wanda.Hill@gmail.com">
            <text:p>Wanda.Hill@gmail.com</text:p>
          </table:table-cell>
          <table:table-cell office:value-type="string">
            <text:p>h3U4VKhXpjmd</text:p>
          </table:table-cell>
          <table:table-cell/>
        </table:table-row>
        <table:table-row table:style-name="ro1">
          <table:table-cell office:value-type="string">
            <text:p>Joan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01/11/1998</text:p>
          </table:table-cell>
          <table:table-cell table:formula="of:=[.A1310]&amp;&quot;.&quot;&amp;[.B1310]&amp;&quot;@gmail.com&quot;" office:value-type="string" office:string-value="Joan.Welch@gmail.com">
            <text:p>Joan.Welch@gmail.com</text:p>
          </table:table-cell>
          <table:table-cell office:value-type="string">
            <text:p>MbHGnYNwSpuR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May</text:p>
          </table:table-cell>
          <table:table-cell office:value-type="string">
            <text:p>Female</text:p>
          </table:table-cell>
          <table:table-cell office:value-type="string">
            <text:p>20/08/1987</text:p>
          </table:table-cell>
          <table:table-cell table:formula="of:=[.A1311]&amp;&quot;.&quot;&amp;[.B1311]&amp;&quot;@gmail.com&quot;" office:value-type="string" office:string-value="Sophie.May@gmail.com">
            <text:p>Sophie.May@gmail.com</text:p>
          </table:table-cell>
          <table:table-cell office:value-type="string">
            <text:p>MYw5qEa4gUCd</text:p>
          </table:table-cell>
          <table:table-cell/>
        </table:table-row>
        <table:table-row table:style-name="ro1">
          <table:table-cell office:value-type="string">
            <text:p>Rachel</text:p>
          </table:table-cell>
          <table:table-cell office:value-type="string">
            <text:p>Butler</text:p>
          </table:table-cell>
          <table:table-cell office:value-type="string">
            <text:p>Female</text:p>
          </table:table-cell>
          <table:table-cell office:value-type="string">
            <text:p>08/08/1987</text:p>
          </table:table-cell>
          <table:table-cell table:formula="of:=[.A1312]&amp;&quot;.&quot;&amp;[.B1312]&amp;&quot;@gmail.com&quot;" office:value-type="string" office:string-value="Rachel.Butler@gmail.com">
            <text:p>Rachel.Butler@gmail.com</text:p>
          </table:table-cell>
          <table:table-cell office:value-type="string">
            <text:p>TwdfZdMDGnUe</text:p>
          </table:table-cell>
          <table:table-cell/>
        </table:table-row>
        <table:table-row table:style-name="ro1">
          <table:table-cell office:value-type="string">
            <text:p>Theresa</text:p>
          </table:table-cell>
          <table:table-cell office:value-type="string">
            <text:p>Parr</text:p>
          </table:table-cell>
          <table:table-cell office:value-type="string">
            <text:p>Female</text:p>
          </table:table-cell>
          <table:table-cell office:value-type="string">
            <text:p>20/03/1992</text:p>
          </table:table-cell>
          <table:table-cell table:formula="of:=[.A1313]&amp;&quot;.&quot;&amp;[.B1313]&amp;&quot;@gmail.com&quot;" office:value-type="string" office:string-value="Theresa.Parr@gmail.com">
            <text:p>Theresa.Parr@gmail.com</text:p>
          </table:table-cell>
          <table:table-cell office:value-type="string">
            <text:p>N6WTf4WuzM2z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Butler</text:p>
          </table:table-cell>
          <table:table-cell office:value-type="string">
            <text:p>Female</text:p>
          </table:table-cell>
          <table:table-cell office:value-type="string">
            <text:p>24/11/1991</text:p>
          </table:table-cell>
          <table:table-cell table:formula="of:=[.A1314]&amp;&quot;.&quot;&amp;[.B1314]&amp;&quot;@gmail.com&quot;" office:value-type="string" office:string-value="Olivia.Butler@gmail.com">
            <text:p>Olivia.Butler@gmail.com</text:p>
          </table:table-cell>
          <table:table-cell office:value-type="string">
            <text:p>gpsyTghV3ShK</text:p>
          </table:table-cell>
          <table:table-cell/>
        </table:table-row>
        <table:table-row table:style-name="ro1">
          <table:table-cell office:value-type="string">
            <text:p>Joanne</text:p>
          </table:table-cell>
          <table:table-cell office:value-type="string">
            <text:p>Clarkson</text:p>
          </table:table-cell>
          <table:table-cell office:value-type="string">
            <text:p>Female</text:p>
          </table:table-cell>
          <table:table-cell office:value-type="string">
            <text:p>18/04/2007</text:p>
          </table:table-cell>
          <table:table-cell table:formula="of:=[.A1315]&amp;&quot;.&quot;&amp;[.B1315]&amp;&quot;@gmail.com&quot;" office:value-type="string" office:string-value="Joanne.Clarkson@gmail.com">
            <text:p>Joanne.Clarkson@gmail.com</text:p>
          </table:table-cell>
          <table:table-cell office:value-type="string">
            <text:p>FwKfYqTFNWfd</text:p>
          </table:table-cell>
          <table:table-cell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Edmunds</text:p>
          </table:table-cell>
          <table:table-cell office:value-type="string">
            <text:p>Female</text:p>
          </table:table-cell>
          <table:table-cell office:value-type="string">
            <text:p>03/05/1987</text:p>
          </table:table-cell>
          <table:table-cell table:formula="of:=[.A1316]&amp;&quot;.&quot;&amp;[.B1316]&amp;&quot;@gmail.com&quot;" office:value-type="string" office:string-value="Stephanie.Edmunds@gmail.com">
            <text:p>Stephanie.Edmunds@gmail.com</text:p>
          </table:table-cell>
          <table:table-cell office:value-type="string">
            <text:p>FmDc76fZZCjP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Nash</text:p>
          </table:table-cell>
          <table:table-cell office:value-type="string">
            <text:p>Female</text:p>
          </table:table-cell>
          <table:table-cell office:value-type="string">
            <text:p>29/04/1974</text:p>
          </table:table-cell>
          <table:table-cell table:formula="of:=[.A1317]&amp;&quot;.&quot;&amp;[.B1317]&amp;&quot;@gmail.com&quot;" office:value-type="string" office:string-value="Rebecca.Nash@gmail.com">
            <text:p>Rebecca.Nash@gmail.com</text:p>
          </table:table-cell>
          <table:table-cell office:value-type="string">
            <text:p>W7CEpHhDyj9A</text:p>
          </table:table-cell>
          <table:table-cell/>
        </table:table-row>
        <table:table-row table:style-name="ro1">
          <table:table-cell office:value-type="string">
            <text:p>Natalie</text:p>
          </table:table-cell>
          <table:table-cell office:value-type="string">
            <text:p>Peters</text:p>
          </table:table-cell>
          <table:table-cell office:value-type="string">
            <text:p>Female</text:p>
          </table:table-cell>
          <table:table-cell office:value-type="string">
            <text:p>27/11/2005</text:p>
          </table:table-cell>
          <table:table-cell table:formula="of:=[.A1318]&amp;&quot;.&quot;&amp;[.B1318]&amp;&quot;@gmail.com&quot;" office:value-type="string" office:string-value="Natalie.Peters@gmail.com">
            <text:p>Natalie.Peters@gmail.com</text:p>
          </table:table-cell>
          <table:table-cell office:value-type="string">
            <text:p>rctuKa9vkWNv</text:p>
          </table:table-cell>
          <table:table-cell/>
        </table:table-row>
        <table:table-row table:style-name="ro1">
          <table:table-cell office:value-type="string">
            <text:p>Alexandra</text:p>
          </table:table-cell>
          <table:table-cell office:value-type="string">
            <text:p>Martin</text:p>
          </table:table-cell>
          <table:table-cell office:value-type="string">
            <text:p>Female</text:p>
          </table:table-cell>
          <table:table-cell office:value-type="string">
            <text:p>17/06/1975</text:p>
          </table:table-cell>
          <table:table-cell table:formula="of:=[.A1319]&amp;&quot;.&quot;&amp;[.B1319]&amp;&quot;@gmail.com&quot;" office:value-type="string" office:string-value="Alexandra.Martin@gmail.com">
            <text:p>Alexandra.Martin@gmail.com</text:p>
          </table:table-cell>
          <table:table-cell office:value-type="string">
            <text:p>aKNBXmREfMvz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18/08/1992</text:p>
          </table:table-cell>
          <table:table-cell table:formula="of:=[.A1320]&amp;&quot;.&quot;&amp;[.B1320]&amp;&quot;@gmail.com&quot;" office:value-type="string" office:string-value="Irene.Gill@gmail.com">
            <text:p>Irene.Gill@gmail.com</text:p>
          </table:table-cell>
          <table:table-cell office:value-type="string">
            <text:p>Lb7Xbw29CtWq</text:p>
          </table:table-cell>
          <table:table-cell/>
        </table:table-row>
        <table:table-row table:style-name="ro1">
          <table:table-cell office:value-type="string">
            <text:p>Jasmine</text:p>
          </table:table-cell>
          <table:table-cell office:value-type="string">
            <text:p>Knox</text:p>
          </table:table-cell>
          <table:table-cell office:value-type="string">
            <text:p>Female</text:p>
          </table:table-cell>
          <table:table-cell office:value-type="string">
            <text:p>26/01/2007</text:p>
          </table:table-cell>
          <table:table-cell table:formula="of:=[.A1321]&amp;&quot;.&quot;&amp;[.B1321]&amp;&quot;@gmail.com&quot;" office:value-type="string" office:string-value="Jasmine.Knox@gmail.com">
            <text:p>Jasmine.Knox@gmail.com</text:p>
          </table:table-cell>
          <table:table-cell office:value-type="string">
            <text:p>tnmDRxjRmTGq</text:p>
          </table:table-cell>
          <table:table-cell/>
        </table:table-row>
        <table:table-row table:style-name="ro1">
          <table:table-cell office:value-type="string">
            <text:p>Amy</text:p>
          </table:table-cell>
          <table:table-cell office:value-type="string">
            <text:p>Dickens</text:p>
          </table:table-cell>
          <table:table-cell office:value-type="string">
            <text:p>Female</text:p>
          </table:table-cell>
          <table:table-cell office:value-type="string">
            <text:p>14/10/2000</text:p>
          </table:table-cell>
          <table:table-cell table:formula="of:=[.A1322]&amp;&quot;.&quot;&amp;[.B1322]&amp;&quot;@gmail.com&quot;" office:value-type="string" office:string-value="Amy.Dickens@gmail.com">
            <text:p>Amy.Dickens@gmail.com</text:p>
          </table:table-cell>
          <table:table-cell office:value-type="string">
            <text:p>evhkYzbSvvfw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Nolan</text:p>
          </table:table-cell>
          <table:table-cell office:value-type="string">
            <text:p>Female</text:p>
          </table:table-cell>
          <table:table-cell office:value-type="string">
            <text:p>08/08/1984</text:p>
          </table:table-cell>
          <table:table-cell table:formula="of:=[.A1323]&amp;&quot;.&quot;&amp;[.B1323]&amp;&quot;@gmail.com&quot;" office:value-type="string" office:string-value="Una.Nolan@gmail.com">
            <text:p>Una.Nolan@gmail.com</text:p>
          </table:table-cell>
          <table:table-cell office:value-type="string">
            <text:p>MRhfJDvXKcPC</text:p>
          </table:table-cell>
          <table:table-cell/>
        </table:table-row>
        <table:table-row table:style-name="ro1">
          <table:table-cell office:value-type="string">
            <text:p>Victoria</text:p>
          </table:table-cell>
          <table:table-cell office:value-type="string">
            <text:p>Rutherford</text:p>
          </table:table-cell>
          <table:table-cell office:value-type="string">
            <text:p>Female</text:p>
          </table:table-cell>
          <table:table-cell office:value-type="string">
            <text:p>16/07/1996</text:p>
          </table:table-cell>
          <table:table-cell table:formula="of:=[.A1324]&amp;&quot;.&quot;&amp;[.B1324]&amp;&quot;@gmail.com&quot;" office:value-type="string" office:string-value="Victoria.Rutherford@gmail.com">
            <text:p>Victoria.Rutherford@gmail.com</text:p>
          </table:table-cell>
          <table:table-cell office:value-type="string">
            <text:p>kuv9P6RmuKT3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Forsyth</text:p>
          </table:table-cell>
          <table:table-cell office:value-type="string">
            <text:p>Female</text:p>
          </table:table-cell>
          <table:table-cell office:value-type="string">
            <text:p>27/04/1984</text:p>
          </table:table-cell>
          <table:table-cell table:formula="of:=[.A1325]&amp;&quot;.&quot;&amp;[.B1325]&amp;&quot;@gmail.com&quot;" office:value-type="string" office:string-value="Kylie.Forsyth@gmail.com">
            <text:p>Kylie.Forsyth@gmail.com</text:p>
          </table:table-cell>
          <table:table-cell office:value-type="string">
            <text:p>B8QrwJmdjwGk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Morgan</text:p>
          </table:table-cell>
          <table:table-cell office:value-type="string">
            <text:p>Female</text:p>
          </table:table-cell>
          <table:table-cell office:value-type="string">
            <text:p>08/07/1973</text:p>
          </table:table-cell>
          <table:table-cell table:formula="of:=[.A1326]&amp;&quot;.&quot;&amp;[.B1326]&amp;&quot;@gmail.com&quot;" office:value-type="string" office:string-value="Leah.Morgan@gmail.com">
            <text:p>Leah.Morgan@gmail.com</text:p>
          </table:table-cell>
          <table:table-cell office:value-type="string">
            <text:p>ZAbBP6GQvFCp</text:p>
          </table:table-cell>
          <table:table-cell/>
        </table:table-row>
        <table:table-row table:style-name="ro1">
          <table:table-cell office:value-type="string">
            <text:p>Theresa</text:p>
          </table:table-cell>
          <table:table-cell office:value-type="string">
            <text:p>Knox</text:p>
          </table:table-cell>
          <table:table-cell office:value-type="string">
            <text:p>Female</text:p>
          </table:table-cell>
          <table:table-cell office:value-type="string">
            <text:p>14/10/1988</text:p>
          </table:table-cell>
          <table:table-cell table:formula="of:=[.A1327]&amp;&quot;.&quot;&amp;[.B1327]&amp;&quot;@gmail.com&quot;" office:value-type="string" office:string-value="Theresa.Knox@gmail.com">
            <text:p>Theresa.Knox@gmail.com</text:p>
          </table:table-cell>
          <table:table-cell office:value-type="string">
            <text:p>hbFc46LkUwn8</text:p>
          </table:table-cell>
          <table:table-cell/>
        </table:table-row>
        <table:table-row table:style-name="ro1">
          <table:table-cell office:value-type="string">
            <text:p>Sarah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12/11/1997</text:p>
          </table:table-cell>
          <table:table-cell table:formula="of:=[.A1328]&amp;&quot;.&quot;&amp;[.B1328]&amp;&quot;@gmail.com&quot;" office:value-type="string" office:string-value="Sarah.Brown@gmail.com">
            <text:p>Sarah.Brown@gmail.com</text:p>
          </table:table-cell>
          <table:table-cell office:value-type="string">
            <text:p>nLpVePtGx6yC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Rampling</text:p>
          </table:table-cell>
          <table:table-cell office:value-type="string">
            <text:p>Female</text:p>
          </table:table-cell>
          <table:table-cell office:value-type="string">
            <text:p>17/11/1994</text:p>
          </table:table-cell>
          <table:table-cell table:formula="of:=[.A1329]&amp;&quot;.&quot;&amp;[.B1329]&amp;&quot;@gmail.com&quot;" office:value-type="string" office:string-value="Ava.Rampling@gmail.com">
            <text:p>Ava.Rampling@gmail.com</text:p>
          </table:table-cell>
          <table:table-cell office:value-type="string">
            <text:p>qgUGbYT8xyNS</text:p>
          </table:table-cell>
          <table:table-cell/>
        </table:table-row>
        <table:table-row table:style-name="ro1">
          <table:table-cell office:value-type="string">
            <text:p>Dorothy</text:p>
          </table:table-cell>
          <table:table-cell office:value-type="string">
            <text:p>Davies</text:p>
          </table:table-cell>
          <table:table-cell office:value-type="string">
            <text:p>Female</text:p>
          </table:table-cell>
          <table:table-cell office:value-type="string">
            <text:p>02/08/1985</text:p>
          </table:table-cell>
          <table:table-cell table:formula="of:=[.A1330]&amp;&quot;.&quot;&amp;[.B1330]&amp;&quot;@gmail.com&quot;" office:value-type="string" office:string-value="Dorothy.Davies@gmail.com">
            <text:p>Dorothy.Davies@gmail.com</text:p>
          </table:table-cell>
          <table:table-cell office:value-type="string">
            <text:p>LHS3MybgYvFh</text:p>
          </table:table-cell>
          <table:table-cell/>
        </table:table-row>
        <table:table-row table:style-name="ro1">
          <table:table-cell office:value-type="string">
            <text:p>Emily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26/02/1985</text:p>
          </table:table-cell>
          <table:table-cell table:formula="of:=[.A1331]&amp;&quot;.&quot;&amp;[.B1331]&amp;&quot;@gmail.com&quot;" office:value-type="string" office:string-value="Emily.Johnston@gmail.com">
            <text:p>Emily.Johnston@gmail.com</text:p>
          </table:table-cell>
          <table:table-cell office:value-type="string">
            <text:p>7pPrhVtpc3KQ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29/08/1988</text:p>
          </table:table-cell>
          <table:table-cell table:formula="of:=[.A1332]&amp;&quot;.&quot;&amp;[.B1332]&amp;&quot;@gmail.com&quot;" office:value-type="string" office:string-value="Michelle.Johnston@gmail.com">
            <text:p>Michelle.Johnston@gmail.com</text:p>
          </table:table-cell>
          <table:table-cell office:value-type="string">
            <text:p>ZgYjFGYngKcZ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Glover</text:p>
          </table:table-cell>
          <table:table-cell office:value-type="string">
            <text:p>Female</text:p>
          </table:table-cell>
          <table:table-cell office:value-type="string">
            <text:p>29/07/1998</text:p>
          </table:table-cell>
          <table:table-cell table:formula="of:=[.A1333]&amp;&quot;.&quot;&amp;[.B1333]&amp;&quot;@gmail.com&quot;" office:value-type="string" office:string-value="Olivia.Glover@gmail.com">
            <text:p>Olivia.Glover@gmail.com</text:p>
          </table:table-cell>
          <table:table-cell office:value-type="string">
            <text:p>Dq6YbRn8m6YS</text:p>
          </table:table-cell>
          <table:table-cell/>
        </table:table-row>
        <table:table-row table:style-name="ro1">
          <table:table-cell office:value-type="string">
            <text:p>Lauren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21/05/1985</text:p>
          </table:table-cell>
          <table:table-cell table:formula="of:=[.A1334]&amp;&quot;.&quot;&amp;[.B1334]&amp;&quot;@gmail.com&quot;" office:value-type="string" office:string-value="Lauren.Henderson@gmail.com">
            <text:p>Lauren.Henderson@gmail.com</text:p>
          </table:table-cell>
          <table:table-cell office:value-type="string">
            <text:p>JbtSpgX7PenA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Sharp</text:p>
          </table:table-cell>
          <table:table-cell office:value-type="string">
            <text:p>Female</text:p>
          </table:table-cell>
          <table:table-cell office:value-type="string">
            <text:p>12/08/1988</text:p>
          </table:table-cell>
          <table:table-cell table:formula="of:=[.A1335]&amp;&quot;.&quot;&amp;[.B1335]&amp;&quot;@gmail.com&quot;" office:value-type="string" office:string-value="Rose.Sharp@gmail.com">
            <text:p>Rose.Sharp@gmail.com</text:p>
          </table:table-cell>
          <table:table-cell office:value-type="string">
            <text:p>BVs9ujcCDZgK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22/02/1980</text:p>
          </table:table-cell>
          <table:table-cell table:formula="of:=[.A1336]&amp;&quot;.&quot;&amp;[.B1336]&amp;&quot;@gmail.com&quot;" office:value-type="string" office:string-value="Ava.Howard@gmail.com">
            <text:p>Ava.Howard@gmail.com</text:p>
          </table:table-cell>
          <table:table-cell office:value-type="string">
            <text:p>bvGwrCbYtUA8</text:p>
          </table:table-cell>
          <table:table-cell/>
        </table:table-row>
        <table:table-row table:style-name="ro1">
          <table:table-cell office:value-type="string">
            <text:p>Yvonne</text:p>
          </table:table-cell>
          <table:table-cell office:value-type="string">
            <text:p>Lawrence</text:p>
          </table:table-cell>
          <table:table-cell office:value-type="string">
            <text:p>Female</text:p>
          </table:table-cell>
          <table:table-cell office:value-type="string">
            <text:p>22/08/2015</text:p>
          </table:table-cell>
          <table:table-cell table:formula="of:=[.A1337]&amp;&quot;.&quot;&amp;[.B1337]&amp;&quot;@gmail.com&quot;" office:value-type="string" office:string-value="Yvonne.Lawrence@gmail.com">
            <text:p>Yvonne.Lawrence@gmail.com</text:p>
          </table:table-cell>
          <table:table-cell office:value-type="string">
            <text:p>znVACB6m4FKj</text:p>
          </table:table-cell>
          <table:table-cell/>
        </table:table-row>
        <table:table-row table:style-name="ro1">
          <table:table-cell office:value-type="string">
            <text:p>Jan</text:p>
          </table:table-cell>
          <table:table-cell office:value-type="string">
            <text:p>McLean</text:p>
          </table:table-cell>
          <table:table-cell office:value-type="string">
            <text:p>Female</text:p>
          </table:table-cell>
          <table:table-cell office:value-type="string">
            <text:p>30/01/2000</text:p>
          </table:table-cell>
          <table:table-cell table:formula="of:=[.A1338]&amp;&quot;.&quot;&amp;[.B1338]&amp;&quot;@gmail.com&quot;" office:value-type="string" office:string-value="Jan.McLean@gmail.com">
            <text:p>Jan.McLean@gmail.com</text:p>
          </table:table-cell>
          <table:table-cell office:value-type="string">
            <text:p>bswzGMNPhgaY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Edmunds</text:p>
          </table:table-cell>
          <table:table-cell office:value-type="string">
            <text:p>Female</text:p>
          </table:table-cell>
          <table:table-cell office:value-type="string">
            <text:p>14/02/2012</text:p>
          </table:table-cell>
          <table:table-cell table:formula="of:=[.A1339]&amp;&quot;.&quot;&amp;[.B1339]&amp;&quot;@gmail.com&quot;" office:value-type="string" office:string-value="Bernadette.Edmunds@gmail.com">
            <text:p>Bernadette.Edmunds@gmail.com</text:p>
          </table:table-cell>
          <table:table-cell office:value-type="string">
            <text:p>gz3KBU56RBGd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06/12/1989</text:p>
          </table:table-cell>
          <table:table-cell table:formula="of:=[.A1340]&amp;&quot;.&quot;&amp;[.B1340]&amp;&quot;@gmail.com&quot;" office:value-type="string" office:string-value="Mary.Wilkins@gmail.com">
            <text:p>Mary.Wilkins@gmail.com</text:p>
          </table:table-cell>
          <table:table-cell office:value-type="string">
            <text:p>5e9E5katX27n</text:p>
          </table:table-cell>
          <table:table-cell/>
        </table:table-row>
        <table:table-row table:style-name="ro1">
          <table:table-cell office:value-type="string">
            <text:p>Alison</text:p>
          </table:table-cell>
          <table:table-cell office:value-type="string">
            <text:p>Knox</text:p>
          </table:table-cell>
          <table:table-cell office:value-type="string">
            <text:p>Female</text:p>
          </table:table-cell>
          <table:table-cell office:value-type="string">
            <text:p>09/06/2007</text:p>
          </table:table-cell>
          <table:table-cell table:formula="of:=[.A1341]&amp;&quot;.&quot;&amp;[.B1341]&amp;&quot;@gmail.com&quot;" office:value-type="string" office:string-value="Alison.Knox@gmail.com">
            <text:p>Alison.Knox@gmail.com</text:p>
          </table:table-cell>
          <table:table-cell office:value-type="string">
            <text:p>2TEvpQf6GZfu</text:p>
          </table:table-cell>
          <table:table-cell/>
        </table:table-row>
        <table:table-row table:style-name="ro1">
          <table:table-cell office:value-type="string">
            <text:p>Tracey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10/09/2010</text:p>
          </table:table-cell>
          <table:table-cell table:formula="of:=[.A1342]&amp;&quot;.&quot;&amp;[.B1342]&amp;&quot;@gmail.com&quot;" office:value-type="string" office:string-value="Tracey.Abraham@gmail.com">
            <text:p>Tracey.Abraham@gmail.com</text:p>
          </table:table-cell>
          <table:table-cell office:value-type="string">
            <text:p>dxHE8VzsbQTQ</text:p>
          </table:table-cell>
          <table:table-cell/>
        </table:table-row>
        <table:table-row table:style-name="ro1">
          <table:table-cell office:value-type="string">
            <text:p>Wanda</text:p>
          </table:table-cell>
          <table:table-cell office:value-type="string">
            <text:p>Watson</text:p>
          </table:table-cell>
          <table:table-cell office:value-type="string">
            <text:p>Female</text:p>
          </table:table-cell>
          <table:table-cell office:value-type="string">
            <text:p>12/01/2010</text:p>
          </table:table-cell>
          <table:table-cell table:formula="of:=[.A1343]&amp;&quot;.&quot;&amp;[.B1343]&amp;&quot;@gmail.com&quot;" office:value-type="string" office:string-value="Wanda.Watson@gmail.com">
            <text:p>Wanda.Watson@gmail.com</text:p>
          </table:table-cell>
          <table:table-cell office:value-type="string">
            <text:p>dXuDqGc2qdgh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Carr</text:p>
          </table:table-cell>
          <table:table-cell office:value-type="string">
            <text:p>Female</text:p>
          </table:table-cell>
          <table:table-cell office:value-type="string">
            <text:p>01/04/2010</text:p>
          </table:table-cell>
          <table:table-cell table:formula="of:=[.A1344]&amp;&quot;.&quot;&amp;[.B1344]&amp;&quot;@gmail.com&quot;" office:value-type="string" office:string-value="Abigail.Carr@gmail.com">
            <text:p>Abigail.Carr@gmail.com</text:p>
          </table:table-cell>
          <table:table-cell office:value-type="string">
            <text:p>PLJ9gpDBVs9B</text:p>
          </table:table-cell>
          <table:table-cell/>
        </table:table-row>
        <table:table-row table:style-name="ro1">
          <table:table-cell office:value-type="string">
            <text:p>Victoria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23/07/2007</text:p>
          </table:table-cell>
          <table:table-cell table:formula="of:=[.A1345]&amp;&quot;.&quot;&amp;[.B1345]&amp;&quot;@gmail.com&quot;" office:value-type="string" office:string-value="Victoria.Henderson@gmail.com">
            <text:p>Victoria.Henderson@gmail.com</text:p>
          </table:table-cell>
          <table:table-cell office:value-type="string">
            <text:p>FGz2ZXgKEMxR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Walker</text:p>
          </table:table-cell>
          <table:table-cell office:value-type="string">
            <text:p>Female</text:p>
          </table:table-cell>
          <table:table-cell office:value-type="string">
            <text:p>10/03/2015</text:p>
          </table:table-cell>
          <table:table-cell table:formula="of:=[.A1346]&amp;&quot;.&quot;&amp;[.B1346]&amp;&quot;@gmail.com&quot;" office:value-type="string" office:string-value="Mary.Walker@gmail.com">
            <text:p>Mary.Walker@gmail.com</text:p>
          </table:table-cell>
          <table:table-cell office:value-type="string">
            <text:p>WE57kTGqMHWz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Mitchell</text:p>
          </table:table-cell>
          <table:table-cell office:value-type="string">
            <text:p>Female</text:p>
          </table:table-cell>
          <table:table-cell office:value-type="string">
            <text:p>16/04/1975</text:p>
          </table:table-cell>
          <table:table-cell table:formula="of:=[.A1347]&amp;&quot;.&quot;&amp;[.B1347]&amp;&quot;@gmail.com&quot;" office:value-type="string" office:string-value="Una.Mitchell@gmail.com">
            <text:p>Una.Mitchell@gmail.com</text:p>
          </table:table-cell>
          <table:table-cell office:value-type="string">
            <text:p>S3mErvFz9SnP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Churchill</text:p>
          </table:table-cell>
          <table:table-cell office:value-type="string">
            <text:p>Female</text:p>
          </table:table-cell>
          <table:table-cell office:value-type="string">
            <text:p>10/09/2012</text:p>
          </table:table-cell>
          <table:table-cell table:formula="of:=[.A1348]&amp;&quot;.&quot;&amp;[.B1348]&amp;&quot;@gmail.com&quot;" office:value-type="string" office:string-value="Sally.Churchill@gmail.com">
            <text:p>Sally.Churchill@gmail.com</text:p>
          </table:table-cell>
          <table:table-cell office:value-type="string">
            <text:p>tX8KmaQv2BKS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Skinner</text:p>
          </table:table-cell>
          <table:table-cell office:value-type="string">
            <text:p>Female</text:p>
          </table:table-cell>
          <table:table-cell office:value-type="string">
            <text:p>28/06/2006</text:p>
          </table:table-cell>
          <table:table-cell table:formula="of:=[.A1349]&amp;&quot;.&quot;&amp;[.B1349]&amp;&quot;@gmail.com&quot;" office:value-type="string" office:string-value="Deirdre.Skinner@gmail.com">
            <text:p>Deirdre.Skinner@gmail.com</text:p>
          </table:table-cell>
          <table:table-cell office:value-type="string">
            <text:p>9cqBGQDuy87g</text:p>
          </table:table-cell>
          <table:table-cell/>
        </table:table-row>
        <table:table-row table:style-name="ro1">
          <table:table-cell office:value-type="string">
            <text:p>Jennifer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28/02/1978</text:p>
          </table:table-cell>
          <table:table-cell table:formula="of:=[.A1350]&amp;&quot;.&quot;&amp;[.B1350]&amp;&quot;@gmail.com&quot;" office:value-type="string" office:string-value="Jennifer.Mackay@gmail.com">
            <text:p>Jennifer.Mackay@gmail.com</text:p>
          </table:table-cell>
          <table:table-cell office:value-type="string">
            <text:p>CyRx5NeT63J4</text:p>
          </table:table-cell>
          <table:table-cell/>
        </table:table-row>
        <table:table-row table:style-name="ro1">
          <table:table-cell office:value-type="string">
            <text:p>Alexandra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12/10/2000</text:p>
          </table:table-cell>
          <table:table-cell table:formula="of:=[.A1351]&amp;&quot;.&quot;&amp;[.B1351]&amp;&quot;@gmail.com&quot;" office:value-type="string" office:string-value="Alexandra.Duncan@gmail.com">
            <text:p>Alexandra.Duncan@gmail.com</text:p>
          </table:table-cell>
          <table:table-cell office:value-type="string">
            <text:p>CNPaebB95fs4</text:p>
          </table:table-cell>
          <table:table-cell/>
        </table:table-row>
        <table:table-row table:style-name="ro1">
          <table:table-cell office:value-type="string">
            <text:p>Grace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01/08/1981</text:p>
          </table:table-cell>
          <table:table-cell table:formula="of:=[.A1352]&amp;&quot;.&quot;&amp;[.B1352]&amp;&quot;@gmail.com&quot;" office:value-type="string" office:string-value="Grace.Mills@gmail.com">
            <text:p>Grace.Mills@gmail.com</text:p>
          </table:table-cell>
          <table:table-cell office:value-type="string">
            <text:p>z77B3eKgxXmf</text:p>
          </table:table-cell>
          <table:table-cell/>
        </table:table-row>
        <table:table-row table:style-name="ro1">
          <table:table-cell office:value-type="string">
            <text:p>Gabrielle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11/09/1972</text:p>
          </table:table-cell>
          <table:table-cell table:formula="of:=[.A1353]&amp;&quot;.&quot;&amp;[.B1353]&amp;&quot;@gmail.com&quot;" office:value-type="string" office:string-value="Gabrielle.Chapman@gmail.com">
            <text:p>Gabrielle.Chapman@gmail.com</text:p>
          </table:table-cell>
          <table:table-cell office:value-type="string">
            <text:p>JM2gS93Cdtjp</text:p>
          </table:table-cell>
          <table:table-cell/>
        </table:table-row>
        <table:table-row table:style-name="ro1">
          <table:table-cell office:value-type="string">
            <text:p>Diane</text:p>
          </table:table-cell>
          <table:table-cell office:value-type="string">
            <text:p>Graham</text:p>
          </table:table-cell>
          <table:table-cell office:value-type="string">
            <text:p>Female</text:p>
          </table:table-cell>
          <table:table-cell office:value-type="string">
            <text:p>02/02/2007</text:p>
          </table:table-cell>
          <table:table-cell table:formula="of:=[.A1354]&amp;&quot;.&quot;&amp;[.B1354]&amp;&quot;@gmail.com&quot;" office:value-type="string" office:string-value="Diane.Graham@gmail.com">
            <text:p>Diane.Graham@gmail.com</text:p>
          </table:table-cell>
          <table:table-cell office:value-type="string">
            <text:p>zDWzmyCKwfEW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Terry</text:p>
          </table:table-cell>
          <table:table-cell office:value-type="string">
            <text:p>Female</text:p>
          </table:table-cell>
          <table:table-cell office:value-type="string">
            <text:p>14/11/1991</text:p>
          </table:table-cell>
          <table:table-cell table:formula="of:=[.A1355]&amp;&quot;.&quot;&amp;[.B1355]&amp;&quot;@gmail.com&quot;" office:value-type="string" office:string-value="Hannah.Terry@gmail.com">
            <text:p>Hannah.Terry@gmail.com</text:p>
          </table:table-cell>
          <table:table-cell office:value-type="string">
            <text:p>zpNcM9FqHWSt</text:p>
          </table:table-cell>
          <table:table-cell/>
        </table:table-row>
        <table:table-row table:style-name="ro1">
          <table:table-cell office:value-type="string">
            <text:p>Emma</text:p>
          </table:table-cell>
          <table:table-cell office:value-type="string">
            <text:p>Ross</text:p>
          </table:table-cell>
          <table:table-cell office:value-type="string">
            <text:p>Female</text:p>
          </table:table-cell>
          <table:table-cell office:value-type="string">
            <text:p>12/12/1987</text:p>
          </table:table-cell>
          <table:table-cell table:formula="of:=[.A1356]&amp;&quot;.&quot;&amp;[.B1356]&amp;&quot;@gmail.com&quot;" office:value-type="string" office:string-value="Emma.Ross@gmail.com">
            <text:p>Emma.Ross@gmail.com</text:p>
          </table:table-cell>
          <table:table-cell office:value-type="string">
            <text:p>8tgCD8AaBP99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26/05/2015</text:p>
          </table:table-cell>
          <table:table-cell table:formula="of:=[.A1357]&amp;&quot;.&quot;&amp;[.B1357]&amp;&quot;@gmail.com&quot;" office:value-type="string" office:string-value="Abigail.Duncan@gmail.com">
            <text:p>Abigail.Duncan@gmail.com</text:p>
          </table:table-cell>
          <table:table-cell office:value-type="string">
            <text:p>p7SCQh9Pk7bE</text:p>
          </table:table-cell>
          <table:table-cell/>
        </table:table-row>
        <table:table-row table:style-name="ro1">
          <table:table-cell office:value-type="string">
            <text:p>Lisa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03/12/1989</text:p>
          </table:table-cell>
          <table:table-cell table:formula="of:=[.A1358]&amp;&quot;.&quot;&amp;[.B1358]&amp;&quot;@gmail.com&quot;" office:value-type="string" office:string-value="Lisa.Henderson@gmail.com">
            <text:p>Lisa.Henderson@gmail.com</text:p>
          </table:table-cell>
          <table:table-cell office:value-type="string">
            <text:p>KcZTFu39LstS</text:p>
          </table:table-cell>
          <table:table-cell/>
        </table:table-row>
        <table:table-row table:style-name="ro1">
          <table:table-cell office:value-type="string">
            <text:p>Alison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24/01/1982</text:p>
          </table:table-cell>
          <table:table-cell table:formula="of:=[.A1359]&amp;&quot;.&quot;&amp;[.B1359]&amp;&quot;@gmail.com&quot;" office:value-type="string" office:string-value="Alison.North@gmail.com">
            <text:p>Alison.North@gmail.com</text:p>
          </table:table-cell>
          <table:table-cell office:value-type="string">
            <text:p>Vmf2VfHFc4GK</text:p>
          </table:table-cell>
          <table:table-cell/>
        </table:table-row>
        <table:table-row table:style-name="ro1">
          <table:table-cell office:value-type="string">
            <text:p>Victoria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06/05/2012</text:p>
          </table:table-cell>
          <table:table-cell table:formula="of:=[.A1360]&amp;&quot;.&quot;&amp;[.B1360]&amp;&quot;@gmail.com&quot;" office:value-type="string" office:string-value="Victoria.North@gmail.com">
            <text:p>Victoria.North@gmail.com</text:p>
          </table:table-cell>
          <table:table-cell office:value-type="string">
            <text:p>gpbdLG3UCrJW</text:p>
          </table:table-cell>
          <table:table-cell/>
        </table:table-row>
        <table:table-row table:style-name="ro1">
          <table:table-cell office:value-type="string">
            <text:p>Diane</text:p>
          </table:table-cell>
          <table:table-cell office:value-type="string">
            <text:p>Hart</text:p>
          </table:table-cell>
          <table:table-cell office:value-type="string">
            <text:p>Female</text:p>
          </table:table-cell>
          <table:table-cell office:value-type="string">
            <text:p>14/11/1992</text:p>
          </table:table-cell>
          <table:table-cell table:formula="of:=[.A1361]&amp;&quot;.&quot;&amp;[.B1361]&amp;&quot;@gmail.com&quot;" office:value-type="string" office:string-value="Diane.Hart@gmail.com">
            <text:p>Diane.Hart@gmail.com</text:p>
          </table:table-cell>
          <table:table-cell office:value-type="string">
            <text:p>5njAFHj2P2a9</text:p>
          </table:table-cell>
          <table:table-cell/>
        </table:table-row>
        <table:table-row table:style-name="ro1">
          <table:table-cell office:value-type="string">
            <text:p>Anne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14/12/1988</text:p>
          </table:table-cell>
          <table:table-cell table:formula="of:=[.A1362]&amp;&quot;.&quot;&amp;[.B1362]&amp;&quot;@gmail.com&quot;" office:value-type="string" office:string-value="Anne.Harris@gmail.com">
            <text:p>Anne.Harris@gmail.com</text:p>
          </table:table-cell>
          <table:table-cell office:value-type="string">
            <text:p>nT5pEMeAf9b2</text:p>
          </table:table-cell>
          <table:table-cell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10/05/2016</text:p>
          </table:table-cell>
          <table:table-cell table:formula="of:=[.A1363]&amp;&quot;.&quot;&amp;[.B1363]&amp;&quot;@gmail.com&quot;" office:value-type="string" office:string-value="Stephanie.Hemmings@gmail.com">
            <text:p>Stephanie.Hemmings@gmail.com</text:p>
          </table:table-cell>
          <table:table-cell office:value-type="string">
            <text:p>rpcHH7Xuvk5N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Sutherland</text:p>
          </table:table-cell>
          <table:table-cell office:value-type="string">
            <text:p>Female</text:p>
          </table:table-cell>
          <table:table-cell office:value-type="string">
            <text:p>18/05/1990</text:p>
          </table:table-cell>
          <table:table-cell table:formula="of:=[.A1364]&amp;&quot;.&quot;&amp;[.B1364]&amp;&quot;@gmail.com&quot;" office:value-type="string" office:string-value="Kylie.Sutherland@gmail.com">
            <text:p>Kylie.Sutherland@gmail.com</text:p>
          </table:table-cell>
          <table:table-cell office:value-type="string">
            <text:p>QeagVVGzKk8m</text:p>
          </table:table-cell>
          <table:table-cell/>
        </table:table-row>
        <table:table-row table:style-name="ro1">
          <table:table-cell office:value-type="string">
            <text:p>Anna</text:p>
          </table:table-cell>
          <table:table-cell office:value-type="string">
            <text:p>Allan</text:p>
          </table:table-cell>
          <table:table-cell office:value-type="string">
            <text:p>Female</text:p>
          </table:table-cell>
          <table:table-cell office:value-type="string">
            <text:p>11/12/1975</text:p>
          </table:table-cell>
          <table:table-cell table:formula="of:=[.A1365]&amp;&quot;.&quot;&amp;[.B1365]&amp;&quot;@gmail.com&quot;" office:value-type="string" office:string-value="Anna.Allan@gmail.com">
            <text:p>Anna.Allan@gmail.com</text:p>
          </table:table-cell>
          <table:table-cell office:value-type="string">
            <text:p>7pYUvhSGydM9</text:p>
          </table:table-cell>
          <table:table-cell/>
        </table:table-row>
        <table:table-row table:style-name="ro1">
          <table:table-cell office:value-type="string">
            <text:p>Zoe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04/12/1993</text:p>
          </table:table-cell>
          <table:table-cell table:formula="of:=[.A1366]&amp;&quot;.&quot;&amp;[.B1366]&amp;&quot;@gmail.com&quot;" office:value-type="string" office:string-value="Zoe.North@gmail.com">
            <text:p>Zoe.North@gmail.com</text:p>
          </table:table-cell>
          <table:table-cell office:value-type="string">
            <text:p>QT5XsW9jDmCe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Powell</text:p>
          </table:table-cell>
          <table:table-cell office:value-type="string">
            <text:p>Female</text:p>
          </table:table-cell>
          <table:table-cell office:value-type="string">
            <text:p>27/11/2009</text:p>
          </table:table-cell>
          <table:table-cell table:formula="of:=[.A1367]&amp;&quot;.&quot;&amp;[.B1367]&amp;&quot;@gmail.com&quot;" office:value-type="string" office:string-value="Ava.Powell@gmail.com">
            <text:p>Ava.Powell@gmail.com</text:p>
          </table:table-cell>
          <table:table-cell office:value-type="string">
            <text:p>4vKv9bcgj4nF</text:p>
          </table:table-cell>
          <table:table-cell/>
        </table:table-row>
        <table:table-row table:style-name="ro1">
          <table:table-cell office:value-type="string">
            <text:p>Joan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13/04/2012</text:p>
          </table:table-cell>
          <table:table-cell table:formula="of:=[.A1368]&amp;&quot;.&quot;&amp;[.B1368]&amp;&quot;@gmail.com&quot;" office:value-type="string" office:string-value="Joan.Dyer@gmail.com">
            <text:p>Joan.Dyer@gmail.com</text:p>
          </table:table-cell>
          <table:table-cell office:value-type="string">
            <text:p>BSDCB6wh4f2N</text:p>
          </table:table-cell>
          <table:table-cell/>
        </table:table-row>
        <table:table-row table:style-name="ro1">
          <table:table-cell office:value-type="string">
            <text:p>Carolyn</text:p>
          </table:table-cell>
          <table:table-cell office:value-type="string">
            <text:p>Springer</text:p>
          </table:table-cell>
          <table:table-cell office:value-type="string">
            <text:p>Female</text:p>
          </table:table-cell>
          <table:table-cell office:value-type="string">
            <text:p>08/11/2005</text:p>
          </table:table-cell>
          <table:table-cell table:formula="of:=[.A1369]&amp;&quot;.&quot;&amp;[.B1369]&amp;&quot;@gmail.com&quot;" office:value-type="string" office:string-value="Carolyn.Springer@gmail.com">
            <text:p>Carolyn.Springer@gmail.com</text:p>
          </table:table-cell>
          <table:table-cell office:value-type="string">
            <text:p>EtUrwW4WFyc3</text:p>
          </table:table-cell>
          <table:table-cell/>
        </table:table-row>
        <table:table-row table:style-name="ro1">
          <table:table-cell office:value-type="string">
            <text:p>Natalie</text:p>
          </table:table-cell>
          <table:table-cell office:value-type="string">
            <text:p>Wilson</text:p>
          </table:table-cell>
          <table:table-cell office:value-type="string">
            <text:p>Female</text:p>
          </table:table-cell>
          <table:table-cell office:value-type="string">
            <text:p>07/01/1985</text:p>
          </table:table-cell>
          <table:table-cell table:formula="of:=[.A1370]&amp;&quot;.&quot;&amp;[.B1370]&amp;&quot;@gmail.com&quot;" office:value-type="string" office:string-value="Natalie.Wilson@gmail.com">
            <text:p>Natalie.Wilson@gmail.com</text:p>
          </table:table-cell>
          <table:table-cell office:value-type="string">
            <text:p>uDeWwP5xgwLr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10/07/1992</text:p>
          </table:table-cell>
          <table:table-cell table:formula="of:=[.A1371]&amp;&quot;.&quot;&amp;[.B1371]&amp;&quot;@gmail.com&quot;" office:value-type="string" office:string-value="Virginia.Walsh@gmail.com">
            <text:p>Virginia.Walsh@gmail.com</text:p>
          </table:table-cell>
          <table:table-cell office:value-type="string">
            <text:p>6jDrayaxsMMM</text:p>
          </table:table-cell>
          <table:table-cell/>
        </table:table-row>
        <table:table-row table:style-name="ro1">
          <table:table-cell office:value-type="string">
            <text:p>Jasmine</text:p>
          </table:table-cell>
          <table:table-cell office:value-type="string">
            <text:p>Walker</text:p>
          </table:table-cell>
          <table:table-cell office:value-type="string">
            <text:p>Female</text:p>
          </table:table-cell>
          <table:table-cell office:value-type="string">
            <text:p>05/07/2013</text:p>
          </table:table-cell>
          <table:table-cell table:formula="of:=[.A1372]&amp;&quot;.&quot;&amp;[.B1372]&amp;&quot;@gmail.com&quot;" office:value-type="string" office:string-value="Jasmine.Walker@gmail.com">
            <text:p>Jasmine.Walker@gmail.com</text:p>
          </table:table-cell>
          <table:table-cell office:value-type="string">
            <text:p>BeqPVnyG7Bxs</text:p>
          </table:table-cell>
          <table:table-cell/>
        </table:table-row>
        <table:table-row table:style-name="ro1">
          <table:table-cell office:value-type="string">
            <text:p>Carolyn</text:p>
          </table:table-cell>
          <table:table-cell office:value-type="string">
            <text:p>Clark</text:p>
          </table:table-cell>
          <table:table-cell office:value-type="string">
            <text:p>Female</text:p>
          </table:table-cell>
          <table:table-cell office:value-type="string">
            <text:p>05/07/2009</text:p>
          </table:table-cell>
          <table:table-cell table:formula="of:=[.A1373]&amp;&quot;.&quot;&amp;[.B1373]&amp;&quot;@gmail.com&quot;" office:value-type="string" office:string-value="Carolyn.Clark@gmail.com">
            <text:p>Carolyn.Clark@gmail.com</text:p>
          </table:table-cell>
          <table:table-cell office:value-type="string">
            <text:p>6F57Q3qQ6dU4</text:p>
          </table:table-cell>
          <table:table-cell/>
        </table:table-row>
        <table:table-row table:style-name="ro1">
          <table:table-cell office:value-type="string">
            <text:p>Heather</text:p>
          </table:table-cell>
          <table:table-cell office:value-type="string">
            <text:p>Ross</text:p>
          </table:table-cell>
          <table:table-cell office:value-type="string">
            <text:p>Female</text:p>
          </table:table-cell>
          <table:table-cell office:value-type="string">
            <text:p>15/06/1994</text:p>
          </table:table-cell>
          <table:table-cell table:formula="of:=[.A1374]&amp;&quot;.&quot;&amp;[.B1374]&amp;&quot;@gmail.com&quot;" office:value-type="string" office:string-value="Heather.Ross@gmail.com">
            <text:p>Heather.Ross@gmail.com</text:p>
          </table:table-cell>
          <table:table-cell office:value-type="string">
            <text:p>PBbdzQt3ME7t</text:p>
          </table:table-cell>
          <table:table-cell/>
        </table:table-row>
        <table:table-row table:style-name="ro1">
          <table:table-cell office:value-type="string">
            <text:p>Molly</text:p>
          </table:table-cell>
          <table:table-cell office:value-type="string">
            <text:p>Anderson</text:p>
          </table:table-cell>
          <table:table-cell office:value-type="string">
            <text:p>Female</text:p>
          </table:table-cell>
          <table:table-cell office:value-type="string">
            <text:p>27/11/1994</text:p>
          </table:table-cell>
          <table:table-cell table:formula="of:=[.A1375]&amp;&quot;.&quot;&amp;[.B1375]&amp;&quot;@gmail.com&quot;" office:value-type="string" office:string-value="Molly.Anderson@gmail.com">
            <text:p>Molly.Anderson@gmail.com</text:p>
          </table:table-cell>
          <table:table-cell office:value-type="string">
            <text:p>ahH565z4Cey8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23/07/2009</text:p>
          </table:table-cell>
          <table:table-cell table:formula="of:=[.A1376]&amp;&quot;.&quot;&amp;[.B1376]&amp;&quot;@gmail.com&quot;" office:value-type="string" office:string-value="Bernadette.Gill@gmail.com">
            <text:p>Bernadette.Gill@gmail.com</text:p>
          </table:table-cell>
          <table:table-cell office:value-type="string">
            <text:p>cvrSXNSbn3aA</text:p>
          </table:table-cell>
          <table:table-cell/>
        </table:table-row>
        <table:table-row table:style-name="ro1">
          <table:table-cell office:value-type="string">
            <text:p>Gabrielle</text:p>
          </table:table-cell>
          <table:table-cell office:value-type="string">
            <text:p>Hardacre</text:p>
          </table:table-cell>
          <table:table-cell office:value-type="string">
            <text:p>Female</text:p>
          </table:table-cell>
          <table:table-cell office:value-type="string">
            <text:p>08/11/1992</text:p>
          </table:table-cell>
          <table:table-cell table:formula="of:=[.A1377]&amp;&quot;.&quot;&amp;[.B1377]&amp;&quot;@gmail.com&quot;" office:value-type="string" office:string-value="Gabrielle.Hardacre@gmail.com">
            <text:p>Gabrielle.Hardacre@gmail.com</text:p>
          </table:table-cell>
          <table:table-cell office:value-type="string">
            <text:p>pqJVdEsaF7Px</text:p>
          </table:table-cell>
          <table:table-cell/>
        </table:table-row>
        <table:table-row table:style-name="ro1">
          <table:table-cell office:value-type="string">
            <text:p>Jasmine</text:p>
          </table:table-cell>
          <table:table-cell office:value-type="string">
            <text:p>Reid</text:p>
          </table:table-cell>
          <table:table-cell office:value-type="string">
            <text:p>Female</text:p>
          </table:table-cell>
          <table:table-cell office:value-type="string">
            <text:p>26/10/1998</text:p>
          </table:table-cell>
          <table:table-cell table:formula="of:=[.A1378]&amp;&quot;.&quot;&amp;[.B1378]&amp;&quot;@gmail.com&quot;" office:value-type="string" office:string-value="Jasmine.Reid@gmail.com">
            <text:p>Jasmine.Reid@gmail.com</text:p>
          </table:table-cell>
          <table:table-cell office:value-type="string">
            <text:p>eMzY4m8nS2cZ</text:p>
          </table:table-cell>
          <table:table-cell/>
        </table:table-row>
        <table:table-row table:style-name="ro1">
          <table:table-cell office:value-type="string">
            <text:p>Madeleine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10/04/1986</text:p>
          </table:table-cell>
          <table:table-cell table:formula="of:=[.A1379]&amp;&quot;.&quot;&amp;[.B1379]&amp;&quot;@gmail.com&quot;" office:value-type="string" office:string-value="Madeleine.Howard@gmail.com">
            <text:p>Madeleine.Howard@gmail.com</text:p>
          </table:table-cell>
          <table:table-cell office:value-type="string">
            <text:p>FQHuypmbbaez</text:p>
          </table:table-cell>
          <table:table-cell/>
        </table:table-row>
        <table:table-row table:style-name="ro1">
          <table:table-cell office:value-type="string">
            <text:p>Penelope</text:p>
          </table:table-cell>
          <table:table-cell office:value-type="string">
            <text:p>Bailey</text:p>
          </table:table-cell>
          <table:table-cell office:value-type="string">
            <text:p>Female</text:p>
          </table:table-cell>
          <table:table-cell office:value-type="string">
            <text:p>23/10/1973</text:p>
          </table:table-cell>
          <table:table-cell table:formula="of:=[.A1380]&amp;&quot;.&quot;&amp;[.B1380]&amp;&quot;@gmail.com&quot;" office:value-type="string" office:string-value="Penelope.Bailey@gmail.com">
            <text:p>Penelope.Bailey@gmail.com</text:p>
          </table:table-cell>
          <table:table-cell office:value-type="string">
            <text:p>HXSxH9bLWpLx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Jackson</text:p>
          </table:table-cell>
          <table:table-cell office:value-type="string">
            <text:p>Female</text:p>
          </table:table-cell>
          <table:table-cell office:value-type="string">
            <text:p>28/12/2006</text:p>
          </table:table-cell>
          <table:table-cell table:formula="of:=[.A1381]&amp;&quot;.&quot;&amp;[.B1381]&amp;&quot;@gmail.com&quot;" office:value-type="string" office:string-value="Amelia.Jackson@gmail.com">
            <text:p>Amelia.Jackson@gmail.com</text:p>
          </table:table-cell>
          <table:table-cell office:value-type="string">
            <text:p>stxtPvLLt42A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James</text:p>
          </table:table-cell>
          <table:table-cell office:value-type="string">
            <text:p>Female</text:p>
          </table:table-cell>
          <table:table-cell office:value-type="string">
            <text:p>13/04/1992</text:p>
          </table:table-cell>
          <table:table-cell table:formula="of:=[.A1382]&amp;&quot;.&quot;&amp;[.B1382]&amp;&quot;@gmail.com&quot;" office:value-type="string" office:string-value="Una.James@gmail.com">
            <text:p>Una.James@gmail.com</text:p>
          </table:table-cell>
          <table:table-cell office:value-type="string">
            <text:p>AXM43EDZ7zDU</text:p>
          </table:table-cell>
          <table:table-cell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Hamilton</text:p>
          </table:table-cell>
          <table:table-cell office:value-type="string">
            <text:p>Female</text:p>
          </table:table-cell>
          <table:table-cell office:value-type="string">
            <text:p>06/08/1979</text:p>
          </table:table-cell>
          <table:table-cell table:formula="of:=[.A1383]&amp;&quot;.&quot;&amp;[.B1383]&amp;&quot;@gmail.com&quot;" office:value-type="string" office:string-value="Elizabeth.Hamilton@gmail.com">
            <text:p>Elizabeth.Hamilton@gmail.com</text:p>
          </table:table-cell>
          <table:table-cell office:value-type="string">
            <text:p>nFDbZnTfF5r6</text:p>
          </table:table-cell>
          <table:table-cell/>
        </table:table-row>
        <table:table-row table:style-name="ro1">
          <table:table-cell office:value-type="string">
            <text:p>Emma</text:p>
          </table:table-cell>
          <table:table-cell office:value-type="string">
            <text:p>Anderson</text:p>
          </table:table-cell>
          <table:table-cell office:value-type="string">
            <text:p>Female</text:p>
          </table:table-cell>
          <table:table-cell office:value-type="string">
            <text:p>27/03/2015</text:p>
          </table:table-cell>
          <table:table-cell table:formula="of:=[.A1384]&amp;&quot;.&quot;&amp;[.B1384]&amp;&quot;@gmail.com&quot;" office:value-type="string" office:string-value="Emma.Anderson@gmail.com">
            <text:p>Emma.Anderson@gmail.com</text:p>
          </table:table-cell>
          <table:table-cell office:value-type="string">
            <text:p>LK3HZmdWsmUW</text:p>
          </table:table-cell>
          <table:table-cell/>
        </table:table-row>
        <table:table-row table:style-name="ro1">
          <table:table-cell office:value-type="string">
            <text:p>Carol</text:p>
          </table:table-cell>
          <table:table-cell office:value-type="string">
            <text:p>Mitchell</text:p>
          </table:table-cell>
          <table:table-cell office:value-type="string">
            <text:p>Female</text:p>
          </table:table-cell>
          <table:table-cell office:value-type="string">
            <text:p>10/01/1979</text:p>
          </table:table-cell>
          <table:table-cell table:formula="of:=[.A1385]&amp;&quot;.&quot;&amp;[.B1385]&amp;&quot;@gmail.com&quot;" office:value-type="string" office:string-value="Carol.Mitchell@gmail.com">
            <text:p>Carol.Mitchell@gmail.com</text:p>
          </table:table-cell>
          <table:table-cell office:value-type="string">
            <text:p>RPu9QhMzbA4c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Lambert</text:p>
          </table:table-cell>
          <table:table-cell office:value-type="string">
            <text:p>Female</text:p>
          </table:table-cell>
          <table:table-cell office:value-type="string">
            <text:p>14/06/1981</text:p>
          </table:table-cell>
          <table:table-cell table:formula="of:=[.A1386]&amp;&quot;.&quot;&amp;[.B1386]&amp;&quot;@gmail.com&quot;" office:value-type="string" office:string-value="Amelia.Lambert@gmail.com">
            <text:p>Amelia.Lambert@gmail.com</text:p>
          </table:table-cell>
          <table:table-cell office:value-type="string">
            <text:p>drwPDExZYwHU</text:p>
          </table:table-cell>
          <table:table-cell/>
        </table:table-row>
        <table:table-row table:style-name="ro1">
          <table:table-cell office:value-type="string">
            <text:p>Anna</text:p>
          </table:table-cell>
          <table:table-cell office:value-type="string">
            <text:p>May</text:p>
          </table:table-cell>
          <table:table-cell office:value-type="string">
            <text:p>Female</text:p>
          </table:table-cell>
          <table:table-cell office:value-type="string">
            <text:p>02/07/1973</text:p>
          </table:table-cell>
          <table:table-cell table:formula="of:=[.A1387]&amp;&quot;.&quot;&amp;[.B1387]&amp;&quot;@gmail.com&quot;" office:value-type="string" office:string-value="Anna.May@gmail.com">
            <text:p>Anna.May@gmail.com</text:p>
          </table:table-cell>
          <table:table-cell office:value-type="string">
            <text:p>d8rP3X76pfJg</text:p>
          </table:table-cell>
          <table:table-cell/>
        </table:table-row>
        <table:table-row table:style-name="ro1">
          <table:table-cell office:value-type="string">
            <text:p>Jasmine</text:p>
          </table:table-cell>
          <table:table-cell office:value-type="string">
            <text:p>Marshall</text:p>
          </table:table-cell>
          <table:table-cell office:value-type="string">
            <text:p>Female</text:p>
          </table:table-cell>
          <table:table-cell office:value-type="string">
            <text:p>18/02/2008</text:p>
          </table:table-cell>
          <table:table-cell table:formula="of:=[.A1388]&amp;&quot;.&quot;&amp;[.B1388]&amp;&quot;@gmail.com&quot;" office:value-type="string" office:string-value="Jasmine.Marshall@gmail.com">
            <text:p>Jasmine.Marshall@gmail.com</text:p>
          </table:table-cell>
          <table:table-cell office:value-type="string">
            <text:p>evsJS8LBbv8V</text:p>
          </table:table-cell>
          <table:table-cell/>
        </table:table-row>
        <table:table-row table:style-name="ro1">
          <table:table-cell office:value-type="string">
            <text:p>Nicola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24/05/2010</text:p>
          </table:table-cell>
          <table:table-cell table:formula="of:=[.A1389]&amp;&quot;.&quot;&amp;[.B1389]&amp;&quot;@gmail.com&quot;" office:value-type="string" office:string-value="Nicola.Quinn@gmail.com">
            <text:p>Nicola.Quinn@gmail.com</text:p>
          </table:table-cell>
          <table:table-cell office:value-type="string">
            <text:p>qWbCdXqdrpyt</text:p>
          </table:table-cell>
          <table:table-cell/>
        </table:table-row>
        <table:table-row table:style-name="ro1">
          <table:table-cell office:value-type="string">
            <text:p>Sonia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07/07/2009</text:p>
          </table:table-cell>
          <table:table-cell table:formula="of:=[.A1390]&amp;&quot;.&quot;&amp;[.B1390]&amp;&quot;@gmail.com&quot;" office:value-type="string" office:string-value="Sonia.Johnston@gmail.com">
            <text:p>Sonia.Johnston@gmail.com</text:p>
          </table:table-cell>
          <table:table-cell office:value-type="string">
            <text:p>GnbFEjbfUDRt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Parr</text:p>
          </table:table-cell>
          <table:table-cell office:value-type="string">
            <text:p>Female</text:p>
          </table:table-cell>
          <table:table-cell office:value-type="string">
            <text:p>22/11/1982</text:p>
          </table:table-cell>
          <table:table-cell table:formula="of:=[.A1391]&amp;&quot;.&quot;&amp;[.B1391]&amp;&quot;@gmail.com&quot;" office:value-type="string" office:string-value="Rebecca.Parr@gmail.com">
            <text:p>Rebecca.Parr@gmail.com</text:p>
          </table:table-cell>
          <table:table-cell office:value-type="string">
            <text:p>ysdU9WGkHzPT</text:p>
          </table:table-cell>
          <table:table-cell/>
        </table:table-row>
        <table:table-row table:style-name="ro1">
          <table:table-cell office:value-type="string">
            <text:p>Madeleine</text:p>
          </table:table-cell>
          <table:table-cell office:value-type="string">
            <text:p>Turner</text:p>
          </table:table-cell>
          <table:table-cell office:value-type="string">
            <text:p>Female</text:p>
          </table:table-cell>
          <table:table-cell office:value-type="string">
            <text:p>07/10/1984</text:p>
          </table:table-cell>
          <table:table-cell table:formula="of:=[.A1392]&amp;&quot;.&quot;&amp;[.B1392]&amp;&quot;@gmail.com&quot;" office:value-type="string" office:string-value="Madeleine.Turner@gmail.com">
            <text:p>Madeleine.Turner@gmail.com</text:p>
          </table:table-cell>
          <table:table-cell office:value-type="string">
            <text:p>tvqvXxkzYwm3</text:p>
          </table:table-cell>
          <table:table-cell/>
        </table:table-row>
        <table:table-row table:style-name="ro1">
          <table:table-cell office:value-type="string">
            <text:p>Dorothy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27/04/1983</text:p>
          </table:table-cell>
          <table:table-cell table:formula="of:=[.A1393]&amp;&quot;.&quot;&amp;[.B1393]&amp;&quot;@gmail.com&quot;" office:value-type="string" office:string-value="Dorothy.Russell@gmail.com">
            <text:p>Dorothy.Russell@gmail.com</text:p>
          </table:table-cell>
          <table:table-cell office:value-type="string">
            <text:p>hEb7kZpD7uz6</text:p>
          </table:table-cell>
          <table:table-cell/>
        </table:table-row>
        <table:table-row table:style-name="ro1">
          <table:table-cell office:value-type="string">
            <text:p>Jennifer</text:p>
          </table:table-cell>
          <table:table-cell office:value-type="string">
            <text:p>Bell</text:p>
          </table:table-cell>
          <table:table-cell office:value-type="string">
            <text:p>Female</text:p>
          </table:table-cell>
          <table:table-cell office:value-type="string">
            <text:p>02/03/1990</text:p>
          </table:table-cell>
          <table:table-cell table:formula="of:=[.A1394]&amp;&quot;.&quot;&amp;[.B1394]&amp;&quot;@gmail.com&quot;" office:value-type="string" office:string-value="Jennifer.Bell@gmail.com">
            <text:p>Jennifer.Bell@gmail.com</text:p>
          </table:table-cell>
          <table:table-cell office:value-type="string">
            <text:p>6G3BWP63TBvc</text:p>
          </table:table-cell>
          <table:table-cell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10/03/1978</text:p>
          </table:table-cell>
          <table:table-cell table:formula="of:=[.A1395]&amp;&quot;.&quot;&amp;[.B1395]&amp;&quot;@gmail.com&quot;" office:value-type="string" office:string-value="Stephanie.Oliver@gmail.com">
            <text:p>Stephanie.Oliver@gmail.com</text:p>
          </table:table-cell>
          <table:table-cell office:value-type="string">
            <text:p>dBZXPacUeZw9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18/09/2006</text:p>
          </table:table-cell>
          <table:table-cell table:formula="of:=[.A1396]&amp;&quot;.&quot;&amp;[.B1396]&amp;&quot;@gmail.com&quot;" office:value-type="string" office:string-value="Samantha.Young@gmail.com">
            <text:p>Samantha.Young@gmail.com</text:p>
          </table:table-cell>
          <table:table-cell office:value-type="string">
            <text:p>uxxegpj5dyD7</text:p>
          </table:table-cell>
          <table:table-cell/>
        </table:table-row>
        <table:table-row table:style-name="ro1">
          <table:table-cell office:value-type="string">
            <text:p>Joan</text:p>
          </table:table-cell>
          <table:table-cell office:value-type="string">
            <text:p>Hunter</text:p>
          </table:table-cell>
          <table:table-cell office:value-type="string">
            <text:p>Female</text:p>
          </table:table-cell>
          <table:table-cell office:value-type="string">
            <text:p>06/06/1971</text:p>
          </table:table-cell>
          <table:table-cell table:formula="of:=[.A1397]&amp;&quot;.&quot;&amp;[.B1397]&amp;&quot;@gmail.com&quot;" office:value-type="string" office:string-value="Joan.Hunter@gmail.com">
            <text:p>Joan.Hunter@gmail.com</text:p>
          </table:table-cell>
          <table:table-cell office:value-type="string">
            <text:p>qES78fKJNf3V</text:p>
          </table:table-cell>
          <table:table-cell/>
        </table:table-row>
        <table:table-row table:style-name="ro1">
          <table:table-cell office:value-type="string">
            <text:p>Rachel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14/12/1998</text:p>
          </table:table-cell>
          <table:table-cell table:formula="of:=[.A1398]&amp;&quot;.&quot;&amp;[.B1398]&amp;&quot;@gmail.com&quot;" office:value-type="string" office:string-value="Rachel.Walsh@gmail.com">
            <text:p>Rachel.Walsh@gmail.com</text:p>
          </table:table-cell>
          <table:table-cell office:value-type="string">
            <text:p>ppbx6cF7xywe</text:p>
          </table:table-cell>
          <table:table-cell/>
        </table:table-row>
        <table:table-row table:style-name="ro1">
          <table:table-cell office:value-type="string">
            <text:p>Diane</text:p>
          </table:table-cell>
          <table:table-cell office:value-type="string">
            <text:p>Hughes</text:p>
          </table:table-cell>
          <table:table-cell office:value-type="string">
            <text:p>Female</text:p>
          </table:table-cell>
          <table:table-cell office:value-type="string">
            <text:p>28/10/1979</text:p>
          </table:table-cell>
          <table:table-cell table:formula="of:=[.A1399]&amp;&quot;.&quot;&amp;[.B1399]&amp;&quot;@gmail.com&quot;" office:value-type="string" office:string-value="Diane.Hughes@gmail.com">
            <text:p>Diane.Hughes@gmail.com</text:p>
          </table:table-cell>
          <table:table-cell office:value-type="string">
            <text:p>EVbWKUHbe6Rr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19/07/1973</text:p>
          </table:table-cell>
          <table:table-cell table:formula="of:=[.A1400]&amp;&quot;.&quot;&amp;[.B1400]&amp;&quot;@gmail.com&quot;" office:value-type="string" office:string-value="Lillian.Gill@gmail.com">
            <text:p>Lillian.Gill@gmail.com</text:p>
          </table:table-cell>
          <table:table-cell office:value-type="string">
            <text:p>mYQku6VPcWTv</text:p>
          </table:table-cell>
          <table:table-cell/>
        </table:table-row>
        <table:table-row table:style-name="ro1">
          <table:table-cell office:value-type="string">
            <text:p>Sonia</text:p>
          </table:table-cell>
          <table:table-cell office:value-type="string">
            <text:p>Stewart</text:p>
          </table:table-cell>
          <table:table-cell office:value-type="string">
            <text:p>Female</text:p>
          </table:table-cell>
          <table:table-cell office:value-type="string">
            <text:p>03/10/1994</text:p>
          </table:table-cell>
          <table:table-cell table:formula="of:=[.A1401]&amp;&quot;.&quot;&amp;[.B1401]&amp;&quot;@gmail.com&quot;" office:value-type="string" office:string-value="Sonia.Stewart@gmail.com">
            <text:p>Sonia.Stewart@gmail.com</text:p>
          </table:table-cell>
          <table:table-cell office:value-type="string">
            <text:p>WmNQfa8QfUr9</text:p>
          </table:table-cell>
          <table:table-cell/>
        </table:table-row>
        <table:table-row table:style-name="ro1">
          <table:table-cell office:value-type="string">
            <text:p>Maria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30/10/1975</text:p>
          </table:table-cell>
          <table:table-cell table:formula="of:=[.A1402]&amp;&quot;.&quot;&amp;[.B1402]&amp;&quot;@gmail.com&quot;" office:value-type="string" office:string-value="Maria.Burgess@gmail.com">
            <text:p>Maria.Burgess@gmail.com</text:p>
          </table:table-cell>
          <table:table-cell office:value-type="string">
            <text:p>N9JJAwJZ6T3y</text:p>
          </table:table-cell>
          <table:table-cell/>
        </table:table-row>
        <table:table-row table:style-name="ro1">
          <table:table-cell office:value-type="string">
            <text:p>Fiona</text:p>
          </table:table-cell>
          <table:table-cell office:value-type="string">
            <text:p>Fisher</text:p>
          </table:table-cell>
          <table:table-cell office:value-type="string">
            <text:p>Female</text:p>
          </table:table-cell>
          <table:table-cell office:value-type="string">
            <text:p>01/03/2014</text:p>
          </table:table-cell>
          <table:table-cell table:formula="of:=[.A1403]&amp;&quot;.&quot;&amp;[.B1403]&amp;&quot;@gmail.com&quot;" office:value-type="string" office:string-value="Fiona.Fisher@gmail.com">
            <text:p>Fiona.Fisher@gmail.com</text:p>
          </table:table-cell>
          <table:table-cell office:value-type="string">
            <text:p>2Tu9pBnxj7pM</text:p>
          </table:table-cell>
          <table:table-cell/>
        </table:table-row>
        <table:table-row table:style-name="ro1">
          <table:table-cell office:value-type="string">
            <text:p>Sue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07/05/2000</text:p>
          </table:table-cell>
          <table:table-cell table:formula="of:=[.A1404]&amp;&quot;.&quot;&amp;[.B1404]&amp;&quot;@gmail.com&quot;" office:value-type="string" office:string-value="Sue.Smith@gmail.com">
            <text:p>Sue.Smith@gmail.com</text:p>
          </table:table-cell>
          <table:table-cell office:value-type="string">
            <text:p>uy7fhEX5sAyk</text:p>
          </table:table-cell>
          <table:table-cell/>
        </table:table-row>
        <table:table-row table:style-name="ro1">
          <table:table-cell office:value-type="string">
            <text:p>Joan</text:p>
          </table:table-cell>
          <table:table-cell office:value-type="string">
            <text:p>Ince</text:p>
          </table:table-cell>
          <table:table-cell office:value-type="string">
            <text:p>Female</text:p>
          </table:table-cell>
          <table:table-cell office:value-type="string">
            <text:p>17/10/1989</text:p>
          </table:table-cell>
          <table:table-cell table:formula="of:=[.A1405]&amp;&quot;.&quot;&amp;[.B1405]&amp;&quot;@gmail.com&quot;" office:value-type="string" office:string-value="Joan.Ince@gmail.com">
            <text:p>Joan.Ince@gmail.com</text:p>
          </table:table-cell>
          <table:table-cell office:value-type="string">
            <text:p>mwBxTSKdgAVN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Allan</text:p>
          </table:table-cell>
          <table:table-cell office:value-type="string">
            <text:p>Female</text:p>
          </table:table-cell>
          <table:table-cell office:value-type="string">
            <text:p>04/02/2013</text:p>
          </table:table-cell>
          <table:table-cell table:formula="of:=[.A1406]&amp;&quot;.&quot;&amp;[.B1406]&amp;&quot;@gmail.com&quot;" office:value-type="string" office:string-value="Amelia.Allan@gmail.com">
            <text:p>Amelia.Allan@gmail.com</text:p>
          </table:table-cell>
          <table:table-cell office:value-type="string">
            <text:p>2AF85B8v6QXT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Davies</text:p>
          </table:table-cell>
          <table:table-cell office:value-type="string">
            <text:p>Female</text:p>
          </table:table-cell>
          <table:table-cell office:value-type="string">
            <text:p>11/12/1978</text:p>
          </table:table-cell>
          <table:table-cell table:formula="of:=[.A1407]&amp;&quot;.&quot;&amp;[.B1407]&amp;&quot;@gmail.com&quot;" office:value-type="string" office:string-value="Hannah.Davies@gmail.com">
            <text:p>Hannah.Davies@gmail.com</text:p>
          </table:table-cell>
          <table:table-cell office:value-type="string">
            <text:p>8ex2Grz4rUEE</text:p>
          </table:table-cell>
          <table:table-cell/>
        </table:table-row>
        <table:table-row table:style-name="ro1">
          <table:table-cell office:value-type="string">
            <text:p>Donna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20/04/2000</text:p>
          </table:table-cell>
          <table:table-cell table:formula="of:=[.A1408]&amp;&quot;.&quot;&amp;[.B1408]&amp;&quot;@gmail.com&quot;" office:value-type="string" office:string-value="Donna.Oliver@gmail.com">
            <text:p>Donna.Oliver@gmail.com</text:p>
          </table:table-cell>
          <table:table-cell office:value-type="string">
            <text:p>3Kame4BEydQB</text:p>
          </table:table-cell>
          <table:table-cell/>
        </table:table-row>
        <table:table-row table:style-name="ro1">
          <table:table-cell office:value-type="string">
            <text:p>Megan</text:p>
          </table:table-cell>
          <table:table-cell office:value-type="string">
            <text:p>Hughes</text:p>
          </table:table-cell>
          <table:table-cell office:value-type="string">
            <text:p>Female</text:p>
          </table:table-cell>
          <table:table-cell office:value-type="string">
            <text:p>03/01/1988</text:p>
          </table:table-cell>
          <table:table-cell table:formula="of:=[.A1409]&amp;&quot;.&quot;&amp;[.B1409]&amp;&quot;@gmail.com&quot;" office:value-type="string" office:string-value="Megan.Hughes@gmail.com">
            <text:p>Megan.Hughes@gmail.com</text:p>
          </table:table-cell>
          <table:table-cell office:value-type="string">
            <text:p>BtfqhGLFy5fW</text:p>
          </table:table-cell>
          <table:table-cell/>
        </table:table-row>
        <table:table-row table:style-name="ro1">
          <table:table-cell office:value-type="string">
            <text:p>Grace</text:p>
          </table:table-cell>
          <table:table-cell office:value-type="string">
            <text:p>Morgan</text:p>
          </table:table-cell>
          <table:table-cell office:value-type="string">
            <text:p>Female</text:p>
          </table:table-cell>
          <table:table-cell office:value-type="string">
            <text:p>14/10/1999</text:p>
          </table:table-cell>
          <table:table-cell table:formula="of:=[.A1410]&amp;&quot;.&quot;&amp;[.B1410]&amp;&quot;@gmail.com&quot;" office:value-type="string" office:string-value="Grace.Morgan@gmail.com">
            <text:p>Grace.Morgan@gmail.com</text:p>
          </table:table-cell>
          <table:table-cell office:value-type="string">
            <text:p>ymqUH4WPeKBw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Hunter</text:p>
          </table:table-cell>
          <table:table-cell office:value-type="string">
            <text:p>Female</text:p>
          </table:table-cell>
          <table:table-cell office:value-type="string">
            <text:p>15/08/1992</text:p>
          </table:table-cell>
          <table:table-cell table:formula="of:=[.A1411]&amp;&quot;.&quot;&amp;[.B1411]&amp;&quot;@gmail.com&quot;" office:value-type="string" office:string-value="Sally.Hunter@gmail.com">
            <text:p>Sally.Hunter@gmail.com</text:p>
          </table:table-cell>
          <table:table-cell office:value-type="string">
            <text:p>xtdVXk4xftDr</text:p>
          </table:table-cell>
          <table:table-cell/>
        </table:table-row>
        <table:table-row table:style-name="ro1">
          <table:table-cell office:value-type="string">
            <text:p>Molly</text:p>
          </table:table-cell>
          <table:table-cell office:value-type="string">
            <text:p>Stewart</text:p>
          </table:table-cell>
          <table:table-cell office:value-type="string">
            <text:p>Female</text:p>
          </table:table-cell>
          <table:table-cell office:value-type="string">
            <text:p>14/02/1983</text:p>
          </table:table-cell>
          <table:table-cell table:formula="of:=[.A1412]&amp;&quot;.&quot;&amp;[.B1412]&amp;&quot;@gmail.com&quot;" office:value-type="string" office:string-value="Molly.Stewart@gmail.com">
            <text:p>Molly.Stewart@gmail.com</text:p>
          </table:table-cell>
          <table:table-cell office:value-type="string">
            <text:p>YJZHd9W39k4p</text:p>
          </table:table-cell>
          <table:table-cell/>
        </table:table-row>
        <table:table-row table:style-name="ro1">
          <table:table-cell office:value-type="string">
            <text:p>Amy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08/09/2008</text:p>
          </table:table-cell>
          <table:table-cell table:formula="of:=[.A1413]&amp;&quot;.&quot;&amp;[.B1413]&amp;&quot;@gmail.com&quot;" office:value-type="string" office:string-value="Amy.Johnston@gmail.com">
            <text:p>Amy.Johnston@gmail.com</text:p>
          </table:table-cell>
          <table:table-cell office:value-type="string">
            <text:p>PGDFqj6tuWHe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24/10/2007</text:p>
          </table:table-cell>
          <table:table-cell table:formula="of:=[.A1414]&amp;&quot;.&quot;&amp;[.B1414]&amp;&quot;@gmail.com&quot;" office:value-type="string" office:string-value="Ruth.Hemmings@gmail.com">
            <text:p>Ruth.Hemmings@gmail.com</text:p>
          </table:table-cell>
          <table:table-cell office:value-type="string">
            <text:p>NB4L4KsDLgfZ</text:p>
          </table:table-cell>
          <table:table-cell/>
        </table:table-row>
        <table:table-row table:style-name="ro1">
          <table:table-cell office:value-type="string">
            <text:p>Fiona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22/07/2009</text:p>
          </table:table-cell>
          <table:table-cell table:formula="of:=[.A1415]&amp;&quot;.&quot;&amp;[.B1415]&amp;&quot;@gmail.com&quot;" office:value-type="string" office:string-value="Fiona.Rees@gmail.com">
            <text:p>Fiona.Rees@gmail.com</text:p>
          </table:table-cell>
          <table:table-cell office:value-type="string">
            <text:p>5kzFKgnCM989</text:p>
          </table:table-cell>
          <table:table-cell/>
        </table:table-row>
        <table:table-row table:style-name="ro1">
          <table:table-cell office:value-type="string">
            <text:p>Nicola</text:p>
          </table:table-cell>
          <table:table-cell office:value-type="string">
            <text:p>Rutherford</text:p>
          </table:table-cell>
          <table:table-cell office:value-type="string">
            <text:p>Female</text:p>
          </table:table-cell>
          <table:table-cell office:value-type="string">
            <text:p>24/11/1996</text:p>
          </table:table-cell>
          <table:table-cell table:formula="of:=[.A1416]&amp;&quot;.&quot;&amp;[.B1416]&amp;&quot;@gmail.com&quot;" office:value-type="string" office:string-value="Nicola.Rutherford@gmail.com">
            <text:p>Nicola.Rutherford@gmail.com</text:p>
          </table:table-cell>
          <table:table-cell office:value-type="string">
            <text:p>hRe7A5TFHWUv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Hudson</text:p>
          </table:table-cell>
          <table:table-cell office:value-type="string">
            <text:p>Female</text:p>
          </table:table-cell>
          <table:table-cell office:value-type="string">
            <text:p>10/02/2013</text:p>
          </table:table-cell>
          <table:table-cell table:formula="of:=[.A1417]&amp;&quot;.&quot;&amp;[.B1417]&amp;&quot;@gmail.com&quot;" office:value-type="string" office:string-value="Lillian.Hudson@gmail.com">
            <text:p>Lillian.Hudson@gmail.com</text:p>
          </table:table-cell>
          <table:table-cell office:value-type="string">
            <text:p>ptVh3QJFfwtv</text:p>
          </table:table-cell>
          <table:table-cell/>
        </table:table-row>
        <table:table-row table:style-name="ro1">
          <table:table-cell office:value-type="string">
            <text:p>Emma</text:p>
          </table:table-cell>
          <table:table-cell office:value-type="string">
            <text:p>Baker</text:p>
          </table:table-cell>
          <table:table-cell office:value-type="string">
            <text:p>Female</text:p>
          </table:table-cell>
          <table:table-cell office:value-type="string">
            <text:p>02/11/1989</text:p>
          </table:table-cell>
          <table:table-cell table:formula="of:=[.A1418]&amp;&quot;.&quot;&amp;[.B1418]&amp;&quot;@gmail.com&quot;" office:value-type="string" office:string-value="Emma.Baker@gmail.com">
            <text:p>Emma.Baker@gmail.com</text:p>
          </table:table-cell>
          <table:table-cell office:value-type="string">
            <text:p>z62hPJvvz4JX</text:p>
          </table:table-cell>
          <table:table-cell/>
        </table:table-row>
        <table:table-row table:style-name="ro1">
          <table:table-cell office:value-type="string">
            <text:p>Carolyn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20/12/1990</text:p>
          </table:table-cell>
          <table:table-cell table:formula="of:=[.A1419]&amp;&quot;.&quot;&amp;[.B1419]&amp;&quot;@gmail.com&quot;" office:value-type="string" office:string-value="Carolyn.Quinn@gmail.com">
            <text:p>Carolyn.Quinn@gmail.com</text:p>
          </table:table-cell>
          <table:table-cell office:value-type="string">
            <text:p>N4Qy2y9LEc3N</text:p>
          </table:table-cell>
          <table:table-cell/>
        </table:table-row>
        <table:table-row table:style-name="ro1">
          <table:table-cell office:value-type="string">
            <text:p>Wanda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27/05/2000</text:p>
          </table:table-cell>
          <table:table-cell table:formula="of:=[.A1420]&amp;&quot;.&quot;&amp;[.B1420]&amp;&quot;@gmail.com&quot;" office:value-type="string" office:string-value="Wanda.Johnston@gmail.com">
            <text:p>Wanda.Johnston@gmail.com</text:p>
          </table:table-cell>
          <table:table-cell office:value-type="string">
            <text:p>QVZWufQburNa</text:p>
          </table:table-cell>
          <table:table-cell/>
        </table:table-row>
        <table:table-row table:style-name="ro1">
          <table:table-cell office:value-type="string">
            <text:p>Sarah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25/07/2007</text:p>
          </table:table-cell>
          <table:table-cell table:formula="of:=[.A1421]&amp;&quot;.&quot;&amp;[.B1421]&amp;&quot;@gmail.com&quot;" office:value-type="string" office:string-value="Sarah.Thomson@gmail.com">
            <text:p>Sarah.Thomson@gmail.com</text:p>
          </table:table-cell>
          <table:table-cell office:value-type="string">
            <text:p>bmrCbp9fmtyt</text:p>
          </table:table-cell>
          <table:table-cell/>
        </table:table-row>
        <table:table-row table:style-name="ro1">
          <table:table-cell office:value-type="string">
            <text:p>Emma</text:p>
          </table:table-cell>
          <table:table-cell office:value-type="string">
            <text:p>Kerr</text:p>
          </table:table-cell>
          <table:table-cell office:value-type="string">
            <text:p>Female</text:p>
          </table:table-cell>
          <table:table-cell office:value-type="string">
            <text:p>02/04/2012</text:p>
          </table:table-cell>
          <table:table-cell table:formula="of:=[.A1422]&amp;&quot;.&quot;&amp;[.B1422]&amp;&quot;@gmail.com&quot;" office:value-type="string" office:string-value="Emma.Kerr@gmail.com">
            <text:p>Emma.Kerr@gmail.com</text:p>
          </table:table-cell>
          <table:table-cell office:value-type="string">
            <text:p>Hpe6PSSPQtBC</text:p>
          </table:table-cell>
          <table:table-cell/>
        </table:table-row>
        <table:table-row table:style-name="ro1">
          <table:table-cell office:value-type="string">
            <text:p>Jennifer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14/05/1989</text:p>
          </table:table-cell>
          <table:table-cell table:formula="of:=[.A1423]&amp;&quot;.&quot;&amp;[.B1423]&amp;&quot;@gmail.com&quot;" office:value-type="string" office:string-value="Jennifer.Russell@gmail.com">
            <text:p>Jennifer.Russell@gmail.com</text:p>
          </table:table-cell>
          <table:table-cell office:value-type="string">
            <text:p>bqCuNdVLnpH3</text:p>
          </table:table-cell>
          <table:table-cell/>
        </table:table-row>
        <table:table-row table:style-name="ro1">
          <table:table-cell office:value-type="string">
            <text:p>Lisa</text:p>
          </table:table-cell>
          <table:table-cell office:value-type="string">
            <text:p>Scott</text:p>
          </table:table-cell>
          <table:table-cell office:value-type="string">
            <text:p>Female</text:p>
          </table:table-cell>
          <table:table-cell office:value-type="string">
            <text:p>25/02/1986</text:p>
          </table:table-cell>
          <table:table-cell table:formula="of:=[.A1424]&amp;&quot;.&quot;&amp;[.B1424]&amp;&quot;@gmail.com&quot;" office:value-type="string" office:string-value="Lisa.Scott@gmail.com">
            <text:p>Lisa.Scott@gmail.com</text:p>
          </table:table-cell>
          <table:table-cell office:value-type="string">
            <text:p>ywqcTLXzngs4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Sutherland</text:p>
          </table:table-cell>
          <table:table-cell office:value-type="string">
            <text:p>Female</text:p>
          </table:table-cell>
          <table:table-cell office:value-type="string">
            <text:p>17/06/1992</text:p>
          </table:table-cell>
          <table:table-cell table:formula="of:=[.A1425]&amp;&quot;.&quot;&amp;[.B1425]&amp;&quot;@gmail.com&quot;" office:value-type="string" office:string-value="Lillian.Sutherland@gmail.com">
            <text:p>Lillian.Sutherland@gmail.com</text:p>
          </table:table-cell>
          <table:table-cell office:value-type="string">
            <text:p>ty8m2T74BySp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Murray</text:p>
          </table:table-cell>
          <table:table-cell office:value-type="string">
            <text:p>Female</text:p>
          </table:table-cell>
          <table:table-cell office:value-type="string">
            <text:p>20/12/1973</text:p>
          </table:table-cell>
          <table:table-cell table:formula="of:=[.A1426]&amp;&quot;.&quot;&amp;[.B1426]&amp;&quot;@gmail.com&quot;" office:value-type="string" office:string-value="Virginia.Murray@gmail.com">
            <text:p>Virginia.Murray@gmail.com</text:p>
          </table:table-cell>
          <table:table-cell office:value-type="string">
            <text:p>y8VnevvwcHmS</text:p>
          </table:table-cell>
          <table:table-cell/>
        </table:table-row>
        <table:table-row table:style-name="ro1">
          <table:table-cell office:value-type="string">
            <text:p>Pippa</text:p>
          </table:table-cell>
          <table:table-cell office:value-type="string">
            <text:p>Terry</text:p>
          </table:table-cell>
          <table:table-cell office:value-type="string">
            <text:p>Female</text:p>
          </table:table-cell>
          <table:table-cell office:value-type="string">
            <text:p>15/06/2014</text:p>
          </table:table-cell>
          <table:table-cell table:formula="of:=[.A1427]&amp;&quot;.&quot;&amp;[.B1427]&amp;&quot;@gmail.com&quot;" office:value-type="string" office:string-value="Pippa.Terry@gmail.com">
            <text:p>Pippa.Terry@gmail.com</text:p>
          </table:table-cell>
          <table:table-cell office:value-type="string">
            <text:p>A2Bwx2trbtHb</text:p>
          </table:table-cell>
          <table:table-cell/>
        </table:table-row>
        <table:table-row table:style-name="ro1">
          <table:table-cell office:value-type="string">
            <text:p>Wanda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18/04/1979</text:p>
          </table:table-cell>
          <table:table-cell table:formula="of:=[.A1428]&amp;&quot;.&quot;&amp;[.B1428]&amp;&quot;@gmail.com&quot;" office:value-type="string" office:string-value="Wanda.Quinn@gmail.com">
            <text:p>Wanda.Quinn@gmail.com</text:p>
          </table:table-cell>
          <table:table-cell office:value-type="string">
            <text:p>mPfbB3KUyTFU</text:p>
          </table:table-cell>
          <table:table-cell/>
        </table:table-row>
        <table:table-row table:style-name="ro1">
          <table:table-cell office:value-type="string">
            <text:p>Fiona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04/03/2011</text:p>
          </table:table-cell>
          <table:table-cell table:formula="of:=[.A1429]&amp;&quot;.&quot;&amp;[.B1429]&amp;&quot;@gmail.com&quot;" office:value-type="string" office:string-value="Fiona.Wilkins@gmail.com">
            <text:p>Fiona.Wilkins@gmail.com</text:p>
          </table:table-cell>
          <table:table-cell office:value-type="string">
            <text:p>weKWhK6N4t43</text:p>
          </table:table-cell>
          <table:table-cell/>
        </table:table-row>
        <table:table-row table:style-name="ro1">
          <table:table-cell office:value-type="string">
            <text:p>Nicola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23/06/1993</text:p>
          </table:table-cell>
          <table:table-cell table:formula="of:=[.A1430]&amp;&quot;.&quot;&amp;[.B1430]&amp;&quot;@gmail.com&quot;" office:value-type="string" office:string-value="Nicola.Mills@gmail.com">
            <text:p>Nicola.Mills@gmail.com</text:p>
          </table:table-cell>
          <table:table-cell office:value-type="string">
            <text:p>TPdJzNx8vdWw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Allan</text:p>
          </table:table-cell>
          <table:table-cell office:value-type="string">
            <text:p>Female</text:p>
          </table:table-cell>
          <table:table-cell office:value-type="string">
            <text:p>09/06/1992</text:p>
          </table:table-cell>
          <table:table-cell table:formula="of:=[.A1431]&amp;&quot;.&quot;&amp;[.B1431]&amp;&quot;@gmail.com&quot;" office:value-type="string" office:string-value="Lily.Allan@gmail.com">
            <text:p>Lily.Allan@gmail.com</text:p>
          </table:table-cell>
          <table:table-cell office:value-type="string">
            <text:p>bEj7HnTWSh3f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Berry</text:p>
          </table:table-cell>
          <table:table-cell office:value-type="string">
            <text:p>Female</text:p>
          </table:table-cell>
          <table:table-cell office:value-type="string">
            <text:p>10/02/2007</text:p>
          </table:table-cell>
          <table:table-cell table:formula="of:=[.A1432]&amp;&quot;.&quot;&amp;[.B1432]&amp;&quot;@gmail.com&quot;" office:value-type="string" office:string-value="Sophie.Berry@gmail.com">
            <text:p>Sophie.Berry@gmail.com</text:p>
          </table:table-cell>
          <table:table-cell office:value-type="string">
            <text:p>zyW3juxVgXV2</text:p>
          </table:table-cell>
          <table:table-cell/>
        </table:table-row>
        <table:table-row table:style-name="ro1">
          <table:table-cell office:value-type="string">
            <text:p>Sarah</text:p>
          </table:table-cell>
          <table:table-cell office:value-type="string">
            <text:p>Campbell</text:p>
          </table:table-cell>
          <table:table-cell office:value-type="string">
            <text:p>Female</text:p>
          </table:table-cell>
          <table:table-cell office:value-type="string">
            <text:p>28/12/1989</text:p>
          </table:table-cell>
          <table:table-cell table:formula="of:=[.A1433]&amp;&quot;.&quot;&amp;[.B1433]&amp;&quot;@gmail.com&quot;" office:value-type="string" office:string-value="Sarah.Campbell@gmail.com">
            <text:p>Sarah.Campbell@gmail.com</text:p>
          </table:table-cell>
          <table:table-cell office:value-type="string">
            <text:p>TC39zh36Gcep</text:p>
          </table:table-cell>
          <table:table-cell/>
        </table:table-row>
        <table:table-row table:style-name="ro1">
          <table:table-cell office:value-type="string">
            <text:p>Wanda</text:p>
          </table:table-cell>
          <table:table-cell office:value-type="string">
            <text:p>Rampling</text:p>
          </table:table-cell>
          <table:table-cell office:value-type="string">
            <text:p>Female</text:p>
          </table:table-cell>
          <table:table-cell office:value-type="string">
            <text:p>22/03/1998</text:p>
          </table:table-cell>
          <table:table-cell table:formula="of:=[.A1434]&amp;&quot;.&quot;&amp;[.B1434]&amp;&quot;@gmail.com&quot;" office:value-type="string" office:string-value="Wanda.Rampling@gmail.com">
            <text:p>Wanda.Rampling@gmail.com</text:p>
          </table:table-cell>
          <table:table-cell office:value-type="string">
            <text:p>Zsc7v8W6aVkE</text:p>
          </table:table-cell>
          <table:table-cell/>
        </table:table-row>
        <table:table-row table:style-name="ro1">
          <table:table-cell office:value-type="string">
            <text:p>Zoe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03/08/1993</text:p>
          </table:table-cell>
          <table:table-cell table:formula="of:=[.A1435]&amp;&quot;.&quot;&amp;[.B1435]&amp;&quot;@gmail.com&quot;" office:value-type="string" office:string-value="Zoe.Oliver@gmail.com">
            <text:p>Zoe.Oliver@gmail.com</text:p>
          </table:table-cell>
          <table:table-cell office:value-type="string">
            <text:p>fJQzsaUv6rck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13/02/1985</text:p>
          </table:table-cell>
          <table:table-cell table:formula="of:=[.A1436]&amp;&quot;.&quot;&amp;[.B1436]&amp;&quot;@gmail.com&quot;" office:value-type="string" office:string-value="Deirdre.Harris@gmail.com">
            <text:p>Deirdre.Harris@gmail.com</text:p>
          </table:table-cell>
          <table:table-cell office:value-type="string">
            <text:p>YgzfK43YapyQ</text:p>
          </table:table-cell>
          <table:table-cell/>
        </table:table-row>
        <table:table-row table:style-name="ro1">
          <table:table-cell office:value-type="string">
            <text:p>Faith</text:p>
          </table:table-cell>
          <table:table-cell office:value-type="string">
            <text:p>Hill</text:p>
          </table:table-cell>
          <table:table-cell office:value-type="string">
            <text:p>Female</text:p>
          </table:table-cell>
          <table:table-cell office:value-type="string">
            <text:p>10/07/1977</text:p>
          </table:table-cell>
          <table:table-cell table:formula="of:=[.A1437]&amp;&quot;.&quot;&amp;[.B1437]&amp;&quot;@gmail.com&quot;" office:value-type="string" office:string-value="Faith.Hill@gmail.com">
            <text:p>Faith.Hill@gmail.com</text:p>
          </table:table-cell>
          <table:table-cell office:value-type="string">
            <text:p>UZRCkAULNkA7</text:p>
          </table:table-cell>
          <table:table-cell/>
        </table:table-row>
        <table:table-row table:style-name="ro1">
          <table:table-cell office:value-type="string">
            <text:p>Theresa</text:p>
          </table:table-cell>
          <table:table-cell office:value-type="string">
            <text:p>Hill</text:p>
          </table:table-cell>
          <table:table-cell office:value-type="string">
            <text:p>Female</text:p>
          </table:table-cell>
          <table:table-cell office:value-type="string">
            <text:p>15/04/1993</text:p>
          </table:table-cell>
          <table:table-cell table:formula="of:=[.A1438]&amp;&quot;.&quot;&amp;[.B1438]&amp;&quot;@gmail.com&quot;" office:value-type="string" office:string-value="Theresa.Hill@gmail.com">
            <text:p>Theresa.Hill@gmail.com</text:p>
          </table:table-cell>
          <table:table-cell office:value-type="string">
            <text:p>pyVPv2AwKwx4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Coleman</text:p>
          </table:table-cell>
          <table:table-cell office:value-type="string">
            <text:p>Female</text:p>
          </table:table-cell>
          <table:table-cell office:value-type="string">
            <text:p>23/12/2005</text:p>
          </table:table-cell>
          <table:table-cell table:formula="of:=[.A1439]&amp;&quot;.&quot;&amp;[.B1439]&amp;&quot;@gmail.com&quot;" office:value-type="string" office:string-value="Lily.Coleman@gmail.com">
            <text:p>Lily.Coleman@gmail.com</text:p>
          </table:table-cell>
          <table:table-cell office:value-type="string">
            <text:p>4wGr2Au5N6Gp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Payne</text:p>
          </table:table-cell>
          <table:table-cell office:value-type="string">
            <text:p>Female</text:p>
          </table:table-cell>
          <table:table-cell office:value-type="string">
            <text:p>13/04/2008</text:p>
          </table:table-cell>
          <table:table-cell table:formula="of:=[.A1440]&amp;&quot;.&quot;&amp;[.B1440]&amp;&quot;@gmail.com&quot;" office:value-type="string" office:string-value="Rebecca.Payne@gmail.com">
            <text:p>Rebecca.Payne@gmail.com</text:p>
          </table:table-cell>
          <table:table-cell office:value-type="string">
            <text:p>AyzgcEktMkGW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10/08/1986</text:p>
          </table:table-cell>
          <table:table-cell table:formula="of:=[.A1441]&amp;&quot;.&quot;&amp;[.B1441]&amp;&quot;@gmail.com&quot;" office:value-type="string" office:string-value="Felicity.Brown@gmail.com">
            <text:p>Felicity.Brown@gmail.com</text:p>
          </table:table-cell>
          <table:table-cell office:value-type="string">
            <text:p>B2vCmMCnns8k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Campbell</text:p>
          </table:table-cell>
          <table:table-cell office:value-type="string">
            <text:p>Female</text:p>
          </table:table-cell>
          <table:table-cell office:value-type="string">
            <text:p>16/03/2012</text:p>
          </table:table-cell>
          <table:table-cell table:formula="of:=[.A1442]&amp;&quot;.&quot;&amp;[.B1442]&amp;&quot;@gmail.com&quot;" office:value-type="string" office:string-value="Michelle.Campbell@gmail.com">
            <text:p>Michelle.Campbell@gmail.com</text:p>
          </table:table-cell>
          <table:table-cell office:value-type="string">
            <text:p>AV3k9XtcmfvH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Vance</text:p>
          </table:table-cell>
          <table:table-cell office:value-type="string">
            <text:p>Female</text:p>
          </table:table-cell>
          <table:table-cell office:value-type="string">
            <text:p>15/08/1977</text:p>
          </table:table-cell>
          <table:table-cell table:formula="of:=[.A1443]&amp;&quot;.&quot;&amp;[.B1443]&amp;&quot;@gmail.com&quot;" office:value-type="string" office:string-value="Kylie.Vance@gmail.com">
            <text:p>Kylie.Vance@gmail.com</text:p>
          </table:table-cell>
          <table:table-cell office:value-type="string">
            <text:p>nxJHdDUeXMjJ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Martin</text:p>
          </table:table-cell>
          <table:table-cell office:value-type="string">
            <text:p>Female</text:p>
          </table:table-cell>
          <table:table-cell office:value-type="string">
            <text:p>05/02/1987</text:p>
          </table:table-cell>
          <table:table-cell table:formula="of:=[.A1444]&amp;&quot;.&quot;&amp;[.B1444]&amp;&quot;@gmail.com&quot;" office:value-type="string" office:string-value="Rose.Martin@gmail.com">
            <text:p>Rose.Martin@gmail.com</text:p>
          </table:table-cell>
          <table:table-cell office:value-type="string">
            <text:p>QWpqJtBcq5Us</text:p>
          </table:table-cell>
          <table:table-cell/>
        </table:table-row>
        <table:table-row table:style-name="ro1">
          <table:table-cell office:value-type="string">
            <text:p>Nicola</text:p>
          </table:table-cell>
          <table:table-cell office:value-type="string">
            <text:p>Baker</text:p>
          </table:table-cell>
          <table:table-cell office:value-type="string">
            <text:p>Female</text:p>
          </table:table-cell>
          <table:table-cell office:value-type="string">
            <text:p>08/06/1989</text:p>
          </table:table-cell>
          <table:table-cell table:formula="of:=[.A1445]&amp;&quot;.&quot;&amp;[.B1445]&amp;&quot;@gmail.com&quot;" office:value-type="string" office:string-value="Nicola.Baker@gmail.com">
            <text:p>Nicola.Baker@gmail.com</text:p>
          </table:table-cell>
          <table:table-cell office:value-type="string">
            <text:p>GKXXMD4JhUwz</text:p>
          </table:table-cell>
          <table:table-cell/>
        </table:table-row>
        <table:table-row table:style-name="ro1">
          <table:table-cell office:value-type="string">
            <text:p>Donna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23/12/1990</text:p>
          </table:table-cell>
          <table:table-cell table:formula="of:=[.A1446]&amp;&quot;.&quot;&amp;[.B1446]&amp;&quot;@gmail.com&quot;" office:value-type="string" office:string-value="Donna.Young@gmail.com">
            <text:p>Donna.Young@gmail.com</text:p>
          </table:table-cell>
          <table:table-cell office:value-type="string">
            <text:p>mXgPypW6Kf3X</text:p>
          </table:table-cell>
          <table:table-cell/>
        </table:table-row>
        <table:table-row table:style-name="ro1">
          <table:table-cell office:value-type="string">
            <text:p>Anna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19/07/2007</text:p>
          </table:table-cell>
          <table:table-cell table:formula="of:=[.A1447]&amp;&quot;.&quot;&amp;[.B1447]&amp;&quot;@gmail.com&quot;" office:value-type="string" office:string-value="Anna.Greene@gmail.com">
            <text:p>Anna.Greene@gmail.com</text:p>
          </table:table-cell>
          <table:table-cell office:value-type="string">
            <text:p>BXbac2d24Zxs</text:p>
          </table:table-cell>
          <table:table-cell/>
        </table:table-row>
        <table:table-row table:style-name="ro1">
          <table:table-cell office:value-type="string">
            <text:p>Emily</text:p>
          </table:table-cell>
          <table:table-cell office:value-type="string">
            <text:p>Murray</text:p>
          </table:table-cell>
          <table:table-cell office:value-type="string">
            <text:p>Female</text:p>
          </table:table-cell>
          <table:table-cell office:value-type="string">
            <text:p>28/12/1978</text:p>
          </table:table-cell>
          <table:table-cell table:formula="of:=[.A1448]&amp;&quot;.&quot;&amp;[.B1448]&amp;&quot;@gmail.com&quot;" office:value-type="string" office:string-value="Emily.Murray@gmail.com">
            <text:p>Emily.Murray@gmail.com</text:p>
          </table:table-cell>
          <table:table-cell office:value-type="string">
            <text:p>3A3papunZWds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07/07/1989</text:p>
          </table:table-cell>
          <table:table-cell table:formula="of:=[.A1449]&amp;&quot;.&quot;&amp;[.B1449]&amp;&quot;@gmail.com&quot;" office:value-type="string" office:string-value="Ruth.Oliver@gmail.com">
            <text:p>Ruth.Oliver@gmail.com</text:p>
          </table:table-cell>
          <table:table-cell office:value-type="string">
            <text:p>Sp7skS7ezErX</text:p>
          </table:table-cell>
          <table:table-cell/>
        </table:table-row>
        <table:table-row table:style-name="ro1">
          <table:table-cell office:value-type="string">
            <text:p>Wendy</text:p>
          </table:table-cell>
          <table:table-cell office:value-type="string">
            <text:p>MacDonald</text:p>
          </table:table-cell>
          <table:table-cell office:value-type="string">
            <text:p>Female</text:p>
          </table:table-cell>
          <table:table-cell office:value-type="string">
            <text:p>29/01/2007</text:p>
          </table:table-cell>
          <table:table-cell table:formula="of:=[.A1450]&amp;&quot;.&quot;&amp;[.B1450]&amp;&quot;@gmail.com&quot;" office:value-type="string" office:string-value="Wendy.MacDonald@gmail.com">
            <text:p>Wendy.MacDonald@gmail.com</text:p>
          </table:table-cell>
          <table:table-cell office:value-type="string">
            <text:p>BpBgZAVcdWuK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Bailey</text:p>
          </table:table-cell>
          <table:table-cell office:value-type="string">
            <text:p>Female</text:p>
          </table:table-cell>
          <table:table-cell office:value-type="string">
            <text:p>20/11/1978</text:p>
          </table:table-cell>
          <table:table-cell table:formula="of:=[.A1451]&amp;&quot;.&quot;&amp;[.B1451]&amp;&quot;@gmail.com&quot;" office:value-type="string" office:string-value="Samantha.Bailey@gmail.com">
            <text:p>Samantha.Bailey@gmail.com</text:p>
          </table:table-cell>
          <table:table-cell office:value-type="string">
            <text:p>VTcnL8z8cbxb</text:p>
          </table:table-cell>
          <table:table-cell/>
        </table:table-row>
        <table:table-row table:style-name="ro1">
          <table:table-cell office:value-type="string">
            <text:p>Tracey</text:p>
          </table:table-cell>
          <table:table-cell office:value-type="string">
            <text:p>Cornish</text:p>
          </table:table-cell>
          <table:table-cell office:value-type="string">
            <text:p>Female</text:p>
          </table:table-cell>
          <table:table-cell office:value-type="string">
            <text:p>02/01/1974</text:p>
          </table:table-cell>
          <table:table-cell table:formula="of:=[.A1452]&amp;&quot;.&quot;&amp;[.B1452]&amp;&quot;@gmail.com&quot;" office:value-type="string" office:string-value="Tracey.Cornish@gmail.com">
            <text:p>Tracey.Cornish@gmail.com</text:p>
          </table:table-cell>
          <table:table-cell office:value-type="string">
            <text:p>hY7wzCcbUVfZ</text:p>
          </table:table-cell>
          <table:table-cell/>
        </table:table-row>
        <table:table-row table:style-name="ro1">
          <table:table-cell office:value-type="string">
            <text:p>Natalie</text:p>
          </table:table-cell>
          <table:table-cell office:value-type="string">
            <text:p>Mathis</text:p>
          </table:table-cell>
          <table:table-cell office:value-type="string">
            <text:p>Female</text:p>
          </table:table-cell>
          <table:table-cell office:value-type="string">
            <text:p>21/09/2015</text:p>
          </table:table-cell>
          <table:table-cell table:formula="of:=[.A1453]&amp;&quot;.&quot;&amp;[.B1453]&amp;&quot;@gmail.com&quot;" office:value-type="string" office:string-value="Natalie.Mathis@gmail.com">
            <text:p>Natalie.Mathis@gmail.com</text:p>
          </table:table-cell>
          <table:table-cell office:value-type="string">
            <text:p>UWgxU82wkSzr</text:p>
          </table:table-cell>
          <table:table-cell/>
        </table:table-row>
        <table:table-row table:style-name="ro1">
          <table:table-cell office:value-type="string">
            <text:p>Julia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01/07/1973</text:p>
          </table:table-cell>
          <table:table-cell table:formula="of:=[.A1454]&amp;&quot;.&quot;&amp;[.B1454]&amp;&quot;@gmail.com&quot;" office:value-type="string" office:string-value="Julia.North@gmail.com">
            <text:p>Julia.North@gmail.com</text:p>
          </table:table-cell>
          <table:table-cell office:value-type="string">
            <text:p>zK3kPUXWC3EE</text:p>
          </table:table-cell>
          <table:table-cell/>
        </table:table-row>
        <table:table-row table:style-name="ro1">
          <table:table-cell office:value-type="string">
            <text:p>Pippa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18/05/1985</text:p>
          </table:table-cell>
          <table:table-cell table:formula="of:=[.A1455]&amp;&quot;.&quot;&amp;[.B1455]&amp;&quot;@gmail.com&quot;" office:value-type="string" office:string-value="Pippa.Abraham@gmail.com">
            <text:p>Pippa.Abraham@gmail.com</text:p>
          </table:table-cell>
          <table:table-cell office:value-type="string">
            <text:p>zasqCyjzudbX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Lawrence</text:p>
          </table:table-cell>
          <table:table-cell office:value-type="string">
            <text:p>Female</text:p>
          </table:table-cell>
          <table:table-cell office:value-type="string">
            <text:p>03/04/1977</text:p>
          </table:table-cell>
          <table:table-cell table:formula="of:=[.A1456]&amp;&quot;.&quot;&amp;[.B1456]&amp;&quot;@gmail.com&quot;" office:value-type="string" office:string-value="Felicity.Lawrence@gmail.com">
            <text:p>Felicity.Lawrence@gmail.com</text:p>
          </table:table-cell>
          <table:table-cell office:value-type="string">
            <text:p>srdZVnN6Fmxa</text:p>
          </table:table-cell>
          <table:table-cell/>
        </table:table-row>
        <table:table-row table:style-name="ro1">
          <table:table-cell office:value-type="string">
            <text:p>Madeleine</text:p>
          </table:table-cell>
          <table:table-cell office:value-type="string">
            <text:p>Rutherford</text:p>
          </table:table-cell>
          <table:table-cell office:value-type="string">
            <text:p>Female</text:p>
          </table:table-cell>
          <table:table-cell office:value-type="string">
            <text:p>15/12/1982</text:p>
          </table:table-cell>
          <table:table-cell table:formula="of:=[.A1457]&amp;&quot;.&quot;&amp;[.B1457]&amp;&quot;@gmail.com&quot;" office:value-type="string" office:string-value="Madeleine.Rutherford@gmail.com">
            <text:p>Madeleine.Rutherford@gmail.com</text:p>
          </table:table-cell>
          <table:table-cell office:value-type="string">
            <text:p>eYekUPJ6HRJZ</text:p>
          </table:table-cell>
          <table:table-cell/>
        </table:table-row>
        <table:table-row table:style-name="ro1">
          <table:table-cell office:value-type="string">
            <text:p>Rachel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28/11/1985</text:p>
          </table:table-cell>
          <table:table-cell table:formula="of:=[.A1458]&amp;&quot;.&quot;&amp;[.B1458]&amp;&quot;@gmail.com&quot;" office:value-type="string" office:string-value="Rachel.Greene@gmail.com">
            <text:p>Rachel.Greene@gmail.com</text:p>
          </table:table-cell>
          <table:table-cell office:value-type="string">
            <text:p>jVh7JBbEaY3w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Wilson</text:p>
          </table:table-cell>
          <table:table-cell office:value-type="string">
            <text:p>Female</text:p>
          </table:table-cell>
          <table:table-cell office:value-type="string">
            <text:p>21/06/2014</text:p>
          </table:table-cell>
          <table:table-cell table:formula="of:=[.A1459]&amp;&quot;.&quot;&amp;[.B1459]&amp;&quot;@gmail.com&quot;" office:value-type="string" office:string-value="Abigail.Wilson@gmail.com">
            <text:p>Abigail.Wilson@gmail.com</text:p>
          </table:table-cell>
          <table:table-cell office:value-type="string">
            <text:p>MRwyYVyYZ5UH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01/12/1982</text:p>
          </table:table-cell>
          <table:table-cell table:formula="of:=[.A1460]&amp;&quot;.&quot;&amp;[.B1460]&amp;&quot;@gmail.com&quot;" office:value-type="string" office:string-value="Rose.Mills@gmail.com">
            <text:p>Rose.Mills@gmail.com</text:p>
          </table:table-cell>
          <table:table-cell office:value-type="string">
            <text:p>ag5UqPC5ft6p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Mathis</text:p>
          </table:table-cell>
          <table:table-cell office:value-type="string">
            <text:p>Female</text:p>
          </table:table-cell>
          <table:table-cell office:value-type="string">
            <text:p>13/08/1971</text:p>
          </table:table-cell>
          <table:table-cell table:formula="of:=[.A1461]&amp;&quot;.&quot;&amp;[.B1461]&amp;&quot;@gmail.com&quot;" office:value-type="string" office:string-value="Olivia.Mathis@gmail.com">
            <text:p>Olivia.Mathis@gmail.com</text:p>
          </table:table-cell>
          <table:table-cell office:value-type="string">
            <text:p>NVpJdHEmu8rn</text:p>
          </table:table-cell>
          <table:table-cell/>
        </table:table-row>
        <table:table-row table:style-name="ro1">
          <table:table-cell office:value-type="string">
            <text:p>Diana</text:p>
          </table:table-cell>
          <table:table-cell office:value-type="string">
            <text:p>Lyman</text:p>
          </table:table-cell>
          <table:table-cell office:value-type="string">
            <text:p>Female</text:p>
          </table:table-cell>
          <table:table-cell office:value-type="string">
            <text:p>06/06/2000</text:p>
          </table:table-cell>
          <table:table-cell table:formula="of:=[.A1462]&amp;&quot;.&quot;&amp;[.B1462]&amp;&quot;@gmail.com&quot;" office:value-type="string" office:string-value="Diana.Lyman@gmail.com">
            <text:p>Diana.Lyman@gmail.com</text:p>
          </table:table-cell>
          <table:table-cell office:value-type="string">
            <text:p>ujrWVK6FnpEP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Bailey</text:p>
          </table:table-cell>
          <table:table-cell office:value-type="string">
            <text:p>Female</text:p>
          </table:table-cell>
          <table:table-cell office:value-type="string">
            <text:p>16/09/1981</text:p>
          </table:table-cell>
          <table:table-cell table:formula="of:=[.A1463]&amp;&quot;.&quot;&amp;[.B1463]&amp;&quot;@gmail.com&quot;" office:value-type="string" office:string-value="Vanessa.Bailey@gmail.com">
            <text:p>Vanessa.Bailey@gmail.com</text:p>
          </table:table-cell>
          <table:table-cell office:value-type="string">
            <text:p>tgHzjyDV3cYx</text:p>
          </table:table-cell>
          <table:table-cell/>
        </table:table-row>
        <table:table-row table:style-name="ro1">
          <table:table-cell office:value-type="string">
            <text:p>Carol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19/06/1992</text:p>
          </table:table-cell>
          <table:table-cell table:formula="of:=[.A1464]&amp;&quot;.&quot;&amp;[.B1464]&amp;&quot;@gmail.com&quot;" office:value-type="string" office:string-value="Carol.Black@gmail.com">
            <text:p>Carol.Black@gmail.com</text:p>
          </table:table-cell>
          <table:table-cell office:value-type="string">
            <text:p>A6A8pMRsa2UQ</text:p>
          </table:table-cell>
          <table:table-cell/>
        </table:table-row>
        <table:table-row table:style-name="ro1">
          <table:table-cell office:value-type="string">
            <text:p>Maria</text:p>
          </table:table-cell>
          <table:table-cell office:value-type="string">
            <text:p>Ince</text:p>
          </table:table-cell>
          <table:table-cell office:value-type="string">
            <text:p>Female</text:p>
          </table:table-cell>
          <table:table-cell office:value-type="string">
            <text:p>30/12/1993</text:p>
          </table:table-cell>
          <table:table-cell table:formula="of:=[.A1465]&amp;&quot;.&quot;&amp;[.B1465]&amp;&quot;@gmail.com&quot;" office:value-type="string" office:string-value="Maria.Ince@gmail.com">
            <text:p>Maria.Ince@gmail.com</text:p>
          </table:table-cell>
          <table:table-cell office:value-type="string">
            <text:p>sLX5wkkEdqMP</text:p>
          </table:table-cell>
          <table:table-cell/>
        </table:table-row>
        <table:table-row table:style-name="ro1">
          <table:table-cell office:value-type="string">
            <text:p>Katherine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02/01/1997</text:p>
          </table:table-cell>
          <table:table-cell table:formula="of:=[.A1466]&amp;&quot;.&quot;&amp;[.B1466]&amp;&quot;@gmail.com&quot;" office:value-type="string" office:string-value="Katherine.Abraham@gmail.com">
            <text:p>Katherine.Abraham@gmail.com</text:p>
          </table:table-cell>
          <table:table-cell office:value-type="string">
            <text:p>nwnEvj89wek7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Hardacre</text:p>
          </table:table-cell>
          <table:table-cell office:value-type="string">
            <text:p>Female</text:p>
          </table:table-cell>
          <table:table-cell office:value-type="string">
            <text:p>28/08/1977</text:p>
          </table:table-cell>
          <table:table-cell table:formula="of:=[.A1467]&amp;&quot;.&quot;&amp;[.B1467]&amp;&quot;@gmail.com&quot;" office:value-type="string" office:string-value="Rose.Hardacre@gmail.com">
            <text:p>Rose.Hardacre@gmail.com</text:p>
          </table:table-cell>
          <table:table-cell office:value-type="string">
            <text:p>8ynLMRA9xFXg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Allan</text:p>
          </table:table-cell>
          <table:table-cell office:value-type="string">
            <text:p>Female</text:p>
          </table:table-cell>
          <table:table-cell office:value-type="string">
            <text:p>02/06/1991</text:p>
          </table:table-cell>
          <table:table-cell table:formula="of:=[.A1468]&amp;&quot;.&quot;&amp;[.B1468]&amp;&quot;@gmail.com&quot;" office:value-type="string" office:string-value="Una.Allan@gmail.com">
            <text:p>Una.Allan@gmail.com</text:p>
          </table:table-cell>
          <table:table-cell office:value-type="string">
            <text:p>592GbvxYJWYc</text:p>
          </table:table-cell>
          <table:table-cell/>
        </table:table-row>
        <table:table-row table:style-name="ro1">
          <table:table-cell office:value-type="string">
            <text:p>Madeleine</text:p>
          </table:table-cell>
          <table:table-cell office:value-type="string">
            <text:p>Campbell</text:p>
          </table:table-cell>
          <table:table-cell office:value-type="string">
            <text:p>Female</text:p>
          </table:table-cell>
          <table:table-cell office:value-type="string">
            <text:p>25/09/1977</text:p>
          </table:table-cell>
          <table:table-cell table:formula="of:=[.A1469]&amp;&quot;.&quot;&amp;[.B1469]&amp;&quot;@gmail.com&quot;" office:value-type="string" office:string-value="Madeleine.Campbell@gmail.com">
            <text:p>Madeleine.Campbell@gmail.com</text:p>
          </table:table-cell>
          <table:table-cell office:value-type="string">
            <text:p>A3JxbKLPHSVL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23/06/2000</text:p>
          </table:table-cell>
          <table:table-cell table:formula="of:=[.A1470]&amp;&quot;.&quot;&amp;[.B1470]&amp;&quot;@gmail.com&quot;" office:value-type="string" office:string-value="Amelia.Walsh@gmail.com">
            <text:p>Amelia.Walsh@gmail.com</text:p>
          </table:table-cell>
          <table:table-cell office:value-type="string">
            <text:p>Q7VhsSZMbjTy</text:p>
          </table:table-cell>
          <table:table-cell/>
        </table:table-row>
        <table:table-row table:style-name="ro1">
          <table:table-cell office:value-type="string">
            <text:p>Pippa</text:p>
          </table:table-cell>
          <table:table-cell office:value-type="string">
            <text:p>Butler</text:p>
          </table:table-cell>
          <table:table-cell office:value-type="string">
            <text:p>Female</text:p>
          </table:table-cell>
          <table:table-cell office:value-type="string">
            <text:p>21/06/1997</text:p>
          </table:table-cell>
          <table:table-cell table:formula="of:=[.A1471]&amp;&quot;.&quot;&amp;[.B1471]&amp;&quot;@gmail.com&quot;" office:value-type="string" office:string-value="Pippa.Butler@gmail.com">
            <text:p>Pippa.Butler@gmail.com</text:p>
          </table:table-cell>
          <table:table-cell office:value-type="string">
            <text:p>eZ23KXReLmvp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Martin</text:p>
          </table:table-cell>
          <table:table-cell office:value-type="string">
            <text:p>Female</text:p>
          </table:table-cell>
          <table:table-cell office:value-type="string">
            <text:p>09/09/1981</text:p>
          </table:table-cell>
          <table:table-cell table:formula="of:=[.A1472]&amp;&quot;.&quot;&amp;[.B1472]&amp;&quot;@gmail.com&quot;" office:value-type="string" office:string-value="Lily.Martin@gmail.com">
            <text:p>Lily.Martin@gmail.com</text:p>
          </table:table-cell>
          <table:table-cell office:value-type="string">
            <text:p>hZHeevjNyBnc</text:p>
          </table:table-cell>
          <table:table-cell/>
        </table:table-row>
        <table:table-row table:style-name="ro1">
          <table:table-cell office:value-type="string">
            <text:p>Sue</text:p>
          </table:table-cell>
          <table:table-cell office:value-type="string">
            <text:p>Scott</text:p>
          </table:table-cell>
          <table:table-cell office:value-type="string">
            <text:p>Female</text:p>
          </table:table-cell>
          <table:table-cell office:value-type="string">
            <text:p>19/08/2007</text:p>
          </table:table-cell>
          <table:table-cell table:formula="of:=[.A1473]&amp;&quot;.&quot;&amp;[.B1473]&amp;&quot;@gmail.com&quot;" office:value-type="string" office:string-value="Sue.Scott@gmail.com">
            <text:p>Sue.Scott@gmail.com</text:p>
          </table:table-cell>
          <table:table-cell office:value-type="string">
            <text:p>heyMKrX8UYaz</text:p>
          </table:table-cell>
          <table:table-cell/>
        </table:table-row>
        <table:table-row table:style-name="ro1">
          <table:table-cell office:value-type="string">
            <text:p>Jane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09/05/1992</text:p>
          </table:table-cell>
          <table:table-cell table:formula="of:=[.A1474]&amp;&quot;.&quot;&amp;[.B1474]&amp;&quot;@gmail.com&quot;" office:value-type="string" office:string-value="Jane.Quinn@gmail.com">
            <text:p>Jane.Quinn@gmail.com</text:p>
          </table:table-cell>
          <table:table-cell office:value-type="string">
            <text:p>kPR7LaKX5fRf</text:p>
          </table:table-cell>
          <table:table-cell/>
        </table:table-row>
        <table:table-row table:style-name="ro1">
          <table:table-cell office:value-type="string">
            <text:p>Julia</text:p>
          </table:table-cell>
          <table:table-cell office:value-type="string">
            <text:p>Clark</text:p>
          </table:table-cell>
          <table:table-cell office:value-type="string">
            <text:p>Female</text:p>
          </table:table-cell>
          <table:table-cell office:value-type="string">
            <text:p>24/02/2016</text:p>
          </table:table-cell>
          <table:table-cell table:formula="of:=[.A1475]&amp;&quot;.&quot;&amp;[.B1475]&amp;&quot;@gmail.com&quot;" office:value-type="string" office:string-value="Julia.Clark@gmail.com">
            <text:p>Julia.Clark@gmail.com</text:p>
          </table:table-cell>
          <table:table-cell office:value-type="string">
            <text:p>kPvYK6dZaQu3</text:p>
          </table:table-cell>
          <table:table-cell/>
        </table:table-row>
        <table:table-row table:style-name="ro1">
          <table:table-cell office:value-type="string">
            <text:p>Megan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05/07/2014</text:p>
          </table:table-cell>
          <table:table-cell table:formula="of:=[.A1476]&amp;&quot;.&quot;&amp;[.B1476]&amp;&quot;@gmail.com&quot;" office:value-type="string" office:string-value="Megan.Chapman@gmail.com">
            <text:p>Megan.Chapman@gmail.com</text:p>
          </table:table-cell>
          <table:table-cell office:value-type="string">
            <text:p>tCbP6cwgYa2A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Knox</text:p>
          </table:table-cell>
          <table:table-cell office:value-type="string">
            <text:p>Female</text:p>
          </table:table-cell>
          <table:table-cell office:value-type="string">
            <text:p>13/05/1980</text:p>
          </table:table-cell>
          <table:table-cell table:formula="of:=[.A1477]&amp;&quot;.&quot;&amp;[.B1477]&amp;&quot;@gmail.com&quot;" office:value-type="string" office:string-value="Amelia.Knox@gmail.com">
            <text:p>Amelia.Knox@gmail.com</text:p>
          </table:table-cell>
          <table:table-cell office:value-type="string">
            <text:p>MWz3tgFuBm2D</text:p>
          </table:table-cell>
          <table:table-cell/>
        </table:table-row>
        <table:table-row table:style-name="ro1">
          <table:table-cell office:value-type="string">
            <text:p>Sarah</text:p>
          </table:table-cell>
          <table:table-cell office:value-type="string">
            <text:p>MacDonald</text:p>
          </table:table-cell>
          <table:table-cell office:value-type="string">
            <text:p>Female</text:p>
          </table:table-cell>
          <table:table-cell office:value-type="string">
            <text:p>21/03/1978</text:p>
          </table:table-cell>
          <table:table-cell table:formula="of:=[.A1478]&amp;&quot;.&quot;&amp;[.B1478]&amp;&quot;@gmail.com&quot;" office:value-type="string" office:string-value="Sarah.MacDonald@gmail.com">
            <text:p>Sarah.MacDonald@gmail.com</text:p>
          </table:table-cell>
          <table:table-cell office:value-type="string">
            <text:p>fr8Eq92e6XCn</text:p>
          </table:table-cell>
          <table:table-cell/>
        </table:table-row>
        <table:table-row table:style-name="ro1">
          <table:table-cell office:value-type="string">
            <text:p>Emily</text:p>
          </table:table-cell>
          <table:table-cell office:value-type="string">
            <text:p>Manning</text:p>
          </table:table-cell>
          <table:table-cell office:value-type="string">
            <text:p>Female</text:p>
          </table:table-cell>
          <table:table-cell office:value-type="string">
            <text:p>17/06/2016</text:p>
          </table:table-cell>
          <table:table-cell table:formula="of:=[.A1479]&amp;&quot;.&quot;&amp;[.B1479]&amp;&quot;@gmail.com&quot;" office:value-type="string" office:string-value="Emily.Manning@gmail.com">
            <text:p>Emily.Manning@gmail.com</text:p>
          </table:table-cell>
          <table:table-cell office:value-type="string">
            <text:p>8N5PbfZvX4Lp</text:p>
          </table:table-cell>
          <table:table-cell/>
        </table:table-row>
        <table:table-row table:style-name="ro1">
          <table:table-cell office:value-type="string">
            <text:p>Katherine</text:p>
          </table:table-cell>
          <table:table-cell office:value-type="string">
            <text:p>Martin</text:p>
          </table:table-cell>
          <table:table-cell office:value-type="string">
            <text:p>Female</text:p>
          </table:table-cell>
          <table:table-cell office:value-type="string">
            <text:p>27/04/1993</text:p>
          </table:table-cell>
          <table:table-cell table:formula="of:=[.A1480]&amp;&quot;.&quot;&amp;[.B1480]&amp;&quot;@gmail.com&quot;" office:value-type="string" office:string-value="Katherine.Martin@gmail.com">
            <text:p>Katherine.Martin@gmail.com</text:p>
          </table:table-cell>
          <table:table-cell office:value-type="string">
            <text:p>QfAVenckQSwe</text:p>
          </table:table-cell>
          <table:table-cell/>
        </table:table-row>
        <table:table-row table:style-name="ro1">
          <table:table-cell office:value-type="string">
            <text:p>Alexandra</text:p>
          </table:table-cell>
          <table:table-cell office:value-type="string">
            <text:p>Ferguson</text:p>
          </table:table-cell>
          <table:table-cell office:value-type="string">
            <text:p>Female</text:p>
          </table:table-cell>
          <table:table-cell office:value-type="string">
            <text:p>12/05/1993</text:p>
          </table:table-cell>
          <table:table-cell table:formula="of:=[.A1481]&amp;&quot;.&quot;&amp;[.B1481]&amp;&quot;@gmail.com&quot;" office:value-type="string" office:string-value="Alexandra.Ferguson@gmail.com">
            <text:p>Alexandra.Ferguson@gmail.com</text:p>
          </table:table-cell>
          <table:table-cell office:value-type="string">
            <text:p>sFzWnBNU862G</text:p>
          </table:table-cell>
          <table:table-cell/>
        </table:table-row>
        <table:table-row table:style-name="ro1">
          <table:table-cell office:value-type="string">
            <text:p>Andrea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29/08/2014</text:p>
          </table:table-cell>
          <table:table-cell table:formula="of:=[.A1482]&amp;&quot;.&quot;&amp;[.B1482]&amp;&quot;@gmail.com&quot;" office:value-type="string" office:string-value="Andrea.Brown@gmail.com">
            <text:p>Andrea.Brown@gmail.com</text:p>
          </table:table-cell>
          <table:table-cell office:value-type="string">
            <text:p>LuYn2bVTVHPg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Clarkson</text:p>
          </table:table-cell>
          <table:table-cell office:value-type="string">
            <text:p>Female</text:p>
          </table:table-cell>
          <table:table-cell office:value-type="string">
            <text:p>18/11/2009</text:p>
          </table:table-cell>
          <table:table-cell table:formula="of:=[.A1483]&amp;&quot;.&quot;&amp;[.B1483]&amp;&quot;@gmail.com&quot;" office:value-type="string" office:string-value="Rebecca.Clarkson@gmail.com">
            <text:p>Rebecca.Clarkson@gmail.com</text:p>
          </table:table-cell>
          <table:table-cell office:value-type="string">
            <text:p>4KGFzWVBAF4M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James</text:p>
          </table:table-cell>
          <table:table-cell office:value-type="string">
            <text:p>Female</text:p>
          </table:table-cell>
          <table:table-cell office:value-type="string">
            <text:p>10/09/1978</text:p>
          </table:table-cell>
          <table:table-cell table:formula="of:=[.A1484]&amp;&quot;.&quot;&amp;[.B1484]&amp;&quot;@gmail.com&quot;" office:value-type="string" office:string-value="Leah.James@gmail.com">
            <text:p>Leah.James@gmail.com</text:p>
          </table:table-cell>
          <table:table-cell office:value-type="string">
            <text:p>eKtVdFypadCj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Mathis</text:p>
          </table:table-cell>
          <table:table-cell office:value-type="string">
            <text:p>Female</text:p>
          </table:table-cell>
          <table:table-cell office:value-type="string">
            <text:p>21/09/2000</text:p>
          </table:table-cell>
          <table:table-cell table:formula="of:=[.A1485]&amp;&quot;.&quot;&amp;[.B1485]&amp;&quot;@gmail.com&quot;" office:value-type="string" office:string-value="Claire.Mathis@gmail.com">
            <text:p>Claire.Mathis@gmail.com</text:p>
          </table:table-cell>
          <table:table-cell office:value-type="string">
            <text:p>UkYQb9pdEFHG</text:p>
          </table:table-cell>
          <table:table-cell/>
        </table:table-row>
        <table:table-row table:style-name="ro1">
          <table:table-cell office:value-type="string">
            <text:p>Chloe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10/10/1982</text:p>
          </table:table-cell>
          <table:table-cell table:formula="of:=[.A1486]&amp;&quot;.&quot;&amp;[.B1486]&amp;&quot;@gmail.com&quot;" office:value-type="string" office:string-value="Chloe.Peake@gmail.com">
            <text:p>Chloe.Peake@gmail.com</text:p>
          </table:table-cell>
          <table:table-cell office:value-type="string">
            <text:p>yH4gTumeaC5p</text:p>
          </table:table-cell>
          <table:table-cell/>
        </table:table-row>
        <table:table-row table:style-name="ro1">
          <table:table-cell office:value-type="string">
            <text:p>Faith</text:p>
          </table:table-cell>
          <table:table-cell office:value-type="string">
            <text:p>Langdon</text:p>
          </table:table-cell>
          <table:table-cell office:value-type="string">
            <text:p>Female</text:p>
          </table:table-cell>
          <table:table-cell office:value-type="string">
            <text:p>25/01/1983</text:p>
          </table:table-cell>
          <table:table-cell table:formula="of:=[.A1487]&amp;&quot;.&quot;&amp;[.B1487]&amp;&quot;@gmail.com&quot;" office:value-type="string" office:string-value="Faith.Langdon@gmail.com">
            <text:p>Faith.Langdon@gmail.com</text:p>
          </table:table-cell>
          <table:table-cell office:value-type="string">
            <text:p>MxYqnETZN42W</text:p>
          </table:table-cell>
          <table:table-cell/>
        </table:table-row>
        <table:table-row table:style-name="ro1">
          <table:table-cell office:value-type="string">
            <text:p>Megan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03/07/1993</text:p>
          </table:table-cell>
          <table:table-cell table:formula="of:=[.A1488]&amp;&quot;.&quot;&amp;[.B1488]&amp;&quot;@gmail.com&quot;" office:value-type="string" office:string-value="Megan.Young@gmail.com">
            <text:p>Megan.Young@gmail.com</text:p>
          </table:table-cell>
          <table:table-cell office:value-type="string">
            <text:p>rz9pnaUkqqRp</text:p>
          </table:table-cell>
          <table:table-cell/>
        </table:table-row>
        <table:table-row table:style-name="ro1">
          <table:table-cell office:value-type="string">
            <text:p>Carol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16/04/1985</text:p>
          </table:table-cell>
          <table:table-cell table:formula="of:=[.A1489]&amp;&quot;.&quot;&amp;[.B1489]&amp;&quot;@gmail.com&quot;" office:value-type="string" office:string-value="Carol.Henderson@gmail.com">
            <text:p>Carol.Henderson@gmail.com</text:p>
          </table:table-cell>
          <table:table-cell office:value-type="string">
            <text:p>54feJHQCcuwJ</text:p>
          </table:table-cell>
          <table:table-cell/>
        </table:table-row>
        <table:table-row table:style-name="ro1">
          <table:table-cell office:value-type="string">
            <text:p>Yvonne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04/05/1976</text:p>
          </table:table-cell>
          <table:table-cell table:formula="of:=[.A1490]&amp;&quot;.&quot;&amp;[.B1490]&amp;&quot;@gmail.com&quot;" office:value-type="string" office:string-value="Yvonne.Duncan@gmail.com">
            <text:p>Yvonne.Duncan@gmail.com</text:p>
          </table:table-cell>
          <table:table-cell office:value-type="string">
            <text:p>PgG3JatqdRsj</text:p>
          </table:table-cell>
          <table:table-cell/>
        </table:table-row>
        <table:table-row table:style-name="ro1">
          <table:table-cell office:value-type="string">
            <text:p>Nicola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06/03/1973</text:p>
          </table:table-cell>
          <table:table-cell table:formula="of:=[.A1491]&amp;&quot;.&quot;&amp;[.B1491]&amp;&quot;@gmail.com&quot;" office:value-type="string" office:string-value="Nicola.North@gmail.com">
            <text:p>Nicola.North@gmail.com</text:p>
          </table:table-cell>
          <table:table-cell office:value-type="string">
            <text:p>e9f5YzqDfb2V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Mackenzie</text:p>
          </table:table-cell>
          <table:table-cell office:value-type="string">
            <text:p>Female</text:p>
          </table:table-cell>
          <table:table-cell office:value-type="string">
            <text:p>15/06/1976</text:p>
          </table:table-cell>
          <table:table-cell table:formula="of:=[.A1492]&amp;&quot;.&quot;&amp;[.B1492]&amp;&quot;@gmail.com&quot;" office:value-type="string" office:string-value="Kylie.Mackenzie@gmail.com">
            <text:p>Kylie.Mackenzie@gmail.com</text:p>
          </table:table-cell>
          <table:table-cell office:value-type="string">
            <text:p>xzRLpB6My9Lj</text:p>
          </table:table-cell>
          <table:table-cell/>
        </table:table-row>
        <table:table-row table:style-name="ro1">
          <table:table-cell office:value-type="string">
            <text:p>Zoe</text:p>
          </table:table-cell>
          <table:table-cell office:value-type="string">
            <text:p>Ross</text:p>
          </table:table-cell>
          <table:table-cell office:value-type="string">
            <text:p>Female</text:p>
          </table:table-cell>
          <table:table-cell office:value-type="string">
            <text:p>18/01/1989</text:p>
          </table:table-cell>
          <table:table-cell table:formula="of:=[.A1493]&amp;&quot;.&quot;&amp;[.B1493]&amp;&quot;@gmail.com&quot;" office:value-type="string" office:string-value="Zoe.Ross@gmail.com">
            <text:p>Zoe.Ross@gmail.com</text:p>
          </table:table-cell>
          <table:table-cell office:value-type="string">
            <text:p>FQgwM6tuSmEW</text:p>
          </table:table-cell>
          <table:table-cell/>
        </table:table-row>
        <table:table-row table:style-name="ro1">
          <table:table-cell office:value-type="string">
            <text:p>Fiona</text:p>
          </table:table-cell>
          <table:table-cell office:value-type="string">
            <text:p>Short</text:p>
          </table:table-cell>
          <table:table-cell office:value-type="string">
            <text:p>Female</text:p>
          </table:table-cell>
          <table:table-cell office:value-type="string">
            <text:p>10/01/1995</text:p>
          </table:table-cell>
          <table:table-cell table:formula="of:=[.A1494]&amp;&quot;.&quot;&amp;[.B1494]&amp;&quot;@gmail.com&quot;" office:value-type="string" office:string-value="Fiona.Short@gmail.com">
            <text:p>Fiona.Short@gmail.com</text:p>
          </table:table-cell>
          <table:table-cell office:value-type="string">
            <text:p>HucHBZPetZHa</text:p>
          </table:table-cell>
          <table:table-cell/>
        </table:table-row>
        <table:table-row table:style-name="ro1">
          <table:table-cell office:value-type="string">
            <text:p>Karen</text:p>
          </table:table-cell>
          <table:table-cell office:value-type="string">
            <text:p>Hodges</text:p>
          </table:table-cell>
          <table:table-cell office:value-type="string">
            <text:p>Female</text:p>
          </table:table-cell>
          <table:table-cell office:value-type="string">
            <text:p>13/08/1986</text:p>
          </table:table-cell>
          <table:table-cell table:formula="of:=[.A1495]&amp;&quot;.&quot;&amp;[.B1495]&amp;&quot;@gmail.com&quot;" office:value-type="string" office:string-value="Karen.Hodges@gmail.com">
            <text:p>Karen.Hodges@gmail.com</text:p>
          </table:table-cell>
          <table:table-cell office:value-type="string">
            <text:p>BNgZXFtNXzVT</text:p>
          </table:table-cell>
          <table:table-cell/>
        </table:table-row>
        <table:table-row table:style-name="ro1">
          <table:table-cell office:value-type="string">
            <text:p>Julia</text:p>
          </table:table-cell>
          <table:table-cell office:value-type="string">
            <text:p>Pullman</text:p>
          </table:table-cell>
          <table:table-cell office:value-type="string">
            <text:p>Female</text:p>
          </table:table-cell>
          <table:table-cell office:value-type="string">
            <text:p>01/10/1977</text:p>
          </table:table-cell>
          <table:table-cell table:formula="of:=[.A1496]&amp;&quot;.&quot;&amp;[.B1496]&amp;&quot;@gmail.com&quot;" office:value-type="string" office:string-value="Julia.Pullman@gmail.com">
            <text:p>Julia.Pullman@gmail.com</text:p>
          </table:table-cell>
          <table:table-cell office:value-type="string">
            <text:p>cdJpwAJZE7D4</text:p>
          </table:table-cell>
          <table:table-cell/>
        </table:table-row>
        <table:table-row table:style-name="ro1">
          <table:table-cell office:value-type="string">
            <text:p>Sue</text:p>
          </table:table-cell>
          <table:table-cell office:value-type="string">
            <text:p>Nash</text:p>
          </table:table-cell>
          <table:table-cell office:value-type="string">
            <text:p>Female</text:p>
          </table:table-cell>
          <table:table-cell office:value-type="string">
            <text:p>07/10/2010</text:p>
          </table:table-cell>
          <table:table-cell table:formula="of:=[.A1497]&amp;&quot;.&quot;&amp;[.B1497]&amp;&quot;@gmail.com&quot;" office:value-type="string" office:string-value="Sue.Nash@gmail.com">
            <text:p>Sue.Nash@gmail.com</text:p>
          </table:table-cell>
          <table:table-cell office:value-type="string">
            <text:p>up59gYfvtXeW</text:p>
          </table:table-cell>
          <table:table-cell/>
        </table:table-row>
        <table:table-row table:style-name="ro1">
          <table:table-cell office:value-type="string">
            <text:p>Zoe</text:p>
          </table:table-cell>
          <table:table-cell office:value-type="string">
            <text:p>Lyman</text:p>
          </table:table-cell>
          <table:table-cell office:value-type="string">
            <text:p>Female</text:p>
          </table:table-cell>
          <table:table-cell office:value-type="string">
            <text:p>06/02/1983</text:p>
          </table:table-cell>
          <table:table-cell table:formula="of:=[.A1498]&amp;&quot;.&quot;&amp;[.B1498]&amp;&quot;@gmail.com&quot;" office:value-type="string" office:string-value="Zoe.Lyman@gmail.com">
            <text:p>Zoe.Lyman@gmail.com</text:p>
          </table:table-cell>
          <table:table-cell office:value-type="string">
            <text:p>BZ6QATSqX7Yr</text:p>
          </table:table-cell>
          <table:table-cell/>
        </table:table-row>
        <table:table-row table:style-name="ro1">
          <table:table-cell office:value-type="string">
            <text:p>Megan</text:p>
          </table:table-cell>
          <table:table-cell office:value-type="string">
            <text:p>Carr</text:p>
          </table:table-cell>
          <table:table-cell office:value-type="string">
            <text:p>Female</text:p>
          </table:table-cell>
          <table:table-cell office:value-type="string">
            <text:p>16/05/2000</text:p>
          </table:table-cell>
          <table:table-cell table:formula="of:=[.A1499]&amp;&quot;.&quot;&amp;[.B1499]&amp;&quot;@gmail.com&quot;" office:value-type="string" office:string-value="Megan.Carr@gmail.com">
            <text:p>Megan.Carr@gmail.com</text:p>
          </table:table-cell>
          <table:table-cell office:value-type="string">
            <text:p>YU8cVJAnBbPU</text:p>
          </table:table-cell>
          <table:table-cell/>
        </table:table-row>
        <table:table-row table:style-name="ro1">
          <table:table-cell office:value-type="string">
            <text:p>Nicola</text:p>
          </table:table-cell>
          <table:table-cell office:value-type="string">
            <text:p>James</text:p>
          </table:table-cell>
          <table:table-cell office:value-type="string">
            <text:p>Female</text:p>
          </table:table-cell>
          <table:table-cell office:value-type="string">
            <text:p>26/03/1998</text:p>
          </table:table-cell>
          <table:table-cell table:formula="of:=[.A1500]&amp;&quot;.&quot;&amp;[.B1500]&amp;&quot;@gmail.com&quot;" office:value-type="string" office:string-value="Nicola.James@gmail.com">
            <text:p>Nicola.James@gmail.com</text:p>
          </table:table-cell>
          <table:table-cell office:value-type="string">
            <text:p>C96UUmVskJp6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03/12/1979</text:p>
          </table:table-cell>
          <table:table-cell table:formula="of:=[.A1501]&amp;&quot;.&quot;&amp;[.B1501]&amp;&quot;@gmail.com&quot;" office:value-type="string" office:string-value="Leah.Robertson@gmail.com">
            <text:p>Leah.Robertson@gmail.com</text:p>
          </table:table-cell>
          <table:table-cell office:value-type="string">
            <text:p>jjdEVxNw4fLQ</text:p>
          </table:table-cell>
          <table:table-cell/>
        </table:table-row>
        <table:table-row table:style-name="ro1">
          <table:table-cell office:value-type="string">
            <text:p>Penelope</text:p>
          </table:table-cell>
          <table:table-cell office:value-type="string">
            <text:p>Jackson</text:p>
          </table:table-cell>
          <table:table-cell office:value-type="string">
            <text:p>Female</text:p>
          </table:table-cell>
          <table:table-cell office:value-type="string">
            <text:p>03/09/1986</text:p>
          </table:table-cell>
          <table:table-cell table:formula="of:=[.A1502]&amp;&quot;.&quot;&amp;[.B1502]&amp;&quot;@gmail.com&quot;" office:value-type="string" office:string-value="Penelope.Jackson@gmail.com">
            <text:p>Penelope.Jackson@gmail.com</text:p>
          </table:table-cell>
          <table:table-cell office:value-type="string">
            <text:p>tAfD8edqHazE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Tucker</text:p>
          </table:table-cell>
          <table:table-cell office:value-type="string">
            <text:p>Female</text:p>
          </table:table-cell>
          <table:table-cell office:value-type="string">
            <text:p>04/05/2014</text:p>
          </table:table-cell>
          <table:table-cell table:formula="of:=[.A1503]&amp;&quot;.&quot;&amp;[.B1503]&amp;&quot;@gmail.com&quot;" office:value-type="string" office:string-value="Sophie.Tucker@gmail.com">
            <text:p>Sophie.Tucker@gmail.com</text:p>
          </table:table-cell>
          <table:table-cell office:value-type="string">
            <text:p>38JJypgADe8C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23/07/2009</text:p>
          </table:table-cell>
          <table:table-cell table:formula="of:=[.A1504]&amp;&quot;.&quot;&amp;[.B1504]&amp;&quot;@gmail.com&quot;" office:value-type="string" office:string-value="Samantha.Simpson@gmail.com">
            <text:p>Samantha.Simpson@gmail.com</text:p>
          </table:table-cell>
          <table:table-cell office:value-type="string">
            <text:p>XYpp2w4rrk6T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Sanderson</text:p>
          </table:table-cell>
          <table:table-cell office:value-type="string">
            <text:p>Female</text:p>
          </table:table-cell>
          <table:table-cell office:value-type="string">
            <text:p>18/12/1985</text:p>
          </table:table-cell>
          <table:table-cell table:formula="of:=[.A1505]&amp;&quot;.&quot;&amp;[.B1505]&amp;&quot;@gmail.com&quot;" office:value-type="string" office:string-value="Vanessa.Sanderson@gmail.com">
            <text:p>Vanessa.Sanderson@gmail.com</text:p>
          </table:table-cell>
          <table:table-cell office:value-type="string">
            <text:p>vYpL2mRweH9x</text:p>
          </table:table-cell>
          <table:table-cell/>
        </table:table-row>
        <table:table-row table:style-name="ro1">
          <table:table-cell office:value-type="string">
            <text:p>Carol</text:p>
          </table:table-cell>
          <table:table-cell office:value-type="string">
            <text:p>McDonald</text:p>
          </table:table-cell>
          <table:table-cell office:value-type="string">
            <text:p>Female</text:p>
          </table:table-cell>
          <table:table-cell office:value-type="string">
            <text:p>17/10/2012</text:p>
          </table:table-cell>
          <table:table-cell table:formula="of:=[.A1506]&amp;&quot;.&quot;&amp;[.B1506]&amp;&quot;@gmail.com&quot;" office:value-type="string" office:string-value="Carol.McDonald@gmail.com">
            <text:p>Carol.McDonald@gmail.com</text:p>
          </table:table-cell>
          <table:table-cell office:value-type="string">
            <text:p>5LNDqPT89wTQ</text:p>
          </table:table-cell>
          <table:table-cell/>
        </table:table-row>
        <table:table-row table:style-name="ro1">
          <table:table-cell office:value-type="string">
            <text:p>Chloe</text:p>
          </table:table-cell>
          <table:table-cell office:value-type="string">
            <text:p>Lambert</text:p>
          </table:table-cell>
          <table:table-cell office:value-type="string">
            <text:p>Female</text:p>
          </table:table-cell>
          <table:table-cell office:value-type="string">
            <text:p>08/05/1990</text:p>
          </table:table-cell>
          <table:table-cell table:formula="of:=[.A1507]&amp;&quot;.&quot;&amp;[.B1507]&amp;&quot;@gmail.com&quot;" office:value-type="string" office:string-value="Chloe.Lambert@gmail.com">
            <text:p>Chloe.Lambert@gmail.com</text:p>
          </table:table-cell>
          <table:table-cell office:value-type="string">
            <text:p>DqnrzZPSKSpq</text:p>
          </table:table-cell>
          <table:table-cell/>
        </table:table-row>
        <table:table-row table:style-name="ro1">
          <table:table-cell office:value-type="string">
            <text:p>Jane</text:p>
          </table:table-cell>
          <table:table-cell office:value-type="string">
            <text:p>Gray</text:p>
          </table:table-cell>
          <table:table-cell office:value-type="string">
            <text:p>Female</text:p>
          </table:table-cell>
          <table:table-cell office:value-type="string">
            <text:p>14/08/1984</text:p>
          </table:table-cell>
          <table:table-cell table:formula="of:=[.A1508]&amp;&quot;.&quot;&amp;[.B1508]&amp;&quot;@gmail.com&quot;" office:value-type="string" office:string-value="Jane.Gray@gmail.com">
            <text:p>Jane.Gray@gmail.com</text:p>
          </table:table-cell>
          <table:table-cell office:value-type="string">
            <text:p>uYLxx3uSa38q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Ince</text:p>
          </table:table-cell>
          <table:table-cell office:value-type="string">
            <text:p>Female</text:p>
          </table:table-cell>
          <table:table-cell office:value-type="string">
            <text:p>13/07/1989</text:p>
          </table:table-cell>
          <table:table-cell table:formula="of:=[.A1509]&amp;&quot;.&quot;&amp;[.B1509]&amp;&quot;@gmail.com&quot;" office:value-type="string" office:string-value="Felicity.Ince@gmail.com">
            <text:p>Felicity.Ince@gmail.com</text:p>
          </table:table-cell>
          <table:table-cell office:value-type="string">
            <text:p>bSqNDg7v5hPA</text:p>
          </table:table-cell>
          <table:table-cell/>
        </table:table-row>
        <table:table-row table:style-name="ro1">
          <table:table-cell office:value-type="string">
            <text:p>Amanda</text:p>
          </table:table-cell>
          <table:table-cell office:value-type="string">
            <text:p>Davies</text:p>
          </table:table-cell>
          <table:table-cell office:value-type="string">
            <text:p>Female</text:p>
          </table:table-cell>
          <table:table-cell office:value-type="string">
            <text:p>16/01/1974</text:p>
          </table:table-cell>
          <table:table-cell table:formula="of:=[.A1510]&amp;&quot;.&quot;&amp;[.B1510]&amp;&quot;@gmail.com&quot;" office:value-type="string" office:string-value="Amanda.Davies@gmail.com">
            <text:p>Amanda.Davies@gmail.com</text:p>
          </table:table-cell>
          <table:table-cell office:value-type="string">
            <text:p>PMX3pkxMX3KW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20/07/1998</text:p>
          </table:table-cell>
          <table:table-cell table:formula="of:=[.A1511]&amp;&quot;.&quot;&amp;[.B1511]&amp;&quot;@gmail.com&quot;" office:value-type="string" office:string-value="Leah.Abraham@gmail.com">
            <text:p>Leah.Abraham@gmail.com</text:p>
          </table:table-cell>
          <table:table-cell office:value-type="string">
            <text:p>eKUavA8Q69LU</text:p>
          </table:table-cell>
          <table:table-cell/>
        </table:table-row>
        <table:table-row table:style-name="ro1">
          <table:table-cell office:value-type="string">
            <text:p>Lisa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30/01/1995</text:p>
          </table:table-cell>
          <table:table-cell table:formula="of:=[.A1512]&amp;&quot;.&quot;&amp;[.B1512]&amp;&quot;@gmail.com&quot;" office:value-type="string" office:string-value="Lisa.Newman@gmail.com">
            <text:p>Lisa.Newman@gmail.com</text:p>
          </table:table-cell>
          <table:table-cell office:value-type="string">
            <text:p>RE7SFH8PKDsw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Terry</text:p>
          </table:table-cell>
          <table:table-cell office:value-type="string">
            <text:p>Female</text:p>
          </table:table-cell>
          <table:table-cell office:value-type="string">
            <text:p>01/09/1978</text:p>
          </table:table-cell>
          <table:table-cell table:formula="of:=[.A1513]&amp;&quot;.&quot;&amp;[.B1513]&amp;&quot;@gmail.com&quot;" office:value-type="string" office:string-value="Felicity.Terry@gmail.com">
            <text:p>Felicity.Terry@gmail.com</text:p>
          </table:table-cell>
          <table:table-cell office:value-type="string">
            <text:p>5KMrtWdxc6EE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Hardacre</text:p>
          </table:table-cell>
          <table:table-cell office:value-type="string">
            <text:p>Female</text:p>
          </table:table-cell>
          <table:table-cell office:value-type="string">
            <text:p>22/01/1984</text:p>
          </table:table-cell>
          <table:table-cell table:formula="of:=[.A1514]&amp;&quot;.&quot;&amp;[.B1514]&amp;&quot;@gmail.com&quot;" office:value-type="string" office:string-value="Samantha.Hardacre@gmail.com">
            <text:p>Samantha.Hardacre@gmail.com</text:p>
          </table:table-cell>
          <table:table-cell office:value-type="string">
            <text:p>PLp3CtKtw2xv</text:p>
          </table:table-cell>
          <table:table-cell/>
        </table:table-row>
        <table:table-row table:style-name="ro1">
          <table:table-cell office:value-type="string">
            <text:p>Chloe</text:p>
          </table:table-cell>
          <table:table-cell office:value-type="string">
            <text:p>Nolan</text:p>
          </table:table-cell>
          <table:table-cell office:value-type="string">
            <text:p>Female</text:p>
          </table:table-cell>
          <table:table-cell office:value-type="string">
            <text:p>18/10/2008</text:p>
          </table:table-cell>
          <table:table-cell table:formula="of:=[.A1515]&amp;&quot;.&quot;&amp;[.B1515]&amp;&quot;@gmail.com&quot;" office:value-type="string" office:string-value="Chloe.Nolan@gmail.com">
            <text:p>Chloe.Nolan@gmail.com</text:p>
          </table:table-cell>
          <table:table-cell office:value-type="string">
            <text:p>hvudNWHM4AQ6</text:p>
          </table:table-cell>
          <table:table-cell/>
        </table:table-row>
        <table:table-row table:style-name="ro1">
          <table:table-cell office:value-type="string">
            <text:p>Fiona</text:p>
          </table:table-cell>
          <table:table-cell office:value-type="string">
            <text:p>Ogden</text:p>
          </table:table-cell>
          <table:table-cell office:value-type="string">
            <text:p>Female</text:p>
          </table:table-cell>
          <table:table-cell office:value-type="string">
            <text:p>30/09/1984</text:p>
          </table:table-cell>
          <table:table-cell table:formula="of:=[.A1516]&amp;&quot;.&quot;&amp;[.B1516]&amp;&quot;@gmail.com&quot;" office:value-type="string" office:string-value="Fiona.Ogden@gmail.com">
            <text:p>Fiona.Ogden@gmail.com</text:p>
          </table:table-cell>
          <table:table-cell office:value-type="string">
            <text:p>vkzAXjN5qxvN</text:p>
          </table:table-cell>
          <table:table-cell/>
        </table:table-row>
        <table:table-row table:style-name="ro1">
          <table:table-cell office:value-type="string">
            <text:p>Wendy</text:p>
          </table:table-cell>
          <table:table-cell office:value-type="string">
            <text:p>Randall</text:p>
          </table:table-cell>
          <table:table-cell office:value-type="string">
            <text:p>Female</text:p>
          </table:table-cell>
          <table:table-cell office:value-type="string">
            <text:p>15/03/2000</text:p>
          </table:table-cell>
          <table:table-cell table:formula="of:=[.A1517]&amp;&quot;.&quot;&amp;[.B1517]&amp;&quot;@gmail.com&quot;" office:value-type="string" office:string-value="Wendy.Randall@gmail.com">
            <text:p>Wendy.Randall@gmail.com</text:p>
          </table:table-cell>
          <table:table-cell office:value-type="string">
            <text:p>s8Z8j489egUB</text:p>
          </table:table-cell>
          <table:table-cell/>
        </table:table-row>
        <table:table-row table:style-name="ro1">
          <table:table-cell office:value-type="string">
            <text:p>Carolyn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28/06/2012</text:p>
          </table:table-cell>
          <table:table-cell table:formula="of:=[.A1518]&amp;&quot;.&quot;&amp;[.B1518]&amp;&quot;@gmail.com&quot;" office:value-type="string" office:string-value="Carolyn.Dyer@gmail.com">
            <text:p>Carolyn.Dyer@gmail.com</text:p>
          </table:table-cell>
          <table:table-cell office:value-type="string">
            <text:p>3Vcqqx2G53dQ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Slater</text:p>
          </table:table-cell>
          <table:table-cell office:value-type="string">
            <text:p>Female</text:p>
          </table:table-cell>
          <table:table-cell office:value-type="string">
            <text:p>03/11/2013</text:p>
          </table:table-cell>
          <table:table-cell table:formula="of:=[.A1519]&amp;&quot;.&quot;&amp;[.B1519]&amp;&quot;@gmail.com&quot;" office:value-type="string" office:string-value="Ava.Slater@gmail.com">
            <text:p>Ava.Slater@gmail.com</text:p>
          </table:table-cell>
          <table:table-cell office:value-type="string">
            <text:p>XUEUTWNX7dS4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31/01/1988</text:p>
          </table:table-cell>
          <table:table-cell table:formula="of:=[.A1520]&amp;&quot;.&quot;&amp;[.B1520]&amp;&quot;@gmail.com&quot;" office:value-type="string" office:string-value="Irene.Buckland@gmail.com">
            <text:p>Irene.Buckland@gmail.com</text:p>
          </table:table-cell>
          <table:table-cell office:value-type="string">
            <text:p>ecvFFFQbQPqs</text:p>
          </table:table-cell>
          <table:table-cell/>
        </table:table-row>
        <table:table-row table:style-name="ro1">
          <table:table-cell office:value-type="string">
            <text:p>Karen</text:p>
          </table:table-cell>
          <table:table-cell office:value-type="string">
            <text:p>Vaughan</text:p>
          </table:table-cell>
          <table:table-cell office:value-type="string">
            <text:p>Female</text:p>
          </table:table-cell>
          <table:table-cell office:value-type="string">
            <text:p>07/04/2016</text:p>
          </table:table-cell>
          <table:table-cell table:formula="of:=[.A1521]&amp;&quot;.&quot;&amp;[.B1521]&amp;&quot;@gmail.com&quot;" office:value-type="string" office:string-value="Karen.Vaughan@gmail.com">
            <text:p>Karen.Vaughan@gmail.com</text:p>
          </table:table-cell>
          <table:table-cell office:value-type="string">
            <text:p>CkYyxmKVaQFT</text:p>
          </table:table-cell>
          <table:table-cell/>
        </table:table-row>
        <table:table-row table:style-name="ro1">
          <table:table-cell office:value-type="string">
            <text:p>Pippa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24/03/1996</text:p>
          </table:table-cell>
          <table:table-cell table:formula="of:=[.A1522]&amp;&quot;.&quot;&amp;[.B1522]&amp;&quot;@gmail.com&quot;" office:value-type="string" office:string-value="Pippa.Young@gmail.com">
            <text:p>Pippa.Young@gmail.com</text:p>
          </table:table-cell>
          <table:table-cell office:value-type="string">
            <text:p>uGFJpWS8JEAK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Clark</text:p>
          </table:table-cell>
          <table:table-cell office:value-type="string">
            <text:p>Female</text:p>
          </table:table-cell>
          <table:table-cell office:value-type="string">
            <text:p>07/02/2013</text:p>
          </table:table-cell>
          <table:table-cell table:formula="of:=[.A1523]&amp;&quot;.&quot;&amp;[.B1523]&amp;&quot;@gmail.com&quot;" office:value-type="string" office:string-value="Felicity.Clark@gmail.com">
            <text:p>Felicity.Clark@gmail.com</text:p>
          </table:table-cell>
          <table:table-cell office:value-type="string">
            <text:p>WmErcyYtGAeq</text:p>
          </table:table-cell>
          <table:table-cell/>
        </table:table-row>
        <table:table-row table:style-name="ro1">
          <table:table-cell office:value-type="string">
            <text:p>Grace</text:p>
          </table:table-cell>
          <table:table-cell office:value-type="string">
            <text:p>Dickens</text:p>
          </table:table-cell>
          <table:table-cell office:value-type="string">
            <text:p>Female</text:p>
          </table:table-cell>
          <table:table-cell office:value-type="string">
            <text:p>28/01/1991</text:p>
          </table:table-cell>
          <table:table-cell table:formula="of:=[.A1524]&amp;&quot;.&quot;&amp;[.B1524]&amp;&quot;@gmail.com&quot;" office:value-type="string" office:string-value="Grace.Dickens@gmail.com">
            <text:p>Grace.Dickens@gmail.com</text:p>
          </table:table-cell>
          <table:table-cell office:value-type="string">
            <text:p>HPJCnABTNTdm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Randall</text:p>
          </table:table-cell>
          <table:table-cell office:value-type="string">
            <text:p>Female</text:p>
          </table:table-cell>
          <table:table-cell office:value-type="string">
            <text:p>18/03/1994</text:p>
          </table:table-cell>
          <table:table-cell table:formula="of:=[.A1525]&amp;&quot;.&quot;&amp;[.B1525]&amp;&quot;@gmail.com&quot;" office:value-type="string" office:string-value="Hannah.Randall@gmail.com">
            <text:p>Hannah.Randall@gmail.com</text:p>
          </table:table-cell>
          <table:table-cell office:value-type="string">
            <text:p>WBBjaf8LEs72</text:p>
          </table:table-cell>
          <table:table-cell/>
        </table:table-row>
        <table:table-row table:style-name="ro1">
          <table:table-cell office:value-type="string">
            <text:p>Donna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12/07/1981</text:p>
          </table:table-cell>
          <table:table-cell table:formula="of:=[.A1526]&amp;&quot;.&quot;&amp;[.B1526]&amp;&quot;@gmail.com&quot;" office:value-type="string" office:string-value="Donna.Smith@gmail.com">
            <text:p>Donna.Smith@gmail.com</text:p>
          </table:table-cell>
          <table:table-cell office:value-type="string">
            <text:p>6yeMWkJ8a8pg</text:p>
          </table:table-cell>
          <table:table-cell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29/09/1985</text:p>
          </table:table-cell>
          <table:table-cell table:formula="of:=[.A1527]&amp;&quot;.&quot;&amp;[.B1527]&amp;&quot;@gmail.com&quot;" office:value-type="string" office:string-value="Stephanie.Thomson@gmail.com">
            <text:p>Stephanie.Thomson@gmail.com</text:p>
          </table:table-cell>
          <table:table-cell office:value-type="string">
            <text:p>TRaSnbstEYNt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02/10/1981</text:p>
          </table:table-cell>
          <table:table-cell table:formula="of:=[.A1528]&amp;&quot;.&quot;&amp;[.B1528]&amp;&quot;@gmail.com&quot;" office:value-type="string" office:string-value="Michelle.Walsh@gmail.com">
            <text:p>Michelle.Walsh@gmail.com</text:p>
          </table:table-cell>
          <table:table-cell office:value-type="string">
            <text:p>snpgeDqt7UKk</text:p>
          </table:table-cell>
          <table:table-cell/>
        </table:table-row>
        <table:table-row table:style-name="ro1">
          <table:table-cell office:value-type="string">
            <text:p>Angela</text:p>
          </table:table-cell>
          <table:table-cell office:value-type="string">
            <text:p>Reid</text:p>
          </table:table-cell>
          <table:table-cell office:value-type="string">
            <text:p>Female</text:p>
          </table:table-cell>
          <table:table-cell office:value-type="string">
            <text:p>19/11/1987</text:p>
          </table:table-cell>
          <table:table-cell table:formula="of:=[.A1529]&amp;&quot;.&quot;&amp;[.B1529]&amp;&quot;@gmail.com&quot;" office:value-type="string" office:string-value="Angela.Reid@gmail.com">
            <text:p>Angela.Reid@gmail.com</text:p>
          </table:table-cell>
          <table:table-cell office:value-type="string">
            <text:p>76NHsKMUkJyn</text:p>
          </table:table-cell>
          <table:table-cell/>
        </table:table-row>
        <table:table-row table:style-name="ro1">
          <table:table-cell office:value-type="string">
            <text:p>Carolyn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07/03/2016</text:p>
          </table:table-cell>
          <table:table-cell table:formula="of:=[.A1530]&amp;&quot;.&quot;&amp;[.B1530]&amp;&quot;@gmail.com&quot;" office:value-type="string" office:string-value="Carolyn.Black@gmail.com">
            <text:p>Carolyn.Black@gmail.com</text:p>
          </table:table-cell>
          <table:table-cell office:value-type="string">
            <text:p>H7gCYkxaHh9Q</text:p>
          </table:table-cell>
          <table:table-cell/>
        </table:table-row>
        <table:table-row table:style-name="ro1">
          <table:table-cell office:value-type="string">
            <text:p>Katherine</text:p>
          </table:table-cell>
          <table:table-cell office:value-type="string">
            <text:p>Rutherford</text:p>
          </table:table-cell>
          <table:table-cell office:value-type="string">
            <text:p>Female</text:p>
          </table:table-cell>
          <table:table-cell office:value-type="string">
            <text:p>04/03/1974</text:p>
          </table:table-cell>
          <table:table-cell table:formula="of:=[.A1531]&amp;&quot;.&quot;&amp;[.B1531]&amp;&quot;@gmail.com&quot;" office:value-type="string" office:string-value="Katherine.Rutherford@gmail.com">
            <text:p>Katherine.Rutherford@gmail.com</text:p>
          </table:table-cell>
          <table:table-cell office:value-type="string">
            <text:p>wMyBKUjcRKzG</text:p>
          </table:table-cell>
          <table:table-cell/>
        </table:table-row>
        <table:table-row table:style-name="ro1">
          <table:table-cell office:value-type="string">
            <text:p>Angela</text:p>
          </table:table-cell>
          <table:table-cell office:value-type="string">
            <text:p>Gray</text:p>
          </table:table-cell>
          <table:table-cell office:value-type="string">
            <text:p>Female</text:p>
          </table:table-cell>
          <table:table-cell office:value-type="string">
            <text:p>12/02/1974</text:p>
          </table:table-cell>
          <table:table-cell table:formula="of:=[.A1532]&amp;&quot;.&quot;&amp;[.B1532]&amp;&quot;@gmail.com&quot;" office:value-type="string" office:string-value="Angela.Gray@gmail.com">
            <text:p>Angela.Gray@gmail.com</text:p>
          </table:table-cell>
          <table:table-cell office:value-type="string">
            <text:p>dcMpsyWeDqfW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29/06/1982</text:p>
          </table:table-cell>
          <table:table-cell table:formula="of:=[.A1533]&amp;&quot;.&quot;&amp;[.B1533]&amp;&quot;@gmail.com&quot;" office:value-type="string" office:string-value="Vanessa.Peake@gmail.com">
            <text:p>Vanessa.Peake@gmail.com</text:p>
          </table:table-cell>
          <table:table-cell office:value-type="string">
            <text:p>b6GXXvCQCc8J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28/01/1977</text:p>
          </table:table-cell>
          <table:table-cell table:formula="of:=[.A1534]&amp;&quot;.&quot;&amp;[.B1534]&amp;&quot;@gmail.com&quot;" office:value-type="string" office:string-value="Lily.Gill@gmail.com">
            <text:p>Lily.Gill@gmail.com</text:p>
          </table:table-cell>
          <table:table-cell office:value-type="string">
            <text:p>dLywErnX8Ahu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01/12/1980</text:p>
          </table:table-cell>
          <table:table-cell table:formula="of:=[.A1535]&amp;&quot;.&quot;&amp;[.B1535]&amp;&quot;@gmail.com&quot;" office:value-type="string" office:string-value="Vanessa.Chapman@gmail.com">
            <text:p>Vanessa.Chapman@gmail.com</text:p>
          </table:table-cell>
          <table:table-cell office:value-type="string">
            <text:p>Q9VXNeU4LDSm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Lee</text:p>
          </table:table-cell>
          <table:table-cell office:value-type="string">
            <text:p>Female</text:p>
          </table:table-cell>
          <table:table-cell office:value-type="string">
            <text:p>20/11/1973</text:p>
          </table:table-cell>
          <table:table-cell table:formula="of:=[.A1536]&amp;&quot;.&quot;&amp;[.B1536]&amp;&quot;@gmail.com&quot;" office:value-type="string" office:string-value="Lillian.Lee@gmail.com">
            <text:p>Lillian.Lee@gmail.com</text:p>
          </table:table-cell>
          <table:table-cell office:value-type="string">
            <text:p>BnkWqHCbFZPa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Parr</text:p>
          </table:table-cell>
          <table:table-cell office:value-type="string">
            <text:p>Female</text:p>
          </table:table-cell>
          <table:table-cell office:value-type="string">
            <text:p>03/03/2000</text:p>
          </table:table-cell>
          <table:table-cell table:formula="of:=[.A1537]&amp;&quot;.&quot;&amp;[.B1537]&amp;&quot;@gmail.com&quot;" office:value-type="string" office:string-value="Ava.Parr@gmail.com">
            <text:p>Ava.Parr@gmail.com</text:p>
          </table:table-cell>
          <table:table-cell office:value-type="string">
            <text:p>ERzm8ujaFbyE</text:p>
          </table:table-cell>
          <table:table-cell/>
        </table:table-row>
        <table:table-row table:style-name="ro1">
          <table:table-cell office:value-type="string">
            <text:p>Ella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07/03/1993</text:p>
          </table:table-cell>
          <table:table-cell table:formula="of:=[.A1538]&amp;&quot;.&quot;&amp;[.B1538]&amp;&quot;@gmail.com&quot;" office:value-type="string" office:string-value="Ella.Rees@gmail.com">
            <text:p>Ella.Rees@gmail.com</text:p>
          </table:table-cell>
          <table:table-cell office:value-type="string">
            <text:p>8SVqNAGbXrps</text:p>
          </table:table-cell>
          <table:table-cell/>
        </table:table-row>
        <table:table-row table:style-name="ro1">
          <table:table-cell office:value-type="string">
            <text:p>Grace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09/08/1973</text:p>
          </table:table-cell>
          <table:table-cell table:formula="of:=[.A1539]&amp;&quot;.&quot;&amp;[.B1539]&amp;&quot;@gmail.com&quot;" office:value-type="string" office:string-value="Grace.Brown@gmail.com">
            <text:p>Grace.Brown@gmail.com</text:p>
          </table:table-cell>
          <table:table-cell office:value-type="string">
            <text:p>gSz8NcccHz7c</text:p>
          </table:table-cell>
          <table:table-cell/>
        </table:table-row>
        <table:table-row table:style-name="ro1">
          <table:table-cell office:value-type="string">
            <text:p>Wendy</text:p>
          </table:table-cell>
          <table:table-cell office:value-type="string">
            <text:p>Ogden</text:p>
          </table:table-cell>
          <table:table-cell office:value-type="string">
            <text:p>Female</text:p>
          </table:table-cell>
          <table:table-cell office:value-type="string">
            <text:p>11/01/1975</text:p>
          </table:table-cell>
          <table:table-cell table:formula="of:=[.A1540]&amp;&quot;.&quot;&amp;[.B1540]&amp;&quot;@gmail.com&quot;" office:value-type="string" office:string-value="Wendy.Ogden@gmail.com">
            <text:p>Wendy.Ogden@gmail.com</text:p>
          </table:table-cell>
          <table:table-cell office:value-type="string">
            <text:p>mGa9z73uGdRU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Hamilton</text:p>
          </table:table-cell>
          <table:table-cell office:value-type="string">
            <text:p>Female</text:p>
          </table:table-cell>
          <table:table-cell office:value-type="string">
            <text:p>12/01/1983</text:p>
          </table:table-cell>
          <table:table-cell table:formula="of:=[.A1541]&amp;&quot;.&quot;&amp;[.B1541]&amp;&quot;@gmail.com&quot;" office:value-type="string" office:string-value="Felicity.Hamilton@gmail.com">
            <text:p>Felicity.Hamilton@gmail.com</text:p>
          </table:table-cell>
          <table:table-cell office:value-type="string">
            <text:p>nNnpU3bNScUz</text:p>
          </table:table-cell>
          <table:table-cell/>
        </table:table-row>
        <table:table-row table:style-name="ro1">
          <table:table-cell office:value-type="string">
            <text:p>Emily</text:p>
          </table:table-cell>
          <table:table-cell office:value-type="string">
            <text:p>Cornish</text:p>
          </table:table-cell>
          <table:table-cell office:value-type="string">
            <text:p>Female</text:p>
          </table:table-cell>
          <table:table-cell office:value-type="string">
            <text:p>31/05/1972</text:p>
          </table:table-cell>
          <table:table-cell table:formula="of:=[.A1542]&amp;&quot;.&quot;&amp;[.B1542]&amp;&quot;@gmail.com&quot;" office:value-type="string" office:string-value="Emily.Cornish@gmail.com">
            <text:p>Emily.Cornish@gmail.com</text:p>
          </table:table-cell>
          <table:table-cell office:value-type="string">
            <text:p>eM6RFRWffeTf</text:p>
          </table:table-cell>
          <table:table-cell/>
        </table:table-row>
        <table:table-row table:style-name="ro1">
          <table:table-cell office:value-type="string">
            <text:p>Carolyn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14/09/1982</text:p>
          </table:table-cell>
          <table:table-cell table:formula="of:=[.A1543]&amp;&quot;.&quot;&amp;[.B1543]&amp;&quot;@gmail.com&quot;" office:value-type="string" office:string-value="Carolyn.Peake@gmail.com">
            <text:p>Carolyn.Peake@gmail.com</text:p>
          </table:table-cell>
          <table:table-cell office:value-type="string">
            <text:p>uvsY8wMuhhbF</text:p>
          </table:table-cell>
          <table:table-cell/>
        </table:table-row>
        <table:table-row table:style-name="ro1">
          <table:table-cell office:value-type="string">
            <text:p>Faith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22/01/1976</text:p>
          </table:table-cell>
          <table:table-cell table:formula="of:=[.A1544]&amp;&quot;.&quot;&amp;[.B1544]&amp;&quot;@gmail.com&quot;" office:value-type="string" office:string-value="Faith.Welch@gmail.com">
            <text:p>Faith.Welch@gmail.com</text:p>
          </table:table-cell>
          <table:table-cell office:value-type="string">
            <text:p>YRrJVHtMCAE9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Slater</text:p>
          </table:table-cell>
          <table:table-cell office:value-type="string">
            <text:p>Female</text:p>
          </table:table-cell>
          <table:table-cell office:value-type="string">
            <text:p>31/10/1997</text:p>
          </table:table-cell>
          <table:table-cell table:formula="of:=[.A1545]&amp;&quot;.&quot;&amp;[.B1545]&amp;&quot;@gmail.com&quot;" office:value-type="string" office:string-value="Irene.Slater@gmail.com">
            <text:p>Irene.Slater@gmail.com</text:p>
          </table:table-cell>
          <table:table-cell office:value-type="string">
            <text:p>LyqMJFDL45jd</text:p>
          </table:table-cell>
          <table:table-cell/>
        </table:table-row>
        <table:table-row table:style-name="ro1">
          <table:table-cell office:value-type="string">
            <text:p>Dorothy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10/10/1987</text:p>
          </table:table-cell>
          <table:table-cell table:formula="of:=[.A1546]&amp;&quot;.&quot;&amp;[.B1546]&amp;&quot;@gmail.com&quot;" office:value-type="string" office:string-value="Dorothy.Mackay@gmail.com">
            <text:p>Dorothy.Mackay@gmail.com</text:p>
          </table:table-cell>
          <table:table-cell office:value-type="string">
            <text:p>5LyVvTfH9NqR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Manning</text:p>
          </table:table-cell>
          <table:table-cell office:value-type="string">
            <text:p>Female</text:p>
          </table:table-cell>
          <table:table-cell office:value-type="string">
            <text:p>06/09/1975</text:p>
          </table:table-cell>
          <table:table-cell table:formula="of:=[.A1547]&amp;&quot;.&quot;&amp;[.B1547]&amp;&quot;@gmail.com&quot;" office:value-type="string" office:string-value="Amelia.Manning@gmail.com">
            <text:p>Amelia.Manning@gmail.com</text:p>
          </table:table-cell>
          <table:table-cell office:value-type="string">
            <text:p>hbeHXWtAvzSw</text:p>
          </table:table-cell>
          <table:table-cell/>
        </table:table-row>
        <table:table-row table:style-name="ro1">
          <table:table-cell office:value-type="string">
            <text:p>Wendy</text:p>
          </table:table-cell>
          <table:table-cell office:value-type="string">
            <text:p>Scott</text:p>
          </table:table-cell>
          <table:table-cell office:value-type="string">
            <text:p>Female</text:p>
          </table:table-cell>
          <table:table-cell office:value-type="string">
            <text:p>26/07/1976</text:p>
          </table:table-cell>
          <table:table-cell table:formula="of:=[.A1548]&amp;&quot;.&quot;&amp;[.B1548]&amp;&quot;@gmail.com&quot;" office:value-type="string" office:string-value="Wendy.Scott@gmail.com">
            <text:p>Wendy.Scott@gmail.com</text:p>
          </table:table-cell>
          <table:table-cell office:value-type="string">
            <text:p>m6LFg3D55fJe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Sutherland</text:p>
          </table:table-cell>
          <table:table-cell office:value-type="string">
            <text:p>Female</text:p>
          </table:table-cell>
          <table:table-cell office:value-type="string">
            <text:p>22/06/1992</text:p>
          </table:table-cell>
          <table:table-cell table:formula="of:=[.A1549]&amp;&quot;.&quot;&amp;[.B1549]&amp;&quot;@gmail.com&quot;" office:value-type="string" office:string-value="Abigail.Sutherland@gmail.com">
            <text:p>Abigail.Sutherland@gmail.com</text:p>
          </table:table-cell>
          <table:table-cell office:value-type="string">
            <text:p>uTxLe5PmtQ2L</text:p>
          </table:table-cell>
          <table:table-cell/>
        </table:table-row>
        <table:table-row table:style-name="ro1">
          <table:table-cell office:value-type="string">
            <text:p>Pippa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09/11/1977</text:p>
          </table:table-cell>
          <table:table-cell table:formula="of:=[.A1550]&amp;&quot;.&quot;&amp;[.B1550]&amp;&quot;@gmail.com&quot;" office:value-type="string" office:string-value="Pippa.Simpson@gmail.com">
            <text:p>Pippa.Simpson@gmail.com</text:p>
          </table:table-cell>
          <table:table-cell office:value-type="string">
            <text:p>4RVLC5Rqat3S</text:p>
          </table:table-cell>
          <table:table-cell/>
        </table:table-row>
        <table:table-row table:style-name="ro1">
          <table:table-cell office:value-type="string">
            <text:p>Sue</text:p>
          </table:table-cell>
          <table:table-cell office:value-type="string">
            <text:p>Hodges</text:p>
          </table:table-cell>
          <table:table-cell office:value-type="string">
            <text:p>Female</text:p>
          </table:table-cell>
          <table:table-cell office:value-type="string">
            <text:p>04/04/1983</text:p>
          </table:table-cell>
          <table:table-cell table:formula="of:=[.A1551]&amp;&quot;.&quot;&amp;[.B1551]&amp;&quot;@gmail.com&quot;" office:value-type="string" office:string-value="Sue.Hodges@gmail.com">
            <text:p>Sue.Hodges@gmail.com</text:p>
          </table:table-cell>
          <table:table-cell office:value-type="string">
            <text:p>jZ58LdqFzqvL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02/07/2011</text:p>
          </table:table-cell>
          <table:table-cell table:formula="of:=[.A1552]&amp;&quot;.&quot;&amp;[.B1552]&amp;&quot;@gmail.com&quot;" office:value-type="string" office:string-value="Ava.Thomson@gmail.com">
            <text:p>Ava.Thomson@gmail.com</text:p>
          </table:table-cell>
          <table:table-cell office:value-type="string">
            <text:p>jwqJpzF4TJFj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Rampling</text:p>
          </table:table-cell>
          <table:table-cell office:value-type="string">
            <text:p>Female</text:p>
          </table:table-cell>
          <table:table-cell office:value-type="string">
            <text:p>16/01/2009</text:p>
          </table:table-cell>
          <table:table-cell table:formula="of:=[.A1553]&amp;&quot;.&quot;&amp;[.B1553]&amp;&quot;@gmail.com&quot;" office:value-type="string" office:string-value="Felicity.Rampling@gmail.com">
            <text:p>Felicity.Rampling@gmail.com</text:p>
          </table:table-cell>
          <table:table-cell office:value-type="string">
            <text:p>nhJmxtjQt4P2</text:p>
          </table:table-cell>
          <table:table-cell/>
        </table:table-row>
        <table:table-row table:style-name="ro1">
          <table:table-cell office:value-type="string">
            <text:p>Maria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18/02/1981</text:p>
          </table:table-cell>
          <table:table-cell table:formula="of:=[.A1554]&amp;&quot;.&quot;&amp;[.B1554]&amp;&quot;@gmail.com&quot;" office:value-type="string" office:string-value="Maria.Abraham@gmail.com">
            <text:p>Maria.Abraham@gmail.com</text:p>
          </table:table-cell>
          <table:table-cell office:value-type="string">
            <text:p>qdJ9Rd9hya8L</text:p>
          </table:table-cell>
          <table:table-cell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Ball</text:p>
          </table:table-cell>
          <table:table-cell office:value-type="string">
            <text:p>Female</text:p>
          </table:table-cell>
          <table:table-cell office:value-type="string">
            <text:p>21/05/1971</text:p>
          </table:table-cell>
          <table:table-cell table:formula="of:=[.A1555]&amp;&quot;.&quot;&amp;[.B1555]&amp;&quot;@gmail.com&quot;" office:value-type="string" office:string-value="Elizabeth.Ball@gmail.com">
            <text:p>Elizabeth.Ball@gmail.com</text:p>
          </table:table-cell>
          <table:table-cell office:value-type="string">
            <text:p>SrtZEJ4MZWuD</text:p>
          </table:table-cell>
          <table:table-cell/>
        </table:table-row>
        <table:table-row table:style-name="ro1">
          <table:table-cell office:value-type="string">
            <text:p>Bella</text:p>
          </table:table-cell>
          <table:table-cell office:value-type="string">
            <text:p>Baker</text:p>
          </table:table-cell>
          <table:table-cell office:value-type="string">
            <text:p>Female</text:p>
          </table:table-cell>
          <table:table-cell office:value-type="string">
            <text:p>20/08/1991</text:p>
          </table:table-cell>
          <table:table-cell table:formula="of:=[.A1556]&amp;&quot;.&quot;&amp;[.B1556]&amp;&quot;@gmail.com&quot;" office:value-type="string" office:string-value="Bella.Baker@gmail.com">
            <text:p>Bella.Baker@gmail.com</text:p>
          </table:table-cell>
          <table:table-cell office:value-type="string">
            <text:p>JFHMBxVTdZWG</text:p>
          </table:table-cell>
          <table:table-cell/>
        </table:table-row>
        <table:table-row table:style-name="ro1">
          <table:table-cell office:value-type="string">
            <text:p>Amy</text:p>
          </table:table-cell>
          <table:table-cell office:value-type="string">
            <text:p>Blake</text:p>
          </table:table-cell>
          <table:table-cell office:value-type="string">
            <text:p>Female</text:p>
          </table:table-cell>
          <table:table-cell office:value-type="string">
            <text:p>05/07/1979</text:p>
          </table:table-cell>
          <table:table-cell table:formula="of:=[.A1557]&amp;&quot;.&quot;&amp;[.B1557]&amp;&quot;@gmail.com&quot;" office:value-type="string" office:string-value="Amy.Blake@gmail.com">
            <text:p>Amy.Blake@gmail.com</text:p>
          </table:table-cell>
          <table:table-cell office:value-type="string">
            <text:p>PuRDcze4FGeZ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Hodges</text:p>
          </table:table-cell>
          <table:table-cell office:value-type="string">
            <text:p>Female</text:p>
          </table:table-cell>
          <table:table-cell office:value-type="string">
            <text:p>16/08/1979</text:p>
          </table:table-cell>
          <table:table-cell table:formula="of:=[.A1558]&amp;&quot;.&quot;&amp;[.B1558]&amp;&quot;@gmail.com&quot;" office:value-type="string" office:string-value="Mary.Hodges@gmail.com">
            <text:p>Mary.Hodges@gmail.com</text:p>
          </table:table-cell>
          <table:table-cell office:value-type="string">
            <text:p>N35ZTpjrLbqh</text:p>
          </table:table-cell>
          <table:table-cell/>
        </table:table-row>
        <table:table-row table:style-name="ro1">
          <table:table-cell office:value-type="string">
            <text:p>Madeleine</text:p>
          </table:table-cell>
          <table:table-cell office:value-type="string">
            <text:p>Kelly</text:p>
          </table:table-cell>
          <table:table-cell office:value-type="string">
            <text:p>Female</text:p>
          </table:table-cell>
          <table:table-cell office:value-type="string">
            <text:p>02/08/1999</text:p>
          </table:table-cell>
          <table:table-cell table:formula="of:=[.A1559]&amp;&quot;.&quot;&amp;[.B1559]&amp;&quot;@gmail.com&quot;" office:value-type="string" office:string-value="Madeleine.Kelly@gmail.com">
            <text:p>Madeleine.Kelly@gmail.com</text:p>
          </table:table-cell>
          <table:table-cell office:value-type="string">
            <text:p>JSR2MD2bfWu6</text:p>
          </table:table-cell>
          <table:table-cell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Carr</text:p>
          </table:table-cell>
          <table:table-cell office:value-type="string">
            <text:p>Female</text:p>
          </table:table-cell>
          <table:table-cell office:value-type="string">
            <text:p>27/05/1995</text:p>
          </table:table-cell>
          <table:table-cell table:formula="of:=[.A1560]&amp;&quot;.&quot;&amp;[.B1560]&amp;&quot;@gmail.com&quot;" office:value-type="string" office:string-value="Elizabeth.Carr@gmail.com">
            <text:p>Elizabeth.Carr@gmail.com</text:p>
          </table:table-cell>
          <table:table-cell office:value-type="string">
            <text:p>dJZrEvnts4WA</text:p>
          </table:table-cell>
          <table:table-cell/>
        </table:table-row>
        <table:table-row table:style-name="ro1">
          <table:table-cell office:value-type="string">
            <text:p>Fiona</text:p>
          </table:table-cell>
          <table:table-cell office:value-type="string">
            <text:p>Tucker</text:p>
          </table:table-cell>
          <table:table-cell office:value-type="string">
            <text:p>Female</text:p>
          </table:table-cell>
          <table:table-cell office:value-type="string">
            <text:p>25/06/1987</text:p>
          </table:table-cell>
          <table:table-cell table:formula="of:=[.A1561]&amp;&quot;.&quot;&amp;[.B1561]&amp;&quot;@gmail.com&quot;" office:value-type="string" office:string-value="Fiona.Tucker@gmail.com">
            <text:p>Fiona.Tucker@gmail.com</text:p>
          </table:table-cell>
          <table:table-cell office:value-type="string">
            <text:p>NGPKgLCC6efa</text:p>
          </table:table-cell>
          <table:table-cell/>
        </table:table-row>
        <table:table-row table:style-name="ro1">
          <table:table-cell office:value-type="string">
            <text:p>Caroline</text:p>
          </table:table-cell>
          <table:table-cell office:value-type="string">
            <text:p>Reid</text:p>
          </table:table-cell>
          <table:table-cell office:value-type="string">
            <text:p>Female</text:p>
          </table:table-cell>
          <table:table-cell office:value-type="string">
            <text:p>26/04/2007</text:p>
          </table:table-cell>
          <table:table-cell table:formula="of:=[.A1562]&amp;&quot;.&quot;&amp;[.B1562]&amp;&quot;@gmail.com&quot;" office:value-type="string" office:string-value="Caroline.Reid@gmail.com">
            <text:p>Caroline.Reid@gmail.com</text:p>
          </table:table-cell>
          <table:table-cell office:value-type="string">
            <text:p>sdAwHSYr9Ezz</text:p>
          </table:table-cell>
          <table:table-cell/>
        </table:table-row>
        <table:table-row table:style-name="ro1">
          <table:table-cell office:value-type="string">
            <text:p>Carol</text:p>
          </table:table-cell>
          <table:table-cell office:value-type="string">
            <text:p>Butler</text:p>
          </table:table-cell>
          <table:table-cell office:value-type="string">
            <text:p>Female</text:p>
          </table:table-cell>
          <table:table-cell office:value-type="string">
            <text:p>04/03/2000</text:p>
          </table:table-cell>
          <table:table-cell table:formula="of:=[.A1563]&amp;&quot;.&quot;&amp;[.B1563]&amp;&quot;@gmail.com&quot;" office:value-type="string" office:string-value="Carol.Butler@gmail.com">
            <text:p>Carol.Butler@gmail.com</text:p>
          </table:table-cell>
          <table:table-cell office:value-type="string">
            <text:p>NT86kXErkcHD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27/12/1998</text:p>
          </table:table-cell>
          <table:table-cell table:formula="of:=[.A1564]&amp;&quot;.&quot;&amp;[.B1564]&amp;&quot;@gmail.com&quot;" office:value-type="string" office:string-value="Bernadette.Black@gmail.com">
            <text:p>Bernadette.Black@gmail.com</text:p>
          </table:table-cell>
          <table:table-cell office:value-type="string">
            <text:p>deRyARazBYGm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Randall</text:p>
          </table:table-cell>
          <table:table-cell office:value-type="string">
            <text:p>Female</text:p>
          </table:table-cell>
          <table:table-cell office:value-type="string">
            <text:p>25/05/1982</text:p>
          </table:table-cell>
          <table:table-cell table:formula="of:=[.A1565]&amp;&quot;.&quot;&amp;[.B1565]&amp;&quot;@gmail.com&quot;" office:value-type="string" office:string-value="Virginia.Randall@gmail.com">
            <text:p>Virginia.Randall@gmail.com</text:p>
          </table:table-cell>
          <table:table-cell office:value-type="string">
            <text:p>jSzVDNq8gXpG</text:p>
          </table:table-cell>
          <table:table-cell/>
        </table:table-row>
        <table:table-row table:style-name="ro1">
          <table:table-cell office:value-type="string">
            <text:p>Kimberly</text:p>
          </table:table-cell>
          <table:table-cell office:value-type="string">
            <text:p>Bell</text:p>
          </table:table-cell>
          <table:table-cell office:value-type="string">
            <text:p>Female</text:p>
          </table:table-cell>
          <table:table-cell office:value-type="string">
            <text:p>03/06/2011</text:p>
          </table:table-cell>
          <table:table-cell table:formula="of:=[.A1566]&amp;&quot;.&quot;&amp;[.B1566]&amp;&quot;@gmail.com&quot;" office:value-type="string" office:string-value="Kimberly.Bell@gmail.com">
            <text:p>Kimberly.Bell@gmail.com</text:p>
          </table:table-cell>
          <table:table-cell office:value-type="string">
            <text:p>ApYSkJUV3YqL</text:p>
          </table:table-cell>
          <table:table-cell/>
        </table:table-row>
        <table:table-row table:style-name="ro1">
          <table:table-cell office:value-type="string">
            <text:p>Joanne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18/05/1992</text:p>
          </table:table-cell>
          <table:table-cell table:formula="of:=[.A1567]&amp;&quot;.&quot;&amp;[.B1567]&amp;&quot;@gmail.com&quot;" office:value-type="string" office:string-value="Joanne.Roberts@gmail.com">
            <text:p>Joanne.Roberts@gmail.com</text:p>
          </table:table-cell>
          <table:table-cell office:value-type="string">
            <text:p>dDY9M2gwfZnT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Sanderson</text:p>
          </table:table-cell>
          <table:table-cell office:value-type="string">
            <text:p>Female</text:p>
          </table:table-cell>
          <table:table-cell office:value-type="string">
            <text:p>24/04/1997</text:p>
          </table:table-cell>
          <table:table-cell table:formula="of:=[.A1568]&amp;&quot;.&quot;&amp;[.B1568]&amp;&quot;@gmail.com&quot;" office:value-type="string" office:string-value="Irene.Sanderson@gmail.com">
            <text:p>Irene.Sanderson@gmail.com</text:p>
          </table:table-cell>
          <table:table-cell office:value-type="string">
            <text:p>McExE3HMT3dG</text:p>
          </table:table-cell>
          <table:table-cell/>
        </table:table-row>
        <table:table-row table:style-name="ro1">
          <table:table-cell office:value-type="string">
            <text:p>Theresa</text:p>
          </table:table-cell>
          <table:table-cell office:value-type="string">
            <text:p>Peters</text:p>
          </table:table-cell>
          <table:table-cell office:value-type="string">
            <text:p>Female</text:p>
          </table:table-cell>
          <table:table-cell office:value-type="string">
            <text:p>10/06/1986</text:p>
          </table:table-cell>
          <table:table-cell table:formula="of:=[.A1569]&amp;&quot;.&quot;&amp;[.B1569]&amp;&quot;@gmail.com&quot;" office:value-type="string" office:string-value="Theresa.Peters@gmail.com">
            <text:p>Theresa.Peters@gmail.com</text:p>
          </table:table-cell>
          <table:table-cell office:value-type="string">
            <text:p>KxQcWdXmyrML</text:p>
          </table:table-cell>
          <table:table-cell/>
        </table:table-row>
        <table:table-row table:style-name="ro1">
          <table:table-cell office:value-type="string">
            <text:p>Sue</text:p>
          </table:table-cell>
          <table:table-cell office:value-type="string">
            <text:p>Knox</text:p>
          </table:table-cell>
          <table:table-cell office:value-type="string">
            <text:p>Female</text:p>
          </table:table-cell>
          <table:table-cell office:value-type="string">
            <text:p>26/01/1993</text:p>
          </table:table-cell>
          <table:table-cell table:formula="of:=[.A1570]&amp;&quot;.&quot;&amp;[.B1570]&amp;&quot;@gmail.com&quot;" office:value-type="string" office:string-value="Sue.Knox@gmail.com">
            <text:p>Sue.Knox@gmail.com</text:p>
          </table:table-cell>
          <table:table-cell office:value-type="string">
            <text:p>YG6muu6CHqKG</text:p>
          </table:table-cell>
          <table:table-cell/>
        </table:table-row>
        <table:table-row table:style-name="ro1">
          <table:table-cell office:value-type="string">
            <text:p>Sonia</text:p>
          </table:table-cell>
          <table:table-cell office:value-type="string">
            <text:p>Gibson</text:p>
          </table:table-cell>
          <table:table-cell office:value-type="string">
            <text:p>Female</text:p>
          </table:table-cell>
          <table:table-cell office:value-type="string">
            <text:p>20/01/1982</text:p>
          </table:table-cell>
          <table:table-cell table:formula="of:=[.A1571]&amp;&quot;.&quot;&amp;[.B1571]&amp;&quot;@gmail.com&quot;" office:value-type="string" office:string-value="Sonia.Gibson@gmail.com">
            <text:p>Sonia.Gibson@gmail.com</text:p>
          </table:table-cell>
          <table:table-cell office:value-type="string">
            <text:p>8Dp7xfE5ANMr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Avery</text:p>
          </table:table-cell>
          <table:table-cell office:value-type="string">
            <text:p>Female</text:p>
          </table:table-cell>
          <table:table-cell office:value-type="string">
            <text:p>18/12/2009</text:p>
          </table:table-cell>
          <table:table-cell table:formula="of:=[.A1572]&amp;&quot;.&quot;&amp;[.B1572]&amp;&quot;@gmail.com&quot;" office:value-type="string" office:string-value="Michelle.Avery@gmail.com">
            <text:p>Michelle.Avery@gmail.com</text:p>
          </table:table-cell>
          <table:table-cell office:value-type="string">
            <text:p>RwXpcKkAw22r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Edmunds</text:p>
          </table:table-cell>
          <table:table-cell office:value-type="string">
            <text:p>Female</text:p>
          </table:table-cell>
          <table:table-cell office:value-type="string">
            <text:p>18/08/1974</text:p>
          </table:table-cell>
          <table:table-cell table:formula="of:=[.A1573]&amp;&quot;.&quot;&amp;[.B1573]&amp;&quot;@gmail.com&quot;" office:value-type="string" office:string-value="Lillian.Edmunds@gmail.com">
            <text:p>Lillian.Edmunds@gmail.com</text:p>
          </table:table-cell>
          <table:table-cell office:value-type="string">
            <text:p>3tVV8jJMmyLM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24/11/1984</text:p>
          </table:table-cell>
          <table:table-cell table:formula="of:=[.A1574]&amp;&quot;.&quot;&amp;[.B1574]&amp;&quot;@gmail.com&quot;" office:value-type="string" office:string-value="Michelle.Burgess@gmail.com">
            <text:p>Michelle.Burgess@gmail.com</text:p>
          </table:table-cell>
          <table:table-cell office:value-type="string">
            <text:p>YHjZsdYa5fa4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Powell</text:p>
          </table:table-cell>
          <table:table-cell office:value-type="string">
            <text:p>Female</text:p>
          </table:table-cell>
          <table:table-cell office:value-type="string">
            <text:p>24/04/1983</text:p>
          </table:table-cell>
          <table:table-cell table:formula="of:=[.A1575]&amp;&quot;.&quot;&amp;[.B1575]&amp;&quot;@gmail.com&quot;" office:value-type="string" office:string-value="Rebecca.Powell@gmail.com">
            <text:p>Rebecca.Powell@gmail.com</text:p>
          </table:table-cell>
          <table:table-cell office:value-type="string">
            <text:p>MtNPRUAFVYJF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Ross</text:p>
          </table:table-cell>
          <table:table-cell office:value-type="string">
            <text:p>Female</text:p>
          </table:table-cell>
          <table:table-cell office:value-type="string">
            <text:p>24/09/1971</text:p>
          </table:table-cell>
          <table:table-cell table:formula="of:=[.A1576]&amp;&quot;.&quot;&amp;[.B1576]&amp;&quot;@gmail.com&quot;" office:value-type="string" office:string-value="Claire.Ross@gmail.com">
            <text:p>Claire.Ross@gmail.com</text:p>
          </table:table-cell>
          <table:table-cell office:value-type="string">
            <text:p>vBw8PkY4r9kj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Piper</text:p>
          </table:table-cell>
          <table:table-cell office:value-type="string">
            <text:p>Female</text:p>
          </table:table-cell>
          <table:table-cell office:value-type="string">
            <text:p>11/06/1972</text:p>
          </table:table-cell>
          <table:table-cell table:formula="of:=[.A1577]&amp;&quot;.&quot;&amp;[.B1577]&amp;&quot;@gmail.com&quot;" office:value-type="string" office:string-value="Felicity.Piper@gmail.com">
            <text:p>Felicity.Piper@gmail.com</text:p>
          </table:table-cell>
          <table:table-cell office:value-type="string">
            <text:p>9HK5sgMU45uf</text:p>
          </table:table-cell>
          <table:table-cell/>
        </table:table-row>
        <table:table-row table:style-name="ro1">
          <table:table-cell office:value-type="string">
            <text:p>Jan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23/03/2014</text:p>
          </table:table-cell>
          <table:table-cell table:formula="of:=[.A1578]&amp;&quot;.&quot;&amp;[.B1578]&amp;&quot;@gmail.com&quot;" office:value-type="string" office:string-value="Jan.Robertson@gmail.com">
            <text:p>Jan.Robertson@gmail.com</text:p>
          </table:table-cell>
          <table:table-cell office:value-type="string">
            <text:p>5a3ET7NZTysf</text:p>
          </table:table-cell>
          <table:table-cell/>
        </table:table-row>
        <table:table-row table:style-name="ro1">
          <table:table-cell office:value-type="string">
            <text:p>Emily</text:p>
          </table:table-cell>
          <table:table-cell office:value-type="string">
            <text:p>Ross</text:p>
          </table:table-cell>
          <table:table-cell office:value-type="string">
            <text:p>Female</text:p>
          </table:table-cell>
          <table:table-cell office:value-type="string">
            <text:p>25/08/1990</text:p>
          </table:table-cell>
          <table:table-cell table:formula="of:=[.A1579]&amp;&quot;.&quot;&amp;[.B1579]&amp;&quot;@gmail.com&quot;" office:value-type="string" office:string-value="Emily.Ross@gmail.com">
            <text:p>Emily.Ross@gmail.com</text:p>
          </table:table-cell>
          <table:table-cell office:value-type="string">
            <text:p>sKZRmYN88tFs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Miller</text:p>
          </table:table-cell>
          <table:table-cell office:value-type="string">
            <text:p>Female</text:p>
          </table:table-cell>
          <table:table-cell office:value-type="string">
            <text:p>08/11/2006</text:p>
          </table:table-cell>
          <table:table-cell table:formula="of:=[.A1580]&amp;&quot;.&quot;&amp;[.B1580]&amp;&quot;@gmail.com&quot;" office:value-type="string" office:string-value="Ava.Miller@gmail.com">
            <text:p>Ava.Miller@gmail.com</text:p>
          </table:table-cell>
          <table:table-cell office:value-type="string">
            <text:p>CTazNKM9SQnb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22/01/1989</text:p>
          </table:table-cell>
          <table:table-cell table:formula="of:=[.A1581]&amp;&quot;.&quot;&amp;[.B1581]&amp;&quot;@gmail.com&quot;" office:value-type="string" office:string-value="Ruth.Mackay@gmail.com">
            <text:p>Ruth.Mackay@gmail.com</text:p>
          </table:table-cell>
          <table:table-cell office:value-type="string">
            <text:p>SqZgSKAhRU3d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Jones</text:p>
          </table:table-cell>
          <table:table-cell office:value-type="string">
            <text:p>Female</text:p>
          </table:table-cell>
          <table:table-cell office:value-type="string">
            <text:p>11/02/1993</text:p>
          </table:table-cell>
          <table:table-cell table:formula="of:=[.A1582]&amp;&quot;.&quot;&amp;[.B1582]&amp;&quot;@gmail.com&quot;" office:value-type="string" office:string-value="Abigail.Jones@gmail.com">
            <text:p>Abigail.Jones@gmail.com</text:p>
          </table:table-cell>
          <table:table-cell office:value-type="string">
            <text:p>DfxvPgAQcjLw</text:p>
          </table:table-cell>
          <table:table-cell/>
        </table:table-row>
        <table:table-row table:style-name="ro1">
          <table:table-cell office:value-type="string">
            <text:p>Theresa</text:p>
          </table:table-cell>
          <table:table-cell office:value-type="string">
            <text:p>King</text:p>
          </table:table-cell>
          <table:table-cell office:value-type="string">
            <text:p>Female</text:p>
          </table:table-cell>
          <table:table-cell office:value-type="string">
            <text:p>31/08/1994</text:p>
          </table:table-cell>
          <table:table-cell table:formula="of:=[.A1583]&amp;&quot;.&quot;&amp;[.B1583]&amp;&quot;@gmail.com&quot;" office:value-type="string" office:string-value="Theresa.King@gmail.com">
            <text:p>Theresa.King@gmail.com</text:p>
          </table:table-cell>
          <table:table-cell office:value-type="string">
            <text:p>NaU8w8y3JmaH</text:p>
          </table:table-cell>
          <table:table-cell/>
        </table:table-row>
        <table:table-row table:style-name="ro1">
          <table:table-cell office:value-type="string">
            <text:p>Amy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27/03/2015</text:p>
          </table:table-cell>
          <table:table-cell table:formula="of:=[.A1584]&amp;&quot;.&quot;&amp;[.B1584]&amp;&quot;@gmail.com&quot;" office:value-type="string" office:string-value="Amy.Quinn@gmail.com">
            <text:p>Amy.Quinn@gmail.com</text:p>
          </table:table-cell>
          <table:table-cell office:value-type="string">
            <text:p>K4KKQPt847PA</text:p>
          </table:table-cell>
          <table:table-cell/>
        </table:table-row>
        <table:table-row table:style-name="ro1">
          <table:table-cell office:value-type="string">
            <text:p>Julia</text:p>
          </table:table-cell>
          <table:table-cell office:value-type="string">
            <text:p>Cornish</text:p>
          </table:table-cell>
          <table:table-cell office:value-type="string">
            <text:p>Female</text:p>
          </table:table-cell>
          <table:table-cell office:value-type="string">
            <text:p>05/11/1971</text:p>
          </table:table-cell>
          <table:table-cell table:formula="of:=[.A1585]&amp;&quot;.&quot;&amp;[.B1585]&amp;&quot;@gmail.com&quot;" office:value-type="string" office:string-value="Julia.Cornish@gmail.com">
            <text:p>Julia.Cornish@gmail.com</text:p>
          </table:table-cell>
          <table:table-cell office:value-type="string">
            <text:p>kCSHw9xLzR88</text:p>
          </table:table-cell>
          <table:table-cell/>
        </table:table-row>
        <table:table-row table:style-name="ro1">
          <table:table-cell office:value-type="string">
            <text:p>Carol</text:p>
          </table:table-cell>
          <table:table-cell office:value-type="string">
            <text:p>Paterson</text:p>
          </table:table-cell>
          <table:table-cell office:value-type="string">
            <text:p>Female</text:p>
          </table:table-cell>
          <table:table-cell office:value-type="string">
            <text:p>15/11/1991</text:p>
          </table:table-cell>
          <table:table-cell table:formula="of:=[.A1586]&amp;&quot;.&quot;&amp;[.B1586]&amp;&quot;@gmail.com&quot;" office:value-type="string" office:string-value="Carol.Paterson@gmail.com">
            <text:p>Carol.Paterson@gmail.com</text:p>
          </table:table-cell>
          <table:table-cell office:value-type="string">
            <text:p>8KmHv5A85RN3</text:p>
          </table:table-cell>
          <table:table-cell/>
        </table:table-row>
        <table:table-row table:style-name="ro1">
          <table:table-cell office:value-type="string">
            <text:p>Dorothy</text:p>
          </table:table-cell>
          <table:table-cell office:value-type="string">
            <text:p>Gibson</text:p>
          </table:table-cell>
          <table:table-cell office:value-type="string">
            <text:p>Female</text:p>
          </table:table-cell>
          <table:table-cell office:value-type="string">
            <text:p>17/07/1983</text:p>
          </table:table-cell>
          <table:table-cell table:formula="of:=[.A1587]&amp;&quot;.&quot;&amp;[.B1587]&amp;&quot;@gmail.com&quot;" office:value-type="string" office:string-value="Dorothy.Gibson@gmail.com">
            <text:p>Dorothy.Gibson@gmail.com</text:p>
          </table:table-cell>
          <table:table-cell office:value-type="string">
            <text:p>EpbgzsgnCkd8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McDonald</text:p>
          </table:table-cell>
          <table:table-cell office:value-type="string">
            <text:p>Female</text:p>
          </table:table-cell>
          <table:table-cell office:value-type="string">
            <text:p>30/05/1999</text:p>
          </table:table-cell>
          <table:table-cell table:formula="of:=[.A1588]&amp;&quot;.&quot;&amp;[.B1588]&amp;&quot;@gmail.com&quot;" office:value-type="string" office:string-value="Deirdre.McDonald@gmail.com">
            <text:p>Deirdre.McDonald@gmail.com</text:p>
          </table:table-cell>
          <table:table-cell office:value-type="string">
            <text:p>BLuqc9rtYbc8</text:p>
          </table:table-cell>
          <table:table-cell/>
        </table:table-row>
        <table:table-row table:style-name="ro1">
          <table:table-cell office:value-type="string">
            <text:p>Kimberly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09/01/2010</text:p>
          </table:table-cell>
          <table:table-cell table:formula="of:=[.A1589]&amp;&quot;.&quot;&amp;[.B1589]&amp;&quot;@gmail.com&quot;" office:value-type="string" office:string-value="Kimberly.Henderson@gmail.com">
            <text:p>Kimberly.Henderson@gmail.com</text:p>
          </table:table-cell>
          <table:table-cell office:value-type="string">
            <text:p>cgPnqhEnTC69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King</text:p>
          </table:table-cell>
          <table:table-cell office:value-type="string">
            <text:p>Female</text:p>
          </table:table-cell>
          <table:table-cell office:value-type="string">
            <text:p>14/11/1975</text:p>
          </table:table-cell>
          <table:table-cell table:formula="of:=[.A1590]&amp;&quot;.&quot;&amp;[.B1590]&amp;&quot;@gmail.com&quot;" office:value-type="string" office:string-value="Rebecca.King@gmail.com">
            <text:p>Rebecca.King@gmail.com</text:p>
          </table:table-cell>
          <table:table-cell office:value-type="string">
            <text:p>7DmYVAfStecy</text:p>
          </table:table-cell>
          <table:table-cell/>
        </table:table-row>
        <table:table-row table:style-name="ro1">
          <table:table-cell office:value-type="string">
            <text:p>Theresa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03/10/1991</text:p>
          </table:table-cell>
          <table:table-cell table:formula="of:=[.A1591]&amp;&quot;.&quot;&amp;[.B1591]&amp;&quot;@gmail.com&quot;" office:value-type="string" office:string-value="Theresa.Henderson@gmail.com">
            <text:p>Theresa.Henderson@gmail.com</text:p>
          </table:table-cell>
          <table:table-cell office:value-type="string">
            <text:p>fnQUDSRWwK82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Murray</text:p>
          </table:table-cell>
          <table:table-cell office:value-type="string">
            <text:p>Female</text:p>
          </table:table-cell>
          <table:table-cell office:value-type="string">
            <text:p>17/02/2011</text:p>
          </table:table-cell>
          <table:table-cell table:formula="of:=[.A1592]&amp;&quot;.&quot;&amp;[.B1592]&amp;&quot;@gmail.com&quot;" office:value-type="string" office:string-value="Ruth.Murray@gmail.com">
            <text:p>Ruth.Murray@gmail.com</text:p>
          </table:table-cell>
          <table:table-cell office:value-type="string">
            <text:p>yqzcMqwaFVeE</text:p>
          </table:table-cell>
          <table:table-cell/>
        </table:table-row>
        <table:table-row table:style-name="ro1">
          <table:table-cell office:value-type="string">
            <text:p>Sonia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15/02/1999</text:p>
          </table:table-cell>
          <table:table-cell table:formula="of:=[.A1593]&amp;&quot;.&quot;&amp;[.B1593]&amp;&quot;@gmail.com&quot;" office:value-type="string" office:string-value="Sonia.Smith@gmail.com">
            <text:p>Sonia.Smith@gmail.com</text:p>
          </table:table-cell>
          <table:table-cell office:value-type="string">
            <text:p>b3BbHUPtPNFJ</text:p>
          </table:table-cell>
          <table:table-cell/>
        </table:table-row>
        <table:table-row table:style-name="ro1">
          <table:table-cell office:value-type="string">
            <text:p>Joanne</text:p>
          </table:table-cell>
          <table:table-cell office:value-type="string">
            <text:p>Nash</text:p>
          </table:table-cell>
          <table:table-cell office:value-type="string">
            <text:p>Female</text:p>
          </table:table-cell>
          <table:table-cell office:value-type="string">
            <text:p>12/02/2012</text:p>
          </table:table-cell>
          <table:table-cell table:formula="of:=[.A1594]&amp;&quot;.&quot;&amp;[.B1594]&amp;&quot;@gmail.com&quot;" office:value-type="string" office:string-value="Joanne.Nash@gmail.com">
            <text:p>Joanne.Nash@gmail.com</text:p>
          </table:table-cell>
          <table:table-cell office:value-type="string">
            <text:p>s543RtgsznWw</text:p>
          </table:table-cell>
          <table:table-cell/>
        </table:table-row>
        <table:table-row table:style-name="ro1">
          <table:table-cell office:value-type="string">
            <text:p>Molly</text:p>
          </table:table-cell>
          <table:table-cell office:value-type="string">
            <text:p>Sutherland</text:p>
          </table:table-cell>
          <table:table-cell office:value-type="string">
            <text:p>Female</text:p>
          </table:table-cell>
          <table:table-cell office:value-type="string">
            <text:p>13/08/2008</text:p>
          </table:table-cell>
          <table:table-cell table:formula="of:=[.A1595]&amp;&quot;.&quot;&amp;[.B1595]&amp;&quot;@gmail.com&quot;" office:value-type="string" office:string-value="Molly.Sutherland@gmail.com">
            <text:p>Molly.Sutherland@gmail.com</text:p>
          </table:table-cell>
          <table:table-cell office:value-type="string">
            <text:p>K4unwwKAVbSA</text:p>
          </table:table-cell>
          <table:table-cell/>
        </table:table-row>
        <table:table-row table:style-name="ro1">
          <table:table-cell office:value-type="string">
            <text:p>Dorothy</text:p>
          </table:table-cell>
          <table:table-cell office:value-type="string">
            <text:p>Mitchell</text:p>
          </table:table-cell>
          <table:table-cell office:value-type="string">
            <text:p>Female</text:p>
          </table:table-cell>
          <table:table-cell office:value-type="string">
            <text:p>07/01/2008</text:p>
          </table:table-cell>
          <table:table-cell table:formula="of:=[.A1596]&amp;&quot;.&quot;&amp;[.B1596]&amp;&quot;@gmail.com&quot;" office:value-type="string" office:string-value="Dorothy.Mitchell@gmail.com">
            <text:p>Dorothy.Mitchell@gmail.com</text:p>
          </table:table-cell>
          <table:table-cell office:value-type="string">
            <text:p>3SQg9fDvMz9b</text:p>
          </table:table-cell>
          <table:table-cell/>
        </table:table-row>
        <table:table-row table:style-name="ro1">
          <table:table-cell office:value-type="string">
            <text:p>Molly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05/02/2014</text:p>
          </table:table-cell>
          <table:table-cell table:formula="of:=[.A1597]&amp;&quot;.&quot;&amp;[.B1597]&amp;&quot;@gmail.com&quot;" office:value-type="string" office:string-value="Molly.Rees@gmail.com">
            <text:p>Molly.Rees@gmail.com</text:p>
          </table:table-cell>
          <table:table-cell office:value-type="string">
            <text:p>bNY6hnvcyvbq</text:p>
          </table:table-cell>
          <table:table-cell/>
        </table:table-row>
        <table:table-row table:style-name="ro1">
          <table:table-cell office:value-type="string">
            <text:p>Zoe</text:p>
          </table:table-cell>
          <table:table-cell office:value-type="string">
            <text:p>Slater</text:p>
          </table:table-cell>
          <table:table-cell office:value-type="string">
            <text:p>Female</text:p>
          </table:table-cell>
          <table:table-cell office:value-type="string">
            <text:p>13/11/1976</text:p>
          </table:table-cell>
          <table:table-cell table:formula="of:=[.A1598]&amp;&quot;.&quot;&amp;[.B1598]&amp;&quot;@gmail.com&quot;" office:value-type="string" office:string-value="Zoe.Slater@gmail.com">
            <text:p>Zoe.Slater@gmail.com</text:p>
          </table:table-cell>
          <table:table-cell office:value-type="string">
            <text:p>vNu6HGBGhPxs</text:p>
          </table:table-cell>
          <table:table-cell/>
        </table:table-row>
        <table:table-row table:style-name="ro1">
          <table:table-cell office:value-type="string">
            <text:p>Jane</text:p>
          </table:table-cell>
          <table:table-cell office:value-type="string">
            <text:p>Jones</text:p>
          </table:table-cell>
          <table:table-cell office:value-type="string">
            <text:p>Female</text:p>
          </table:table-cell>
          <table:table-cell office:value-type="string">
            <text:p>24/05/1983</text:p>
          </table:table-cell>
          <table:table-cell table:formula="of:=[.A1599]&amp;&quot;.&quot;&amp;[.B1599]&amp;&quot;@gmail.com&quot;" office:value-type="string" office:string-value="Jane.Jones@gmail.com">
            <text:p>Jane.Jones@gmail.com</text:p>
          </table:table-cell>
          <table:table-cell office:value-type="string">
            <text:p>4gKyGUdtytMZ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Parsons</text:p>
          </table:table-cell>
          <table:table-cell office:value-type="string">
            <text:p>Female</text:p>
          </table:table-cell>
          <table:table-cell office:value-type="string">
            <text:p>21/12/2013</text:p>
          </table:table-cell>
          <table:table-cell table:formula="of:=[.A1600]&amp;&quot;.&quot;&amp;[.B1600]&amp;&quot;@gmail.com&quot;" office:value-type="string" office:string-value="Kylie.Parsons@gmail.com">
            <text:p>Kylie.Parsons@gmail.com</text:p>
          </table:table-cell>
          <table:table-cell office:value-type="string">
            <text:p>f2PwJDgUmnxn</text:p>
          </table:table-cell>
          <table:table-cell/>
        </table:table-row>
        <table:table-row table:style-name="ro1">
          <table:table-cell office:value-type="string">
            <text:p>Jessica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27/11/1990</text:p>
          </table:table-cell>
          <table:table-cell table:formula="of:=[.A1601]&amp;&quot;.&quot;&amp;[.B1601]&amp;&quot;@gmail.com&quot;" office:value-type="string" office:string-value="Jessica.Robertson@gmail.com">
            <text:p>Jessica.Robertson@gmail.com</text:p>
          </table:table-cell>
          <table:table-cell office:value-type="string">
            <text:p>D3PrYTDrngwp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Lyman</text:p>
          </table:table-cell>
          <table:table-cell office:value-type="string">
            <text:p>Female</text:p>
          </table:table-cell>
          <table:table-cell office:value-type="string">
            <text:p>05/09/2010</text:p>
          </table:table-cell>
          <table:table-cell table:formula="of:=[.A1602]&amp;&quot;.&quot;&amp;[.B1602]&amp;&quot;@gmail.com&quot;" office:value-type="string" office:string-value="Lily.Lyman@gmail.com">
            <text:p>Lily.Lyman@gmail.com</text:p>
          </table:table-cell>
          <table:table-cell office:value-type="string">
            <text:p>HHrPqTndpemB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Langdon</text:p>
          </table:table-cell>
          <table:table-cell office:value-type="string">
            <text:p>Female</text:p>
          </table:table-cell>
          <table:table-cell office:value-type="string">
            <text:p>04/05/1985</text:p>
          </table:table-cell>
          <table:table-cell table:formula="of:=[.A1603]&amp;&quot;.&quot;&amp;[.B1603]&amp;&quot;@gmail.com&quot;" office:value-type="string" office:string-value="Deirdre.Langdon@gmail.com">
            <text:p>Deirdre.Langdon@gmail.com</text:p>
          </table:table-cell>
          <table:table-cell office:value-type="string">
            <text:p>yWncSbbGxtvq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06/01/1990</text:p>
          </table:table-cell>
          <table:table-cell table:formula="of:=[.A1604]&amp;&quot;.&quot;&amp;[.B1604]&amp;&quot;@gmail.com&quot;" office:value-type="string" office:string-value="Kylie.Black@gmail.com">
            <text:p>Kylie.Black@gmail.com</text:p>
          </table:table-cell>
          <table:table-cell office:value-type="string">
            <text:p>GsXQQVR9ZmPX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Reid</text:p>
          </table:table-cell>
          <table:table-cell office:value-type="string">
            <text:p>Female</text:p>
          </table:table-cell>
          <table:table-cell office:value-type="string">
            <text:p>01/04/1991</text:p>
          </table:table-cell>
          <table:table-cell table:formula="of:=[.A1605]&amp;&quot;.&quot;&amp;[.B1605]&amp;&quot;@gmail.com&quot;" office:value-type="string" office:string-value="Ava.Reid@gmail.com">
            <text:p>Ava.Reid@gmail.com</text:p>
          </table:table-cell>
          <table:table-cell office:value-type="string">
            <text:p>XG6MeY6s3Xna</text:p>
          </table:table-cell>
          <table:table-cell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Dowd</text:p>
          </table:table-cell>
          <table:table-cell office:value-type="string">
            <text:p>Female</text:p>
          </table:table-cell>
          <table:table-cell office:value-type="string">
            <text:p>09/03/1981</text:p>
          </table:table-cell>
          <table:table-cell table:formula="of:=[.A1606]&amp;&quot;.&quot;&amp;[.B1606]&amp;&quot;@gmail.com&quot;" office:value-type="string" office:string-value="Stephanie.Dowd@gmail.com">
            <text:p>Stephanie.Dowd@gmail.com</text:p>
          </table:table-cell>
          <table:table-cell office:value-type="string">
            <text:p>2P3FRGHW3t7m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MacDonald</text:p>
          </table:table-cell>
          <table:table-cell office:value-type="string">
            <text:p>Female</text:p>
          </table:table-cell>
          <table:table-cell office:value-type="string">
            <text:p>23/02/1971</text:p>
          </table:table-cell>
          <table:table-cell table:formula="of:=[.A1607]&amp;&quot;.&quot;&amp;[.B1607]&amp;&quot;@gmail.com&quot;" office:value-type="string" office:string-value="Lillian.MacDonald@gmail.com">
            <text:p>Lillian.MacDonald@gmail.com</text:p>
          </table:table-cell>
          <table:table-cell office:value-type="string">
            <text:p>2HwPjmvuQpv4</text:p>
          </table:table-cell>
          <table:table-cell/>
        </table:table-row>
        <table:table-row table:style-name="ro1">
          <table:table-cell office:value-type="string">
            <text:p>Molly</text:p>
          </table:table-cell>
          <table:table-cell office:value-type="string">
            <text:p>Dickens</text:p>
          </table:table-cell>
          <table:table-cell office:value-type="string">
            <text:p>Female</text:p>
          </table:table-cell>
          <table:table-cell office:value-type="string">
            <text:p>03/08/1977</text:p>
          </table:table-cell>
          <table:table-cell table:formula="of:=[.A1608]&amp;&quot;.&quot;&amp;[.B1608]&amp;&quot;@gmail.com&quot;" office:value-type="string" office:string-value="Molly.Dickens@gmail.com">
            <text:p>Molly.Dickens@gmail.com</text:p>
          </table:table-cell>
          <table:table-cell office:value-type="string">
            <text:p>GKHtxWsfH4zJ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Kelly</text:p>
          </table:table-cell>
          <table:table-cell office:value-type="string">
            <text:p>Female</text:p>
          </table:table-cell>
          <table:table-cell office:value-type="string">
            <text:p>28/10/1994</text:p>
          </table:table-cell>
          <table:table-cell table:formula="of:=[.A1609]&amp;&quot;.&quot;&amp;[.B1609]&amp;&quot;@gmail.com&quot;" office:value-type="string" office:string-value="Amelia.Kelly@gmail.com">
            <text:p>Amelia.Kelly@gmail.com</text:p>
          </table:table-cell>
          <table:table-cell office:value-type="string">
            <text:p>PywVxfLFVGW3</text:p>
          </table:table-cell>
          <table:table-cell/>
        </table:table-row>
        <table:table-row table:style-name="ro1">
          <table:table-cell office:value-type="string">
            <text:p>Zoe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11/08/2009</text:p>
          </table:table-cell>
          <table:table-cell table:formula="of:=[.A1610]&amp;&quot;.&quot;&amp;[.B1610]&amp;&quot;@gmail.com&quot;" office:value-type="string" office:string-value="Zoe.Harris@gmail.com">
            <text:p>Zoe.Harris@gmail.com</text:p>
          </table:table-cell>
          <table:table-cell office:value-type="string">
            <text:p>kJvDbc6wq2Z3</text:p>
          </table:table-cell>
          <table:table-cell/>
        </table:table-row>
        <table:table-row table:style-name="ro1">
          <table:table-cell office:value-type="string">
            <text:p>Wanda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21/05/1979</text:p>
          </table:table-cell>
          <table:table-cell table:formula="of:=[.A1611]&amp;&quot;.&quot;&amp;[.B1611]&amp;&quot;@gmail.com&quot;" office:value-type="string" office:string-value="Wanda.Peake@gmail.com">
            <text:p>Wanda.Peake@gmail.com</text:p>
          </table:table-cell>
          <table:table-cell office:value-type="string">
            <text:p>DG5jCvtRE9mJ</text:p>
          </table:table-cell>
          <table:table-cell/>
        </table:table-row>
        <table:table-row table:style-name="ro1">
          <table:table-cell office:value-type="string">
            <text:p>Pippa</text:p>
          </table:table-cell>
          <table:table-cell office:value-type="string">
            <text:p>Powell</text:p>
          </table:table-cell>
          <table:table-cell office:value-type="string">
            <text:p>Female</text:p>
          </table:table-cell>
          <table:table-cell office:value-type="string">
            <text:p>21/01/1991</text:p>
          </table:table-cell>
          <table:table-cell table:formula="of:=[.A1612]&amp;&quot;.&quot;&amp;[.B1612]&amp;&quot;@gmail.com&quot;" office:value-type="string" office:string-value="Pippa.Powell@gmail.com">
            <text:p>Pippa.Powell@gmail.com</text:p>
          </table:table-cell>
          <table:table-cell office:value-type="string">
            <text:p>45DsBCekcXUw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Sharp</text:p>
          </table:table-cell>
          <table:table-cell office:value-type="string">
            <text:p>Female</text:p>
          </table:table-cell>
          <table:table-cell office:value-type="string">
            <text:p>26/11/1990</text:p>
          </table:table-cell>
          <table:table-cell table:formula="of:=[.A1613]&amp;&quot;.&quot;&amp;[.B1613]&amp;&quot;@gmail.com&quot;" office:value-type="string" office:string-value="Lily.Sharp@gmail.com">
            <text:p>Lily.Sharp@gmail.com</text:p>
          </table:table-cell>
          <table:table-cell office:value-type="string">
            <text:p>ZfvnGuqykjqd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Vance</text:p>
          </table:table-cell>
          <table:table-cell office:value-type="string">
            <text:p>Female</text:p>
          </table:table-cell>
          <table:table-cell office:value-type="string">
            <text:p>03/02/2015</text:p>
          </table:table-cell>
          <table:table-cell table:formula="of:=[.A1614]&amp;&quot;.&quot;&amp;[.B1614]&amp;&quot;@gmail.com&quot;" office:value-type="string" office:string-value="Hannah.Vance@gmail.com">
            <text:p>Hannah.Vance@gmail.com</text:p>
          </table:table-cell>
          <table:table-cell office:value-type="string">
            <text:p>9JzMLb9hrcay</text:p>
          </table:table-cell>
          <table:table-cell/>
        </table:table-row>
        <table:table-row table:style-name="ro1">
          <table:table-cell office:value-type="string">
            <text:p>Alexandra</text:p>
          </table:table-cell>
          <table:table-cell office:value-type="string">
            <text:p>Morgan</text:p>
          </table:table-cell>
          <table:table-cell office:value-type="string">
            <text:p>Female</text:p>
          </table:table-cell>
          <table:table-cell office:value-type="string">
            <text:p>05/07/2011</text:p>
          </table:table-cell>
          <table:table-cell table:formula="of:=[.A1615]&amp;&quot;.&quot;&amp;[.B1615]&amp;&quot;@gmail.com&quot;" office:value-type="string" office:string-value="Alexandra.Morgan@gmail.com">
            <text:p>Alexandra.Morgan@gmail.com</text:p>
          </table:table-cell>
          <table:table-cell office:value-type="string">
            <text:p>uspPu4kMGm82</text:p>
          </table:table-cell>
          <table:table-cell/>
        </table:table-row>
        <table:table-row table:style-name="ro1">
          <table:table-cell office:value-type="string">
            <text:p>Megan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02/12/1978</text:p>
          </table:table-cell>
          <table:table-cell table:formula="of:=[.A1616]&amp;&quot;.&quot;&amp;[.B1616]&amp;&quot;@gmail.com&quot;" office:value-type="string" office:string-value="Megan.Simpson@gmail.com">
            <text:p>Megan.Simpson@gmail.com</text:p>
          </table:table-cell>
          <table:table-cell office:value-type="string">
            <text:p>B5v9ZEdxYmEa</text:p>
          </table:table-cell>
          <table:table-cell/>
        </table:table-row>
        <table:table-row table:style-name="ro1">
          <table:table-cell office:value-type="string">
            <text:p>Emma</text:p>
          </table:table-cell>
          <table:table-cell office:value-type="string">
            <text:p>Arnold</text:p>
          </table:table-cell>
          <table:table-cell office:value-type="string">
            <text:p>Female</text:p>
          </table:table-cell>
          <table:table-cell office:value-type="string">
            <text:p>08/02/1985</text:p>
          </table:table-cell>
          <table:table-cell table:formula="of:=[.A1617]&amp;&quot;.&quot;&amp;[.B1617]&amp;&quot;@gmail.com&quot;" office:value-type="string" office:string-value="Emma.Arnold@gmail.com">
            <text:p>Emma.Arnold@gmail.com</text:p>
          </table:table-cell>
          <table:table-cell office:value-type="string">
            <text:p>GaNZM7vEKY3X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Kelly</text:p>
          </table:table-cell>
          <table:table-cell office:value-type="string">
            <text:p>Female</text:p>
          </table:table-cell>
          <table:table-cell office:value-type="string">
            <text:p>21/10/1989</text:p>
          </table:table-cell>
          <table:table-cell table:formula="of:=[.A1618]&amp;&quot;.&quot;&amp;[.B1618]&amp;&quot;@gmail.com&quot;" office:value-type="string" office:string-value="Lily.Kelly@gmail.com">
            <text:p>Lily.Kelly@gmail.com</text:p>
          </table:table-cell>
          <table:table-cell office:value-type="string">
            <text:p>n3QBk3NbJ6bE</text:p>
          </table:table-cell>
          <table:table-cell/>
        </table:table-row>
        <table:table-row table:style-name="ro1">
          <table:table-cell office:value-type="string">
            <text:p>Penelope</text:p>
          </table:table-cell>
          <table:table-cell office:value-type="string">
            <text:p>Forsyth</text:p>
          </table:table-cell>
          <table:table-cell office:value-type="string">
            <text:p>Female</text:p>
          </table:table-cell>
          <table:table-cell office:value-type="string">
            <text:p>08/02/2011</text:p>
          </table:table-cell>
          <table:table-cell table:formula="of:=[.A1619]&amp;&quot;.&quot;&amp;[.B1619]&amp;&quot;@gmail.com&quot;" office:value-type="string" office:string-value="Penelope.Forsyth@gmail.com">
            <text:p>Penelope.Forsyth@gmail.com</text:p>
          </table:table-cell>
          <table:table-cell office:value-type="string">
            <text:p>gebb7PJMmxgZ</text:p>
          </table:table-cell>
          <table:table-cell/>
        </table:table-row>
        <table:table-row table:style-name="ro1">
          <table:table-cell office:value-type="string">
            <text:p>Lisa</text:p>
          </table:table-cell>
          <table:table-cell office:value-type="string">
            <text:p>Cornish</text:p>
          </table:table-cell>
          <table:table-cell office:value-type="string">
            <text:p>Female</text:p>
          </table:table-cell>
          <table:table-cell office:value-type="string">
            <text:p>02/03/2009</text:p>
          </table:table-cell>
          <table:table-cell table:formula="of:=[.A1620]&amp;&quot;.&quot;&amp;[.B1620]&amp;&quot;@gmail.com&quot;" office:value-type="string" office:string-value="Lisa.Cornish@gmail.com">
            <text:p>Lisa.Cornish@gmail.com</text:p>
          </table:table-cell>
          <table:table-cell office:value-type="string">
            <text:p>FyLMe5ffwLk7</text:p>
          </table:table-cell>
          <table:table-cell/>
        </table:table-row>
        <table:table-row table:style-name="ro1">
          <table:table-cell office:value-type="string">
            <text:p>Emily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07/06/1987</text:p>
          </table:table-cell>
          <table:table-cell table:formula="of:=[.A1621]&amp;&quot;.&quot;&amp;[.B1621]&amp;&quot;@gmail.com&quot;" office:value-type="string" office:string-value="Emily.Peake@gmail.com">
            <text:p>Emily.Peake@gmail.com</text:p>
          </table:table-cell>
          <table:table-cell office:value-type="string">
            <text:p>FuzS3brxJtnG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Alsop</text:p>
          </table:table-cell>
          <table:table-cell office:value-type="string">
            <text:p>Female</text:p>
          </table:table-cell>
          <table:table-cell office:value-type="string">
            <text:p>08/09/1983</text:p>
          </table:table-cell>
          <table:table-cell table:formula="of:=[.A1622]&amp;&quot;.&quot;&amp;[.B1622]&amp;&quot;@gmail.com&quot;" office:value-type="string" office:string-value="Olivia.Alsop@gmail.com">
            <text:p>Olivia.Alsop@gmail.com</text:p>
          </table:table-cell>
          <table:table-cell office:value-type="string">
            <text:p>pTE7T8TF8tdE</text:p>
          </table:table-cell>
          <table:table-cell/>
        </table:table-row>
        <table:table-row table:style-name="ro1">
          <table:table-cell office:value-type="string">
            <text:p>Diane</text:p>
          </table:table-cell>
          <table:table-cell office:value-type="string">
            <text:p>Powell</text:p>
          </table:table-cell>
          <table:table-cell office:value-type="string">
            <text:p>Female</text:p>
          </table:table-cell>
          <table:table-cell office:value-type="string">
            <text:p>14/11/1982</text:p>
          </table:table-cell>
          <table:table-cell table:formula="of:=[.A1623]&amp;&quot;.&quot;&amp;[.B1623]&amp;&quot;@gmail.com&quot;" office:value-type="string" office:string-value="Diane.Powell@gmail.com">
            <text:p>Diane.Powell@gmail.com</text:p>
          </table:table-cell>
          <table:table-cell office:value-type="string">
            <text:p>5BvFActX39yf</text:p>
          </table:table-cell>
          <table:table-cell/>
        </table:table-row>
        <table:table-row table:style-name="ro1">
          <table:table-cell office:value-type="string">
            <text:p>Joanne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27/06/1973</text:p>
          </table:table-cell>
          <table:table-cell table:formula="of:=[.A1624]&amp;&quot;.&quot;&amp;[.B1624]&amp;&quot;@gmail.com&quot;" office:value-type="string" office:string-value="Joanne.Henderson@gmail.com">
            <text:p>Joanne.Henderson@gmail.com</text:p>
          </table:table-cell>
          <table:table-cell office:value-type="string">
            <text:p>SNJAt3W7eMZw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Hill</text:p>
          </table:table-cell>
          <table:table-cell office:value-type="string">
            <text:p>Female</text:p>
          </table:table-cell>
          <table:table-cell office:value-type="string">
            <text:p>15/05/1989</text:p>
          </table:table-cell>
          <table:table-cell table:formula="of:=[.A1625]&amp;&quot;.&quot;&amp;[.B1625]&amp;&quot;@gmail.com&quot;" office:value-type="string" office:string-value="Samantha.Hill@gmail.com">
            <text:p>Samantha.Hill@gmail.com</text:p>
          </table:table-cell>
          <table:table-cell office:value-type="string">
            <text:p>UwfzFR4FPv8b</text:p>
          </table:table-cell>
          <table:table-cell/>
        </table:table-row>
        <table:table-row table:style-name="ro1">
          <table:table-cell office:value-type="string">
            <text:p>Sue</text:p>
          </table:table-cell>
          <table:table-cell office:value-type="string">
            <text:p>Lawrence</text:p>
          </table:table-cell>
          <table:table-cell office:value-type="string">
            <text:p>Female</text:p>
          </table:table-cell>
          <table:table-cell office:value-type="string">
            <text:p>25/06/2010</text:p>
          </table:table-cell>
          <table:table-cell table:formula="of:=[.A1626]&amp;&quot;.&quot;&amp;[.B1626]&amp;&quot;@gmail.com&quot;" office:value-type="string" office:string-value="Sue.Lawrence@gmail.com">
            <text:p>Sue.Lawrence@gmail.com</text:p>
          </table:table-cell>
          <table:table-cell office:value-type="string">
            <text:p>6eEsV84Gp259</text:p>
          </table:table-cell>
          <table:table-cell/>
        </table:table-row>
        <table:table-row table:style-name="ro1">
          <table:table-cell office:value-type="string">
            <text:p>Jessica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31/08/1991</text:p>
          </table:table-cell>
          <table:table-cell table:formula="of:=[.A1627]&amp;&quot;.&quot;&amp;[.B1627]&amp;&quot;@gmail.com&quot;" office:value-type="string" office:string-value="Jessica.Duncan@gmail.com">
            <text:p>Jessica.Duncan@gmail.com</text:p>
          </table:table-cell>
          <table:table-cell office:value-type="string">
            <text:p>gMNpPt7WWyQb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29/01/2009</text:p>
          </table:table-cell>
          <table:table-cell table:formula="of:=[.A1628]&amp;&quot;.&quot;&amp;[.B1628]&amp;&quot;@gmail.com&quot;" office:value-type="string" office:string-value="Lily.Black@gmail.com">
            <text:p>Lily.Black@gmail.com</text:p>
          </table:table-cell>
          <table:table-cell office:value-type="string">
            <text:p>ZjCZd5xJ9SwE</text:p>
          </table:table-cell>
          <table:table-cell/>
        </table:table-row>
        <table:table-row table:style-name="ro1">
          <table:table-cell office:value-type="string">
            <text:p>Diane</text:p>
          </table:table-cell>
          <table:table-cell office:value-type="string">
            <text:p>Poole</text:p>
          </table:table-cell>
          <table:table-cell office:value-type="string">
            <text:p>Female</text:p>
          </table:table-cell>
          <table:table-cell office:value-type="string">
            <text:p>14/09/1987</text:p>
          </table:table-cell>
          <table:table-cell table:formula="of:=[.A1629]&amp;&quot;.&quot;&amp;[.B1629]&amp;&quot;@gmail.com&quot;" office:value-type="string" office:string-value="Diane.Poole@gmail.com">
            <text:p>Diane.Poole@gmail.com</text:p>
          </table:table-cell>
          <table:table-cell office:value-type="string">
            <text:p>NRdVybFd8GX8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23/09/1998</text:p>
          </table:table-cell>
          <table:table-cell table:formula="of:=[.A1630]&amp;&quot;.&quot;&amp;[.B1630]&amp;&quot;@gmail.com&quot;" office:value-type="string" office:string-value="Lily.Burgess@gmail.com">
            <text:p>Lily.Burgess@gmail.com</text:p>
          </table:table-cell>
          <table:table-cell office:value-type="string">
            <text:p>suPGR8GQuxZV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McDonald</text:p>
          </table:table-cell>
          <table:table-cell office:value-type="string">
            <text:p>Female</text:p>
          </table:table-cell>
          <table:table-cell office:value-type="string">
            <text:p>08/09/2010</text:p>
          </table:table-cell>
          <table:table-cell table:formula="of:=[.A1631]&amp;&quot;.&quot;&amp;[.B1631]&amp;&quot;@gmail.com&quot;" office:value-type="string" office:string-value="Irene.McDonald@gmail.com">
            <text:p>Irene.McDonald@gmail.com</text:p>
          </table:table-cell>
          <table:table-cell office:value-type="string">
            <text:p>DtjdLSkaTRZN</text:p>
          </table:table-cell>
          <table:table-cell/>
        </table:table-row>
        <table:table-row table:style-name="ro1">
          <table:table-cell office:value-type="string">
            <text:p>Sue</text:p>
          </table:table-cell>
          <table:table-cell office:value-type="string">
            <text:p>Sutherland</text:p>
          </table:table-cell>
          <table:table-cell office:value-type="string">
            <text:p>Female</text:p>
          </table:table-cell>
          <table:table-cell office:value-type="string">
            <text:p>21/02/2012</text:p>
          </table:table-cell>
          <table:table-cell table:formula="of:=[.A1632]&amp;&quot;.&quot;&amp;[.B1632]&amp;&quot;@gmail.com&quot;" office:value-type="string" office:string-value="Sue.Sutherland@gmail.com">
            <text:p>Sue.Sutherland@gmail.com</text:p>
          </table:table-cell>
          <table:table-cell office:value-type="string">
            <text:p>RcDm6W8vcdRX</text:p>
          </table:table-cell>
          <table:table-cell/>
        </table:table-row>
        <table:table-row table:style-name="ro1">
          <table:table-cell office:value-type="string">
            <text:p>Faith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12/10/2012</text:p>
          </table:table-cell>
          <table:table-cell table:formula="of:=[.A1633]&amp;&quot;.&quot;&amp;[.B1633]&amp;&quot;@gmail.com&quot;" office:value-type="string" office:string-value="Faith.Howard@gmail.com">
            <text:p>Faith.Howard@gmail.com</text:p>
          </table:table-cell>
          <table:table-cell office:value-type="string">
            <text:p>wKpPZSccvnAX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Glover</text:p>
          </table:table-cell>
          <table:table-cell office:value-type="string">
            <text:p>Female</text:p>
          </table:table-cell>
          <table:table-cell office:value-type="string">
            <text:p>16/08/1993</text:p>
          </table:table-cell>
          <table:table-cell table:formula="of:=[.A1634]&amp;&quot;.&quot;&amp;[.B1634]&amp;&quot;@gmail.com&quot;" office:value-type="string" office:string-value="Irene.Glover@gmail.com">
            <text:p>Irene.Glover@gmail.com</text:p>
          </table:table-cell>
          <table:table-cell office:value-type="string">
            <text:p>CHg9Yb6JY6MF</text:p>
          </table:table-cell>
          <table:table-cell/>
        </table:table-row>
        <table:table-row table:style-name="ro1">
          <table:table-cell office:value-type="string">
            <text:p>Maria</text:p>
          </table:table-cell>
          <table:table-cell office:value-type="string">
            <text:p>Powell</text:p>
          </table:table-cell>
          <table:table-cell office:value-type="string">
            <text:p>Female</text:p>
          </table:table-cell>
          <table:table-cell office:value-type="string">
            <text:p>08/02/1991</text:p>
          </table:table-cell>
          <table:table-cell table:formula="of:=[.A1635]&amp;&quot;.&quot;&amp;[.B1635]&amp;&quot;@gmail.com&quot;" office:value-type="string" office:string-value="Maria.Powell@gmail.com">
            <text:p>Maria.Powell@gmail.com</text:p>
          </table:table-cell>
          <table:table-cell office:value-type="string">
            <text:p>vSD33KPHLraU</text:p>
          </table:table-cell>
          <table:table-cell/>
        </table:table-row>
        <table:table-row table:style-name="ro1">
          <table:table-cell office:value-type="string">
            <text:p>Julia</text:p>
          </table:table-cell>
          <table:table-cell office:value-type="string">
            <text:p>MacLeod</text:p>
          </table:table-cell>
          <table:table-cell office:value-type="string">
            <text:p>Female</text:p>
          </table:table-cell>
          <table:table-cell office:value-type="string">
            <text:p>19/05/2007</text:p>
          </table:table-cell>
          <table:table-cell table:formula="of:=[.A1636]&amp;&quot;.&quot;&amp;[.B1636]&amp;&quot;@gmail.com&quot;" office:value-type="string" office:string-value="Julia.MacLeod@gmail.com">
            <text:p>Julia.MacLeod@gmail.com</text:p>
          </table:table-cell>
          <table:table-cell office:value-type="string">
            <text:p>PJfYL73yzs43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Grant</text:p>
          </table:table-cell>
          <table:table-cell office:value-type="string">
            <text:p>Female</text:p>
          </table:table-cell>
          <table:table-cell office:value-type="string">
            <text:p>17/02/1973</text:p>
          </table:table-cell>
          <table:table-cell table:formula="of:=[.A1637]&amp;&quot;.&quot;&amp;[.B1637]&amp;&quot;@gmail.com&quot;" office:value-type="string" office:string-value="Lily.Grant@gmail.com">
            <text:p>Lily.Grant@gmail.com</text:p>
          </table:table-cell>
          <table:table-cell office:value-type="string">
            <text:p>BNrbzBuQTvwA</text:p>
          </table:table-cell>
          <table:table-cell/>
        </table:table-row>
        <table:table-row table:style-name="ro1">
          <table:table-cell office:value-type="string">
            <text:p>Donna</text:p>
          </table:table-cell>
          <table:table-cell office:value-type="string">
            <text:p>Scott</text:p>
          </table:table-cell>
          <table:table-cell office:value-type="string">
            <text:p>Female</text:p>
          </table:table-cell>
          <table:table-cell office:value-type="string">
            <text:p>10/03/1989</text:p>
          </table:table-cell>
          <table:table-cell table:formula="of:=[.A1638]&amp;&quot;.&quot;&amp;[.B1638]&amp;&quot;@gmail.com&quot;" office:value-type="string" office:string-value="Donna.Scott@gmail.com">
            <text:p>Donna.Scott@gmail.com</text:p>
          </table:table-cell>
          <table:table-cell office:value-type="string">
            <text:p>aVdKYypVqgTn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Hart</text:p>
          </table:table-cell>
          <table:table-cell office:value-type="string">
            <text:p>Female</text:p>
          </table:table-cell>
          <table:table-cell office:value-type="string">
            <text:p>30/04/1980</text:p>
          </table:table-cell>
          <table:table-cell table:formula="of:=[.A1639]&amp;&quot;.&quot;&amp;[.B1639]&amp;&quot;@gmail.com&quot;" office:value-type="string" office:string-value="Ruth.Hart@gmail.com">
            <text:p>Ruth.Hart@gmail.com</text:p>
          </table:table-cell>
          <table:table-cell office:value-type="string">
            <text:p>fGQQbEQH7fUU</text:p>
          </table:table-cell>
          <table:table-cell/>
        </table:table-row>
        <table:table-row table:style-name="ro1">
          <table:table-cell office:value-type="string">
            <text:p>Gabrielle</text:p>
          </table:table-cell>
          <table:table-cell office:value-type="string">
            <text:p>May</text:p>
          </table:table-cell>
          <table:table-cell office:value-type="string">
            <text:p>Female</text:p>
          </table:table-cell>
          <table:table-cell office:value-type="string">
            <text:p>10/06/1989</text:p>
          </table:table-cell>
          <table:table-cell table:formula="of:=[.A1640]&amp;&quot;.&quot;&amp;[.B1640]&amp;&quot;@gmail.com&quot;" office:value-type="string" office:string-value="Gabrielle.May@gmail.com">
            <text:p>Gabrielle.May@gmail.com</text:p>
          </table:table-cell>
          <table:table-cell office:value-type="string">
            <text:p>ydawguXyJYUT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03/02/2000</text:p>
          </table:table-cell>
          <table:table-cell table:formula="of:=[.A1641]&amp;&quot;.&quot;&amp;[.B1641]&amp;&quot;@gmail.com&quot;" office:value-type="string" office:string-value="Virginia.Howard@gmail.com">
            <text:p>Virginia.Howard@gmail.com</text:p>
          </table:table-cell>
          <table:table-cell office:value-type="string">
            <text:p>2UMVF4sp8Xz2</text:p>
          </table:table-cell>
          <table:table-cell/>
        </table:table-row>
        <table:table-row table:style-name="ro1">
          <table:table-cell office:value-type="string">
            <text:p>Andrea</text:p>
          </table:table-cell>
          <table:table-cell office:value-type="string">
            <text:p>McGrath</text:p>
          </table:table-cell>
          <table:table-cell office:value-type="string">
            <text:p>Female</text:p>
          </table:table-cell>
          <table:table-cell office:value-type="string">
            <text:p>02/01/1992</text:p>
          </table:table-cell>
          <table:table-cell table:formula="of:=[.A1642]&amp;&quot;.&quot;&amp;[.B1642]&amp;&quot;@gmail.com&quot;" office:value-type="string" office:string-value="Andrea.McGrath@gmail.com">
            <text:p>Andrea.McGrath@gmail.com</text:p>
          </table:table-cell>
          <table:table-cell office:value-type="string">
            <text:p>5MBETpuXa439</text:p>
          </table:table-cell>
          <table:table-cell/>
        </table:table-row>
        <table:table-row table:style-name="ro1">
          <table:table-cell office:value-type="string">
            <text:p>Katherine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12/09/1973</text:p>
          </table:table-cell>
          <table:table-cell table:formula="of:=[.A1643]&amp;&quot;.&quot;&amp;[.B1643]&amp;&quot;@gmail.com&quot;" office:value-type="string" office:string-value="Katherine.Roberts@gmail.com">
            <text:p>Katherine.Roberts@gmail.com</text:p>
          </table:table-cell>
          <table:table-cell office:value-type="string">
            <text:p>cqbrjWsCNfjE</text:p>
          </table:table-cell>
          <table:table-cell/>
        </table:table-row>
        <table:table-row table:style-name="ro1">
          <table:table-cell office:value-type="string">
            <text:p>Angela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26/11/2009</text:p>
          </table:table-cell>
          <table:table-cell table:formula="of:=[.A1644]&amp;&quot;.&quot;&amp;[.B1644]&amp;&quot;@gmail.com&quot;" office:value-type="string" office:string-value="Angela.Smith@gmail.com">
            <text:p>Angela.Smith@gmail.com</text:p>
          </table:table-cell>
          <table:table-cell office:value-type="string">
            <text:p>YeCCQKruBjbD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Walker</text:p>
          </table:table-cell>
          <table:table-cell office:value-type="string">
            <text:p>Female</text:p>
          </table:table-cell>
          <table:table-cell office:value-type="string">
            <text:p>13/10/1973</text:p>
          </table:table-cell>
          <table:table-cell table:formula="of:=[.A1645]&amp;&quot;.&quot;&amp;[.B1645]&amp;&quot;@gmail.com&quot;" office:value-type="string" office:string-value="Claire.Walker@gmail.com">
            <text:p>Claire.Walker@gmail.com</text:p>
          </table:table-cell>
          <table:table-cell office:value-type="string">
            <text:p>x6pMHmjU343E</text:p>
          </table:table-cell>
          <table:table-cell/>
        </table:table-row>
        <table:table-row table:style-name="ro1">
          <table:table-cell office:value-type="string">
            <text:p>Victoria</text:p>
          </table:table-cell>
          <table:table-cell office:value-type="string">
            <text:p>May</text:p>
          </table:table-cell>
          <table:table-cell office:value-type="string">
            <text:p>Female</text:p>
          </table:table-cell>
          <table:table-cell office:value-type="string">
            <text:p>15/04/2014</text:p>
          </table:table-cell>
          <table:table-cell table:formula="of:=[.A1646]&amp;&quot;.&quot;&amp;[.B1646]&amp;&quot;@gmail.com&quot;" office:value-type="string" office:string-value="Victoria.May@gmail.com">
            <text:p>Victoria.May@gmail.com</text:p>
          </table:table-cell>
          <table:table-cell office:value-type="string">
            <text:p>mTMdf33hRUDK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Reid</text:p>
          </table:table-cell>
          <table:table-cell office:value-type="string">
            <text:p>Female</text:p>
          </table:table-cell>
          <table:table-cell office:value-type="string">
            <text:p>13/05/1991</text:p>
          </table:table-cell>
          <table:table-cell table:formula="of:=[.A1647]&amp;&quot;.&quot;&amp;[.B1647]&amp;&quot;@gmail.com&quot;" office:value-type="string" office:string-value="Rebecca.Reid@gmail.com">
            <text:p>Rebecca.Reid@gmail.com</text:p>
          </table:table-cell>
          <table:table-cell office:value-type="string">
            <text:p>rywxa7NeeEjs</text:p>
          </table:table-cell>
          <table:table-cell/>
        </table:table-row>
        <table:table-row table:style-name="ro1">
          <table:table-cell office:value-type="string">
            <text:p>Alison</text:p>
          </table:table-cell>
          <table:table-cell office:value-type="string">
            <text:p>Tucker</text:p>
          </table:table-cell>
          <table:table-cell office:value-type="string">
            <text:p>Female</text:p>
          </table:table-cell>
          <table:table-cell office:value-type="string">
            <text:p>24/12/1996</text:p>
          </table:table-cell>
          <table:table-cell table:formula="of:=[.A1648]&amp;&quot;.&quot;&amp;[.B1648]&amp;&quot;@gmail.com&quot;" office:value-type="string" office:string-value="Alison.Tucker@gmail.com">
            <text:p>Alison.Tucker@gmail.com</text:p>
          </table:table-cell>
          <table:table-cell office:value-type="string">
            <text:p>rv5ECYETTuhs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Graham</text:p>
          </table:table-cell>
          <table:table-cell office:value-type="string">
            <text:p>Female</text:p>
          </table:table-cell>
          <table:table-cell office:value-type="string">
            <text:p>18/11/1971</text:p>
          </table:table-cell>
          <table:table-cell table:formula="of:=[.A1649]&amp;&quot;.&quot;&amp;[.B1649]&amp;&quot;@gmail.com&quot;" office:value-type="string" office:string-value="Abigail.Graham@gmail.com">
            <text:p>Abigail.Graham@gmail.com</text:p>
          </table:table-cell>
          <table:table-cell office:value-type="string">
            <text:p>wbyeBb7DMJh5</text:p>
          </table:table-cell>
          <table:table-cell/>
        </table:table-row>
        <table:table-row table:style-name="ro1">
          <table:table-cell office:value-type="string">
            <text:p>Anne</text:p>
          </table:table-cell>
          <table:table-cell office:value-type="string">
            <text:p>Bower</text:p>
          </table:table-cell>
          <table:table-cell office:value-type="string">
            <text:p>Female</text:p>
          </table:table-cell>
          <table:table-cell office:value-type="string">
            <text:p>21/08/1993</text:p>
          </table:table-cell>
          <table:table-cell table:formula="of:=[.A1650]&amp;&quot;.&quot;&amp;[.B1650]&amp;&quot;@gmail.com&quot;" office:value-type="string" office:string-value="Anne.Bower@gmail.com">
            <text:p>Anne.Bower@gmail.com</text:p>
          </table:table-cell>
          <table:table-cell office:value-type="string">
            <text:p>YBQLQ8VEaDZz</text:p>
          </table:table-cell>
          <table:table-cell/>
        </table:table-row>
        <table:table-row table:style-name="ro1">
          <table:table-cell office:value-type="string">
            <text:p>Anna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07/07/1988</text:p>
          </table:table-cell>
          <table:table-cell table:formula="of:=[.A1651]&amp;&quot;.&quot;&amp;[.B1651]&amp;&quot;@gmail.com&quot;" office:value-type="string" office:string-value="Anna.Howard@gmail.com">
            <text:p>Anna.Howard@gmail.com</text:p>
          </table:table-cell>
          <table:table-cell office:value-type="string">
            <text:p>yhcCq89AT6hV</text:p>
          </table:table-cell>
          <table:table-cell/>
        </table:table-row>
        <table:table-row table:style-name="ro1">
          <table:table-cell office:value-type="string">
            <text:p>Melanie</text:p>
          </table:table-cell>
          <table:table-cell office:value-type="string">
            <text:p>Bell</text:p>
          </table:table-cell>
          <table:table-cell office:value-type="string">
            <text:p>Female</text:p>
          </table:table-cell>
          <table:table-cell office:value-type="string">
            <text:p>25/03/1995</text:p>
          </table:table-cell>
          <table:table-cell table:formula="of:=[.A1652]&amp;&quot;.&quot;&amp;[.B1652]&amp;&quot;@gmail.com&quot;" office:value-type="string" office:string-value="Melanie.Bell@gmail.com">
            <text:p>Melanie.Bell@gmail.com</text:p>
          </table:table-cell>
          <table:table-cell office:value-type="string">
            <text:p>eLcPGruSnVKb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McDonald</text:p>
          </table:table-cell>
          <table:table-cell office:value-type="string">
            <text:p>Female</text:p>
          </table:table-cell>
          <table:table-cell office:value-type="string">
            <text:p>10/05/1998</text:p>
          </table:table-cell>
          <table:table-cell table:formula="of:=[.A1653]&amp;&quot;.&quot;&amp;[.B1653]&amp;&quot;@gmail.com&quot;" office:value-type="string" office:string-value="Claire.McDonald@gmail.com">
            <text:p>Claire.McDonald@gmail.com</text:p>
          </table:table-cell>
          <table:table-cell office:value-type="string">
            <text:p>MVqkBQhBDzvL</text:p>
          </table:table-cell>
          <table:table-cell/>
        </table:table-row>
        <table:table-row table:style-name="ro1">
          <table:table-cell office:value-type="string">
            <text:p>Caroline</text:p>
          </table:table-cell>
          <table:table-cell office:value-type="string">
            <text:p>Cornish</text:p>
          </table:table-cell>
          <table:table-cell office:value-type="string">
            <text:p>Female</text:p>
          </table:table-cell>
          <table:table-cell office:value-type="string">
            <text:p>24/08/2016</text:p>
          </table:table-cell>
          <table:table-cell table:formula="of:=[.A1654]&amp;&quot;.&quot;&amp;[.B1654]&amp;&quot;@gmail.com&quot;" office:value-type="string" office:string-value="Caroline.Cornish@gmail.com">
            <text:p>Caroline.Cornish@gmail.com</text:p>
          </table:table-cell>
          <table:table-cell office:value-type="string">
            <text:p>jEYvkftjzkVK</text:p>
          </table:table-cell>
          <table:table-cell/>
        </table:table-row>
        <table:table-row table:style-name="ro1">
          <table:table-cell office:value-type="string">
            <text:p>Carol</text:p>
          </table:table-cell>
          <table:table-cell office:value-type="string">
            <text:p>Reid</text:p>
          </table:table-cell>
          <table:table-cell office:value-type="string">
            <text:p>Female</text:p>
          </table:table-cell>
          <table:table-cell office:value-type="string">
            <text:p>17/06/1987</text:p>
          </table:table-cell>
          <table:table-cell table:formula="of:=[.A1655]&amp;&quot;.&quot;&amp;[.B1655]&amp;&quot;@gmail.com&quot;" office:value-type="string" office:string-value="Carol.Reid@gmail.com">
            <text:p>Carol.Reid@gmail.com</text:p>
          </table:table-cell>
          <table:table-cell office:value-type="string">
            <text:p>maZ4n7Qt7vJk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Ogden</text:p>
          </table:table-cell>
          <table:table-cell office:value-type="string">
            <text:p>Female</text:p>
          </table:table-cell>
          <table:table-cell office:value-type="string">
            <text:p>09/07/2014</text:p>
          </table:table-cell>
          <table:table-cell table:formula="of:=[.A1656]&amp;&quot;.&quot;&amp;[.B1656]&amp;&quot;@gmail.com&quot;" office:value-type="string" office:string-value="Leah.Ogden@gmail.com">
            <text:p>Leah.Ogden@gmail.com</text:p>
          </table:table-cell>
          <table:table-cell office:value-type="string">
            <text:p>neezQGmj8f2M</text:p>
          </table:table-cell>
          <table:table-cell/>
        </table:table-row>
        <table:table-row table:style-name="ro1">
          <table:table-cell office:value-type="string">
            <text:p>Zoe</text:p>
          </table:table-cell>
          <table:table-cell office:value-type="string">
            <text:p>Jones</text:p>
          </table:table-cell>
          <table:table-cell office:value-type="string">
            <text:p>Female</text:p>
          </table:table-cell>
          <table:table-cell office:value-type="string">
            <text:p>11/08/2009</text:p>
          </table:table-cell>
          <table:table-cell table:formula="of:=[.A1657]&amp;&quot;.&quot;&amp;[.B1657]&amp;&quot;@gmail.com&quot;" office:value-type="string" office:string-value="Zoe.Jones@gmail.com">
            <text:p>Zoe.Jones@gmail.com</text:p>
          </table:table-cell>
          <table:table-cell office:value-type="string">
            <text:p>XNf2HsvpApdS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Berry</text:p>
          </table:table-cell>
          <table:table-cell office:value-type="string">
            <text:p>Female</text:p>
          </table:table-cell>
          <table:table-cell office:value-type="string">
            <text:p>30/07/1978</text:p>
          </table:table-cell>
          <table:table-cell table:formula="of:=[.A1658]&amp;&quot;.&quot;&amp;[.B1658]&amp;&quot;@gmail.com&quot;" office:value-type="string" office:string-value="Una.Berry@gmail.com">
            <text:p>Una.Berry@gmail.com</text:p>
          </table:table-cell>
          <table:table-cell office:value-type="string">
            <text:p>zLfYZWT8UUa7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Slater</text:p>
          </table:table-cell>
          <table:table-cell office:value-type="string">
            <text:p>Female</text:p>
          </table:table-cell>
          <table:table-cell office:value-type="string">
            <text:p>09/09/1980</text:p>
          </table:table-cell>
          <table:table-cell table:formula="of:=[.A1659]&amp;&quot;.&quot;&amp;[.B1659]&amp;&quot;@gmail.com&quot;" office:value-type="string" office:string-value="Leah.Slater@gmail.com">
            <text:p>Leah.Slater@gmail.com</text:p>
          </table:table-cell>
          <table:table-cell office:value-type="string">
            <text:p>bcz8DSZKShJ5</text:p>
          </table:table-cell>
          <table:table-cell/>
        </table:table-row>
        <table:table-row table:style-name="ro1">
          <table:table-cell office:value-type="string">
            <text:p>Donna</text:p>
          </table:table-cell>
          <table:table-cell office:value-type="string">
            <text:p>Anderson</text:p>
          </table:table-cell>
          <table:table-cell office:value-type="string">
            <text:p>Female</text:p>
          </table:table-cell>
          <table:table-cell office:value-type="string">
            <text:p>17/08/1998</text:p>
          </table:table-cell>
          <table:table-cell table:formula="of:=[.A1660]&amp;&quot;.&quot;&amp;[.B1660]&amp;&quot;@gmail.com&quot;" office:value-type="string" office:string-value="Donna.Anderson@gmail.com">
            <text:p>Donna.Anderson@gmail.com</text:p>
          </table:table-cell>
          <table:table-cell office:value-type="string">
            <text:p>6VAQJB6GXed2</text:p>
          </table:table-cell>
          <table:table-cell/>
        </table:table-row>
        <table:table-row table:style-name="ro1">
          <table:table-cell office:value-type="string">
            <text:p>Sue</text:p>
          </table:table-cell>
          <table:table-cell office:value-type="string">
            <text:p>Lyman</text:p>
          </table:table-cell>
          <table:table-cell office:value-type="string">
            <text:p>Female</text:p>
          </table:table-cell>
          <table:table-cell office:value-type="string">
            <text:p>08/04/1988</text:p>
          </table:table-cell>
          <table:table-cell table:formula="of:=[.A1661]&amp;&quot;.&quot;&amp;[.B1661]&amp;&quot;@gmail.com&quot;" office:value-type="string" office:string-value="Sue.Lyman@gmail.com">
            <text:p>Sue.Lyman@gmail.com</text:p>
          </table:table-cell>
          <table:table-cell office:value-type="string">
            <text:p>Dj27SabNqeZj</text:p>
          </table:table-cell>
          <table:table-cell/>
        </table:table-row>
        <table:table-row table:style-name="ro1">
          <table:table-cell office:value-type="string">
            <text:p>Tracey</text:p>
          </table:table-cell>
          <table:table-cell office:value-type="string">
            <text:p>Parr</text:p>
          </table:table-cell>
          <table:table-cell office:value-type="string">
            <text:p>Female</text:p>
          </table:table-cell>
          <table:table-cell office:value-type="string">
            <text:p>05/05/1979</text:p>
          </table:table-cell>
          <table:table-cell table:formula="of:=[.A1662]&amp;&quot;.&quot;&amp;[.B1662]&amp;&quot;@gmail.com&quot;" office:value-type="string" office:string-value="Tracey.Parr@gmail.com">
            <text:p>Tracey.Parr@gmail.com</text:p>
          </table:table-cell>
          <table:table-cell office:value-type="string">
            <text:p>NuUqcu3bhDRZ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Anderson</text:p>
          </table:table-cell>
          <table:table-cell office:value-type="string">
            <text:p>Female</text:p>
          </table:table-cell>
          <table:table-cell office:value-type="string">
            <text:p>12/02/1984</text:p>
          </table:table-cell>
          <table:table-cell table:formula="of:=[.A1663]&amp;&quot;.&quot;&amp;[.B1663]&amp;&quot;@gmail.com&quot;" office:value-type="string" office:string-value="Claire.Anderson@gmail.com">
            <text:p>Claire.Anderson@gmail.com</text:p>
          </table:table-cell>
          <table:table-cell office:value-type="string">
            <text:p>mfRQ2NMnKYpC</text:p>
          </table:table-cell>
          <table:table-cell/>
        </table:table-row>
        <table:table-row table:style-name="ro1">
          <table:table-cell office:value-type="string">
            <text:p>Jasmine</text:p>
          </table:table-cell>
          <table:table-cell office:value-type="string">
            <text:p>Forsyth</text:p>
          </table:table-cell>
          <table:table-cell office:value-type="string">
            <text:p>Female</text:p>
          </table:table-cell>
          <table:table-cell office:value-type="string">
            <text:p>22/10/2008</text:p>
          </table:table-cell>
          <table:table-cell table:formula="of:=[.A1664]&amp;&quot;.&quot;&amp;[.B1664]&amp;&quot;@gmail.com&quot;" office:value-type="string" office:string-value="Jasmine.Forsyth@gmail.com">
            <text:p>Jasmine.Forsyth@gmail.com</text:p>
          </table:table-cell>
          <table:table-cell office:value-type="string">
            <text:p>pfpTTsAQukBp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23/07/1982</text:p>
          </table:table-cell>
          <table:table-cell table:formula="of:=[.A1665]&amp;&quot;.&quot;&amp;[.B1665]&amp;&quot;@gmail.com&quot;" office:value-type="string" office:string-value="Vanessa.Thomson@gmail.com">
            <text:p>Vanessa.Thomson@gmail.com</text:p>
          </table:table-cell>
          <table:table-cell office:value-type="string">
            <text:p>aMdU6k3dsuBu</text:p>
          </table:table-cell>
          <table:table-cell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Hunter</text:p>
          </table:table-cell>
          <table:table-cell office:value-type="string">
            <text:p>Female</text:p>
          </table:table-cell>
          <table:table-cell office:value-type="string">
            <text:p>20/11/1981</text:p>
          </table:table-cell>
          <table:table-cell table:formula="of:=[.A1666]&amp;&quot;.&quot;&amp;[.B1666]&amp;&quot;@gmail.com&quot;" office:value-type="string" office:string-value="Elizabeth.Hunter@gmail.com">
            <text:p>Elizabeth.Hunter@gmail.com</text:p>
          </table:table-cell>
          <table:table-cell office:value-type="string">
            <text:p>N4rnhuSuWGTh</text:p>
          </table:table-cell>
          <table:table-cell/>
        </table:table-row>
        <table:table-row table:style-name="ro1">
          <table:table-cell office:value-type="string">
            <text:p>Lisa</text:p>
          </table:table-cell>
          <table:table-cell office:value-type="string">
            <text:p>Tucker</text:p>
          </table:table-cell>
          <table:table-cell office:value-type="string">
            <text:p>Female</text:p>
          </table:table-cell>
          <table:table-cell office:value-type="string">
            <text:p>07/01/1997</text:p>
          </table:table-cell>
          <table:table-cell table:formula="of:=[.A1667]&amp;&quot;.&quot;&amp;[.B1667]&amp;&quot;@gmail.com&quot;" office:value-type="string" office:string-value="Lisa.Tucker@gmail.com">
            <text:p>Lisa.Tucker@gmail.com</text:p>
          </table:table-cell>
          <table:table-cell office:value-type="string">
            <text:p>UZGk8vBNcDLk</text:p>
          </table:table-cell>
          <table:table-cell/>
        </table:table-row>
        <table:table-row table:style-name="ro1">
          <table:table-cell office:value-type="string">
            <text:p>Joanne</text:p>
          </table:table-cell>
          <table:table-cell office:value-type="string">
            <text:p>Ince</text:p>
          </table:table-cell>
          <table:table-cell office:value-type="string">
            <text:p>Female</text:p>
          </table:table-cell>
          <table:table-cell office:value-type="string">
            <text:p>05/02/1991</text:p>
          </table:table-cell>
          <table:table-cell table:formula="of:=[.A1668]&amp;&quot;.&quot;&amp;[.B1668]&amp;&quot;@gmail.com&quot;" office:value-type="string" office:string-value="Joanne.Ince@gmail.com">
            <text:p>Joanne.Ince@gmail.com</text:p>
          </table:table-cell>
          <table:table-cell office:value-type="string">
            <text:p>wU6WmpYeCJFN</text:p>
          </table:table-cell>
          <table:table-cell/>
        </table:table-row>
        <table:table-row table:style-name="ro1">
          <table:table-cell office:value-type="string">
            <text:p>Donna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02/05/1989</text:p>
          </table:table-cell>
          <table:table-cell table:formula="of:=[.A1669]&amp;&quot;.&quot;&amp;[.B1669]&amp;&quot;@gmail.com&quot;" office:value-type="string" office:string-value="Donna.Welch@gmail.com">
            <text:p>Donna.Welch@gmail.com</text:p>
          </table:table-cell>
          <table:table-cell office:value-type="string">
            <text:p>3wjedHh6mXgc</text:p>
          </table:table-cell>
          <table:table-cell/>
        </table:table-row>
        <table:table-row table:style-name="ro1">
          <table:table-cell office:value-type="string">
            <text:p>Heather</text:p>
          </table:table-cell>
          <table:table-cell office:value-type="string">
            <text:p>Hudson</text:p>
          </table:table-cell>
          <table:table-cell office:value-type="string">
            <text:p>Female</text:p>
          </table:table-cell>
          <table:table-cell office:value-type="string">
            <text:p>03/01/1977</text:p>
          </table:table-cell>
          <table:table-cell table:formula="of:=[.A1670]&amp;&quot;.&quot;&amp;[.B1670]&amp;&quot;@gmail.com&quot;" office:value-type="string" office:string-value="Heather.Hudson@gmail.com">
            <text:p>Heather.Hudson@gmail.com</text:p>
          </table:table-cell>
          <table:table-cell office:value-type="string">
            <text:p>qU9B9TVvHRqu</text:p>
          </table:table-cell>
          <table:table-cell/>
        </table:table-row>
        <table:table-row table:style-name="ro1">
          <table:table-cell office:value-type="string">
            <text:p>Gabrielle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03/03/1986</text:p>
          </table:table-cell>
          <table:table-cell table:formula="of:=[.A1671]&amp;&quot;.&quot;&amp;[.B1671]&amp;&quot;@gmail.com&quot;" office:value-type="string" office:string-value="Gabrielle.Walsh@gmail.com">
            <text:p>Gabrielle.Walsh@gmail.com</text:p>
          </table:table-cell>
          <table:table-cell office:value-type="string">
            <text:p>Smr9q7FKxbuf</text:p>
          </table:table-cell>
          <table:table-cell/>
        </table:table-row>
        <table:table-row table:style-name="ro1">
          <table:table-cell office:value-type="string">
            <text:p>Emily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12/09/2015</text:p>
          </table:table-cell>
          <table:table-cell table:formula="of:=[.A1672]&amp;&quot;.&quot;&amp;[.B1672]&amp;&quot;@gmail.com&quot;" office:value-type="string" office:string-value="Emily.Burgess@gmail.com">
            <text:p>Emily.Burgess@gmail.com</text:p>
          </table:table-cell>
          <table:table-cell office:value-type="string">
            <text:p>n63eHmTHngYX</text:p>
          </table:table-cell>
          <table:table-cell/>
        </table:table-row>
        <table:table-row table:style-name="ro1">
          <table:table-cell office:value-type="string">
            <text:p>Julia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07/05/1989</text:p>
          </table:table-cell>
          <table:table-cell table:formula="of:=[.A1673]&amp;&quot;.&quot;&amp;[.B1673]&amp;&quot;@gmail.com&quot;" office:value-type="string" office:string-value="Julia.Burgess@gmail.com">
            <text:p>Julia.Burgess@gmail.com</text:p>
          </table:table-cell>
          <table:table-cell office:value-type="string">
            <text:p>E5wPFujffhzH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Avery</text:p>
          </table:table-cell>
          <table:table-cell office:value-type="string">
            <text:p>Female</text:p>
          </table:table-cell>
          <table:table-cell office:value-type="string">
            <text:p>20/11/1991</text:p>
          </table:table-cell>
          <table:table-cell table:formula="of:=[.A1674]&amp;&quot;.&quot;&amp;[.B1674]&amp;&quot;@gmail.com&quot;" office:value-type="string" office:string-value="Rebecca.Avery@gmail.com">
            <text:p>Rebecca.Avery@gmail.com</text:p>
          </table:table-cell>
          <table:table-cell office:value-type="string">
            <text:p>PvWJRcbvvsdv</text:p>
          </table:table-cell>
          <table:table-cell/>
        </table:table-row>
        <table:table-row table:style-name="ro1">
          <table:table-cell office:value-type="string">
            <text:p>Julia</text:p>
          </table:table-cell>
          <table:table-cell office:value-type="string">
            <text:p>Glover</text:p>
          </table:table-cell>
          <table:table-cell office:value-type="string">
            <text:p>Female</text:p>
          </table:table-cell>
          <table:table-cell office:value-type="string">
            <text:p>21/08/2014</text:p>
          </table:table-cell>
          <table:table-cell table:formula="of:=[.A1675]&amp;&quot;.&quot;&amp;[.B1675]&amp;&quot;@gmail.com&quot;" office:value-type="string" office:string-value="Julia.Glover@gmail.com">
            <text:p>Julia.Glover@gmail.com</text:p>
          </table:table-cell>
          <table:table-cell office:value-type="string">
            <text:p>muwC2K4PW8tz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Rampling</text:p>
          </table:table-cell>
          <table:table-cell office:value-type="string">
            <text:p>Female</text:p>
          </table:table-cell>
          <table:table-cell office:value-type="string">
            <text:p>11/02/1992</text:p>
          </table:table-cell>
          <table:table-cell table:formula="of:=[.A1676]&amp;&quot;.&quot;&amp;[.B1676]&amp;&quot;@gmail.com&quot;" office:value-type="string" office:string-value="Rebecca.Rampling@gmail.com">
            <text:p>Rebecca.Rampling@gmail.com</text:p>
          </table:table-cell>
          <table:table-cell office:value-type="string">
            <text:p>txkvYnb5H5XT</text:p>
          </table:table-cell>
          <table:table-cell/>
        </table:table-row>
        <table:table-row table:style-name="ro1">
          <table:table-cell office:value-type="string">
            <text:p>Melanie</text:p>
          </table:table-cell>
          <table:table-cell office:value-type="string">
            <text:p>Campbell</text:p>
          </table:table-cell>
          <table:table-cell office:value-type="string">
            <text:p>Female</text:p>
          </table:table-cell>
          <table:table-cell office:value-type="string">
            <text:p>11/05/1973</text:p>
          </table:table-cell>
          <table:table-cell table:formula="of:=[.A1677]&amp;&quot;.&quot;&amp;[.B1677]&amp;&quot;@gmail.com&quot;" office:value-type="string" office:string-value="Melanie.Campbell@gmail.com">
            <text:p>Melanie.Campbell@gmail.com</text:p>
          </table:table-cell>
          <table:table-cell office:value-type="string">
            <text:p>jL2ySVTdhEgC</text:p>
          </table:table-cell>
          <table:table-cell/>
        </table:table-row>
        <table:table-row table:style-name="ro1">
          <table:table-cell office:value-type="string">
            <text:p>Melanie</text:p>
          </table:table-cell>
          <table:table-cell office:value-type="string">
            <text:p>Ince</text:p>
          </table:table-cell>
          <table:table-cell office:value-type="string">
            <text:p>Female</text:p>
          </table:table-cell>
          <table:table-cell office:value-type="string">
            <text:p>07/02/2012</text:p>
          </table:table-cell>
          <table:table-cell table:formula="of:=[.A1678]&amp;&quot;.&quot;&amp;[.B1678]&amp;&quot;@gmail.com&quot;" office:value-type="string" office:string-value="Melanie.Ince@gmail.com">
            <text:p>Melanie.Ince@gmail.com</text:p>
          </table:table-cell>
          <table:table-cell office:value-type="string">
            <text:p>9DrqaDGkY5WF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Butler</text:p>
          </table:table-cell>
          <table:table-cell office:value-type="string">
            <text:p>Female</text:p>
          </table:table-cell>
          <table:table-cell office:value-type="string">
            <text:p>25/07/1984</text:p>
          </table:table-cell>
          <table:table-cell table:formula="of:=[.A1679]&amp;&quot;.&quot;&amp;[.B1679]&amp;&quot;@gmail.com&quot;" office:value-type="string" office:string-value="Vanessa.Butler@gmail.com">
            <text:p>Vanessa.Butler@gmail.com</text:p>
          </table:table-cell>
          <table:table-cell office:value-type="string">
            <text:p>YzhKEnQeYJEj</text:p>
          </table:table-cell>
          <table:table-cell/>
        </table:table-row>
        <table:table-row table:style-name="ro1">
          <table:table-cell office:value-type="string">
            <text:p>Julia</text:p>
          </table:table-cell>
          <table:table-cell office:value-type="string">
            <text:p>Fisher</text:p>
          </table:table-cell>
          <table:table-cell office:value-type="string">
            <text:p>Female</text:p>
          </table:table-cell>
          <table:table-cell office:value-type="string">
            <text:p>08/09/1974</text:p>
          </table:table-cell>
          <table:table-cell table:formula="of:=[.A1680]&amp;&quot;.&quot;&amp;[.B1680]&amp;&quot;@gmail.com&quot;" office:value-type="string" office:string-value="Julia.Fisher@gmail.com">
            <text:p>Julia.Fisher@gmail.com</text:p>
          </table:table-cell>
          <table:table-cell office:value-type="string">
            <text:p>jEwccT4jKWLM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Payne</text:p>
          </table:table-cell>
          <table:table-cell office:value-type="string">
            <text:p>Female</text:p>
          </table:table-cell>
          <table:table-cell office:value-type="string">
            <text:p>16/03/2012</text:p>
          </table:table-cell>
          <table:table-cell table:formula="of:=[.A1681]&amp;&quot;.&quot;&amp;[.B1681]&amp;&quot;@gmail.com&quot;" office:value-type="string" office:string-value="Deirdre.Payne@gmail.com">
            <text:p>Deirdre.Payne@gmail.com</text:p>
          </table:table-cell>
          <table:table-cell office:value-type="string">
            <text:p>hdGjAMrrgJ5a</text:p>
          </table:table-cell>
          <table:table-cell/>
        </table:table-row>
        <table:table-row table:style-name="ro1">
          <table:table-cell office:value-type="string">
            <text:p>Joanne</text:p>
          </table:table-cell>
          <table:table-cell office:value-type="string">
            <text:p>MacDonald</text:p>
          </table:table-cell>
          <table:table-cell office:value-type="string">
            <text:p>Female</text:p>
          </table:table-cell>
          <table:table-cell office:value-type="string">
            <text:p>09/11/1995</text:p>
          </table:table-cell>
          <table:table-cell table:formula="of:=[.A1682]&amp;&quot;.&quot;&amp;[.B1682]&amp;&quot;@gmail.com&quot;" office:value-type="string" office:string-value="Joanne.MacDonald@gmail.com">
            <text:p>Joanne.MacDonald@gmail.com</text:p>
          </table:table-cell>
          <table:table-cell office:value-type="string">
            <text:p>7wZnjBpFvC4C</text:p>
          </table:table-cell>
          <table:table-cell/>
        </table:table-row>
        <table:table-row table:style-name="ro1">
          <table:table-cell office:value-type="string">
            <text:p>Chloe</text:p>
          </table:table-cell>
          <table:table-cell office:value-type="string">
            <text:p>Randall</text:p>
          </table:table-cell>
          <table:table-cell office:value-type="string">
            <text:p>Female</text:p>
          </table:table-cell>
          <table:table-cell office:value-type="string">
            <text:p>09/08/1997</text:p>
          </table:table-cell>
          <table:table-cell table:formula="of:=[.A1683]&amp;&quot;.&quot;&amp;[.B1683]&amp;&quot;@gmail.com&quot;" office:value-type="string" office:string-value="Chloe.Randall@gmail.com">
            <text:p>Chloe.Randall@gmail.com</text:p>
          </table:table-cell>
          <table:table-cell office:value-type="string">
            <text:p>cdxZXDcMKDtc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Hodges</text:p>
          </table:table-cell>
          <table:table-cell office:value-type="string">
            <text:p>Female</text:p>
          </table:table-cell>
          <table:table-cell office:value-type="string">
            <text:p>27/05/2006</text:p>
          </table:table-cell>
          <table:table-cell table:formula="of:=[.A1684]&amp;&quot;.&quot;&amp;[.B1684]&amp;&quot;@gmail.com&quot;" office:value-type="string" office:string-value="Sally.Hodges@gmail.com">
            <text:p>Sally.Hodges@gmail.com</text:p>
          </table:table-cell>
          <table:table-cell office:value-type="string">
            <text:p>3nPA8DVsTTqJ</text:p>
          </table:table-cell>
          <table:table-cell/>
        </table:table-row>
        <table:table-row table:style-name="ro1">
          <table:table-cell office:value-type="string">
            <text:p>Alexandra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13/06/1973</text:p>
          </table:table-cell>
          <table:table-cell table:formula="of:=[.A1685]&amp;&quot;.&quot;&amp;[.B1685]&amp;&quot;@gmail.com&quot;" office:value-type="string" office:string-value="Alexandra.Henderson@gmail.com">
            <text:p>Alexandra.Henderson@gmail.com</text:p>
          </table:table-cell>
          <table:table-cell office:value-type="string">
            <text:p>hJAzaNxcH5F7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Hunter</text:p>
          </table:table-cell>
          <table:table-cell office:value-type="string">
            <text:p>Female</text:p>
          </table:table-cell>
          <table:table-cell office:value-type="string">
            <text:p>19/03/2006</text:p>
          </table:table-cell>
          <table:table-cell table:formula="of:=[.A1686]&amp;&quot;.&quot;&amp;[.B1686]&amp;&quot;@gmail.com&quot;" office:value-type="string" office:string-value="Lily.Hunter@gmail.com">
            <text:p>Lily.Hunter@gmail.com</text:p>
          </table:table-cell>
          <table:table-cell office:value-type="string">
            <text:p>drCBxZK26p9R</text:p>
          </table:table-cell>
          <table:table-cell/>
        </table:table-row>
        <table:table-row table:style-name="ro1">
          <table:table-cell office:value-type="string">
            <text:p>Karen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16/03/1974</text:p>
          </table:table-cell>
          <table:table-cell table:formula="of:=[.A1687]&amp;&quot;.&quot;&amp;[.B1687]&amp;&quot;@gmail.com&quot;" office:value-type="string" office:string-value="Karen.Newman@gmail.com">
            <text:p>Karen.Newman@gmail.com</text:p>
          </table:table-cell>
          <table:table-cell office:value-type="string">
            <text:p>xv9kreLurwRR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Berry</text:p>
          </table:table-cell>
          <table:table-cell office:value-type="string">
            <text:p>Female</text:p>
          </table:table-cell>
          <table:table-cell office:value-type="string">
            <text:p>28/03/1997</text:p>
          </table:table-cell>
          <table:table-cell table:formula="of:=[.A1688]&amp;&quot;.&quot;&amp;[.B1688]&amp;&quot;@gmail.com&quot;" office:value-type="string" office:string-value="Claire.Berry@gmail.com">
            <text:p>Claire.Berry@gmail.com</text:p>
          </table:table-cell>
          <table:table-cell office:value-type="string">
            <text:p>QZvzyD5kz3G2</text:p>
          </table:table-cell>
          <table:table-cell/>
        </table:table-row>
        <table:table-row table:style-name="ro1">
          <table:table-cell office:value-type="string">
            <text:p>Melanie</text:p>
          </table:table-cell>
          <table:table-cell office:value-type="string">
            <text:p>Ball</text:p>
          </table:table-cell>
          <table:table-cell office:value-type="string">
            <text:p>Female</text:p>
          </table:table-cell>
          <table:table-cell office:value-type="string">
            <text:p>08/08/1999</text:p>
          </table:table-cell>
          <table:table-cell table:formula="of:=[.A1689]&amp;&quot;.&quot;&amp;[.B1689]&amp;&quot;@gmail.com&quot;" office:value-type="string" office:string-value="Melanie.Ball@gmail.com">
            <text:p>Melanie.Ball@gmail.com</text:p>
          </table:table-cell>
          <table:table-cell office:value-type="string">
            <text:p>EKehqUpR9cec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29/05/2009</text:p>
          </table:table-cell>
          <table:table-cell table:formula="of:=[.A1690]&amp;&quot;.&quot;&amp;[.B1690]&amp;&quot;@gmail.com&quot;" office:value-type="string" office:string-value="Rose.Newman@gmail.com">
            <text:p>Rose.Newman@gmail.com</text:p>
          </table:table-cell>
          <table:table-cell office:value-type="string">
            <text:p>HCHe6npPbY2K</text:p>
          </table:table-cell>
          <table:table-cell/>
        </table:table-row>
        <table:table-row table:style-name="ro1">
          <table:table-cell office:value-type="string">
            <text:p>Anne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30/11/1999</text:p>
          </table:table-cell>
          <table:table-cell table:formula="of:=[.A1691]&amp;&quot;.&quot;&amp;[.B1691]&amp;&quot;@gmail.com&quot;" office:value-type="string" office:string-value="Anne.Simpson@gmail.com">
            <text:p>Anne.Simpson@gmail.com</text:p>
          </table:table-cell>
          <table:table-cell office:value-type="string">
            <text:p>MhucNkwQPJet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Carr</text:p>
          </table:table-cell>
          <table:table-cell office:value-type="string">
            <text:p>Female</text:p>
          </table:table-cell>
          <table:table-cell office:value-type="string">
            <text:p>25/12/1977</text:p>
          </table:table-cell>
          <table:table-cell table:formula="of:=[.A1692]&amp;&quot;.&quot;&amp;[.B1692]&amp;&quot;@gmail.com&quot;" office:value-type="string" office:string-value="Vanessa.Carr@gmail.com">
            <text:p>Vanessa.Carr@gmail.com</text:p>
          </table:table-cell>
          <table:table-cell office:value-type="string">
            <text:p>TP2faSzCGPdG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Ogden</text:p>
          </table:table-cell>
          <table:table-cell office:value-type="string">
            <text:p>Female</text:p>
          </table:table-cell>
          <table:table-cell office:value-type="string">
            <text:p>19/08/1997</text:p>
          </table:table-cell>
          <table:table-cell table:formula="of:=[.A1693]&amp;&quot;.&quot;&amp;[.B1693]&amp;&quot;@gmail.com&quot;" office:value-type="string" office:string-value="Bernadette.Ogden@gmail.com">
            <text:p>Bernadette.Ogden@gmail.com</text:p>
          </table:table-cell>
          <table:table-cell office:value-type="string">
            <text:p>huDqVeV55kEA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Sanderson</text:p>
          </table:table-cell>
          <table:table-cell office:value-type="string">
            <text:p>Female</text:p>
          </table:table-cell>
          <table:table-cell office:value-type="string">
            <text:p>05/07/1999</text:p>
          </table:table-cell>
          <table:table-cell table:formula="of:=[.A1694]&amp;&quot;.&quot;&amp;[.B1694]&amp;&quot;@gmail.com&quot;" office:value-type="string" office:string-value="Sally.Sanderson@gmail.com">
            <text:p>Sally.Sanderson@gmail.com</text:p>
          </table:table-cell>
          <table:table-cell office:value-type="string">
            <text:p>dCWwXEcnGv3m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08/02/2010</text:p>
          </table:table-cell>
          <table:table-cell table:formula="of:=[.A1695]&amp;&quot;.&quot;&amp;[.B1695]&amp;&quot;@gmail.com&quot;" office:value-type="string" office:string-value="Samantha.Mills@gmail.com">
            <text:p>Samantha.Mills@gmail.com</text:p>
          </table:table-cell>
          <table:table-cell office:value-type="string">
            <text:p>qs34PHsQbpEk</text:p>
          </table:table-cell>
          <table:table-cell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Hudson</text:p>
          </table:table-cell>
          <table:table-cell office:value-type="string">
            <text:p>Female</text:p>
          </table:table-cell>
          <table:table-cell office:value-type="string">
            <text:p>12/11/1995</text:p>
          </table:table-cell>
          <table:table-cell table:formula="of:=[.A1696]&amp;&quot;.&quot;&amp;[.B1696]&amp;&quot;@gmail.com&quot;" office:value-type="string" office:string-value="Elizabeth.Hudson@gmail.com">
            <text:p>Elizabeth.Hudson@gmail.com</text:p>
          </table:table-cell>
          <table:table-cell office:value-type="string">
            <text:p>bYptFkMzH5pK</text:p>
          </table:table-cell>
          <table:table-cell/>
        </table:table-row>
        <table:table-row table:style-name="ro1">
          <table:table-cell office:value-type="string">
            <text:p>Theresa</text:p>
          </table:table-cell>
          <table:table-cell office:value-type="string">
            <text:p>Alsop</text:p>
          </table:table-cell>
          <table:table-cell office:value-type="string">
            <text:p>Female</text:p>
          </table:table-cell>
          <table:table-cell office:value-type="string">
            <text:p>28/07/1977</text:p>
          </table:table-cell>
          <table:table-cell table:formula="of:=[.A1697]&amp;&quot;.&quot;&amp;[.B1697]&amp;&quot;@gmail.com&quot;" office:value-type="string" office:string-value="Theresa.Alsop@gmail.com">
            <text:p>Theresa.Alsop@gmail.com</text:p>
          </table:table-cell>
          <table:table-cell office:value-type="string">
            <text:p>AkTnKF2zrjDs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10/10/1973</text:p>
          </table:table-cell>
          <table:table-cell table:formula="of:=[.A1698]&amp;&quot;.&quot;&amp;[.B1698]&amp;&quot;@gmail.com&quot;" office:value-type="string" office:string-value="Michelle.Dyer@gmail.com">
            <text:p>Michelle.Dyer@gmail.com</text:p>
          </table:table-cell>
          <table:table-cell office:value-type="string">
            <text:p>7d9DdhqYvENL</text:p>
          </table:table-cell>
          <table:table-cell/>
        </table:table-row>
        <table:table-row table:style-name="ro1">
          <table:table-cell office:value-type="string">
            <text:p>Carolyn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10/02/1978</text:p>
          </table:table-cell>
          <table:table-cell table:formula="of:=[.A1699]&amp;&quot;.&quot;&amp;[.B1699]&amp;&quot;@gmail.com&quot;" office:value-type="string" office:string-value="Carolyn.Hemmings@gmail.com">
            <text:p>Carolyn.Hemmings@gmail.com</text:p>
          </table:table-cell>
          <table:table-cell office:value-type="string">
            <text:p>sWCpzr5Ru3xP</text:p>
          </table:table-cell>
          <table:table-cell/>
        </table:table-row>
        <table:table-row table:style-name="ro1">
          <table:table-cell office:value-type="string">
            <text:p>Carolyn</text:p>
          </table:table-cell>
          <table:table-cell office:value-type="string">
            <text:p>Hill</text:p>
          </table:table-cell>
          <table:table-cell office:value-type="string">
            <text:p>Female</text:p>
          </table:table-cell>
          <table:table-cell office:value-type="string">
            <text:p>16/05/2014</text:p>
          </table:table-cell>
          <table:table-cell table:formula="of:=[.A1700]&amp;&quot;.&quot;&amp;[.B1700]&amp;&quot;@gmail.com&quot;" office:value-type="string" office:string-value="Carolyn.Hill@gmail.com">
            <text:p>Carolyn.Hill@gmail.com</text:p>
          </table:table-cell>
          <table:table-cell office:value-type="string">
            <text:p>4nwAtm44ZYuJ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Hudson</text:p>
          </table:table-cell>
          <table:table-cell office:value-type="string">
            <text:p>Female</text:p>
          </table:table-cell>
          <table:table-cell office:value-type="string">
            <text:p>14/05/2009</text:p>
          </table:table-cell>
          <table:table-cell table:formula="of:=[.A1701]&amp;&quot;.&quot;&amp;[.B1701]&amp;&quot;@gmail.com&quot;" office:value-type="string" office:string-value="Olivia.Hudson@gmail.com">
            <text:p>Olivia.Hudson@gmail.com</text:p>
          </table:table-cell>
          <table:table-cell office:value-type="string">
            <text:p>rcPKjZbMEhPy</text:p>
          </table:table-cell>
          <table:table-cell/>
        </table:table-row>
        <table:table-row table:style-name="ro1">
          <table:table-cell office:value-type="string">
            <text:p>Caroline</text:p>
          </table:table-cell>
          <table:table-cell office:value-type="string">
            <text:p>Bond</text:p>
          </table:table-cell>
          <table:table-cell office:value-type="string">
            <text:p>Female</text:p>
          </table:table-cell>
          <table:table-cell office:value-type="string">
            <text:p>30/07/1986</text:p>
          </table:table-cell>
          <table:table-cell table:formula="of:=[.A1702]&amp;&quot;.&quot;&amp;[.B1702]&amp;&quot;@gmail.com&quot;" office:value-type="string" office:string-value="Caroline.Bond@gmail.com">
            <text:p>Caroline.Bond@gmail.com</text:p>
          </table:table-cell>
          <table:table-cell office:value-type="string">
            <text:p>txwD3dpeUPyC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Black</text:p>
          </table:table-cell>
          <table:table-cell office:value-type="string">
            <text:p>Female</text:p>
          </table:table-cell>
          <table:table-cell office:value-type="string">
            <text:p>08/02/2009</text:p>
          </table:table-cell>
          <table:table-cell table:formula="of:=[.A1703]&amp;&quot;.&quot;&amp;[.B1703]&amp;&quot;@gmail.com&quot;" office:value-type="string" office:string-value="Samantha.Black@gmail.com">
            <text:p>Samantha.Black@gmail.com</text:p>
          </table:table-cell>
          <table:table-cell office:value-type="string">
            <text:p>af49yYBmC3cN</text:p>
          </table:table-cell>
          <table:table-cell/>
        </table:table-row>
        <table:table-row table:style-name="ro1">
          <table:table-cell office:value-type="string">
            <text:p>Emma</text:p>
          </table:table-cell>
          <table:table-cell office:value-type="string">
            <text:p>Lawrence</text:p>
          </table:table-cell>
          <table:table-cell office:value-type="string">
            <text:p>Female</text:p>
          </table:table-cell>
          <table:table-cell office:value-type="string">
            <text:p>31/10/1991</text:p>
          </table:table-cell>
          <table:table-cell table:formula="of:=[.A1704]&amp;&quot;.&quot;&amp;[.B1704]&amp;&quot;@gmail.com&quot;" office:value-type="string" office:string-value="Emma.Lawrence@gmail.com">
            <text:p>Emma.Lawrence@gmail.com</text:p>
          </table:table-cell>
          <table:table-cell office:value-type="string">
            <text:p>MB4eZCxqa8ez</text:p>
          </table:table-cell>
          <table:table-cell/>
        </table:table-row>
        <table:table-row table:style-name="ro1">
          <table:table-cell office:value-type="string">
            <text:p>Yvonne</text:p>
          </table:table-cell>
          <table:table-cell office:value-type="string">
            <text:p>Baker</text:p>
          </table:table-cell>
          <table:table-cell office:value-type="string">
            <text:p>Female</text:p>
          </table:table-cell>
          <table:table-cell office:value-type="string">
            <text:p>27/09/1972</text:p>
          </table:table-cell>
          <table:table-cell table:formula="of:=[.A1705]&amp;&quot;.&quot;&amp;[.B1705]&amp;&quot;@gmail.com&quot;" office:value-type="string" office:string-value="Yvonne.Baker@gmail.com">
            <text:p>Yvonne.Baker@gmail.com</text:p>
          </table:table-cell>
          <table:table-cell office:value-type="string">
            <text:p>D9HNSHPaaL89</text:p>
          </table:table-cell>
          <table:table-cell/>
        </table:table-row>
        <table:table-row table:style-name="ro1">
          <table:table-cell office:value-type="string">
            <text:p>Tracey</text:p>
          </table:table-cell>
          <table:table-cell office:value-type="string">
            <text:p>Alsop</text:p>
          </table:table-cell>
          <table:table-cell office:value-type="string">
            <text:p>Female</text:p>
          </table:table-cell>
          <table:table-cell office:value-type="string">
            <text:p>06/07/1973</text:p>
          </table:table-cell>
          <table:table-cell table:formula="of:=[.A1706]&amp;&quot;.&quot;&amp;[.B1706]&amp;&quot;@gmail.com&quot;" office:value-type="string" office:string-value="Tracey.Alsop@gmail.com">
            <text:p>Tracey.Alsop@gmail.com</text:p>
          </table:table-cell>
          <table:table-cell office:value-type="string">
            <text:p>sqvwgLngKLd5</text:p>
          </table:table-cell>
          <table:table-cell/>
        </table:table-row>
        <table:table-row table:style-name="ro1">
          <table:table-cell office:value-type="string">
            <text:p>Jessica</text:p>
          </table:table-cell>
          <table:table-cell office:value-type="string">
            <text:p>Wilson</text:p>
          </table:table-cell>
          <table:table-cell office:value-type="string">
            <text:p>Female</text:p>
          </table:table-cell>
          <table:table-cell office:value-type="string">
            <text:p>10/10/2016</text:p>
          </table:table-cell>
          <table:table-cell table:formula="of:=[.A1707]&amp;&quot;.&quot;&amp;[.B1707]&amp;&quot;@gmail.com&quot;" office:value-type="string" office:string-value="Jessica.Wilson@gmail.com">
            <text:p>Jessica.Wilson@gmail.com</text:p>
          </table:table-cell>
          <table:table-cell office:value-type="string">
            <text:p>QDfCCP4KUpgs</text:p>
          </table:table-cell>
          <table:table-cell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25/10/1990</text:p>
          </table:table-cell>
          <table:table-cell table:formula="of:=[.A1708]&amp;&quot;.&quot;&amp;[.B1708]&amp;&quot;@gmail.com&quot;" office:value-type="string" office:string-value="Stephanie.Abraham@gmail.com">
            <text:p>Stephanie.Abraham@gmail.com</text:p>
          </table:table-cell>
          <table:table-cell office:value-type="string">
            <text:p>ctfMhDqA4x6u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Miller</text:p>
          </table:table-cell>
          <table:table-cell office:value-type="string">
            <text:p>Female</text:p>
          </table:table-cell>
          <table:table-cell office:value-type="string">
            <text:p>29/09/2015</text:p>
          </table:table-cell>
          <table:table-cell table:formula="of:=[.A1709]&amp;&quot;.&quot;&amp;[.B1709]&amp;&quot;@gmail.com&quot;" office:value-type="string" office:string-value="Irene.Miller@gmail.com">
            <text:p>Irene.Miller@gmail.com</text:p>
          </table:table-cell>
          <table:table-cell office:value-type="string">
            <text:p>e9aHU8CrPEs8</text:p>
          </table:table-cell>
          <table:table-cell/>
        </table:table-row>
        <table:table-row table:style-name="ro1">
          <table:table-cell office:value-type="string">
            <text:p>Andrea</text:p>
          </table:table-cell>
          <table:table-cell office:value-type="string">
            <text:p>Blake</text:p>
          </table:table-cell>
          <table:table-cell office:value-type="string">
            <text:p>Female</text:p>
          </table:table-cell>
          <table:table-cell office:value-type="string">
            <text:p>31/08/1984</text:p>
          </table:table-cell>
          <table:table-cell table:formula="of:=[.A1710]&amp;&quot;.&quot;&amp;[.B1710]&amp;&quot;@gmail.com&quot;" office:value-type="string" office:string-value="Andrea.Blake@gmail.com">
            <text:p>Andrea.Blake@gmail.com</text:p>
          </table:table-cell>
          <table:table-cell office:value-type="string">
            <text:p>8pQnD9kCRu23</text:p>
          </table:table-cell>
          <table:table-cell/>
        </table:table-row>
        <table:table-row table:style-name="ro1">
          <table:table-cell office:value-type="string">
            <text:p>Diana</text:p>
          </table:table-cell>
          <table:table-cell office:value-type="string">
            <text:p>Skinner</text:p>
          </table:table-cell>
          <table:table-cell office:value-type="string">
            <text:p>Female</text:p>
          </table:table-cell>
          <table:table-cell office:value-type="string">
            <text:p>13/06/2013</text:p>
          </table:table-cell>
          <table:table-cell table:formula="of:=[.A1711]&amp;&quot;.&quot;&amp;[.B1711]&amp;&quot;@gmail.com&quot;" office:value-type="string" office:string-value="Diana.Skinner@gmail.com">
            <text:p>Diana.Skinner@gmail.com</text:p>
          </table:table-cell>
          <table:table-cell office:value-type="string">
            <text:p>3ZsntNcDKrYU</text:p>
          </table:table-cell>
          <table:table-cell/>
        </table:table-row>
        <table:table-row table:style-name="ro1">
          <table:table-cell office:value-type="string">
            <text:p>Sarah</text:p>
          </table:table-cell>
          <table:table-cell office:value-type="string">
            <text:p>Bower</text:p>
          </table:table-cell>
          <table:table-cell office:value-type="string">
            <text:p>Female</text:p>
          </table:table-cell>
          <table:table-cell office:value-type="string">
            <text:p>26/01/1998</text:p>
          </table:table-cell>
          <table:table-cell table:formula="of:=[.A1712]&amp;&quot;.&quot;&amp;[.B1712]&amp;&quot;@gmail.com&quot;" office:value-type="string" office:string-value="Sarah.Bower@gmail.com">
            <text:p>Sarah.Bower@gmail.com</text:p>
          </table:table-cell>
          <table:table-cell office:value-type="string">
            <text:p>SNvT9vkdhsMA</text:p>
          </table:table-cell>
          <table:table-cell/>
        </table:table-row>
        <table:table-row table:style-name="ro1">
          <table:table-cell office:value-type="string">
            <text:p>Diane</text:p>
          </table:table-cell>
          <table:table-cell office:value-type="string">
            <text:p>James</text:p>
          </table:table-cell>
          <table:table-cell office:value-type="string">
            <text:p>Female</text:p>
          </table:table-cell>
          <table:table-cell office:value-type="string">
            <text:p>09/05/2000</text:p>
          </table:table-cell>
          <table:table-cell table:formula="of:=[.A1713]&amp;&quot;.&quot;&amp;[.B1713]&amp;&quot;@gmail.com&quot;" office:value-type="string" office:string-value="Diane.James@gmail.com">
            <text:p>Diane.James@gmail.com</text:p>
          </table:table-cell>
          <table:table-cell office:value-type="string">
            <text:p>gAU8ybgzX5Fc</text:p>
          </table:table-cell>
          <table:table-cell/>
        </table:table-row>
        <table:table-row table:style-name="ro1">
          <table:table-cell office:value-type="string">
            <text:p>Maria</text:p>
          </table:table-cell>
          <table:table-cell office:value-type="string">
            <text:p>Chapman</text:p>
          </table:table-cell>
          <table:table-cell office:value-type="string">
            <text:p>Female</text:p>
          </table:table-cell>
          <table:table-cell office:value-type="string">
            <text:p>31/07/1996</text:p>
          </table:table-cell>
          <table:table-cell table:formula="of:=[.A1714]&amp;&quot;.&quot;&amp;[.B1714]&amp;&quot;@gmail.com&quot;" office:value-type="string" office:string-value="Maria.Chapman@gmail.com">
            <text:p>Maria.Chapman@gmail.com</text:p>
          </table:table-cell>
          <table:table-cell office:value-type="string">
            <text:p>468GB2c8FwkL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07/09/1972</text:p>
          </table:table-cell>
          <table:table-cell table:formula="of:=[.A1715]&amp;&quot;.&quot;&amp;[.B1715]&amp;&quot;@gmail.com&quot;" office:value-type="string" office:string-value="Lillian.Henderson@gmail.com">
            <text:p>Lillian.Henderson@gmail.com</text:p>
          </table:table-cell>
          <table:table-cell office:value-type="string">
            <text:p>dtM2tkuZBG4s</text:p>
          </table:table-cell>
          <table:table-cell/>
        </table:table-row>
        <table:table-row table:style-name="ro1">
          <table:table-cell office:value-type="string">
            <text:p>Chloe</text:p>
          </table:table-cell>
          <table:table-cell office:value-type="string">
            <text:p>Walker</text:p>
          </table:table-cell>
          <table:table-cell office:value-type="string">
            <text:p>Female</text:p>
          </table:table-cell>
          <table:table-cell office:value-type="string">
            <text:p>09/04/1988</text:p>
          </table:table-cell>
          <table:table-cell table:formula="of:=[.A1716]&amp;&quot;.&quot;&amp;[.B1716]&amp;&quot;@gmail.com&quot;" office:value-type="string" office:string-value="Chloe.Walker@gmail.com">
            <text:p>Chloe.Walker@gmail.com</text:p>
          </table:table-cell>
          <table:table-cell office:value-type="string">
            <text:p>BDWnRmbJw2Kg</text:p>
          </table:table-cell>
          <table:table-cell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Bond</text:p>
          </table:table-cell>
          <table:table-cell office:value-type="string">
            <text:p>Female</text:p>
          </table:table-cell>
          <table:table-cell office:value-type="string">
            <text:p>07/08/2012</text:p>
          </table:table-cell>
          <table:table-cell table:formula="of:=[.A1717]&amp;&quot;.&quot;&amp;[.B1717]&amp;&quot;@gmail.com&quot;" office:value-type="string" office:string-value="Elizabeth.Bond@gmail.com">
            <text:p>Elizabeth.Bond@gmail.com</text:p>
          </table:table-cell>
          <table:table-cell office:value-type="string">
            <text:p>jk2mp7bbguvz</text:p>
          </table:table-cell>
          <table:table-cell/>
        </table:table-row>
        <table:table-row table:style-name="ro1">
          <table:table-cell office:value-type="string">
            <text:p>Penelope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02/11/1984</text:p>
          </table:table-cell>
          <table:table-cell table:formula="of:=[.A1718]&amp;&quot;.&quot;&amp;[.B1718]&amp;&quot;@gmail.com&quot;" office:value-type="string" office:string-value="Penelope.Harris@gmail.com">
            <text:p>Penelope.Harris@gmail.com</text:p>
          </table:table-cell>
          <table:table-cell office:value-type="string">
            <text:p>h7uDZc7XFfpG</text:p>
          </table:table-cell>
          <table:table-cell/>
        </table:table-row>
        <table:table-row table:style-name="ro1">
          <table:table-cell office:value-type="string">
            <text:p>Rachel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09/08/1997</text:p>
          </table:table-cell>
          <table:table-cell table:formula="of:=[.A1719]&amp;&quot;.&quot;&amp;[.B1719]&amp;&quot;@gmail.com&quot;" office:value-type="string" office:string-value="Rachel.Mills@gmail.com">
            <text:p>Rachel.Mills@gmail.com</text:p>
          </table:table-cell>
          <table:table-cell office:value-type="string">
            <text:p>KHVyQq5eBDUc</text:p>
          </table:table-cell>
          <table:table-cell/>
        </table:table-row>
        <table:table-row table:style-name="ro1">
          <table:table-cell office:value-type="string">
            <text:p>Jan</text:p>
          </table:table-cell>
          <table:table-cell office:value-type="string">
            <text:p>Dowd</text:p>
          </table:table-cell>
          <table:table-cell office:value-type="string">
            <text:p>Female</text:p>
          </table:table-cell>
          <table:table-cell office:value-type="string">
            <text:p>10/10/2015</text:p>
          </table:table-cell>
          <table:table-cell table:formula="of:=[.A1720]&amp;&quot;.&quot;&amp;[.B1720]&amp;&quot;@gmail.com&quot;" office:value-type="string" office:string-value="Jan.Dowd@gmail.com">
            <text:p>Jan.Dowd@gmail.com</text:p>
          </table:table-cell>
          <table:table-cell office:value-type="string">
            <text:p>XPAaXy78R2J7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18/07/1974</text:p>
          </table:table-cell>
          <table:table-cell table:formula="of:=[.A1721]&amp;&quot;.&quot;&amp;[.B1721]&amp;&quot;@gmail.com&quot;" office:value-type="string" office:string-value="Hannah.Simpson@gmail.com">
            <text:p>Hannah.Simpson@gmail.com</text:p>
          </table:table-cell>
          <table:table-cell office:value-type="string">
            <text:p>Zc5QW8KwL4tu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MacLeod</text:p>
          </table:table-cell>
          <table:table-cell office:value-type="string">
            <text:p>Female</text:p>
          </table:table-cell>
          <table:table-cell office:value-type="string">
            <text:p>02/01/1973</text:p>
          </table:table-cell>
          <table:table-cell table:formula="of:=[.A1722]&amp;&quot;.&quot;&amp;[.B1722]&amp;&quot;@gmail.com&quot;" office:value-type="string" office:string-value="Claire.MacLeod@gmail.com">
            <text:p>Claire.MacLeod@gmail.com</text:p>
          </table:table-cell>
          <table:table-cell office:value-type="string">
            <text:p>p2WJ2Lzgdm7m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MacLeod</text:p>
          </table:table-cell>
          <table:table-cell office:value-type="string">
            <text:p>Female</text:p>
          </table:table-cell>
          <table:table-cell office:value-type="string">
            <text:p>08/11/1981</text:p>
          </table:table-cell>
          <table:table-cell table:formula="of:=[.A1723]&amp;&quot;.&quot;&amp;[.B1723]&amp;&quot;@gmail.com&quot;" office:value-type="string" office:string-value="Hannah.MacLeod@gmail.com">
            <text:p>Hannah.MacLeod@gmail.com</text:p>
          </table:table-cell>
          <table:table-cell office:value-type="string">
            <text:p>RFJj5ng7WZNa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Nash</text:p>
          </table:table-cell>
          <table:table-cell office:value-type="string">
            <text:p>Female</text:p>
          </table:table-cell>
          <table:table-cell office:value-type="string">
            <text:p>28/03/1999</text:p>
          </table:table-cell>
          <table:table-cell table:formula="of:=[.A1724]&amp;&quot;.&quot;&amp;[.B1724]&amp;&quot;@gmail.com&quot;" office:value-type="string" office:string-value="Sophie.Nash@gmail.com">
            <text:p>Sophie.Nash@gmail.com</text:p>
          </table:table-cell>
          <table:table-cell office:value-type="string">
            <text:p>s4sCYTYXjG2q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28/02/2010</text:p>
          </table:table-cell>
          <table:table-cell table:formula="of:=[.A1725]&amp;&quot;.&quot;&amp;[.B1725]&amp;&quot;@gmail.com&quot;" office:value-type="string" office:string-value="Abigail.Abraham@gmail.com">
            <text:p>Abigail.Abraham@gmail.com</text:p>
          </table:table-cell>
          <table:table-cell office:value-type="string">
            <text:p>QgVfRYLqUTH8</text:p>
          </table:table-cell>
          <table:table-cell/>
        </table:table-row>
        <table:table-row table:style-name="ro1">
          <table:table-cell office:value-type="string">
            <text:p>Audrey</text:p>
          </table:table-cell>
          <table:table-cell office:value-type="string">
            <text:p>Stewart</text:p>
          </table:table-cell>
          <table:table-cell office:value-type="string">
            <text:p>Female</text:p>
          </table:table-cell>
          <table:table-cell office:value-type="string">
            <text:p>05/02/2009</text:p>
          </table:table-cell>
          <table:table-cell table:formula="of:=[.A1726]&amp;&quot;.&quot;&amp;[.B1726]&amp;&quot;@gmail.com&quot;" office:value-type="string" office:string-value="Audrey.Stewart@gmail.com">
            <text:p>Audrey.Stewart@gmail.com</text:p>
          </table:table-cell>
          <table:table-cell office:value-type="string">
            <text:p>fRKY97YAMADy</text:p>
          </table:table-cell>
          <table:table-cell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MacDonald</text:p>
          </table:table-cell>
          <table:table-cell office:value-type="string">
            <text:p>Female</text:p>
          </table:table-cell>
          <table:table-cell office:value-type="string">
            <text:p>20/10/1984</text:p>
          </table:table-cell>
          <table:table-cell table:formula="of:=[.A1727]&amp;&quot;.&quot;&amp;[.B1727]&amp;&quot;@gmail.com&quot;" office:value-type="string" office:string-value="Stephanie.MacDonald@gmail.com">
            <text:p>Stephanie.MacDonald@gmail.com</text:p>
          </table:table-cell>
          <table:table-cell office:value-type="string">
            <text:p>n3EXp4gjkJLY</text:p>
          </table:table-cell>
          <table:table-cell/>
        </table:table-row>
        <table:table-row table:style-name="ro1">
          <table:table-cell office:value-type="string">
            <text:p>Megan</text:p>
          </table:table-cell>
          <table:table-cell office:value-type="string">
            <text:p>McGrath</text:p>
          </table:table-cell>
          <table:table-cell office:value-type="string">
            <text:p>Female</text:p>
          </table:table-cell>
          <table:table-cell office:value-type="string">
            <text:p>11/04/2012</text:p>
          </table:table-cell>
          <table:table-cell table:formula="of:=[.A1728]&amp;&quot;.&quot;&amp;[.B1728]&amp;&quot;@gmail.com&quot;" office:value-type="string" office:string-value="Megan.McGrath@gmail.com">
            <text:p>Megan.McGrath@gmail.com</text:p>
          </table:table-cell>
          <table:table-cell office:value-type="string">
            <text:p>MExNHbpLLWqg</text:p>
          </table:table-cell>
          <table:table-cell/>
        </table:table-row>
        <table:table-row table:style-name="ro1">
          <table:table-cell office:value-type="string">
            <text:p>Chloe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21/08/1987</text:p>
          </table:table-cell>
          <table:table-cell table:formula="of:=[.A1729]&amp;&quot;.&quot;&amp;[.B1729]&amp;&quot;@gmail.com&quot;" office:value-type="string" office:string-value="Chloe.Gill@gmail.com">
            <text:p>Chloe.Gill@gmail.com</text:p>
          </table:table-cell>
          <table:table-cell office:value-type="string">
            <text:p>b272PrSu2SF2</text:p>
          </table:table-cell>
          <table:table-cell/>
        </table:table-row>
        <table:table-row table:style-name="ro1">
          <table:table-cell office:value-type="string">
            <text:p>Wendy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20/05/2006</text:p>
          </table:table-cell>
          <table:table-cell table:formula="of:=[.A1730]&amp;&quot;.&quot;&amp;[.B1730]&amp;&quot;@gmail.com&quot;" office:value-type="string" office:string-value="Wendy.Robertson@gmail.com">
            <text:p>Wendy.Robertson@gmail.com</text:p>
          </table:table-cell>
          <table:table-cell office:value-type="string">
            <text:p>GfpNa7HErUfd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18/06/2007</text:p>
          </table:table-cell>
          <table:table-cell table:formula="of:=[.A1731]&amp;&quot;.&quot;&amp;[.B1731]&amp;&quot;@gmail.com&quot;" office:value-type="string" office:string-value="Michelle.Roberts@gmail.com">
            <text:p>Michelle.Roberts@gmail.com</text:p>
          </table:table-cell>
          <table:table-cell office:value-type="string">
            <text:p>j22BV3mAYrA3</text:p>
          </table:table-cell>
          <table:table-cell/>
        </table:table-row>
        <table:table-row table:style-name="ro1">
          <table:table-cell office:value-type="string">
            <text:p>Jessica</text:p>
          </table:table-cell>
          <table:table-cell office:value-type="string">
            <text:p>Parsons</text:p>
          </table:table-cell>
          <table:table-cell office:value-type="string">
            <text:p>Female</text:p>
          </table:table-cell>
          <table:table-cell office:value-type="string">
            <text:p>18/06/2011</text:p>
          </table:table-cell>
          <table:table-cell table:formula="of:=[.A1732]&amp;&quot;.&quot;&amp;[.B1732]&amp;&quot;@gmail.com&quot;" office:value-type="string" office:string-value="Jessica.Parsons@gmail.com">
            <text:p>Jessica.Parsons@gmail.com</text:p>
          </table:table-cell>
          <table:table-cell office:value-type="string">
            <text:p>JzeBzuZK6s74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03/09/1977</text:p>
          </table:table-cell>
          <table:table-cell table:formula="of:=[.A1733]&amp;&quot;.&quot;&amp;[.B1733]&amp;&quot;@gmail.com&quot;" office:value-type="string" office:string-value="Irene.Walsh@gmail.com">
            <text:p>Irene.Walsh@gmail.com</text:p>
          </table:table-cell>
          <table:table-cell office:value-type="string">
            <text:p>n2agQVa5awLb</text:p>
          </table:table-cell>
          <table:table-cell/>
        </table:table-row>
        <table:table-row table:style-name="ro1">
          <table:table-cell office:value-type="string">
            <text:p>Dorothy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07/01/2008</text:p>
          </table:table-cell>
          <table:table-cell table:formula="of:=[.A1734]&amp;&quot;.&quot;&amp;[.B1734]&amp;&quot;@gmail.com&quot;" office:value-type="string" office:string-value="Dorothy.Young@gmail.com">
            <text:p>Dorothy.Young@gmail.com</text:p>
          </table:table-cell>
          <table:table-cell office:value-type="string">
            <text:p>2X2sNsAa8JS7</text:p>
          </table:table-cell>
          <table:table-cell/>
        </table:table-row>
        <table:table-row table:style-name="ro1">
          <table:table-cell office:value-type="string">
            <text:p>Anne</text:p>
          </table:table-cell>
          <table:table-cell office:value-type="string">
            <text:p>MacDonald</text:p>
          </table:table-cell>
          <table:table-cell office:value-type="string">
            <text:p>Female</text:p>
          </table:table-cell>
          <table:table-cell office:value-type="string">
            <text:p>01/02/1997</text:p>
          </table:table-cell>
          <table:table-cell table:formula="of:=[.A1735]&amp;&quot;.&quot;&amp;[.B1735]&amp;&quot;@gmail.com&quot;" office:value-type="string" office:string-value="Anne.MacDonald@gmail.com">
            <text:p>Anne.MacDonald@gmail.com</text:p>
          </table:table-cell>
          <table:table-cell office:value-type="string">
            <text:p>P9nFhBvv7apj</text:p>
          </table:table-cell>
          <table:table-cell/>
        </table:table-row>
        <table:table-row table:style-name="ro1">
          <table:table-cell office:value-type="string">
            <text:p>Lisa</text:p>
          </table:table-cell>
          <table:table-cell office:value-type="string">
            <text:p>Bower</text:p>
          </table:table-cell>
          <table:table-cell office:value-type="string">
            <text:p>Female</text:p>
          </table:table-cell>
          <table:table-cell office:value-type="string">
            <text:p>11/11/1989</text:p>
          </table:table-cell>
          <table:table-cell table:formula="of:=[.A1736]&amp;&quot;.&quot;&amp;[.B1736]&amp;&quot;@gmail.com&quot;" office:value-type="string" office:string-value="Lisa.Bower@gmail.com">
            <text:p>Lisa.Bower@gmail.com</text:p>
          </table:table-cell>
          <table:table-cell office:value-type="string">
            <text:p>xRg8kxLpmvwJ</text:p>
          </table:table-cell>
          <table:table-cell/>
        </table:table-row>
        <table:table-row table:style-name="ro1">
          <table:table-cell office:value-type="string">
            <text:p>Heather</text:p>
          </table:table-cell>
          <table:table-cell office:value-type="string">
            <text:p>Sharp</text:p>
          </table:table-cell>
          <table:table-cell office:value-type="string">
            <text:p>Female</text:p>
          </table:table-cell>
          <table:table-cell office:value-type="string">
            <text:p>11/10/2011</text:p>
          </table:table-cell>
          <table:table-cell table:formula="of:=[.A1737]&amp;&quot;.&quot;&amp;[.B1737]&amp;&quot;@gmail.com&quot;" office:value-type="string" office:string-value="Heather.Sharp@gmail.com">
            <text:p>Heather.Sharp@gmail.com</text:p>
          </table:table-cell>
          <table:table-cell office:value-type="string">
            <text:p>SPdVk7PYnxez</text:p>
          </table:table-cell>
          <table:table-cell/>
        </table:table-row>
        <table:table-row table:style-name="ro1">
          <table:table-cell office:value-type="string">
            <text:p>Molly</text:p>
          </table:table-cell>
          <table:table-cell office:value-type="string">
            <text:p>Paterson</text:p>
          </table:table-cell>
          <table:table-cell office:value-type="string">
            <text:p>Female</text:p>
          </table:table-cell>
          <table:table-cell office:value-type="string">
            <text:p>30/06/1981</text:p>
          </table:table-cell>
          <table:table-cell table:formula="of:=[.A1738]&amp;&quot;.&quot;&amp;[.B1738]&amp;&quot;@gmail.com&quot;" office:value-type="string" office:string-value="Molly.Paterson@gmail.com">
            <text:p>Molly.Paterson@gmail.com</text:p>
          </table:table-cell>
          <table:table-cell office:value-type="string">
            <text:p>aJYERsF77LGV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01/06/2014</text:p>
          </table:table-cell>
          <table:table-cell table:formula="of:=[.A1739]&amp;&quot;.&quot;&amp;[.B1739]&amp;&quot;@gmail.com&quot;" office:value-type="string" office:string-value="Samantha.Hemmings@gmail.com">
            <text:p>Samantha.Hemmings@gmail.com</text:p>
          </table:table-cell>
          <table:table-cell office:value-type="string">
            <text:p>uqpp9btnrNPU</text:p>
          </table:table-cell>
          <table:table-cell/>
        </table:table-row>
        <table:table-row table:style-name="ro1">
          <table:table-cell office:value-type="string">
            <text:p>Sonia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13/03/1997</text:p>
          </table:table-cell>
          <table:table-cell table:formula="of:=[.A1740]&amp;&quot;.&quot;&amp;[.B1740]&amp;&quot;@gmail.com&quot;" office:value-type="string" office:string-value="Sonia.Quinn@gmail.com">
            <text:p>Sonia.Quinn@gmail.com</text:p>
          </table:table-cell>
          <table:table-cell office:value-type="string">
            <text:p>yJAFb2UKpzdR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15/11/2008</text:p>
          </table:table-cell>
          <table:table-cell table:formula="of:=[.A1741]&amp;&quot;.&quot;&amp;[.B1741]&amp;&quot;@gmail.com&quot;" office:value-type="string" office:string-value="Amelia.Brown@gmail.com">
            <text:p>Amelia.Brown@gmail.com</text:p>
          </table:table-cell>
          <table:table-cell office:value-type="string">
            <text:p>Sy4ppVnQyTQ4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24/11/2006</text:p>
          </table:table-cell>
          <table:table-cell table:formula="of:=[.A1742]&amp;&quot;.&quot;&amp;[.B1742]&amp;&quot;@gmail.com&quot;" office:value-type="string" office:string-value="Virginia.Rees@gmail.com">
            <text:p>Virginia.Rees@gmail.com</text:p>
          </table:table-cell>
          <table:table-cell office:value-type="string">
            <text:p>vXvrsPA8AFmy</text:p>
          </table:table-cell>
          <table:table-cell/>
        </table:table-row>
        <table:table-row table:style-name="ro1">
          <table:table-cell office:value-type="string">
            <text:p>Jessica</text:p>
          </table:table-cell>
          <table:table-cell office:value-type="string">
            <text:p>Miller</text:p>
          </table:table-cell>
          <table:table-cell office:value-type="string">
            <text:p>Female</text:p>
          </table:table-cell>
          <table:table-cell office:value-type="string">
            <text:p>22/01/1977</text:p>
          </table:table-cell>
          <table:table-cell table:formula="of:=[.A1743]&amp;&quot;.&quot;&amp;[.B1743]&amp;&quot;@gmail.com&quot;" office:value-type="string" office:string-value="Jessica.Miller@gmail.com">
            <text:p>Jessica.Miller@gmail.com</text:p>
          </table:table-cell>
          <table:table-cell office:value-type="string">
            <text:p>HDFyBBUQZg2M</text:p>
          </table:table-cell>
          <table:table-cell/>
        </table:table-row>
        <table:table-row table:style-name="ro1">
          <table:table-cell office:value-type="string">
            <text:p>Alexandra</text:p>
          </table:table-cell>
          <table:table-cell office:value-type="string">
            <text:p>Clark</text:p>
          </table:table-cell>
          <table:table-cell office:value-type="string">
            <text:p>Female</text:p>
          </table:table-cell>
          <table:table-cell office:value-type="string">
            <text:p>02/01/2007</text:p>
          </table:table-cell>
          <table:table-cell table:formula="of:=[.A1744]&amp;&quot;.&quot;&amp;[.B1744]&amp;&quot;@gmail.com&quot;" office:value-type="string" office:string-value="Alexandra.Clark@gmail.com">
            <text:p>Alexandra.Clark@gmail.com</text:p>
          </table:table-cell>
          <table:table-cell office:value-type="string">
            <text:p>aB4k2AVFppJG</text:p>
          </table:table-cell>
          <table:table-cell/>
        </table:table-row>
        <table:table-row table:style-name="ro1">
          <table:table-cell office:value-type="string">
            <text:p>Tracey</text:p>
          </table:table-cell>
          <table:table-cell office:value-type="string">
            <text:p>Robertson</text:p>
          </table:table-cell>
          <table:table-cell office:value-type="string">
            <text:p>Female</text:p>
          </table:table-cell>
          <table:table-cell office:value-type="string">
            <text:p>15/11/1978</text:p>
          </table:table-cell>
          <table:table-cell table:formula="of:=[.A1745]&amp;&quot;.&quot;&amp;[.B1745]&amp;&quot;@gmail.com&quot;" office:value-type="string" office:string-value="Tracey.Robertson@gmail.com">
            <text:p>Tracey.Robertson@gmail.com</text:p>
          </table:table-cell>
          <table:table-cell office:value-type="string">
            <text:p>sdaAGt9mktCZ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Arnold</text:p>
          </table:table-cell>
          <table:table-cell office:value-type="string">
            <text:p>Female</text:p>
          </table:table-cell>
          <table:table-cell office:value-type="string">
            <text:p>26/11/2012</text:p>
          </table:table-cell>
          <table:table-cell table:formula="of:=[.A1746]&amp;&quot;.&quot;&amp;[.B1746]&amp;&quot;@gmail.com&quot;" office:value-type="string" office:string-value="Ava.Arnold@gmail.com">
            <text:p>Ava.Arnold@gmail.com</text:p>
          </table:table-cell>
          <table:table-cell office:value-type="string">
            <text:p>uCSD8wEVMJNP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Marshall</text:p>
          </table:table-cell>
          <table:table-cell office:value-type="string">
            <text:p>Female</text:p>
          </table:table-cell>
          <table:table-cell office:value-type="string">
            <text:p>11/05/1985</text:p>
          </table:table-cell>
          <table:table-cell table:formula="of:=[.A1747]&amp;&quot;.&quot;&amp;[.B1747]&amp;&quot;@gmail.com&quot;" office:value-type="string" office:string-value="Mary.Marshall@gmail.com">
            <text:p>Mary.Marshall@gmail.com</text:p>
          </table:table-cell>
          <table:table-cell office:value-type="string">
            <text:p>Fq8qxD2xR4qT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Baker</text:p>
          </table:table-cell>
          <table:table-cell office:value-type="string">
            <text:p>Female</text:p>
          </table:table-cell>
          <table:table-cell office:value-type="string">
            <text:p>21/04/2016</text:p>
          </table:table-cell>
          <table:table-cell table:formula="of:=[.A1748]&amp;&quot;.&quot;&amp;[.B1748]&amp;&quot;@gmail.com&quot;" office:value-type="string" office:string-value="Kylie.Baker@gmail.com">
            <text:p>Kylie.Baker@gmail.com</text:p>
          </table:table-cell>
          <table:table-cell office:value-type="string">
            <text:p>A9MCrnxMQyux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20/10/1996</text:p>
          </table:table-cell>
          <table:table-cell table:formula="of:=[.A1749]&amp;&quot;.&quot;&amp;[.B1749]&amp;&quot;@gmail.com&quot;" office:value-type="string" office:string-value="Olivia.Brown@gmail.com">
            <text:p>Olivia.Brown@gmail.com</text:p>
          </table:table-cell>
          <table:table-cell office:value-type="string">
            <text:p>FLesmzrzmsdc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Peters</text:p>
          </table:table-cell>
          <table:table-cell office:value-type="string">
            <text:p>Female</text:p>
          </table:table-cell>
          <table:table-cell office:value-type="string">
            <text:p>19/11/1976</text:p>
          </table:table-cell>
          <table:table-cell table:formula="of:=[.A1750]&amp;&quot;.&quot;&amp;[.B1750]&amp;&quot;@gmail.com&quot;" office:value-type="string" office:string-value="Ava.Peters@gmail.com">
            <text:p>Ava.Peters@gmail.com</text:p>
          </table:table-cell>
          <table:table-cell office:value-type="string">
            <text:p>RLpa8eXYcsnP</text:p>
          </table:table-cell>
          <table:table-cell/>
        </table:table-row>
        <table:table-row table:style-name="ro1">
          <table:table-cell office:value-type="string">
            <text:p>Jan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17/11/1997</text:p>
          </table:table-cell>
          <table:table-cell table:formula="of:=[.A1751]&amp;&quot;.&quot;&amp;[.B1751]&amp;&quot;@gmail.com&quot;" office:value-type="string" office:string-value="Jan.Young@gmail.com">
            <text:p>Jan.Young@gmail.com</text:p>
          </table:table-cell>
          <table:table-cell office:value-type="string">
            <text:p>Eyg8BwaVyqEq</text:p>
          </table:table-cell>
          <table:table-cell/>
        </table:table-row>
        <table:table-row table:style-name="ro1">
          <table:table-cell office:value-type="string">
            <text:p>Victoria</text:p>
          </table:table-cell>
          <table:table-cell office:value-type="string">
            <text:p>Rampling</text:p>
          </table:table-cell>
          <table:table-cell office:value-type="string">
            <text:p>Female</text:p>
          </table:table-cell>
          <table:table-cell office:value-type="string">
            <text:p>14/06/1996</text:p>
          </table:table-cell>
          <table:table-cell table:formula="of:=[.A1752]&amp;&quot;.&quot;&amp;[.B1752]&amp;&quot;@gmail.com&quot;" office:value-type="string" office:string-value="Victoria.Rampling@gmail.com">
            <text:p>Victoria.Rampling@gmail.com</text:p>
          </table:table-cell>
          <table:table-cell office:value-type="string">
            <text:p>mmrR3DA9Jfye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Berry</text:p>
          </table:table-cell>
          <table:table-cell office:value-type="string">
            <text:p>Female</text:p>
          </table:table-cell>
          <table:table-cell office:value-type="string">
            <text:p>24/08/2008</text:p>
          </table:table-cell>
          <table:table-cell table:formula="of:=[.A1753]&amp;&quot;.&quot;&amp;[.B1753]&amp;&quot;@gmail.com&quot;" office:value-type="string" office:string-value="Abigail.Berry@gmail.com">
            <text:p>Abigail.Berry@gmail.com</text:p>
          </table:table-cell>
          <table:table-cell office:value-type="string">
            <text:p>FhpkabAKjc3u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Sutherland</text:p>
          </table:table-cell>
          <table:table-cell office:value-type="string">
            <text:p>Female</text:p>
          </table:table-cell>
          <table:table-cell office:value-type="string">
            <text:p>08/05/1990</text:p>
          </table:table-cell>
          <table:table-cell table:formula="of:=[.A1754]&amp;&quot;.&quot;&amp;[.B1754]&amp;&quot;@gmail.com&quot;" office:value-type="string" office:string-value="Bernadette.Sutherland@gmail.com">
            <text:p>Bernadette.Sutherland@gmail.com</text:p>
          </table:table-cell>
          <table:table-cell office:value-type="string">
            <text:p>gC3PupGc2smT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Sanderson</text:p>
          </table:table-cell>
          <table:table-cell office:value-type="string">
            <text:p>Female</text:p>
          </table:table-cell>
          <table:table-cell office:value-type="string">
            <text:p>10/10/1972</text:p>
          </table:table-cell>
          <table:table-cell table:formula="of:=[.A1755]&amp;&quot;.&quot;&amp;[.B1755]&amp;&quot;@gmail.com&quot;" office:value-type="string" office:string-value="Ruth.Sanderson@gmail.com">
            <text:p>Ruth.Sanderson@gmail.com</text:p>
          </table:table-cell>
          <table:table-cell office:value-type="string">
            <text:p>bwRZ9TR4yBpm</text:p>
          </table:table-cell>
          <table:table-cell/>
        </table:table-row>
        <table:table-row table:style-name="ro1">
          <table:table-cell office:value-type="string">
            <text:p>Diana</text:p>
          </table:table-cell>
          <table:table-cell office:value-type="string">
            <text:p>Poole</text:p>
          </table:table-cell>
          <table:table-cell office:value-type="string">
            <text:p>Female</text:p>
          </table:table-cell>
          <table:table-cell office:value-type="string">
            <text:p>20/04/2007</text:p>
          </table:table-cell>
          <table:table-cell table:formula="of:=[.A1756]&amp;&quot;.&quot;&amp;[.B1756]&amp;&quot;@gmail.com&quot;" office:value-type="string" office:string-value="Diana.Poole@gmail.com">
            <text:p>Diana.Poole@gmail.com</text:p>
          </table:table-cell>
          <table:table-cell office:value-type="string">
            <text:p>9HBXp6jZ8AZu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Watson</text:p>
          </table:table-cell>
          <table:table-cell office:value-type="string">
            <text:p>Female</text:p>
          </table:table-cell>
          <table:table-cell office:value-type="string">
            <text:p>16/09/1974</text:p>
          </table:table-cell>
          <table:table-cell table:formula="of:=[.A1757]&amp;&quot;.&quot;&amp;[.B1757]&amp;&quot;@gmail.com&quot;" office:value-type="string" office:string-value="Hannah.Watson@gmail.com">
            <text:p>Hannah.Watson@gmail.com</text:p>
          </table:table-cell>
          <table:table-cell office:value-type="string">
            <text:p>LHhwzhGYHutc</text:p>
          </table:table-cell>
          <table:table-cell/>
        </table:table-row>
        <table:table-row table:style-name="ro1">
          <table:table-cell office:value-type="string">
            <text:p>Dorothy</text:p>
          </table:table-cell>
          <table:table-cell office:value-type="string">
            <text:p>Alsop</text:p>
          </table:table-cell>
          <table:table-cell office:value-type="string">
            <text:p>Female</text:p>
          </table:table-cell>
          <table:table-cell office:value-type="string">
            <text:p>14/09/2006</text:p>
          </table:table-cell>
          <table:table-cell table:formula="of:=[.A1758]&amp;&quot;.&quot;&amp;[.B1758]&amp;&quot;@gmail.com&quot;" office:value-type="string" office:string-value="Dorothy.Alsop@gmail.com">
            <text:p>Dorothy.Alsop@gmail.com</text:p>
          </table:table-cell>
          <table:table-cell office:value-type="string">
            <text:p>EmmVNb9DpE9c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15/09/1992</text:p>
          </table:table-cell>
          <table:table-cell table:formula="of:=[.A1759]&amp;&quot;.&quot;&amp;[.B1759]&amp;&quot;@gmail.com&quot;" office:value-type="string" office:string-value="Deirdre.Greene@gmail.com">
            <text:p>Deirdre.Greene@gmail.com</text:p>
          </table:table-cell>
          <table:table-cell office:value-type="string">
            <text:p>9K4srSx7erVV</text:p>
          </table:table-cell>
          <table:table-cell/>
        </table:table-row>
        <table:table-row table:style-name="ro1">
          <table:table-cell office:value-type="string">
            <text:p>Maria</text:p>
          </table:table-cell>
          <table:table-cell office:value-type="string">
            <text:p>Bond</text:p>
          </table:table-cell>
          <table:table-cell office:value-type="string">
            <text:p>Female</text:p>
          </table:table-cell>
          <table:table-cell office:value-type="string">
            <text:p>09/10/1997</text:p>
          </table:table-cell>
          <table:table-cell table:formula="of:=[.A1760]&amp;&quot;.&quot;&amp;[.B1760]&amp;&quot;@gmail.com&quot;" office:value-type="string" office:string-value="Maria.Bond@gmail.com">
            <text:p>Maria.Bond@gmail.com</text:p>
          </table:table-cell>
          <table:table-cell office:value-type="string">
            <text:p>apberRqM7zv5</text:p>
          </table:table-cell>
          <table:table-cell/>
        </table:table-row>
        <table:table-row table:style-name="ro1">
          <table:table-cell office:value-type="string">
            <text:p>Dorothy</text:p>
          </table:table-cell>
          <table:table-cell office:value-type="string">
            <text:p>Scott</text:p>
          </table:table-cell>
          <table:table-cell office:value-type="string">
            <text:p>Female</text:p>
          </table:table-cell>
          <table:table-cell office:value-type="string">
            <text:p>24/05/2016</text:p>
          </table:table-cell>
          <table:table-cell table:formula="of:=[.A1761]&amp;&quot;.&quot;&amp;[.B1761]&amp;&quot;@gmail.com&quot;" office:value-type="string" office:string-value="Dorothy.Scott@gmail.com">
            <text:p>Dorothy.Scott@gmail.com</text:p>
          </table:table-cell>
          <table:table-cell office:value-type="string">
            <text:p>RS9vFaKdtzED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Mackenzie</text:p>
          </table:table-cell>
          <table:table-cell office:value-type="string">
            <text:p>Female</text:p>
          </table:table-cell>
          <table:table-cell office:value-type="string">
            <text:p>26/01/1977</text:p>
          </table:table-cell>
          <table:table-cell table:formula="of:=[.A1762]&amp;&quot;.&quot;&amp;[.B1762]&amp;&quot;@gmail.com&quot;" office:value-type="string" office:string-value="Sophie.Mackenzie@gmail.com">
            <text:p>Sophie.Mackenzie@gmail.com</text:p>
          </table:table-cell>
          <table:table-cell office:value-type="string">
            <text:p>A2EjDp5RkuAV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Stewart</text:p>
          </table:table-cell>
          <table:table-cell office:value-type="string">
            <text:p>Female</text:p>
          </table:table-cell>
          <table:table-cell office:value-type="string">
            <text:p>02/05/2015</text:p>
          </table:table-cell>
          <table:table-cell table:formula="of:=[.A1763]&amp;&quot;.&quot;&amp;[.B1763]&amp;&quot;@gmail.com&quot;" office:value-type="string" office:string-value="Ava.Stewart@gmail.com">
            <text:p>Ava.Stewart@gmail.com</text:p>
          </table:table-cell>
          <table:table-cell office:value-type="string">
            <text:p>NVsrSAh6GAyh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22/10/1994</text:p>
          </table:table-cell>
          <table:table-cell table:formula="of:=[.A1764]&amp;&quot;.&quot;&amp;[.B1764]&amp;&quot;@gmail.com&quot;" office:value-type="string" office:string-value="Samantha.Buckland@gmail.com">
            <text:p>Samantha.Buckland@gmail.com</text:p>
          </table:table-cell>
          <table:table-cell office:value-type="string">
            <text:p>RcRWTfTQxvzh</text:p>
          </table:table-cell>
          <table:table-cell/>
        </table:table-row>
        <table:table-row table:style-name="ro1">
          <table:table-cell office:value-type="string">
            <text:p>Diana</text:p>
          </table:table-cell>
          <table:table-cell office:value-type="string">
            <text:p>Wallace</text:p>
          </table:table-cell>
          <table:table-cell office:value-type="string">
            <text:p>Female</text:p>
          </table:table-cell>
          <table:table-cell office:value-type="string">
            <text:p>19/03/2006</text:p>
          </table:table-cell>
          <table:table-cell table:formula="of:=[.A1765]&amp;&quot;.&quot;&amp;[.B1765]&amp;&quot;@gmail.com&quot;" office:value-type="string" office:string-value="Diana.Wallace@gmail.com">
            <text:p>Diana.Wallace@gmail.com</text:p>
          </table:table-cell>
          <table:table-cell office:value-type="string">
            <text:p>sWLq2vqdBuSg</text:p>
          </table:table-cell>
          <table:table-cell/>
        </table:table-row>
        <table:table-row table:style-name="ro1">
          <table:table-cell office:value-type="string">
            <text:p>Anne</text:p>
          </table:table-cell>
          <table:table-cell office:value-type="string">
            <text:p>Butler</text:p>
          </table:table-cell>
          <table:table-cell office:value-type="string">
            <text:p>Female</text:p>
          </table:table-cell>
          <table:table-cell office:value-type="string">
            <text:p>24/01/2000</text:p>
          </table:table-cell>
          <table:table-cell table:formula="of:=[.A1766]&amp;&quot;.&quot;&amp;[.B1766]&amp;&quot;@gmail.com&quot;" office:value-type="string" office:string-value="Anne.Butler@gmail.com">
            <text:p>Anne.Butler@gmail.com</text:p>
          </table:table-cell>
          <table:table-cell office:value-type="string">
            <text:p>WSpnDjDA4VAK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Hill</text:p>
          </table:table-cell>
          <table:table-cell office:value-type="string">
            <text:p>Female</text:p>
          </table:table-cell>
          <table:table-cell office:value-type="string">
            <text:p>04/04/1979</text:p>
          </table:table-cell>
          <table:table-cell table:formula="of:=[.A1767]&amp;&quot;.&quot;&amp;[.B1767]&amp;&quot;@gmail.com&quot;" office:value-type="string" office:string-value="Hannah.Hill@gmail.com">
            <text:p>Hannah.Hill@gmail.com</text:p>
          </table:table-cell>
          <table:table-cell office:value-type="string">
            <text:p>AFWYJn3qh7Fx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Parsons</text:p>
          </table:table-cell>
          <table:table-cell office:value-type="string">
            <text:p>Female</text:p>
          </table:table-cell>
          <table:table-cell office:value-type="string">
            <text:p>21/12/1997</text:p>
          </table:table-cell>
          <table:table-cell table:formula="of:=[.A1768]&amp;&quot;.&quot;&amp;[.B1768]&amp;&quot;@gmail.com&quot;" office:value-type="string" office:string-value="Mary.Parsons@gmail.com">
            <text:p>Mary.Parsons@gmail.com</text:p>
          </table:table-cell>
          <table:table-cell office:value-type="string">
            <text:p>6K9QyCQdEHhY</text:p>
          </table:table-cell>
          <table:table-cell/>
        </table:table-row>
        <table:table-row table:style-name="ro1">
          <table:table-cell office:value-type="string">
            <text:p>Kimberly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09/08/1987</text:p>
          </table:table-cell>
          <table:table-cell table:formula="of:=[.A1769]&amp;&quot;.&quot;&amp;[.B1769]&amp;&quot;@gmail.com&quot;" office:value-type="string" office:string-value="Kimberly.Johnston@gmail.com">
            <text:p>Kimberly.Johnston@gmail.com</text:p>
          </table:table-cell>
          <table:table-cell office:value-type="string">
            <text:p>tSyVUQQ8urYM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MacDonald</text:p>
          </table:table-cell>
          <table:table-cell office:value-type="string">
            <text:p>Female</text:p>
          </table:table-cell>
          <table:table-cell office:value-type="string">
            <text:p>11/03/1985</text:p>
          </table:table-cell>
          <table:table-cell table:formula="of:=[.A1770]&amp;&quot;.&quot;&amp;[.B1770]&amp;&quot;@gmail.com&quot;" office:value-type="string" office:string-value="Leah.MacDonald@gmail.com">
            <text:p>Leah.MacDonald@gmail.com</text:p>
          </table:table-cell>
          <table:table-cell office:value-type="string">
            <text:p>eyN4NhjA8gPw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Parsons</text:p>
          </table:table-cell>
          <table:table-cell office:value-type="string">
            <text:p>Female</text:p>
          </table:table-cell>
          <table:table-cell office:value-type="string">
            <text:p>26/07/1994</text:p>
          </table:table-cell>
          <table:table-cell table:formula="of:=[.A1771]&amp;&quot;.&quot;&amp;[.B1771]&amp;&quot;@gmail.com&quot;" office:value-type="string" office:string-value="Ruth.Parsons@gmail.com">
            <text:p>Ruth.Parsons@gmail.com</text:p>
          </table:table-cell>
          <table:table-cell office:value-type="string">
            <text:p>K6cufK5YZkty</text:p>
          </table:table-cell>
          <table:table-cell/>
        </table:table-row>
        <table:table-row table:style-name="ro1">
          <table:table-cell office:value-type="string">
            <text:p>Jennifer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25/05/2011</text:p>
          </table:table-cell>
          <table:table-cell table:formula="of:=[.A1772]&amp;&quot;.&quot;&amp;[.B1772]&amp;&quot;@gmail.com&quot;" office:value-type="string" office:string-value="Jennifer.Simpson@gmail.com">
            <text:p>Jennifer.Simpson@gmail.com</text:p>
          </table:table-cell>
          <table:table-cell office:value-type="string">
            <text:p>JV72tAz6nCyP</text:p>
          </table:table-cell>
          <table:table-cell/>
        </table:table-row>
        <table:table-row table:style-name="ro1">
          <table:table-cell office:value-type="string">
            <text:p>Molly</text:p>
          </table:table-cell>
          <table:table-cell office:value-type="string">
            <text:p>McGrath</text:p>
          </table:table-cell>
          <table:table-cell office:value-type="string">
            <text:p>Female</text:p>
          </table:table-cell>
          <table:table-cell office:value-type="string">
            <text:p>08/05/1975</text:p>
          </table:table-cell>
          <table:table-cell table:formula="of:=[.A1773]&amp;&quot;.&quot;&amp;[.B1773]&amp;&quot;@gmail.com&quot;" office:value-type="string" office:string-value="Molly.McGrath@gmail.com">
            <text:p>Molly.McGrath@gmail.com</text:p>
          </table:table-cell>
          <table:table-cell office:value-type="string">
            <text:p>4nN9SmfTPTKV</text:p>
          </table:table-cell>
          <table:table-cell/>
        </table:table-row>
        <table:table-row table:style-name="ro1">
          <table:table-cell office:value-type="string">
            <text:p>Lisa</text:p>
          </table:table-cell>
          <table:table-cell office:value-type="string">
            <text:p>Paterson</text:p>
          </table:table-cell>
          <table:table-cell office:value-type="string">
            <text:p>Female</text:p>
          </table:table-cell>
          <table:table-cell office:value-type="string">
            <text:p>26/03/2015</text:p>
          </table:table-cell>
          <table:table-cell table:formula="of:=[.A1774]&amp;&quot;.&quot;&amp;[.B1774]&amp;&quot;@gmail.com&quot;" office:value-type="string" office:string-value="Lisa.Paterson@gmail.com">
            <text:p>Lisa.Paterson@gmail.com</text:p>
          </table:table-cell>
          <table:table-cell office:value-type="string">
            <text:p>hWTvJJ9VJEyM</text:p>
          </table:table-cell>
          <table:table-cell/>
        </table:table-row>
        <table:table-row table:style-name="ro1">
          <table:table-cell office:value-type="string">
            <text:p>Megan</text:p>
          </table:table-cell>
          <table:table-cell office:value-type="string">
            <text:p>Edmunds</text:p>
          </table:table-cell>
          <table:table-cell office:value-type="string">
            <text:p>Female</text:p>
          </table:table-cell>
          <table:table-cell office:value-type="string">
            <text:p>21/08/1971</text:p>
          </table:table-cell>
          <table:table-cell table:formula="of:=[.A1775]&amp;&quot;.&quot;&amp;[.B1775]&amp;&quot;@gmail.com&quot;" office:value-type="string" office:string-value="Megan.Edmunds@gmail.com">
            <text:p>Megan.Edmunds@gmail.com</text:p>
          </table:table-cell>
          <table:table-cell office:value-type="string">
            <text:p>c6RganQMdxWa</text:p>
          </table:table-cell>
          <table:table-cell/>
        </table:table-row>
        <table:table-row table:style-name="ro1">
          <table:table-cell office:value-type="string">
            <text:p>Rachel</text:p>
          </table:table-cell>
          <table:table-cell office:value-type="string">
            <text:p>Forsyth</text:p>
          </table:table-cell>
          <table:table-cell office:value-type="string">
            <text:p>Female</text:p>
          </table:table-cell>
          <table:table-cell office:value-type="string">
            <text:p>14/11/1975</text:p>
          </table:table-cell>
          <table:table-cell table:formula="of:=[.A1776]&amp;&quot;.&quot;&amp;[.B1776]&amp;&quot;@gmail.com&quot;" office:value-type="string" office:string-value="Rachel.Forsyth@gmail.com">
            <text:p>Rachel.Forsyth@gmail.com</text:p>
          </table:table-cell>
          <table:table-cell office:value-type="string">
            <text:p>Ray9agVRXhwp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Manning</text:p>
          </table:table-cell>
          <table:table-cell office:value-type="string">
            <text:p>Female</text:p>
          </table:table-cell>
          <table:table-cell office:value-type="string">
            <text:p>14/01/1971</text:p>
          </table:table-cell>
          <table:table-cell table:formula="of:=[.A1777]&amp;&quot;.&quot;&amp;[.B1777]&amp;&quot;@gmail.com&quot;" office:value-type="string" office:string-value="Sophie.Manning@gmail.com">
            <text:p>Sophie.Manning@gmail.com</text:p>
          </table:table-cell>
          <table:table-cell office:value-type="string">
            <text:p>PEXKXTAWXQSq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11/01/1982</text:p>
          </table:table-cell>
          <table:table-cell table:formula="of:=[.A1778]&amp;&quot;.&quot;&amp;[.B1778]&amp;&quot;@gmail.com&quot;" office:value-type="string" office:string-value="Una.Newman@gmail.com">
            <text:p>Una.Newman@gmail.com</text:p>
          </table:table-cell>
          <table:table-cell office:value-type="string">
            <text:p>fDhDn28FmRBb</text:p>
          </table:table-cell>
          <table:table-cell/>
        </table:table-row>
        <table:table-row table:style-name="ro1">
          <table:table-cell office:value-type="string">
            <text:p>Carol</text:p>
          </table:table-cell>
          <table:table-cell office:value-type="string">
            <text:p>Kerr</text:p>
          </table:table-cell>
          <table:table-cell office:value-type="string">
            <text:p>Female</text:p>
          </table:table-cell>
          <table:table-cell office:value-type="string">
            <text:p>17/10/1976</text:p>
          </table:table-cell>
          <table:table-cell table:formula="of:=[.A1779]&amp;&quot;.&quot;&amp;[.B1779]&amp;&quot;@gmail.com&quot;" office:value-type="string" office:string-value="Carol.Kerr@gmail.com">
            <text:p>Carol.Kerr@gmail.com</text:p>
          </table:table-cell>
          <table:table-cell office:value-type="string">
            <text:p>rtnZbmqhdyqV</text:p>
          </table:table-cell>
          <table:table-cell/>
        </table:table-row>
        <table:table-row table:style-name="ro1">
          <table:table-cell office:value-type="string">
            <text:p>Lauren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19/01/2008</text:p>
          </table:table-cell>
          <table:table-cell table:formula="of:=[.A1780]&amp;&quot;.&quot;&amp;[.B1780]&amp;&quot;@gmail.com&quot;" office:value-type="string" office:string-value="Lauren.Rees@gmail.com">
            <text:p>Lauren.Rees@gmail.com</text:p>
          </table:table-cell>
          <table:table-cell office:value-type="string">
            <text:p>ehNwxsVcetr8</text:p>
          </table:table-cell>
          <table:table-cell/>
        </table:table-row>
        <table:table-row table:style-name="ro1">
          <table:table-cell office:value-type="string">
            <text:p>Jasmine</text:p>
          </table:table-cell>
          <table:table-cell office:value-type="string">
            <text:p>Nash</text:p>
          </table:table-cell>
          <table:table-cell office:value-type="string">
            <text:p>Female</text:p>
          </table:table-cell>
          <table:table-cell office:value-type="string">
            <text:p>03/04/2009</text:p>
          </table:table-cell>
          <table:table-cell table:formula="of:=[.A1781]&amp;&quot;.&quot;&amp;[.B1781]&amp;&quot;@gmail.com&quot;" office:value-type="string" office:string-value="Jasmine.Nash@gmail.com">
            <text:p>Jasmine.Nash@gmail.com</text:p>
          </table:table-cell>
          <table:table-cell office:value-type="string">
            <text:p>rK4vQmHX6RLa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North</text:p>
          </table:table-cell>
          <table:table-cell office:value-type="string">
            <text:p>Female</text:p>
          </table:table-cell>
          <table:table-cell office:value-type="string">
            <text:p>17/01/1984</text:p>
          </table:table-cell>
          <table:table-cell table:formula="of:=[.A1782]&amp;&quot;.&quot;&amp;[.B1782]&amp;&quot;@gmail.com&quot;" office:value-type="string" office:string-value="Abigail.North@gmail.com">
            <text:p>Abigail.North@gmail.com</text:p>
          </table:table-cell>
          <table:table-cell office:value-type="string">
            <text:p>yMTzLEkySypK</text:p>
          </table:table-cell>
          <table:table-cell/>
        </table:table-row>
        <table:table-row table:style-name="ro1">
          <table:table-cell office:value-type="string">
            <text:p>Amanda</text:p>
          </table:table-cell>
          <table:table-cell office:value-type="string">
            <text:p>Ferguson</text:p>
          </table:table-cell>
          <table:table-cell office:value-type="string">
            <text:p>Female</text:p>
          </table:table-cell>
          <table:table-cell office:value-type="string">
            <text:p>25/01/2008</text:p>
          </table:table-cell>
          <table:table-cell table:formula="of:=[.A1783]&amp;&quot;.&quot;&amp;[.B1783]&amp;&quot;@gmail.com&quot;" office:value-type="string" office:string-value="Amanda.Ferguson@gmail.com">
            <text:p>Amanda.Ferguson@gmail.com</text:p>
          </table:table-cell>
          <table:table-cell office:value-type="string">
            <text:p>BBNkDbSnTtDu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 office:value-type="string">
            <text:p>Sanderson</text:p>
          </table:table-cell>
          <table:table-cell office:value-type="string">
            <text:p>Female</text:p>
          </table:table-cell>
          <table:table-cell office:value-type="string">
            <text:p>26/03/1994</text:p>
          </table:table-cell>
          <table:table-cell table:formula="of:=[.A1784]&amp;&quot;.&quot;&amp;[.B1784]&amp;&quot;@gmail.com&quot;" office:value-type="string" office:string-value="Abigail.Sanderson@gmail.com">
            <text:p>Abigail.Sanderson@gmail.com</text:p>
          </table:table-cell>
          <table:table-cell office:value-type="string">
            <text:p>UQjjDhufZANH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Arnold</text:p>
          </table:table-cell>
          <table:table-cell office:value-type="string">
            <text:p>Female</text:p>
          </table:table-cell>
          <table:table-cell office:value-type="string">
            <text:p>07/03/2012</text:p>
          </table:table-cell>
          <table:table-cell table:formula="of:=[.A1785]&amp;&quot;.&quot;&amp;[.B1785]&amp;&quot;@gmail.com&quot;" office:value-type="string" office:string-value="Kylie.Arnold@gmail.com">
            <text:p>Kylie.Arnold@gmail.com</text:p>
          </table:table-cell>
          <table:table-cell office:value-type="string">
            <text:p>M6zGtkbpryKL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22/02/2011</text:p>
          </table:table-cell>
          <table:table-cell table:formula="of:=[.A1786]&amp;&quot;.&quot;&amp;[.B1786]&amp;&quot;@gmail.com&quot;" office:value-type="string" office:string-value="Olivia.Welch@gmail.com">
            <text:p>Olivia.Welch@gmail.com</text:p>
          </table:table-cell>
          <table:table-cell office:value-type="string">
            <text:p>rfHrMWyzjQH5</text:p>
          </table:table-cell>
          <table:table-cell/>
        </table:table-row>
        <table:table-row table:style-name="ro1">
          <table:table-cell office:value-type="string">
            <text:p>Sue</text:p>
          </table:table-cell>
          <table:table-cell office:value-type="string">
            <text:p>Morgan</text:p>
          </table:table-cell>
          <table:table-cell office:value-type="string">
            <text:p>Female</text:p>
          </table:table-cell>
          <table:table-cell office:value-type="string">
            <text:p>20/05/1972</text:p>
          </table:table-cell>
          <table:table-cell table:formula="of:=[.A1787]&amp;&quot;.&quot;&amp;[.B1787]&amp;&quot;@gmail.com&quot;" office:value-type="string" office:string-value="Sue.Morgan@gmail.com">
            <text:p>Sue.Morgan@gmail.com</text:p>
          </table:table-cell>
          <table:table-cell office:value-type="string">
            <text:p>YUnUkEJDJj3c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07/12/1971</text:p>
          </table:table-cell>
          <table:table-cell table:formula="of:=[.A1788]&amp;&quot;.&quot;&amp;[.B1788]&amp;&quot;@gmail.com&quot;" office:value-type="string" office:string-value="Ruth.Abraham@gmail.com">
            <text:p>Ruth.Abraham@gmail.com</text:p>
          </table:table-cell>
          <table:table-cell office:value-type="string">
            <text:p>ujx3EXw5mV3C</text:p>
          </table:table-cell>
          <table:table-cell/>
        </table:table-row>
        <table:table-row table:style-name="ro1">
          <table:table-cell office:value-type="string">
            <text:p>Jennifer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21/04/1976</text:p>
          </table:table-cell>
          <table:table-cell table:formula="of:=[.A1789]&amp;&quot;.&quot;&amp;[.B1789]&amp;&quot;@gmail.com&quot;" office:value-type="string" office:string-value="Jennifer.Burgess@gmail.com">
            <text:p>Jennifer.Burgess@gmail.com</text:p>
          </table:table-cell>
          <table:table-cell office:value-type="string">
            <text:p>AT4csfa4k8p7</text:p>
          </table:table-cell>
          <table:table-cell/>
        </table:table-row>
        <table:table-row table:style-name="ro1">
          <table:table-cell office:value-type="string">
            <text:p>Pippa</text:p>
          </table:table-cell>
          <table:table-cell office:value-type="string">
            <text:p>Coleman</text:p>
          </table:table-cell>
          <table:table-cell office:value-type="string">
            <text:p>Female</text:p>
          </table:table-cell>
          <table:table-cell office:value-type="string">
            <text:p>07/11/1985</text:p>
          </table:table-cell>
          <table:table-cell table:formula="of:=[.A1790]&amp;&quot;.&quot;&amp;[.B1790]&amp;&quot;@gmail.com&quot;" office:value-type="string" office:string-value="Pippa.Coleman@gmail.com">
            <text:p>Pippa.Coleman@gmail.com</text:p>
          </table:table-cell>
          <table:table-cell office:value-type="string">
            <text:p>2sbcNVXMMdm9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Young</text:p>
          </table:table-cell>
          <table:table-cell office:value-type="string">
            <text:p>Female</text:p>
          </table:table-cell>
          <table:table-cell office:value-type="string">
            <text:p>25/11/2010</text:p>
          </table:table-cell>
          <table:table-cell table:formula="of:=[.A1791]&amp;&quot;.&quot;&amp;[.B1791]&amp;&quot;@gmail.com&quot;" office:value-type="string" office:string-value="Rose.Young@gmail.com">
            <text:p>Rose.Young@gmail.com</text:p>
          </table:table-cell>
          <table:table-cell office:value-type="string">
            <text:p>C38NkCbx56H4</text:p>
          </table:table-cell>
          <table:table-cell/>
        </table:table-row>
        <table:table-row table:style-name="ro1">
          <table:table-cell office:value-type="string">
            <text:p>Caroline</text:p>
          </table:table-cell>
          <table:table-cell office:value-type="string">
            <text:p>Berry</text:p>
          </table:table-cell>
          <table:table-cell office:value-type="string">
            <text:p>Female</text:p>
          </table:table-cell>
          <table:table-cell office:value-type="string">
            <text:p>21/08/2007</text:p>
          </table:table-cell>
          <table:table-cell table:formula="of:=[.A1792]&amp;&quot;.&quot;&amp;[.B1792]&amp;&quot;@gmail.com&quot;" office:value-type="string" office:string-value="Caroline.Berry@gmail.com">
            <text:p>Caroline.Berry@gmail.com</text:p>
          </table:table-cell>
          <table:table-cell office:value-type="string">
            <text:p>QTX6ZvgcnCsn</text:p>
          </table:table-cell>
          <table:table-cell/>
        </table:table-row>
        <table:table-row table:style-name="ro1">
          <table:table-cell office:value-type="string">
            <text:p>Anna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11/09/2009</text:p>
          </table:table-cell>
          <table:table-cell table:formula="of:=[.A1793]&amp;&quot;.&quot;&amp;[.B1793]&amp;&quot;@gmail.com&quot;" office:value-type="string" office:string-value="Anna.Russell@gmail.com">
            <text:p>Anna.Russell@gmail.com</text:p>
          </table:table-cell>
          <table:table-cell office:value-type="string">
            <text:p>T9eAZwCHMufP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30/11/2006</text:p>
          </table:table-cell>
          <table:table-cell table:formula="of:=[.A1794]&amp;&quot;.&quot;&amp;[.B1794]&amp;&quot;@gmail.com&quot;" office:value-type="string" office:string-value="Ruth.Thomson@gmail.com">
            <text:p>Ruth.Thomson@gmail.com</text:p>
          </table:table-cell>
          <table:table-cell office:value-type="string">
            <text:p>gkXUpFgyQPNg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Underwood</text:p>
          </table:table-cell>
          <table:table-cell office:value-type="string">
            <text:p>Female</text:p>
          </table:table-cell>
          <table:table-cell office:value-type="string">
            <text:p>14/05/2008</text:p>
          </table:table-cell>
          <table:table-cell table:formula="of:=[.A1795]&amp;&quot;.&quot;&amp;[.B1795]&amp;&quot;@gmail.com&quot;" office:value-type="string" office:string-value="Amelia.Underwood@gmail.com">
            <text:p>Amelia.Underwood@gmail.com</text:p>
          </table:table-cell>
          <table:table-cell office:value-type="string">
            <text:p>qCWDPknPFWvr</text:p>
          </table:table-cell>
          <table:table-cell/>
        </table:table-row>
        <table:table-row table:style-name="ro1">
          <table:table-cell office:value-type="string">
            <text:p>Tracey</text:p>
          </table:table-cell>
          <table:table-cell office:value-type="string">
            <text:p>Hamilton</text:p>
          </table:table-cell>
          <table:table-cell office:value-type="string">
            <text:p>Female</text:p>
          </table:table-cell>
          <table:table-cell office:value-type="string">
            <text:p>06/10/1979</text:p>
          </table:table-cell>
          <table:table-cell table:formula="of:=[.A1796]&amp;&quot;.&quot;&amp;[.B1796]&amp;&quot;@gmail.com&quot;" office:value-type="string" office:string-value="Tracey.Hamilton@gmail.com">
            <text:p>Tracey.Hamilton@gmail.com</text:p>
          </table:table-cell>
          <table:table-cell office:value-type="string">
            <text:p>vqKuc3ysKvyk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08/10/2000</text:p>
          </table:table-cell>
          <table:table-cell table:formula="of:=[.A1797]&amp;&quot;.&quot;&amp;[.B1797]&amp;&quot;@gmail.com&quot;" office:value-type="string" office:string-value="Lillian.Peake@gmail.com">
            <text:p>Lillian.Peake@gmail.com</text:p>
          </table:table-cell>
          <table:table-cell office:value-type="string">
            <text:p>B2jAEBtSJZSj</text:p>
          </table:table-cell>
          <table:table-cell/>
        </table:table-row>
        <table:table-row table:style-name="ro1">
          <table:table-cell office:value-type="string">
            <text:p>Heather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25/03/1990</text:p>
          </table:table-cell>
          <table:table-cell table:formula="of:=[.A1798]&amp;&quot;.&quot;&amp;[.B1798]&amp;&quot;@gmail.com&quot;" office:value-type="string" office:string-value="Heather.Greene@gmail.com">
            <text:p>Heather.Greene@gmail.com</text:p>
          </table:table-cell>
          <table:table-cell office:value-type="string">
            <text:p>zn76kXDzUSZR</text:p>
          </table:table-cell>
          <table:table-cell/>
        </table:table-row>
        <table:table-row table:style-name="ro1">
          <table:table-cell office:value-type="string">
            <text:p>Faith</text:p>
          </table:table-cell>
          <table:table-cell office:value-type="string">
            <text:p>Bailey</text:p>
          </table:table-cell>
          <table:table-cell office:value-type="string">
            <text:p>Female</text:p>
          </table:table-cell>
          <table:table-cell office:value-type="string">
            <text:p>24/10/2016</text:p>
          </table:table-cell>
          <table:table-cell table:formula="of:=[.A1799]&amp;&quot;.&quot;&amp;[.B1799]&amp;&quot;@gmail.com&quot;" office:value-type="string" office:string-value="Faith.Bailey@gmail.com">
            <text:p>Faith.Bailey@gmail.com</text:p>
          </table:table-cell>
          <table:table-cell office:value-type="string">
            <text:p>zLsM83J7WEPy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Ball</text:p>
          </table:table-cell>
          <table:table-cell office:value-type="string">
            <text:p>Female</text:p>
          </table:table-cell>
          <table:table-cell office:value-type="string">
            <text:p>14/09/1981</text:p>
          </table:table-cell>
          <table:table-cell table:formula="of:=[.A1800]&amp;&quot;.&quot;&amp;[.B1800]&amp;&quot;@gmail.com&quot;" office:value-type="string" office:string-value="Kylie.Ball@gmail.com">
            <text:p>Kylie.Ball@gmail.com</text:p>
          </table:table-cell>
          <table:table-cell office:value-type="string">
            <text:p>f9XKkS4h9sKG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Parr</text:p>
          </table:table-cell>
          <table:table-cell office:value-type="string">
            <text:p>Female</text:p>
          </table:table-cell>
          <table:table-cell office:value-type="string">
            <text:p>21/08/1996</text:p>
          </table:table-cell>
          <table:table-cell table:formula="of:=[.A1801]&amp;&quot;.&quot;&amp;[.B1801]&amp;&quot;@gmail.com&quot;" office:value-type="string" office:string-value="Hannah.Parr@gmail.com">
            <text:p>Hannah.Parr@gmail.com</text:p>
          </table:table-cell>
          <table:table-cell office:value-type="string">
            <text:p>hQkaEarG9qyt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Forsyth</text:p>
          </table:table-cell>
          <table:table-cell office:value-type="string">
            <text:p>Female</text:p>
          </table:table-cell>
          <table:table-cell office:value-type="string">
            <text:p>18/12/1977</text:p>
          </table:table-cell>
          <table:table-cell table:formula="of:=[.A1802]&amp;&quot;.&quot;&amp;[.B1802]&amp;&quot;@gmail.com&quot;" office:value-type="string" office:string-value="Amelia.Forsyth@gmail.com">
            <text:p>Amelia.Forsyth@gmail.com</text:p>
          </table:table-cell>
          <table:table-cell office:value-type="string">
            <text:p>GzpFbe7JzrzQ</text:p>
          </table:table-cell>
          <table:table-cell/>
        </table:table-row>
        <table:table-row table:style-name="ro1">
          <table:table-cell office:value-type="string">
            <text:p>Karen</text:p>
          </table:table-cell>
          <table:table-cell office:value-type="string">
            <text:p>Burgess</text:p>
          </table:table-cell>
          <table:table-cell office:value-type="string">
            <text:p>Female</text:p>
          </table:table-cell>
          <table:table-cell office:value-type="string">
            <text:p>19/01/1989</text:p>
          </table:table-cell>
          <table:table-cell table:formula="of:=[.A1803]&amp;&quot;.&quot;&amp;[.B1803]&amp;&quot;@gmail.com&quot;" office:value-type="string" office:string-value="Karen.Burgess@gmail.com">
            <text:p>Karen.Burgess@gmail.com</text:p>
          </table:table-cell>
          <table:table-cell office:value-type="string">
            <text:p>PLBkydqQkTxE</text:p>
          </table:table-cell>
          <table:table-cell/>
        </table:table-row>
        <table:table-row table:style-name="ro1">
          <table:table-cell office:value-type="string">
            <text:p>Diana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19/06/1991</text:p>
          </table:table-cell>
          <table:table-cell table:formula="of:=[.A1804]&amp;&quot;.&quot;&amp;[.B1804]&amp;&quot;@gmail.com&quot;" office:value-type="string" office:string-value="Diana.Quinn@gmail.com">
            <text:p>Diana.Quinn@gmail.com</text:p>
          </table:table-cell>
          <table:table-cell office:value-type="string">
            <text:p>22YSRsYTrpyx</text:p>
          </table:table-cell>
          <table:table-cell/>
        </table:table-row>
        <table:table-row table:style-name="ro1">
          <table:table-cell office:value-type="string">
            <text:p>Joan</text:p>
          </table:table-cell>
          <table:table-cell office:value-type="string">
            <text:p>Terry</text:p>
          </table:table-cell>
          <table:table-cell office:value-type="string">
            <text:p>Female</text:p>
          </table:table-cell>
          <table:table-cell office:value-type="string">
            <text:p>03/07/1991</text:p>
          </table:table-cell>
          <table:table-cell table:formula="of:=[.A1805]&amp;&quot;.&quot;&amp;[.B1805]&amp;&quot;@gmail.com&quot;" office:value-type="string" office:string-value="Joan.Terry@gmail.com">
            <text:p>Joan.Terry@gmail.com</text:p>
          </table:table-cell>
          <table:table-cell office:value-type="string">
            <text:p>qfxmuAsPmUHH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Gibson</text:p>
          </table:table-cell>
          <table:table-cell office:value-type="string">
            <text:p>Female</text:p>
          </table:table-cell>
          <table:table-cell office:value-type="string">
            <text:p>14/09/1991</text:p>
          </table:table-cell>
          <table:table-cell table:formula="of:=[.A1806]&amp;&quot;.&quot;&amp;[.B1806]&amp;&quot;@gmail.com&quot;" office:value-type="string" office:string-value="Mary.Gibson@gmail.com">
            <text:p>Mary.Gibson@gmail.com</text:p>
          </table:table-cell>
          <table:table-cell office:value-type="string">
            <text:p>vXMcGg755rbf</text:p>
          </table:table-cell>
          <table:table-cell/>
        </table:table-row>
        <table:table-row table:style-name="ro1">
          <table:table-cell office:value-type="string">
            <text:p>Natalie</text:p>
          </table:table-cell>
          <table:table-cell office:value-type="string">
            <text:p>Walsh</text:p>
          </table:table-cell>
          <table:table-cell office:value-type="string">
            <text:p>Female</text:p>
          </table:table-cell>
          <table:table-cell office:value-type="string">
            <text:p>06/01/1990</text:p>
          </table:table-cell>
          <table:table-cell table:formula="of:=[.A1807]&amp;&quot;.&quot;&amp;[.B1807]&amp;&quot;@gmail.com&quot;" office:value-type="string" office:string-value="Natalie.Walsh@gmail.com">
            <text:p>Natalie.Walsh@gmail.com</text:p>
          </table:table-cell>
          <table:table-cell office:value-type="string">
            <text:p>ZHHNv5vgLBCt</text:p>
          </table:table-cell>
          <table:table-cell/>
        </table:table-row>
        <table:table-row table:style-name="ro1">
          <table:table-cell office:value-type="string">
            <text:p>Rachel</text:p>
          </table:table-cell>
          <table:table-cell office:value-type="string">
            <text:p>Morrison</text:p>
          </table:table-cell>
          <table:table-cell office:value-type="string">
            <text:p>Female</text:p>
          </table:table-cell>
          <table:table-cell office:value-type="string">
            <text:p>08/03/1992</text:p>
          </table:table-cell>
          <table:table-cell table:formula="of:=[.A1808]&amp;&quot;.&quot;&amp;[.B1808]&amp;&quot;@gmail.com&quot;" office:value-type="string" office:string-value="Rachel.Morrison@gmail.com">
            <text:p>Rachel.Morrison@gmail.com</text:p>
          </table:table-cell>
          <table:table-cell office:value-type="string">
            <text:p>uEcnLk5myZrQ</text:p>
          </table:table-cell>
          <table:table-cell/>
        </table:table-row>
        <table:table-row table:style-name="ro1">
          <table:table-cell office:value-type="string">
            <text:p>Caroline</text:p>
          </table:table-cell>
          <table:table-cell office:value-type="string">
            <text:p>Jackson</text:p>
          </table:table-cell>
          <table:table-cell office:value-type="string">
            <text:p>Female</text:p>
          </table:table-cell>
          <table:table-cell office:value-type="string">
            <text:p>15/11/1983</text:p>
          </table:table-cell>
          <table:table-cell table:formula="of:=[.A1809]&amp;&quot;.&quot;&amp;[.B1809]&amp;&quot;@gmail.com&quot;" office:value-type="string" office:string-value="Caroline.Jackson@gmail.com">
            <text:p>Caroline.Jackson@gmail.com</text:p>
          </table:table-cell>
          <table:table-cell office:value-type="string">
            <text:p>6SZNUAwe9Jh3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Lawrence</text:p>
          </table:table-cell>
          <table:table-cell office:value-type="string">
            <text:p>Female</text:p>
          </table:table-cell>
          <table:table-cell office:value-type="string">
            <text:p>28/03/1987</text:p>
          </table:table-cell>
          <table:table-cell table:formula="of:=[.A1810]&amp;&quot;.&quot;&amp;[.B1810]&amp;&quot;@gmail.com&quot;" office:value-type="string" office:string-value="Leah.Lawrence@gmail.com">
            <text:p>Leah.Lawrence@gmail.com</text:p>
          </table:table-cell>
          <table:table-cell office:value-type="string">
            <text:p>XDEC4tDzQPtM</text:p>
          </table:table-cell>
          <table:table-cell/>
        </table:table-row>
        <table:table-row table:style-name="ro1">
          <table:table-cell office:value-type="string">
            <text:p>Bella</text:p>
          </table:table-cell>
          <table:table-cell office:value-type="string">
            <text:p>Clark</text:p>
          </table:table-cell>
          <table:table-cell office:value-type="string">
            <text:p>Female</text:p>
          </table:table-cell>
          <table:table-cell office:value-type="string">
            <text:p>02/12/1982</text:p>
          </table:table-cell>
          <table:table-cell table:formula="of:=[.A1811]&amp;&quot;.&quot;&amp;[.B1811]&amp;&quot;@gmail.com&quot;" office:value-type="string" office:string-value="Bella.Clark@gmail.com">
            <text:p>Bella.Clark@gmail.com</text:p>
          </table:table-cell>
          <table:table-cell office:value-type="string">
            <text:p>WXW2Dj2wusUX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Parr</text:p>
          </table:table-cell>
          <table:table-cell office:value-type="string">
            <text:p>Female</text:p>
          </table:table-cell>
          <table:table-cell office:value-type="string">
            <text:p>08/04/2000</text:p>
          </table:table-cell>
          <table:table-cell table:formula="of:=[.A1812]&amp;&quot;.&quot;&amp;[.B1812]&amp;&quot;@gmail.com&quot;" office:value-type="string" office:string-value="Mary.Parr@gmail.com">
            <text:p>Mary.Parr@gmail.com</text:p>
          </table:table-cell>
          <table:table-cell office:value-type="string">
            <text:p>UQz5AFacWWfe</text:p>
          </table:table-cell>
          <table:table-cell/>
        </table:table-row>
        <table:table-row table:style-name="ro1">
          <table:table-cell office:value-type="string">
            <text:p>Karen</text:p>
          </table:table-cell>
          <table:table-cell office:value-type="string">
            <text:p>Dowd</text:p>
          </table:table-cell>
          <table:table-cell office:value-type="string">
            <text:p>Female</text:p>
          </table:table-cell>
          <table:table-cell office:value-type="string">
            <text:p>06/10/2011</text:p>
          </table:table-cell>
          <table:table-cell table:formula="of:=[.A1813]&amp;&quot;.&quot;&amp;[.B1813]&amp;&quot;@gmail.com&quot;" office:value-type="string" office:string-value="Karen.Dowd@gmail.com">
            <text:p>Karen.Dowd@gmail.com</text:p>
          </table:table-cell>
          <table:table-cell office:value-type="string">
            <text:p>bKJZPd25AGrs</text:p>
          </table:table-cell>
          <table:table-cell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02/10/1983</text:p>
          </table:table-cell>
          <table:table-cell table:formula="of:=[.A1814]&amp;&quot;.&quot;&amp;[.B1814]&amp;&quot;@gmail.com&quot;" office:value-type="string" office:string-value="Stephanie.Gill@gmail.com">
            <text:p>Stephanie.Gill@gmail.com</text:p>
          </table:table-cell>
          <table:table-cell office:value-type="string">
            <text:p>ypXTSaMBa222</text:p>
          </table:table-cell>
          <table:table-cell/>
        </table:table-row>
        <table:table-row table:style-name="ro1">
          <table:table-cell office:value-type="string">
            <text:p>Anna</text:p>
          </table:table-cell>
          <table:table-cell office:value-type="string">
            <text:p>Ogden</text:p>
          </table:table-cell>
          <table:table-cell office:value-type="string">
            <text:p>Female</text:p>
          </table:table-cell>
          <table:table-cell office:value-type="string">
            <text:p>05/10/1988</text:p>
          </table:table-cell>
          <table:table-cell table:formula="of:=[.A1815]&amp;&quot;.&quot;&amp;[.B1815]&amp;&quot;@gmail.com&quot;" office:value-type="string" office:string-value="Anna.Ogden@gmail.com">
            <text:p>Anna.Ogden@gmail.com</text:p>
          </table:table-cell>
          <table:table-cell office:value-type="string">
            <text:p>T6eZ2FmZTzsb</text:p>
          </table:table-cell>
          <table:table-cell/>
        </table:table-row>
        <table:table-row table:style-name="ro1">
          <table:table-cell office:value-type="string">
            <text:p>Faith</text:p>
          </table:table-cell>
          <table:table-cell office:value-type="string">
            <text:p>Avery</text:p>
          </table:table-cell>
          <table:table-cell office:value-type="string">
            <text:p>Female</text:p>
          </table:table-cell>
          <table:table-cell office:value-type="string">
            <text:p>14/07/1982</text:p>
          </table:table-cell>
          <table:table-cell table:formula="of:=[.A1816]&amp;&quot;.&quot;&amp;[.B1816]&amp;&quot;@gmail.com&quot;" office:value-type="string" office:string-value="Faith.Avery@gmail.com">
            <text:p>Faith.Avery@gmail.com</text:p>
          </table:table-cell>
          <table:table-cell office:value-type="string">
            <text:p>VRx9Ges2Lswm</text:p>
          </table:table-cell>
          <table:table-cell/>
        </table:table-row>
        <table:table-row table:style-name="ro1">
          <table:table-cell office:value-type="string">
            <text:p>Fiona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18/01/1977</text:p>
          </table:table-cell>
          <table:table-cell table:formula="of:=[.A1817]&amp;&quot;.&quot;&amp;[.B1817]&amp;&quot;@gmail.com&quot;" office:value-type="string" office:string-value="Fiona.Gill@gmail.com">
            <text:p>Fiona.Gill@gmail.com</text:p>
          </table:table-cell>
          <table:table-cell office:value-type="string">
            <text:p>LDPHWPekDBMj</text:p>
          </table:table-cell>
          <table:table-cell/>
        </table:table-row>
        <table:table-row table:style-name="ro1">
          <table:table-cell office:value-type="string">
            <text:p>Tracey</text:p>
          </table:table-cell>
          <table:table-cell office:value-type="string">
            <text:p>Bower</text:p>
          </table:table-cell>
          <table:table-cell office:value-type="string">
            <text:p>Female</text:p>
          </table:table-cell>
          <table:table-cell office:value-type="string">
            <text:p>20/01/1980</text:p>
          </table:table-cell>
          <table:table-cell table:formula="of:=[.A1818]&amp;&quot;.&quot;&amp;[.B1818]&amp;&quot;@gmail.com&quot;" office:value-type="string" office:string-value="Tracey.Bower@gmail.com">
            <text:p>Tracey.Bower@gmail.com</text:p>
          </table:table-cell>
          <table:table-cell office:value-type="string">
            <text:p>fgPP2CGx7vCJ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Mitchell</text:p>
          </table:table-cell>
          <table:table-cell office:value-type="string">
            <text:p>Female</text:p>
          </table:table-cell>
          <table:table-cell office:value-type="string">
            <text:p>13/07/1979</text:p>
          </table:table-cell>
          <table:table-cell table:formula="of:=[.A1819]&amp;&quot;.&quot;&amp;[.B1819]&amp;&quot;@gmail.com&quot;" office:value-type="string" office:string-value="Kylie.Mitchell@gmail.com">
            <text:p>Kylie.Mitchell@gmail.com</text:p>
          </table:table-cell>
          <table:table-cell office:value-type="string">
            <text:p>SWwnLv6SshXX</text:p>
          </table:table-cell>
          <table:table-cell/>
        </table:table-row>
        <table:table-row table:style-name="ro1">
          <table:table-cell office:value-type="string">
            <text:p>Lauren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04/06/2006</text:p>
          </table:table-cell>
          <table:table-cell table:formula="of:=[.A1820]&amp;&quot;.&quot;&amp;[.B1820]&amp;&quot;@gmail.com&quot;" office:value-type="string" office:string-value="Lauren.Dyer@gmail.com">
            <text:p>Lauren.Dyer@gmail.com</text:p>
          </table:table-cell>
          <table:table-cell office:value-type="string">
            <text:p>jLtJEdUcWmFn</text:p>
          </table:table-cell>
          <table:table-cell/>
        </table:table-row>
        <table:table-row table:style-name="ro1">
          <table:table-cell office:value-type="string">
            <text:p>Dorothy</text:p>
          </table:table-cell>
          <table:table-cell office:value-type="string">
            <text:p>Peters</text:p>
          </table:table-cell>
          <table:table-cell office:value-type="string">
            <text:p>Female</text:p>
          </table:table-cell>
          <table:table-cell office:value-type="string">
            <text:p>11/10/1972</text:p>
          </table:table-cell>
          <table:table-cell table:formula="of:=[.A1821]&amp;&quot;.&quot;&amp;[.B1821]&amp;&quot;@gmail.com&quot;" office:value-type="string" office:string-value="Dorothy.Peters@gmail.com">
            <text:p>Dorothy.Peters@gmail.com</text:p>
          </table:table-cell>
          <table:table-cell office:value-type="string">
            <text:p>nXDYgYEqJbnr</text:p>
          </table:table-cell>
          <table:table-cell/>
        </table:table-row>
        <table:table-row table:style-name="ro1">
          <table:table-cell office:value-type="string">
            <text:p>Angela</text:p>
          </table:table-cell>
          <table:table-cell office:value-type="string">
            <text:p>Gill</text:p>
          </table:table-cell>
          <table:table-cell office:value-type="string">
            <text:p>Female</text:p>
          </table:table-cell>
          <table:table-cell office:value-type="string">
            <text:p>28/11/1987</text:p>
          </table:table-cell>
          <table:table-cell table:formula="of:=[.A1822]&amp;&quot;.&quot;&amp;[.B1822]&amp;&quot;@gmail.com&quot;" office:value-type="string" office:string-value="Angela.Gill@gmail.com">
            <text:p>Angela.Gill@gmail.com</text:p>
          </table:table-cell>
          <table:table-cell office:value-type="string">
            <text:p>KaFh3Q5fPLNJ</text:p>
          </table:table-cell>
          <table:table-cell/>
        </table:table-row>
        <table:table-row table:style-name="ro1">
          <table:table-cell office:value-type="string">
            <text:p>Bella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05/11/1993</text:p>
          </table:table-cell>
          <table:table-cell table:formula="of:=[.A1823]&amp;&quot;.&quot;&amp;[.B1823]&amp;&quot;@gmail.com&quot;" office:value-type="string" office:string-value="Bella.Greene@gmail.com">
            <text:p>Bella.Greene@gmail.com</text:p>
          </table:table-cell>
          <table:table-cell office:value-type="string">
            <text:p>U3n2srjnUbBP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Stewart</text:p>
          </table:table-cell>
          <table:table-cell office:value-type="string">
            <text:p>Female</text:p>
          </table:table-cell>
          <table:table-cell office:value-type="string">
            <text:p>28/11/2009</text:p>
          </table:table-cell>
          <table:table-cell table:formula="of:=[.A1824]&amp;&quot;.&quot;&amp;[.B1824]&amp;&quot;@gmail.com&quot;" office:value-type="string" office:string-value="Virginia.Stewart@gmail.com">
            <text:p>Virginia.Stewart@gmail.com</text:p>
          </table:table-cell>
          <table:table-cell office:value-type="string">
            <text:p>fcYk3FyAd3m6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04/07/1981</text:p>
          </table:table-cell>
          <table:table-cell table:formula="of:=[.A1825]&amp;&quot;.&quot;&amp;[.B1825]&amp;&quot;@gmail.com&quot;" office:value-type="string" office:string-value="Irene.Hemmings@gmail.com">
            <text:p>Irene.Hemmings@gmail.com</text:p>
          </table:table-cell>
          <table:table-cell office:value-type="string">
            <text:p>FySpYKe48r8p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Hardacre</text:p>
          </table:table-cell>
          <table:table-cell office:value-type="string">
            <text:p>Female</text:p>
          </table:table-cell>
          <table:table-cell office:value-type="string">
            <text:p>21/11/1984</text:p>
          </table:table-cell>
          <table:table-cell table:formula="of:=[.A1826]&amp;&quot;.&quot;&amp;[.B1826]&amp;&quot;@gmail.com&quot;" office:value-type="string" office:string-value="Michelle.Hardacre@gmail.com">
            <text:p>Michelle.Hardacre@gmail.com</text:p>
          </table:table-cell>
          <table:table-cell office:value-type="string">
            <text:p>ykw9RwZVfRpd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11/03/2011</text:p>
          </table:table-cell>
          <table:table-cell table:formula="of:=[.A1827]&amp;&quot;.&quot;&amp;[.B1827]&amp;&quot;@gmail.com&quot;" office:value-type="string" office:string-value="Virginia.Wilkins@gmail.com">
            <text:p>Virginia.Wilkins@gmail.com</text:p>
          </table:table-cell>
          <table:table-cell office:value-type="string">
            <text:p>XfEpXmwArUn3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04/11/2014</text:p>
          </table:table-cell>
          <table:table-cell table:formula="of:=[.A1828]&amp;&quot;.&quot;&amp;[.B1828]&amp;&quot;@gmail.com&quot;" office:value-type="string" office:string-value="Irene.Mills@gmail.com">
            <text:p>Irene.Mills@gmail.com</text:p>
          </table:table-cell>
          <table:table-cell office:value-type="string">
            <text:p>czcpcx2ZQVSg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Kelly</text:p>
          </table:table-cell>
          <table:table-cell office:value-type="string">
            <text:p>Female</text:p>
          </table:table-cell>
          <table:table-cell office:value-type="string">
            <text:p>11/07/1986</text:p>
          </table:table-cell>
          <table:table-cell table:formula="of:=[.A1829]&amp;&quot;.&quot;&amp;[.B1829]&amp;&quot;@gmail.com&quot;" office:value-type="string" office:string-value="Una.Kelly@gmail.com">
            <text:p>Una.Kelly@gmail.com</text:p>
          </table:table-cell>
          <table:table-cell office:value-type="string">
            <text:p>BfeqY292rp8W</text:p>
          </table:table-cell>
          <table:table-cell/>
        </table:table-row>
        <table:table-row table:style-name="ro1">
          <table:table-cell office:value-type="string">
            <text:p>Gabrielle</text:p>
          </table:table-cell>
          <table:table-cell office:value-type="string">
            <text:p>Lambert</text:p>
          </table:table-cell>
          <table:table-cell office:value-type="string">
            <text:p>Female</text:p>
          </table:table-cell>
          <table:table-cell office:value-type="string">
            <text:p>14/03/2014</text:p>
          </table:table-cell>
          <table:table-cell table:formula="of:=[.A1830]&amp;&quot;.&quot;&amp;[.B1830]&amp;&quot;@gmail.com&quot;" office:value-type="string" office:string-value="Gabrielle.Lambert@gmail.com">
            <text:p>Gabrielle.Lambert@gmail.com</text:p>
          </table:table-cell>
          <table:table-cell office:value-type="string">
            <text:p>YVhgK37FLMpd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29/01/1990</text:p>
          </table:table-cell>
          <table:table-cell table:formula="of:=[.A1831]&amp;&quot;.&quot;&amp;[.B1831]&amp;&quot;@gmail.com&quot;" office:value-type="string" office:string-value="Samantha.Harris@gmail.com">
            <text:p>Samantha.Harris@gmail.com</text:p>
          </table:table-cell>
          <table:table-cell office:value-type="string">
            <text:p>B8WA437DtZwh</text:p>
          </table:table-cell>
          <table:table-cell/>
        </table:table-row>
        <table:table-row table:style-name="ro1">
          <table:table-cell office:value-type="string">
            <text:p>Diane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02/02/1998</text:p>
          </table:table-cell>
          <table:table-cell table:formula="of:=[.A1832]&amp;&quot;.&quot;&amp;[.B1832]&amp;&quot;@gmail.com&quot;" office:value-type="string" office:string-value="Diane.Simpson@gmail.com">
            <text:p>Diane.Simpson@gmail.com</text:p>
          </table:table-cell>
          <table:table-cell office:value-type="string">
            <text:p>eyjzQv32EMbv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17/12/2014</text:p>
          </table:table-cell>
          <table:table-cell table:formula="of:=[.A1833]&amp;&quot;.&quot;&amp;[.B1833]&amp;&quot;@gmail.com&quot;" office:value-type="string" office:string-value="Virginia.Smith@gmail.com">
            <text:p>Virginia.Smith@gmail.com</text:p>
          </table:table-cell>
          <table:table-cell office:value-type="string">
            <text:p>nQ4EQYBTuuLX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Mitchell</text:p>
          </table:table-cell>
          <table:table-cell office:value-type="string">
            <text:p>Female</text:p>
          </table:table-cell>
          <table:table-cell office:value-type="string">
            <text:p>03/04/1973</text:p>
          </table:table-cell>
          <table:table-cell table:formula="of:=[.A1834]&amp;&quot;.&quot;&amp;[.B1834]&amp;&quot;@gmail.com&quot;" office:value-type="string" office:string-value="Rose.Mitchell@gmail.com">
            <text:p>Rose.Mitchell@gmail.com</text:p>
          </table:table-cell>
          <table:table-cell office:value-type="string">
            <text:p>eaKPrcNCPHtg</text:p>
          </table:table-cell>
          <table:table-cell/>
        </table:table-row>
        <table:table-row table:style-name="ro1">
          <table:table-cell office:value-type="string">
            <text:p>Molly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30/05/1987</text:p>
          </table:table-cell>
          <table:table-cell table:formula="of:=[.A1835]&amp;&quot;.&quot;&amp;[.B1835]&amp;&quot;@gmail.com&quot;" office:value-type="string" office:string-value="Molly.Welch@gmail.com">
            <text:p>Molly.Welch@gmail.com</text:p>
          </table:table-cell>
          <table:table-cell office:value-type="string">
            <text:p>7skDfepALWcY</text:p>
          </table:table-cell>
          <table:table-cell/>
        </table:table-row>
        <table:table-row table:style-name="ro1">
          <table:table-cell office:value-type="string">
            <text:p>Audrey</text:p>
          </table:table-cell>
          <table:table-cell office:value-type="string">
            <text:p>Lee</text:p>
          </table:table-cell>
          <table:table-cell office:value-type="string">
            <text:p>Female</text:p>
          </table:table-cell>
          <table:table-cell office:value-type="string">
            <text:p>21/09/2012</text:p>
          </table:table-cell>
          <table:table-cell table:formula="of:=[.A1836]&amp;&quot;.&quot;&amp;[.B1836]&amp;&quot;@gmail.com&quot;" office:value-type="string" office:string-value="Audrey.Lee@gmail.com">
            <text:p>Audrey.Lee@gmail.com</text:p>
          </table:table-cell>
          <table:table-cell office:value-type="string">
            <text:p>DYUbXQ3X8Td8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16/02/1972</text:p>
          </table:table-cell>
          <table:table-cell table:formula="of:=[.A1837]&amp;&quot;.&quot;&amp;[.B1837]&amp;&quot;@gmail.com&quot;" office:value-type="string" office:string-value="Sophie.Greene@gmail.com">
            <text:p>Sophie.Greene@gmail.com</text:p>
          </table:table-cell>
          <table:table-cell office:value-type="string">
            <text:p>pcyE7f8xxLak</text:p>
          </table:table-cell>
          <table:table-cell/>
        </table:table-row>
        <table:table-row table:style-name="ro1">
          <table:table-cell office:value-type="string">
            <text:p>Caroline</text:p>
          </table:table-cell>
          <table:table-cell office:value-type="string">
            <text:p>Mitchell</text:p>
          </table:table-cell>
          <table:table-cell office:value-type="string">
            <text:p>Female</text:p>
          </table:table-cell>
          <table:table-cell office:value-type="string">
            <text:p>15/07/1984</text:p>
          </table:table-cell>
          <table:table-cell table:formula="of:=[.A1838]&amp;&quot;.&quot;&amp;[.B1838]&amp;&quot;@gmail.com&quot;" office:value-type="string" office:string-value="Caroline.Mitchell@gmail.com">
            <text:p>Caroline.Mitchell@gmail.com</text:p>
          </table:table-cell>
          <table:table-cell office:value-type="string">
            <text:p>RBeCgkHkMt3W</text:p>
          </table:table-cell>
          <table:table-cell/>
        </table:table-row>
        <table:table-row table:style-name="ro1">
          <table:table-cell office:value-type="string">
            <text:p>Jessica</text:p>
          </table:table-cell>
          <table:table-cell office:value-type="string">
            <text:p>Clark</text:p>
          </table:table-cell>
          <table:table-cell office:value-type="string">
            <text:p>Female</text:p>
          </table:table-cell>
          <table:table-cell office:value-type="string">
            <text:p>04/03/2012</text:p>
          </table:table-cell>
          <table:table-cell table:formula="of:=[.A1839]&amp;&quot;.&quot;&amp;[.B1839]&amp;&quot;@gmail.com&quot;" office:value-type="string" office:string-value="Jessica.Clark@gmail.com">
            <text:p>Jessica.Clark@gmail.com</text:p>
          </table:table-cell>
          <table:table-cell office:value-type="string">
            <text:p>arMZEydAXHgD</text:p>
          </table:table-cell>
          <table:table-cell/>
        </table:table-row>
        <table:table-row table:style-name="ro1">
          <table:table-cell office:value-type="string">
            <text:p>Sarah</text:p>
          </table:table-cell>
          <table:table-cell office:value-type="string">
            <text:p>Kelly</text:p>
          </table:table-cell>
          <table:table-cell office:value-type="string">
            <text:p>Female</text:p>
          </table:table-cell>
          <table:table-cell office:value-type="string">
            <text:p>17/06/1977</text:p>
          </table:table-cell>
          <table:table-cell table:formula="of:=[.A1840]&amp;&quot;.&quot;&amp;[.B1840]&amp;&quot;@gmail.com&quot;" office:value-type="string" office:string-value="Sarah.Kelly@gmail.com">
            <text:p>Sarah.Kelly@gmail.com</text:p>
          </table:table-cell>
          <table:table-cell office:value-type="string">
            <text:p>FGPRqN6Skeje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Welch</text:p>
          </table:table-cell>
          <table:table-cell office:value-type="string">
            <text:p>Female</text:p>
          </table:table-cell>
          <table:table-cell office:value-type="string">
            <text:p>05/04/1982</text:p>
          </table:table-cell>
          <table:table-cell table:formula="of:=[.A1841]&amp;&quot;.&quot;&amp;[.B1841]&amp;&quot;@gmail.com&quot;" office:value-type="string" office:string-value="Amelia.Welch@gmail.com">
            <text:p>Amelia.Welch@gmail.com</text:p>
          </table:table-cell>
          <table:table-cell office:value-type="string">
            <text:p>xW7gR9JURvz7</text:p>
          </table:table-cell>
          <table:table-cell/>
        </table:table-row>
        <table:table-row table:style-name="ro1">
          <table:table-cell office:value-type="string">
            <text:p>Ella</text:p>
          </table:table-cell>
          <table:table-cell office:value-type="string">
            <text:p>Anderson</text:p>
          </table:table-cell>
          <table:table-cell office:value-type="string">
            <text:p>Female</text:p>
          </table:table-cell>
          <table:table-cell office:value-type="string">
            <text:p>17/09/1974</text:p>
          </table:table-cell>
          <table:table-cell table:formula="of:=[.A1842]&amp;&quot;.&quot;&amp;[.B1842]&amp;&quot;@gmail.com&quot;" office:value-type="string" office:string-value="Ella.Anderson@gmail.com">
            <text:p>Ella.Anderson@gmail.com</text:p>
          </table:table-cell>
          <table:table-cell office:value-type="string">
            <text:p>AnzBraqJvpay</text:p>
          </table:table-cell>
          <table:table-cell/>
        </table:table-row>
        <table:table-row table:style-name="ro1">
          <table:table-cell office:value-type="string">
            <text:p>Anne</text:p>
          </table:table-cell>
          <table:table-cell office:value-type="string">
            <text:p>Cameron</text:p>
          </table:table-cell>
          <table:table-cell office:value-type="string">
            <text:p>Female</text:p>
          </table:table-cell>
          <table:table-cell office:value-type="string">
            <text:p>03/11/1991</text:p>
          </table:table-cell>
          <table:table-cell table:formula="of:=[.A1843]&amp;&quot;.&quot;&amp;[.B1843]&amp;&quot;@gmail.com&quot;" office:value-type="string" office:string-value="Anne.Cameron@gmail.com">
            <text:p>Anne.Cameron@gmail.com</text:p>
          </table:table-cell>
          <table:table-cell office:value-type="string">
            <text:p>75mGxYL88fHy</text:p>
          </table:table-cell>
          <table:table-cell/>
        </table:table-row>
        <table:table-row table:style-name="ro1">
          <table:table-cell office:value-type="string">
            <text:p>Pippa</text:p>
          </table:table-cell>
          <table:table-cell office:value-type="string">
            <text:p>Jackson</text:p>
          </table:table-cell>
          <table:table-cell office:value-type="string">
            <text:p>Female</text:p>
          </table:table-cell>
          <table:table-cell office:value-type="string">
            <text:p>04/09/1999</text:p>
          </table:table-cell>
          <table:table-cell table:formula="of:=[.A1844]&amp;&quot;.&quot;&amp;[.B1844]&amp;&quot;@gmail.com&quot;" office:value-type="string" office:string-value="Pippa.Jackson@gmail.com">
            <text:p>Pippa.Jackson@gmail.com</text:p>
          </table:table-cell>
          <table:table-cell office:value-type="string">
            <text:p>fteWDHhJgRmJ</text:p>
          </table:table-cell>
          <table:table-cell/>
        </table:table-row>
        <table:table-row table:style-name="ro1">
          <table:table-cell office:value-type="string">
            <text:p>Tracey</text:p>
          </table:table-cell>
          <table:table-cell office:value-type="string">
            <text:p>Davidson</text:p>
          </table:table-cell>
          <table:table-cell office:value-type="string">
            <text:p>Female</text:p>
          </table:table-cell>
          <table:table-cell office:value-type="string">
            <text:p>02/11/2010</text:p>
          </table:table-cell>
          <table:table-cell table:formula="of:=[.A1845]&amp;&quot;.&quot;&amp;[.B1845]&amp;&quot;@gmail.com&quot;" office:value-type="string" office:string-value="Tracey.Davidson@gmail.com">
            <text:p>Tracey.Davidson@gmail.com</text:p>
          </table:table-cell>
          <table:table-cell office:value-type="string">
            <text:p>WBD7c8XppTdU</text:p>
          </table:table-cell>
          <table:table-cell/>
        </table:table-row>
        <table:table-row table:style-name="ro1">
          <table:table-cell office:value-type="string">
            <text:p>Diana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16/12/2008</text:p>
          </table:table-cell>
          <table:table-cell table:formula="of:=[.A1846]&amp;&quot;.&quot;&amp;[.B1846]&amp;&quot;@gmail.com&quot;" office:value-type="string" office:string-value="Diana.Hemmings@gmail.com">
            <text:p>Diana.Hemmings@gmail.com</text:p>
          </table:table-cell>
          <table:table-cell office:value-type="string">
            <text:p>JftMshU8vCjJ</text:p>
          </table:table-cell>
          <table:table-cell/>
        </table:table-row>
        <table:table-row table:style-name="ro1">
          <table:table-cell office:value-type="string">
            <text:p>Joan</text:p>
          </table:table-cell>
          <table:table-cell office:value-type="string">
            <text:p>Bell</text:p>
          </table:table-cell>
          <table:table-cell office:value-type="string">
            <text:p>Female</text:p>
          </table:table-cell>
          <table:table-cell office:value-type="string">
            <text:p>22/09/1991</text:p>
          </table:table-cell>
          <table:table-cell table:formula="of:=[.A1847]&amp;&quot;.&quot;&amp;[.B1847]&amp;&quot;@gmail.com&quot;" office:value-type="string" office:string-value="Joan.Bell@gmail.com">
            <text:p>Joan.Bell@gmail.com</text:p>
          </table:table-cell>
          <table:table-cell office:value-type="string">
            <text:p>ztm6Lw8ArRZq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Fisher</text:p>
          </table:table-cell>
          <table:table-cell office:value-type="string">
            <text:p>Female</text:p>
          </table:table-cell>
          <table:table-cell office:value-type="string">
            <text:p>29/04/2012</text:p>
          </table:table-cell>
          <table:table-cell table:formula="of:=[.A1848]&amp;&quot;.&quot;&amp;[.B1848]&amp;&quot;@gmail.com&quot;" office:value-type="string" office:string-value="Samantha.Fisher@gmail.com">
            <text:p>Samantha.Fisher@gmail.com</text:p>
          </table:table-cell>
          <table:table-cell office:value-type="string">
            <text:p>nVXTwDcKQrS3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28/02/1991</text:p>
          </table:table-cell>
          <table:table-cell table:formula="of:=[.A1849]&amp;&quot;.&quot;&amp;[.B1849]&amp;&quot;@gmail.com&quot;" office:value-type="string" office:string-value="Virginia.Oliver@gmail.com">
            <text:p>Virginia.Oliver@gmail.com</text:p>
          </table:table-cell>
          <table:table-cell office:value-type="string">
            <text:p>9k4HjKTmVMN5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28/11/2011</text:p>
          </table:table-cell>
          <table:table-cell table:formula="of:=[.A1850]&amp;&quot;.&quot;&amp;[.B1850]&amp;&quot;@gmail.com&quot;" office:value-type="string" office:string-value="Virginia.Johnston@gmail.com">
            <text:p>Virginia.Johnston@gmail.com</text:p>
          </table:table-cell>
          <table:table-cell office:value-type="string">
            <text:p>gDtV8URcaf3n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Paterson</text:p>
          </table:table-cell>
          <table:table-cell office:value-type="string">
            <text:p>Female</text:p>
          </table:table-cell>
          <table:table-cell office:value-type="string">
            <text:p>18/10/1972</text:p>
          </table:table-cell>
          <table:table-cell table:formula="of:=[.A1851]&amp;&quot;.&quot;&amp;[.B1851]&amp;&quot;@gmail.com&quot;" office:value-type="string" office:string-value="Vanessa.Paterson@gmail.com">
            <text:p>Vanessa.Paterson@gmail.com</text:p>
          </table:table-cell>
          <table:table-cell office:value-type="string">
            <text:p>xQhXDPFUjWn3</text:p>
          </table:table-cell>
          <table:table-cell/>
        </table:table-row>
        <table:table-row table:style-name="ro1">
          <table:table-cell office:value-type="string">
            <text:p>Angela</text:p>
          </table:table-cell>
          <table:table-cell office:value-type="string">
            <text:p>Knox</text:p>
          </table:table-cell>
          <table:table-cell office:value-type="string">
            <text:p>Female</text:p>
          </table:table-cell>
          <table:table-cell office:value-type="string">
            <text:p>20/12/1986</text:p>
          </table:table-cell>
          <table:table-cell table:formula="of:=[.A1852]&amp;&quot;.&quot;&amp;[.B1852]&amp;&quot;@gmail.com&quot;" office:value-type="string" office:string-value="Angela.Knox@gmail.com">
            <text:p>Angela.Knox@gmail.com</text:p>
          </table:table-cell>
          <table:table-cell office:value-type="string">
            <text:p>pqbTJekWtzcP</text:p>
          </table:table-cell>
          <table:table-cell/>
        </table:table-row>
        <table:table-row table:style-name="ro1">
          <table:table-cell office:value-type="string">
            <text:p>Jan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07/02/1989</text:p>
          </table:table-cell>
          <table:table-cell table:formula="of:=[.A1853]&amp;&quot;.&quot;&amp;[.B1853]&amp;&quot;@gmail.com&quot;" office:value-type="string" office:string-value="Jan.Roberts@gmail.com">
            <text:p>Jan.Roberts@gmail.com</text:p>
          </table:table-cell>
          <table:table-cell office:value-type="string">
            <text:p>Lf2nVXQBRWVK</text:p>
          </table:table-cell>
          <table:table-cell/>
        </table:table-row>
        <table:table-row table:style-name="ro1">
          <table:table-cell office:value-type="string">
            <text:p>Penelope</text:p>
          </table:table-cell>
          <table:table-cell office:value-type="string">
            <text:p>Quinn</text:p>
          </table:table-cell>
          <table:table-cell office:value-type="string">
            <text:p>Female</text:p>
          </table:table-cell>
          <table:table-cell office:value-type="string">
            <text:p>10/06/1973</text:p>
          </table:table-cell>
          <table:table-cell table:formula="of:=[.A1854]&amp;&quot;.&quot;&amp;[.B1854]&amp;&quot;@gmail.com&quot;" office:value-type="string" office:string-value="Penelope.Quinn@gmail.com">
            <text:p>Penelope.Quinn@gmail.com</text:p>
          </table:table-cell>
          <table:table-cell office:value-type="string">
            <text:p>Jz2MSa2htfcP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Ogden</text:p>
          </table:table-cell>
          <table:table-cell office:value-type="string">
            <text:p>Female</text:p>
          </table:table-cell>
          <table:table-cell office:value-type="string">
            <text:p>31/10/1986</text:p>
          </table:table-cell>
          <table:table-cell table:formula="of:=[.A1855]&amp;&quot;.&quot;&amp;[.B1855]&amp;&quot;@gmail.com&quot;" office:value-type="string" office:string-value="Ava.Ogden@gmail.com">
            <text:p>Ava.Ogden@gmail.com</text:p>
          </table:table-cell>
          <table:table-cell office:value-type="string">
            <text:p>gAH7mJkPyE37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10/03/1987</text:p>
          </table:table-cell>
          <table:table-cell table:formula="of:=[.A1856]&amp;&quot;.&quot;&amp;[.B1856]&amp;&quot;@gmail.com&quot;" office:value-type="string" office:string-value="Ruth.Duncan@gmail.com">
            <text:p>Ruth.Duncan@gmail.com</text:p>
          </table:table-cell>
          <table:table-cell office:value-type="string">
            <text:p>EKbwfxYdsuMm</text:p>
          </table:table-cell>
          <table:table-cell/>
        </table:table-row>
        <table:table-row table:style-name="ro1">
          <table:table-cell office:value-type="string">
            <text:p>Jennifer</text:p>
          </table:table-cell>
          <table:table-cell office:value-type="string">
            <text:p>Dowd</text:p>
          </table:table-cell>
          <table:table-cell office:value-type="string">
            <text:p>Female</text:p>
          </table:table-cell>
          <table:table-cell office:value-type="string">
            <text:p>09/02/1990</text:p>
          </table:table-cell>
          <table:table-cell table:formula="of:=[.A1857]&amp;&quot;.&quot;&amp;[.B1857]&amp;&quot;@gmail.com&quot;" office:value-type="string" office:string-value="Jennifer.Dowd@gmail.com">
            <text:p>Jennifer.Dowd@gmail.com</text:p>
          </table:table-cell>
          <table:table-cell office:value-type="string">
            <text:p>hw7LbLWKph5w</text:p>
          </table:table-cell>
          <table:table-cell/>
        </table:table-row>
        <table:table-row table:style-name="ro1">
          <table:table-cell office:value-type="string">
            <text:p>Megan</text:p>
          </table:table-cell>
          <table:table-cell office:value-type="string">
            <text:p>Lawrence</text:p>
          </table:table-cell>
          <table:table-cell office:value-type="string">
            <text:p>Female</text:p>
          </table:table-cell>
          <table:table-cell office:value-type="string">
            <text:p>01/09/2009</text:p>
          </table:table-cell>
          <table:table-cell table:formula="of:=[.A1858]&amp;&quot;.&quot;&amp;[.B1858]&amp;&quot;@gmail.com&quot;" office:value-type="string" office:string-value="Megan.Lawrence@gmail.com">
            <text:p>Megan.Lawrence@gmail.com</text:p>
          </table:table-cell>
          <table:table-cell office:value-type="string">
            <text:p>dETsddHGMgbu</text:p>
          </table:table-cell>
          <table:table-cell/>
        </table:table-row>
        <table:table-row table:style-name="ro1">
          <table:table-cell office:value-type="string">
            <text:p>Megan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03/08/1975</text:p>
          </table:table-cell>
          <table:table-cell table:formula="of:=[.A1859]&amp;&quot;.&quot;&amp;[.B1859]&amp;&quot;@gmail.com&quot;" office:value-type="string" office:string-value="Megan.Buckland@gmail.com">
            <text:p>Megan.Buckland@gmail.com</text:p>
          </table:table-cell>
          <table:table-cell office:value-type="string">
            <text:p>vA6cA6fsEaAW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King</text:p>
          </table:table-cell>
          <table:table-cell office:value-type="string">
            <text:p>Female</text:p>
          </table:table-cell>
          <table:table-cell office:value-type="string">
            <text:p>06/02/2013</text:p>
          </table:table-cell>
          <table:table-cell table:formula="of:=[.A1860]&amp;&quot;.&quot;&amp;[.B1860]&amp;&quot;@gmail.com&quot;" office:value-type="string" office:string-value="Deirdre.King@gmail.com">
            <text:p>Deirdre.King@gmail.com</text:p>
          </table:table-cell>
          <table:table-cell office:value-type="string">
            <text:p>A9yhMNXBv5Ex</text:p>
          </table:table-cell>
          <table:table-cell/>
        </table:table-row>
        <table:table-row table:style-name="ro1">
          <table:table-cell office:value-type="string">
            <text:p>Rachel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31/10/1976</text:p>
          </table:table-cell>
          <table:table-cell table:formula="of:=[.A1861]&amp;&quot;.&quot;&amp;[.B1861]&amp;&quot;@gmail.com&quot;" office:value-type="string" office:string-value="Rachel.Brown@gmail.com">
            <text:p>Rachel.Brown@gmail.com</text:p>
          </table:table-cell>
          <table:table-cell office:value-type="string">
            <text:p>DKwVAqEVZ2be</text:p>
          </table:table-cell>
          <table:table-cell/>
        </table:table-row>
        <table:table-row table:style-name="ro1">
          <table:table-cell office:value-type="string">
            <text:p>Gabrielle</text:p>
          </table:table-cell>
          <table:table-cell office:value-type="string">
            <text:p>Carr</text:p>
          </table:table-cell>
          <table:table-cell office:value-type="string">
            <text:p>Female</text:p>
          </table:table-cell>
          <table:table-cell office:value-type="string">
            <text:p>06/07/1981</text:p>
          </table:table-cell>
          <table:table-cell table:formula="of:=[.A1862]&amp;&quot;.&quot;&amp;[.B1862]&amp;&quot;@gmail.com&quot;" office:value-type="string" office:string-value="Gabrielle.Carr@gmail.com">
            <text:p>Gabrielle.Carr@gmail.com</text:p>
          </table:table-cell>
          <table:table-cell office:value-type="string">
            <text:p>asa7fMDJwbGL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Ferguson</text:p>
          </table:table-cell>
          <table:table-cell office:value-type="string">
            <text:p>Female</text:p>
          </table:table-cell>
          <table:table-cell office:value-type="string">
            <text:p>23/05/1985</text:p>
          </table:table-cell>
          <table:table-cell table:formula="of:=[.A1863]&amp;&quot;.&quot;&amp;[.B1863]&amp;&quot;@gmail.com&quot;" office:value-type="string" office:string-value="Una.Ferguson@gmail.com">
            <text:p>Una.Ferguson@gmail.com</text:p>
          </table:table-cell>
          <table:table-cell office:value-type="string">
            <text:p>Lp8cDEpxzCKy</text:p>
          </table:table-cell>
          <table:table-cell/>
        </table:table-row>
        <table:table-row table:style-name="ro1">
          <table:table-cell office:value-type="string">
            <text:p>Andrea</text:p>
          </table:table-cell>
          <table:table-cell office:value-type="string">
            <text:p>Clark</text:p>
          </table:table-cell>
          <table:table-cell office:value-type="string">
            <text:p>Female</text:p>
          </table:table-cell>
          <table:table-cell office:value-type="string">
            <text:p>18/09/2015</text:p>
          </table:table-cell>
          <table:table-cell table:formula="of:=[.A1864]&amp;&quot;.&quot;&amp;[.B1864]&amp;&quot;@gmail.com&quot;" office:value-type="string" office:string-value="Andrea.Clark@gmail.com">
            <text:p>Andrea.Clark@gmail.com</text:p>
          </table:table-cell>
          <table:table-cell office:value-type="string">
            <text:p>Kyz5hFXP7yQD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Blake</text:p>
          </table:table-cell>
          <table:table-cell office:value-type="string">
            <text:p>Female</text:p>
          </table:table-cell>
          <table:table-cell office:value-type="string">
            <text:p>08/08/1996</text:p>
          </table:table-cell>
          <table:table-cell table:formula="of:=[.A1865]&amp;&quot;.&quot;&amp;[.B1865]&amp;&quot;@gmail.com&quot;" office:value-type="string" office:string-value="Sally.Blake@gmail.com">
            <text:p>Sally.Blake@gmail.com</text:p>
          </table:table-cell>
          <table:table-cell office:value-type="string">
            <text:p>ezSm7JxK99h5</text:p>
          </table:table-cell>
          <table:table-cell/>
        </table:table-row>
        <table:table-row table:style-name="ro1">
          <table:table-cell office:value-type="string">
            <text:p>Alison</text:p>
          </table:table-cell>
          <table:table-cell office:value-type="string">
            <text:p>May</text:p>
          </table:table-cell>
          <table:table-cell office:value-type="string">
            <text:p>Female</text:p>
          </table:table-cell>
          <table:table-cell office:value-type="string">
            <text:p>19/10/1982</text:p>
          </table:table-cell>
          <table:table-cell table:formula="of:=[.A1866]&amp;&quot;.&quot;&amp;[.B1866]&amp;&quot;@gmail.com&quot;" office:value-type="string" office:string-value="Alison.May@gmail.com">
            <text:p>Alison.May@gmail.com</text:p>
          </table:table-cell>
          <table:table-cell office:value-type="string">
            <text:p>aANfMV3uAe6Q</text:p>
          </table:table-cell>
          <table:table-cell/>
        </table:table-row>
        <table:table-row table:style-name="ro1">
          <table:table-cell office:value-type="string">
            <text:p>Diane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05/07/1972</text:p>
          </table:table-cell>
          <table:table-cell table:formula="of:=[.A1867]&amp;&quot;.&quot;&amp;[.B1867]&amp;&quot;@gmail.com&quot;" office:value-type="string" office:string-value="Diane.Buckland@gmail.com">
            <text:p>Diane.Buckland@gmail.com</text:p>
          </table:table-cell>
          <table:table-cell office:value-type="string">
            <text:p>wXmWC2MryVgJ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13/08/2006</text:p>
          </table:table-cell>
          <table:table-cell table:formula="of:=[.A1868]&amp;&quot;.&quot;&amp;[.B1868]&amp;&quot;@gmail.com&quot;" office:value-type="string" office:string-value="Hannah.Smith@gmail.com">
            <text:p>Hannah.Smith@gmail.com</text:p>
          </table:table-cell>
          <table:table-cell office:value-type="string">
            <text:p>sgqRtMtvdyu6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Langdon</text:p>
          </table:table-cell>
          <table:table-cell office:value-type="string">
            <text:p>Female</text:p>
          </table:table-cell>
          <table:table-cell office:value-type="string">
            <text:p>07/02/1995</text:p>
          </table:table-cell>
          <table:table-cell table:formula="of:=[.A1869]&amp;&quot;.&quot;&amp;[.B1869]&amp;&quot;@gmail.com&quot;" office:value-type="string" office:string-value="Bernadette.Langdon@gmail.com">
            <text:p>Bernadette.Langdon@gmail.com</text:p>
          </table:table-cell>
          <table:table-cell office:value-type="string">
            <text:p>nPLjekRXC5qr</text:p>
          </table:table-cell>
          <table:table-cell/>
        </table:table-row>
        <table:table-row table:style-name="ro1">
          <table:table-cell office:value-type="string">
            <text:p>Pippa</text:p>
          </table:table-cell>
          <table:table-cell office:value-type="string">
            <text:p>Lewis</text:p>
          </table:table-cell>
          <table:table-cell office:value-type="string">
            <text:p>Female</text:p>
          </table:table-cell>
          <table:table-cell office:value-type="string">
            <text:p>16/10/1976</text:p>
          </table:table-cell>
          <table:table-cell table:formula="of:=[.A1870]&amp;&quot;.&quot;&amp;[.B1870]&amp;&quot;@gmail.com&quot;" office:value-type="string" office:string-value="Pippa.Lewis@gmail.com">
            <text:p>Pippa.Lewis@gmail.com</text:p>
          </table:table-cell>
          <table:table-cell office:value-type="string">
            <text:p>X7VXcDsxxh68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23/11/1996</text:p>
          </table:table-cell>
          <table:table-cell table:formula="of:=[.A1871]&amp;&quot;.&quot;&amp;[.B1871]&amp;&quot;@gmail.com&quot;" office:value-type="string" office:string-value="Lillian.Thomson@gmail.com">
            <text:p>Lillian.Thomson@gmail.com</text:p>
          </table:table-cell>
          <table:table-cell office:value-type="string">
            <text:p>dsUYVFfbEhKW</text:p>
          </table:table-cell>
          <table:table-cell/>
        </table:table-row>
        <table:table-row table:style-name="ro1">
          <table:table-cell office:value-type="string">
            <text:p>Jasmine</text:p>
          </table:table-cell>
          <table:table-cell office:value-type="string">
            <text:p>Fraser</text:p>
          </table:table-cell>
          <table:table-cell office:value-type="string">
            <text:p>Female</text:p>
          </table:table-cell>
          <table:table-cell office:value-type="string">
            <text:p>28/11/1972</text:p>
          </table:table-cell>
          <table:table-cell table:formula="of:=[.A1872]&amp;&quot;.&quot;&amp;[.B1872]&amp;&quot;@gmail.com&quot;" office:value-type="string" office:string-value="Jasmine.Fraser@gmail.com">
            <text:p>Jasmine.Fraser@gmail.com</text:p>
          </table:table-cell>
          <table:table-cell office:value-type="string">
            <text:p>jrWuPckK4YdV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Watson</text:p>
          </table:table-cell>
          <table:table-cell office:value-type="string">
            <text:p>Female</text:p>
          </table:table-cell>
          <table:table-cell office:value-type="string">
            <text:p>24/04/1983</text:p>
          </table:table-cell>
          <table:table-cell table:formula="of:=[.A1873]&amp;&quot;.&quot;&amp;[.B1873]&amp;&quot;@gmail.com&quot;" office:value-type="string" office:string-value="Claire.Watson@gmail.com">
            <text:p>Claire.Watson@gmail.com</text:p>
          </table:table-cell>
          <table:table-cell office:value-type="string">
            <text:p>uVRNPNXruSbT</text:p>
          </table:table-cell>
          <table:table-cell/>
        </table:table-row>
        <table:table-row table:style-name="ro1">
          <table:table-cell office:value-type="string">
            <text:p>Amy</text:p>
          </table:table-cell>
          <table:table-cell office:value-type="string">
            <text:p>Fraser</text:p>
          </table:table-cell>
          <table:table-cell office:value-type="string">
            <text:p>Female</text:p>
          </table:table-cell>
          <table:table-cell office:value-type="string">
            <text:p>07/09/2016</text:p>
          </table:table-cell>
          <table:table-cell table:formula="of:=[.A1874]&amp;&quot;.&quot;&amp;[.B1874]&amp;&quot;@gmail.com&quot;" office:value-type="string" office:string-value="Amy.Fraser@gmail.com">
            <text:p>Amy.Fraser@gmail.com</text:p>
          </table:table-cell>
          <table:table-cell office:value-type="string">
            <text:p>dqsQYSKUJ74m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King</text:p>
          </table:table-cell>
          <table:table-cell office:value-type="string">
            <text:p>Female</text:p>
          </table:table-cell>
          <table:table-cell office:value-type="string">
            <text:p>04/06/1991</text:p>
          </table:table-cell>
          <table:table-cell table:formula="of:=[.A1875]&amp;&quot;.&quot;&amp;[.B1875]&amp;&quot;@gmail.com&quot;" office:value-type="string" office:string-value="Una.King@gmail.com">
            <text:p>Una.King@gmail.com</text:p>
          </table:table-cell>
          <table:table-cell office:value-type="string">
            <text:p>JAFupTJf8TRE</text:p>
          </table:table-cell>
          <table:table-cell/>
        </table:table-row>
        <table:table-row table:style-name="ro1">
          <table:table-cell office:value-type="string">
            <text:p>Claire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13/08/1978</text:p>
          </table:table-cell>
          <table:table-cell table:formula="of:=[.A1876]&amp;&quot;.&quot;&amp;[.B1876]&amp;&quot;@gmail.com&quot;" office:value-type="string" office:string-value="Claire.Thomson@gmail.com">
            <text:p>Claire.Thomson@gmail.com</text:p>
          </table:table-cell>
          <table:table-cell office:value-type="string">
            <text:p>GrcCPG3BSWhW</text:p>
          </table:table-cell>
          <table:table-cell/>
        </table:table-row>
        <table:table-row table:style-name="ro1">
          <table:table-cell office:value-type="string">
            <text:p>Molly</text:p>
          </table:table-cell>
          <table:table-cell office:value-type="string">
            <text:p>Campbell</text:p>
          </table:table-cell>
          <table:table-cell office:value-type="string">
            <text:p>Female</text:p>
          </table:table-cell>
          <table:table-cell office:value-type="string">
            <text:p>10/11/1988</text:p>
          </table:table-cell>
          <table:table-cell table:formula="of:=[.A1877]&amp;&quot;.&quot;&amp;[.B1877]&amp;&quot;@gmail.com&quot;" office:value-type="string" office:string-value="Molly.Campbell@gmail.com">
            <text:p>Molly.Campbell@gmail.com</text:p>
          </table:table-cell>
          <table:table-cell office:value-type="string">
            <text:p>EuAELVHucZex</text:p>
          </table:table-cell>
          <table:table-cell/>
        </table:table-row>
        <table:table-row table:style-name="ro1">
          <table:table-cell office:value-type="string">
            <text:p>Julia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13/03/1991</text:p>
          </table:table-cell>
          <table:table-cell table:formula="of:=[.A1878]&amp;&quot;.&quot;&amp;[.B1878]&amp;&quot;@gmail.com&quot;" office:value-type="string" office:string-value="Julia.Dyer@gmail.com">
            <text:p>Julia.Dyer@gmail.com</text:p>
          </table:table-cell>
          <table:table-cell office:value-type="string">
            <text:p>EvD3BbcM9DU5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Poole</text:p>
          </table:table-cell>
          <table:table-cell office:value-type="string">
            <text:p>Female</text:p>
          </table:table-cell>
          <table:table-cell office:value-type="string">
            <text:p>09/12/1975</text:p>
          </table:table-cell>
          <table:table-cell table:formula="of:=[.A1879]&amp;&quot;.&quot;&amp;[.B1879]&amp;&quot;@gmail.com&quot;" office:value-type="string" office:string-value="Sally.Poole@gmail.com">
            <text:p>Sally.Poole@gmail.com</text:p>
          </table:table-cell>
          <table:table-cell office:value-type="string">
            <text:p>aEX85V9TM2hv</text:p>
          </table:table-cell>
          <table:table-cell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Marshall</text:p>
          </table:table-cell>
          <table:table-cell office:value-type="string">
            <text:p>Female</text:p>
          </table:table-cell>
          <table:table-cell office:value-type="string">
            <text:p>05/05/1977</text:p>
          </table:table-cell>
          <table:table-cell table:formula="of:=[.A1880]&amp;&quot;.&quot;&amp;[.B1880]&amp;&quot;@gmail.com&quot;" office:value-type="string" office:string-value="Stephanie.Marshall@gmail.com">
            <text:p>Stephanie.Marshall@gmail.com</text:p>
          </table:table-cell>
          <table:table-cell office:value-type="string">
            <text:p>32SvE7Cpf8SY</text:p>
          </table:table-cell>
          <table:table-cell/>
        </table:table-row>
        <table:table-row table:style-name="ro1">
          <table:table-cell office:value-type="string">
            <text:p>Bella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07/12/1981</text:p>
          </table:table-cell>
          <table:table-cell table:formula="of:=[.A1881]&amp;&quot;.&quot;&amp;[.B1881]&amp;&quot;@gmail.com&quot;" office:value-type="string" office:string-value="Bella.Abraham@gmail.com">
            <text:p>Bella.Abraham@gmail.com</text:p>
          </table:table-cell>
          <table:table-cell office:value-type="string">
            <text:p>7c3kxUseGQph</text:p>
          </table:table-cell>
          <table:table-cell/>
        </table:table-row>
        <table:table-row table:style-name="ro1">
          <table:table-cell office:value-type="string">
            <text:p>Alexandra</text:p>
          </table:table-cell>
          <table:table-cell office:value-type="string">
            <text:p>Davies</text:p>
          </table:table-cell>
          <table:table-cell office:value-type="string">
            <text:p>Female</text:p>
          </table:table-cell>
          <table:table-cell office:value-type="string">
            <text:p>30/07/2013</text:p>
          </table:table-cell>
          <table:table-cell table:formula="of:=[.A1882]&amp;&quot;.&quot;&amp;[.B1882]&amp;&quot;@gmail.com&quot;" office:value-type="string" office:string-value="Alexandra.Davies@gmail.com">
            <text:p>Alexandra.Davies@gmail.com</text:p>
          </table:table-cell>
          <table:table-cell office:value-type="string">
            <text:p>ZLcgf285MYr4</text:p>
          </table:table-cell>
          <table:table-cell/>
        </table:table-row>
        <table:table-row table:style-name="ro1">
          <table:table-cell office:value-type="string">
            <text:p>Una</text:p>
          </table:table-cell>
          <table:table-cell office:value-type="string">
            <text:p>Henderson</text:p>
          </table:table-cell>
          <table:table-cell office:value-type="string">
            <text:p>Female</text:p>
          </table:table-cell>
          <table:table-cell office:value-type="string">
            <text:p>09/07/1996</text:p>
          </table:table-cell>
          <table:table-cell table:formula="of:=[.A1883]&amp;&quot;.&quot;&amp;[.B1883]&amp;&quot;@gmail.com&quot;" office:value-type="string" office:string-value="Una.Henderson@gmail.com">
            <text:p>Una.Henderson@gmail.com</text:p>
          </table:table-cell>
          <table:table-cell office:value-type="string">
            <text:p>3XUYSJGeuHM9</text:p>
          </table:table-cell>
          <table:table-cell/>
        </table:table-row>
        <table:table-row table:style-name="ro1">
          <table:table-cell office:value-type="string">
            <text:p>Dorothy</text:p>
          </table:table-cell>
          <table:table-cell office:value-type="string">
            <text:p>Piper</text:p>
          </table:table-cell>
          <table:table-cell office:value-type="string">
            <text:p>Female</text:p>
          </table:table-cell>
          <table:table-cell office:value-type="string">
            <text:p>21/06/2006</text:p>
          </table:table-cell>
          <table:table-cell table:formula="of:=[.A1884]&amp;&quot;.&quot;&amp;[.B1884]&amp;&quot;@gmail.com&quot;" office:value-type="string" office:string-value="Dorothy.Piper@gmail.com">
            <text:p>Dorothy.Piper@gmail.com</text:p>
          </table:table-cell>
          <table:table-cell office:value-type="string">
            <text:p>tcrkrHcH9qXp</text:p>
          </table:table-cell>
          <table:table-cell/>
        </table:table-row>
        <table:table-row table:style-name="ro1">
          <table:table-cell office:value-type="string">
            <text:p>Jessica</text:p>
          </table:table-cell>
          <table:table-cell office:value-type="string">
            <text:p>Johnston</text:p>
          </table:table-cell>
          <table:table-cell office:value-type="string">
            <text:p>Female</text:p>
          </table:table-cell>
          <table:table-cell office:value-type="string">
            <text:p>08/08/1986</text:p>
          </table:table-cell>
          <table:table-cell table:formula="of:=[.A1885]&amp;&quot;.&quot;&amp;[.B1885]&amp;&quot;@gmail.com&quot;" office:value-type="string" office:string-value="Jessica.Johnston@gmail.com">
            <text:p>Jessica.Johnston@gmail.com</text:p>
          </table:table-cell>
          <table:table-cell office:value-type="string">
            <text:p>EzDvhQfzkNPx</text:p>
          </table:table-cell>
          <table:table-cell/>
        </table:table-row>
        <table:table-row table:style-name="ro1">
          <table:table-cell office:value-type="string">
            <text:p>Karen</text:p>
          </table:table-cell>
          <table:table-cell office:value-type="string">
            <text:p>Ball</text:p>
          </table:table-cell>
          <table:table-cell office:value-type="string">
            <text:p>Female</text:p>
          </table:table-cell>
          <table:table-cell office:value-type="string">
            <text:p>16/08/2012</text:p>
          </table:table-cell>
          <table:table-cell table:formula="of:=[.A1886]&amp;&quot;.&quot;&amp;[.B1886]&amp;&quot;@gmail.com&quot;" office:value-type="string" office:string-value="Karen.Ball@gmail.com">
            <text:p>Karen.Ball@gmail.com</text:p>
          </table:table-cell>
          <table:table-cell office:value-type="string">
            <text:p>vCYR7Sge8wrh</text:p>
          </table:table-cell>
          <table:table-cell/>
        </table:table-row>
        <table:table-row table:style-name="ro1">
          <table:table-cell office:value-type="string">
            <text:p>Joan</text:p>
          </table:table-cell>
          <table:table-cell office:value-type="string">
            <text:p>Blake</text:p>
          </table:table-cell>
          <table:table-cell office:value-type="string">
            <text:p>Female</text:p>
          </table:table-cell>
          <table:table-cell office:value-type="string">
            <text:p>26/04/1996</text:p>
          </table:table-cell>
          <table:table-cell table:formula="of:=[.A1887]&amp;&quot;.&quot;&amp;[.B1887]&amp;&quot;@gmail.com&quot;" office:value-type="string" office:string-value="Joan.Blake@gmail.com">
            <text:p>Joan.Blake@gmail.com</text:p>
          </table:table-cell>
          <table:table-cell office:value-type="string">
            <text:p>XPbyMwETeyPb</text:p>
          </table:table-cell>
          <table:table-cell/>
        </table:table-row>
        <table:table-row table:style-name="ro1">
          <table:table-cell office:value-type="string">
            <text:p>Karen</text:p>
          </table:table-cell>
          <table:table-cell office:value-type="string">
            <text:p>Ferguson</text:p>
          </table:table-cell>
          <table:table-cell office:value-type="string">
            <text:p>Female</text:p>
          </table:table-cell>
          <table:table-cell office:value-type="string">
            <text:p>04/03/1974</text:p>
          </table:table-cell>
          <table:table-cell table:formula="of:=[.A1888]&amp;&quot;.&quot;&amp;[.B1888]&amp;&quot;@gmail.com&quot;" office:value-type="string" office:string-value="Karen.Ferguson@gmail.com">
            <text:p>Karen.Ferguson@gmail.com</text:p>
          </table:table-cell>
          <table:table-cell office:value-type="string">
            <text:p>u9quwHNzXpZs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Ogden</text:p>
          </table:table-cell>
          <table:table-cell office:value-type="string">
            <text:p>Female</text:p>
          </table:table-cell>
          <table:table-cell office:value-type="string">
            <text:p>27/09/2016</text:p>
          </table:table-cell>
          <table:table-cell table:formula="of:=[.A1889]&amp;&quot;.&quot;&amp;[.B1889]&amp;&quot;@gmail.com&quot;" office:value-type="string" office:string-value="Felicity.Ogden@gmail.com">
            <text:p>Felicity.Ogden@gmail.com</text:p>
          </table:table-cell>
          <table:table-cell office:value-type="string">
            <text:p>xDXFfvCegATB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Coleman</text:p>
          </table:table-cell>
          <table:table-cell office:value-type="string">
            <text:p>Female</text:p>
          </table:table-cell>
          <table:table-cell office:value-type="string">
            <text:p>31/12/2010</text:p>
          </table:table-cell>
          <table:table-cell table:formula="of:=[.A1890]&amp;&quot;.&quot;&amp;[.B1890]&amp;&quot;@gmail.com&quot;" office:value-type="string" office:string-value="Hannah.Coleman@gmail.com">
            <text:p>Hannah.Coleman@gmail.com</text:p>
          </table:table-cell>
          <table:table-cell office:value-type="string">
            <text:p>vJC4TbKRXBrJ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Hamilton</text:p>
          </table:table-cell>
          <table:table-cell office:value-type="string">
            <text:p>Female</text:p>
          </table:table-cell>
          <table:table-cell office:value-type="string">
            <text:p>09/06/1980</text:p>
          </table:table-cell>
          <table:table-cell table:formula="of:=[.A1891]&amp;&quot;.&quot;&amp;[.B1891]&amp;&quot;@gmail.com&quot;" office:value-type="string" office:string-value="Ruth.Hamilton@gmail.com">
            <text:p>Ruth.Hamilton@gmail.com</text:p>
          </table:table-cell>
          <table:table-cell office:value-type="string">
            <text:p>b3kbheqKbfCJ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18/10/1973</text:p>
          </table:table-cell>
          <table:table-cell table:formula="of:=[.A1892]&amp;&quot;.&quot;&amp;[.B1892]&amp;&quot;@gmail.com&quot;" office:value-type="string" office:string-value="Hannah.Peake@gmail.com">
            <text:p>Hannah.Peake@gmail.com</text:p>
          </table:table-cell>
          <table:table-cell office:value-type="string">
            <text:p>JzWeUcbetynh</text:p>
          </table:table-cell>
          <table:table-cell/>
        </table:table-row>
        <table:table-row table:style-name="ro1">
          <table:table-cell office:value-type="string">
            <text:p>Samantha</text:p>
          </table:table-cell>
          <table:table-cell office:value-type="string">
            <text:p>Springer</text:p>
          </table:table-cell>
          <table:table-cell office:value-type="string">
            <text:p>Female</text:p>
          </table:table-cell>
          <table:table-cell office:value-type="string">
            <text:p>18/05/1972</text:p>
          </table:table-cell>
          <table:table-cell table:formula="of:=[.A1893]&amp;&quot;.&quot;&amp;[.B1893]&amp;&quot;@gmail.com&quot;" office:value-type="string" office:string-value="Samantha.Springer@gmail.com">
            <text:p>Samantha.Springer@gmail.com</text:p>
          </table:table-cell>
          <table:table-cell office:value-type="string">
            <text:p>Gj3Wg6pWhbJk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Watson</text:p>
          </table:table-cell>
          <table:table-cell office:value-type="string">
            <text:p>Female</text:p>
          </table:table-cell>
          <table:table-cell office:value-type="string">
            <text:p>31/07/2015</text:p>
          </table:table-cell>
          <table:table-cell table:formula="of:=[.A1894]&amp;&quot;.&quot;&amp;[.B1894]&amp;&quot;@gmail.com&quot;" office:value-type="string" office:string-value="Vanessa.Watson@gmail.com">
            <text:p>Vanessa.Watson@gmail.com</text:p>
          </table:table-cell>
          <table:table-cell office:value-type="string">
            <text:p>fP5FHb8PYbms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08/11/1981</text:p>
          </table:table-cell>
          <table:table-cell table:formula="of:=[.A1895]&amp;&quot;.&quot;&amp;[.B1895]&amp;&quot;@gmail.com&quot;" office:value-type="string" office:string-value="Rebecca.Mills@gmail.com">
            <text:p>Rebecca.Mills@gmail.com</text:p>
          </table:table-cell>
          <table:table-cell office:value-type="string">
            <text:p>uMbNkueTjZsV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Vance</text:p>
          </table:table-cell>
          <table:table-cell office:value-type="string">
            <text:p>Female</text:p>
          </table:table-cell>
          <table:table-cell office:value-type="string">
            <text:p>06/05/1990</text:p>
          </table:table-cell>
          <table:table-cell table:formula="of:=[.A1896]&amp;&quot;.&quot;&amp;[.B1896]&amp;&quot;@gmail.com&quot;" office:value-type="string" office:string-value="Sophie.Vance@gmail.com">
            <text:p>Sophie.Vance@gmail.com</text:p>
          </table:table-cell>
          <table:table-cell office:value-type="string">
            <text:p>DqTCDSWcG8fD</text:p>
          </table:table-cell>
          <table:table-cell/>
        </table:table-row>
        <table:table-row table:style-name="ro1">
          <table:table-cell office:value-type="string">
            <text:p>Rachel</text:p>
          </table:table-cell>
          <table:table-cell office:value-type="string">
            <text:p>Metcalfe</text:p>
          </table:table-cell>
          <table:table-cell office:value-type="string">
            <text:p>Female</text:p>
          </table:table-cell>
          <table:table-cell office:value-type="string">
            <text:p>09/08/1977</text:p>
          </table:table-cell>
          <table:table-cell table:formula="of:=[.A1897]&amp;&quot;.&quot;&amp;[.B1897]&amp;&quot;@gmail.com&quot;" office:value-type="string" office:string-value="Rachel.Metcalfe@gmail.com">
            <text:p>Rachel.Metcalfe@gmail.com</text:p>
          </table:table-cell>
          <table:table-cell office:value-type="string">
            <text:p>GKkYRgjeP8XM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Graham</text:p>
          </table:table-cell>
          <table:table-cell office:value-type="string">
            <text:p>Female</text:p>
          </table:table-cell>
          <table:table-cell office:value-type="string">
            <text:p>13/05/1988</text:p>
          </table:table-cell>
          <table:table-cell table:formula="of:=[.A1898]&amp;&quot;.&quot;&amp;[.B1898]&amp;&quot;@gmail.com&quot;" office:value-type="string" office:string-value="Vanessa.Graham@gmail.com">
            <text:p>Vanessa.Graham@gmail.com</text:p>
          </table:table-cell>
          <table:table-cell office:value-type="string">
            <text:p>7Rk9Aj4hgwcV</text:p>
          </table:table-cell>
          <table:table-cell/>
        </table:table-row>
        <table:table-row table:style-name="ro1">
          <table:table-cell office:value-type="string">
            <text:p>Fiona</text:p>
          </table:table-cell>
          <table:table-cell office:value-type="string">
            <text:p>Blake</text:p>
          </table:table-cell>
          <table:table-cell office:value-type="string">
            <text:p>Female</text:p>
          </table:table-cell>
          <table:table-cell office:value-type="string">
            <text:p>01/06/1992</text:p>
          </table:table-cell>
          <table:table-cell table:formula="of:=[.A1899]&amp;&quot;.&quot;&amp;[.B1899]&amp;&quot;@gmail.com&quot;" office:value-type="string" office:string-value="Fiona.Blake@gmail.com">
            <text:p>Fiona.Blake@gmail.com</text:p>
          </table:table-cell>
          <table:table-cell office:value-type="string">
            <text:p>GxMRpz4ZZmHU</text:p>
          </table:table-cell>
          <table:table-cell/>
        </table:table-row>
        <table:table-row table:style-name="ro1">
          <table:table-cell office:value-type="string">
            <text:p>Lisa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29/03/1971</text:p>
          </table:table-cell>
          <table:table-cell table:formula="of:=[.A1900]&amp;&quot;.&quot;&amp;[.B1900]&amp;&quot;@gmail.com&quot;" office:value-type="string" office:string-value="Lisa.Mackay@gmail.com">
            <text:p>Lisa.Mackay@gmail.com</text:p>
          </table:table-cell>
          <table:table-cell office:value-type="string">
            <text:p>WqFBcM2BuNej</text:p>
          </table:table-cell>
          <table:table-cell/>
        </table:table-row>
        <table:table-row table:style-name="ro1">
          <table:table-cell office:value-type="string">
            <text:p>Gabrielle</text:p>
          </table:table-cell>
          <table:table-cell office:value-type="string">
            <text:p>Forsyth</text:p>
          </table:table-cell>
          <table:table-cell office:value-type="string">
            <text:p>Female</text:p>
          </table:table-cell>
          <table:table-cell office:value-type="string">
            <text:p>18/03/2012</text:p>
          </table:table-cell>
          <table:table-cell table:formula="of:=[.A1901]&amp;&quot;.&quot;&amp;[.B1901]&amp;&quot;@gmail.com&quot;" office:value-type="string" office:string-value="Gabrielle.Forsyth@gmail.com">
            <text:p>Gabrielle.Forsyth@gmail.com</text:p>
          </table:table-cell>
          <table:table-cell office:value-type="string">
            <text:p>bvTMdXVAPzrP</text:p>
          </table:table-cell>
          <table:table-cell/>
        </table:table-row>
        <table:table-row table:style-name="ro1">
          <table:table-cell office:value-type="string">
            <text:p>Anna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30/12/1989</text:p>
          </table:table-cell>
          <table:table-cell table:formula="of:=[.A1902]&amp;&quot;.&quot;&amp;[.B1902]&amp;&quot;@gmail.com&quot;" office:value-type="string" office:string-value="Anna.Buckland@gmail.com">
            <text:p>Anna.Buckland@gmail.com</text:p>
          </table:table-cell>
          <table:table-cell office:value-type="string">
            <text:p>XUCURR4thHjR</text:p>
          </table:table-cell>
          <table:table-cell/>
        </table:table-row>
        <table:table-row table:style-name="ro1">
          <table:table-cell office:value-type="string">
            <text:p>Angela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26/07/2011</text:p>
          </table:table-cell>
          <table:table-cell table:formula="of:=[.A1903]&amp;&quot;.&quot;&amp;[.B1903]&amp;&quot;@gmail.com&quot;" office:value-type="string" office:string-value="Angela.Buckland@gmail.com">
            <text:p>Angela.Buckland@gmail.com</text:p>
          </table:table-cell>
          <table:table-cell office:value-type="string">
            <text:p>F6KZguJ4ceZp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Hardacre</text:p>
          </table:table-cell>
          <table:table-cell office:value-type="string">
            <text:p>Female</text:p>
          </table:table-cell>
          <table:table-cell office:value-type="string">
            <text:p>11/07/1999</text:p>
          </table:table-cell>
          <table:table-cell table:formula="of:=[.A1904]&amp;&quot;.&quot;&amp;[.B1904]&amp;&quot;@gmail.com&quot;" office:value-type="string" office:string-value="Kylie.Hardacre@gmail.com">
            <text:p>Kylie.Hardacre@gmail.com</text:p>
          </table:table-cell>
          <table:table-cell office:value-type="string">
            <text:p>JMJkKC3Byahx</text:p>
          </table:table-cell>
          <table:table-cell/>
        </table:table-row>
        <table:table-row table:style-name="ro1">
          <table:table-cell office:value-type="string">
            <text:p>Maria</text:p>
          </table:table-cell>
          <table:table-cell office:value-type="string">
            <text:p>Piper</text:p>
          </table:table-cell>
          <table:table-cell office:value-type="string">
            <text:p>Female</text:p>
          </table:table-cell>
          <table:table-cell office:value-type="string">
            <text:p>01/02/1977</text:p>
          </table:table-cell>
          <table:table-cell table:formula="of:=[.A1905]&amp;&quot;.&quot;&amp;[.B1905]&amp;&quot;@gmail.com&quot;" office:value-type="string" office:string-value="Maria.Piper@gmail.com">
            <text:p>Maria.Piper@gmail.com</text:p>
          </table:table-cell>
          <table:table-cell office:value-type="string">
            <text:p>gm7Lev85cTfp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Springer</text:p>
          </table:table-cell>
          <table:table-cell office:value-type="string">
            <text:p>Female</text:p>
          </table:table-cell>
          <table:table-cell office:value-type="string">
            <text:p>17/03/1998</text:p>
          </table:table-cell>
          <table:table-cell table:formula="of:=[.A1906]&amp;&quot;.&quot;&amp;[.B1906]&amp;&quot;@gmail.com&quot;" office:value-type="string" office:string-value="Mary.Springer@gmail.com">
            <text:p>Mary.Springer@gmail.com</text:p>
          </table:table-cell>
          <table:table-cell office:value-type="string">
            <text:p>ejyQENuSUJSR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Nolan</text:p>
          </table:table-cell>
          <table:table-cell office:value-type="string">
            <text:p>Female</text:p>
          </table:table-cell>
          <table:table-cell office:value-type="string">
            <text:p>26/03/1971</text:p>
          </table:table-cell>
          <table:table-cell table:formula="of:=[.A1907]&amp;&quot;.&quot;&amp;[.B1907]&amp;&quot;@gmail.com&quot;" office:value-type="string" office:string-value="Lily.Nolan@gmail.com">
            <text:p>Lily.Nolan@gmail.com</text:p>
          </table:table-cell>
          <table:table-cell office:value-type="string">
            <text:p>x2L87rbSj8fe</text:p>
          </table:table-cell>
          <table:table-cell/>
        </table:table-row>
        <table:table-row table:style-name="ro1">
          <table:table-cell office:value-type="string">
            <text:p>Victoria</text:p>
          </table:table-cell>
          <table:table-cell office:value-type="string">
            <text:p>Paige</text:p>
          </table:table-cell>
          <table:table-cell office:value-type="string">
            <text:p>Female</text:p>
          </table:table-cell>
          <table:table-cell office:value-type="string">
            <text:p>22/01/1983</text:p>
          </table:table-cell>
          <table:table-cell table:formula="of:=[.A1908]&amp;&quot;.&quot;&amp;[.B1908]&amp;&quot;@gmail.com&quot;" office:value-type="string" office:string-value="Victoria.Paige@gmail.com">
            <text:p>Victoria.Paige@gmail.com</text:p>
          </table:table-cell>
          <table:table-cell office:value-type="string">
            <text:p>cf4RJuy7gxN9</text:p>
          </table:table-cell>
          <table:table-cell/>
        </table:table-row>
        <table:table-row table:style-name="ro1">
          <table:table-cell office:value-type="string">
            <text:p>Anna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26/09/1991</text:p>
          </table:table-cell>
          <table:table-cell table:formula="of:=[.A1909]&amp;&quot;.&quot;&amp;[.B1909]&amp;&quot;@gmail.com&quot;" office:value-type="string" office:string-value="Anna.Rees@gmail.com">
            <text:p>Anna.Rees@gmail.com</text:p>
          </table:table-cell>
          <table:table-cell office:value-type="string">
            <text:p>jeE2WckD7D8h</text:p>
          </table:table-cell>
          <table:table-cell/>
        </table:table-row>
        <table:table-row table:style-name="ro1">
          <table:table-cell office:value-type="string">
            <text:p>Jane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02/12/2006</text:p>
          </table:table-cell>
          <table:table-cell table:formula="of:=[.A1910]&amp;&quot;.&quot;&amp;[.B1910]&amp;&quot;@gmail.com&quot;" office:value-type="string" office:string-value="Jane.Dyer@gmail.com">
            <text:p>Jane.Dyer@gmail.com</text:p>
          </table:table-cell>
          <table:table-cell office:value-type="string">
            <text:p>juWE4pNQ9Xvm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Lee</text:p>
          </table:table-cell>
          <table:table-cell office:value-type="string">
            <text:p>Female</text:p>
          </table:table-cell>
          <table:table-cell office:value-type="string">
            <text:p>24/05/1985</text:p>
          </table:table-cell>
          <table:table-cell table:formula="of:=[.A1911]&amp;&quot;.&quot;&amp;[.B1911]&amp;&quot;@gmail.com&quot;" office:value-type="string" office:string-value="Rose.Lee@gmail.com">
            <text:p>Rose.Lee@gmail.com</text:p>
          </table:table-cell>
          <table:table-cell office:value-type="string">
            <text:p>2RATUv3pRLLK</text:p>
          </table:table-cell>
          <table:table-cell/>
        </table:table-row>
        <table:table-row table:style-name="ro1">
          <table:table-cell office:value-type="string">
            <text:p>Sonia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26/02/1994</text:p>
          </table:table-cell>
          <table:table-cell table:formula="of:=[.A1912]&amp;&quot;.&quot;&amp;[.B1912]&amp;&quot;@gmail.com&quot;" office:value-type="string" office:string-value="Sonia.Duncan@gmail.com">
            <text:p>Sonia.Duncan@gmail.com</text:p>
          </table:table-cell>
          <table:table-cell office:value-type="string">
            <text:p>Wb9qGSe4JF63</text:p>
          </table:table-cell>
          <table:table-cell/>
        </table:table-row>
        <table:table-row table:style-name="ro1">
          <table:table-cell office:value-type="string">
            <text:p>Victoria</text:p>
          </table:table-cell>
          <table:table-cell office:value-type="string">
            <text:p>Hughes</text:p>
          </table:table-cell>
          <table:table-cell office:value-type="string">
            <text:p>Female</text:p>
          </table:table-cell>
          <table:table-cell office:value-type="string">
            <text:p>15/02/1980</text:p>
          </table:table-cell>
          <table:table-cell table:formula="of:=[.A1913]&amp;&quot;.&quot;&amp;[.B1913]&amp;&quot;@gmail.com&quot;" office:value-type="string" office:string-value="Victoria.Hughes@gmail.com">
            <text:p>Victoria.Hughes@gmail.com</text:p>
          </table:table-cell>
          <table:table-cell office:value-type="string">
            <text:p>SPExmrPCgbYG</text:p>
          </table:table-cell>
          <table:table-cell/>
        </table:table-row>
        <table:table-row table:style-name="ro1">
          <table:table-cell office:value-type="string">
            <text:p>Maria</text:p>
          </table:table-cell>
          <table:table-cell office:value-type="string">
            <text:p>Hunter</text:p>
          </table:table-cell>
          <table:table-cell office:value-type="string">
            <text:p>Female</text:p>
          </table:table-cell>
          <table:table-cell office:value-type="string">
            <text:p>08/09/1998</text:p>
          </table:table-cell>
          <table:table-cell table:formula="of:=[.A1914]&amp;&quot;.&quot;&amp;[.B1914]&amp;&quot;@gmail.com&quot;" office:value-type="string" office:string-value="Maria.Hunter@gmail.com">
            <text:p>Maria.Hunter@gmail.com</text:p>
          </table:table-cell>
          <table:table-cell office:value-type="string">
            <text:p>XT6n3urEeggh</text:p>
          </table:table-cell>
          <table:table-cell/>
        </table:table-row>
        <table:table-row table:style-name="ro1">
          <table:table-cell office:value-type="string">
            <text:p>Karen</text:p>
          </table:table-cell>
          <table:table-cell office:value-type="string">
            <text:p>Gray</text:p>
          </table:table-cell>
          <table:table-cell office:value-type="string">
            <text:p>Female</text:p>
          </table:table-cell>
          <table:table-cell office:value-type="string">
            <text:p>18/09/2011</text:p>
          </table:table-cell>
          <table:table-cell table:formula="of:=[.A1915]&amp;&quot;.&quot;&amp;[.B1915]&amp;&quot;@gmail.com&quot;" office:value-type="string" office:string-value="Karen.Gray@gmail.com">
            <text:p>Karen.Gray@gmail.com</text:p>
          </table:table-cell>
          <table:table-cell office:value-type="string">
            <text:p>CqQxKj2Ypz7j</text:p>
          </table:table-cell>
          <table:table-cell/>
        </table:table-row>
        <table:table-row table:style-name="ro1">
          <table:table-cell office:value-type="string">
            <text:p>Molly</text:p>
          </table:table-cell>
          <table:table-cell office:value-type="string">
            <text:p>Thomson</text:p>
          </table:table-cell>
          <table:table-cell office:value-type="string">
            <text:p>Female</text:p>
          </table:table-cell>
          <table:table-cell office:value-type="string">
            <text:p>05/06/1976</text:p>
          </table:table-cell>
          <table:table-cell table:formula="of:=[.A1916]&amp;&quot;.&quot;&amp;[.B1916]&amp;&quot;@gmail.com&quot;" office:value-type="string" office:string-value="Molly.Thomson@gmail.com">
            <text:p>Molly.Thomson@gmail.com</text:p>
          </table:table-cell>
          <table:table-cell office:value-type="string">
            <text:p>Bts6rQscET3L</text:p>
          </table:table-cell>
          <table:table-cell/>
        </table:table-row>
        <table:table-row table:style-name="ro1">
          <table:table-cell office:value-type="string">
            <text:p>Sue</text:p>
          </table:table-cell>
          <table:table-cell office:value-type="string">
            <text:p>Mathis</text:p>
          </table:table-cell>
          <table:table-cell office:value-type="string">
            <text:p>Female</text:p>
          </table:table-cell>
          <table:table-cell office:value-type="string">
            <text:p>01/06/1990</text:p>
          </table:table-cell>
          <table:table-cell table:formula="of:=[.A1917]&amp;&quot;.&quot;&amp;[.B1917]&amp;&quot;@gmail.com&quot;" office:value-type="string" office:string-value="Sue.Mathis@gmail.com">
            <text:p>Sue.Mathis@gmail.com</text:p>
          </table:table-cell>
          <table:table-cell office:value-type="string">
            <text:p>WN6EyLA78f2Y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11/01/2008</text:p>
          </table:table-cell>
          <table:table-cell table:formula="of:=[.A1918]&amp;&quot;.&quot;&amp;[.B1918]&amp;&quot;@gmail.com&quot;" office:value-type="string" office:string-value="Sophie.Wilkins@gmail.com">
            <text:p>Sophie.Wilkins@gmail.com</text:p>
          </table:table-cell>
          <table:table-cell office:value-type="string">
            <text:p>ntyY6eX3rJye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Greene</text:p>
          </table:table-cell>
          <table:table-cell office:value-type="string">
            <text:p>Female</text:p>
          </table:table-cell>
          <table:table-cell office:value-type="string">
            <text:p>27/10/1996</text:p>
          </table:table-cell>
          <table:table-cell table:formula="of:=[.A1919]&amp;&quot;.&quot;&amp;[.B1919]&amp;&quot;@gmail.com&quot;" office:value-type="string" office:string-value="Lily.Greene@gmail.com">
            <text:p>Lily.Greene@gmail.com</text:p>
          </table:table-cell>
          <table:table-cell office:value-type="string">
            <text:p>ect3PPYQjgHF</text:p>
          </table:table-cell>
          <table:table-cell/>
        </table:table-row>
        <table:table-row table:style-name="ro1">
          <table:table-cell office:value-type="string">
            <text:p>Jan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27/06/1996</text:p>
          </table:table-cell>
          <table:table-cell table:formula="of:=[.A1920]&amp;&quot;.&quot;&amp;[.B1920]&amp;&quot;@gmail.com&quot;" office:value-type="string" office:string-value="Jan.Abraham@gmail.com">
            <text:p>Jan.Abraham@gmail.com</text:p>
          </table:table-cell>
          <table:table-cell office:value-type="string">
            <text:p>FDSyErM23YDf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25/09/1973</text:p>
          </table:table-cell>
          <table:table-cell table:formula="of:=[.A1921]&amp;&quot;.&quot;&amp;[.B1921]&amp;&quot;@gmail.com&quot;" office:value-type="string" office:string-value="Sally.Wilkins@gmail.com">
            <text:p>Sally.Wilkins@gmail.com</text:p>
          </table:table-cell>
          <table:table-cell office:value-type="string">
            <text:p>5ADv6jMwXsAP</text:p>
          </table:table-cell>
          <table:table-cell/>
        </table:table-row>
        <table:table-row table:style-name="ro1">
          <table:table-cell office:value-type="string">
            <text:p>Rachel</text:p>
          </table:table-cell>
          <table:table-cell office:value-type="string">
            <text:p>Abraham</text:p>
          </table:table-cell>
          <table:table-cell office:value-type="string">
            <text:p>Female</text:p>
          </table:table-cell>
          <table:table-cell office:value-type="string">
            <text:p>27/02/1985</text:p>
          </table:table-cell>
          <table:table-cell table:formula="of:=[.A1922]&amp;&quot;.&quot;&amp;[.B1922]&amp;&quot;@gmail.com&quot;" office:value-type="string" office:string-value="Rachel.Abraham@gmail.com">
            <text:p>Rachel.Abraham@gmail.com</text:p>
          </table:table-cell>
          <table:table-cell office:value-type="string">
            <text:p>VZTL8TYzvxyp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Cameron</text:p>
          </table:table-cell>
          <table:table-cell office:value-type="string">
            <text:p>Female</text:p>
          </table:table-cell>
          <table:table-cell office:value-type="string">
            <text:p>19/05/1988</text:p>
          </table:table-cell>
          <table:table-cell table:formula="of:=[.A1923]&amp;&quot;.&quot;&amp;[.B1923]&amp;&quot;@gmail.com&quot;" office:value-type="string" office:string-value="Amelia.Cameron@gmail.com">
            <text:p>Amelia.Cameron@gmail.com</text:p>
          </table:table-cell>
          <table:table-cell office:value-type="string">
            <text:p>qLawgNkHkz8F</text:p>
          </table:table-cell>
          <table:table-cell/>
        </table:table-row>
        <table:table-row table:style-name="ro1">
          <table:table-cell office:value-type="string">
            <text:p>Kylie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21/12/1996</text:p>
          </table:table-cell>
          <table:table-cell table:formula="of:=[.A1924]&amp;&quot;.&quot;&amp;[.B1924]&amp;&quot;@gmail.com&quot;" office:value-type="string" office:string-value="Kylie.Howard@gmail.com">
            <text:p>Kylie.Howard@gmail.com</text:p>
          </table:table-cell>
          <table:table-cell office:value-type="string">
            <text:p>7Mu33hjPHV5M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29/08/1975</text:p>
          </table:table-cell>
          <table:table-cell table:formula="of:=[.A1925]&amp;&quot;.&quot;&amp;[.B1925]&amp;&quot;@gmail.com&quot;" office:value-type="string" office:string-value="Vanessa.Hemmings@gmail.com">
            <text:p>Vanessa.Hemmings@gmail.com</text:p>
          </table:table-cell>
          <table:table-cell office:value-type="string">
            <text:p>WMBP8TVAHaq3</text:p>
          </table:table-cell>
          <table:table-cell/>
        </table:table-row>
        <table:table-row table:style-name="ro1">
          <table:table-cell office:value-type="string">
            <text:p>Madeleine</text:p>
          </table:table-cell>
          <table:table-cell office:value-type="string">
            <text:p>Jones</text:p>
          </table:table-cell>
          <table:table-cell office:value-type="string">
            <text:p>Female</text:p>
          </table:table-cell>
          <table:table-cell office:value-type="string">
            <text:p>01/03/1976</text:p>
          </table:table-cell>
          <table:table-cell table:formula="of:=[.A1926]&amp;&quot;.&quot;&amp;[.B1926]&amp;&quot;@gmail.com&quot;" office:value-type="string" office:string-value="Madeleine.Jones@gmail.com">
            <text:p>Madeleine.Jones@gmail.com</text:p>
          </table:table-cell>
          <table:table-cell office:value-type="string">
            <text:p>SJDN52h55qj7</text:p>
          </table:table-cell>
          <table:table-cell/>
        </table:table-row>
        <table:table-row table:style-name="ro1">
          <table:table-cell office:value-type="string">
            <text:p>Melanie</text:p>
          </table:table-cell>
          <table:table-cell office:value-type="string">
            <text:p>Ogden</text:p>
          </table:table-cell>
          <table:table-cell office:value-type="string">
            <text:p>Female</text:p>
          </table:table-cell>
          <table:table-cell office:value-type="string">
            <text:p>03/11/1983</text:p>
          </table:table-cell>
          <table:table-cell table:formula="of:=[.A1927]&amp;&quot;.&quot;&amp;[.B1927]&amp;&quot;@gmail.com&quot;" office:value-type="string" office:string-value="Melanie.Ogden@gmail.com">
            <text:p>Melanie.Ogden@gmail.com</text:p>
          </table:table-cell>
          <table:table-cell office:value-type="string">
            <text:p>Nnu6bF6rjQMB</text:p>
          </table:table-cell>
          <table:table-cell/>
        </table:table-row>
        <table:table-row table:style-name="ro1">
          <table:table-cell office:value-type="string">
            <text:p>Rose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13/11/2007</text:p>
          </table:table-cell>
          <table:table-cell table:formula="of:=[.A1928]&amp;&quot;.&quot;&amp;[.B1928]&amp;&quot;@gmail.com&quot;" office:value-type="string" office:string-value="Rose.Mackay@gmail.com">
            <text:p>Rose.Mackay@gmail.com</text:p>
          </table:table-cell>
          <table:table-cell office:value-type="string">
            <text:p>QT5rUzSqJTHc</text:p>
          </table:table-cell>
          <table:table-cell/>
        </table:table-row>
        <table:table-row table:style-name="ro1">
          <table:table-cell office:value-type="string">
            <text:p>Amelia</text:p>
          </table:table-cell>
          <table:table-cell office:value-type="string">
            <text:p>Dyer</text:p>
          </table:table-cell>
          <table:table-cell office:value-type="string">
            <text:p>Female</text:p>
          </table:table-cell>
          <table:table-cell office:value-type="string">
            <text:p>11/02/1986</text:p>
          </table:table-cell>
          <table:table-cell table:formula="of:=[.A1929]&amp;&quot;.&quot;&amp;[.B1929]&amp;&quot;@gmail.com&quot;" office:value-type="string" office:string-value="Amelia.Dyer@gmail.com">
            <text:p>Amelia.Dyer@gmail.com</text:p>
          </table:table-cell>
          <table:table-cell office:value-type="string">
            <text:p>wRu4qYEsqPF2</text:p>
          </table:table-cell>
          <table:table-cell/>
        </table:table-row>
        <table:table-row table:style-name="ro1">
          <table:table-cell office:value-type="string">
            <text:p>Ruth</text:p>
          </table:table-cell>
          <table:table-cell office:value-type="string">
            <text:p>Grant</text:p>
          </table:table-cell>
          <table:table-cell office:value-type="string">
            <text:p>Female</text:p>
          </table:table-cell>
          <table:table-cell office:value-type="string">
            <text:p>19/09/1978</text:p>
          </table:table-cell>
          <table:table-cell table:formula="of:=[.A1930]&amp;&quot;.&quot;&amp;[.B1930]&amp;&quot;@gmail.com&quot;" office:value-type="string" office:string-value="Ruth.Grant@gmail.com">
            <text:p>Ruth.Grant@gmail.com</text:p>
          </table:table-cell>
          <table:table-cell office:value-type="string">
            <text:p>4rHpKJnPWJ2p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07/05/1979</text:p>
          </table:table-cell>
          <table:table-cell table:formula="of:=[.A1931]&amp;&quot;.&quot;&amp;[.B1931]&amp;&quot;@gmail.com&quot;" office:value-type="string" office:string-value="Lillian.Harris@gmail.com">
            <text:p>Lillian.Harris@gmail.com</text:p>
          </table:table-cell>
          <table:table-cell office:value-type="string">
            <text:p>DThF6cGtNaR6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 office:value-type="string">
            <text:p>Ince</text:p>
          </table:table-cell>
          <table:table-cell office:value-type="string">
            <text:p>Female</text:p>
          </table:table-cell>
          <table:table-cell office:value-type="string">
            <text:p>19/01/2010</text:p>
          </table:table-cell>
          <table:table-cell table:formula="of:=[.A1932]&amp;&quot;.&quot;&amp;[.B1932]&amp;&quot;@gmail.com&quot;" office:value-type="string" office:string-value="Mary.Ince@gmail.com">
            <text:p>Mary.Ince@gmail.com</text:p>
          </table:table-cell>
          <table:table-cell office:value-type="string">
            <text:p>SRmrfZqGq5Eh</text:p>
          </table:table-cell>
          <table:table-cell/>
        </table:table-row>
        <table:table-row table:style-name="ro1">
          <table:table-cell office:value-type="string">
            <text:p>Sarah</text:p>
          </table:table-cell>
          <table:table-cell office:value-type="string">
            <text:p>May</text:p>
          </table:table-cell>
          <table:table-cell office:value-type="string">
            <text:p>Female</text:p>
          </table:table-cell>
          <table:table-cell office:value-type="string">
            <text:p>22/07/1984</text:p>
          </table:table-cell>
          <table:table-cell table:formula="of:=[.A1933]&amp;&quot;.&quot;&amp;[.B1933]&amp;&quot;@gmail.com&quot;" office:value-type="string" office:string-value="Sarah.May@gmail.com">
            <text:p>Sarah.May@gmail.com</text:p>
          </table:table-cell>
          <table:table-cell office:value-type="string">
            <text:p>2jwQP89QsCfy</text:p>
          </table:table-cell>
          <table:table-cell/>
        </table:table-row>
        <table:table-row table:style-name="ro1">
          <table:table-cell office:value-type="string">
            <text:p>Andrea</text:p>
          </table:table-cell>
          <table:table-cell office:value-type="string">
            <text:p>Clarkson</text:p>
          </table:table-cell>
          <table:table-cell office:value-type="string">
            <text:p>Female</text:p>
          </table:table-cell>
          <table:table-cell office:value-type="string">
            <text:p>06/06/1977</text:p>
          </table:table-cell>
          <table:table-cell table:formula="of:=[.A1934]&amp;&quot;.&quot;&amp;[.B1934]&amp;&quot;@gmail.com&quot;" office:value-type="string" office:string-value="Andrea.Clarkson@gmail.com">
            <text:p>Andrea.Clarkson@gmail.com</text:p>
          </table:table-cell>
          <table:table-cell office:value-type="string">
            <text:p>fR9AchcvMRTc</text:p>
          </table:table-cell>
          <table:table-cell/>
        </table:table-row>
        <table:table-row table:style-name="ro1">
          <table:table-cell office:value-type="string">
            <text:p>Andrea</text:p>
          </table:table-cell>
          <table:table-cell office:value-type="string">
            <text:p>Ellison</text:p>
          </table:table-cell>
          <table:table-cell office:value-type="string">
            <text:p>Female</text:p>
          </table:table-cell>
          <table:table-cell office:value-type="string">
            <text:p>13/10/1989</text:p>
          </table:table-cell>
          <table:table-cell table:formula="of:=[.A1935]&amp;&quot;.&quot;&amp;[.B1935]&amp;&quot;@gmail.com&quot;" office:value-type="string" office:string-value="Andrea.Ellison@gmail.com">
            <text:p>Andrea.Ellison@gmail.com</text:p>
          </table:table-cell>
          <table:table-cell office:value-type="string">
            <text:p>ndczznVUpywy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Rutherford</text:p>
          </table:table-cell>
          <table:table-cell office:value-type="string">
            <text:p>Female</text:p>
          </table:table-cell>
          <table:table-cell office:value-type="string">
            <text:p>04/11/1988</text:p>
          </table:table-cell>
          <table:table-cell table:formula="of:=[.A1936]&amp;&quot;.&quot;&amp;[.B1936]&amp;&quot;@gmail.com&quot;" office:value-type="string" office:string-value="Felicity.Rutherford@gmail.com">
            <text:p>Felicity.Rutherford@gmail.com</text:p>
          </table:table-cell>
          <table:table-cell office:value-type="string">
            <text:p>6fnBXjZueZvS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Cornish</text:p>
          </table:table-cell>
          <table:table-cell office:value-type="string">
            <text:p>Female</text:p>
          </table:table-cell>
          <table:table-cell office:value-type="string">
            <text:p>03/04/1998</text:p>
          </table:table-cell>
          <table:table-cell table:formula="of:=[.A1937]&amp;&quot;.&quot;&amp;[.B1937]&amp;&quot;@gmail.com&quot;" office:value-type="string" office:string-value="Deirdre.Cornish@gmail.com">
            <text:p>Deirdre.Cornish@gmail.com</text:p>
          </table:table-cell>
          <table:table-cell office:value-type="string">
            <text:p>mbXPATvBNHGn</text:p>
          </table:table-cell>
          <table:table-cell/>
        </table:table-row>
        <table:table-row table:style-name="ro1">
          <table:table-cell office:value-type="string">
            <text:p>Diana</text:p>
          </table:table-cell>
          <table:table-cell office:value-type="string">
            <text:p>Nolan</text:p>
          </table:table-cell>
          <table:table-cell office:value-type="string">
            <text:p>Female</text:p>
          </table:table-cell>
          <table:table-cell office:value-type="string">
            <text:p>13/06/1972</text:p>
          </table:table-cell>
          <table:table-cell table:formula="of:=[.A1938]&amp;&quot;.&quot;&amp;[.B1938]&amp;&quot;@gmail.com&quot;" office:value-type="string" office:string-value="Diana.Nolan@gmail.com">
            <text:p>Diana.Nolan@gmail.com</text:p>
          </table:table-cell>
          <table:table-cell office:value-type="string">
            <text:p>TdEcvgeyFFBQ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Morgan</text:p>
          </table:table-cell>
          <table:table-cell office:value-type="string">
            <text:p>Female</text:p>
          </table:table-cell>
          <table:table-cell office:value-type="string">
            <text:p>29/02/2008</text:p>
          </table:table-cell>
          <table:table-cell table:formula="of:=[.A1939]&amp;&quot;.&quot;&amp;[.B1939]&amp;&quot;@gmail.com&quot;" office:value-type="string" office:string-value="Virginia.Morgan@gmail.com">
            <text:p>Virginia.Morgan@gmail.com</text:p>
          </table:table-cell>
          <table:table-cell office:value-type="string">
            <text:p>KcZVGV9ncaZV</text:p>
          </table:table-cell>
          <table:table-cell/>
        </table:table-row>
        <table:table-row table:style-name="ro1">
          <table:table-cell office:value-type="string">
            <text:p>Emma</text:p>
          </table:table-cell>
          <table:table-cell office:value-type="string">
            <text:p>Randall</text:p>
          </table:table-cell>
          <table:table-cell office:value-type="string">
            <text:p>Female</text:p>
          </table:table-cell>
          <table:table-cell office:value-type="string">
            <text:p>14/06/1994</text:p>
          </table:table-cell>
          <table:table-cell table:formula="of:=[.A1940]&amp;&quot;.&quot;&amp;[.B1940]&amp;&quot;@gmail.com&quot;" office:value-type="string" office:string-value="Emma.Randall@gmail.com">
            <text:p>Emma.Randall@gmail.com</text:p>
          </table:table-cell>
          <table:table-cell office:value-type="string">
            <text:p>Qne6rjDvFUAA</text:p>
          </table:table-cell>
          <table:table-cell/>
        </table:table-row>
        <table:table-row table:style-name="ro1">
          <table:table-cell office:value-type="string">
            <text:p>Amanda</text:p>
          </table:table-cell>
          <table:table-cell office:value-type="string">
            <text:p>Hemmings</text:p>
          </table:table-cell>
          <table:table-cell office:value-type="string">
            <text:p>Female</text:p>
          </table:table-cell>
          <table:table-cell office:value-type="string">
            <text:p>16/02/1995</text:p>
          </table:table-cell>
          <table:table-cell table:formula="of:=[.A1941]&amp;&quot;.&quot;&amp;[.B1941]&amp;&quot;@gmail.com&quot;" office:value-type="string" office:string-value="Amanda.Hemmings@gmail.com">
            <text:p>Amanda.Hemmings@gmail.com</text:p>
          </table:table-cell>
          <table:table-cell office:value-type="string">
            <text:p>6CxP9WnqMUdB</text:p>
          </table:table-cell>
          <table:table-cell/>
        </table:table-row>
        <table:table-row table:style-name="ro1">
          <table:table-cell office:value-type="string">
            <text:p>Jessica</text:p>
          </table:table-cell>
          <table:table-cell office:value-type="string">
            <text:p>Ross</text:p>
          </table:table-cell>
          <table:table-cell office:value-type="string">
            <text:p>Female</text:p>
          </table:table-cell>
          <table:table-cell office:value-type="string">
            <text:p>09/11/1996</text:p>
          </table:table-cell>
          <table:table-cell table:formula="of:=[.A1942]&amp;&quot;.&quot;&amp;[.B1942]&amp;&quot;@gmail.com&quot;" office:value-type="string" office:string-value="Jessica.Ross@gmail.com">
            <text:p>Jessica.Ross@gmail.com</text:p>
          </table:table-cell>
          <table:table-cell office:value-type="string">
            <text:p>Pb55rw2zmDF2</text:p>
          </table:table-cell>
          <table:table-cell/>
        </table:table-row>
        <table:table-row table:style-name="ro1">
          <table:table-cell office:value-type="string">
            <text:p>Anne</text:p>
          </table:table-cell>
          <table:table-cell office:value-type="string">
            <text:p>Grant</text:p>
          </table:table-cell>
          <table:table-cell office:value-type="string">
            <text:p>Female</text:p>
          </table:table-cell>
          <table:table-cell office:value-type="string">
            <text:p>18/07/1996</text:p>
          </table:table-cell>
          <table:table-cell table:formula="of:=[.A1943]&amp;&quot;.&quot;&amp;[.B1943]&amp;&quot;@gmail.com&quot;" office:value-type="string" office:string-value="Anne.Grant@gmail.com">
            <text:p>Anne.Grant@gmail.com</text:p>
          </table:table-cell>
          <table:table-cell office:value-type="string">
            <text:p>Euu6hZv8VL7w</text:p>
          </table:table-cell>
          <table:table-cell/>
        </table:table-row>
        <table:table-row table:style-name="ro1">
          <table:table-cell office:value-type="string">
            <text:p>Michelle</text:p>
          </table:table-cell>
          <table:table-cell office:value-type="string">
            <text:p>Arnold</text:p>
          </table:table-cell>
          <table:table-cell office:value-type="string">
            <text:p>Female</text:p>
          </table:table-cell>
          <table:table-cell office:value-type="string">
            <text:p>05/04/2013</text:p>
          </table:table-cell>
          <table:table-cell table:formula="of:=[.A1944]&amp;&quot;.&quot;&amp;[.B1944]&amp;&quot;@gmail.com&quot;" office:value-type="string" office:string-value="Michelle.Arnold@gmail.com">
            <text:p>Michelle.Arnold@gmail.com</text:p>
          </table:table-cell>
          <table:table-cell office:value-type="string">
            <text:p>ya2WBWqrhqwt</text:p>
          </table:table-cell>
          <table:table-cell/>
        </table:table-row>
        <table:table-row table:style-name="ro1">
          <table:table-cell office:value-type="string">
            <text:p>Irene</text:p>
          </table:table-cell>
          <table:table-cell office:value-type="string">
            <text:p>Churchill</text:p>
          </table:table-cell>
          <table:table-cell office:value-type="string">
            <text:p>Female</text:p>
          </table:table-cell>
          <table:table-cell office:value-type="string">
            <text:p>13/02/2013</text:p>
          </table:table-cell>
          <table:table-cell table:formula="of:=[.A1945]&amp;&quot;.&quot;&amp;[.B1945]&amp;&quot;@gmail.com&quot;" office:value-type="string" office:string-value="Irene.Churchill@gmail.com">
            <text:p>Irene.Churchill@gmail.com</text:p>
          </table:table-cell>
          <table:table-cell office:value-type="string">
            <text:p>YrAJjmyncpNR</text:p>
          </table:table-cell>
          <table:table-cell/>
        </table:table-row>
        <table:table-row table:style-name="ro1">
          <table:table-cell office:value-type="string">
            <text:p>Wendy</text:p>
          </table:table-cell>
          <table:table-cell office:value-type="string">
            <text:p>Pullman</text:p>
          </table:table-cell>
          <table:table-cell office:value-type="string">
            <text:p>Female</text:p>
          </table:table-cell>
          <table:table-cell office:value-type="string">
            <text:p>11/08/1989</text:p>
          </table:table-cell>
          <table:table-cell table:formula="of:=[.A1946]&amp;&quot;.&quot;&amp;[.B1946]&amp;&quot;@gmail.com&quot;" office:value-type="string" office:string-value="Wendy.Pullman@gmail.com">
            <text:p>Wendy.Pullman@gmail.com</text:p>
          </table:table-cell>
          <table:table-cell office:value-type="string">
            <text:p>TP7N9BAWB9Pt</text:p>
          </table:table-cell>
          <table:table-cell/>
        </table:table-row>
        <table:table-row table:style-name="ro1">
          <table:table-cell office:value-type="string">
            <text:p>Amanda</text:p>
          </table:table-cell>
          <table:table-cell office:value-type="string">
            <text:p>Hardacre</text:p>
          </table:table-cell>
          <table:table-cell office:value-type="string">
            <text:p>Female</text:p>
          </table:table-cell>
          <table:table-cell office:value-type="string">
            <text:p>23/06/1971</text:p>
          </table:table-cell>
          <table:table-cell table:formula="of:=[.A1947]&amp;&quot;.&quot;&amp;[.B1947]&amp;&quot;@gmail.com&quot;" office:value-type="string" office:string-value="Amanda.Hardacre@gmail.com">
            <text:p>Amanda.Hardacre@gmail.com</text:p>
          </table:table-cell>
          <table:table-cell office:value-type="string">
            <text:p>URsZgBFT3s2d</text:p>
          </table:table-cell>
          <table:table-cell/>
        </table:table-row>
        <table:table-row table:style-name="ro1">
          <table:table-cell office:value-type="string">
            <text:p>Pippa</text:p>
          </table:table-cell>
          <table:table-cell office:value-type="string">
            <text:p>Peake</text:p>
          </table:table-cell>
          <table:table-cell office:value-type="string">
            <text:p>Female</text:p>
          </table:table-cell>
          <table:table-cell office:value-type="string">
            <text:p>04/10/2000</text:p>
          </table:table-cell>
          <table:table-cell table:formula="of:=[.A1948]&amp;&quot;.&quot;&amp;[.B1948]&amp;&quot;@gmail.com&quot;" office:value-type="string" office:string-value="Pippa.Peake@gmail.com">
            <text:p>Pippa.Peake@gmail.com</text:p>
          </table:table-cell>
          <table:table-cell office:value-type="string">
            <text:p>sJmUQsZL5JV9</text:p>
          </table:table-cell>
          <table:table-cell/>
        </table:table-row>
        <table:table-row table:style-name="ro1">
          <table:table-cell office:value-type="string">
            <text:p>Emma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16/12/2012</text:p>
          </table:table-cell>
          <table:table-cell table:formula="of:=[.A1949]&amp;&quot;.&quot;&amp;[.B1949]&amp;&quot;@gmail.com&quot;" office:value-type="string" office:string-value="Emma.Buckland@gmail.com">
            <text:p>Emma.Buckland@gmail.com</text:p>
          </table:table-cell>
          <table:table-cell office:value-type="string">
            <text:p>PKyp7D95CPNJ</text:p>
          </table:table-cell>
          <table:table-cell/>
        </table:table-row>
        <table:table-row table:style-name="ro1">
          <table:table-cell office:value-type="string">
            <text:p>Ella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04/01/1998</text:p>
          </table:table-cell>
          <table:table-cell table:formula="of:=[.A1950]&amp;&quot;.&quot;&amp;[.B1950]&amp;&quot;@gmail.com&quot;" office:value-type="string" office:string-value="Ella.Harris@gmail.com">
            <text:p>Ella.Harris@gmail.com</text:p>
          </table:table-cell>
          <table:table-cell office:value-type="string">
            <text:p>SFzuMQnrRaQC</text:p>
          </table:table-cell>
          <table:table-cell/>
        </table:table-row>
        <table:table-row table:style-name="ro1">
          <table:table-cell office:value-type="string">
            <text:p>Lillian</text:p>
          </table:table-cell>
          <table:table-cell office:value-type="string">
            <text:p>Miller</text:p>
          </table:table-cell>
          <table:table-cell office:value-type="string">
            <text:p>Female</text:p>
          </table:table-cell>
          <table:table-cell office:value-type="string">
            <text:p>05/07/2011</text:p>
          </table:table-cell>
          <table:table-cell table:formula="of:=[.A1951]&amp;&quot;.&quot;&amp;[.B1951]&amp;&quot;@gmail.com&quot;" office:value-type="string" office:string-value="Lillian.Miller@gmail.com">
            <text:p>Lillian.Miller@gmail.com</text:p>
          </table:table-cell>
          <table:table-cell office:value-type="string">
            <text:p>DKNgAMSGN3Gy</text:p>
          </table:table-cell>
          <table:table-cell/>
        </table:table-row>
        <table:table-row table:style-name="ro1">
          <table:table-cell office:value-type="string">
            <text:p>Audrey</text:p>
          </table:table-cell>
          <table:table-cell office:value-type="string">
            <text:p>May</text:p>
          </table:table-cell>
          <table:table-cell office:value-type="string">
            <text:p>Female</text:p>
          </table:table-cell>
          <table:table-cell office:value-type="string">
            <text:p>19/10/2012</text:p>
          </table:table-cell>
          <table:table-cell table:formula="of:=[.A1952]&amp;&quot;.&quot;&amp;[.B1952]&amp;&quot;@gmail.com&quot;" office:value-type="string" office:string-value="Audrey.May@gmail.com">
            <text:p>Audrey.May@gmail.com</text:p>
          </table:table-cell>
          <table:table-cell office:value-type="string">
            <text:p>pMD2AJNSVqAN</text:p>
          </table:table-cell>
          <table:table-cell/>
        </table:table-row>
        <table:table-row table:style-name="ro1">
          <table:table-cell office:value-type="string">
            <text:p>Alison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20/07/1980</text:p>
          </table:table-cell>
          <table:table-cell table:formula="of:=[.A1953]&amp;&quot;.&quot;&amp;[.B1953]&amp;&quot;@gmail.com&quot;" office:value-type="string" office:string-value="Alison.Brown@gmail.com">
            <text:p>Alison.Brown@gmail.com</text:p>
          </table:table-cell>
          <table:table-cell office:value-type="string">
            <text:p>wDQHVbNHgNjU</text:p>
          </table:table-cell>
          <table:table-cell/>
        </table:table-row>
        <table:table-row table:style-name="ro1">
          <table:table-cell office:value-type="string">
            <text:p>Heather</text:p>
          </table:table-cell>
          <table:table-cell office:value-type="string">
            <text:p>Roberts</text:p>
          </table:table-cell>
          <table:table-cell office:value-type="string">
            <text:p>Female</text:p>
          </table:table-cell>
          <table:table-cell office:value-type="string">
            <text:p>30/08/2006</text:p>
          </table:table-cell>
          <table:table-cell table:formula="of:=[.A1954]&amp;&quot;.&quot;&amp;[.B1954]&amp;&quot;@gmail.com&quot;" office:value-type="string" office:string-value="Heather.Roberts@gmail.com">
            <text:p>Heather.Roberts@gmail.com</text:p>
          </table:table-cell>
          <table:table-cell office:value-type="string">
            <text:p>t75EHngLwYx2</text:p>
          </table:table-cell>
          <table:table-cell/>
        </table:table-row>
        <table:table-row table:style-name="ro1">
          <table:table-cell office:value-type="string">
            <text:p>Gabrielle</text:p>
          </table:table-cell>
          <table:table-cell office:value-type="string">
            <text:p>Duncan</text:p>
          </table:table-cell>
          <table:table-cell office:value-type="string">
            <text:p>Female</text:p>
          </table:table-cell>
          <table:table-cell office:value-type="string">
            <text:p>03/08/1991</text:p>
          </table:table-cell>
          <table:table-cell table:formula="of:=[.A1955]&amp;&quot;.&quot;&amp;[.B1955]&amp;&quot;@gmail.com&quot;" office:value-type="string" office:string-value="Gabrielle.Duncan@gmail.com">
            <text:p>Gabrielle.Duncan@gmail.com</text:p>
          </table:table-cell>
          <table:table-cell office:value-type="string">
            <text:p>qYaFbEE4uLAz</text:p>
          </table:table-cell>
          <table:table-cell/>
        </table:table-row>
        <table:table-row table:style-name="ro1">
          <table:table-cell office:value-type="string">
            <text:p>Jasmine</text:p>
          </table:table-cell>
          <table:table-cell office:value-type="string">
            <text:p>Berry</text:p>
          </table:table-cell>
          <table:table-cell office:value-type="string">
            <text:p>Female</text:p>
          </table:table-cell>
          <table:table-cell office:value-type="string">
            <text:p>21/12/1991</text:p>
          </table:table-cell>
          <table:table-cell table:formula="of:=[.A1956]&amp;&quot;.&quot;&amp;[.B1956]&amp;&quot;@gmail.com&quot;" office:value-type="string" office:string-value="Jasmine.Berry@gmail.com">
            <text:p>Jasmine.Berry@gmail.com</text:p>
          </table:table-cell>
          <table:table-cell office:value-type="string">
            <text:p>KGYzWmWuG4Ve</text:p>
          </table:table-cell>
          <table:table-cell/>
        </table:table-row>
        <table:table-row table:style-name="ro1">
          <table:table-cell office:value-type="string">
            <text:p>Bella</text:p>
          </table:table-cell>
          <table:table-cell office:value-type="string">
            <text:p>Buckland</text:p>
          </table:table-cell>
          <table:table-cell office:value-type="string">
            <text:p>Female</text:p>
          </table:table-cell>
          <table:table-cell office:value-type="string">
            <text:p>07/08/1988</text:p>
          </table:table-cell>
          <table:table-cell table:formula="of:=[.A1957]&amp;&quot;.&quot;&amp;[.B1957]&amp;&quot;@gmail.com&quot;" office:value-type="string" office:string-value="Bella.Buckland@gmail.com">
            <text:p>Bella.Buckland@gmail.com</text:p>
          </table:table-cell>
          <table:table-cell office:value-type="string">
            <text:p>g5YDLLe7SavT</text:p>
          </table:table-cell>
          <table:table-cell/>
        </table:table-row>
        <table:table-row table:style-name="ro1">
          <table:table-cell office:value-type="string">
            <text:p>Jessica</text:p>
          </table:table-cell>
          <table:table-cell office:value-type="string">
            <text:p>Morgan</text:p>
          </table:table-cell>
          <table:table-cell office:value-type="string">
            <text:p>Female</text:p>
          </table:table-cell>
          <table:table-cell office:value-type="string">
            <text:p>02/03/1996</text:p>
          </table:table-cell>
          <table:table-cell table:formula="of:=[.A1958]&amp;&quot;.&quot;&amp;[.B1958]&amp;&quot;@gmail.com&quot;" office:value-type="string" office:string-value="Jessica.Morgan@gmail.com">
            <text:p>Jessica.Morgan@gmail.com</text:p>
          </table:table-cell>
          <table:table-cell office:value-type="string">
            <text:p>u4BH782nqWxZ</text:p>
          </table:table-cell>
          <table:table-cell/>
        </table:table-row>
        <table:table-row table:style-name="ro1">
          <table:table-cell office:value-type="string">
            <text:p>Amy</text:p>
          </table:table-cell>
          <table:table-cell office:value-type="string">
            <text:p>Glover</text:p>
          </table:table-cell>
          <table:table-cell office:value-type="string">
            <text:p>Female</text:p>
          </table:table-cell>
          <table:table-cell office:value-type="string">
            <text:p>20/10/1985</text:p>
          </table:table-cell>
          <table:table-cell table:formula="of:=[.A1959]&amp;&quot;.&quot;&amp;[.B1959]&amp;&quot;@gmail.com&quot;" office:value-type="string" office:string-value="Amy.Glover@gmail.com">
            <text:p>Amy.Glover@gmail.com</text:p>
          </table:table-cell>
          <table:table-cell office:value-type="string">
            <text:p>pqFWMMEYZZrM</text:p>
          </table:table-cell>
          <table:table-cell/>
        </table:table-row>
        <table:table-row table:style-name="ro1">
          <table:table-cell office:value-type="string">
            <text:p>Faith</text:p>
          </table:table-cell>
          <table:table-cell office:value-type="string">
            <text:p>Russell</text:p>
          </table:table-cell>
          <table:table-cell office:value-type="string">
            <text:p>Female</text:p>
          </table:table-cell>
          <table:table-cell office:value-type="string">
            <text:p>23/04/2016</text:p>
          </table:table-cell>
          <table:table-cell table:formula="of:=[.A1960]&amp;&quot;.&quot;&amp;[.B1960]&amp;&quot;@gmail.com&quot;" office:value-type="string" office:string-value="Faith.Russell@gmail.com">
            <text:p>Faith.Russell@gmail.com</text:p>
          </table:table-cell>
          <table:table-cell office:value-type="string">
            <text:p>wArYsRmagT3r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Powell</text:p>
          </table:table-cell>
          <table:table-cell office:value-type="string">
            <text:p>Female</text:p>
          </table:table-cell>
          <table:table-cell office:value-type="string">
            <text:p>14/10/2006</text:p>
          </table:table-cell>
          <table:table-cell table:formula="of:=[.A1961]&amp;&quot;.&quot;&amp;[.B1961]&amp;&quot;@gmail.com&quot;" office:value-type="string" office:string-value="Virginia.Powell@gmail.com">
            <text:p>Virginia.Powell@gmail.com</text:p>
          </table:table-cell>
          <table:table-cell office:value-type="string">
            <text:p>F2GznD4E9b4P</text:p>
          </table:table-cell>
          <table:table-cell/>
        </table:table-row>
        <table:table-row table:style-name="ro1">
          <table:table-cell office:value-type="string">
            <text:p>Alison</text:p>
          </table:table-cell>
          <table:table-cell office:value-type="string">
            <text:p>Poole</text:p>
          </table:table-cell>
          <table:table-cell office:value-type="string">
            <text:p>Female</text:p>
          </table:table-cell>
          <table:table-cell office:value-type="string">
            <text:p>06/09/1980</text:p>
          </table:table-cell>
          <table:table-cell table:formula="of:=[.A1962]&amp;&quot;.&quot;&amp;[.B1962]&amp;&quot;@gmail.com&quot;" office:value-type="string" office:string-value="Alison.Poole@gmail.com">
            <text:p>Alison.Poole@gmail.com</text:p>
          </table:table-cell>
          <table:table-cell office:value-type="string">
            <text:p>jQzFVbLp8A8m</text:p>
          </table:table-cell>
          <table:table-cell/>
        </table:table-row>
        <table:table-row table:style-name="ro1">
          <table:table-cell office:value-type="string">
            <text:p>Madeleine</text:p>
          </table:table-cell>
          <table:table-cell office:value-type="string">
            <text:p>King</text:p>
          </table:table-cell>
          <table:table-cell office:value-type="string">
            <text:p>Female</text:p>
          </table:table-cell>
          <table:table-cell office:value-type="string">
            <text:p>26/07/1982</text:p>
          </table:table-cell>
          <table:table-cell table:formula="of:=[.A1963]&amp;&quot;.&quot;&amp;[.B1963]&amp;&quot;@gmail.com&quot;" office:value-type="string" office:string-value="Madeleine.King@gmail.com">
            <text:p>Madeleine.King@gmail.com</text:p>
          </table:table-cell>
          <table:table-cell office:value-type="string">
            <text:p>rxcCjRMS5jyJ</text:p>
          </table:table-cell>
          <table:table-cell/>
        </table:table-row>
        <table:table-row table:style-name="ro1">
          <table:table-cell office:value-type="string">
            <text:p>Lauren</text:p>
          </table:table-cell>
          <table:table-cell office:value-type="string">
            <text:p>Lyman</text:p>
          </table:table-cell>
          <table:table-cell office:value-type="string">
            <text:p>Female</text:p>
          </table:table-cell>
          <table:table-cell office:value-type="string">
            <text:p>12/09/2009</text:p>
          </table:table-cell>
          <table:table-cell table:formula="of:=[.A1964]&amp;&quot;.&quot;&amp;[.B1964]&amp;&quot;@gmail.com&quot;" office:value-type="string" office:string-value="Lauren.Lyman@gmail.com">
            <text:p>Lauren.Lyman@gmail.com</text:p>
          </table:table-cell>
          <table:table-cell office:value-type="string">
            <text:p>PL2NtbzAG9SV</text:p>
          </table:table-cell>
          <table:table-cell/>
        </table:table-row>
        <table:table-row table:style-name="ro1">
          <table:table-cell office:value-type="string">
            <text:p>Melanie</text:p>
          </table:table-cell>
          <table:table-cell office:value-type="string">
            <text:p>Mackay</text:p>
          </table:table-cell>
          <table:table-cell office:value-type="string">
            <text:p>Female</text:p>
          </table:table-cell>
          <table:table-cell office:value-type="string">
            <text:p>17/03/1978</text:p>
          </table:table-cell>
          <table:table-cell table:formula="of:=[.A1965]&amp;&quot;.&quot;&amp;[.B1965]&amp;&quot;@gmail.com&quot;" office:value-type="string" office:string-value="Melanie.Mackay@gmail.com">
            <text:p>Melanie.Mackay@gmail.com</text:p>
          </table:table-cell>
          <table:table-cell office:value-type="string">
            <text:p>FQhMbDGDuAMx</text:p>
          </table:table-cell>
          <table:table-cell/>
        </table:table-row>
        <table:table-row table:style-name="ro1">
          <table:table-cell office:value-type="string">
            <text:p>Sally</text:p>
          </table:table-cell>
          <table:table-cell office:value-type="string">
            <text:p>Walker</text:p>
          </table:table-cell>
          <table:table-cell office:value-type="string">
            <text:p>Female</text:p>
          </table:table-cell>
          <table:table-cell office:value-type="string">
            <text:p>20/05/1988</text:p>
          </table:table-cell>
          <table:table-cell table:formula="of:=[.A1966]&amp;&quot;.&quot;&amp;[.B1966]&amp;&quot;@gmail.com&quot;" office:value-type="string" office:string-value="Sally.Walker@gmail.com">
            <text:p>Sally.Walker@gmail.com</text:p>
          </table:table-cell>
          <table:table-cell office:value-type="string">
            <text:p>fMgKrcY7hSVW</text:p>
          </table:table-cell>
          <table:table-cell/>
        </table:table-row>
        <table:table-row table:style-name="ro1">
          <table:table-cell office:value-type="string">
            <text:p>Jane</text:p>
          </table:table-cell>
          <table:table-cell office:value-type="string">
            <text:p>Ince</text:p>
          </table:table-cell>
          <table:table-cell office:value-type="string">
            <text:p>Female</text:p>
          </table:table-cell>
          <table:table-cell office:value-type="string">
            <text:p>31/10/1984</text:p>
          </table:table-cell>
          <table:table-cell table:formula="of:=[.A1967]&amp;&quot;.&quot;&amp;[.B1967]&amp;&quot;@gmail.com&quot;" office:value-type="string" office:string-value="Jane.Ince@gmail.com">
            <text:p>Jane.Ince@gmail.com</text:p>
          </table:table-cell>
          <table:table-cell office:value-type="string">
            <text:p>LCKnSfaRpXC4</text:p>
          </table:table-cell>
          <table:table-cell/>
        </table:table-row>
        <table:table-row table:style-name="ro1">
          <table:table-cell office:value-type="string">
            <text:p>Lily</text:p>
          </table:table-cell>
          <table:table-cell office:value-type="string">
            <text:p>MacLeod</text:p>
          </table:table-cell>
          <table:table-cell office:value-type="string">
            <text:p>Female</text:p>
          </table:table-cell>
          <table:table-cell office:value-type="string">
            <text:p>14/02/1984</text:p>
          </table:table-cell>
          <table:table-cell table:formula="of:=[.A1968]&amp;&quot;.&quot;&amp;[.B1968]&amp;&quot;@gmail.com&quot;" office:value-type="string" office:string-value="Lily.MacLeod@gmail.com">
            <text:p>Lily.MacLeod@gmail.com</text:p>
          </table:table-cell>
          <table:table-cell office:value-type="string">
            <text:p>EyA8yuGzNGuC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04/11/1972</text:p>
          </table:table-cell>
          <table:table-cell table:formula="of:=[.A1969]&amp;&quot;.&quot;&amp;[.B1969]&amp;&quot;@gmail.com&quot;" office:value-type="string" office:string-value="Felicity.Mills@gmail.com">
            <text:p>Felicity.Mills@gmail.com</text:p>
          </table:table-cell>
          <table:table-cell office:value-type="string">
            <text:p>AWc5jKDZpRYn</text:p>
          </table:table-cell>
          <table:table-cell/>
        </table:table-row>
        <table:table-row table:style-name="ro1">
          <table:table-cell office:value-type="string">
            <text:p>Deirdre</text:p>
          </table:table-cell>
          <table:table-cell office:value-type="string">
            <text:p>Mitchell</text:p>
          </table:table-cell>
          <table:table-cell office:value-type="string">
            <text:p>Female</text:p>
          </table:table-cell>
          <table:table-cell office:value-type="string">
            <text:p>14/09/1982</text:p>
          </table:table-cell>
          <table:table-cell table:formula="of:=[.A1970]&amp;&quot;.&quot;&amp;[.B1970]&amp;&quot;@gmail.com&quot;" office:value-type="string" office:string-value="Deirdre.Mitchell@gmail.com">
            <text:p>Deirdre.Mitchell@gmail.com</text:p>
          </table:table-cell>
          <table:table-cell office:value-type="string">
            <text:p>XaMsDr9VDNmr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20/06/2016</text:p>
          </table:table-cell>
          <table:table-cell table:formula="of:=[.A1971]&amp;&quot;.&quot;&amp;[.B1971]&amp;&quot;@gmail.com&quot;" office:value-type="string" office:string-value="Felicity.Howard@gmail.com">
            <text:p>Felicity.Howard@gmail.com</text:p>
          </table:table-cell>
          <table:table-cell office:value-type="string">
            <text:p>CbVQARdzsFdj</text:p>
          </table:table-cell>
          <table:table-cell/>
        </table:table-row>
        <table:table-row table:style-name="ro1">
          <table:table-cell office:value-type="string">
            <text:p>Wanda</text:p>
          </table:table-cell>
          <table:table-cell office:value-type="string">
            <text:p>Smith</text:p>
          </table:table-cell>
          <table:table-cell office:value-type="string">
            <text:p>Female</text:p>
          </table:table-cell>
          <table:table-cell office:value-type="string">
            <text:p>07/07/2015</text:p>
          </table:table-cell>
          <table:table-cell table:formula="of:=[.A1972]&amp;&quot;.&quot;&amp;[.B1972]&amp;&quot;@gmail.com&quot;" office:value-type="string" office:string-value="Wanda.Smith@gmail.com">
            <text:p>Wanda.Smith@gmail.com</text:p>
          </table:table-cell>
          <table:table-cell office:value-type="string">
            <text:p>yXVLpV7yVwRq</text:p>
          </table:table-cell>
          <table:table-cell/>
        </table:table-row>
        <table:table-row table:style-name="ro1">
          <table:table-cell office:value-type="string">
            <text:p>Olivia</text:p>
          </table:table-cell>
          <table:table-cell office:value-type="string">
            <text:p>Turner</text:p>
          </table:table-cell>
          <table:table-cell office:value-type="string">
            <text:p>Female</text:p>
          </table:table-cell>
          <table:table-cell office:value-type="string">
            <text:p>02/07/1993</text:p>
          </table:table-cell>
          <table:table-cell table:formula="of:=[.A1973]&amp;&quot;.&quot;&amp;[.B1973]&amp;&quot;@gmail.com&quot;" office:value-type="string" office:string-value="Olivia.Turner@gmail.com">
            <text:p>Olivia.Turner@gmail.com</text:p>
          </table:table-cell>
          <table:table-cell office:value-type="string">
            <text:p>3GSdxqCRxKhn</text:p>
          </table:table-cell>
          <table:table-cell/>
        </table:table-row>
        <table:table-row table:style-name="ro1">
          <table:table-cell office:value-type="string">
            <text:p>Amanda</text:p>
          </table:table-cell>
          <table:table-cell office:value-type="string">
            <text:p>Wilkins</text:p>
          </table:table-cell>
          <table:table-cell office:value-type="string">
            <text:p>Female</text:p>
          </table:table-cell>
          <table:table-cell office:value-type="string">
            <text:p>21/06/2016</text:p>
          </table:table-cell>
          <table:table-cell table:formula="of:=[.A1974]&amp;&quot;.&quot;&amp;[.B1974]&amp;&quot;@gmail.com&quot;" office:value-type="string" office:string-value="Amanda.Wilkins@gmail.com">
            <text:p>Amanda.Wilkins@gmail.com</text:p>
          </table:table-cell>
          <table:table-cell office:value-type="string">
            <text:p>RkPGTtT5z6K4</text:p>
          </table:table-cell>
          <table:table-cell/>
        </table:table-row>
        <table:table-row table:style-name="ro1">
          <table:table-cell office:value-type="string">
            <text:p>Audrey</text:p>
          </table:table-cell>
          <table:table-cell office:value-type="string">
            <text:p>Mills</text:p>
          </table:table-cell>
          <table:table-cell office:value-type="string">
            <text:p>Female</text:p>
          </table:table-cell>
          <table:table-cell office:value-type="string">
            <text:p>10/11/1974</text:p>
          </table:table-cell>
          <table:table-cell table:formula="of:=[.A1975]&amp;&quot;.&quot;&amp;[.B1975]&amp;&quot;@gmail.com&quot;" office:value-type="string" office:string-value="Audrey.Mills@gmail.com">
            <text:p>Audrey.Mills@gmail.com</text:p>
          </table:table-cell>
          <table:table-cell office:value-type="string">
            <text:p>qysRU6jXN78M</text:p>
          </table:table-cell>
          <table:table-cell/>
        </table:table-row>
        <table:table-row table:style-name="ro1">
          <table:table-cell office:value-type="string">
            <text:p>Pippa</text:p>
          </table:table-cell>
          <table:table-cell office:value-type="string">
            <text:p>Nolan</text:p>
          </table:table-cell>
          <table:table-cell office:value-type="string">
            <text:p>Female</text:p>
          </table:table-cell>
          <table:table-cell office:value-type="string">
            <text:p>30/01/2009</text:p>
          </table:table-cell>
          <table:table-cell table:formula="of:=[.A1976]&amp;&quot;.&quot;&amp;[.B1976]&amp;&quot;@gmail.com&quot;" office:value-type="string" office:string-value="Pippa.Nolan@gmail.com">
            <text:p>Pippa.Nolan@gmail.com</text:p>
          </table:table-cell>
          <table:table-cell office:value-type="string">
            <text:p>nkw4jcQadzf3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14/02/2013</text:p>
          </table:table-cell>
          <table:table-cell table:formula="of:=[.A1977]&amp;&quot;.&quot;&amp;[.B1977]&amp;&quot;@gmail.com&quot;" office:value-type="string" office:string-value="Rebecca.Newman@gmail.com">
            <text:p>Rebecca.Newman@gmail.com</text:p>
          </table:table-cell>
          <table:table-cell office:value-type="string">
            <text:p>sd4szWgBEswh</text:p>
          </table:table-cell>
          <table:table-cell/>
        </table:table-row>
        <table:table-row table:style-name="ro1">
          <table:table-cell office:value-type="string">
            <text:p>Sonia</text:p>
          </table:table-cell>
          <table:table-cell office:value-type="string">
            <text:p>Payne</text:p>
          </table:table-cell>
          <table:table-cell office:value-type="string">
            <text:p>Female</text:p>
          </table:table-cell>
          <table:table-cell office:value-type="string">
            <text:p>18/12/1982</text:p>
          </table:table-cell>
          <table:table-cell table:formula="of:=[.A1978]&amp;&quot;.&quot;&amp;[.B1978]&amp;&quot;@gmail.com&quot;" office:value-type="string" office:string-value="Sonia.Payne@gmail.com">
            <text:p>Sonia.Payne@gmail.com</text:p>
          </table:table-cell>
          <table:table-cell office:value-type="string">
            <text:p>vBW69FftuwCt</text:p>
          </table:table-cell>
          <table:table-cell/>
        </table:table-row>
        <table:table-row table:style-name="ro1">
          <table:table-cell office:value-type="string">
            <text:p>Alison</text:p>
          </table:table-cell>
          <table:table-cell office:value-type="string">
            <text:p>Short</text:p>
          </table:table-cell>
          <table:table-cell office:value-type="string">
            <text:p>Female</text:p>
          </table:table-cell>
          <table:table-cell office:value-type="string">
            <text:p>11/03/1986</text:p>
          </table:table-cell>
          <table:table-cell table:formula="of:=[.A1979]&amp;&quot;.&quot;&amp;[.B1979]&amp;&quot;@gmail.com&quot;" office:value-type="string" office:string-value="Alison.Short@gmail.com">
            <text:p>Alison.Short@gmail.com</text:p>
          </table:table-cell>
          <table:table-cell office:value-type="string">
            <text:p>umfadusGqWXV</text:p>
          </table:table-cell>
          <table:table-cell/>
        </table:table-row>
        <table:table-row table:style-name="ro1">
          <table:table-cell office:value-type="string">
            <text:p>Bernadette</text:p>
          </table:table-cell>
          <table:table-cell office:value-type="string">
            <text:p>Newman</text:p>
          </table:table-cell>
          <table:table-cell office:value-type="string">
            <text:p>Female</text:p>
          </table:table-cell>
          <table:table-cell office:value-type="string">
            <text:p>19/12/1984</text:p>
          </table:table-cell>
          <table:table-cell table:formula="of:=[.A1980]&amp;&quot;.&quot;&amp;[.B1980]&amp;&quot;@gmail.com&quot;" office:value-type="string" office:string-value="Bernadette.Newman@gmail.com">
            <text:p>Bernadette.Newman@gmail.com</text:p>
          </table:table-cell>
          <table:table-cell office:value-type="string">
            <text:p>wbvgpALrqmvD</text:p>
          </table:table-cell>
          <table:table-cell/>
        </table:table-row>
        <table:table-row table:style-name="ro1">
          <table:table-cell office:value-type="string">
            <text:p>Ava</text:p>
          </table:table-cell>
          <table:table-cell office:value-type="string">
            <text:p>Piper</text:p>
          </table:table-cell>
          <table:table-cell office:value-type="string">
            <text:p>Female</text:p>
          </table:table-cell>
          <table:table-cell office:value-type="string">
            <text:p>08/06/1987</text:p>
          </table:table-cell>
          <table:table-cell table:formula="of:=[.A1981]&amp;&quot;.&quot;&amp;[.B1981]&amp;&quot;@gmail.com&quot;" office:value-type="string" office:string-value="Ava.Piper@gmail.com">
            <text:p>Ava.Piper@gmail.com</text:p>
          </table:table-cell>
          <table:table-cell office:value-type="string">
            <text:p>xrQ2LVeGTfxd</text:p>
          </table:table-cell>
          <table:table-cell/>
        </table:table-row>
        <table:table-row table:style-name="ro1">
          <table:table-cell office:value-type="string">
            <text:p>Katherine</text:p>
          </table:table-cell>
          <table:table-cell office:value-type="string">
            <text:p>Glover</text:p>
          </table:table-cell>
          <table:table-cell office:value-type="string">
            <text:p>Female</text:p>
          </table:table-cell>
          <table:table-cell office:value-type="string">
            <text:p>11/01/2016</text:p>
          </table:table-cell>
          <table:table-cell table:formula="of:=[.A1982]&amp;&quot;.&quot;&amp;[.B1982]&amp;&quot;@gmail.com&quot;" office:value-type="string" office:string-value="Katherine.Glover@gmail.com">
            <text:p>Katherine.Glover@gmail.com</text:p>
          </table:table-cell>
          <table:table-cell office:value-type="string">
            <text:p>E8BRLVjjSSg6</text:p>
          </table:table-cell>
          <table:table-cell/>
        </table:table-row>
        <table:table-row table:style-name="ro1">
          <table:table-cell office:value-type="string">
            <text:p>Diana</text:p>
          </table:table-cell>
          <table:table-cell office:value-type="string">
            <text:p>Simpson</text:p>
          </table:table-cell>
          <table:table-cell office:value-type="string">
            <text:p>Female</text:p>
          </table:table-cell>
          <table:table-cell office:value-type="string">
            <text:p>06/06/2016</text:p>
          </table:table-cell>
          <table:table-cell table:formula="of:=[.A1983]&amp;&quot;.&quot;&amp;[.B1983]&amp;&quot;@gmail.com&quot;" office:value-type="string" office:string-value="Diana.Simpson@gmail.com">
            <text:p>Diana.Simpson@gmail.com</text:p>
          </table:table-cell>
          <table:table-cell office:value-type="string">
            <text:p>AJE4ej8LCwa8</text:p>
          </table:table-cell>
          <table:table-cell/>
        </table:table-row>
        <table:table-row table:style-name="ro1">
          <table:table-cell office:value-type="string">
            <text:p>Victoria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04/12/1973</text:p>
          </table:table-cell>
          <table:table-cell table:formula="of:=[.A1984]&amp;&quot;.&quot;&amp;[.B1984]&amp;&quot;@gmail.com&quot;" office:value-type="string" office:string-value="Victoria.Rees@gmail.com">
            <text:p>Victoria.Rees@gmail.com</text:p>
          </table:table-cell>
          <table:table-cell office:value-type="string">
            <text:p>5ERNw4xXkZ6K</text:p>
          </table:table-cell>
          <table:table-cell/>
        </table:table-row>
        <table:table-row table:style-name="ro1">
          <table:table-cell office:value-type="string">
            <text:p>Melanie</text:p>
          </table:table-cell>
          <table:table-cell office:value-type="string">
            <text:p>Hodges</text:p>
          </table:table-cell>
          <table:table-cell office:value-type="string">
            <text:p>Female</text:p>
          </table:table-cell>
          <table:table-cell office:value-type="string">
            <text:p>22/11/1986</text:p>
          </table:table-cell>
          <table:table-cell table:formula="of:=[.A1985]&amp;&quot;.&quot;&amp;[.B1985]&amp;&quot;@gmail.com&quot;" office:value-type="string" office:string-value="Melanie.Hodges@gmail.com">
            <text:p>Melanie.Hodges@gmail.com</text:p>
          </table:table-cell>
          <table:table-cell office:value-type="string">
            <text:p>UFj3qHrPVx7c</text:p>
          </table:table-cell>
          <table:table-cell/>
        </table:table-row>
        <table:table-row table:style-name="ro1">
          <table:table-cell office:value-type="string">
            <text:p>Sophie</text:p>
          </table:table-cell>
          <table:table-cell office:value-type="string">
            <text:p>Parr</text:p>
          </table:table-cell>
          <table:table-cell office:value-type="string">
            <text:p>Female</text:p>
          </table:table-cell>
          <table:table-cell office:value-type="string">
            <text:p>24/02/1976</text:p>
          </table:table-cell>
          <table:table-cell table:formula="of:=[.A1986]&amp;&quot;.&quot;&amp;[.B1986]&amp;&quot;@gmail.com&quot;" office:value-type="string" office:string-value="Sophie.Parr@gmail.com">
            <text:p>Sophie.Parr@gmail.com</text:p>
          </table:table-cell>
          <table:table-cell office:value-type="string">
            <text:p>J5HAy9HyXQHB</text:p>
          </table:table-cell>
          <table:table-cell/>
        </table:table-row>
        <table:table-row table:style-name="ro1">
          <table:table-cell office:value-type="string">
            <text:p>Jan</text:p>
          </table:table-cell>
          <table:table-cell office:value-type="string">
            <text:p>Tucker</text:p>
          </table:table-cell>
          <table:table-cell office:value-type="string">
            <text:p>Female</text:p>
          </table:table-cell>
          <table:table-cell office:value-type="string">
            <text:p>16/08/1982</text:p>
          </table:table-cell>
          <table:table-cell table:formula="of:=[.A1987]&amp;&quot;.&quot;&amp;[.B1987]&amp;&quot;@gmail.com&quot;" office:value-type="string" office:string-value="Jan.Tucker@gmail.com">
            <text:p>Jan.Tucker@gmail.com</text:p>
          </table:table-cell>
          <table:table-cell office:value-type="string">
            <text:p>S6SZVVwJ5B9N</text:p>
          </table:table-cell>
          <table:table-cell/>
        </table:table-row>
        <table:table-row table:style-name="ro1">
          <table:table-cell office:value-type="string">
            <text:p>Victoria</text:p>
          </table:table-cell>
          <table:table-cell office:value-type="string">
            <text:p>McGrath</text:p>
          </table:table-cell>
          <table:table-cell office:value-type="string">
            <text:p>Female</text:p>
          </table:table-cell>
          <table:table-cell office:value-type="string">
            <text:p>09/03/1995</text:p>
          </table:table-cell>
          <table:table-cell table:formula="of:=[.A1988]&amp;&quot;.&quot;&amp;[.B1988]&amp;&quot;@gmail.com&quot;" office:value-type="string" office:string-value="Victoria.McGrath@gmail.com">
            <text:p>Victoria.McGrath@gmail.com</text:p>
          </table:table-cell>
          <table:table-cell office:value-type="string">
            <text:p>Efxd5tvNgNfU</text:p>
          </table:table-cell>
          <table:table-cell/>
        </table:table-row>
        <table:table-row table:style-name="ro1">
          <table:table-cell office:value-type="string">
            <text:p>Virginia</text:p>
          </table:table-cell>
          <table:table-cell office:value-type="string">
            <text:p>McGrath</text:p>
          </table:table-cell>
          <table:table-cell office:value-type="string">
            <text:p>Female</text:p>
          </table:table-cell>
          <table:table-cell office:value-type="string">
            <text:p>26/06/1976</text:p>
          </table:table-cell>
          <table:table-cell table:formula="of:=[.A1989]&amp;&quot;.&quot;&amp;[.B1989]&amp;&quot;@gmail.com&quot;" office:value-type="string" office:string-value="Virginia.McGrath@gmail.com">
            <text:p>Virginia.McGrath@gmail.com</text:p>
          </table:table-cell>
          <table:table-cell office:value-type="string">
            <text:p>6RuT2MXZ6xUa</text:p>
          </table:table-cell>
          <table:table-cell/>
        </table:table-row>
        <table:table-row table:style-name="ro1">
          <table:table-cell office:value-type="string">
            <text:p>Sue</text:p>
          </table:table-cell>
          <table:table-cell office:value-type="string">
            <text:p>Paige</text:p>
          </table:table-cell>
          <table:table-cell office:value-type="string">
            <text:p>Female</text:p>
          </table:table-cell>
          <table:table-cell office:value-type="string">
            <text:p>19/02/1986</text:p>
          </table:table-cell>
          <table:table-cell table:formula="of:=[.A1990]&amp;&quot;.&quot;&amp;[.B1990]&amp;&quot;@gmail.com&quot;" office:value-type="string" office:string-value="Sue.Paige@gmail.com">
            <text:p>Sue.Paige@gmail.com</text:p>
          </table:table-cell>
          <table:table-cell office:value-type="string">
            <text:p>hS2R7EqHQrrV</text:p>
          </table:table-cell>
          <table:table-cell/>
        </table:table-row>
        <table:table-row table:style-name="ro1">
          <table:table-cell office:value-type="string">
            <text:p>Carol</text:p>
          </table:table-cell>
          <table:table-cell office:value-type="string">
            <text:p>Harris</text:p>
          </table:table-cell>
          <table:table-cell office:value-type="string">
            <text:p>Female</text:p>
          </table:table-cell>
          <table:table-cell office:value-type="string">
            <text:p>11/09/1980</text:p>
          </table:table-cell>
          <table:table-cell table:formula="of:=[.A1991]&amp;&quot;.&quot;&amp;[.B1991]&amp;&quot;@gmail.com&quot;" office:value-type="string" office:string-value="Carol.Harris@gmail.com">
            <text:p>Carol.Harris@gmail.com</text:p>
          </table:table-cell>
          <table:table-cell office:value-type="string">
            <text:p>uyy8vve3wCbw</text:p>
          </table:table-cell>
          <table:table-cell/>
        </table:table-row>
        <table:table-row table:style-name="ro1">
          <table:table-cell office:value-type="string">
            <text:p>Leah</text:p>
          </table:table-cell>
          <table:table-cell office:value-type="string">
            <text:p>Rees</text:p>
          </table:table-cell>
          <table:table-cell office:value-type="string">
            <text:p>Female</text:p>
          </table:table-cell>
          <table:table-cell office:value-type="string">
            <text:p>01/12/2011</text:p>
          </table:table-cell>
          <table:table-cell table:formula="of:=[.A1992]&amp;&quot;.&quot;&amp;[.B1992]&amp;&quot;@gmail.com&quot;" office:value-type="string" office:string-value="Leah.Rees@gmail.com">
            <text:p>Leah.Rees@gmail.com</text:p>
          </table:table-cell>
          <table:table-cell office:value-type="string">
            <text:p>Q6UQuPLurTEK</text:p>
          </table:table-cell>
          <table:table-cell/>
        </table:table-row>
        <table:table-row table:style-name="ro1">
          <table:table-cell office:value-type="string">
            <text:p>Penelope</text:p>
          </table:table-cell>
          <table:table-cell office:value-type="string">
            <text:p>McLean</text:p>
          </table:table-cell>
          <table:table-cell office:value-type="string">
            <text:p>Female</text:p>
          </table:table-cell>
          <table:table-cell office:value-type="string">
            <text:p>15/05/1983</text:p>
          </table:table-cell>
          <table:table-cell table:formula="of:=[.A1993]&amp;&quot;.&quot;&amp;[.B1993]&amp;&quot;@gmail.com&quot;" office:value-type="string" office:string-value="Penelope.McLean@gmail.com">
            <text:p>Penelope.McLean@gmail.com</text:p>
          </table:table-cell>
          <table:table-cell office:value-type="string">
            <text:p>xsbrYpCwqETq</text:p>
          </table:table-cell>
          <table:table-cell/>
        </table:table-row>
        <table:table-row table:style-name="ro1">
          <table:table-cell office:value-type="string">
            <text:p>Joanne</text:p>
          </table:table-cell>
          <table:table-cell office:value-type="string">
            <text:p>Langdon</text:p>
          </table:table-cell>
          <table:table-cell office:value-type="string">
            <text:p>Female</text:p>
          </table:table-cell>
          <table:table-cell office:value-type="string">
            <text:p>26/02/2009</text:p>
          </table:table-cell>
          <table:table-cell table:formula="of:=[.A1994]&amp;&quot;.&quot;&amp;[.B1994]&amp;&quot;@gmail.com&quot;" office:value-type="string" office:string-value="Joanne.Langdon@gmail.com">
            <text:p>Joanne.Langdon@gmail.com</text:p>
          </table:table-cell>
          <table:table-cell office:value-type="string">
            <text:p>T4Zh6yVVbRNe</text:p>
          </table:table-cell>
          <table:table-cell/>
        </table:table-row>
        <table:table-row table:style-name="ro1">
          <table:table-cell office:value-type="string">
            <text:p>Kimberly</text:p>
          </table:table-cell>
          <table:table-cell office:value-type="string">
            <text:p>Vaughan</text:p>
          </table:table-cell>
          <table:table-cell office:value-type="string">
            <text:p>Female</text:p>
          </table:table-cell>
          <table:table-cell office:value-type="string">
            <text:p>24/11/2013</text:p>
          </table:table-cell>
          <table:table-cell table:formula="of:=[.A1995]&amp;&quot;.&quot;&amp;[.B1995]&amp;&quot;@gmail.com&quot;" office:value-type="string" office:string-value="Kimberly.Vaughan@gmail.com">
            <text:p>Kimberly.Vaughan@gmail.com</text:p>
          </table:table-cell>
          <table:table-cell office:value-type="string">
            <text:p>B2zv4FzjHjYR</text:p>
          </table:table-cell>
          <table:table-cell/>
        </table:table-row>
        <table:table-row table:style-name="ro1">
          <table:table-cell office:value-type="string">
            <text:p>Felicity</text:p>
          </table:table-cell>
          <table:table-cell office:value-type="string">
            <text:p>Oliver</text:p>
          </table:table-cell>
          <table:table-cell office:value-type="string">
            <text:p>Female</text:p>
          </table:table-cell>
          <table:table-cell office:value-type="string">
            <text:p>23/10/1981</text:p>
          </table:table-cell>
          <table:table-cell table:formula="of:=[.A1996]&amp;&quot;.&quot;&amp;[.B1996]&amp;&quot;@gmail.com&quot;" office:value-type="string" office:string-value="Felicity.Oliver@gmail.com">
            <text:p>Felicity.Oliver@gmail.com</text:p>
          </table:table-cell>
          <table:table-cell office:value-type="string">
            <text:p>mABWtzwXUQAQ</text:p>
          </table:table-cell>
          <table:table-cell/>
        </table:table-row>
        <table:table-row table:style-name="ro1">
          <table:table-cell office:value-type="string">
            <text:p>Joanne</text:p>
          </table:table-cell>
          <table:table-cell office:value-type="string">
            <text:p>Howard</text:p>
          </table:table-cell>
          <table:table-cell office:value-type="string">
            <text:p>Female</text:p>
          </table:table-cell>
          <table:table-cell office:value-type="string">
            <text:p>09/04/1983</text:p>
          </table:table-cell>
          <table:table-cell table:formula="of:=[.A1997]&amp;&quot;.&quot;&amp;[.B1997]&amp;&quot;@gmail.com&quot;" office:value-type="string" office:string-value="Joanne.Howard@gmail.com">
            <text:p>Joanne.Howard@gmail.com</text:p>
          </table:table-cell>
          <table:table-cell office:value-type="string">
            <text:p>cUtUgksKbZz5</text:p>
          </table:table-cell>
          <table:table-cell/>
        </table:table-row>
        <table:table-row table:style-name="ro1">
          <table:table-cell office:value-type="string">
            <text:p>Vanessa</text:p>
          </table:table-cell>
          <table:table-cell office:value-type="string">
            <text:p>Clarkson</text:p>
          </table:table-cell>
          <table:table-cell office:value-type="string">
            <text:p>Female</text:p>
          </table:table-cell>
          <table:table-cell office:value-type="string">
            <text:p>15/10/1980</text:p>
          </table:table-cell>
          <table:table-cell table:formula="of:=[.A1998]&amp;&quot;.&quot;&amp;[.B1998]&amp;&quot;@gmail.com&quot;" office:value-type="string" office:string-value="Vanessa.Clarkson@gmail.com">
            <text:p>Vanessa.Clarkson@gmail.com</text:p>
          </table:table-cell>
          <table:table-cell office:value-type="string">
            <text:p>3sh7UXGn49LL</text:p>
          </table:table-cell>
          <table:table-cell/>
        </table:table-row>
        <table:table-row table:style-name="ro1">
          <table:table-cell office:value-type="string">
            <text:p>Kimberly</text:p>
          </table:table-cell>
          <table:table-cell office:value-type="string">
            <text:p>Manning</text:p>
          </table:table-cell>
          <table:table-cell office:value-type="string">
            <text:p>Female</text:p>
          </table:table-cell>
          <table:table-cell office:value-type="string">
            <text:p>20/08/1974</text:p>
          </table:table-cell>
          <table:table-cell table:formula="of:=[.A1999]&amp;&quot;.&quot;&amp;[.B1999]&amp;&quot;@gmail.com&quot;" office:value-type="string" office:string-value="Kimberly.Manning@gmail.com">
            <text:p>Kimberly.Manning@gmail.com</text:p>
          </table:table-cell>
          <table:table-cell office:value-type="string">
            <text:p>eeKCbwe4Fdxw</text:p>
          </table:table-cell>
          <table:table-cell/>
        </table:table-row>
        <table:table-row table:style-name="ro1">
          <table:table-cell office:value-type="string">
            <text:p>Emma</text:p>
          </table:table-cell>
          <table:table-cell office:value-type="string">
            <text:p>Rampling</text:p>
          </table:table-cell>
          <table:table-cell office:value-type="string">
            <text:p>Female</text:p>
          </table:table-cell>
          <table:table-cell office:value-type="string">
            <text:p>12/06/1982</text:p>
          </table:table-cell>
          <table:table-cell table:formula="of:=[.A2000]&amp;&quot;.&quot;&amp;[.B2000]&amp;&quot;@gmail.com&quot;" office:value-type="string" office:string-value="Emma.Rampling@gmail.com">
            <text:p>Emma.Rampling@gmail.com</text:p>
          </table:table-cell>
          <table:table-cell office:value-type="string">
            <text:p>QSEqSJyEDQTF 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5/11/2015</text:date>, <text:time>13:2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6:37:46.08</meta:creation-date>
    <dc:date>2015-11-05T13:25:55.39</dc:date>
    <meta:editing-duration>PT5H30M56S</meta:editing-duration>
    <meta:editing-cycles>9</meta:editing-cycles>
    <meta:generator>OpenOffice/4.1.1$Win32 OpenOffice.org_project/411m6$Build-9775</meta:generator>
    <meta:document-statistic meta:table-count="3" meta:cell-count="12000" meta:object-count="0"/>
  </office:meta>
</office:document-meta>
</file>